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1.56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day04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dinAB</text:p>
          </table:table-cell>
          <table:table-cell office:value-type="string" calcext:value-type="string">
            <text:p>AbinCD</text:p>
          </table:table-cell>
          <table:table-cell table:style-name="Default" office:value-type="string" calcext:value-type="string">
            <text:p>Check</text:p>
          </table:table-cell>
          <table:table-cell table:style-name="Default" office:value-type="string" calcext:value-type="string">
            <text:p>Result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formula="of:=AND(AND([.C2]&gt;=[.A2]; [.C2]&lt;=[.B2]);AND([.D2]&gt;=[.A2]; [.D2]&lt;=[.B2]))" office:value-type="boolean" office:boolean-value="false" calcext:value-type="boolean">
            <text:p>FALSE</text:p>
          </table:table-cell>
          <table:table-cell table:formula="of:=AND(AND([.A2]&gt;=[.C2]; [.A2]&lt;=[.D2]);AND([.B2]&gt;=[.C2]; [.B2]&lt;=[.D2]))" office:value-type="boolean" office:boolean-value="true" calcext:value-type="boolean">
            <text:p>TRUE</text:p>
          </table:table-cell>
          <table:table-cell table:formula="of:=AND([.E2];[.F2])" office:value-type="boolean" office:boolean-value="false" calcext:value-type="boolean">
            <text:p>FALSE</text:p>
          </table:table-cell>
          <table:table-cell table:formula="of:=OR([.E2];[.F2])" office:value-type="boolean" office:boolean-value="true" calcext:value-type="boolean">
            <text:p>TRUE</text:p>
          </table:table-cell>
          <table:table-cell/>
          <table:table-cell table:formula="of:=COUNTIF([.H2:.H1001]; 1)" office:value-type="float" office:value="498" calcext:value-type="float">
            <text:p>498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formula="of:=AND(AND([.C3]&gt;=[.A3]; [.C3]&lt;=[.B3]);AND([.D3]&gt;=[.A3]; [.D3]&lt;=[.B3]))" office:value-type="boolean" office:boolean-value="true" calcext:value-type="boolean">
            <text:p>TRUE</text:p>
          </table:table-cell>
          <table:table-cell table:formula="of:=AND(AND([.A3]&gt;=[.C3]; [.A3]&lt;=[.D3]);AND([.B3]&gt;=[.C3]; [.B3]&lt;=[.D3]))" office:value-type="boolean" office:boolean-value="false" calcext:value-type="boolean">
            <text:p>FALSE</text:p>
          </table:table-cell>
          <table:table-cell table:formula="of:=AND([.E3];[.F3])" office:value-type="boolean" office:boolean-value="false" calcext:value-type="boolean">
            <text:p>FALSE</text:p>
          </table:table-cell>
          <table:table-cell table:formula="of:=OR([.E3];[.F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table:formula="of:=AND(AND([.C4]&gt;=[.A4]; [.C4]&lt;=[.B4]);AND([.D4]&gt;=[.A4]; [.D4]&lt;=[.B4]))" office:value-type="boolean" office:boolean-value="false" calcext:value-type="boolean">
            <text:p>FALSE</text:p>
          </table:table-cell>
          <table:table-cell table:formula="of:=AND(AND([.A4]&gt;=[.C4]; [.A4]&lt;=[.D4]);AND([.B4]&gt;=[.C4]; [.B4]&lt;=[.D4]))" office:value-type="boolean" office:boolean-value="true" calcext:value-type="boolean">
            <text:p>TRUE</text:p>
          </table:table-cell>
          <table:table-cell table:formula="of:=AND([.E4];[.F4])" office:value-type="boolean" office:boolean-value="false" calcext:value-type="boolean">
            <text:p>FALSE</text:p>
          </table:table-cell>
          <table:table-cell table:formula="of:=OR([.E4];[.F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formula="of:=AND(AND([.C5]&gt;=[.A5]; [.C5]&lt;=[.B5]);AND([.D5]&gt;=[.A5]; [.D5]&lt;=[.B5]))" office:value-type="boolean" office:boolean-value="true" calcext:value-type="boolean">
            <text:p>TRUE</text:p>
          </table:table-cell>
          <table:table-cell table:formula="of:=AND(AND([.A5]&gt;=[.C5]; [.A5]&lt;=[.D5]);AND([.B5]&gt;=[.C5]; [.B5]&lt;=[.D5]))" office:value-type="boolean" office:boolean-value="false" calcext:value-type="boolean">
            <text:p>FALSE</text:p>
          </table:table-cell>
          <table:table-cell table:formula="of:=AND([.E5];[.F5])" office:value-type="boolean" office:boolean-value="false" calcext:value-type="boolean">
            <text:p>FALSE</text:p>
          </table:table-cell>
          <table:table-cell table:formula="of:=OR([.E5];[.F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formula="of:=AND(AND([.C6]&gt;=[.A6]; [.C6]&lt;=[.B6]);AND([.D6]&gt;=[.A6]; [.D6]&lt;=[.B6]))" office:value-type="boolean" office:boolean-value="false" calcext:value-type="boolean">
            <text:p>FALSE</text:p>
          </table:table-cell>
          <table:table-cell table:formula="of:=AND(AND([.A6]&gt;=[.C6]; [.A6]&lt;=[.D6]);AND([.B6]&gt;=[.C6]; [.B6]&lt;=[.D6]))" office:value-type="boolean" office:boolean-value="false" calcext:value-type="boolean">
            <text:p>FALSE</text:p>
          </table:table-cell>
          <table:table-cell table:formula="of:=AND([.E6];[.F6])" office:value-type="boolean" office:boolean-value="false" calcext:value-type="boolean">
            <text:p>FALSE</text:p>
          </table:table-cell>
          <table:table-cell table:formula="of:=OR([.E6];[.F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table:formula="of:=AND(AND([.C7]&gt;=[.A7]; [.C7]&lt;=[.B7]);AND([.D7]&gt;=[.A7]; [.D7]&lt;=[.B7]))" office:value-type="boolean" office:boolean-value="false" calcext:value-type="boolean">
            <text:p>FALSE</text:p>
          </table:table-cell>
          <table:table-cell table:formula="of:=AND(AND([.A7]&gt;=[.C7]; [.A7]&lt;=[.D7]);AND([.B7]&gt;=[.C7]; [.B7]&lt;=[.D7]))" office:value-type="boolean" office:boolean-value="true" calcext:value-type="boolean">
            <text:p>TRUE</text:p>
          </table:table-cell>
          <table:table-cell table:formula="of:=AND([.E7];[.F7])" office:value-type="boolean" office:boolean-value="false" calcext:value-type="boolean">
            <text:p>FALSE</text:p>
          </table:table-cell>
          <table:table-cell table:formula="of:=OR([.E7];[.F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table:formula="of:=AND(AND([.C8]&gt;=[.A8]; [.C8]&lt;=[.B8]);AND([.D8]&gt;=[.A8]; [.D8]&lt;=[.B8]))" office:value-type="boolean" office:boolean-value="false" calcext:value-type="boolean">
            <text:p>FALSE</text:p>
          </table:table-cell>
          <table:table-cell table:formula="of:=AND(AND([.A8]&gt;=[.C8]; [.A8]&lt;=[.D8]);AND([.B8]&gt;=[.C8]; [.B8]&lt;=[.D8]))" office:value-type="boolean" office:boolean-value="false" calcext:value-type="boolean">
            <text:p>FALSE</text:p>
          </table:table-cell>
          <table:table-cell table:formula="of:=AND([.E8];[.F8])" office:value-type="boolean" office:boolean-value="false" calcext:value-type="boolean">
            <text:p>FALSE</text:p>
          </table:table-cell>
          <table:table-cell table:formula="of:=OR([.E8];[.F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table:formula="of:=AND(AND([.C9]&gt;=[.A9]; [.C9]&lt;=[.B9]);AND([.D9]&gt;=[.A9]; [.D9]&lt;=[.B9]))" office:value-type="boolean" office:boolean-value="false" calcext:value-type="boolean">
            <text:p>FALSE</text:p>
          </table:table-cell>
          <table:table-cell table:formula="of:=AND(AND([.A9]&gt;=[.C9]; [.A9]&lt;=[.D9]);AND([.B9]&gt;=[.C9]; [.B9]&lt;=[.D9]))" office:value-type="boolean" office:boolean-value="false" calcext:value-type="boolean">
            <text:p>FALSE</text:p>
          </table:table-cell>
          <table:table-cell table:formula="of:=AND([.E9];[.F9])" office:value-type="boolean" office:boolean-value="false" calcext:value-type="boolean">
            <text:p>FALSE</text:p>
          </table:table-cell>
          <table:table-cell table:formula="of:=OR([.E9];[.F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AND(AND([.C10]&gt;=[.A10]; [.C10]&lt;=[.B10]);AND([.D10]&gt;=[.A10]; [.D10]&lt;=[.B10]))" office:value-type="boolean" office:boolean-value="true" calcext:value-type="boolean">
            <text:p>TRUE</text:p>
          </table:table-cell>
          <table:table-cell table:formula="of:=AND(AND([.A10]&gt;=[.C10]; [.A10]&lt;=[.D10]);AND([.B10]&gt;=[.C10]; [.B10]&lt;=[.D10]))" office:value-type="boolean" office:boolean-value="false" calcext:value-type="boolean">
            <text:p>FALSE</text:p>
          </table:table-cell>
          <table:table-cell table:formula="of:=AND([.E10];[.F10])" office:value-type="boolean" office:boolean-value="false" calcext:value-type="boolean">
            <text:p>FALSE</text:p>
          </table:table-cell>
          <table:table-cell table:formula="of:=OR([.E10];[.F1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formula="of:=AND(AND([.C11]&gt;=[.A11]; [.C11]&lt;=[.B11]);AND([.D11]&gt;=[.A11]; [.D11]&lt;=[.B11]))" office:value-type="boolean" office:boolean-value="false" calcext:value-type="boolean">
            <text:p>FALSE</text:p>
          </table:table-cell>
          <table:table-cell table:formula="of:=AND(AND([.A11]&gt;=[.C11]; [.A11]&lt;=[.D11]);AND([.B11]&gt;=[.C11]; [.B11]&lt;=[.D11]))" office:value-type="boolean" office:boolean-value="false" calcext:value-type="boolean">
            <text:p>FALSE</text:p>
          </table:table-cell>
          <table:table-cell table:formula="of:=AND([.E11];[.F11])" office:value-type="boolean" office:boolean-value="false" calcext:value-type="boolean">
            <text:p>FALSE</text:p>
          </table:table-cell>
          <table:table-cell table:formula="of:=OR([.E11];[.F1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formula="of:=AND(AND([.C12]&gt;=[.A12]; [.C12]&lt;=[.B12]);AND([.D12]&gt;=[.A12]; [.D12]&lt;=[.B12]))" office:value-type="boolean" office:boolean-value="false" calcext:value-type="boolean">
            <text:p>FALSE</text:p>
          </table:table-cell>
          <table:table-cell table:formula="of:=AND(AND([.A12]&gt;=[.C12]; [.A12]&lt;=[.D12]);AND([.B12]&gt;=[.C12]; [.B12]&lt;=[.D12]))" office:value-type="boolean" office:boolean-value="false" calcext:value-type="boolean">
            <text:p>FALSE</text:p>
          </table:table-cell>
          <table:table-cell table:formula="of:=AND([.E12];[.F12])" office:value-type="boolean" office:boolean-value="false" calcext:value-type="boolean">
            <text:p>FALSE</text:p>
          </table:table-cell>
          <table:table-cell table:formula="of:=OR([.E12];[.F1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table:formula="of:=AND(AND([.C13]&gt;=[.A13]; [.C13]&lt;=[.B13]);AND([.D13]&gt;=[.A13]; [.D13]&lt;=[.B13]))" office:value-type="boolean" office:boolean-value="false" calcext:value-type="boolean">
            <text:p>FALSE</text:p>
          </table:table-cell>
          <table:table-cell table:formula="of:=AND(AND([.A13]&gt;=[.C13]; [.A13]&lt;=[.D13]);AND([.B13]&gt;=[.C13]; [.B13]&lt;=[.D13]))" office:value-type="boolean" office:boolean-value="true" calcext:value-type="boolean">
            <text:p>TRUE</text:p>
          </table:table-cell>
          <table:table-cell table:formula="of:=AND([.E13];[.F13])" office:value-type="boolean" office:boolean-value="false" calcext:value-type="boolean">
            <text:p>FALSE</text:p>
          </table:table-cell>
          <table:table-cell table:formula="of:=OR([.E13];[.F1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AND(AND([.C14]&gt;=[.A14]; [.C14]&lt;=[.B14]);AND([.D14]&gt;=[.A14]; [.D14]&lt;=[.B14]))" office:value-type="boolean" office:boolean-value="true" calcext:value-type="boolean">
            <text:p>TRUE</text:p>
          </table:table-cell>
          <table:table-cell table:formula="of:=AND(AND([.A14]&gt;=[.C14]; [.A14]&lt;=[.D14]);AND([.B14]&gt;=[.C14]; [.B14]&lt;=[.D14]))" office:value-type="boolean" office:boolean-value="false" calcext:value-type="boolean">
            <text:p>FALSE</text:p>
          </table:table-cell>
          <table:table-cell table:formula="of:=AND([.E14];[.F14])" office:value-type="boolean" office:boolean-value="false" calcext:value-type="boolean">
            <text:p>FALSE</text:p>
          </table:table-cell>
          <table:table-cell table:formula="of:=OR([.E14];[.F1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formula="of:=AND(AND([.C15]&gt;=[.A15]; [.C15]&lt;=[.B15]);AND([.D15]&gt;=[.A15]; [.D15]&lt;=[.B15]))" office:value-type="boolean" office:boolean-value="false" calcext:value-type="boolean">
            <text:p>FALSE</text:p>
          </table:table-cell>
          <table:table-cell table:formula="of:=AND(AND([.A15]&gt;=[.C15]; [.A15]&lt;=[.D15]);AND([.B15]&gt;=[.C15]; [.B15]&lt;=[.D15]))" office:value-type="boolean" office:boolean-value="true" calcext:value-type="boolean">
            <text:p>TRUE</text:p>
          </table:table-cell>
          <table:table-cell table:formula="of:=AND([.E15];[.F15])" office:value-type="boolean" office:boolean-value="false" calcext:value-type="boolean">
            <text:p>FALSE</text:p>
          </table:table-cell>
          <table:table-cell table:formula="of:=OR([.E15];[.F1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table:formula="of:=AND(AND([.C16]&gt;=[.A16]; [.C16]&lt;=[.B16]);AND([.D16]&gt;=[.A16]; [.D16]&lt;=[.B16]))" office:value-type="boolean" office:boolean-value="true" calcext:value-type="boolean">
            <text:p>TRUE</text:p>
          </table:table-cell>
          <table:table-cell table:formula="of:=AND(AND([.A16]&gt;=[.C16]; [.A16]&lt;=[.D16]);AND([.B16]&gt;=[.C16]; [.B16]&lt;=[.D16]))" office:value-type="boolean" office:boolean-value="false" calcext:value-type="boolean">
            <text:p>FALSE</text:p>
          </table:table-cell>
          <table:table-cell table:formula="of:=AND([.E16];[.F16])" office:value-type="boolean" office:boolean-value="false" calcext:value-type="boolean">
            <text:p>FALSE</text:p>
          </table:table-cell>
          <table:table-cell table:formula="of:=OR([.E16];[.F1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formula="of:=AND(AND([.C17]&gt;=[.A17]; [.C17]&lt;=[.B17]);AND([.D17]&gt;=[.A17]; [.D17]&lt;=[.B17]))" office:value-type="boolean" office:boolean-value="false" calcext:value-type="boolean">
            <text:p>FALSE</text:p>
          </table:table-cell>
          <table:table-cell table:formula="of:=AND(AND([.A17]&gt;=[.C17]; [.A17]&lt;=[.D17]);AND([.B17]&gt;=[.C17]; [.B17]&lt;=[.D17]))" office:value-type="boolean" office:boolean-value="false" calcext:value-type="boolean">
            <text:p>FALSE</text:p>
          </table:table-cell>
          <table:table-cell table:formula="of:=AND([.E17];[.F17])" office:value-type="boolean" office:boolean-value="false" calcext:value-type="boolean">
            <text:p>FALSE</text:p>
          </table:table-cell>
          <table:table-cell table:formula="of:=OR([.E17];[.F1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formula="of:=AND(AND([.C18]&gt;=[.A18]; [.C18]&lt;=[.B18]);AND([.D18]&gt;=[.A18]; [.D18]&lt;=[.B18]))" office:value-type="boolean" office:boolean-value="false" calcext:value-type="boolean">
            <text:p>FALSE</text:p>
          </table:table-cell>
          <table:table-cell table:formula="of:=AND(AND([.A18]&gt;=[.C18]; [.A18]&lt;=[.D18]);AND([.B18]&gt;=[.C18]; [.B18]&lt;=[.D18]))" office:value-type="boolean" office:boolean-value="true" calcext:value-type="boolean">
            <text:p>TRUE</text:p>
          </table:table-cell>
          <table:table-cell table:formula="of:=AND([.E18];[.F18])" office:value-type="boolean" office:boolean-value="false" calcext:value-type="boolean">
            <text:p>FALSE</text:p>
          </table:table-cell>
          <table:table-cell table:formula="of:=OR([.E18];[.F1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formula="of:=AND(AND([.C19]&gt;=[.A19]; [.C19]&lt;=[.B19]);AND([.D19]&gt;=[.A19]; [.D19]&lt;=[.B19]))" office:value-type="boolean" office:boolean-value="false" calcext:value-type="boolean">
            <text:p>FALSE</text:p>
          </table:table-cell>
          <table:table-cell table:formula="of:=AND(AND([.A19]&gt;=[.C19]; [.A19]&lt;=[.D19]);AND([.B19]&gt;=[.C19]; [.B19]&lt;=[.D19]))" office:value-type="boolean" office:boolean-value="false" calcext:value-type="boolean">
            <text:p>FALSE</text:p>
          </table:table-cell>
          <table:table-cell table:formula="of:=AND([.E19];[.F19])" office:value-type="boolean" office:boolean-value="false" calcext:value-type="boolean">
            <text:p>FALSE</text:p>
          </table:table-cell>
          <table:table-cell table:formula="of:=OR([.E19];[.F1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table:formula="of:=AND(AND([.C20]&gt;=[.A20]; [.C20]&lt;=[.B20]);AND([.D20]&gt;=[.A20]; [.D20]&lt;=[.B20]))" office:value-type="boolean" office:boolean-value="true" calcext:value-type="boolean">
            <text:p>TRUE</text:p>
          </table:table-cell>
          <table:table-cell table:formula="of:=AND(AND([.A20]&gt;=[.C20]; [.A20]&lt;=[.D20]);AND([.B20]&gt;=[.C20]; [.B20]&lt;=[.D20]))" office:value-type="boolean" office:boolean-value="false" calcext:value-type="boolean">
            <text:p>FALSE</text:p>
          </table:table-cell>
          <table:table-cell table:formula="of:=AND([.E20];[.F20])" office:value-type="boolean" office:boolean-value="false" calcext:value-type="boolean">
            <text:p>FALSE</text:p>
          </table:table-cell>
          <table:table-cell table:formula="of:=OR([.E20];[.F2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table:formula="of:=AND(AND([.C21]&gt;=[.A21]; [.C21]&lt;=[.B21]);AND([.D21]&gt;=[.A21]; [.D21]&lt;=[.B21]))" office:value-type="boolean" office:boolean-value="false" calcext:value-type="boolean">
            <text:p>FALSE</text:p>
          </table:table-cell>
          <table:table-cell table:formula="of:=AND(AND([.A21]&gt;=[.C21]; [.A21]&lt;=[.D21]);AND([.B21]&gt;=[.C21]; [.B21]&lt;=[.D21]))" office:value-type="boolean" office:boolean-value="false" calcext:value-type="boolean">
            <text:p>FALSE</text:p>
          </table:table-cell>
          <table:table-cell table:formula="of:=AND([.E21];[.F21])" office:value-type="boolean" office:boolean-value="false" calcext:value-type="boolean">
            <text:p>FALSE</text:p>
          </table:table-cell>
          <table:table-cell table:formula="of:=OR([.E21];[.F2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formula="of:=AND(AND([.C22]&gt;=[.A22]; [.C22]&lt;=[.B22]);AND([.D22]&gt;=[.A22]; [.D22]&lt;=[.B22]))" office:value-type="boolean" office:boolean-value="true" calcext:value-type="boolean">
            <text:p>TRUE</text:p>
          </table:table-cell>
          <table:table-cell table:formula="of:=AND(AND([.A22]&gt;=[.C22]; [.A22]&lt;=[.D22]);AND([.B22]&gt;=[.C22]; [.B22]&lt;=[.D22]))" office:value-type="boolean" office:boolean-value="false" calcext:value-type="boolean">
            <text:p>FALSE</text:p>
          </table:table-cell>
          <table:table-cell table:formula="of:=AND([.E22];[.F22])" office:value-type="boolean" office:boolean-value="false" calcext:value-type="boolean">
            <text:p>FALSE</text:p>
          </table:table-cell>
          <table:table-cell table:formula="of:=OR([.E22];[.F2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table:formula="of:=AND(AND([.C23]&gt;=[.A23]; [.C23]&lt;=[.B23]);AND([.D23]&gt;=[.A23]; [.D23]&lt;=[.B23]))" office:value-type="boolean" office:boolean-value="false" calcext:value-type="boolean">
            <text:p>FALSE</text:p>
          </table:table-cell>
          <table:table-cell table:formula="of:=AND(AND([.A23]&gt;=[.C23]; [.A23]&lt;=[.D23]);AND([.B23]&gt;=[.C23]; [.B23]&lt;=[.D23]))" office:value-type="boolean" office:boolean-value="true" calcext:value-type="boolean">
            <text:p>TRUE</text:p>
          </table:table-cell>
          <table:table-cell table:formula="of:=AND([.E23];[.F23])" office:value-type="boolean" office:boolean-value="false" calcext:value-type="boolean">
            <text:p>FALSE</text:p>
          </table:table-cell>
          <table:table-cell table:formula="of:=OR([.E23];[.F2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formula="of:=AND(AND([.C24]&gt;=[.A24]; [.C24]&lt;=[.B24]);AND([.D24]&gt;=[.A24]; [.D24]&lt;=[.B24]))" office:value-type="boolean" office:boolean-value="false" calcext:value-type="boolean">
            <text:p>FALSE</text:p>
          </table:table-cell>
          <table:table-cell table:formula="of:=AND(AND([.A24]&gt;=[.C24]; [.A24]&lt;=[.D24]);AND([.B24]&gt;=[.C24]; [.B24]&lt;=[.D24]))" office:value-type="boolean" office:boolean-value="false" calcext:value-type="boolean">
            <text:p>FALSE</text:p>
          </table:table-cell>
          <table:table-cell table:formula="of:=AND([.E24];[.F24])" office:value-type="boolean" office:boolean-value="false" calcext:value-type="boolean">
            <text:p>FALSE</text:p>
          </table:table-cell>
          <table:table-cell table:formula="of:=OR([.E24];[.F2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AND(AND([.C25]&gt;=[.A25]; [.C25]&lt;=[.B25]);AND([.D25]&gt;=[.A25]; [.D25]&lt;=[.B25]))" office:value-type="boolean" office:boolean-value="false" calcext:value-type="boolean">
            <text:p>FALSE</text:p>
          </table:table-cell>
          <table:table-cell table:formula="of:=AND(AND([.A25]&gt;=[.C25]; [.A25]&lt;=[.D25]);AND([.B25]&gt;=[.C25]; [.B25]&lt;=[.D25]))" office:value-type="boolean" office:boolean-value="false" calcext:value-type="boolean">
            <text:p>FALSE</text:p>
          </table:table-cell>
          <table:table-cell table:formula="of:=AND([.E25];[.F25])" office:value-type="boolean" office:boolean-value="false" calcext:value-type="boolean">
            <text:p>FALSE</text:p>
          </table:table-cell>
          <table:table-cell table:formula="of:=OR([.E25];[.F2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formula="of:=AND(AND([.C26]&gt;=[.A26]; [.C26]&lt;=[.B26]);AND([.D26]&gt;=[.A26]; [.D26]&lt;=[.B26]))" office:value-type="boolean" office:boolean-value="true" calcext:value-type="boolean">
            <text:p>TRUE</text:p>
          </table:table-cell>
          <table:table-cell table:formula="of:=AND(AND([.A26]&gt;=[.C26]; [.A26]&lt;=[.D26]);AND([.B26]&gt;=[.C26]; [.B26]&lt;=[.D26]))" office:value-type="boolean" office:boolean-value="false" calcext:value-type="boolean">
            <text:p>FALSE</text:p>
          </table:table-cell>
          <table:table-cell table:formula="of:=AND([.E26];[.F26])" office:value-type="boolean" office:boolean-value="false" calcext:value-type="boolean">
            <text:p>FALSE</text:p>
          </table:table-cell>
          <table:table-cell table:formula="of:=OR([.E26];[.F2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formula="of:=AND(AND([.C27]&gt;=[.A27]; [.C27]&lt;=[.B27]);AND([.D27]&gt;=[.A27]; [.D27]&lt;=[.B27]))" office:value-type="boolean" office:boolean-value="false" calcext:value-type="boolean">
            <text:p>FALSE</text:p>
          </table:table-cell>
          <table:table-cell table:formula="of:=AND(AND([.A27]&gt;=[.C27]; [.A27]&lt;=[.D27]);AND([.B27]&gt;=[.C27]; [.B27]&lt;=[.D27]))" office:value-type="boolean" office:boolean-value="false" calcext:value-type="boolean">
            <text:p>FALSE</text:p>
          </table:table-cell>
          <table:table-cell table:formula="of:=AND([.E27];[.F27])" office:value-type="boolean" office:boolean-value="false" calcext:value-type="boolean">
            <text:p>FALSE</text:p>
          </table:table-cell>
          <table:table-cell table:formula="of:=OR([.E27];[.F2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formula="of:=AND(AND([.C28]&gt;=[.A28]; [.C28]&lt;=[.B28]);AND([.D28]&gt;=[.A28]; [.D28]&lt;=[.B28]))" office:value-type="boolean" office:boolean-value="false" calcext:value-type="boolean">
            <text:p>FALSE</text:p>
          </table:table-cell>
          <table:table-cell table:formula="of:=AND(AND([.A28]&gt;=[.C28]; [.A28]&lt;=[.D28]);AND([.B28]&gt;=[.C28]; [.B28]&lt;=[.D28]))" office:value-type="boolean" office:boolean-value="false" calcext:value-type="boolean">
            <text:p>FALSE</text:p>
          </table:table-cell>
          <table:table-cell table:formula="of:=AND([.E28];[.F28])" office:value-type="boolean" office:boolean-value="false" calcext:value-type="boolean">
            <text:p>FALSE</text:p>
          </table:table-cell>
          <table:table-cell table:formula="of:=OR([.E28];[.F2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AND(AND([.C29]&gt;=[.A29]; [.C29]&lt;=[.B29]);AND([.D29]&gt;=[.A29]; [.D29]&lt;=[.B29]))" office:value-type="boolean" office:boolean-value="false" calcext:value-type="boolean">
            <text:p>FALSE</text:p>
          </table:table-cell>
          <table:table-cell table:formula="of:=AND(AND([.A29]&gt;=[.C29]; [.A29]&lt;=[.D29]);AND([.B29]&gt;=[.C29]; [.B29]&lt;=[.D29]))" office:value-type="boolean" office:boolean-value="true" calcext:value-type="boolean">
            <text:p>TRUE</text:p>
          </table:table-cell>
          <table:table-cell table:formula="of:=AND([.E29];[.F29])" office:value-type="boolean" office:boolean-value="false" calcext:value-type="boolean">
            <text:p>FALSE</text:p>
          </table:table-cell>
          <table:table-cell table:formula="of:=OR([.E29];[.F2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ND(AND([.C30]&gt;=[.A30]; [.C30]&lt;=[.B30]);AND([.D30]&gt;=[.A30]; [.D30]&lt;=[.B30]))" office:value-type="boolean" office:boolean-value="false" calcext:value-type="boolean">
            <text:p>FALSE</text:p>
          </table:table-cell>
          <table:table-cell table:formula="of:=AND(AND([.A30]&gt;=[.C30]; [.A30]&lt;=[.D30]);AND([.B30]&gt;=[.C30]; [.B30]&lt;=[.D30]))" office:value-type="boolean" office:boolean-value="false" calcext:value-type="boolean">
            <text:p>FALSE</text:p>
          </table:table-cell>
          <table:table-cell table:formula="of:=AND([.E30];[.F30])" office:value-type="boolean" office:boolean-value="false" calcext:value-type="boolean">
            <text:p>FALSE</text:p>
          </table:table-cell>
          <table:table-cell table:formula="of:=OR([.E30];[.F3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ND(AND([.C31]&gt;=[.A31]; [.C31]&lt;=[.B31]);AND([.D31]&gt;=[.A31]; [.D31]&lt;=[.B31]))" office:value-type="boolean" office:boolean-value="false" calcext:value-type="boolean">
            <text:p>FALSE</text:p>
          </table:table-cell>
          <table:table-cell table:formula="of:=AND(AND([.A31]&gt;=[.C31]; [.A31]&lt;=[.D31]);AND([.B31]&gt;=[.C31]; [.B31]&lt;=[.D31]))" office:value-type="boolean" office:boolean-value="false" calcext:value-type="boolean">
            <text:p>FALSE</text:p>
          </table:table-cell>
          <table:table-cell table:formula="of:=AND([.E31];[.F31])" office:value-type="boolean" office:boolean-value="false" calcext:value-type="boolean">
            <text:p>FALSE</text:p>
          </table:table-cell>
          <table:table-cell table:formula="of:=OR([.E31];[.F3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formula="of:=AND(AND([.C32]&gt;=[.A32]; [.C32]&lt;=[.B32]);AND([.D32]&gt;=[.A32]; [.D32]&lt;=[.B32]))" office:value-type="boolean" office:boolean-value="false" calcext:value-type="boolean">
            <text:p>FALSE</text:p>
          </table:table-cell>
          <table:table-cell table:formula="of:=AND(AND([.A32]&gt;=[.C32]; [.A32]&lt;=[.D32]);AND([.B32]&gt;=[.C32]; [.B32]&lt;=[.D32]))" office:value-type="boolean" office:boolean-value="true" calcext:value-type="boolean">
            <text:p>TRUE</text:p>
          </table:table-cell>
          <table:table-cell table:formula="of:=AND([.E32];[.F32])" office:value-type="boolean" office:boolean-value="false" calcext:value-type="boolean">
            <text:p>FALSE</text:p>
          </table:table-cell>
          <table:table-cell table:formula="of:=OR([.E32];[.F3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AND(AND([.C33]&gt;=[.A33]; [.C33]&lt;=[.B33]);AND([.D33]&gt;=[.A33]; [.D33]&lt;=[.B33]))" office:value-type="boolean" office:boolean-value="true" calcext:value-type="boolean">
            <text:p>TRUE</text:p>
          </table:table-cell>
          <table:table-cell table:formula="of:=AND(AND([.A33]&gt;=[.C33]; [.A33]&lt;=[.D33]);AND([.B33]&gt;=[.C33]; [.B33]&lt;=[.D33]))" office:value-type="boolean" office:boolean-value="false" calcext:value-type="boolean">
            <text:p>FALSE</text:p>
          </table:table-cell>
          <table:table-cell table:formula="of:=AND([.E33];[.F33])" office:value-type="boolean" office:boolean-value="false" calcext:value-type="boolean">
            <text:p>FALSE</text:p>
          </table:table-cell>
          <table:table-cell table:formula="of:=OR([.E33];[.F3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table:formula="of:=AND(AND([.C34]&gt;=[.A34]; [.C34]&lt;=[.B34]);AND([.D34]&gt;=[.A34]; [.D34]&lt;=[.B34]))" office:value-type="boolean" office:boolean-value="false" calcext:value-type="boolean">
            <text:p>FALSE</text:p>
          </table:table-cell>
          <table:table-cell table:formula="of:=AND(AND([.A34]&gt;=[.C34]; [.A34]&lt;=[.D34]);AND([.B34]&gt;=[.C34]; [.B34]&lt;=[.D34]))" office:value-type="boolean" office:boolean-value="true" calcext:value-type="boolean">
            <text:p>TRUE</text:p>
          </table:table-cell>
          <table:table-cell table:formula="of:=AND([.E34];[.F34])" office:value-type="boolean" office:boolean-value="false" calcext:value-type="boolean">
            <text:p>FALSE</text:p>
          </table:table-cell>
          <table:table-cell table:formula="of:=OR([.E34];[.F3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formula="of:=AND(AND([.C35]&gt;=[.A35]; [.C35]&lt;=[.B35]);AND([.D35]&gt;=[.A35]; [.D35]&lt;=[.B35]))" office:value-type="boolean" office:boolean-value="false" calcext:value-type="boolean">
            <text:p>FALSE</text:p>
          </table:table-cell>
          <table:table-cell table:formula="of:=AND(AND([.A35]&gt;=[.C35]; [.A35]&lt;=[.D35]);AND([.B35]&gt;=[.C35]; [.B35]&lt;=[.D35]))" office:value-type="boolean" office:boolean-value="true" calcext:value-type="boolean">
            <text:p>TRUE</text:p>
          </table:table-cell>
          <table:table-cell table:formula="of:=AND([.E35];[.F35])" office:value-type="boolean" office:boolean-value="false" calcext:value-type="boolean">
            <text:p>FALSE</text:p>
          </table:table-cell>
          <table:table-cell table:formula="of:=OR([.E35];[.F3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formula="of:=AND(AND([.C36]&gt;=[.A36]; [.C36]&lt;=[.B36]);AND([.D36]&gt;=[.A36]; [.D36]&lt;=[.B36]))" office:value-type="boolean" office:boolean-value="false" calcext:value-type="boolean">
            <text:p>FALSE</text:p>
          </table:table-cell>
          <table:table-cell table:formula="of:=AND(AND([.A36]&gt;=[.C36]; [.A36]&lt;=[.D36]);AND([.B36]&gt;=[.C36]; [.B36]&lt;=[.D36]))" office:value-type="boolean" office:boolean-value="false" calcext:value-type="boolean">
            <text:p>FALSE</text:p>
          </table:table-cell>
          <table:table-cell table:formula="of:=AND([.E36];[.F36])" office:value-type="boolean" office:boolean-value="false" calcext:value-type="boolean">
            <text:p>FALSE</text:p>
          </table:table-cell>
          <table:table-cell table:formula="of:=OR([.E36];[.F3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table:formula="of:=AND(AND([.C37]&gt;=[.A37]; [.C37]&lt;=[.B37]);AND([.D37]&gt;=[.A37]; [.D37]&lt;=[.B37]))" office:value-type="boolean" office:boolean-value="false" calcext:value-type="boolean">
            <text:p>FALSE</text:p>
          </table:table-cell>
          <table:table-cell table:formula="of:=AND(AND([.A37]&gt;=[.C37]; [.A37]&lt;=[.D37]);AND([.B37]&gt;=[.C37]; [.B37]&lt;=[.D37]))" office:value-type="boolean" office:boolean-value="false" calcext:value-type="boolean">
            <text:p>FALSE</text:p>
          </table:table-cell>
          <table:table-cell table:formula="of:=AND([.E37];[.F37])" office:value-type="boolean" office:boolean-value="false" calcext:value-type="boolean">
            <text:p>FALSE</text:p>
          </table:table-cell>
          <table:table-cell table:formula="of:=OR([.E37];[.F3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formula="of:=AND(AND([.C38]&gt;=[.A38]; [.C38]&lt;=[.B38]);AND([.D38]&gt;=[.A38]; [.D38]&lt;=[.B38]))" office:value-type="boolean" office:boolean-value="false" calcext:value-type="boolean">
            <text:p>FALSE</text:p>
          </table:table-cell>
          <table:table-cell table:formula="of:=AND(AND([.A38]&gt;=[.C38]; [.A38]&lt;=[.D38]);AND([.B38]&gt;=[.C38]; [.B38]&lt;=[.D38]))" office:value-type="boolean" office:boolean-value="false" calcext:value-type="boolean">
            <text:p>FALSE</text:p>
          </table:table-cell>
          <table:table-cell table:formula="of:=AND([.E38];[.F38])" office:value-type="boolean" office:boolean-value="false" calcext:value-type="boolean">
            <text:p>FALSE</text:p>
          </table:table-cell>
          <table:table-cell table:formula="of:=OR([.E38];[.F3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AND(AND([.C39]&gt;=[.A39]; [.C39]&lt;=[.B39]);AND([.D39]&gt;=[.A39]; [.D39]&lt;=[.B39]))" office:value-type="boolean" office:boolean-value="false" calcext:value-type="boolean">
            <text:p>FALSE</text:p>
          </table:table-cell>
          <table:table-cell table:formula="of:=AND(AND([.A39]&gt;=[.C39]; [.A39]&lt;=[.D39]);AND([.B39]&gt;=[.C39]; [.B39]&lt;=[.D39]))" office:value-type="boolean" office:boolean-value="false" calcext:value-type="boolean">
            <text:p>FALSE</text:p>
          </table:table-cell>
          <table:table-cell table:formula="of:=AND([.E39];[.F39])" office:value-type="boolean" office:boolean-value="false" calcext:value-type="boolean">
            <text:p>FALSE</text:p>
          </table:table-cell>
          <table:table-cell table:formula="of:=OR([.E39];[.F3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formula="of:=AND(AND([.C40]&gt;=[.A40]; [.C40]&lt;=[.B40]);AND([.D40]&gt;=[.A40]; [.D40]&lt;=[.B40]))" office:value-type="boolean" office:boolean-value="false" calcext:value-type="boolean">
            <text:p>FALSE</text:p>
          </table:table-cell>
          <table:table-cell table:formula="of:=AND(AND([.A40]&gt;=[.C40]; [.A40]&lt;=[.D40]);AND([.B40]&gt;=[.C40]; [.B40]&lt;=[.D40]))" office:value-type="boolean" office:boolean-value="true" calcext:value-type="boolean">
            <text:p>TRUE</text:p>
          </table:table-cell>
          <table:table-cell table:formula="of:=AND([.E40];[.F40])" office:value-type="boolean" office:boolean-value="false" calcext:value-type="boolean">
            <text:p>FALSE</text:p>
          </table:table-cell>
          <table:table-cell table:formula="of:=OR([.E40];[.F4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formula="of:=AND(AND([.C41]&gt;=[.A41]; [.C41]&lt;=[.B41]);AND([.D41]&gt;=[.A41]; [.D41]&lt;=[.B41]))" office:value-type="boolean" office:boolean-value="false" calcext:value-type="boolean">
            <text:p>FALSE</text:p>
          </table:table-cell>
          <table:table-cell table:formula="of:=AND(AND([.A41]&gt;=[.C41]; [.A41]&lt;=[.D41]);AND([.B41]&gt;=[.C41]; [.B41]&lt;=[.D41]))" office:value-type="boolean" office:boolean-value="false" calcext:value-type="boolean">
            <text:p>FALSE</text:p>
          </table:table-cell>
          <table:table-cell table:formula="of:=AND([.E41];[.F41])" office:value-type="boolean" office:boolean-value="false" calcext:value-type="boolean">
            <text:p>FALSE</text:p>
          </table:table-cell>
          <table:table-cell table:formula="of:=OR([.E41];[.F4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formula="of:=AND(AND([.C42]&gt;=[.A42]; [.C42]&lt;=[.B42]);AND([.D42]&gt;=[.A42]; [.D42]&lt;=[.B42]))" office:value-type="boolean" office:boolean-value="false" calcext:value-type="boolean">
            <text:p>FALSE</text:p>
          </table:table-cell>
          <table:table-cell table:formula="of:=AND(AND([.A42]&gt;=[.C42]; [.A42]&lt;=[.D42]);AND([.B42]&gt;=[.C42]; [.B42]&lt;=[.D42]))" office:value-type="boolean" office:boolean-value="false" calcext:value-type="boolean">
            <text:p>FALSE</text:p>
          </table:table-cell>
          <table:table-cell table:formula="of:=AND([.E42];[.F42])" office:value-type="boolean" office:boolean-value="false" calcext:value-type="boolean">
            <text:p>FALSE</text:p>
          </table:table-cell>
          <table:table-cell table:formula="of:=OR([.E42];[.F4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AND(AND([.C43]&gt;=[.A43]; [.C43]&lt;=[.B43]);AND([.D43]&gt;=[.A43]; [.D43]&lt;=[.B43]))" office:value-type="boolean" office:boolean-value="false" calcext:value-type="boolean">
            <text:p>FALSE</text:p>
          </table:table-cell>
          <table:table-cell table:formula="of:=AND(AND([.A43]&gt;=[.C43]; [.A43]&lt;=[.D43]);AND([.B43]&gt;=[.C43]; [.B43]&lt;=[.D43]))" office:value-type="boolean" office:boolean-value="false" calcext:value-type="boolean">
            <text:p>FALSE</text:p>
          </table:table-cell>
          <table:table-cell table:formula="of:=AND([.E43];[.F43])" office:value-type="boolean" office:boolean-value="false" calcext:value-type="boolean">
            <text:p>FALSE</text:p>
          </table:table-cell>
          <table:table-cell table:formula="of:=OR([.E43];[.F4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AND(AND([.C44]&gt;=[.A44]; [.C44]&lt;=[.B44]);AND([.D44]&gt;=[.A44]; [.D44]&lt;=[.B44]))" office:value-type="boolean" office:boolean-value="false" calcext:value-type="boolean">
            <text:p>FALSE</text:p>
          </table:table-cell>
          <table:table-cell table:formula="of:=AND(AND([.A44]&gt;=[.C44]; [.A44]&lt;=[.D44]);AND([.B44]&gt;=[.C44]; [.B44]&lt;=[.D44]))" office:value-type="boolean" office:boolean-value="false" calcext:value-type="boolean">
            <text:p>FALSE</text:p>
          </table:table-cell>
          <table:table-cell table:formula="of:=AND([.E44];[.F44])" office:value-type="boolean" office:boolean-value="false" calcext:value-type="boolean">
            <text:p>FALSE</text:p>
          </table:table-cell>
          <table:table-cell table:formula="of:=OR([.E44];[.F4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table:formula="of:=AND(AND([.C45]&gt;=[.A45]; [.C45]&lt;=[.B45]);AND([.D45]&gt;=[.A45]; [.D45]&lt;=[.B45]))" office:value-type="boolean" office:boolean-value="false" calcext:value-type="boolean">
            <text:p>FALSE</text:p>
          </table:table-cell>
          <table:table-cell table:formula="of:=AND(AND([.A45]&gt;=[.C45]; [.A45]&lt;=[.D45]);AND([.B45]&gt;=[.C45]; [.B45]&lt;=[.D45]))" office:value-type="boolean" office:boolean-value="true" calcext:value-type="boolean">
            <text:p>TRUE</text:p>
          </table:table-cell>
          <table:table-cell table:formula="of:=AND([.E45];[.F45])" office:value-type="boolean" office:boolean-value="false" calcext:value-type="boolean">
            <text:p>FALSE</text:p>
          </table:table-cell>
          <table:table-cell table:formula="of:=OR([.E45];[.F4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table:formula="of:=AND(AND([.C46]&gt;=[.A46]; [.C46]&lt;=[.B46]);AND([.D46]&gt;=[.A46]; [.D46]&lt;=[.B46]))" office:value-type="boolean" office:boolean-value="false" calcext:value-type="boolean">
            <text:p>FALSE</text:p>
          </table:table-cell>
          <table:table-cell table:formula="of:=AND(AND([.A46]&gt;=[.C46]; [.A46]&lt;=[.D46]);AND([.B46]&gt;=[.C46]; [.B46]&lt;=[.D46]))" office:value-type="boolean" office:boolean-value="false" calcext:value-type="boolean">
            <text:p>FALSE</text:p>
          </table:table-cell>
          <table:table-cell table:formula="of:=AND([.E46];[.F46])" office:value-type="boolean" office:boolean-value="false" calcext:value-type="boolean">
            <text:p>FALSE</text:p>
          </table:table-cell>
          <table:table-cell table:formula="of:=OR([.E46];[.F4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formula="of:=AND(AND([.C47]&gt;=[.A47]; [.C47]&lt;=[.B47]);AND([.D47]&gt;=[.A47]; [.D47]&lt;=[.B47]))" office:value-type="boolean" office:boolean-value="false" calcext:value-type="boolean">
            <text:p>FALSE</text:p>
          </table:table-cell>
          <table:table-cell table:formula="of:=AND(AND([.A47]&gt;=[.C47]; [.A47]&lt;=[.D47]);AND([.B47]&gt;=[.C47]; [.B47]&lt;=[.D47]))" office:value-type="boolean" office:boolean-value="false" calcext:value-type="boolean">
            <text:p>FALSE</text:p>
          </table:table-cell>
          <table:table-cell table:formula="of:=AND([.E47];[.F47])" office:value-type="boolean" office:boolean-value="false" calcext:value-type="boolean">
            <text:p>FALSE</text:p>
          </table:table-cell>
          <table:table-cell table:formula="of:=OR([.E47];[.F4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table:formula="of:=AND(AND([.C48]&gt;=[.A48]; [.C48]&lt;=[.B48]);AND([.D48]&gt;=[.A48]; [.D48]&lt;=[.B48]))" office:value-type="boolean" office:boolean-value="false" calcext:value-type="boolean">
            <text:p>FALSE</text:p>
          </table:table-cell>
          <table:table-cell table:formula="of:=AND(AND([.A48]&gt;=[.C48]; [.A48]&lt;=[.D48]);AND([.B48]&gt;=[.C48]; [.B48]&lt;=[.D48]))" office:value-type="boolean" office:boolean-value="false" calcext:value-type="boolean">
            <text:p>FALSE</text:p>
          </table:table-cell>
          <table:table-cell table:formula="of:=AND([.E48];[.F48])" office:value-type="boolean" office:boolean-value="false" calcext:value-type="boolean">
            <text:p>FALSE</text:p>
          </table:table-cell>
          <table:table-cell table:formula="of:=OR([.E48];[.F4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formula="of:=AND(AND([.C49]&gt;=[.A49]; [.C49]&lt;=[.B49]);AND([.D49]&gt;=[.A49]; [.D49]&lt;=[.B49]))" office:value-type="boolean" office:boolean-value="true" calcext:value-type="boolean">
            <text:p>TRUE</text:p>
          </table:table-cell>
          <table:table-cell table:formula="of:=AND(AND([.A49]&gt;=[.C49]; [.A49]&lt;=[.D49]);AND([.B49]&gt;=[.C49]; [.B49]&lt;=[.D49]))" office:value-type="boolean" office:boolean-value="false" calcext:value-type="boolean">
            <text:p>FALSE</text:p>
          </table:table-cell>
          <table:table-cell table:formula="of:=AND([.E49];[.F49])" office:value-type="boolean" office:boolean-value="false" calcext:value-type="boolean">
            <text:p>FALSE</text:p>
          </table:table-cell>
          <table:table-cell table:formula="of:=OR([.E49];[.F4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formula="of:=AND(AND([.C50]&gt;=[.A50]; [.C50]&lt;=[.B50]);AND([.D50]&gt;=[.A50]; [.D50]&lt;=[.B50]))" office:value-type="boolean" office:boolean-value="false" calcext:value-type="boolean">
            <text:p>FALSE</text:p>
          </table:table-cell>
          <table:table-cell table:formula="of:=AND(AND([.A50]&gt;=[.C50]; [.A50]&lt;=[.D50]);AND([.B50]&gt;=[.C50]; [.B50]&lt;=[.D50]))" office:value-type="boolean" office:boolean-value="true" calcext:value-type="boolean">
            <text:p>TRUE</text:p>
          </table:table-cell>
          <table:table-cell table:formula="of:=AND([.E50];[.F50])" office:value-type="boolean" office:boolean-value="false" calcext:value-type="boolean">
            <text:p>FALSE</text:p>
          </table:table-cell>
          <table:table-cell table:formula="of:=OR([.E50];[.F5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formula="of:=AND(AND([.C51]&gt;=[.A51]; [.C51]&lt;=[.B51]);AND([.D51]&gt;=[.A51]; [.D51]&lt;=[.B51]))" office:value-type="boolean" office:boolean-value="false" calcext:value-type="boolean">
            <text:p>FALSE</text:p>
          </table:table-cell>
          <table:table-cell table:formula="of:=AND(AND([.A51]&gt;=[.C51]; [.A51]&lt;=[.D51]);AND([.B51]&gt;=[.C51]; [.B51]&lt;=[.D51]))" office:value-type="boolean" office:boolean-value="true" calcext:value-type="boolean">
            <text:p>TRUE</text:p>
          </table:table-cell>
          <table:table-cell table:formula="of:=AND([.E51];[.F51])" office:value-type="boolean" office:boolean-value="false" calcext:value-type="boolean">
            <text:p>FALSE</text:p>
          </table:table-cell>
          <table:table-cell table:formula="of:=OR([.E51];[.F5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formula="of:=AND(AND([.C52]&gt;=[.A52]; [.C52]&lt;=[.B52]);AND([.D52]&gt;=[.A52]; [.D52]&lt;=[.B52]))" office:value-type="boolean" office:boolean-value="false" calcext:value-type="boolean">
            <text:p>FALSE</text:p>
          </table:table-cell>
          <table:table-cell table:formula="of:=AND(AND([.A52]&gt;=[.C52]; [.A52]&lt;=[.D52]);AND([.B52]&gt;=[.C52]; [.B52]&lt;=[.D52]))" office:value-type="boolean" office:boolean-value="false" calcext:value-type="boolean">
            <text:p>FALSE</text:p>
          </table:table-cell>
          <table:table-cell table:formula="of:=AND([.E52];[.F52])" office:value-type="boolean" office:boolean-value="false" calcext:value-type="boolean">
            <text:p>FALSE</text:p>
          </table:table-cell>
          <table:table-cell table:formula="of:=OR([.E52];[.F5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AND(AND([.C53]&gt;=[.A53]; [.C53]&lt;=[.B53]);AND([.D53]&gt;=[.A53]; [.D53]&lt;=[.B53]))" office:value-type="boolean" office:boolean-value="false" calcext:value-type="boolean">
            <text:p>FALSE</text:p>
          </table:table-cell>
          <table:table-cell table:formula="of:=AND(AND([.A53]&gt;=[.C53]; [.A53]&lt;=[.D53]);AND([.B53]&gt;=[.C53]; [.B53]&lt;=[.D53]))" office:value-type="boolean" office:boolean-value="false" calcext:value-type="boolean">
            <text:p>FALSE</text:p>
          </table:table-cell>
          <table:table-cell table:formula="of:=AND([.E53];[.F53])" office:value-type="boolean" office:boolean-value="false" calcext:value-type="boolean">
            <text:p>FALSE</text:p>
          </table:table-cell>
          <table:table-cell table:formula="of:=OR([.E53];[.F5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formula="of:=AND(AND([.C54]&gt;=[.A54]; [.C54]&lt;=[.B54]);AND([.D54]&gt;=[.A54]; [.D54]&lt;=[.B54]))" office:value-type="boolean" office:boolean-value="false" calcext:value-type="boolean">
            <text:p>FALSE</text:p>
          </table:table-cell>
          <table:table-cell table:formula="of:=AND(AND([.A54]&gt;=[.C54]; [.A54]&lt;=[.D54]);AND([.B54]&gt;=[.C54]; [.B54]&lt;=[.D54]))" office:value-type="boolean" office:boolean-value="false" calcext:value-type="boolean">
            <text:p>FALSE</text:p>
          </table:table-cell>
          <table:table-cell table:formula="of:=AND([.E54];[.F54])" office:value-type="boolean" office:boolean-value="false" calcext:value-type="boolean">
            <text:p>FALSE</text:p>
          </table:table-cell>
          <table:table-cell table:formula="of:=OR([.E54];[.F5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formula="of:=AND(AND([.C55]&gt;=[.A55]; [.C55]&lt;=[.B55]);AND([.D55]&gt;=[.A55]; [.D55]&lt;=[.B55]))" office:value-type="boolean" office:boolean-value="true" calcext:value-type="boolean">
            <text:p>TRUE</text:p>
          </table:table-cell>
          <table:table-cell table:formula="of:=AND(AND([.A55]&gt;=[.C55]; [.A55]&lt;=[.D55]);AND([.B55]&gt;=[.C55]; [.B55]&lt;=[.D55]))" office:value-type="boolean" office:boolean-value="true" calcext:value-type="boolean">
            <text:p>TRUE</text:p>
          </table:table-cell>
          <table:table-cell table:formula="of:=AND([.E55];[.F55])" office:value-type="boolean" office:boolean-value="true" calcext:value-type="boolean">
            <text:p>TRUE</text:p>
          </table:table-cell>
          <table:table-cell table:formula="of:=OR([.E55];[.F5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table:formula="of:=AND(AND([.C56]&gt;=[.A56]; [.C56]&lt;=[.B56]);AND([.D56]&gt;=[.A56]; [.D56]&lt;=[.B56]))" office:value-type="boolean" office:boolean-value="false" calcext:value-type="boolean">
            <text:p>FALSE</text:p>
          </table:table-cell>
          <table:table-cell table:formula="of:=AND(AND([.A56]&gt;=[.C56]; [.A56]&lt;=[.D56]);AND([.B56]&gt;=[.C56]; [.B56]&lt;=[.D56]))" office:value-type="boolean" office:boolean-value="true" calcext:value-type="boolean">
            <text:p>TRUE</text:p>
          </table:table-cell>
          <table:table-cell table:formula="of:=AND([.E56];[.F56])" office:value-type="boolean" office:boolean-value="false" calcext:value-type="boolean">
            <text:p>FALSE</text:p>
          </table:table-cell>
          <table:table-cell table:formula="of:=OR([.E56];[.F5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formula="of:=AND(AND([.C57]&gt;=[.A57]; [.C57]&lt;=[.B57]);AND([.D57]&gt;=[.A57]; [.D57]&lt;=[.B57]))" office:value-type="boolean" office:boolean-value="false" calcext:value-type="boolean">
            <text:p>FALSE</text:p>
          </table:table-cell>
          <table:table-cell table:formula="of:=AND(AND([.A57]&gt;=[.C57]; [.A57]&lt;=[.D57]);AND([.B57]&gt;=[.C57]; [.B57]&lt;=[.D57]))" office:value-type="boolean" office:boolean-value="false" calcext:value-type="boolean">
            <text:p>FALSE</text:p>
          </table:table-cell>
          <table:table-cell table:formula="of:=AND([.E57];[.F57])" office:value-type="boolean" office:boolean-value="false" calcext:value-type="boolean">
            <text:p>FALSE</text:p>
          </table:table-cell>
          <table:table-cell table:formula="of:=OR([.E57];[.F5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table:formula="of:=AND(AND([.C58]&gt;=[.A58]; [.C58]&lt;=[.B58]);AND([.D58]&gt;=[.A58]; [.D58]&lt;=[.B58]))" office:value-type="boolean" office:boolean-value="false" calcext:value-type="boolean">
            <text:p>FALSE</text:p>
          </table:table-cell>
          <table:table-cell table:formula="of:=AND(AND([.A58]&gt;=[.C58]; [.A58]&lt;=[.D58]);AND([.B58]&gt;=[.C58]; [.B58]&lt;=[.D58]))" office:value-type="boolean" office:boolean-value="true" calcext:value-type="boolean">
            <text:p>TRUE</text:p>
          </table:table-cell>
          <table:table-cell table:formula="of:=AND([.E58];[.F58])" office:value-type="boolean" office:boolean-value="false" calcext:value-type="boolean">
            <text:p>FALSE</text:p>
          </table:table-cell>
          <table:table-cell table:formula="of:=OR([.E58];[.F5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AND(AND([.C59]&gt;=[.A59]; [.C59]&lt;=[.B59]);AND([.D59]&gt;=[.A59]; [.D59]&lt;=[.B59]))" office:value-type="boolean" office:boolean-value="false" calcext:value-type="boolean">
            <text:p>FALSE</text:p>
          </table:table-cell>
          <table:table-cell table:formula="of:=AND(AND([.A59]&gt;=[.C59]; [.A59]&lt;=[.D59]);AND([.B59]&gt;=[.C59]; [.B59]&lt;=[.D59]))" office:value-type="boolean" office:boolean-value="false" calcext:value-type="boolean">
            <text:p>FALSE</text:p>
          </table:table-cell>
          <table:table-cell table:formula="of:=AND([.E59];[.F59])" office:value-type="boolean" office:boolean-value="false" calcext:value-type="boolean">
            <text:p>FALSE</text:p>
          </table:table-cell>
          <table:table-cell table:formula="of:=OR([.E59];[.F5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formula="of:=AND(AND([.C60]&gt;=[.A60]; [.C60]&lt;=[.B60]);AND([.D60]&gt;=[.A60]; [.D60]&lt;=[.B60]))" office:value-type="boolean" office:boolean-value="false" calcext:value-type="boolean">
            <text:p>FALSE</text:p>
          </table:table-cell>
          <table:table-cell table:formula="of:=AND(AND([.A60]&gt;=[.C60]; [.A60]&lt;=[.D60]);AND([.B60]&gt;=[.C60]; [.B60]&lt;=[.D60]))" office:value-type="boolean" office:boolean-value="false" calcext:value-type="boolean">
            <text:p>FALSE</text:p>
          </table:table-cell>
          <table:table-cell table:formula="of:=AND([.E60];[.F60])" office:value-type="boolean" office:boolean-value="false" calcext:value-type="boolean">
            <text:p>FALSE</text:p>
          </table:table-cell>
          <table:table-cell table:formula="of:=OR([.E60];[.F6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AND(AND([.C61]&gt;=[.A61]; [.C61]&lt;=[.B61]);AND([.D61]&gt;=[.A61]; [.D61]&lt;=[.B61]))" office:value-type="boolean" office:boolean-value="false" calcext:value-type="boolean">
            <text:p>FALSE</text:p>
          </table:table-cell>
          <table:table-cell table:formula="of:=AND(AND([.A61]&gt;=[.C61]; [.A61]&lt;=[.D61]);AND([.B61]&gt;=[.C61]; [.B61]&lt;=[.D61]))" office:value-type="boolean" office:boolean-value="false" calcext:value-type="boolean">
            <text:p>FALSE</text:p>
          </table:table-cell>
          <table:table-cell table:formula="of:=AND([.E61];[.F61])" office:value-type="boolean" office:boolean-value="false" calcext:value-type="boolean">
            <text:p>FALSE</text:p>
          </table:table-cell>
          <table:table-cell table:formula="of:=OR([.E61];[.F6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formula="of:=AND(AND([.C62]&gt;=[.A62]; [.C62]&lt;=[.B62]);AND([.D62]&gt;=[.A62]; [.D62]&lt;=[.B62]))" office:value-type="boolean" office:boolean-value="false" calcext:value-type="boolean">
            <text:p>FALSE</text:p>
          </table:table-cell>
          <table:table-cell table:formula="of:=AND(AND([.A62]&gt;=[.C62]; [.A62]&lt;=[.D62]);AND([.B62]&gt;=[.C62]; [.B62]&lt;=[.D62]))" office:value-type="boolean" office:boolean-value="true" calcext:value-type="boolean">
            <text:p>TRUE</text:p>
          </table:table-cell>
          <table:table-cell table:formula="of:=AND([.E62];[.F62])" office:value-type="boolean" office:boolean-value="false" calcext:value-type="boolean">
            <text:p>FALSE</text:p>
          </table:table-cell>
          <table:table-cell table:formula="of:=OR([.E62];[.F6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table:formula="of:=AND(AND([.C63]&gt;=[.A63]; [.C63]&lt;=[.B63]);AND([.D63]&gt;=[.A63]; [.D63]&lt;=[.B63]))" office:value-type="boolean" office:boolean-value="true" calcext:value-type="boolean">
            <text:p>TRUE</text:p>
          </table:table-cell>
          <table:table-cell table:formula="of:=AND(AND([.A63]&gt;=[.C63]; [.A63]&lt;=[.D63]);AND([.B63]&gt;=[.C63]; [.B63]&lt;=[.D63]))" office:value-type="boolean" office:boolean-value="false" calcext:value-type="boolean">
            <text:p>FALSE</text:p>
          </table:table-cell>
          <table:table-cell table:formula="of:=AND([.E63];[.F63])" office:value-type="boolean" office:boolean-value="false" calcext:value-type="boolean">
            <text:p>FALSE</text:p>
          </table:table-cell>
          <table:table-cell table:formula="of:=OR([.E63];[.F6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formula="of:=AND(AND([.C64]&gt;=[.A64]; [.C64]&lt;=[.B64]);AND([.D64]&gt;=[.A64]; [.D64]&lt;=[.B64]))" office:value-type="boolean" office:boolean-value="false" calcext:value-type="boolean">
            <text:p>FALSE</text:p>
          </table:table-cell>
          <table:table-cell table:formula="of:=AND(AND([.A64]&gt;=[.C64]; [.A64]&lt;=[.D64]);AND([.B64]&gt;=[.C64]; [.B64]&lt;=[.D64]))" office:value-type="boolean" office:boolean-value="false" calcext:value-type="boolean">
            <text:p>FALSE</text:p>
          </table:table-cell>
          <table:table-cell table:formula="of:=AND([.E64];[.F64])" office:value-type="boolean" office:boolean-value="false" calcext:value-type="boolean">
            <text:p>FALSE</text:p>
          </table:table-cell>
          <table:table-cell table:formula="of:=OR([.E64];[.F6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81" calcext:value-type="float">
            <text:p>81</text:p>
          </table:table-cell>
          <table:table-cell table:formula="of:=AND(AND([.C65]&gt;=[.A65]; [.C65]&lt;=[.B65]);AND([.D65]&gt;=[.A65]; [.D65]&lt;=[.B65]))" office:value-type="boolean" office:boolean-value="true" calcext:value-type="boolean">
            <text:p>TRUE</text:p>
          </table:table-cell>
          <table:table-cell table:formula="of:=AND(AND([.A65]&gt;=[.C65]; [.A65]&lt;=[.D65]);AND([.B65]&gt;=[.C65]; [.B65]&lt;=[.D65]))" office:value-type="boolean" office:boolean-value="false" calcext:value-type="boolean">
            <text:p>FALSE</text:p>
          </table:table-cell>
          <table:table-cell table:formula="of:=AND([.E65];[.F65])" office:value-type="boolean" office:boolean-value="false" calcext:value-type="boolean">
            <text:p>FALSE</text:p>
          </table:table-cell>
          <table:table-cell table:formula="of:=OR([.E65];[.F6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formula="of:=AND(AND([.C66]&gt;=[.A66]; [.C66]&lt;=[.B66]);AND([.D66]&gt;=[.A66]; [.D66]&lt;=[.B66]))" office:value-type="boolean" office:boolean-value="false" calcext:value-type="boolean">
            <text:p>FALSE</text:p>
          </table:table-cell>
          <table:table-cell table:formula="of:=AND(AND([.A66]&gt;=[.C66]; [.A66]&lt;=[.D66]);AND([.B66]&gt;=[.C66]; [.B66]&lt;=[.D66]))" office:value-type="boolean" office:boolean-value="false" calcext:value-type="boolean">
            <text:p>FALSE</text:p>
          </table:table-cell>
          <table:table-cell table:formula="of:=AND([.E66];[.F66])" office:value-type="boolean" office:boolean-value="false" calcext:value-type="boolean">
            <text:p>FALSE</text:p>
          </table:table-cell>
          <table:table-cell table:formula="of:=OR([.E66];[.F6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formula="of:=AND(AND([.C67]&gt;=[.A67]; [.C67]&lt;=[.B67]);AND([.D67]&gt;=[.A67]; [.D67]&lt;=[.B67]))" office:value-type="boolean" office:boolean-value="false" calcext:value-type="boolean">
            <text:p>FALSE</text:p>
          </table:table-cell>
          <table:table-cell table:formula="of:=AND(AND([.A67]&gt;=[.C67]; [.A67]&lt;=[.D67]);AND([.B67]&gt;=[.C67]; [.B67]&lt;=[.D67]))" office:value-type="boolean" office:boolean-value="false" calcext:value-type="boolean">
            <text:p>FALSE</text:p>
          </table:table-cell>
          <table:table-cell table:formula="of:=AND([.E67];[.F67])" office:value-type="boolean" office:boolean-value="false" calcext:value-type="boolean">
            <text:p>FALSE</text:p>
          </table:table-cell>
          <table:table-cell table:formula="of:=OR([.E67];[.F6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AND(AND([.C68]&gt;=[.A68]; [.C68]&lt;=[.B68]);AND([.D68]&gt;=[.A68]; [.D68]&lt;=[.B68]))" office:value-type="boolean" office:boolean-value="true" calcext:value-type="boolean">
            <text:p>TRUE</text:p>
          </table:table-cell>
          <table:table-cell table:formula="of:=AND(AND([.A68]&gt;=[.C68]; [.A68]&lt;=[.D68]);AND([.B68]&gt;=[.C68]; [.B68]&lt;=[.D68]))" office:value-type="boolean" office:boolean-value="false" calcext:value-type="boolean">
            <text:p>FALSE</text:p>
          </table:table-cell>
          <table:table-cell table:formula="of:=AND([.E68];[.F68])" office:value-type="boolean" office:boolean-value="false" calcext:value-type="boolean">
            <text:p>FALSE</text:p>
          </table:table-cell>
          <table:table-cell table:formula="of:=OR([.E68];[.F6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AND(AND([.C69]&gt;=[.A69]; [.C69]&lt;=[.B69]);AND([.D69]&gt;=[.A69]; [.D69]&lt;=[.B69]))" office:value-type="boolean" office:boolean-value="false" calcext:value-type="boolean">
            <text:p>FALSE</text:p>
          </table:table-cell>
          <table:table-cell table:formula="of:=AND(AND([.A69]&gt;=[.C69]; [.A69]&lt;=[.D69]);AND([.B69]&gt;=[.C69]; [.B69]&lt;=[.D69]))" office:value-type="boolean" office:boolean-value="false" calcext:value-type="boolean">
            <text:p>FALSE</text:p>
          </table:table-cell>
          <table:table-cell table:formula="of:=AND([.E69];[.F69])" office:value-type="boolean" office:boolean-value="false" calcext:value-type="boolean">
            <text:p>FALSE</text:p>
          </table:table-cell>
          <table:table-cell table:formula="of:=OR([.E69];[.F6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AND(AND([.C70]&gt;=[.A70]; [.C70]&lt;=[.B70]);AND([.D70]&gt;=[.A70]; [.D70]&lt;=[.B70]))" office:value-type="boolean" office:boolean-value="false" calcext:value-type="boolean">
            <text:p>FALSE</text:p>
          </table:table-cell>
          <table:table-cell table:formula="of:=AND(AND([.A70]&gt;=[.C70]; [.A70]&lt;=[.D70]);AND([.B70]&gt;=[.C70]; [.B70]&lt;=[.D70]))" office:value-type="boolean" office:boolean-value="false" calcext:value-type="boolean">
            <text:p>FALSE</text:p>
          </table:table-cell>
          <table:table-cell table:formula="of:=AND([.E70];[.F70])" office:value-type="boolean" office:boolean-value="false" calcext:value-type="boolean">
            <text:p>FALSE</text:p>
          </table:table-cell>
          <table:table-cell table:formula="of:=OR([.E70];[.F7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formula="of:=AND(AND([.C71]&gt;=[.A71]; [.C71]&lt;=[.B71]);AND([.D71]&gt;=[.A71]; [.D71]&lt;=[.B71]))" office:value-type="boolean" office:boolean-value="false" calcext:value-type="boolean">
            <text:p>FALSE</text:p>
          </table:table-cell>
          <table:table-cell table:formula="of:=AND(AND([.A71]&gt;=[.C71]; [.A71]&lt;=[.D71]);AND([.B71]&gt;=[.C71]; [.B71]&lt;=[.D71]))" office:value-type="boolean" office:boolean-value="true" calcext:value-type="boolean">
            <text:p>TRUE</text:p>
          </table:table-cell>
          <table:table-cell table:formula="of:=AND([.E71];[.F71])" office:value-type="boolean" office:boolean-value="false" calcext:value-type="boolean">
            <text:p>FALSE</text:p>
          </table:table-cell>
          <table:table-cell table:formula="of:=OR([.E71];[.F7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AND(AND([.C72]&gt;=[.A72]; [.C72]&lt;=[.B72]);AND([.D72]&gt;=[.A72]; [.D72]&lt;=[.B72]))" office:value-type="boolean" office:boolean-value="false" calcext:value-type="boolean">
            <text:p>FALSE</text:p>
          </table:table-cell>
          <table:table-cell table:formula="of:=AND(AND([.A72]&gt;=[.C72]; [.A72]&lt;=[.D72]);AND([.B72]&gt;=[.C72]; [.B72]&lt;=[.D72]))" office:value-type="boolean" office:boolean-value="false" calcext:value-type="boolean">
            <text:p>FALSE</text:p>
          </table:table-cell>
          <table:table-cell table:formula="of:=AND([.E72];[.F72])" office:value-type="boolean" office:boolean-value="false" calcext:value-type="boolean">
            <text:p>FALSE</text:p>
          </table:table-cell>
          <table:table-cell table:formula="of:=OR([.E72];[.F7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formula="of:=AND(AND([.C73]&gt;=[.A73]; [.C73]&lt;=[.B73]);AND([.D73]&gt;=[.A73]; [.D73]&lt;=[.B73]))" office:value-type="boolean" office:boolean-value="false" calcext:value-type="boolean">
            <text:p>FALSE</text:p>
          </table:table-cell>
          <table:table-cell table:formula="of:=AND(AND([.A73]&gt;=[.C73]; [.A73]&lt;=[.D73]);AND([.B73]&gt;=[.C73]; [.B73]&lt;=[.D73]))" office:value-type="boolean" office:boolean-value="false" calcext:value-type="boolean">
            <text:p>FALSE</text:p>
          </table:table-cell>
          <table:table-cell table:formula="of:=AND([.E73];[.F73])" office:value-type="boolean" office:boolean-value="false" calcext:value-type="boolean">
            <text:p>FALSE</text:p>
          </table:table-cell>
          <table:table-cell table:formula="of:=OR([.E73];[.F7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formula="of:=AND(AND([.C74]&gt;=[.A74]; [.C74]&lt;=[.B74]);AND([.D74]&gt;=[.A74]; [.D74]&lt;=[.B74]))" office:value-type="boolean" office:boolean-value="false" calcext:value-type="boolean">
            <text:p>FALSE</text:p>
          </table:table-cell>
          <table:table-cell table:formula="of:=AND(AND([.A74]&gt;=[.C74]; [.A74]&lt;=[.D74]);AND([.B74]&gt;=[.C74]; [.B74]&lt;=[.D74]))" office:value-type="boolean" office:boolean-value="false" calcext:value-type="boolean">
            <text:p>FALSE</text:p>
          </table:table-cell>
          <table:table-cell table:formula="of:=AND([.E74];[.F74])" office:value-type="boolean" office:boolean-value="false" calcext:value-type="boolean">
            <text:p>FALSE</text:p>
          </table:table-cell>
          <table:table-cell table:formula="of:=OR([.E74];[.F7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formula="of:=AND(AND([.C75]&gt;=[.A75]; [.C75]&lt;=[.B75]);AND([.D75]&gt;=[.A75]; [.D75]&lt;=[.B75]))" office:value-type="boolean" office:boolean-value="false" calcext:value-type="boolean">
            <text:p>FALSE</text:p>
          </table:table-cell>
          <table:table-cell table:formula="of:=AND(AND([.A75]&gt;=[.C75]; [.A75]&lt;=[.D75]);AND([.B75]&gt;=[.C75]; [.B75]&lt;=[.D75]))" office:value-type="boolean" office:boolean-value="false" calcext:value-type="boolean">
            <text:p>FALSE</text:p>
          </table:table-cell>
          <table:table-cell table:formula="of:=AND([.E75];[.F75])" office:value-type="boolean" office:boolean-value="false" calcext:value-type="boolean">
            <text:p>FALSE</text:p>
          </table:table-cell>
          <table:table-cell table:formula="of:=OR([.E75];[.F7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formula="of:=AND(AND([.C76]&gt;=[.A76]; [.C76]&lt;=[.B76]);AND([.D76]&gt;=[.A76]; [.D76]&lt;=[.B76]))" office:value-type="boolean" office:boolean-value="true" calcext:value-type="boolean">
            <text:p>TRUE</text:p>
          </table:table-cell>
          <table:table-cell table:formula="of:=AND(AND([.A76]&gt;=[.C76]; [.A76]&lt;=[.D76]);AND([.B76]&gt;=[.C76]; [.B76]&lt;=[.D76]))" office:value-type="boolean" office:boolean-value="false" calcext:value-type="boolean">
            <text:p>FALSE</text:p>
          </table:table-cell>
          <table:table-cell table:formula="of:=AND([.E76];[.F76])" office:value-type="boolean" office:boolean-value="false" calcext:value-type="boolean">
            <text:p>FALSE</text:p>
          </table:table-cell>
          <table:table-cell table:formula="of:=OR([.E76];[.F7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formula="of:=AND(AND([.C77]&gt;=[.A77]; [.C77]&lt;=[.B77]);AND([.D77]&gt;=[.A77]; [.D77]&lt;=[.B77]))" office:value-type="boolean" office:boolean-value="true" calcext:value-type="boolean">
            <text:p>TRUE</text:p>
          </table:table-cell>
          <table:table-cell table:formula="of:=AND(AND([.A77]&gt;=[.C77]; [.A77]&lt;=[.D77]);AND([.B77]&gt;=[.C77]; [.B77]&lt;=[.D77]))" office:value-type="boolean" office:boolean-value="false" calcext:value-type="boolean">
            <text:p>FALSE</text:p>
          </table:table-cell>
          <table:table-cell table:formula="of:=AND([.E77];[.F77])" office:value-type="boolean" office:boolean-value="false" calcext:value-type="boolean">
            <text:p>FALSE</text:p>
          </table:table-cell>
          <table:table-cell table:formula="of:=OR([.E77];[.F7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AND(AND([.C78]&gt;=[.A78]; [.C78]&lt;=[.B78]);AND([.D78]&gt;=[.A78]; [.D78]&lt;=[.B78]))" office:value-type="boolean" office:boolean-value="true" calcext:value-type="boolean">
            <text:p>TRUE</text:p>
          </table:table-cell>
          <table:table-cell table:formula="of:=AND(AND([.A78]&gt;=[.C78]; [.A78]&lt;=[.D78]);AND([.B78]&gt;=[.C78]; [.B78]&lt;=[.D78]))" office:value-type="boolean" office:boolean-value="false" calcext:value-type="boolean">
            <text:p>FALSE</text:p>
          </table:table-cell>
          <table:table-cell table:formula="of:=AND([.E78];[.F78])" office:value-type="boolean" office:boolean-value="false" calcext:value-type="boolean">
            <text:p>FALSE</text:p>
          </table:table-cell>
          <table:table-cell table:formula="of:=OR([.E78];[.F7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formula="of:=AND(AND([.C79]&gt;=[.A79]; [.C79]&lt;=[.B79]);AND([.D79]&gt;=[.A79]; [.D79]&lt;=[.B79]))" office:value-type="boolean" office:boolean-value="false" calcext:value-type="boolean">
            <text:p>FALSE</text:p>
          </table:table-cell>
          <table:table-cell table:formula="of:=AND(AND([.A79]&gt;=[.C79]; [.A79]&lt;=[.D79]);AND([.B79]&gt;=[.C79]; [.B79]&lt;=[.D79]))" office:value-type="boolean" office:boolean-value="false" calcext:value-type="boolean">
            <text:p>FALSE</text:p>
          </table:table-cell>
          <table:table-cell table:formula="of:=AND([.E79];[.F79])" office:value-type="boolean" office:boolean-value="false" calcext:value-type="boolean">
            <text:p>FALSE</text:p>
          </table:table-cell>
          <table:table-cell table:formula="of:=OR([.E79];[.F7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formula="of:=AND(AND([.C80]&gt;=[.A80]; [.C80]&lt;=[.B80]);AND([.D80]&gt;=[.A80]; [.D80]&lt;=[.B80]))" office:value-type="boolean" office:boolean-value="false" calcext:value-type="boolean">
            <text:p>FALSE</text:p>
          </table:table-cell>
          <table:table-cell table:formula="of:=AND(AND([.A80]&gt;=[.C80]; [.A80]&lt;=[.D80]);AND([.B80]&gt;=[.C80]; [.B80]&lt;=[.D80]))" office:value-type="boolean" office:boolean-value="false" calcext:value-type="boolean">
            <text:p>FALSE</text:p>
          </table:table-cell>
          <table:table-cell table:formula="of:=AND([.E80];[.F80])" office:value-type="boolean" office:boolean-value="false" calcext:value-type="boolean">
            <text:p>FALSE</text:p>
          </table:table-cell>
          <table:table-cell table:formula="of:=OR([.E80];[.F8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formula="of:=AND(AND([.C81]&gt;=[.A81]; [.C81]&lt;=[.B81]);AND([.D81]&gt;=[.A81]; [.D81]&lt;=[.B81]))" office:value-type="boolean" office:boolean-value="false" calcext:value-type="boolean">
            <text:p>FALSE</text:p>
          </table:table-cell>
          <table:table-cell table:formula="of:=AND(AND([.A81]&gt;=[.C81]; [.A81]&lt;=[.D81]);AND([.B81]&gt;=[.C81]; [.B81]&lt;=[.D81]))" office:value-type="boolean" office:boolean-value="true" calcext:value-type="boolean">
            <text:p>TRUE</text:p>
          </table:table-cell>
          <table:table-cell table:formula="of:=AND([.E81];[.F81])" office:value-type="boolean" office:boolean-value="false" calcext:value-type="boolean">
            <text:p>FALSE</text:p>
          </table:table-cell>
          <table:table-cell table:formula="of:=OR([.E81];[.F8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table:formula="of:=AND(AND([.C82]&gt;=[.A82]; [.C82]&lt;=[.B82]);AND([.D82]&gt;=[.A82]; [.D82]&lt;=[.B82]))" office:value-type="boolean" office:boolean-value="false" calcext:value-type="boolean">
            <text:p>FALSE</text:p>
          </table:table-cell>
          <table:table-cell table:formula="of:=AND(AND([.A82]&gt;=[.C82]; [.A82]&lt;=[.D82]);AND([.B82]&gt;=[.C82]; [.B82]&lt;=[.D82]))" office:value-type="boolean" office:boolean-value="false" calcext:value-type="boolean">
            <text:p>FALSE</text:p>
          </table:table-cell>
          <table:table-cell table:formula="of:=AND([.E82];[.F82])" office:value-type="boolean" office:boolean-value="false" calcext:value-type="boolean">
            <text:p>FALSE</text:p>
          </table:table-cell>
          <table:table-cell table:formula="of:=OR([.E82];[.F8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table:formula="of:=AND(AND([.C83]&gt;=[.A83]; [.C83]&lt;=[.B83]);AND([.D83]&gt;=[.A83]; [.D83]&lt;=[.B83]))" office:value-type="boolean" office:boolean-value="false" calcext:value-type="boolean">
            <text:p>FALSE</text:p>
          </table:table-cell>
          <table:table-cell table:formula="of:=AND(AND([.A83]&gt;=[.C83]; [.A83]&lt;=[.D83]);AND([.B83]&gt;=[.C83]; [.B83]&lt;=[.D83]))" office:value-type="boolean" office:boolean-value="true" calcext:value-type="boolean">
            <text:p>TRUE</text:p>
          </table:table-cell>
          <table:table-cell table:formula="of:=AND([.E83];[.F83])" office:value-type="boolean" office:boolean-value="false" calcext:value-type="boolean">
            <text:p>FALSE</text:p>
          </table:table-cell>
          <table:table-cell table:formula="of:=OR([.E83];[.F8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formula="of:=AND(AND([.C84]&gt;=[.A84]; [.C84]&lt;=[.B84]);AND([.D84]&gt;=[.A84]; [.D84]&lt;=[.B84]))" office:value-type="boolean" office:boolean-value="false" calcext:value-type="boolean">
            <text:p>FALSE</text:p>
          </table:table-cell>
          <table:table-cell table:formula="of:=AND(AND([.A84]&gt;=[.C84]; [.A84]&lt;=[.D84]);AND([.B84]&gt;=[.C84]; [.B84]&lt;=[.D84]))" office:value-type="boolean" office:boolean-value="true" calcext:value-type="boolean">
            <text:p>TRUE</text:p>
          </table:table-cell>
          <table:table-cell table:formula="of:=AND([.E84];[.F84])" office:value-type="boolean" office:boolean-value="false" calcext:value-type="boolean">
            <text:p>FALSE</text:p>
          </table:table-cell>
          <table:table-cell table:formula="of:=OR([.E84];[.F8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AND(AND([.C85]&gt;=[.A85]; [.C85]&lt;=[.B85]);AND([.D85]&gt;=[.A85]; [.D85]&lt;=[.B85]))" office:value-type="boolean" office:boolean-value="false" calcext:value-type="boolean">
            <text:p>FALSE</text:p>
          </table:table-cell>
          <table:table-cell table:formula="of:=AND(AND([.A85]&gt;=[.C85]; [.A85]&lt;=[.D85]);AND([.B85]&gt;=[.C85]; [.B85]&lt;=[.D85]))" office:value-type="boolean" office:boolean-value="true" calcext:value-type="boolean">
            <text:p>TRUE</text:p>
          </table:table-cell>
          <table:table-cell table:formula="of:=AND([.E85];[.F85])" office:value-type="boolean" office:boolean-value="false" calcext:value-type="boolean">
            <text:p>FALSE</text:p>
          </table:table-cell>
          <table:table-cell table:formula="of:=OR([.E85];[.F8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ND(AND([.C86]&gt;=[.A86]; [.C86]&lt;=[.B86]);AND([.D86]&gt;=[.A86]; [.D86]&lt;=[.B86]))" office:value-type="boolean" office:boolean-value="false" calcext:value-type="boolean">
            <text:p>FALSE</text:p>
          </table:table-cell>
          <table:table-cell table:formula="of:=AND(AND([.A86]&gt;=[.C86]; [.A86]&lt;=[.D86]);AND([.B86]&gt;=[.C86]; [.B86]&lt;=[.D86]))" office:value-type="boolean" office:boolean-value="false" calcext:value-type="boolean">
            <text:p>FALSE</text:p>
          </table:table-cell>
          <table:table-cell table:formula="of:=AND([.E86];[.F86])" office:value-type="boolean" office:boolean-value="false" calcext:value-type="boolean">
            <text:p>FALSE</text:p>
          </table:table-cell>
          <table:table-cell table:formula="of:=OR([.E86];[.F8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AND(AND([.C87]&gt;=[.A87]; [.C87]&lt;=[.B87]);AND([.D87]&gt;=[.A87]; [.D87]&lt;=[.B87]))" office:value-type="boolean" office:boolean-value="false" calcext:value-type="boolean">
            <text:p>FALSE</text:p>
          </table:table-cell>
          <table:table-cell table:formula="of:=AND(AND([.A87]&gt;=[.C87]; [.A87]&lt;=[.D87]);AND([.B87]&gt;=[.C87]; [.B87]&lt;=[.D87]))" office:value-type="boolean" office:boolean-value="true" calcext:value-type="boolean">
            <text:p>TRUE</text:p>
          </table:table-cell>
          <table:table-cell table:formula="of:=AND([.E87];[.F87])" office:value-type="boolean" office:boolean-value="false" calcext:value-type="boolean">
            <text:p>FALSE</text:p>
          </table:table-cell>
          <table:table-cell table:formula="of:=OR([.E87];[.F8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table:formula="of:=AND(AND([.C88]&gt;=[.A88]; [.C88]&lt;=[.B88]);AND([.D88]&gt;=[.A88]; [.D88]&lt;=[.B88]))" office:value-type="boolean" office:boolean-value="false" calcext:value-type="boolean">
            <text:p>FALSE</text:p>
          </table:table-cell>
          <table:table-cell table:formula="of:=AND(AND([.A88]&gt;=[.C88]; [.A88]&lt;=[.D88]);AND([.B88]&gt;=[.C88]; [.B88]&lt;=[.D88]))" office:value-type="boolean" office:boolean-value="true" calcext:value-type="boolean">
            <text:p>TRUE</text:p>
          </table:table-cell>
          <table:table-cell table:formula="of:=AND([.E88];[.F88])" office:value-type="boolean" office:boolean-value="false" calcext:value-type="boolean">
            <text:p>FALSE</text:p>
          </table:table-cell>
          <table:table-cell table:formula="of:=OR([.E88];[.F8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AND(AND([.C89]&gt;=[.A89]; [.C89]&lt;=[.B89]);AND([.D89]&gt;=[.A89]; [.D89]&lt;=[.B89]))" office:value-type="boolean" office:boolean-value="false" calcext:value-type="boolean">
            <text:p>FALSE</text:p>
          </table:table-cell>
          <table:table-cell table:formula="of:=AND(AND([.A89]&gt;=[.C89]; [.A89]&lt;=[.D89]);AND([.B89]&gt;=[.C89]; [.B89]&lt;=[.D89]))" office:value-type="boolean" office:boolean-value="true" calcext:value-type="boolean">
            <text:p>TRUE</text:p>
          </table:table-cell>
          <table:table-cell table:formula="of:=AND([.E89];[.F89])" office:value-type="boolean" office:boolean-value="false" calcext:value-type="boolean">
            <text:p>FALSE</text:p>
          </table:table-cell>
          <table:table-cell table:formula="of:=OR([.E89];[.F8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AND(AND([.C90]&gt;=[.A90]; [.C90]&lt;=[.B90]);AND([.D90]&gt;=[.A90]; [.D90]&lt;=[.B90]))" office:value-type="boolean" office:boolean-value="false" calcext:value-type="boolean">
            <text:p>FALSE</text:p>
          </table:table-cell>
          <table:table-cell table:formula="of:=AND(AND([.A90]&gt;=[.C90]; [.A90]&lt;=[.D90]);AND([.B90]&gt;=[.C90]; [.B90]&lt;=[.D90]))" office:value-type="boolean" office:boolean-value="true" calcext:value-type="boolean">
            <text:p>TRUE</text:p>
          </table:table-cell>
          <table:table-cell table:formula="of:=AND([.E90];[.F90])" office:value-type="boolean" office:boolean-value="false" calcext:value-type="boolean">
            <text:p>FALSE</text:p>
          </table:table-cell>
          <table:table-cell table:formula="of:=OR([.E90];[.F9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AND(AND([.C91]&gt;=[.A91]; [.C91]&lt;=[.B91]);AND([.D91]&gt;=[.A91]; [.D91]&lt;=[.B91]))" office:value-type="boolean" office:boolean-value="false" calcext:value-type="boolean">
            <text:p>FALSE</text:p>
          </table:table-cell>
          <table:table-cell table:formula="of:=AND(AND([.A91]&gt;=[.C91]; [.A91]&lt;=[.D91]);AND([.B91]&gt;=[.C91]; [.B91]&lt;=[.D91]))" office:value-type="boolean" office:boolean-value="true" calcext:value-type="boolean">
            <text:p>TRUE</text:p>
          </table:table-cell>
          <table:table-cell table:formula="of:=AND([.E91];[.F91])" office:value-type="boolean" office:boolean-value="false" calcext:value-type="boolean">
            <text:p>FALSE</text:p>
          </table:table-cell>
          <table:table-cell table:formula="of:=OR([.E91];[.F9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formula="of:=AND(AND([.C92]&gt;=[.A92]; [.C92]&lt;=[.B92]);AND([.D92]&gt;=[.A92]; [.D92]&lt;=[.B92]))" office:value-type="boolean" office:boolean-value="true" calcext:value-type="boolean">
            <text:p>TRUE</text:p>
          </table:table-cell>
          <table:table-cell table:formula="of:=AND(AND([.A92]&gt;=[.C92]; [.A92]&lt;=[.D92]);AND([.B92]&gt;=[.C92]; [.B92]&lt;=[.D92]))" office:value-type="boolean" office:boolean-value="false" calcext:value-type="boolean">
            <text:p>FALSE</text:p>
          </table:table-cell>
          <table:table-cell table:formula="of:=AND([.E92];[.F92])" office:value-type="boolean" office:boolean-value="false" calcext:value-type="boolean">
            <text:p>FALSE</text:p>
          </table:table-cell>
          <table:table-cell table:formula="of:=OR([.E92];[.F9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table:formula="of:=AND(AND([.C93]&gt;=[.A93]; [.C93]&lt;=[.B93]);AND([.D93]&gt;=[.A93]; [.D93]&lt;=[.B93]))" office:value-type="boolean" office:boolean-value="false" calcext:value-type="boolean">
            <text:p>FALSE</text:p>
          </table:table-cell>
          <table:table-cell table:formula="of:=AND(AND([.A93]&gt;=[.C93]; [.A93]&lt;=[.D93]);AND([.B93]&gt;=[.C93]; [.B93]&lt;=[.D93]))" office:value-type="boolean" office:boolean-value="false" calcext:value-type="boolean">
            <text:p>FALSE</text:p>
          </table:table-cell>
          <table:table-cell table:formula="of:=AND([.E93];[.F93])" office:value-type="boolean" office:boolean-value="false" calcext:value-type="boolean">
            <text:p>FALSE</text:p>
          </table:table-cell>
          <table:table-cell table:formula="of:=OR([.E93];[.F9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AND(AND([.C94]&gt;=[.A94]; [.C94]&lt;=[.B94]);AND([.D94]&gt;=[.A94]; [.D94]&lt;=[.B94]))" office:value-type="boolean" office:boolean-value="false" calcext:value-type="boolean">
            <text:p>FALSE</text:p>
          </table:table-cell>
          <table:table-cell table:formula="of:=AND(AND([.A94]&gt;=[.C94]; [.A94]&lt;=[.D94]);AND([.B94]&gt;=[.C94]; [.B94]&lt;=[.D94]))" office:value-type="boolean" office:boolean-value="false" calcext:value-type="boolean">
            <text:p>FALSE</text:p>
          </table:table-cell>
          <table:table-cell table:formula="of:=AND([.E94];[.F94])" office:value-type="boolean" office:boolean-value="false" calcext:value-type="boolean">
            <text:p>FALSE</text:p>
          </table:table-cell>
          <table:table-cell table:formula="of:=OR([.E94];[.F9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AND(AND([.C95]&gt;=[.A95]; [.C95]&lt;=[.B95]);AND([.D95]&gt;=[.A95]; [.D95]&lt;=[.B95]))" office:value-type="boolean" office:boolean-value="false" calcext:value-type="boolean">
            <text:p>FALSE</text:p>
          </table:table-cell>
          <table:table-cell table:formula="of:=AND(AND([.A95]&gt;=[.C95]; [.A95]&lt;=[.D95]);AND([.B95]&gt;=[.C95]; [.B95]&lt;=[.D95]))" office:value-type="boolean" office:boolean-value="true" calcext:value-type="boolean">
            <text:p>TRUE</text:p>
          </table:table-cell>
          <table:table-cell table:formula="of:=AND([.E95];[.F95])" office:value-type="boolean" office:boolean-value="false" calcext:value-type="boolean">
            <text:p>FALSE</text:p>
          </table:table-cell>
          <table:table-cell table:formula="of:=OR([.E95];[.F9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AND(AND([.C96]&gt;=[.A96]; [.C96]&lt;=[.B96]);AND([.D96]&gt;=[.A96]; [.D96]&lt;=[.B96]))" office:value-type="boolean" office:boolean-value="false" calcext:value-type="boolean">
            <text:p>FALSE</text:p>
          </table:table-cell>
          <table:table-cell table:formula="of:=AND(AND([.A96]&gt;=[.C96]; [.A96]&lt;=[.D96]);AND([.B96]&gt;=[.C96]; [.B96]&lt;=[.D96]))" office:value-type="boolean" office:boolean-value="true" calcext:value-type="boolean">
            <text:p>TRUE</text:p>
          </table:table-cell>
          <table:table-cell table:formula="of:=AND([.E96];[.F96])" office:value-type="boolean" office:boolean-value="false" calcext:value-type="boolean">
            <text:p>FALSE</text:p>
          </table:table-cell>
          <table:table-cell table:formula="of:=OR([.E96];[.F9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formula="of:=AND(AND([.C97]&gt;=[.A97]; [.C97]&lt;=[.B97]);AND([.D97]&gt;=[.A97]; [.D97]&lt;=[.B97]))" office:value-type="boolean" office:boolean-value="false" calcext:value-type="boolean">
            <text:p>FALSE</text:p>
          </table:table-cell>
          <table:table-cell table:formula="of:=AND(AND([.A97]&gt;=[.C97]; [.A97]&lt;=[.D97]);AND([.B97]&gt;=[.C97]; [.B97]&lt;=[.D97]))" office:value-type="boolean" office:boolean-value="false" calcext:value-type="boolean">
            <text:p>FALSE</text:p>
          </table:table-cell>
          <table:table-cell table:formula="of:=AND([.E97];[.F97])" office:value-type="boolean" office:boolean-value="false" calcext:value-type="boolean">
            <text:p>FALSE</text:p>
          </table:table-cell>
          <table:table-cell table:formula="of:=OR([.E97];[.F9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table:formula="of:=AND(AND([.C98]&gt;=[.A98]; [.C98]&lt;=[.B98]);AND([.D98]&gt;=[.A98]; [.D98]&lt;=[.B98]))" office:value-type="boolean" office:boolean-value="false" calcext:value-type="boolean">
            <text:p>FALSE</text:p>
          </table:table-cell>
          <table:table-cell table:formula="of:=AND(AND([.A98]&gt;=[.C98]; [.A98]&lt;=[.D98]);AND([.B98]&gt;=[.C98]; [.B98]&lt;=[.D98]))" office:value-type="boolean" office:boolean-value="true" calcext:value-type="boolean">
            <text:p>TRUE</text:p>
          </table:table-cell>
          <table:table-cell table:formula="of:=AND([.E98];[.F98])" office:value-type="boolean" office:boolean-value="false" calcext:value-type="boolean">
            <text:p>FALSE</text:p>
          </table:table-cell>
          <table:table-cell table:formula="of:=OR([.E98];[.F9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table:formula="of:=AND(AND([.C99]&gt;=[.A99]; [.C99]&lt;=[.B99]);AND([.D99]&gt;=[.A99]; [.D99]&lt;=[.B99]))" office:value-type="boolean" office:boolean-value="false" calcext:value-type="boolean">
            <text:p>FALSE</text:p>
          </table:table-cell>
          <table:table-cell table:formula="of:=AND(AND([.A99]&gt;=[.C99]; [.A99]&lt;=[.D99]);AND([.B99]&gt;=[.C99]; [.B99]&lt;=[.D99]))" office:value-type="boolean" office:boolean-value="true" calcext:value-type="boolean">
            <text:p>TRUE</text:p>
          </table:table-cell>
          <table:table-cell table:formula="of:=AND([.E99];[.F99])" office:value-type="boolean" office:boolean-value="false" calcext:value-type="boolean">
            <text:p>FALSE</text:p>
          </table:table-cell>
          <table:table-cell table:formula="of:=OR([.E99];[.F9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formula="of:=AND(AND([.C100]&gt;=[.A100]; [.C100]&lt;=[.B100]);AND([.D100]&gt;=[.A100]; [.D100]&lt;=[.B100]))" office:value-type="boolean" office:boolean-value="false" calcext:value-type="boolean">
            <text:p>FALSE</text:p>
          </table:table-cell>
          <table:table-cell table:formula="of:=AND(AND([.A100]&gt;=[.C100]; [.A100]&lt;=[.D100]);AND([.B100]&gt;=[.C100]; [.B100]&lt;=[.D100]))" office:value-type="boolean" office:boolean-value="true" calcext:value-type="boolean">
            <text:p>TRUE</text:p>
          </table:table-cell>
          <table:table-cell table:formula="of:=AND([.E100];[.F100])" office:value-type="boolean" office:boolean-value="false" calcext:value-type="boolean">
            <text:p>FALSE</text:p>
          </table:table-cell>
          <table:table-cell table:formula="of:=OR([.E100];[.F10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formula="of:=AND(AND([.C101]&gt;=[.A101]; [.C101]&lt;=[.B101]);AND([.D101]&gt;=[.A101]; [.D101]&lt;=[.B101]))" office:value-type="boolean" office:boolean-value="false" calcext:value-type="boolean">
            <text:p>FALSE</text:p>
          </table:table-cell>
          <table:table-cell table:formula="of:=AND(AND([.A101]&gt;=[.C101]; [.A101]&lt;=[.D101]);AND([.B101]&gt;=[.C101]; [.B101]&lt;=[.D101]))" office:value-type="boolean" office:boolean-value="false" calcext:value-type="boolean">
            <text:p>FALSE</text:p>
          </table:table-cell>
          <table:table-cell table:formula="of:=AND([.E101];[.F101])" office:value-type="boolean" office:boolean-value="false" calcext:value-type="boolean">
            <text:p>FALSE</text:p>
          </table:table-cell>
          <table:table-cell table:formula="of:=OR([.E101];[.F10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AND(AND([.C102]&gt;=[.A102]; [.C102]&lt;=[.B102]);AND([.D102]&gt;=[.A102]; [.D102]&lt;=[.B102]))" office:value-type="boolean" office:boolean-value="false" calcext:value-type="boolean">
            <text:p>FALSE</text:p>
          </table:table-cell>
          <table:table-cell table:formula="of:=AND(AND([.A102]&gt;=[.C102]; [.A102]&lt;=[.D102]);AND([.B102]&gt;=[.C102]; [.B102]&lt;=[.D102]))" office:value-type="boolean" office:boolean-value="false" calcext:value-type="boolean">
            <text:p>FALSE</text:p>
          </table:table-cell>
          <table:table-cell table:formula="of:=AND([.E102];[.F102])" office:value-type="boolean" office:boolean-value="false" calcext:value-type="boolean">
            <text:p>FALSE</text:p>
          </table:table-cell>
          <table:table-cell table:formula="of:=OR([.E102];[.F10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formula="of:=AND(AND([.C103]&gt;=[.A103]; [.C103]&lt;=[.B103]);AND([.D103]&gt;=[.A103]; [.D103]&lt;=[.B103]))" office:value-type="boolean" office:boolean-value="false" calcext:value-type="boolean">
            <text:p>FALSE</text:p>
          </table:table-cell>
          <table:table-cell table:formula="of:=AND(AND([.A103]&gt;=[.C103]; [.A103]&lt;=[.D103]);AND([.B103]&gt;=[.C103]; [.B103]&lt;=[.D103]))" office:value-type="boolean" office:boolean-value="false" calcext:value-type="boolean">
            <text:p>FALSE</text:p>
          </table:table-cell>
          <table:table-cell table:formula="of:=AND([.E103];[.F103])" office:value-type="boolean" office:boolean-value="false" calcext:value-type="boolean">
            <text:p>FALSE</text:p>
          </table:table-cell>
          <table:table-cell table:formula="of:=OR([.E103];[.F10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AND(AND([.C104]&gt;=[.A104]; [.C104]&lt;=[.B104]);AND([.D104]&gt;=[.A104]; [.D104]&lt;=[.B104]))" office:value-type="boolean" office:boolean-value="false" calcext:value-type="boolean">
            <text:p>FALSE</text:p>
          </table:table-cell>
          <table:table-cell table:formula="of:=AND(AND([.A104]&gt;=[.C104]; [.A104]&lt;=[.D104]);AND([.B104]&gt;=[.C104]; [.B104]&lt;=[.D104]))" office:value-type="boolean" office:boolean-value="false" calcext:value-type="boolean">
            <text:p>FALSE</text:p>
          </table:table-cell>
          <table:table-cell table:formula="of:=AND([.E104];[.F104])" office:value-type="boolean" office:boolean-value="false" calcext:value-type="boolean">
            <text:p>FALSE</text:p>
          </table:table-cell>
          <table:table-cell table:formula="of:=OR([.E104];[.F10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formula="of:=AND(AND([.C105]&gt;=[.A105]; [.C105]&lt;=[.B105]);AND([.D105]&gt;=[.A105]; [.D105]&lt;=[.B105]))" office:value-type="boolean" office:boolean-value="true" calcext:value-type="boolean">
            <text:p>TRUE</text:p>
          </table:table-cell>
          <table:table-cell table:formula="of:=AND(AND([.A105]&gt;=[.C105]; [.A105]&lt;=[.D105]);AND([.B105]&gt;=[.C105]; [.B105]&lt;=[.D105]))" office:value-type="boolean" office:boolean-value="false" calcext:value-type="boolean">
            <text:p>FALSE</text:p>
          </table:table-cell>
          <table:table-cell table:formula="of:=AND([.E105];[.F105])" office:value-type="boolean" office:boolean-value="false" calcext:value-type="boolean">
            <text:p>FALSE</text:p>
          </table:table-cell>
          <table:table-cell table:formula="of:=OR([.E105];[.F10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93" calcext:value-type="float">
            <text:p>93</text:p>
          </table:table-cell>
          <table:table-cell table:formula="of:=AND(AND([.C106]&gt;=[.A106]; [.C106]&lt;=[.B106]);AND([.D106]&gt;=[.A106]; [.D106]&lt;=[.B106]))" office:value-type="boolean" office:boolean-value="true" calcext:value-type="boolean">
            <text:p>TRUE</text:p>
          </table:table-cell>
          <table:table-cell table:formula="of:=AND(AND([.A106]&gt;=[.C106]; [.A106]&lt;=[.D106]);AND([.B106]&gt;=[.C106]; [.B106]&lt;=[.D106]))" office:value-type="boolean" office:boolean-value="false" calcext:value-type="boolean">
            <text:p>FALSE</text:p>
          </table:table-cell>
          <table:table-cell table:formula="of:=AND([.E106];[.F106])" office:value-type="boolean" office:boolean-value="false" calcext:value-type="boolean">
            <text:p>FALSE</text:p>
          </table:table-cell>
          <table:table-cell table:formula="of:=OR([.E106];[.F10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ND(AND([.C107]&gt;=[.A107]; [.C107]&lt;=[.B107]);AND([.D107]&gt;=[.A107]; [.D107]&lt;=[.B107]))" office:value-type="boolean" office:boolean-value="false" calcext:value-type="boolean">
            <text:p>FALSE</text:p>
          </table:table-cell>
          <table:table-cell table:formula="of:=AND(AND([.A107]&gt;=[.C107]; [.A107]&lt;=[.D107]);AND([.B107]&gt;=[.C107]; [.B107]&lt;=[.D107]))" office:value-type="boolean" office:boolean-value="false" calcext:value-type="boolean">
            <text:p>FALSE</text:p>
          </table:table-cell>
          <table:table-cell table:formula="of:=AND([.E107];[.F107])" office:value-type="boolean" office:boolean-value="false" calcext:value-type="boolean">
            <text:p>FALSE</text:p>
          </table:table-cell>
          <table:table-cell table:formula="of:=OR([.E107];[.F10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AND(AND([.C108]&gt;=[.A108]; [.C108]&lt;=[.B108]);AND([.D108]&gt;=[.A108]; [.D108]&lt;=[.B108]))" office:value-type="boolean" office:boolean-value="false" calcext:value-type="boolean">
            <text:p>FALSE</text:p>
          </table:table-cell>
          <table:table-cell table:formula="of:=AND(AND([.A108]&gt;=[.C108]; [.A108]&lt;=[.D108]);AND([.B108]&gt;=[.C108]; [.B108]&lt;=[.D108]))" office:value-type="boolean" office:boolean-value="false" calcext:value-type="boolean">
            <text:p>FALSE</text:p>
          </table:table-cell>
          <table:table-cell table:formula="of:=AND([.E108];[.F108])" office:value-type="boolean" office:boolean-value="false" calcext:value-type="boolean">
            <text:p>FALSE</text:p>
          </table:table-cell>
          <table:table-cell table:formula="of:=OR([.E108];[.F10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AND(AND([.C109]&gt;=[.A109]; [.C109]&lt;=[.B109]);AND([.D109]&gt;=[.A109]; [.D109]&lt;=[.B109]))" office:value-type="boolean" office:boolean-value="false" calcext:value-type="boolean">
            <text:p>FALSE</text:p>
          </table:table-cell>
          <table:table-cell table:formula="of:=AND(AND([.A109]&gt;=[.C109]; [.A109]&lt;=[.D109]);AND([.B109]&gt;=[.C109]; [.B109]&lt;=[.D109]))" office:value-type="boolean" office:boolean-value="false" calcext:value-type="boolean">
            <text:p>FALSE</text:p>
          </table:table-cell>
          <table:table-cell table:formula="of:=AND([.E109];[.F109])" office:value-type="boolean" office:boolean-value="false" calcext:value-type="boolean">
            <text:p>FALSE</text:p>
          </table:table-cell>
          <table:table-cell table:formula="of:=OR([.E109];[.F10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AND(AND([.C110]&gt;=[.A110]; [.C110]&lt;=[.B110]);AND([.D110]&gt;=[.A110]; [.D110]&lt;=[.B110]))" office:value-type="boolean" office:boolean-value="false" calcext:value-type="boolean">
            <text:p>FALSE</text:p>
          </table:table-cell>
          <table:table-cell table:formula="of:=AND(AND([.A110]&gt;=[.C110]; [.A110]&lt;=[.D110]);AND([.B110]&gt;=[.C110]; [.B110]&lt;=[.D110]))" office:value-type="boolean" office:boolean-value="true" calcext:value-type="boolean">
            <text:p>TRUE</text:p>
          </table:table-cell>
          <table:table-cell table:formula="of:=AND([.E110];[.F110])" office:value-type="boolean" office:boolean-value="false" calcext:value-type="boolean">
            <text:p>FALSE</text:p>
          </table:table-cell>
          <table:table-cell table:formula="of:=OR([.E110];[.F11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formula="of:=AND(AND([.C111]&gt;=[.A111]; [.C111]&lt;=[.B111]);AND([.D111]&gt;=[.A111]; [.D111]&lt;=[.B111]))" office:value-type="boolean" office:boolean-value="false" calcext:value-type="boolean">
            <text:p>FALSE</text:p>
          </table:table-cell>
          <table:table-cell table:formula="of:=AND(AND([.A111]&gt;=[.C111]; [.A111]&lt;=[.D111]);AND([.B111]&gt;=[.C111]; [.B111]&lt;=[.D111]))" office:value-type="boolean" office:boolean-value="false" calcext:value-type="boolean">
            <text:p>FALSE</text:p>
          </table:table-cell>
          <table:table-cell table:formula="of:=AND([.E111];[.F111])" office:value-type="boolean" office:boolean-value="false" calcext:value-type="boolean">
            <text:p>FALSE</text:p>
          </table:table-cell>
          <table:table-cell table:formula="of:=OR([.E111];[.F11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formula="of:=AND(AND([.C112]&gt;=[.A112]; [.C112]&lt;=[.B112]);AND([.D112]&gt;=[.A112]; [.D112]&lt;=[.B112]))" office:value-type="boolean" office:boolean-value="false" calcext:value-type="boolean">
            <text:p>FALSE</text:p>
          </table:table-cell>
          <table:table-cell table:formula="of:=AND(AND([.A112]&gt;=[.C112]; [.A112]&lt;=[.D112]);AND([.B112]&gt;=[.C112]; [.B112]&lt;=[.D112]))" office:value-type="boolean" office:boolean-value="false" calcext:value-type="boolean">
            <text:p>FALSE</text:p>
          </table:table-cell>
          <table:table-cell table:formula="of:=AND([.E112];[.F112])" office:value-type="boolean" office:boolean-value="false" calcext:value-type="boolean">
            <text:p>FALSE</text:p>
          </table:table-cell>
          <table:table-cell table:formula="of:=OR([.E112];[.F11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formula="of:=AND(AND([.C113]&gt;=[.A113]; [.C113]&lt;=[.B113]);AND([.D113]&gt;=[.A113]; [.D113]&lt;=[.B113]))" office:value-type="boolean" office:boolean-value="false" calcext:value-type="boolean">
            <text:p>FALSE</text:p>
          </table:table-cell>
          <table:table-cell table:formula="of:=AND(AND([.A113]&gt;=[.C113]; [.A113]&lt;=[.D113]);AND([.B113]&gt;=[.C113]; [.B113]&lt;=[.D113]))" office:value-type="boolean" office:boolean-value="true" calcext:value-type="boolean">
            <text:p>TRUE</text:p>
          </table:table-cell>
          <table:table-cell table:formula="of:=AND([.E113];[.F113])" office:value-type="boolean" office:boolean-value="false" calcext:value-type="boolean">
            <text:p>FALSE</text:p>
          </table:table-cell>
          <table:table-cell table:formula="of:=OR([.E113];[.F11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table:formula="of:=AND(AND([.C114]&gt;=[.A114]; [.C114]&lt;=[.B114]);AND([.D114]&gt;=[.A114]; [.D114]&lt;=[.B114]))" office:value-type="boolean" office:boolean-value="false" calcext:value-type="boolean">
            <text:p>FALSE</text:p>
          </table:table-cell>
          <table:table-cell table:formula="of:=AND(AND([.A114]&gt;=[.C114]; [.A114]&lt;=[.D114]);AND([.B114]&gt;=[.C114]; [.B114]&lt;=[.D114]))" office:value-type="boolean" office:boolean-value="true" calcext:value-type="boolean">
            <text:p>TRUE</text:p>
          </table:table-cell>
          <table:table-cell table:formula="of:=AND([.E114];[.F114])" office:value-type="boolean" office:boolean-value="false" calcext:value-type="boolean">
            <text:p>FALSE</text:p>
          </table:table-cell>
          <table:table-cell table:formula="of:=OR([.E114];[.F11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table:formula="of:=AND(AND([.C115]&gt;=[.A115]; [.C115]&lt;=[.B115]);AND([.D115]&gt;=[.A115]; [.D115]&lt;=[.B115]))" office:value-type="boolean" office:boolean-value="false" calcext:value-type="boolean">
            <text:p>FALSE</text:p>
          </table:table-cell>
          <table:table-cell table:formula="of:=AND(AND([.A115]&gt;=[.C115]; [.A115]&lt;=[.D115]);AND([.B115]&gt;=[.C115]; [.B115]&lt;=[.D115]))" office:value-type="boolean" office:boolean-value="false" calcext:value-type="boolean">
            <text:p>FALSE</text:p>
          </table:table-cell>
          <table:table-cell table:formula="of:=AND([.E115];[.F115])" office:value-type="boolean" office:boolean-value="false" calcext:value-type="boolean">
            <text:p>FALSE</text:p>
          </table:table-cell>
          <table:table-cell table:formula="of:=OR([.E115];[.F11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formula="of:=AND(AND([.C116]&gt;=[.A116]; [.C116]&lt;=[.B116]);AND([.D116]&gt;=[.A116]; [.D116]&lt;=[.B116]))" office:value-type="boolean" office:boolean-value="false" calcext:value-type="boolean">
            <text:p>FALSE</text:p>
          </table:table-cell>
          <table:table-cell table:formula="of:=AND(AND([.A116]&gt;=[.C116]; [.A116]&lt;=[.D116]);AND([.B116]&gt;=[.C116]; [.B116]&lt;=[.D116]))" office:value-type="boolean" office:boolean-value="true" calcext:value-type="boolean">
            <text:p>TRUE</text:p>
          </table:table-cell>
          <table:table-cell table:formula="of:=AND([.E116];[.F116])" office:value-type="boolean" office:boolean-value="false" calcext:value-type="boolean">
            <text:p>FALSE</text:p>
          </table:table-cell>
          <table:table-cell table:formula="of:=OR([.E116];[.F11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table:formula="of:=AND(AND([.C117]&gt;=[.A117]; [.C117]&lt;=[.B117]);AND([.D117]&gt;=[.A117]; [.D117]&lt;=[.B117]))" office:value-type="boolean" office:boolean-value="false" calcext:value-type="boolean">
            <text:p>FALSE</text:p>
          </table:table-cell>
          <table:table-cell table:formula="of:=AND(AND([.A117]&gt;=[.C117]; [.A117]&lt;=[.D117]);AND([.B117]&gt;=[.C117]; [.B117]&lt;=[.D117]))" office:value-type="boolean" office:boolean-value="false" calcext:value-type="boolean">
            <text:p>FALSE</text:p>
          </table:table-cell>
          <table:table-cell table:formula="of:=AND([.E117];[.F117])" office:value-type="boolean" office:boolean-value="false" calcext:value-type="boolean">
            <text:p>FALSE</text:p>
          </table:table-cell>
          <table:table-cell table:formula="of:=OR([.E117];[.F11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formula="of:=AND(AND([.C118]&gt;=[.A118]; [.C118]&lt;=[.B118]);AND([.D118]&gt;=[.A118]; [.D118]&lt;=[.B118]))" office:value-type="boolean" office:boolean-value="false" calcext:value-type="boolean">
            <text:p>FALSE</text:p>
          </table:table-cell>
          <table:table-cell table:formula="of:=AND(AND([.A118]&gt;=[.C118]; [.A118]&lt;=[.D118]);AND([.B118]&gt;=[.C118]; [.B118]&lt;=[.D118]))" office:value-type="boolean" office:boolean-value="false" calcext:value-type="boolean">
            <text:p>FALSE</text:p>
          </table:table-cell>
          <table:table-cell table:formula="of:=AND([.E118];[.F118])" office:value-type="boolean" office:boolean-value="false" calcext:value-type="boolean">
            <text:p>FALSE</text:p>
          </table:table-cell>
          <table:table-cell table:formula="of:=OR([.E118];[.F11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AND(AND([.C119]&gt;=[.A119]; [.C119]&lt;=[.B119]);AND([.D119]&gt;=[.A119]; [.D119]&lt;=[.B119]))" office:value-type="boolean" office:boolean-value="true" calcext:value-type="boolean">
            <text:p>TRUE</text:p>
          </table:table-cell>
          <table:table-cell table:formula="of:=AND(AND([.A119]&gt;=[.C119]; [.A119]&lt;=[.D119]);AND([.B119]&gt;=[.C119]; [.B119]&lt;=[.D119]))" office:value-type="boolean" office:boolean-value="false" calcext:value-type="boolean">
            <text:p>FALSE</text:p>
          </table:table-cell>
          <table:table-cell table:formula="of:=AND([.E119];[.F119])" office:value-type="boolean" office:boolean-value="false" calcext:value-type="boolean">
            <text:p>FALSE</text:p>
          </table:table-cell>
          <table:table-cell table:formula="of:=OR([.E119];[.F11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formula="of:=AND(AND([.C120]&gt;=[.A120]; [.C120]&lt;=[.B120]);AND([.D120]&gt;=[.A120]; [.D120]&lt;=[.B120]))" office:value-type="boolean" office:boolean-value="false" calcext:value-type="boolean">
            <text:p>FALSE</text:p>
          </table:table-cell>
          <table:table-cell table:formula="of:=AND(AND([.A120]&gt;=[.C120]; [.A120]&lt;=[.D120]);AND([.B120]&gt;=[.C120]; [.B120]&lt;=[.D120]))" office:value-type="boolean" office:boolean-value="false" calcext:value-type="boolean">
            <text:p>FALSE</text:p>
          </table:table-cell>
          <table:table-cell table:formula="of:=AND([.E120];[.F120])" office:value-type="boolean" office:boolean-value="false" calcext:value-type="boolean">
            <text:p>FALSE</text:p>
          </table:table-cell>
          <table:table-cell table:formula="of:=OR([.E120];[.F12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formula="of:=AND(AND([.C121]&gt;=[.A121]; [.C121]&lt;=[.B121]);AND([.D121]&gt;=[.A121]; [.D121]&lt;=[.B121]))" office:value-type="boolean" office:boolean-value="false" calcext:value-type="boolean">
            <text:p>FALSE</text:p>
          </table:table-cell>
          <table:table-cell table:formula="of:=AND(AND([.A121]&gt;=[.C121]; [.A121]&lt;=[.D121]);AND([.B121]&gt;=[.C121]; [.B121]&lt;=[.D121]))" office:value-type="boolean" office:boolean-value="false" calcext:value-type="boolean">
            <text:p>FALSE</text:p>
          </table:table-cell>
          <table:table-cell table:formula="of:=AND([.E121];[.F121])" office:value-type="boolean" office:boolean-value="false" calcext:value-type="boolean">
            <text:p>FALSE</text:p>
          </table:table-cell>
          <table:table-cell table:formula="of:=OR([.E121];[.F12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formula="of:=AND(AND([.C122]&gt;=[.A122]; [.C122]&lt;=[.B122]);AND([.D122]&gt;=[.A122]; [.D122]&lt;=[.B122]))" office:value-type="boolean" office:boolean-value="false" calcext:value-type="boolean">
            <text:p>FALSE</text:p>
          </table:table-cell>
          <table:table-cell table:formula="of:=AND(AND([.A122]&gt;=[.C122]; [.A122]&lt;=[.D122]);AND([.B122]&gt;=[.C122]; [.B122]&lt;=[.D122]))" office:value-type="boolean" office:boolean-value="false" calcext:value-type="boolean">
            <text:p>FALSE</text:p>
          </table:table-cell>
          <table:table-cell table:formula="of:=AND([.E122];[.F122])" office:value-type="boolean" office:boolean-value="false" calcext:value-type="boolean">
            <text:p>FALSE</text:p>
          </table:table-cell>
          <table:table-cell table:formula="of:=OR([.E122];[.F12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table:formula="of:=AND(AND([.C123]&gt;=[.A123]; [.C123]&lt;=[.B123]);AND([.D123]&gt;=[.A123]; [.D123]&lt;=[.B123]))" office:value-type="boolean" office:boolean-value="false" calcext:value-type="boolean">
            <text:p>FALSE</text:p>
          </table:table-cell>
          <table:table-cell table:formula="of:=AND(AND([.A123]&gt;=[.C123]; [.A123]&lt;=[.D123]);AND([.B123]&gt;=[.C123]; [.B123]&lt;=[.D123]))" office:value-type="boolean" office:boolean-value="true" calcext:value-type="boolean">
            <text:p>TRUE</text:p>
          </table:table-cell>
          <table:table-cell table:formula="of:=AND([.E123];[.F123])" office:value-type="boolean" office:boolean-value="false" calcext:value-type="boolean">
            <text:p>FALSE</text:p>
          </table:table-cell>
          <table:table-cell table:formula="of:=OR([.E123];[.F12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AND(AND([.C124]&gt;=[.A124]; [.C124]&lt;=[.B124]);AND([.D124]&gt;=[.A124]; [.D124]&lt;=[.B124]))" office:value-type="boolean" office:boolean-value="false" calcext:value-type="boolean">
            <text:p>FALSE</text:p>
          </table:table-cell>
          <table:table-cell table:formula="of:=AND(AND([.A124]&gt;=[.C124]; [.A124]&lt;=[.D124]);AND([.B124]&gt;=[.C124]; [.B124]&lt;=[.D124]))" office:value-type="boolean" office:boolean-value="false" calcext:value-type="boolean">
            <text:p>FALSE</text:p>
          </table:table-cell>
          <table:table-cell table:formula="of:=AND([.E124];[.F124])" office:value-type="boolean" office:boolean-value="false" calcext:value-type="boolean">
            <text:p>FALSE</text:p>
          </table:table-cell>
          <table:table-cell table:formula="of:=OR([.E124];[.F12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AND(AND([.C125]&gt;=[.A125]; [.C125]&lt;=[.B125]);AND([.D125]&gt;=[.A125]; [.D125]&lt;=[.B125]))" office:value-type="boolean" office:boolean-value="false" calcext:value-type="boolean">
            <text:p>FALSE</text:p>
          </table:table-cell>
          <table:table-cell table:formula="of:=AND(AND([.A125]&gt;=[.C125]; [.A125]&lt;=[.D125]);AND([.B125]&gt;=[.C125]; [.B125]&lt;=[.D125]))" office:value-type="boolean" office:boolean-value="false" calcext:value-type="boolean">
            <text:p>FALSE</text:p>
          </table:table-cell>
          <table:table-cell table:formula="of:=AND([.E125];[.F125])" office:value-type="boolean" office:boolean-value="false" calcext:value-type="boolean">
            <text:p>FALSE</text:p>
          </table:table-cell>
          <table:table-cell table:formula="of:=OR([.E125];[.F12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AND(AND([.C126]&gt;=[.A126]; [.C126]&lt;=[.B126]);AND([.D126]&gt;=[.A126]; [.D126]&lt;=[.B126]))" office:value-type="boolean" office:boolean-value="false" calcext:value-type="boolean">
            <text:p>FALSE</text:p>
          </table:table-cell>
          <table:table-cell table:formula="of:=AND(AND([.A126]&gt;=[.C126]; [.A126]&lt;=[.D126]);AND([.B126]&gt;=[.C126]; [.B126]&lt;=[.D126]))" office:value-type="boolean" office:boolean-value="false" calcext:value-type="boolean">
            <text:p>FALSE</text:p>
          </table:table-cell>
          <table:table-cell table:formula="of:=AND([.E126];[.F126])" office:value-type="boolean" office:boolean-value="false" calcext:value-type="boolean">
            <text:p>FALSE</text:p>
          </table:table-cell>
          <table:table-cell table:formula="of:=OR([.E126];[.F12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formula="of:=AND(AND([.C127]&gt;=[.A127]; [.C127]&lt;=[.B127]);AND([.D127]&gt;=[.A127]; [.D127]&lt;=[.B127]))" office:value-type="boolean" office:boolean-value="true" calcext:value-type="boolean">
            <text:p>TRUE</text:p>
          </table:table-cell>
          <table:table-cell table:formula="of:=AND(AND([.A127]&gt;=[.C127]; [.A127]&lt;=[.D127]);AND([.B127]&gt;=[.C127]; [.B127]&lt;=[.D127]))" office:value-type="boolean" office:boolean-value="false" calcext:value-type="boolean">
            <text:p>FALSE</text:p>
          </table:table-cell>
          <table:table-cell table:formula="of:=AND([.E127];[.F127])" office:value-type="boolean" office:boolean-value="false" calcext:value-type="boolean">
            <text:p>FALSE</text:p>
          </table:table-cell>
          <table:table-cell table:formula="of:=OR([.E127];[.F12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AND(AND([.C128]&gt;=[.A128]; [.C128]&lt;=[.B128]);AND([.D128]&gt;=[.A128]; [.D128]&lt;=[.B128]))" office:value-type="boolean" office:boolean-value="true" calcext:value-type="boolean">
            <text:p>TRUE</text:p>
          </table:table-cell>
          <table:table-cell table:formula="of:=AND(AND([.A128]&gt;=[.C128]; [.A128]&lt;=[.D128]);AND([.B128]&gt;=[.C128]; [.B128]&lt;=[.D128]))" office:value-type="boolean" office:boolean-value="false" calcext:value-type="boolean">
            <text:p>FALSE</text:p>
          </table:table-cell>
          <table:table-cell table:formula="of:=AND([.E128];[.F128])" office:value-type="boolean" office:boolean-value="false" calcext:value-type="boolean">
            <text:p>FALSE</text:p>
          </table:table-cell>
          <table:table-cell table:formula="of:=OR([.E128];[.F12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table:formula="of:=AND(AND([.C129]&gt;=[.A129]; [.C129]&lt;=[.B129]);AND([.D129]&gt;=[.A129]; [.D129]&lt;=[.B129]))" office:value-type="boolean" office:boolean-value="false" calcext:value-type="boolean">
            <text:p>FALSE</text:p>
          </table:table-cell>
          <table:table-cell table:formula="of:=AND(AND([.A129]&gt;=[.C129]; [.A129]&lt;=[.D129]);AND([.B129]&gt;=[.C129]; [.B129]&lt;=[.D129]))" office:value-type="boolean" office:boolean-value="false" calcext:value-type="boolean">
            <text:p>FALSE</text:p>
          </table:table-cell>
          <table:table-cell table:formula="of:=AND([.E129];[.F129])" office:value-type="boolean" office:boolean-value="false" calcext:value-type="boolean">
            <text:p>FALSE</text:p>
          </table:table-cell>
          <table:table-cell table:formula="of:=OR([.E129];[.F12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formula="of:=AND(AND([.C130]&gt;=[.A130]; [.C130]&lt;=[.B130]);AND([.D130]&gt;=[.A130]; [.D130]&lt;=[.B130]))" office:value-type="boolean" office:boolean-value="false" calcext:value-type="boolean">
            <text:p>FALSE</text:p>
          </table:table-cell>
          <table:table-cell table:formula="of:=AND(AND([.A130]&gt;=[.C130]; [.A130]&lt;=[.D130]);AND([.B130]&gt;=[.C130]; [.B130]&lt;=[.D130]))" office:value-type="boolean" office:boolean-value="true" calcext:value-type="boolean">
            <text:p>TRUE</text:p>
          </table:table-cell>
          <table:table-cell table:formula="of:=AND([.E130];[.F130])" office:value-type="boolean" office:boolean-value="false" calcext:value-type="boolean">
            <text:p>FALSE</text:p>
          </table:table-cell>
          <table:table-cell table:formula="of:=OR([.E130];[.F13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formula="of:=AND(AND([.C131]&gt;=[.A131]; [.C131]&lt;=[.B131]);AND([.D131]&gt;=[.A131]; [.D131]&lt;=[.B131]))" office:value-type="boolean" office:boolean-value="false" calcext:value-type="boolean">
            <text:p>FALSE</text:p>
          </table:table-cell>
          <table:table-cell table:formula="of:=AND(AND([.A131]&gt;=[.C131]; [.A131]&lt;=[.D131]);AND([.B131]&gt;=[.C131]; [.B131]&lt;=[.D131]))" office:value-type="boolean" office:boolean-value="true" calcext:value-type="boolean">
            <text:p>TRUE</text:p>
          </table:table-cell>
          <table:table-cell table:formula="of:=AND([.E131];[.F131])" office:value-type="boolean" office:boolean-value="false" calcext:value-type="boolean">
            <text:p>FALSE</text:p>
          </table:table-cell>
          <table:table-cell table:formula="of:=OR([.E131];[.F13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table:formula="of:=AND(AND([.C132]&gt;=[.A132]; [.C132]&lt;=[.B132]);AND([.D132]&gt;=[.A132]; [.D132]&lt;=[.B132]))" office:value-type="boolean" office:boolean-value="false" calcext:value-type="boolean">
            <text:p>FALSE</text:p>
          </table:table-cell>
          <table:table-cell table:formula="of:=AND(AND([.A132]&gt;=[.C132]; [.A132]&lt;=[.D132]);AND([.B132]&gt;=[.C132]; [.B132]&lt;=[.D132]))" office:value-type="boolean" office:boolean-value="true" calcext:value-type="boolean">
            <text:p>TRUE</text:p>
          </table:table-cell>
          <table:table-cell table:formula="of:=AND([.E132];[.F132])" office:value-type="boolean" office:boolean-value="false" calcext:value-type="boolean">
            <text:p>FALSE</text:p>
          </table:table-cell>
          <table:table-cell table:formula="of:=OR([.E132];[.F13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AND(AND([.C133]&gt;=[.A133]; [.C133]&lt;=[.B133]);AND([.D133]&gt;=[.A133]; [.D133]&lt;=[.B133]))" office:value-type="boolean" office:boolean-value="true" calcext:value-type="boolean">
            <text:p>TRUE</text:p>
          </table:table-cell>
          <table:table-cell table:formula="of:=AND(AND([.A133]&gt;=[.C133]; [.A133]&lt;=[.D133]);AND([.B133]&gt;=[.C133]; [.B133]&lt;=[.D133]))" office:value-type="boolean" office:boolean-value="false" calcext:value-type="boolean">
            <text:p>FALSE</text:p>
          </table:table-cell>
          <table:table-cell table:formula="of:=AND([.E133];[.F133])" office:value-type="boolean" office:boolean-value="false" calcext:value-type="boolean">
            <text:p>FALSE</text:p>
          </table:table-cell>
          <table:table-cell table:formula="of:=OR([.E133];[.F13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ND(AND([.C134]&gt;=[.A134]; [.C134]&lt;=[.B134]);AND([.D134]&gt;=[.A134]; [.D134]&lt;=[.B134]))" office:value-type="boolean" office:boolean-value="true" calcext:value-type="boolean">
            <text:p>TRUE</text:p>
          </table:table-cell>
          <table:table-cell table:formula="of:=AND(AND([.A134]&gt;=[.C134]; [.A134]&lt;=[.D134]);AND([.B134]&gt;=[.C134]; [.B134]&lt;=[.D134]))" office:value-type="boolean" office:boolean-value="false" calcext:value-type="boolean">
            <text:p>FALSE</text:p>
          </table:table-cell>
          <table:table-cell table:formula="of:=AND([.E134];[.F134])" office:value-type="boolean" office:boolean-value="false" calcext:value-type="boolean">
            <text:p>FALSE</text:p>
          </table:table-cell>
          <table:table-cell table:formula="of:=OR([.E134];[.F13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AND(AND([.C135]&gt;=[.A135]; [.C135]&lt;=[.B135]);AND([.D135]&gt;=[.A135]; [.D135]&lt;=[.B135]))" office:value-type="boolean" office:boolean-value="true" calcext:value-type="boolean">
            <text:p>TRUE</text:p>
          </table:table-cell>
          <table:table-cell table:formula="of:=AND(AND([.A135]&gt;=[.C135]; [.A135]&lt;=[.D135]);AND([.B135]&gt;=[.C135]; [.B135]&lt;=[.D135]))" office:value-type="boolean" office:boolean-value="false" calcext:value-type="boolean">
            <text:p>FALSE</text:p>
          </table:table-cell>
          <table:table-cell table:formula="of:=AND([.E135];[.F135])" office:value-type="boolean" office:boolean-value="false" calcext:value-type="boolean">
            <text:p>FALSE</text:p>
          </table:table-cell>
          <table:table-cell table:formula="of:=OR([.E135];[.F13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formula="of:=AND(AND([.C136]&gt;=[.A136]; [.C136]&lt;=[.B136]);AND([.D136]&gt;=[.A136]; [.D136]&lt;=[.B136]))" office:value-type="boolean" office:boolean-value="false" calcext:value-type="boolean">
            <text:p>FALSE</text:p>
          </table:table-cell>
          <table:table-cell table:formula="of:=AND(AND([.A136]&gt;=[.C136]; [.A136]&lt;=[.D136]);AND([.B136]&gt;=[.C136]; [.B136]&lt;=[.D136]))" office:value-type="boolean" office:boolean-value="false" calcext:value-type="boolean">
            <text:p>FALSE</text:p>
          </table:table-cell>
          <table:table-cell table:formula="of:=AND([.E136];[.F136])" office:value-type="boolean" office:boolean-value="false" calcext:value-type="boolean">
            <text:p>FALSE</text:p>
          </table:table-cell>
          <table:table-cell table:formula="of:=OR([.E136];[.F13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table:formula="of:=AND(AND([.C137]&gt;=[.A137]; [.C137]&lt;=[.B137]);AND([.D137]&gt;=[.A137]; [.D137]&lt;=[.B137]))" office:value-type="boolean" office:boolean-value="false" calcext:value-type="boolean">
            <text:p>FALSE</text:p>
          </table:table-cell>
          <table:table-cell table:formula="of:=AND(AND([.A137]&gt;=[.C137]; [.A137]&lt;=[.D137]);AND([.B137]&gt;=[.C137]; [.B137]&lt;=[.D137]))" office:value-type="boolean" office:boolean-value="true" calcext:value-type="boolean">
            <text:p>TRUE</text:p>
          </table:table-cell>
          <table:table-cell table:formula="of:=AND([.E137];[.F137])" office:value-type="boolean" office:boolean-value="false" calcext:value-type="boolean">
            <text:p>FALSE</text:p>
          </table:table-cell>
          <table:table-cell table:formula="of:=OR([.E137];[.F13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formula="of:=AND(AND([.C138]&gt;=[.A138]; [.C138]&lt;=[.B138]);AND([.D138]&gt;=[.A138]; [.D138]&lt;=[.B138]))" office:value-type="boolean" office:boolean-value="true" calcext:value-type="boolean">
            <text:p>TRUE</text:p>
          </table:table-cell>
          <table:table-cell table:formula="of:=AND(AND([.A138]&gt;=[.C138]; [.A138]&lt;=[.D138]);AND([.B138]&gt;=[.C138]; [.B138]&lt;=[.D138]))" office:value-type="boolean" office:boolean-value="false" calcext:value-type="boolean">
            <text:p>FALSE</text:p>
          </table:table-cell>
          <table:table-cell table:formula="of:=AND([.E138];[.F138])" office:value-type="boolean" office:boolean-value="false" calcext:value-type="boolean">
            <text:p>FALSE</text:p>
          </table:table-cell>
          <table:table-cell table:formula="of:=OR([.E138];[.F13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AND(AND([.C139]&gt;=[.A139]; [.C139]&lt;=[.B139]);AND([.D139]&gt;=[.A139]; [.D139]&lt;=[.B139]))" office:value-type="boolean" office:boolean-value="false" calcext:value-type="boolean">
            <text:p>FALSE</text:p>
          </table:table-cell>
          <table:table-cell table:formula="of:=AND(AND([.A139]&gt;=[.C139]; [.A139]&lt;=[.D139]);AND([.B139]&gt;=[.C139]; [.B139]&lt;=[.D139]))" office:value-type="boolean" office:boolean-value="false" calcext:value-type="boolean">
            <text:p>FALSE</text:p>
          </table:table-cell>
          <table:table-cell table:formula="of:=AND([.E139];[.F139])" office:value-type="boolean" office:boolean-value="false" calcext:value-type="boolean">
            <text:p>FALSE</text:p>
          </table:table-cell>
          <table:table-cell table:formula="of:=OR([.E139];[.F13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formula="of:=AND(AND([.C140]&gt;=[.A140]; [.C140]&lt;=[.B140]);AND([.D140]&gt;=[.A140]; [.D140]&lt;=[.B140]))" office:value-type="boolean" office:boolean-value="false" calcext:value-type="boolean">
            <text:p>FALSE</text:p>
          </table:table-cell>
          <table:table-cell table:formula="of:=AND(AND([.A140]&gt;=[.C140]; [.A140]&lt;=[.D140]);AND([.B140]&gt;=[.C140]; [.B140]&lt;=[.D140]))" office:value-type="boolean" office:boolean-value="false" calcext:value-type="boolean">
            <text:p>FALSE</text:p>
          </table:table-cell>
          <table:table-cell table:formula="of:=AND([.E140];[.F140])" office:value-type="boolean" office:boolean-value="false" calcext:value-type="boolean">
            <text:p>FALSE</text:p>
          </table:table-cell>
          <table:table-cell table:formula="of:=OR([.E140];[.F14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AND(AND([.C141]&gt;=[.A141]; [.C141]&lt;=[.B141]);AND([.D141]&gt;=[.A141]; [.D141]&lt;=[.B141]))" office:value-type="boolean" office:boolean-value="false" calcext:value-type="boolean">
            <text:p>FALSE</text:p>
          </table:table-cell>
          <table:table-cell table:formula="of:=AND(AND([.A141]&gt;=[.C141]; [.A141]&lt;=[.D141]);AND([.B141]&gt;=[.C141]; [.B141]&lt;=[.D141]))" office:value-type="boolean" office:boolean-value="true" calcext:value-type="boolean">
            <text:p>TRUE</text:p>
          </table:table-cell>
          <table:table-cell table:formula="of:=AND([.E141];[.F141])" office:value-type="boolean" office:boolean-value="false" calcext:value-type="boolean">
            <text:p>FALSE</text:p>
          </table:table-cell>
          <table:table-cell table:formula="of:=OR([.E141];[.F14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formula="of:=AND(AND([.C142]&gt;=[.A142]; [.C142]&lt;=[.B142]);AND([.D142]&gt;=[.A142]; [.D142]&lt;=[.B142]))" office:value-type="boolean" office:boolean-value="false" calcext:value-type="boolean">
            <text:p>FALSE</text:p>
          </table:table-cell>
          <table:table-cell table:formula="of:=AND(AND([.A142]&gt;=[.C142]; [.A142]&lt;=[.D142]);AND([.B142]&gt;=[.C142]; [.B142]&lt;=[.D142]))" office:value-type="boolean" office:boolean-value="false" calcext:value-type="boolean">
            <text:p>FALSE</text:p>
          </table:table-cell>
          <table:table-cell table:formula="of:=AND([.E142];[.F142])" office:value-type="boolean" office:boolean-value="false" calcext:value-type="boolean">
            <text:p>FALSE</text:p>
          </table:table-cell>
          <table:table-cell table:formula="of:=OR([.E142];[.F14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formula="of:=AND(AND([.C143]&gt;=[.A143]; [.C143]&lt;=[.B143]);AND([.D143]&gt;=[.A143]; [.D143]&lt;=[.B143]))" office:value-type="boolean" office:boolean-value="true" calcext:value-type="boolean">
            <text:p>TRUE</text:p>
          </table:table-cell>
          <table:table-cell table:formula="of:=AND(AND([.A143]&gt;=[.C143]; [.A143]&lt;=[.D143]);AND([.B143]&gt;=[.C143]; [.B143]&lt;=[.D143]))" office:value-type="boolean" office:boolean-value="false" calcext:value-type="boolean">
            <text:p>FALSE</text:p>
          </table:table-cell>
          <table:table-cell table:formula="of:=AND([.E143];[.F143])" office:value-type="boolean" office:boolean-value="false" calcext:value-type="boolean">
            <text:p>FALSE</text:p>
          </table:table-cell>
          <table:table-cell table:formula="of:=OR([.E143];[.F14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ND(AND([.C144]&gt;=[.A144]; [.C144]&lt;=[.B144]);AND([.D144]&gt;=[.A144]; [.D144]&lt;=[.B144]))" office:value-type="boolean" office:boolean-value="false" calcext:value-type="boolean">
            <text:p>FALSE</text:p>
          </table:table-cell>
          <table:table-cell table:formula="of:=AND(AND([.A144]&gt;=[.C144]; [.A144]&lt;=[.D144]);AND([.B144]&gt;=[.C144]; [.B144]&lt;=[.D144]))" office:value-type="boolean" office:boolean-value="false" calcext:value-type="boolean">
            <text:p>FALSE</text:p>
          </table:table-cell>
          <table:table-cell table:formula="of:=AND([.E144];[.F144])" office:value-type="boolean" office:boolean-value="false" calcext:value-type="boolean">
            <text:p>FALSE</text:p>
          </table:table-cell>
          <table:table-cell table:formula="of:=OR([.E144];[.F14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AND(AND([.C145]&gt;=[.A145]; [.C145]&lt;=[.B145]);AND([.D145]&gt;=[.A145]; [.D145]&lt;=[.B145]))" office:value-type="boolean" office:boolean-value="false" calcext:value-type="boolean">
            <text:p>FALSE</text:p>
          </table:table-cell>
          <table:table-cell table:formula="of:=AND(AND([.A145]&gt;=[.C145]; [.A145]&lt;=[.D145]);AND([.B145]&gt;=[.C145]; [.B145]&lt;=[.D145]))" office:value-type="boolean" office:boolean-value="false" calcext:value-type="boolean">
            <text:p>FALSE</text:p>
          </table:table-cell>
          <table:table-cell table:formula="of:=AND([.E145];[.F145])" office:value-type="boolean" office:boolean-value="false" calcext:value-type="boolean">
            <text:p>FALSE</text:p>
          </table:table-cell>
          <table:table-cell table:formula="of:=OR([.E145];[.F14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AND(AND([.C146]&gt;=[.A146]; [.C146]&lt;=[.B146]);AND([.D146]&gt;=[.A146]; [.D146]&lt;=[.B146]))" office:value-type="boolean" office:boolean-value="false" calcext:value-type="boolean">
            <text:p>FALSE</text:p>
          </table:table-cell>
          <table:table-cell table:formula="of:=AND(AND([.A146]&gt;=[.C146]; [.A146]&lt;=[.D146]);AND([.B146]&gt;=[.C146]; [.B146]&lt;=[.D146]))" office:value-type="boolean" office:boolean-value="false" calcext:value-type="boolean">
            <text:p>FALSE</text:p>
          </table:table-cell>
          <table:table-cell table:formula="of:=AND([.E146];[.F146])" office:value-type="boolean" office:boolean-value="false" calcext:value-type="boolean">
            <text:p>FALSE</text:p>
          </table:table-cell>
          <table:table-cell table:formula="of:=OR([.E146];[.F14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table:formula="of:=AND(AND([.C147]&gt;=[.A147]; [.C147]&lt;=[.B147]);AND([.D147]&gt;=[.A147]; [.D147]&lt;=[.B147]))" office:value-type="boolean" office:boolean-value="false" calcext:value-type="boolean">
            <text:p>FALSE</text:p>
          </table:table-cell>
          <table:table-cell table:formula="of:=AND(AND([.A147]&gt;=[.C147]; [.A147]&lt;=[.D147]);AND([.B147]&gt;=[.C147]; [.B147]&lt;=[.D147]))" office:value-type="boolean" office:boolean-value="true" calcext:value-type="boolean">
            <text:p>TRUE</text:p>
          </table:table-cell>
          <table:table-cell table:formula="of:=AND([.E147];[.F147])" office:value-type="boolean" office:boolean-value="false" calcext:value-type="boolean">
            <text:p>FALSE</text:p>
          </table:table-cell>
          <table:table-cell table:formula="of:=OR([.E147];[.F14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AND(AND([.C148]&gt;=[.A148]; [.C148]&lt;=[.B148]);AND([.D148]&gt;=[.A148]; [.D148]&lt;=[.B148]))" office:value-type="boolean" office:boolean-value="false" calcext:value-type="boolean">
            <text:p>FALSE</text:p>
          </table:table-cell>
          <table:table-cell table:formula="of:=AND(AND([.A148]&gt;=[.C148]; [.A148]&lt;=[.D148]);AND([.B148]&gt;=[.C148]; [.B148]&lt;=[.D148]))" office:value-type="boolean" office:boolean-value="false" calcext:value-type="boolean">
            <text:p>FALSE</text:p>
          </table:table-cell>
          <table:table-cell table:formula="of:=AND([.E148];[.F148])" office:value-type="boolean" office:boolean-value="false" calcext:value-type="boolean">
            <text:p>FALSE</text:p>
          </table:table-cell>
          <table:table-cell table:formula="of:=OR([.E148];[.F14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formula="of:=AND(AND([.C149]&gt;=[.A149]; [.C149]&lt;=[.B149]);AND([.D149]&gt;=[.A149]; [.D149]&lt;=[.B149]))" office:value-type="boolean" office:boolean-value="true" calcext:value-type="boolean">
            <text:p>TRUE</text:p>
          </table:table-cell>
          <table:table-cell table:formula="of:=AND(AND([.A149]&gt;=[.C149]; [.A149]&lt;=[.D149]);AND([.B149]&gt;=[.C149]; [.B149]&lt;=[.D149]))" office:value-type="boolean" office:boolean-value="false" calcext:value-type="boolean">
            <text:p>FALSE</text:p>
          </table:table-cell>
          <table:table-cell table:formula="of:=AND([.E149];[.F149])" office:value-type="boolean" office:boolean-value="false" calcext:value-type="boolean">
            <text:p>FALSE</text:p>
          </table:table-cell>
          <table:table-cell table:formula="of:=OR([.E149];[.F14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formula="of:=AND(AND([.C150]&gt;=[.A150]; [.C150]&lt;=[.B150]);AND([.D150]&gt;=[.A150]; [.D150]&lt;=[.B150]))" office:value-type="boolean" office:boolean-value="true" calcext:value-type="boolean">
            <text:p>TRUE</text:p>
          </table:table-cell>
          <table:table-cell table:formula="of:=AND(AND([.A150]&gt;=[.C150]; [.A150]&lt;=[.D150]);AND([.B150]&gt;=[.C150]; [.B150]&lt;=[.D150]))" office:value-type="boolean" office:boolean-value="false" calcext:value-type="boolean">
            <text:p>FALSE</text:p>
          </table:table-cell>
          <table:table-cell table:formula="of:=AND([.E150];[.F150])" office:value-type="boolean" office:boolean-value="false" calcext:value-type="boolean">
            <text:p>FALSE</text:p>
          </table:table-cell>
          <table:table-cell table:formula="of:=OR([.E150];[.F15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table:formula="of:=AND(AND([.C151]&gt;=[.A151]; [.C151]&lt;=[.B151]);AND([.D151]&gt;=[.A151]; [.D151]&lt;=[.B151]))" office:value-type="boolean" office:boolean-value="false" calcext:value-type="boolean">
            <text:p>FALSE</text:p>
          </table:table-cell>
          <table:table-cell table:formula="of:=AND(AND([.A151]&gt;=[.C151]; [.A151]&lt;=[.D151]);AND([.B151]&gt;=[.C151]; [.B151]&lt;=[.D151]))" office:value-type="boolean" office:boolean-value="false" calcext:value-type="boolean">
            <text:p>FALSE</text:p>
          </table:table-cell>
          <table:table-cell table:formula="of:=AND([.E151];[.F151])" office:value-type="boolean" office:boolean-value="false" calcext:value-type="boolean">
            <text:p>FALSE</text:p>
          </table:table-cell>
          <table:table-cell table:formula="of:=OR([.E151];[.F15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AND(AND([.C152]&gt;=[.A152]; [.C152]&lt;=[.B152]);AND([.D152]&gt;=[.A152]; [.D152]&lt;=[.B152]))" office:value-type="boolean" office:boolean-value="false" calcext:value-type="boolean">
            <text:p>FALSE</text:p>
          </table:table-cell>
          <table:table-cell table:formula="of:=AND(AND([.A152]&gt;=[.C152]; [.A152]&lt;=[.D152]);AND([.B152]&gt;=[.C152]; [.B152]&lt;=[.D152]))" office:value-type="boolean" office:boolean-value="false" calcext:value-type="boolean">
            <text:p>FALSE</text:p>
          </table:table-cell>
          <table:table-cell table:formula="of:=AND([.E152];[.F152])" office:value-type="boolean" office:boolean-value="false" calcext:value-type="boolean">
            <text:p>FALSE</text:p>
          </table:table-cell>
          <table:table-cell table:formula="of:=OR([.E152];[.F15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AND(AND([.C153]&gt;=[.A153]; [.C153]&lt;=[.B153]);AND([.D153]&gt;=[.A153]; [.D153]&lt;=[.B153]))" office:value-type="boolean" office:boolean-value="true" calcext:value-type="boolean">
            <text:p>TRUE</text:p>
          </table:table-cell>
          <table:table-cell table:formula="of:=AND(AND([.A153]&gt;=[.C153]; [.A153]&lt;=[.D153]);AND([.B153]&gt;=[.C153]; [.B153]&lt;=[.D153]))" office:value-type="boolean" office:boolean-value="false" calcext:value-type="boolean">
            <text:p>FALSE</text:p>
          </table:table-cell>
          <table:table-cell table:formula="of:=AND([.E153];[.F153])" office:value-type="boolean" office:boolean-value="false" calcext:value-type="boolean">
            <text:p>FALSE</text:p>
          </table:table-cell>
          <table:table-cell table:formula="of:=OR([.E153];[.F15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AND(AND([.C154]&gt;=[.A154]; [.C154]&lt;=[.B154]);AND([.D154]&gt;=[.A154]; [.D154]&lt;=[.B154]))" office:value-type="boolean" office:boolean-value="false" calcext:value-type="boolean">
            <text:p>FALSE</text:p>
          </table:table-cell>
          <table:table-cell table:formula="of:=AND(AND([.A154]&gt;=[.C154]; [.A154]&lt;=[.D154]);AND([.B154]&gt;=[.C154]; [.B154]&lt;=[.D154]))" office:value-type="boolean" office:boolean-value="false" calcext:value-type="boolean">
            <text:p>FALSE</text:p>
          </table:table-cell>
          <table:table-cell table:formula="of:=AND([.E154];[.F154])" office:value-type="boolean" office:boolean-value="false" calcext:value-type="boolean">
            <text:p>FALSE</text:p>
          </table:table-cell>
          <table:table-cell table:formula="of:=OR([.E154];[.F15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AND(AND([.C155]&gt;=[.A155]; [.C155]&lt;=[.B155]);AND([.D155]&gt;=[.A155]; [.D155]&lt;=[.B155]))" office:value-type="boolean" office:boolean-value="false" calcext:value-type="boolean">
            <text:p>FALSE</text:p>
          </table:table-cell>
          <table:table-cell table:formula="of:=AND(AND([.A155]&gt;=[.C155]; [.A155]&lt;=[.D155]);AND([.B155]&gt;=[.C155]; [.B155]&lt;=[.D155]))" office:value-type="boolean" office:boolean-value="false" calcext:value-type="boolean">
            <text:p>FALSE</text:p>
          </table:table-cell>
          <table:table-cell table:formula="of:=AND([.E155];[.F155])" office:value-type="boolean" office:boolean-value="false" calcext:value-type="boolean">
            <text:p>FALSE</text:p>
          </table:table-cell>
          <table:table-cell table:formula="of:=OR([.E155];[.F15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table:formula="of:=AND(AND([.C156]&gt;=[.A156]; [.C156]&lt;=[.B156]);AND([.D156]&gt;=[.A156]; [.D156]&lt;=[.B156]))" office:value-type="boolean" office:boolean-value="false" calcext:value-type="boolean">
            <text:p>FALSE</text:p>
          </table:table-cell>
          <table:table-cell table:formula="of:=AND(AND([.A156]&gt;=[.C156]; [.A156]&lt;=[.D156]);AND([.B156]&gt;=[.C156]; [.B156]&lt;=[.D156]))" office:value-type="boolean" office:boolean-value="false" calcext:value-type="boolean">
            <text:p>FALSE</text:p>
          </table:table-cell>
          <table:table-cell table:formula="of:=AND([.E156];[.F156])" office:value-type="boolean" office:boolean-value="false" calcext:value-type="boolean">
            <text:p>FALSE</text:p>
          </table:table-cell>
          <table:table-cell table:formula="of:=OR([.E156];[.F15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formula="of:=AND(AND([.C157]&gt;=[.A157]; [.C157]&lt;=[.B157]);AND([.D157]&gt;=[.A157]; [.D157]&lt;=[.B157]))" office:value-type="boolean" office:boolean-value="false" calcext:value-type="boolean">
            <text:p>FALSE</text:p>
          </table:table-cell>
          <table:table-cell table:formula="of:=AND(AND([.A157]&gt;=[.C157]; [.A157]&lt;=[.D157]);AND([.B157]&gt;=[.C157]; [.B157]&lt;=[.D157]))" office:value-type="boolean" office:boolean-value="false" calcext:value-type="boolean">
            <text:p>FALSE</text:p>
          </table:table-cell>
          <table:table-cell table:formula="of:=AND([.E157];[.F157])" office:value-type="boolean" office:boolean-value="false" calcext:value-type="boolean">
            <text:p>FALSE</text:p>
          </table:table-cell>
          <table:table-cell table:formula="of:=OR([.E157];[.F15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AND(AND([.C158]&gt;=[.A158]; [.C158]&lt;=[.B158]);AND([.D158]&gt;=[.A158]; [.D158]&lt;=[.B158]))" office:value-type="boolean" office:boolean-value="false" calcext:value-type="boolean">
            <text:p>FALSE</text:p>
          </table:table-cell>
          <table:table-cell table:formula="of:=AND(AND([.A158]&gt;=[.C158]; [.A158]&lt;=[.D158]);AND([.B158]&gt;=[.C158]; [.B158]&lt;=[.D158]))" office:value-type="boolean" office:boolean-value="false" calcext:value-type="boolean">
            <text:p>FALSE</text:p>
          </table:table-cell>
          <table:table-cell table:formula="of:=AND([.E158];[.F158])" office:value-type="boolean" office:boolean-value="false" calcext:value-type="boolean">
            <text:p>FALSE</text:p>
          </table:table-cell>
          <table:table-cell table:formula="of:=OR([.E158];[.F15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81" calcext:value-type="float">
            <text:p>81</text:p>
          </table:table-cell>
          <table:table-cell table:formula="of:=AND(AND([.C159]&gt;=[.A159]; [.C159]&lt;=[.B159]);AND([.D159]&gt;=[.A159]; [.D159]&lt;=[.B159]))" office:value-type="boolean" office:boolean-value="true" calcext:value-type="boolean">
            <text:p>TRUE</text:p>
          </table:table-cell>
          <table:table-cell table:formula="of:=AND(AND([.A159]&gt;=[.C159]; [.A159]&lt;=[.D159]);AND([.B159]&gt;=[.C159]; [.B159]&lt;=[.D159]))" office:value-type="boolean" office:boolean-value="false" calcext:value-type="boolean">
            <text:p>FALSE</text:p>
          </table:table-cell>
          <table:table-cell table:formula="of:=AND([.E159];[.F159])" office:value-type="boolean" office:boolean-value="false" calcext:value-type="boolean">
            <text:p>FALSE</text:p>
          </table:table-cell>
          <table:table-cell table:formula="of:=OR([.E159];[.F15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ND(AND([.C160]&gt;=[.A160]; [.C160]&lt;=[.B160]);AND([.D160]&gt;=[.A160]; [.D160]&lt;=[.B160]))" office:value-type="boolean" office:boolean-value="false" calcext:value-type="boolean">
            <text:p>FALSE</text:p>
          </table:table-cell>
          <table:table-cell table:formula="of:=AND(AND([.A160]&gt;=[.C160]; [.A160]&lt;=[.D160]);AND([.B160]&gt;=[.C160]; [.B160]&lt;=[.D160]))" office:value-type="boolean" office:boolean-value="false" calcext:value-type="boolean">
            <text:p>FALSE</text:p>
          </table:table-cell>
          <table:table-cell table:formula="of:=AND([.E160];[.F160])" office:value-type="boolean" office:boolean-value="false" calcext:value-type="boolean">
            <text:p>FALSE</text:p>
          </table:table-cell>
          <table:table-cell table:formula="of:=OR([.E160];[.F16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table:formula="of:=AND(AND([.C161]&gt;=[.A161]; [.C161]&lt;=[.B161]);AND([.D161]&gt;=[.A161]; [.D161]&lt;=[.B161]))" office:value-type="boolean" office:boolean-value="false" calcext:value-type="boolean">
            <text:p>FALSE</text:p>
          </table:table-cell>
          <table:table-cell table:formula="of:=AND(AND([.A161]&gt;=[.C161]; [.A161]&lt;=[.D161]);AND([.B161]&gt;=[.C161]; [.B161]&lt;=[.D161]))" office:value-type="boolean" office:boolean-value="false" calcext:value-type="boolean">
            <text:p>FALSE</text:p>
          </table:table-cell>
          <table:table-cell table:formula="of:=AND([.E161];[.F161])" office:value-type="boolean" office:boolean-value="false" calcext:value-type="boolean">
            <text:p>FALSE</text:p>
          </table:table-cell>
          <table:table-cell table:formula="of:=OR([.E161];[.F16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table:formula="of:=AND(AND([.C162]&gt;=[.A162]; [.C162]&lt;=[.B162]);AND([.D162]&gt;=[.A162]; [.D162]&lt;=[.B162]))" office:value-type="boolean" office:boolean-value="false" calcext:value-type="boolean">
            <text:p>FALSE</text:p>
          </table:table-cell>
          <table:table-cell table:formula="of:=AND(AND([.A162]&gt;=[.C162]; [.A162]&lt;=[.D162]);AND([.B162]&gt;=[.C162]; [.B162]&lt;=[.D162]))" office:value-type="boolean" office:boolean-value="false" calcext:value-type="boolean">
            <text:p>FALSE</text:p>
          </table:table-cell>
          <table:table-cell table:formula="of:=AND([.E162];[.F162])" office:value-type="boolean" office:boolean-value="false" calcext:value-type="boolean">
            <text:p>FALSE</text:p>
          </table:table-cell>
          <table:table-cell table:formula="of:=OR([.E162];[.F16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AND(AND([.C163]&gt;=[.A163]; [.C163]&lt;=[.B163]);AND([.D163]&gt;=[.A163]; [.D163]&lt;=[.B163]))" office:value-type="boolean" office:boolean-value="false" calcext:value-type="boolean">
            <text:p>FALSE</text:p>
          </table:table-cell>
          <table:table-cell table:formula="of:=AND(AND([.A163]&gt;=[.C163]; [.A163]&lt;=[.D163]);AND([.B163]&gt;=[.C163]; [.B163]&lt;=[.D163]))" office:value-type="boolean" office:boolean-value="false" calcext:value-type="boolean">
            <text:p>FALSE</text:p>
          </table:table-cell>
          <table:table-cell table:formula="of:=AND([.E163];[.F163])" office:value-type="boolean" office:boolean-value="false" calcext:value-type="boolean">
            <text:p>FALSE</text:p>
          </table:table-cell>
          <table:table-cell table:formula="of:=OR([.E163];[.F16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AND(AND([.C164]&gt;=[.A164]; [.C164]&lt;=[.B164]);AND([.D164]&gt;=[.A164]; [.D164]&lt;=[.B164]))" office:value-type="boolean" office:boolean-value="false" calcext:value-type="boolean">
            <text:p>FALSE</text:p>
          </table:table-cell>
          <table:table-cell table:formula="of:=AND(AND([.A164]&gt;=[.C164]; [.A164]&lt;=[.D164]);AND([.B164]&gt;=[.C164]; [.B164]&lt;=[.D164]))" office:value-type="boolean" office:boolean-value="false" calcext:value-type="boolean">
            <text:p>FALSE</text:p>
          </table:table-cell>
          <table:table-cell table:formula="of:=AND([.E164];[.F164])" office:value-type="boolean" office:boolean-value="false" calcext:value-type="boolean">
            <text:p>FALSE</text:p>
          </table:table-cell>
          <table:table-cell table:formula="of:=OR([.E164];[.F16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table:formula="of:=AND(AND([.C165]&gt;=[.A165]; [.C165]&lt;=[.B165]);AND([.D165]&gt;=[.A165]; [.D165]&lt;=[.B165]))" office:value-type="boolean" office:boolean-value="false" calcext:value-type="boolean">
            <text:p>FALSE</text:p>
          </table:table-cell>
          <table:table-cell table:formula="of:=AND(AND([.A165]&gt;=[.C165]; [.A165]&lt;=[.D165]);AND([.B165]&gt;=[.C165]; [.B165]&lt;=[.D165]))" office:value-type="boolean" office:boolean-value="true" calcext:value-type="boolean">
            <text:p>TRUE</text:p>
          </table:table-cell>
          <table:table-cell table:formula="of:=AND([.E165];[.F165])" office:value-type="boolean" office:boolean-value="false" calcext:value-type="boolean">
            <text:p>FALSE</text:p>
          </table:table-cell>
          <table:table-cell table:formula="of:=OR([.E165];[.F16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table:formula="of:=AND(AND([.C166]&gt;=[.A166]; [.C166]&lt;=[.B166]);AND([.D166]&gt;=[.A166]; [.D166]&lt;=[.B166]))" office:value-type="boolean" office:boolean-value="false" calcext:value-type="boolean">
            <text:p>FALSE</text:p>
          </table:table-cell>
          <table:table-cell table:formula="of:=AND(AND([.A166]&gt;=[.C166]; [.A166]&lt;=[.D166]);AND([.B166]&gt;=[.C166]; [.B166]&lt;=[.D166]))" office:value-type="boolean" office:boolean-value="false" calcext:value-type="boolean">
            <text:p>FALSE</text:p>
          </table:table-cell>
          <table:table-cell table:formula="of:=AND([.E166];[.F166])" office:value-type="boolean" office:boolean-value="false" calcext:value-type="boolean">
            <text:p>FALSE</text:p>
          </table:table-cell>
          <table:table-cell table:formula="of:=OR([.E166];[.F16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table:formula="of:=AND(AND([.C167]&gt;=[.A167]; [.C167]&lt;=[.B167]);AND([.D167]&gt;=[.A167]; [.D167]&lt;=[.B167]))" office:value-type="boolean" office:boolean-value="false" calcext:value-type="boolean">
            <text:p>FALSE</text:p>
          </table:table-cell>
          <table:table-cell table:formula="of:=AND(AND([.A167]&gt;=[.C167]; [.A167]&lt;=[.D167]);AND([.B167]&gt;=[.C167]; [.B167]&lt;=[.D167]))" office:value-type="boolean" office:boolean-value="true" calcext:value-type="boolean">
            <text:p>TRUE</text:p>
          </table:table-cell>
          <table:table-cell table:formula="of:=AND([.E167];[.F167])" office:value-type="boolean" office:boolean-value="false" calcext:value-type="boolean">
            <text:p>FALSE</text:p>
          </table:table-cell>
          <table:table-cell table:formula="of:=OR([.E167];[.F16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table:formula="of:=AND(AND([.C168]&gt;=[.A168]; [.C168]&lt;=[.B168]);AND([.D168]&gt;=[.A168]; [.D168]&lt;=[.B168]))" office:value-type="boolean" office:boolean-value="false" calcext:value-type="boolean">
            <text:p>FALSE</text:p>
          </table:table-cell>
          <table:table-cell table:formula="of:=AND(AND([.A168]&gt;=[.C168]; [.A168]&lt;=[.D168]);AND([.B168]&gt;=[.C168]; [.B168]&lt;=[.D168]))" office:value-type="boolean" office:boolean-value="true" calcext:value-type="boolean">
            <text:p>TRUE</text:p>
          </table:table-cell>
          <table:table-cell table:formula="of:=AND([.E168];[.F168])" office:value-type="boolean" office:boolean-value="false" calcext:value-type="boolean">
            <text:p>FALSE</text:p>
          </table:table-cell>
          <table:table-cell table:formula="of:=OR([.E168];[.F16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formula="of:=AND(AND([.C169]&gt;=[.A169]; [.C169]&lt;=[.B169]);AND([.D169]&gt;=[.A169]; [.D169]&lt;=[.B169]))" office:value-type="boolean" office:boolean-value="false" calcext:value-type="boolean">
            <text:p>FALSE</text:p>
          </table:table-cell>
          <table:table-cell table:formula="of:=AND(AND([.A169]&gt;=[.C169]; [.A169]&lt;=[.D169]);AND([.B169]&gt;=[.C169]; [.B169]&lt;=[.D169]))" office:value-type="boolean" office:boolean-value="true" calcext:value-type="boolean">
            <text:p>TRUE</text:p>
          </table:table-cell>
          <table:table-cell table:formula="of:=AND([.E169];[.F169])" office:value-type="boolean" office:boolean-value="false" calcext:value-type="boolean">
            <text:p>FALSE</text:p>
          </table:table-cell>
          <table:table-cell table:formula="of:=OR([.E169];[.F16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AND(AND([.C170]&gt;=[.A170]; [.C170]&lt;=[.B170]);AND([.D170]&gt;=[.A170]; [.D170]&lt;=[.B170]))" office:value-type="boolean" office:boolean-value="true" calcext:value-type="boolean">
            <text:p>TRUE</text:p>
          </table:table-cell>
          <table:table-cell table:formula="of:=AND(AND([.A170]&gt;=[.C170]; [.A170]&lt;=[.D170]);AND([.B170]&gt;=[.C170]; [.B170]&lt;=[.D170]))" office:value-type="boolean" office:boolean-value="false" calcext:value-type="boolean">
            <text:p>FALSE</text:p>
          </table:table-cell>
          <table:table-cell table:formula="of:=AND([.E170];[.F170])" office:value-type="boolean" office:boolean-value="false" calcext:value-type="boolean">
            <text:p>FALSE</text:p>
          </table:table-cell>
          <table:table-cell table:formula="of:=OR([.E170];[.F17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formula="of:=AND(AND([.C171]&gt;=[.A171]; [.C171]&lt;=[.B171]);AND([.D171]&gt;=[.A171]; [.D171]&lt;=[.B171]))" office:value-type="boolean" office:boolean-value="false" calcext:value-type="boolean">
            <text:p>FALSE</text:p>
          </table:table-cell>
          <table:table-cell table:formula="of:=AND(AND([.A171]&gt;=[.C171]; [.A171]&lt;=[.D171]);AND([.B171]&gt;=[.C171]; [.B171]&lt;=[.D171]))" office:value-type="boolean" office:boolean-value="true" calcext:value-type="boolean">
            <text:p>TRUE</text:p>
          </table:table-cell>
          <table:table-cell table:formula="of:=AND([.E171];[.F171])" office:value-type="boolean" office:boolean-value="false" calcext:value-type="boolean">
            <text:p>FALSE</text:p>
          </table:table-cell>
          <table:table-cell table:formula="of:=OR([.E171];[.F17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formula="of:=AND(AND([.C172]&gt;=[.A172]; [.C172]&lt;=[.B172]);AND([.D172]&gt;=[.A172]; [.D172]&lt;=[.B172]))" office:value-type="boolean" office:boolean-value="false" calcext:value-type="boolean">
            <text:p>FALSE</text:p>
          </table:table-cell>
          <table:table-cell table:formula="of:=AND(AND([.A172]&gt;=[.C172]; [.A172]&lt;=[.D172]);AND([.B172]&gt;=[.C172]; [.B172]&lt;=[.D172]))" office:value-type="boolean" office:boolean-value="true" calcext:value-type="boolean">
            <text:p>TRUE</text:p>
          </table:table-cell>
          <table:table-cell table:formula="of:=AND([.E172];[.F172])" office:value-type="boolean" office:boolean-value="false" calcext:value-type="boolean">
            <text:p>FALSE</text:p>
          </table:table-cell>
          <table:table-cell table:formula="of:=OR([.E172];[.F17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formula="of:=AND(AND([.C173]&gt;=[.A173]; [.C173]&lt;=[.B173]);AND([.D173]&gt;=[.A173]; [.D173]&lt;=[.B173]))" office:value-type="boolean" office:boolean-value="false" calcext:value-type="boolean">
            <text:p>FALSE</text:p>
          </table:table-cell>
          <table:table-cell table:formula="of:=AND(AND([.A173]&gt;=[.C173]; [.A173]&lt;=[.D173]);AND([.B173]&gt;=[.C173]; [.B173]&lt;=[.D173]))" office:value-type="boolean" office:boolean-value="true" calcext:value-type="boolean">
            <text:p>TRUE</text:p>
          </table:table-cell>
          <table:table-cell table:formula="of:=AND([.E173];[.F173])" office:value-type="boolean" office:boolean-value="false" calcext:value-type="boolean">
            <text:p>FALSE</text:p>
          </table:table-cell>
          <table:table-cell table:formula="of:=OR([.E173];[.F17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table:formula="of:=AND(AND([.C174]&gt;=[.A174]; [.C174]&lt;=[.B174]);AND([.D174]&gt;=[.A174]; [.D174]&lt;=[.B174]))" office:value-type="boolean" office:boolean-value="false" calcext:value-type="boolean">
            <text:p>FALSE</text:p>
          </table:table-cell>
          <table:table-cell table:formula="of:=AND(AND([.A174]&gt;=[.C174]; [.A174]&lt;=[.D174]);AND([.B174]&gt;=[.C174]; [.B174]&lt;=[.D174]))" office:value-type="boolean" office:boolean-value="false" calcext:value-type="boolean">
            <text:p>FALSE</text:p>
          </table:table-cell>
          <table:table-cell table:formula="of:=AND([.E174];[.F174])" office:value-type="boolean" office:boolean-value="false" calcext:value-type="boolean">
            <text:p>FALSE</text:p>
          </table:table-cell>
          <table:table-cell table:formula="of:=OR([.E174];[.F17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formula="of:=AND(AND([.C175]&gt;=[.A175]; [.C175]&lt;=[.B175]);AND([.D175]&gt;=[.A175]; [.D175]&lt;=[.B175]))" office:value-type="boolean" office:boolean-value="false" calcext:value-type="boolean">
            <text:p>FALSE</text:p>
          </table:table-cell>
          <table:table-cell table:formula="of:=AND(AND([.A175]&gt;=[.C175]; [.A175]&lt;=[.D175]);AND([.B175]&gt;=[.C175]; [.B175]&lt;=[.D175]))" office:value-type="boolean" office:boolean-value="true" calcext:value-type="boolean">
            <text:p>TRUE</text:p>
          </table:table-cell>
          <table:table-cell table:formula="of:=AND([.E175];[.F175])" office:value-type="boolean" office:boolean-value="false" calcext:value-type="boolean">
            <text:p>FALSE</text:p>
          </table:table-cell>
          <table:table-cell table:formula="of:=OR([.E175];[.F17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99" calcext:value-type="float">
            <text:p>99</text:p>
          </table:table-cell>
          <table:table-cell table:formula="of:=AND(AND([.C176]&gt;=[.A176]; [.C176]&lt;=[.B176]);AND([.D176]&gt;=[.A176]; [.D176]&lt;=[.B176]))" office:value-type="boolean" office:boolean-value="true" calcext:value-type="boolean">
            <text:p>TRUE</text:p>
          </table:table-cell>
          <table:table-cell table:formula="of:=AND(AND([.A176]&gt;=[.C176]; [.A176]&lt;=[.D176]);AND([.B176]&gt;=[.C176]; [.B176]&lt;=[.D176]))" office:value-type="boolean" office:boolean-value="false" calcext:value-type="boolean">
            <text:p>FALSE</text:p>
          </table:table-cell>
          <table:table-cell table:formula="of:=AND([.E176];[.F176])" office:value-type="boolean" office:boolean-value="false" calcext:value-type="boolean">
            <text:p>FALSE</text:p>
          </table:table-cell>
          <table:table-cell table:formula="of:=OR([.E176];[.F17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AND(AND([.C177]&gt;=[.A177]; [.C177]&lt;=[.B177]);AND([.D177]&gt;=[.A177]; [.D177]&lt;=[.B177]))" office:value-type="boolean" office:boolean-value="false" calcext:value-type="boolean">
            <text:p>FALSE</text:p>
          </table:table-cell>
          <table:table-cell table:formula="of:=AND(AND([.A177]&gt;=[.C177]; [.A177]&lt;=[.D177]);AND([.B177]&gt;=[.C177]; [.B177]&lt;=[.D177]))" office:value-type="boolean" office:boolean-value="true" calcext:value-type="boolean">
            <text:p>TRUE</text:p>
          </table:table-cell>
          <table:table-cell table:formula="of:=AND([.E177];[.F177])" office:value-type="boolean" office:boolean-value="false" calcext:value-type="boolean">
            <text:p>FALSE</text:p>
          </table:table-cell>
          <table:table-cell table:formula="of:=OR([.E177];[.F17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AND(AND([.C178]&gt;=[.A178]; [.C178]&lt;=[.B178]);AND([.D178]&gt;=[.A178]; [.D178]&lt;=[.B178]))" office:value-type="boolean" office:boolean-value="false" calcext:value-type="boolean">
            <text:p>FALSE</text:p>
          </table:table-cell>
          <table:table-cell table:formula="of:=AND(AND([.A178]&gt;=[.C178]; [.A178]&lt;=[.D178]);AND([.B178]&gt;=[.C178]; [.B178]&lt;=[.D178]))" office:value-type="boolean" office:boolean-value="false" calcext:value-type="boolean">
            <text:p>FALSE</text:p>
          </table:table-cell>
          <table:table-cell table:formula="of:=AND([.E178];[.F178])" office:value-type="boolean" office:boolean-value="false" calcext:value-type="boolean">
            <text:p>FALSE</text:p>
          </table:table-cell>
          <table:table-cell table:formula="of:=OR([.E178];[.F17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AND(AND([.C179]&gt;=[.A179]; [.C179]&lt;=[.B179]);AND([.D179]&gt;=[.A179]; [.D179]&lt;=[.B179]))" office:value-type="boolean" office:boolean-value="false" calcext:value-type="boolean">
            <text:p>FALSE</text:p>
          </table:table-cell>
          <table:table-cell table:formula="of:=AND(AND([.A179]&gt;=[.C179]; [.A179]&lt;=[.D179]);AND([.B179]&gt;=[.C179]; [.B179]&lt;=[.D179]))" office:value-type="boolean" office:boolean-value="false" calcext:value-type="boolean">
            <text:p>FALSE</text:p>
          </table:table-cell>
          <table:table-cell table:formula="of:=AND([.E179];[.F179])" office:value-type="boolean" office:boolean-value="false" calcext:value-type="boolean">
            <text:p>FALSE</text:p>
          </table:table-cell>
          <table:table-cell table:formula="of:=OR([.E179];[.F17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formula="of:=AND(AND([.C180]&gt;=[.A180]; [.C180]&lt;=[.B180]);AND([.D180]&gt;=[.A180]; [.D180]&lt;=[.B180]))" office:value-type="boolean" office:boolean-value="false" calcext:value-type="boolean">
            <text:p>FALSE</text:p>
          </table:table-cell>
          <table:table-cell table:formula="of:=AND(AND([.A180]&gt;=[.C180]; [.A180]&lt;=[.D180]);AND([.B180]&gt;=[.C180]; [.B180]&lt;=[.D180]))" office:value-type="boolean" office:boolean-value="false" calcext:value-type="boolean">
            <text:p>FALSE</text:p>
          </table:table-cell>
          <table:table-cell table:formula="of:=AND([.E180];[.F180])" office:value-type="boolean" office:boolean-value="false" calcext:value-type="boolean">
            <text:p>FALSE</text:p>
          </table:table-cell>
          <table:table-cell table:formula="of:=OR([.E180];[.F18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AND(AND([.C181]&gt;=[.A181]; [.C181]&lt;=[.B181]);AND([.D181]&gt;=[.A181]; [.D181]&lt;=[.B181]))" office:value-type="boolean" office:boolean-value="false" calcext:value-type="boolean">
            <text:p>FALSE</text:p>
          </table:table-cell>
          <table:table-cell table:formula="of:=AND(AND([.A181]&gt;=[.C181]; [.A181]&lt;=[.D181]);AND([.B181]&gt;=[.C181]; [.B181]&lt;=[.D181]))" office:value-type="boolean" office:boolean-value="false" calcext:value-type="boolean">
            <text:p>FALSE</text:p>
          </table:table-cell>
          <table:table-cell table:formula="of:=AND([.E181];[.F181])" office:value-type="boolean" office:boolean-value="false" calcext:value-type="boolean">
            <text:p>FALSE</text:p>
          </table:table-cell>
          <table:table-cell table:formula="of:=OR([.E181];[.F18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AND(AND([.C182]&gt;=[.A182]; [.C182]&lt;=[.B182]);AND([.D182]&gt;=[.A182]; [.D182]&lt;=[.B182]))" office:value-type="boolean" office:boolean-value="false" calcext:value-type="boolean">
            <text:p>FALSE</text:p>
          </table:table-cell>
          <table:table-cell table:formula="of:=AND(AND([.A182]&gt;=[.C182]; [.A182]&lt;=[.D182]);AND([.B182]&gt;=[.C182]; [.B182]&lt;=[.D182]))" office:value-type="boolean" office:boolean-value="false" calcext:value-type="boolean">
            <text:p>FALSE</text:p>
          </table:table-cell>
          <table:table-cell table:formula="of:=AND([.E182];[.F182])" office:value-type="boolean" office:boolean-value="false" calcext:value-type="boolean">
            <text:p>FALSE</text:p>
          </table:table-cell>
          <table:table-cell table:formula="of:=OR([.E182];[.F18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formula="of:=AND(AND([.C183]&gt;=[.A183]; [.C183]&lt;=[.B183]);AND([.D183]&gt;=[.A183]; [.D183]&lt;=[.B183]))" office:value-type="boolean" office:boolean-value="false" calcext:value-type="boolean">
            <text:p>FALSE</text:p>
          </table:table-cell>
          <table:table-cell table:formula="of:=AND(AND([.A183]&gt;=[.C183]; [.A183]&lt;=[.D183]);AND([.B183]&gt;=[.C183]; [.B183]&lt;=[.D183]))" office:value-type="boolean" office:boolean-value="false" calcext:value-type="boolean">
            <text:p>FALSE</text:p>
          </table:table-cell>
          <table:table-cell table:formula="of:=AND([.E183];[.F183])" office:value-type="boolean" office:boolean-value="false" calcext:value-type="boolean">
            <text:p>FALSE</text:p>
          </table:table-cell>
          <table:table-cell table:formula="of:=OR([.E183];[.F18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formula="of:=AND(AND([.C184]&gt;=[.A184]; [.C184]&lt;=[.B184]);AND([.D184]&gt;=[.A184]; [.D184]&lt;=[.B184]))" office:value-type="boolean" office:boolean-value="true" calcext:value-type="boolean">
            <text:p>TRUE</text:p>
          </table:table-cell>
          <table:table-cell table:formula="of:=AND(AND([.A184]&gt;=[.C184]; [.A184]&lt;=[.D184]);AND([.B184]&gt;=[.C184]; [.B184]&lt;=[.D184]))" office:value-type="boolean" office:boolean-value="false" calcext:value-type="boolean">
            <text:p>FALSE</text:p>
          </table:table-cell>
          <table:table-cell table:formula="of:=AND([.E184];[.F184])" office:value-type="boolean" office:boolean-value="false" calcext:value-type="boolean">
            <text:p>FALSE</text:p>
          </table:table-cell>
          <table:table-cell table:formula="of:=OR([.E184];[.F18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formula="of:=AND(AND([.C185]&gt;=[.A185]; [.C185]&lt;=[.B185]);AND([.D185]&gt;=[.A185]; [.D185]&lt;=[.B185]))" office:value-type="boolean" office:boolean-value="false" calcext:value-type="boolean">
            <text:p>FALSE</text:p>
          </table:table-cell>
          <table:table-cell table:formula="of:=AND(AND([.A185]&gt;=[.C185]; [.A185]&lt;=[.D185]);AND([.B185]&gt;=[.C185]; [.B185]&lt;=[.D185]))" office:value-type="boolean" office:boolean-value="false" calcext:value-type="boolean">
            <text:p>FALSE</text:p>
          </table:table-cell>
          <table:table-cell table:formula="of:=AND([.E185];[.F185])" office:value-type="boolean" office:boolean-value="false" calcext:value-type="boolean">
            <text:p>FALSE</text:p>
          </table:table-cell>
          <table:table-cell table:formula="of:=OR([.E185];[.F18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formula="of:=AND(AND([.C186]&gt;=[.A186]; [.C186]&lt;=[.B186]);AND([.D186]&gt;=[.A186]; [.D186]&lt;=[.B186]))" office:value-type="boolean" office:boolean-value="false" calcext:value-type="boolean">
            <text:p>FALSE</text:p>
          </table:table-cell>
          <table:table-cell table:formula="of:=AND(AND([.A186]&gt;=[.C186]; [.A186]&lt;=[.D186]);AND([.B186]&gt;=[.C186]; [.B186]&lt;=[.D186]))" office:value-type="boolean" office:boolean-value="false" calcext:value-type="boolean">
            <text:p>FALSE</text:p>
          </table:table-cell>
          <table:table-cell table:formula="of:=AND([.E186];[.F186])" office:value-type="boolean" office:boolean-value="false" calcext:value-type="boolean">
            <text:p>FALSE</text:p>
          </table:table-cell>
          <table:table-cell table:formula="of:=OR([.E186];[.F18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table:formula="of:=AND(AND([.C187]&gt;=[.A187]; [.C187]&lt;=[.B187]);AND([.D187]&gt;=[.A187]; [.D187]&lt;=[.B187]))" office:value-type="boolean" office:boolean-value="false" calcext:value-type="boolean">
            <text:p>FALSE</text:p>
          </table:table-cell>
          <table:table-cell table:formula="of:=AND(AND([.A187]&gt;=[.C187]; [.A187]&lt;=[.D187]);AND([.B187]&gt;=[.C187]; [.B187]&lt;=[.D187]))" office:value-type="boolean" office:boolean-value="true" calcext:value-type="boolean">
            <text:p>TRUE</text:p>
          </table:table-cell>
          <table:table-cell table:formula="of:=AND([.E187];[.F187])" office:value-type="boolean" office:boolean-value="false" calcext:value-type="boolean">
            <text:p>FALSE</text:p>
          </table:table-cell>
          <table:table-cell table:formula="of:=OR([.E187];[.F18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AND(AND([.C188]&gt;=[.A188]; [.C188]&lt;=[.B188]);AND([.D188]&gt;=[.A188]; [.D188]&lt;=[.B188]))" office:value-type="boolean" office:boolean-value="false" calcext:value-type="boolean">
            <text:p>FALSE</text:p>
          </table:table-cell>
          <table:table-cell table:formula="of:=AND(AND([.A188]&gt;=[.C188]; [.A188]&lt;=[.D188]);AND([.B188]&gt;=[.C188]; [.B188]&lt;=[.D188]))" office:value-type="boolean" office:boolean-value="false" calcext:value-type="boolean">
            <text:p>FALSE</text:p>
          </table:table-cell>
          <table:table-cell table:formula="of:=AND([.E188];[.F188])" office:value-type="boolean" office:boolean-value="false" calcext:value-type="boolean">
            <text:p>FALSE</text:p>
          </table:table-cell>
          <table:table-cell table:formula="of:=OR([.E188];[.F18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formula="of:=AND(AND([.C189]&gt;=[.A189]; [.C189]&lt;=[.B189]);AND([.D189]&gt;=[.A189]; [.D189]&lt;=[.B189]))" office:value-type="boolean" office:boolean-value="false" calcext:value-type="boolean">
            <text:p>FALSE</text:p>
          </table:table-cell>
          <table:table-cell table:formula="of:=AND(AND([.A189]&gt;=[.C189]; [.A189]&lt;=[.D189]);AND([.B189]&gt;=[.C189]; [.B189]&lt;=[.D189]))" office:value-type="boolean" office:boolean-value="false" calcext:value-type="boolean">
            <text:p>FALSE</text:p>
          </table:table-cell>
          <table:table-cell table:formula="of:=AND([.E189];[.F189])" office:value-type="boolean" office:boolean-value="false" calcext:value-type="boolean">
            <text:p>FALSE</text:p>
          </table:table-cell>
          <table:table-cell table:formula="of:=OR([.E189];[.F18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formula="of:=AND(AND([.C190]&gt;=[.A190]; [.C190]&lt;=[.B190]);AND([.D190]&gt;=[.A190]; [.D190]&lt;=[.B190]))" office:value-type="boolean" office:boolean-value="false" calcext:value-type="boolean">
            <text:p>FALSE</text:p>
          </table:table-cell>
          <table:table-cell table:formula="of:=AND(AND([.A190]&gt;=[.C190]; [.A190]&lt;=[.D190]);AND([.B190]&gt;=[.C190]; [.B190]&lt;=[.D190]))" office:value-type="boolean" office:boolean-value="false" calcext:value-type="boolean">
            <text:p>FALSE</text:p>
          </table:table-cell>
          <table:table-cell table:formula="of:=AND([.E190];[.F190])" office:value-type="boolean" office:boolean-value="false" calcext:value-type="boolean">
            <text:p>FALSE</text:p>
          </table:table-cell>
          <table:table-cell table:formula="of:=OR([.E190];[.F19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AND(AND([.C191]&gt;=[.A191]; [.C191]&lt;=[.B191]);AND([.D191]&gt;=[.A191]; [.D191]&lt;=[.B191]))" office:value-type="boolean" office:boolean-value="true" calcext:value-type="boolean">
            <text:p>TRUE</text:p>
          </table:table-cell>
          <table:table-cell table:formula="of:=AND(AND([.A191]&gt;=[.C191]; [.A191]&lt;=[.D191]);AND([.B191]&gt;=[.C191]; [.B191]&lt;=[.D191]))" office:value-type="boolean" office:boolean-value="false" calcext:value-type="boolean">
            <text:p>FALSE</text:p>
          </table:table-cell>
          <table:table-cell table:formula="of:=AND([.E191];[.F191])" office:value-type="boolean" office:boolean-value="false" calcext:value-type="boolean">
            <text:p>FALSE</text:p>
          </table:table-cell>
          <table:table-cell table:formula="of:=OR([.E191];[.F19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table:formula="of:=AND(AND([.C192]&gt;=[.A192]; [.C192]&lt;=[.B192]);AND([.D192]&gt;=[.A192]; [.D192]&lt;=[.B192]))" office:value-type="boolean" office:boolean-value="false" calcext:value-type="boolean">
            <text:p>FALSE</text:p>
          </table:table-cell>
          <table:table-cell table:formula="of:=AND(AND([.A192]&gt;=[.C192]; [.A192]&lt;=[.D192]);AND([.B192]&gt;=[.C192]; [.B192]&lt;=[.D192]))" office:value-type="boolean" office:boolean-value="true" calcext:value-type="boolean">
            <text:p>TRUE</text:p>
          </table:table-cell>
          <table:table-cell table:formula="of:=AND([.E192];[.F192])" office:value-type="boolean" office:boolean-value="false" calcext:value-type="boolean">
            <text:p>FALSE</text:p>
          </table:table-cell>
          <table:table-cell table:formula="of:=OR([.E192];[.F19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formula="of:=AND(AND([.C193]&gt;=[.A193]; [.C193]&lt;=[.B193]);AND([.D193]&gt;=[.A193]; [.D193]&lt;=[.B193]))" office:value-type="boolean" office:boolean-value="false" calcext:value-type="boolean">
            <text:p>FALSE</text:p>
          </table:table-cell>
          <table:table-cell table:formula="of:=AND(AND([.A193]&gt;=[.C193]; [.A193]&lt;=[.D193]);AND([.B193]&gt;=[.C193]; [.B193]&lt;=[.D193]))" office:value-type="boolean" office:boolean-value="true" calcext:value-type="boolean">
            <text:p>TRUE</text:p>
          </table:table-cell>
          <table:table-cell table:formula="of:=AND([.E193];[.F193])" office:value-type="boolean" office:boolean-value="false" calcext:value-type="boolean">
            <text:p>FALSE</text:p>
          </table:table-cell>
          <table:table-cell table:formula="of:=OR([.E193];[.F19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AND(AND([.C194]&gt;=[.A194]; [.C194]&lt;=[.B194]);AND([.D194]&gt;=[.A194]; [.D194]&lt;=[.B194]))" office:value-type="boolean" office:boolean-value="false" calcext:value-type="boolean">
            <text:p>FALSE</text:p>
          </table:table-cell>
          <table:table-cell table:formula="of:=AND(AND([.A194]&gt;=[.C194]; [.A194]&lt;=[.D194]);AND([.B194]&gt;=[.C194]; [.B194]&lt;=[.D194]))" office:value-type="boolean" office:boolean-value="true" calcext:value-type="boolean">
            <text:p>TRUE</text:p>
          </table:table-cell>
          <table:table-cell table:formula="of:=AND([.E194];[.F194])" office:value-type="boolean" office:boolean-value="false" calcext:value-type="boolean">
            <text:p>FALSE</text:p>
          </table:table-cell>
          <table:table-cell table:formula="of:=OR([.E194];[.F19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formula="of:=AND(AND([.C195]&gt;=[.A195]; [.C195]&lt;=[.B195]);AND([.D195]&gt;=[.A195]; [.D195]&lt;=[.B195]))" office:value-type="boolean" office:boolean-value="false" calcext:value-type="boolean">
            <text:p>FALSE</text:p>
          </table:table-cell>
          <table:table-cell table:formula="of:=AND(AND([.A195]&gt;=[.C195]; [.A195]&lt;=[.D195]);AND([.B195]&gt;=[.C195]; [.B195]&lt;=[.D195]))" office:value-type="boolean" office:boolean-value="true" calcext:value-type="boolean">
            <text:p>TRUE</text:p>
          </table:table-cell>
          <table:table-cell table:formula="of:=AND([.E195];[.F195])" office:value-type="boolean" office:boolean-value="false" calcext:value-type="boolean">
            <text:p>FALSE</text:p>
          </table:table-cell>
          <table:table-cell table:formula="of:=OR([.E195];[.F19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table:formula="of:=AND(AND([.C196]&gt;=[.A196]; [.C196]&lt;=[.B196]);AND([.D196]&gt;=[.A196]; [.D196]&lt;=[.B196]))" office:value-type="boolean" office:boolean-value="false" calcext:value-type="boolean">
            <text:p>FALSE</text:p>
          </table:table-cell>
          <table:table-cell table:formula="of:=AND(AND([.A196]&gt;=[.C196]; [.A196]&lt;=[.D196]);AND([.B196]&gt;=[.C196]; [.B196]&lt;=[.D196]))" office:value-type="boolean" office:boolean-value="false" calcext:value-type="boolean">
            <text:p>FALSE</text:p>
          </table:table-cell>
          <table:table-cell table:formula="of:=AND([.E196];[.F196])" office:value-type="boolean" office:boolean-value="false" calcext:value-type="boolean">
            <text:p>FALSE</text:p>
          </table:table-cell>
          <table:table-cell table:formula="of:=OR([.E196];[.F19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formula="of:=AND(AND([.C197]&gt;=[.A197]; [.C197]&lt;=[.B197]);AND([.D197]&gt;=[.A197]; [.D197]&lt;=[.B197]))" office:value-type="boolean" office:boolean-value="false" calcext:value-type="boolean">
            <text:p>FALSE</text:p>
          </table:table-cell>
          <table:table-cell table:formula="of:=AND(AND([.A197]&gt;=[.C197]; [.A197]&lt;=[.D197]);AND([.B197]&gt;=[.C197]; [.B197]&lt;=[.D197]))" office:value-type="boolean" office:boolean-value="true" calcext:value-type="boolean">
            <text:p>TRUE</text:p>
          </table:table-cell>
          <table:table-cell table:formula="of:=AND([.E197];[.F197])" office:value-type="boolean" office:boolean-value="false" calcext:value-type="boolean">
            <text:p>FALSE</text:p>
          </table:table-cell>
          <table:table-cell table:formula="of:=OR([.E197];[.F19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formula="of:=AND(AND([.C198]&gt;=[.A198]; [.C198]&lt;=[.B198]);AND([.D198]&gt;=[.A198]; [.D198]&lt;=[.B198]))" office:value-type="boolean" office:boolean-value="false" calcext:value-type="boolean">
            <text:p>FALSE</text:p>
          </table:table-cell>
          <table:table-cell table:formula="of:=AND(AND([.A198]&gt;=[.C198]; [.A198]&lt;=[.D198]);AND([.B198]&gt;=[.C198]; [.B198]&lt;=[.D198]))" office:value-type="boolean" office:boolean-value="false" calcext:value-type="boolean">
            <text:p>FALSE</text:p>
          </table:table-cell>
          <table:table-cell table:formula="of:=AND([.E198];[.F198])" office:value-type="boolean" office:boolean-value="false" calcext:value-type="boolean">
            <text:p>FALSE</text:p>
          </table:table-cell>
          <table:table-cell table:formula="of:=OR([.E198];[.F19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AND(AND([.C199]&gt;=[.A199]; [.C199]&lt;=[.B199]);AND([.D199]&gt;=[.A199]; [.D199]&lt;=[.B199]))" office:value-type="boolean" office:boolean-value="false" calcext:value-type="boolean">
            <text:p>FALSE</text:p>
          </table:table-cell>
          <table:table-cell table:formula="of:=AND(AND([.A199]&gt;=[.C199]; [.A199]&lt;=[.D199]);AND([.B199]&gt;=[.C199]; [.B199]&lt;=[.D199]))" office:value-type="boolean" office:boolean-value="false" calcext:value-type="boolean">
            <text:p>FALSE</text:p>
          </table:table-cell>
          <table:table-cell table:formula="of:=AND([.E199];[.F199])" office:value-type="boolean" office:boolean-value="false" calcext:value-type="boolean">
            <text:p>FALSE</text:p>
          </table:table-cell>
          <table:table-cell table:formula="of:=OR([.E199];[.F19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AND(AND([.C200]&gt;=[.A200]; [.C200]&lt;=[.B200]);AND([.D200]&gt;=[.A200]; [.D200]&lt;=[.B200]))" office:value-type="boolean" office:boolean-value="false" calcext:value-type="boolean">
            <text:p>FALSE</text:p>
          </table:table-cell>
          <table:table-cell table:formula="of:=AND(AND([.A200]&gt;=[.C200]; [.A200]&lt;=[.D200]);AND([.B200]&gt;=[.C200]; [.B200]&lt;=[.D200]))" office:value-type="boolean" office:boolean-value="true" calcext:value-type="boolean">
            <text:p>TRUE</text:p>
          </table:table-cell>
          <table:table-cell table:formula="of:=AND([.E200];[.F200])" office:value-type="boolean" office:boolean-value="false" calcext:value-type="boolean">
            <text:p>FALSE</text:p>
          </table:table-cell>
          <table:table-cell table:formula="of:=OR([.E200];[.F20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formula="of:=AND(AND([.C201]&gt;=[.A201]; [.C201]&lt;=[.B201]);AND([.D201]&gt;=[.A201]; [.D201]&lt;=[.B201]))" office:value-type="boolean" office:boolean-value="false" calcext:value-type="boolean">
            <text:p>FALSE</text:p>
          </table:table-cell>
          <table:table-cell table:formula="of:=AND(AND([.A201]&gt;=[.C201]; [.A201]&lt;=[.D201]);AND([.B201]&gt;=[.C201]; [.B201]&lt;=[.D201]))" office:value-type="boolean" office:boolean-value="true" calcext:value-type="boolean">
            <text:p>TRUE</text:p>
          </table:table-cell>
          <table:table-cell table:formula="of:=AND([.E201];[.F201])" office:value-type="boolean" office:boolean-value="false" calcext:value-type="boolean">
            <text:p>FALSE</text:p>
          </table:table-cell>
          <table:table-cell table:formula="of:=OR([.E201];[.F20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formula="of:=AND(AND([.C202]&gt;=[.A202]; [.C202]&lt;=[.B202]);AND([.D202]&gt;=[.A202]; [.D202]&lt;=[.B202]))" office:value-type="boolean" office:boolean-value="false" calcext:value-type="boolean">
            <text:p>FALSE</text:p>
          </table:table-cell>
          <table:table-cell table:formula="of:=AND(AND([.A202]&gt;=[.C202]; [.A202]&lt;=[.D202]);AND([.B202]&gt;=[.C202]; [.B202]&lt;=[.D202]))" office:value-type="boolean" office:boolean-value="false" calcext:value-type="boolean">
            <text:p>FALSE</text:p>
          </table:table-cell>
          <table:table-cell table:formula="of:=AND([.E202];[.F202])" office:value-type="boolean" office:boolean-value="false" calcext:value-type="boolean">
            <text:p>FALSE</text:p>
          </table:table-cell>
          <table:table-cell table:formula="of:=OR([.E202];[.F20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AND(AND([.C203]&gt;=[.A203]; [.C203]&lt;=[.B203]);AND([.D203]&gt;=[.A203]; [.D203]&lt;=[.B203]))" office:value-type="boolean" office:boolean-value="true" calcext:value-type="boolean">
            <text:p>TRUE</text:p>
          </table:table-cell>
          <table:table-cell table:formula="of:=AND(AND([.A203]&gt;=[.C203]; [.A203]&lt;=[.D203]);AND([.B203]&gt;=[.C203]; [.B203]&lt;=[.D203]))" office:value-type="boolean" office:boolean-value="false" calcext:value-type="boolean">
            <text:p>FALSE</text:p>
          </table:table-cell>
          <table:table-cell table:formula="of:=AND([.E203];[.F203])" office:value-type="boolean" office:boolean-value="false" calcext:value-type="boolean">
            <text:p>FALSE</text:p>
          </table:table-cell>
          <table:table-cell table:formula="of:=OR([.E203];[.F20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formula="of:=AND(AND([.C204]&gt;=[.A204]; [.C204]&lt;=[.B204]);AND([.D204]&gt;=[.A204]; [.D204]&lt;=[.B204]))" office:value-type="boolean" office:boolean-value="false" calcext:value-type="boolean">
            <text:p>FALSE</text:p>
          </table:table-cell>
          <table:table-cell table:formula="of:=AND(AND([.A204]&gt;=[.C204]; [.A204]&lt;=[.D204]);AND([.B204]&gt;=[.C204]; [.B204]&lt;=[.D204]))" office:value-type="boolean" office:boolean-value="true" calcext:value-type="boolean">
            <text:p>TRUE</text:p>
          </table:table-cell>
          <table:table-cell table:formula="of:=AND([.E204];[.F204])" office:value-type="boolean" office:boolean-value="false" calcext:value-type="boolean">
            <text:p>FALSE</text:p>
          </table:table-cell>
          <table:table-cell table:formula="of:=OR([.E204];[.F20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formula="of:=AND(AND([.C205]&gt;=[.A205]; [.C205]&lt;=[.B205]);AND([.D205]&gt;=[.A205]; [.D205]&lt;=[.B205]))" office:value-type="boolean" office:boolean-value="false" calcext:value-type="boolean">
            <text:p>FALSE</text:p>
          </table:table-cell>
          <table:table-cell table:formula="of:=AND(AND([.A205]&gt;=[.C205]; [.A205]&lt;=[.D205]);AND([.B205]&gt;=[.C205]; [.B205]&lt;=[.D205]))" office:value-type="boolean" office:boolean-value="true" calcext:value-type="boolean">
            <text:p>TRUE</text:p>
          </table:table-cell>
          <table:table-cell table:formula="of:=AND([.E205];[.F205])" office:value-type="boolean" office:boolean-value="false" calcext:value-type="boolean">
            <text:p>FALSE</text:p>
          </table:table-cell>
          <table:table-cell table:formula="of:=OR([.E205];[.F20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formula="of:=AND(AND([.C206]&gt;=[.A206]; [.C206]&lt;=[.B206]);AND([.D206]&gt;=[.A206]; [.D206]&lt;=[.B206]))" office:value-type="boolean" office:boolean-value="false" calcext:value-type="boolean">
            <text:p>FALSE</text:p>
          </table:table-cell>
          <table:table-cell table:formula="of:=AND(AND([.A206]&gt;=[.C206]; [.A206]&lt;=[.D206]);AND([.B206]&gt;=[.C206]; [.B206]&lt;=[.D206]))" office:value-type="boolean" office:boolean-value="false" calcext:value-type="boolean">
            <text:p>FALSE</text:p>
          </table:table-cell>
          <table:table-cell table:formula="of:=AND([.E206];[.F206])" office:value-type="boolean" office:boolean-value="false" calcext:value-type="boolean">
            <text:p>FALSE</text:p>
          </table:table-cell>
          <table:table-cell table:formula="of:=OR([.E206];[.F20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AND(AND([.C207]&gt;=[.A207]; [.C207]&lt;=[.B207]);AND([.D207]&gt;=[.A207]; [.D207]&lt;=[.B207]))" office:value-type="boolean" office:boolean-value="true" calcext:value-type="boolean">
            <text:p>TRUE</text:p>
          </table:table-cell>
          <table:table-cell table:formula="of:=AND(AND([.A207]&gt;=[.C207]; [.A207]&lt;=[.D207]);AND([.B207]&gt;=[.C207]; [.B207]&lt;=[.D207]))" office:value-type="boolean" office:boolean-value="false" calcext:value-type="boolean">
            <text:p>FALSE</text:p>
          </table:table-cell>
          <table:table-cell table:formula="of:=AND([.E207];[.F207])" office:value-type="boolean" office:boolean-value="false" calcext:value-type="boolean">
            <text:p>FALSE</text:p>
          </table:table-cell>
          <table:table-cell table:formula="of:=OR([.E207];[.F20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formula="of:=AND(AND([.C208]&gt;=[.A208]; [.C208]&lt;=[.B208]);AND([.D208]&gt;=[.A208]; [.D208]&lt;=[.B208]))" office:value-type="boolean" office:boolean-value="false" calcext:value-type="boolean">
            <text:p>FALSE</text:p>
          </table:table-cell>
          <table:table-cell table:formula="of:=AND(AND([.A208]&gt;=[.C208]; [.A208]&lt;=[.D208]);AND([.B208]&gt;=[.C208]; [.B208]&lt;=[.D208]))" office:value-type="boolean" office:boolean-value="false" calcext:value-type="boolean">
            <text:p>FALSE</text:p>
          </table:table-cell>
          <table:table-cell table:formula="of:=AND([.E208];[.F208])" office:value-type="boolean" office:boolean-value="false" calcext:value-type="boolean">
            <text:p>FALSE</text:p>
          </table:table-cell>
          <table:table-cell table:formula="of:=OR([.E208];[.F20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AND(AND([.C209]&gt;=[.A209]; [.C209]&lt;=[.B209]);AND([.D209]&gt;=[.A209]; [.D209]&lt;=[.B209]))" office:value-type="boolean" office:boolean-value="false" calcext:value-type="boolean">
            <text:p>FALSE</text:p>
          </table:table-cell>
          <table:table-cell table:formula="of:=AND(AND([.A209]&gt;=[.C209]; [.A209]&lt;=[.D209]);AND([.B209]&gt;=[.C209]; [.B209]&lt;=[.D209]))" office:value-type="boolean" office:boolean-value="false" calcext:value-type="boolean">
            <text:p>FALSE</text:p>
          </table:table-cell>
          <table:table-cell table:formula="of:=AND([.E209];[.F209])" office:value-type="boolean" office:boolean-value="false" calcext:value-type="boolean">
            <text:p>FALSE</text:p>
          </table:table-cell>
          <table:table-cell table:formula="of:=OR([.E209];[.F20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AND(AND([.C210]&gt;=[.A210]; [.C210]&lt;=[.B210]);AND([.D210]&gt;=[.A210]; [.D210]&lt;=[.B210]))" office:value-type="boolean" office:boolean-value="false" calcext:value-type="boolean">
            <text:p>FALSE</text:p>
          </table:table-cell>
          <table:table-cell table:formula="of:=AND(AND([.A210]&gt;=[.C210]; [.A210]&lt;=[.D210]);AND([.B210]&gt;=[.C210]; [.B210]&lt;=[.D210]))" office:value-type="boolean" office:boolean-value="false" calcext:value-type="boolean">
            <text:p>FALSE</text:p>
          </table:table-cell>
          <table:table-cell table:formula="of:=AND([.E210];[.F210])" office:value-type="boolean" office:boolean-value="false" calcext:value-type="boolean">
            <text:p>FALSE</text:p>
          </table:table-cell>
          <table:table-cell table:formula="of:=OR([.E210];[.F21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table:formula="of:=AND(AND([.C211]&gt;=[.A211]; [.C211]&lt;=[.B211]);AND([.D211]&gt;=[.A211]; [.D211]&lt;=[.B211]))" office:value-type="boolean" office:boolean-value="false" calcext:value-type="boolean">
            <text:p>FALSE</text:p>
          </table:table-cell>
          <table:table-cell table:formula="of:=AND(AND([.A211]&gt;=[.C211]; [.A211]&lt;=[.D211]);AND([.B211]&gt;=[.C211]; [.B211]&lt;=[.D211]))" office:value-type="boolean" office:boolean-value="true" calcext:value-type="boolean">
            <text:p>TRUE</text:p>
          </table:table-cell>
          <table:table-cell table:formula="of:=AND([.E211];[.F211])" office:value-type="boolean" office:boolean-value="false" calcext:value-type="boolean">
            <text:p>FALSE</text:p>
          </table:table-cell>
          <table:table-cell table:formula="of:=OR([.E211];[.F21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AND(AND([.C212]&gt;=[.A212]; [.C212]&lt;=[.B212]);AND([.D212]&gt;=[.A212]; [.D212]&lt;=[.B212]))" office:value-type="boolean" office:boolean-value="true" calcext:value-type="boolean">
            <text:p>TRUE</text:p>
          </table:table-cell>
          <table:table-cell table:formula="of:=AND(AND([.A212]&gt;=[.C212]; [.A212]&lt;=[.D212]);AND([.B212]&gt;=[.C212]; [.B212]&lt;=[.D212]))" office:value-type="boolean" office:boolean-value="false" calcext:value-type="boolean">
            <text:p>FALSE</text:p>
          </table:table-cell>
          <table:table-cell table:formula="of:=AND([.E212];[.F212])" office:value-type="boolean" office:boolean-value="false" calcext:value-type="boolean">
            <text:p>FALSE</text:p>
          </table:table-cell>
          <table:table-cell table:formula="of:=OR([.E212];[.F21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AND(AND([.C213]&gt;=[.A213]; [.C213]&lt;=[.B213]);AND([.D213]&gt;=[.A213]; [.D213]&lt;=[.B213]))" office:value-type="boolean" office:boolean-value="false" calcext:value-type="boolean">
            <text:p>FALSE</text:p>
          </table:table-cell>
          <table:table-cell table:formula="of:=AND(AND([.A213]&gt;=[.C213]; [.A213]&lt;=[.D213]);AND([.B213]&gt;=[.C213]; [.B213]&lt;=[.D213]))" office:value-type="boolean" office:boolean-value="false" calcext:value-type="boolean">
            <text:p>FALSE</text:p>
          </table:table-cell>
          <table:table-cell table:formula="of:=AND([.E213];[.F213])" office:value-type="boolean" office:boolean-value="false" calcext:value-type="boolean">
            <text:p>FALSE</text:p>
          </table:table-cell>
          <table:table-cell table:formula="of:=OR([.E213];[.F21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formula="of:=AND(AND([.C214]&gt;=[.A214]; [.C214]&lt;=[.B214]);AND([.D214]&gt;=[.A214]; [.D214]&lt;=[.B214]))" office:value-type="boolean" office:boolean-value="true" calcext:value-type="boolean">
            <text:p>TRUE</text:p>
          </table:table-cell>
          <table:table-cell table:formula="of:=AND(AND([.A214]&gt;=[.C214]; [.A214]&lt;=[.D214]);AND([.B214]&gt;=[.C214]; [.B214]&lt;=[.D214]))" office:value-type="boolean" office:boolean-value="false" calcext:value-type="boolean">
            <text:p>FALSE</text:p>
          </table:table-cell>
          <table:table-cell table:formula="of:=AND([.E214];[.F214])" office:value-type="boolean" office:boolean-value="false" calcext:value-type="boolean">
            <text:p>FALSE</text:p>
          </table:table-cell>
          <table:table-cell table:formula="of:=OR([.E214];[.F21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AND(AND([.C215]&gt;=[.A215]; [.C215]&lt;=[.B215]);AND([.D215]&gt;=[.A215]; [.D215]&lt;=[.B215]))" office:value-type="boolean" office:boolean-value="false" calcext:value-type="boolean">
            <text:p>FALSE</text:p>
          </table:table-cell>
          <table:table-cell table:formula="of:=AND(AND([.A215]&gt;=[.C215]; [.A215]&lt;=[.D215]);AND([.B215]&gt;=[.C215]; [.B215]&lt;=[.D215]))" office:value-type="boolean" office:boolean-value="false" calcext:value-type="boolean">
            <text:p>FALSE</text:p>
          </table:table-cell>
          <table:table-cell table:formula="of:=AND([.E215];[.F215])" office:value-type="boolean" office:boolean-value="false" calcext:value-type="boolean">
            <text:p>FALSE</text:p>
          </table:table-cell>
          <table:table-cell table:formula="of:=OR([.E215];[.F21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3"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formula="of:=AND(AND([.C216]&gt;=[.A216]; [.C216]&lt;=[.B216]);AND([.D216]&gt;=[.A216]; [.D216]&lt;=[.B216]))" office:value-type="boolean" office:boolean-value="false" calcext:value-type="boolean">
            <text:p>FALSE</text:p>
          </table:table-cell>
          <table:table-cell table:formula="of:=AND(AND([.A216]&gt;=[.C216]; [.A216]&lt;=[.D216]);AND([.B216]&gt;=[.C216]; [.B216]&lt;=[.D216]))" office:value-type="boolean" office:boolean-value="true" calcext:value-type="boolean">
            <text:p>TRUE</text:p>
          </table:table-cell>
          <table:table-cell table:formula="of:=AND([.E216];[.F216])" office:value-type="boolean" office:boolean-value="false" calcext:value-type="boolean">
            <text:p>FALSE</text:p>
          </table:table-cell>
          <table:table-cell table:formula="of:=OR([.E216];[.F21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AND(AND([.C217]&gt;=[.A217]; [.C217]&lt;=[.B217]);AND([.D217]&gt;=[.A217]; [.D217]&lt;=[.B217]))" office:value-type="boolean" office:boolean-value="true" calcext:value-type="boolean">
            <text:p>TRUE</text:p>
          </table:table-cell>
          <table:table-cell table:formula="of:=AND(AND([.A217]&gt;=[.C217]; [.A217]&lt;=[.D217]);AND([.B217]&gt;=[.C217]; [.B217]&lt;=[.D217]))" office:value-type="boolean" office:boolean-value="false" calcext:value-type="boolean">
            <text:p>FALSE</text:p>
          </table:table-cell>
          <table:table-cell table:formula="of:=AND([.E217];[.F217])" office:value-type="boolean" office:boolean-value="false" calcext:value-type="boolean">
            <text:p>FALSE</text:p>
          </table:table-cell>
          <table:table-cell table:formula="of:=OR([.E217];[.F21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table:formula="of:=AND(AND([.C218]&gt;=[.A218]; [.C218]&lt;=[.B218]);AND([.D218]&gt;=[.A218]; [.D218]&lt;=[.B218]))" office:value-type="boolean" office:boolean-value="false" calcext:value-type="boolean">
            <text:p>FALSE</text:p>
          </table:table-cell>
          <table:table-cell table:formula="of:=AND(AND([.A218]&gt;=[.C218]; [.A218]&lt;=[.D218]);AND([.B218]&gt;=[.C218]; [.B218]&lt;=[.D218]))" office:value-type="boolean" office:boolean-value="false" calcext:value-type="boolean">
            <text:p>FALSE</text:p>
          </table:table-cell>
          <table:table-cell table:formula="of:=AND([.E218];[.F218])" office:value-type="boolean" office:boolean-value="false" calcext:value-type="boolean">
            <text:p>FALSE</text:p>
          </table:table-cell>
          <table:table-cell table:formula="of:=OR([.E218];[.F21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formula="of:=AND(AND([.C219]&gt;=[.A219]; [.C219]&lt;=[.B219]);AND([.D219]&gt;=[.A219]; [.D219]&lt;=[.B219]))" office:value-type="boolean" office:boolean-value="true" calcext:value-type="boolean">
            <text:p>TRUE</text:p>
          </table:table-cell>
          <table:table-cell table:formula="of:=AND(AND([.A219]&gt;=[.C219]; [.A219]&lt;=[.D219]);AND([.B219]&gt;=[.C219]; [.B219]&lt;=[.D219]))" office:value-type="boolean" office:boolean-value="false" calcext:value-type="boolean">
            <text:p>FALSE</text:p>
          </table:table-cell>
          <table:table-cell table:formula="of:=AND([.E219];[.F219])" office:value-type="boolean" office:boolean-value="false" calcext:value-type="boolean">
            <text:p>FALSE</text:p>
          </table:table-cell>
          <table:table-cell table:formula="of:=OR([.E219];[.F21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table:formula="of:=AND(AND([.C220]&gt;=[.A220]; [.C220]&lt;=[.B220]);AND([.D220]&gt;=[.A220]; [.D220]&lt;=[.B220]))" office:value-type="boolean" office:boolean-value="false" calcext:value-type="boolean">
            <text:p>FALSE</text:p>
          </table:table-cell>
          <table:table-cell table:formula="of:=AND(AND([.A220]&gt;=[.C220]; [.A220]&lt;=[.D220]);AND([.B220]&gt;=[.C220]; [.B220]&lt;=[.D220]))" office:value-type="boolean" office:boolean-value="false" calcext:value-type="boolean">
            <text:p>FALSE</text:p>
          </table:table-cell>
          <table:table-cell table:formula="of:=AND([.E220];[.F220])" office:value-type="boolean" office:boolean-value="false" calcext:value-type="boolean">
            <text:p>FALSE</text:p>
          </table:table-cell>
          <table:table-cell table:formula="of:=OR([.E220];[.F22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AND(AND([.C221]&gt;=[.A221]; [.C221]&lt;=[.B221]);AND([.D221]&gt;=[.A221]; [.D221]&lt;=[.B221]))" office:value-type="boolean" office:boolean-value="false" calcext:value-type="boolean">
            <text:p>FALSE</text:p>
          </table:table-cell>
          <table:table-cell table:formula="of:=AND(AND([.A221]&gt;=[.C221]; [.A221]&lt;=[.D221]);AND([.B221]&gt;=[.C221]; [.B221]&lt;=[.D221]))" office:value-type="boolean" office:boolean-value="false" calcext:value-type="boolean">
            <text:p>FALSE</text:p>
          </table:table-cell>
          <table:table-cell table:formula="of:=AND([.E221];[.F221])" office:value-type="boolean" office:boolean-value="false" calcext:value-type="boolean">
            <text:p>FALSE</text:p>
          </table:table-cell>
          <table:table-cell table:formula="of:=OR([.E221];[.F22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formula="of:=AND(AND([.C222]&gt;=[.A222]; [.C222]&lt;=[.B222]);AND([.D222]&gt;=[.A222]; [.D222]&lt;=[.B222]))" office:value-type="boolean" office:boolean-value="false" calcext:value-type="boolean">
            <text:p>FALSE</text:p>
          </table:table-cell>
          <table:table-cell table:formula="of:=AND(AND([.A222]&gt;=[.C222]; [.A222]&lt;=[.D222]);AND([.B222]&gt;=[.C222]; [.B222]&lt;=[.D222]))" office:value-type="boolean" office:boolean-value="false" calcext:value-type="boolean">
            <text:p>FALSE</text:p>
          </table:table-cell>
          <table:table-cell table:formula="of:=AND([.E222];[.F222])" office:value-type="boolean" office:boolean-value="false" calcext:value-type="boolean">
            <text:p>FALSE</text:p>
          </table:table-cell>
          <table:table-cell table:formula="of:=OR([.E222];[.F22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AND(AND([.C223]&gt;=[.A223]; [.C223]&lt;=[.B223]);AND([.D223]&gt;=[.A223]; [.D223]&lt;=[.B223]))" office:value-type="boolean" office:boolean-value="false" calcext:value-type="boolean">
            <text:p>FALSE</text:p>
          </table:table-cell>
          <table:table-cell table:formula="of:=AND(AND([.A223]&gt;=[.C223]; [.A223]&lt;=[.D223]);AND([.B223]&gt;=[.C223]; [.B223]&lt;=[.D223]))" office:value-type="boolean" office:boolean-value="true" calcext:value-type="boolean">
            <text:p>TRUE</text:p>
          </table:table-cell>
          <table:table-cell table:formula="of:=AND([.E223];[.F223])" office:value-type="boolean" office:boolean-value="false" calcext:value-type="boolean">
            <text:p>FALSE</text:p>
          </table:table-cell>
          <table:table-cell table:formula="of:=OR([.E223];[.F22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formula="of:=AND(AND([.C224]&gt;=[.A224]; [.C224]&lt;=[.B224]);AND([.D224]&gt;=[.A224]; [.D224]&lt;=[.B224]))" office:value-type="boolean" office:boolean-value="false" calcext:value-type="boolean">
            <text:p>FALSE</text:p>
          </table:table-cell>
          <table:table-cell table:formula="of:=AND(AND([.A224]&gt;=[.C224]; [.A224]&lt;=[.D224]);AND([.B224]&gt;=[.C224]; [.B224]&lt;=[.D224]))" office:value-type="boolean" office:boolean-value="false" calcext:value-type="boolean">
            <text:p>FALSE</text:p>
          </table:table-cell>
          <table:table-cell table:formula="of:=AND([.E224];[.F224])" office:value-type="boolean" office:boolean-value="false" calcext:value-type="boolean">
            <text:p>FALSE</text:p>
          </table:table-cell>
          <table:table-cell table:formula="of:=OR([.E224];[.F22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79" calcext:value-type="float">
            <text:p>79</text:p>
          </table:table-cell>
          <table:table-cell table:formula="of:=AND(AND([.C225]&gt;=[.A225]; [.C225]&lt;=[.B225]);AND([.D225]&gt;=[.A225]; [.D225]&lt;=[.B225]))" office:value-type="boolean" office:boolean-value="true" calcext:value-type="boolean">
            <text:p>TRUE</text:p>
          </table:table-cell>
          <table:table-cell table:formula="of:=AND(AND([.A225]&gt;=[.C225]; [.A225]&lt;=[.D225]);AND([.B225]&gt;=[.C225]; [.B225]&lt;=[.D225]))" office:value-type="boolean" office:boolean-value="false" calcext:value-type="boolean">
            <text:p>FALSE</text:p>
          </table:table-cell>
          <table:table-cell table:formula="of:=AND([.E225];[.F225])" office:value-type="boolean" office:boolean-value="false" calcext:value-type="boolean">
            <text:p>FALSE</text:p>
          </table:table-cell>
          <table:table-cell table:formula="of:=OR([.E225];[.F22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formula="of:=AND(AND([.C226]&gt;=[.A226]; [.C226]&lt;=[.B226]);AND([.D226]&gt;=[.A226]; [.D226]&lt;=[.B226]))" office:value-type="boolean" office:boolean-value="false" calcext:value-type="boolean">
            <text:p>FALSE</text:p>
          </table:table-cell>
          <table:table-cell table:formula="of:=AND(AND([.A226]&gt;=[.C226]; [.A226]&lt;=[.D226]);AND([.B226]&gt;=[.C226]; [.B226]&lt;=[.D226]))" office:value-type="boolean" office:boolean-value="false" calcext:value-type="boolean">
            <text:p>FALSE</text:p>
          </table:table-cell>
          <table:table-cell table:formula="of:=AND([.E226];[.F226])" office:value-type="boolean" office:boolean-value="false" calcext:value-type="boolean">
            <text:p>FALSE</text:p>
          </table:table-cell>
          <table:table-cell table:formula="of:=OR([.E226];[.F22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table:formula="of:=AND(AND([.C227]&gt;=[.A227]; [.C227]&lt;=[.B227]);AND([.D227]&gt;=[.A227]; [.D227]&lt;=[.B227]))" office:value-type="boolean" office:boolean-value="false" calcext:value-type="boolean">
            <text:p>FALSE</text:p>
          </table:table-cell>
          <table:table-cell table:formula="of:=AND(AND([.A227]&gt;=[.C227]; [.A227]&lt;=[.D227]);AND([.B227]&gt;=[.C227]; [.B227]&lt;=[.D227]))" office:value-type="boolean" office:boolean-value="true" calcext:value-type="boolean">
            <text:p>TRUE</text:p>
          </table:table-cell>
          <table:table-cell table:formula="of:=AND([.E227];[.F227])" office:value-type="boolean" office:boolean-value="false" calcext:value-type="boolean">
            <text:p>FALSE</text:p>
          </table:table-cell>
          <table:table-cell table:formula="of:=OR([.E227];[.F22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formula="of:=AND(AND([.C228]&gt;=[.A228]; [.C228]&lt;=[.B228]);AND([.D228]&gt;=[.A228]; [.D228]&lt;=[.B228]))" office:value-type="boolean" office:boolean-value="true" calcext:value-type="boolean">
            <text:p>TRUE</text:p>
          </table:table-cell>
          <table:table-cell table:formula="of:=AND(AND([.A228]&gt;=[.C228]; [.A228]&lt;=[.D228]);AND([.B228]&gt;=[.C228]; [.B228]&lt;=[.D228]))" office:value-type="boolean" office:boolean-value="false" calcext:value-type="boolean">
            <text:p>FALSE</text:p>
          </table:table-cell>
          <table:table-cell table:formula="of:=AND([.E228];[.F228])" office:value-type="boolean" office:boolean-value="false" calcext:value-type="boolean">
            <text:p>FALSE</text:p>
          </table:table-cell>
          <table:table-cell table:formula="of:=OR([.E228];[.F22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formula="of:=AND(AND([.C229]&gt;=[.A229]; [.C229]&lt;=[.B229]);AND([.D229]&gt;=[.A229]; [.D229]&lt;=[.B229]))" office:value-type="boolean" office:boolean-value="false" calcext:value-type="boolean">
            <text:p>FALSE</text:p>
          </table:table-cell>
          <table:table-cell table:formula="of:=AND(AND([.A229]&gt;=[.C229]; [.A229]&lt;=[.D229]);AND([.B229]&gt;=[.C229]; [.B229]&lt;=[.D229]))" office:value-type="boolean" office:boolean-value="false" calcext:value-type="boolean">
            <text:p>FALSE</text:p>
          </table:table-cell>
          <table:table-cell table:formula="of:=AND([.E229];[.F229])" office:value-type="boolean" office:boolean-value="false" calcext:value-type="boolean">
            <text:p>FALSE</text:p>
          </table:table-cell>
          <table:table-cell table:formula="of:=OR([.E229];[.F22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formula="of:=AND(AND([.C230]&gt;=[.A230]; [.C230]&lt;=[.B230]);AND([.D230]&gt;=[.A230]; [.D230]&lt;=[.B230]))" office:value-type="boolean" office:boolean-value="true" calcext:value-type="boolean">
            <text:p>TRUE</text:p>
          </table:table-cell>
          <table:table-cell table:formula="of:=AND(AND([.A230]&gt;=[.C230]; [.A230]&lt;=[.D230]);AND([.B230]&gt;=[.C230]; [.B230]&lt;=[.D230]))" office:value-type="boolean" office:boolean-value="false" calcext:value-type="boolean">
            <text:p>FALSE</text:p>
          </table:table-cell>
          <table:table-cell table:formula="of:=AND([.E230];[.F230])" office:value-type="boolean" office:boolean-value="false" calcext:value-type="boolean">
            <text:p>FALSE</text:p>
          </table:table-cell>
          <table:table-cell table:formula="of:=OR([.E230];[.F23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AND(AND([.C231]&gt;=[.A231]; [.C231]&lt;=[.B231]);AND([.D231]&gt;=[.A231]; [.D231]&lt;=[.B231]))" office:value-type="boolean" office:boolean-value="false" calcext:value-type="boolean">
            <text:p>FALSE</text:p>
          </table:table-cell>
          <table:table-cell table:formula="of:=AND(AND([.A231]&gt;=[.C231]; [.A231]&lt;=[.D231]);AND([.B231]&gt;=[.C231]; [.B231]&lt;=[.D231]))" office:value-type="boolean" office:boolean-value="true" calcext:value-type="boolean">
            <text:p>TRUE</text:p>
          </table:table-cell>
          <table:table-cell table:formula="of:=AND([.E231];[.F231])" office:value-type="boolean" office:boolean-value="false" calcext:value-type="boolean">
            <text:p>FALSE</text:p>
          </table:table-cell>
          <table:table-cell table:formula="of:=OR([.E231];[.F23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table:formula="of:=AND(AND([.C232]&gt;=[.A232]; [.C232]&lt;=[.B232]);AND([.D232]&gt;=[.A232]; [.D232]&lt;=[.B232]))" office:value-type="boolean" office:boolean-value="false" calcext:value-type="boolean">
            <text:p>FALSE</text:p>
          </table:table-cell>
          <table:table-cell table:formula="of:=AND(AND([.A232]&gt;=[.C232]; [.A232]&lt;=[.D232]);AND([.B232]&gt;=[.C232]; [.B232]&lt;=[.D232]))" office:value-type="boolean" office:boolean-value="false" calcext:value-type="boolean">
            <text:p>FALSE</text:p>
          </table:table-cell>
          <table:table-cell table:formula="of:=AND([.E232];[.F232])" office:value-type="boolean" office:boolean-value="false" calcext:value-type="boolean">
            <text:p>FALSE</text:p>
          </table:table-cell>
          <table:table-cell table:formula="of:=OR([.E232];[.F23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formula="of:=AND(AND([.C233]&gt;=[.A233]; [.C233]&lt;=[.B233]);AND([.D233]&gt;=[.A233]; [.D233]&lt;=[.B233]))" office:value-type="boolean" office:boolean-value="false" calcext:value-type="boolean">
            <text:p>FALSE</text:p>
          </table:table-cell>
          <table:table-cell table:formula="of:=AND(AND([.A233]&gt;=[.C233]; [.A233]&lt;=[.D233]);AND([.B233]&gt;=[.C233]; [.B233]&lt;=[.D233]))" office:value-type="boolean" office:boolean-value="false" calcext:value-type="boolean">
            <text:p>FALSE</text:p>
          </table:table-cell>
          <table:table-cell table:formula="of:=AND([.E233];[.F233])" office:value-type="boolean" office:boolean-value="false" calcext:value-type="boolean">
            <text:p>FALSE</text:p>
          </table:table-cell>
          <table:table-cell table:formula="of:=OR([.E233];[.F23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table:formula="of:=AND(AND([.C234]&gt;=[.A234]; [.C234]&lt;=[.B234]);AND([.D234]&gt;=[.A234]; [.D234]&lt;=[.B234]))" office:value-type="boolean" office:boolean-value="true" calcext:value-type="boolean">
            <text:p>TRUE</text:p>
          </table:table-cell>
          <table:table-cell table:formula="of:=AND(AND([.A234]&gt;=[.C234]; [.A234]&lt;=[.D234]);AND([.B234]&gt;=[.C234]; [.B234]&lt;=[.D234]))" office:value-type="boolean" office:boolean-value="false" calcext:value-type="boolean">
            <text:p>FALSE</text:p>
          </table:table-cell>
          <table:table-cell table:formula="of:=AND([.E234];[.F234])" office:value-type="boolean" office:boolean-value="false" calcext:value-type="boolean">
            <text:p>FALSE</text:p>
          </table:table-cell>
          <table:table-cell table:formula="of:=OR([.E234];[.F23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formula="of:=AND(AND([.C235]&gt;=[.A235]; [.C235]&lt;=[.B235]);AND([.D235]&gt;=[.A235]; [.D235]&lt;=[.B235]))" office:value-type="boolean" office:boolean-value="false" calcext:value-type="boolean">
            <text:p>FALSE</text:p>
          </table:table-cell>
          <table:table-cell table:formula="of:=AND(AND([.A235]&gt;=[.C235]; [.A235]&lt;=[.D235]);AND([.B235]&gt;=[.C235]; [.B235]&lt;=[.D235]))" office:value-type="boolean" office:boolean-value="false" calcext:value-type="boolean">
            <text:p>FALSE</text:p>
          </table:table-cell>
          <table:table-cell table:formula="of:=AND([.E235];[.F235])" office:value-type="boolean" office:boolean-value="false" calcext:value-type="boolean">
            <text:p>FALSE</text:p>
          </table:table-cell>
          <table:table-cell table:formula="of:=OR([.E235];[.F23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formula="of:=AND(AND([.C236]&gt;=[.A236]; [.C236]&lt;=[.B236]);AND([.D236]&gt;=[.A236]; [.D236]&lt;=[.B236]))" office:value-type="boolean" office:boolean-value="false" calcext:value-type="boolean">
            <text:p>FALSE</text:p>
          </table:table-cell>
          <table:table-cell table:formula="of:=AND(AND([.A236]&gt;=[.C236]; [.A236]&lt;=[.D236]);AND([.B236]&gt;=[.C236]; [.B236]&lt;=[.D236]))" office:value-type="boolean" office:boolean-value="false" calcext:value-type="boolean">
            <text:p>FALSE</text:p>
          </table:table-cell>
          <table:table-cell table:formula="of:=AND([.E236];[.F236])" office:value-type="boolean" office:boolean-value="false" calcext:value-type="boolean">
            <text:p>FALSE</text:p>
          </table:table-cell>
          <table:table-cell table:formula="of:=OR([.E236];[.F23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AND(AND([.C237]&gt;=[.A237]; [.C237]&lt;=[.B237]);AND([.D237]&gt;=[.A237]; [.D237]&lt;=[.B237]))" office:value-type="boolean" office:boolean-value="true" calcext:value-type="boolean">
            <text:p>TRUE</text:p>
          </table:table-cell>
          <table:table-cell table:formula="of:=AND(AND([.A237]&gt;=[.C237]; [.A237]&lt;=[.D237]);AND([.B237]&gt;=[.C237]; [.B237]&lt;=[.D237]))" office:value-type="boolean" office:boolean-value="false" calcext:value-type="boolean">
            <text:p>FALSE</text:p>
          </table:table-cell>
          <table:table-cell table:formula="of:=AND([.E237];[.F237])" office:value-type="boolean" office:boolean-value="false" calcext:value-type="boolean">
            <text:p>FALSE</text:p>
          </table:table-cell>
          <table:table-cell table:formula="of:=OR([.E237];[.F23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table:formula="of:=AND(AND([.C238]&gt;=[.A238]; [.C238]&lt;=[.B238]);AND([.D238]&gt;=[.A238]; [.D238]&lt;=[.B238]))" office:value-type="boolean" office:boolean-value="true" calcext:value-type="boolean">
            <text:p>TRUE</text:p>
          </table:table-cell>
          <table:table-cell table:formula="of:=AND(AND([.A238]&gt;=[.C238]; [.A238]&lt;=[.D238]);AND([.B238]&gt;=[.C238]; [.B238]&lt;=[.D238]))" office:value-type="boolean" office:boolean-value="false" calcext:value-type="boolean">
            <text:p>FALSE</text:p>
          </table:table-cell>
          <table:table-cell table:formula="of:=AND([.E238];[.F238])" office:value-type="boolean" office:boolean-value="false" calcext:value-type="boolean">
            <text:p>FALSE</text:p>
          </table:table-cell>
          <table:table-cell table:formula="of:=OR([.E238];[.F23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AND(AND([.C239]&gt;=[.A239]; [.C239]&lt;=[.B239]);AND([.D239]&gt;=[.A239]; [.D239]&lt;=[.B239]))" office:value-type="boolean" office:boolean-value="false" calcext:value-type="boolean">
            <text:p>FALSE</text:p>
          </table:table-cell>
          <table:table-cell table:formula="of:=AND(AND([.A239]&gt;=[.C239]; [.A239]&lt;=[.D239]);AND([.B239]&gt;=[.C239]; [.B239]&lt;=[.D239]))" office:value-type="boolean" office:boolean-value="false" calcext:value-type="boolean">
            <text:p>FALSE</text:p>
          </table:table-cell>
          <table:table-cell table:formula="of:=AND([.E239];[.F239])" office:value-type="boolean" office:boolean-value="false" calcext:value-type="boolean">
            <text:p>FALSE</text:p>
          </table:table-cell>
          <table:table-cell table:formula="of:=OR([.E239];[.F23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AND(AND([.C240]&gt;=[.A240]; [.C240]&lt;=[.B240]);AND([.D240]&gt;=[.A240]; [.D240]&lt;=[.B240]))" office:value-type="boolean" office:boolean-value="false" calcext:value-type="boolean">
            <text:p>FALSE</text:p>
          </table:table-cell>
          <table:table-cell table:formula="of:=AND(AND([.A240]&gt;=[.C240]; [.A240]&lt;=[.D240]);AND([.B240]&gt;=[.C240]; [.B240]&lt;=[.D240]))" office:value-type="boolean" office:boolean-value="false" calcext:value-type="boolean">
            <text:p>FALSE</text:p>
          </table:table-cell>
          <table:table-cell table:formula="of:=AND([.E240];[.F240])" office:value-type="boolean" office:boolean-value="false" calcext:value-type="boolean">
            <text:p>FALSE</text:p>
          </table:table-cell>
          <table:table-cell table:formula="of:=OR([.E240];[.F24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table:formula="of:=AND(AND([.C241]&gt;=[.A241]; [.C241]&lt;=[.B241]);AND([.D241]&gt;=[.A241]; [.D241]&lt;=[.B241]))" office:value-type="boolean" office:boolean-value="false" calcext:value-type="boolean">
            <text:p>FALSE</text:p>
          </table:table-cell>
          <table:table-cell table:formula="of:=AND(AND([.A241]&gt;=[.C241]; [.A241]&lt;=[.D241]);AND([.B241]&gt;=[.C241]; [.B241]&lt;=[.D241]))" office:value-type="boolean" office:boolean-value="true" calcext:value-type="boolean">
            <text:p>TRUE</text:p>
          </table:table-cell>
          <table:table-cell table:formula="of:=AND([.E241];[.F241])" office:value-type="boolean" office:boolean-value="false" calcext:value-type="boolean">
            <text:p>FALSE</text:p>
          </table:table-cell>
          <table:table-cell table:formula="of:=OR([.E241];[.F24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AND(AND([.C242]&gt;=[.A242]; [.C242]&lt;=[.B242]);AND([.D242]&gt;=[.A242]; [.D242]&lt;=[.B242]))" office:value-type="boolean" office:boolean-value="false" calcext:value-type="boolean">
            <text:p>FALSE</text:p>
          </table:table-cell>
          <table:table-cell table:formula="of:=AND(AND([.A242]&gt;=[.C242]; [.A242]&lt;=[.D242]);AND([.B242]&gt;=[.C242]; [.B242]&lt;=[.D242]))" office:value-type="boolean" office:boolean-value="true" calcext:value-type="boolean">
            <text:p>TRUE</text:p>
          </table:table-cell>
          <table:table-cell table:formula="of:=AND([.E242];[.F242])" office:value-type="boolean" office:boolean-value="false" calcext:value-type="boolean">
            <text:p>FALSE</text:p>
          </table:table-cell>
          <table:table-cell table:formula="of:=OR([.E242];[.F24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AND(AND([.C243]&gt;=[.A243]; [.C243]&lt;=[.B243]);AND([.D243]&gt;=[.A243]; [.D243]&lt;=[.B243]))" office:value-type="boolean" office:boolean-value="false" calcext:value-type="boolean">
            <text:p>FALSE</text:p>
          </table:table-cell>
          <table:table-cell table:formula="of:=AND(AND([.A243]&gt;=[.C243]; [.A243]&lt;=[.D243]);AND([.B243]&gt;=[.C243]; [.B243]&lt;=[.D243]))" office:value-type="boolean" office:boolean-value="false" calcext:value-type="boolean">
            <text:p>FALSE</text:p>
          </table:table-cell>
          <table:table-cell table:formula="of:=AND([.E243];[.F243])" office:value-type="boolean" office:boolean-value="false" calcext:value-type="boolean">
            <text:p>FALSE</text:p>
          </table:table-cell>
          <table:table-cell table:formula="of:=OR([.E243];[.F24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formula="of:=AND(AND([.C244]&gt;=[.A244]; [.C244]&lt;=[.B244]);AND([.D244]&gt;=[.A244]; [.D244]&lt;=[.B244]))" office:value-type="boolean" office:boolean-value="true" calcext:value-type="boolean">
            <text:p>TRUE</text:p>
          </table:table-cell>
          <table:table-cell table:formula="of:=AND(AND([.A244]&gt;=[.C244]; [.A244]&lt;=[.D244]);AND([.B244]&gt;=[.C244]; [.B244]&lt;=[.D244]))" office:value-type="boolean" office:boolean-value="false" calcext:value-type="boolean">
            <text:p>FALSE</text:p>
          </table:table-cell>
          <table:table-cell table:formula="of:=AND([.E244];[.F244])" office:value-type="boolean" office:boolean-value="false" calcext:value-type="boolean">
            <text:p>FALSE</text:p>
          </table:table-cell>
          <table:table-cell table:formula="of:=OR([.E244];[.F24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AND(AND([.C245]&gt;=[.A245]; [.C245]&lt;=[.B245]);AND([.D245]&gt;=[.A245]; [.D245]&lt;=[.B245]))" office:value-type="boolean" office:boolean-value="true" calcext:value-type="boolean">
            <text:p>TRUE</text:p>
          </table:table-cell>
          <table:table-cell table:formula="of:=AND(AND([.A245]&gt;=[.C245]; [.A245]&lt;=[.D245]);AND([.B245]&gt;=[.C245]; [.B245]&lt;=[.D245]))" office:value-type="boolean" office:boolean-value="false" calcext:value-type="boolean">
            <text:p>FALSE</text:p>
          </table:table-cell>
          <table:table-cell table:formula="of:=AND([.E245];[.F245])" office:value-type="boolean" office:boolean-value="false" calcext:value-type="boolean">
            <text:p>FALSE</text:p>
          </table:table-cell>
          <table:table-cell table:formula="of:=OR([.E245];[.F24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AND(AND([.C246]&gt;=[.A246]; [.C246]&lt;=[.B246]);AND([.D246]&gt;=[.A246]; [.D246]&lt;=[.B246]))" office:value-type="boolean" office:boolean-value="false" calcext:value-type="boolean">
            <text:p>FALSE</text:p>
          </table:table-cell>
          <table:table-cell table:formula="of:=AND(AND([.A246]&gt;=[.C246]; [.A246]&lt;=[.D246]);AND([.B246]&gt;=[.C246]; [.B246]&lt;=[.D246]))" office:value-type="boolean" office:boolean-value="false" calcext:value-type="boolean">
            <text:p>FALSE</text:p>
          </table:table-cell>
          <table:table-cell table:formula="of:=AND([.E246];[.F246])" office:value-type="boolean" office:boolean-value="false" calcext:value-type="boolean">
            <text:p>FALSE</text:p>
          </table:table-cell>
          <table:table-cell table:formula="of:=OR([.E246];[.F24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table:formula="of:=AND(AND([.C247]&gt;=[.A247]; [.C247]&lt;=[.B247]);AND([.D247]&gt;=[.A247]; [.D247]&lt;=[.B247]))" office:value-type="boolean" office:boolean-value="false" calcext:value-type="boolean">
            <text:p>FALSE</text:p>
          </table:table-cell>
          <table:table-cell table:formula="of:=AND(AND([.A247]&gt;=[.C247]; [.A247]&lt;=[.D247]);AND([.B247]&gt;=[.C247]; [.B247]&lt;=[.D247]))" office:value-type="boolean" office:boolean-value="true" calcext:value-type="boolean">
            <text:p>TRUE</text:p>
          </table:table-cell>
          <table:table-cell table:formula="of:=AND([.E247];[.F247])" office:value-type="boolean" office:boolean-value="false" calcext:value-type="boolean">
            <text:p>FALSE</text:p>
          </table:table-cell>
          <table:table-cell table:formula="of:=OR([.E247];[.F24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formula="of:=AND(AND([.C248]&gt;=[.A248]; [.C248]&lt;=[.B248]);AND([.D248]&gt;=[.A248]; [.D248]&lt;=[.B248]))" office:value-type="boolean" office:boolean-value="false" calcext:value-type="boolean">
            <text:p>FALSE</text:p>
          </table:table-cell>
          <table:table-cell table:formula="of:=AND(AND([.A248]&gt;=[.C248]; [.A248]&lt;=[.D248]);AND([.B248]&gt;=[.C248]; [.B248]&lt;=[.D248]))" office:value-type="boolean" office:boolean-value="false" calcext:value-type="boolean">
            <text:p>FALSE</text:p>
          </table:table-cell>
          <table:table-cell table:formula="of:=AND([.E248];[.F248])" office:value-type="boolean" office:boolean-value="false" calcext:value-type="boolean">
            <text:p>FALSE</text:p>
          </table:table-cell>
          <table:table-cell table:formula="of:=OR([.E248];[.F24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table:formula="of:=AND(AND([.C249]&gt;=[.A249]; [.C249]&lt;=[.B249]);AND([.D249]&gt;=[.A249]; [.D249]&lt;=[.B249]))" office:value-type="boolean" office:boolean-value="true" calcext:value-type="boolean">
            <text:p>TRUE</text:p>
          </table:table-cell>
          <table:table-cell table:formula="of:=AND(AND([.A249]&gt;=[.C249]; [.A249]&lt;=[.D249]);AND([.B249]&gt;=[.C249]; [.B249]&lt;=[.D249]))" office:value-type="boolean" office:boolean-value="false" calcext:value-type="boolean">
            <text:p>FALSE</text:p>
          </table:table-cell>
          <table:table-cell table:formula="of:=AND([.E249];[.F249])" office:value-type="boolean" office:boolean-value="false" calcext:value-type="boolean">
            <text:p>FALSE</text:p>
          </table:table-cell>
          <table:table-cell table:formula="of:=OR([.E249];[.F24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AND(AND([.C250]&gt;=[.A250]; [.C250]&lt;=[.B250]);AND([.D250]&gt;=[.A250]; [.D250]&lt;=[.B250]))" office:value-type="boolean" office:boolean-value="true" calcext:value-type="boolean">
            <text:p>TRUE</text:p>
          </table:table-cell>
          <table:table-cell table:formula="of:=AND(AND([.A250]&gt;=[.C250]; [.A250]&lt;=[.D250]);AND([.B250]&gt;=[.C250]; [.B250]&lt;=[.D250]))" office:value-type="boolean" office:boolean-value="false" calcext:value-type="boolean">
            <text:p>FALSE</text:p>
          </table:table-cell>
          <table:table-cell table:formula="of:=AND([.E250];[.F250])" office:value-type="boolean" office:boolean-value="false" calcext:value-type="boolean">
            <text:p>FALSE</text:p>
          </table:table-cell>
          <table:table-cell table:formula="of:=OR([.E250];[.F25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formula="of:=AND(AND([.C251]&gt;=[.A251]; [.C251]&lt;=[.B251]);AND([.D251]&gt;=[.A251]; [.D251]&lt;=[.B251]))" office:value-type="boolean" office:boolean-value="false" calcext:value-type="boolean">
            <text:p>FALSE</text:p>
          </table:table-cell>
          <table:table-cell table:formula="of:=AND(AND([.A251]&gt;=[.C251]; [.A251]&lt;=[.D251]);AND([.B251]&gt;=[.C251]; [.B251]&lt;=[.D251]))" office:value-type="boolean" office:boolean-value="false" calcext:value-type="boolean">
            <text:p>FALSE</text:p>
          </table:table-cell>
          <table:table-cell table:formula="of:=AND([.E251];[.F251])" office:value-type="boolean" office:boolean-value="false" calcext:value-type="boolean">
            <text:p>FALSE</text:p>
          </table:table-cell>
          <table:table-cell table:formula="of:=OR([.E251];[.F25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AND(AND([.C252]&gt;=[.A252]; [.C252]&lt;=[.B252]);AND([.D252]&gt;=[.A252]; [.D252]&lt;=[.B252]))" office:value-type="boolean" office:boolean-value="false" calcext:value-type="boolean">
            <text:p>FALSE</text:p>
          </table:table-cell>
          <table:table-cell table:formula="of:=AND(AND([.A252]&gt;=[.C252]; [.A252]&lt;=[.D252]);AND([.B252]&gt;=[.C252]; [.B252]&lt;=[.D252]))" office:value-type="boolean" office:boolean-value="false" calcext:value-type="boolean">
            <text:p>FALSE</text:p>
          </table:table-cell>
          <table:table-cell table:formula="of:=AND([.E252];[.F252])" office:value-type="boolean" office:boolean-value="false" calcext:value-type="boolean">
            <text:p>FALSE</text:p>
          </table:table-cell>
          <table:table-cell table:formula="of:=OR([.E252];[.F25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formula="of:=AND(AND([.C253]&gt;=[.A253]; [.C253]&lt;=[.B253]);AND([.D253]&gt;=[.A253]; [.D253]&lt;=[.B253]))" office:value-type="boolean" office:boolean-value="false" calcext:value-type="boolean">
            <text:p>FALSE</text:p>
          </table:table-cell>
          <table:table-cell table:formula="of:=AND(AND([.A253]&gt;=[.C253]; [.A253]&lt;=[.D253]);AND([.B253]&gt;=[.C253]; [.B253]&lt;=[.D253]))" office:value-type="boolean" office:boolean-value="true" calcext:value-type="boolean">
            <text:p>TRUE</text:p>
          </table:table-cell>
          <table:table-cell table:formula="of:=AND([.E253];[.F253])" office:value-type="boolean" office:boolean-value="false" calcext:value-type="boolean">
            <text:p>FALSE</text:p>
          </table:table-cell>
          <table:table-cell table:formula="of:=OR([.E253];[.F25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AND(AND([.C254]&gt;=[.A254]; [.C254]&lt;=[.B254]);AND([.D254]&gt;=[.A254]; [.D254]&lt;=[.B254]))" office:value-type="boolean" office:boolean-value="true" calcext:value-type="boolean">
            <text:p>TRUE</text:p>
          </table:table-cell>
          <table:table-cell table:formula="of:=AND(AND([.A254]&gt;=[.C254]; [.A254]&lt;=[.D254]);AND([.B254]&gt;=[.C254]; [.B254]&lt;=[.D254]))" office:value-type="boolean" office:boolean-value="false" calcext:value-type="boolean">
            <text:p>FALSE</text:p>
          </table:table-cell>
          <table:table-cell table:formula="of:=AND([.E254];[.F254])" office:value-type="boolean" office:boolean-value="false" calcext:value-type="boolean">
            <text:p>FALSE</text:p>
          </table:table-cell>
          <table:table-cell table:formula="of:=OR([.E254];[.F25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formula="of:=AND(AND([.C255]&gt;=[.A255]; [.C255]&lt;=[.B255]);AND([.D255]&gt;=[.A255]; [.D255]&lt;=[.B255]))" office:value-type="boolean" office:boolean-value="true" calcext:value-type="boolean">
            <text:p>TRUE</text:p>
          </table:table-cell>
          <table:table-cell table:formula="of:=AND(AND([.A255]&gt;=[.C255]; [.A255]&lt;=[.D255]);AND([.B255]&gt;=[.C255]; [.B255]&lt;=[.D255]))" office:value-type="boolean" office:boolean-value="false" calcext:value-type="boolean">
            <text:p>FALSE</text:p>
          </table:table-cell>
          <table:table-cell table:formula="of:=AND([.E255];[.F255])" office:value-type="boolean" office:boolean-value="false" calcext:value-type="boolean">
            <text:p>FALSE</text:p>
          </table:table-cell>
          <table:table-cell table:formula="of:=OR([.E255];[.F25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AND(AND([.C256]&gt;=[.A256]; [.C256]&lt;=[.B256]);AND([.D256]&gt;=[.A256]; [.D256]&lt;=[.B256]))" office:value-type="boolean" office:boolean-value="true" calcext:value-type="boolean">
            <text:p>TRUE</text:p>
          </table:table-cell>
          <table:table-cell table:formula="of:=AND(AND([.A256]&gt;=[.C256]; [.A256]&lt;=[.D256]);AND([.B256]&gt;=[.C256]; [.B256]&lt;=[.D256]))" office:value-type="boolean" office:boolean-value="false" calcext:value-type="boolean">
            <text:p>FALSE</text:p>
          </table:table-cell>
          <table:table-cell table:formula="of:=AND([.E256];[.F256])" office:value-type="boolean" office:boolean-value="false" calcext:value-type="boolean">
            <text:p>FALSE</text:p>
          </table:table-cell>
          <table:table-cell table:formula="of:=OR([.E256];[.F25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AND(AND([.C257]&gt;=[.A257]; [.C257]&lt;=[.B257]);AND([.D257]&gt;=[.A257]; [.D257]&lt;=[.B257]))" office:value-type="boolean" office:boolean-value="false" calcext:value-type="boolean">
            <text:p>FALSE</text:p>
          </table:table-cell>
          <table:table-cell table:formula="of:=AND(AND([.A257]&gt;=[.C257]; [.A257]&lt;=[.D257]);AND([.B257]&gt;=[.C257]; [.B257]&lt;=[.D257]))" office:value-type="boolean" office:boolean-value="false" calcext:value-type="boolean">
            <text:p>FALSE</text:p>
          </table:table-cell>
          <table:table-cell table:formula="of:=AND([.E257];[.F257])" office:value-type="boolean" office:boolean-value="false" calcext:value-type="boolean">
            <text:p>FALSE</text:p>
          </table:table-cell>
          <table:table-cell table:formula="of:=OR([.E257];[.F25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formula="of:=AND(AND([.C258]&gt;=[.A258]; [.C258]&lt;=[.B258]);AND([.D258]&gt;=[.A258]; [.D258]&lt;=[.B258]))" office:value-type="boolean" office:boolean-value="true" calcext:value-type="boolean">
            <text:p>TRUE</text:p>
          </table:table-cell>
          <table:table-cell table:formula="of:=AND(AND([.A258]&gt;=[.C258]; [.A258]&lt;=[.D258]);AND([.B258]&gt;=[.C258]; [.B258]&lt;=[.D258]))" office:value-type="boolean" office:boolean-value="false" calcext:value-type="boolean">
            <text:p>FALSE</text:p>
          </table:table-cell>
          <table:table-cell table:formula="of:=AND([.E258];[.F258])" office:value-type="boolean" office:boolean-value="false" calcext:value-type="boolean">
            <text:p>FALSE</text:p>
          </table:table-cell>
          <table:table-cell table:formula="of:=OR([.E258];[.F25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AND(AND([.C259]&gt;=[.A259]; [.C259]&lt;=[.B259]);AND([.D259]&gt;=[.A259]; [.D259]&lt;=[.B259]))" office:value-type="boolean" office:boolean-value="false" calcext:value-type="boolean">
            <text:p>FALSE</text:p>
          </table:table-cell>
          <table:table-cell table:formula="of:=AND(AND([.A259]&gt;=[.C259]; [.A259]&lt;=[.D259]);AND([.B259]&gt;=[.C259]; [.B259]&lt;=[.D259]))" office:value-type="boolean" office:boolean-value="true" calcext:value-type="boolean">
            <text:p>TRUE</text:p>
          </table:table-cell>
          <table:table-cell table:formula="of:=AND([.E259];[.F259])" office:value-type="boolean" office:boolean-value="false" calcext:value-type="boolean">
            <text:p>FALSE</text:p>
          </table:table-cell>
          <table:table-cell table:formula="of:=OR([.E259];[.F25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formula="of:=AND(AND([.C260]&gt;=[.A260]; [.C260]&lt;=[.B260]);AND([.D260]&gt;=[.A260]; [.D260]&lt;=[.B260]))" office:value-type="boolean" office:boolean-value="false" calcext:value-type="boolean">
            <text:p>FALSE</text:p>
          </table:table-cell>
          <table:table-cell table:formula="of:=AND(AND([.A260]&gt;=[.C260]; [.A260]&lt;=[.D260]);AND([.B260]&gt;=[.C260]; [.B260]&lt;=[.D260]))" office:value-type="boolean" office:boolean-value="false" calcext:value-type="boolean">
            <text:p>FALSE</text:p>
          </table:table-cell>
          <table:table-cell table:formula="of:=AND([.E260];[.F260])" office:value-type="boolean" office:boolean-value="false" calcext:value-type="boolean">
            <text:p>FALSE</text:p>
          </table:table-cell>
          <table:table-cell table:formula="of:=OR([.E260];[.F26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AND(AND([.C261]&gt;=[.A261]; [.C261]&lt;=[.B261]);AND([.D261]&gt;=[.A261]; [.D261]&lt;=[.B261]))" office:value-type="boolean" office:boolean-value="false" calcext:value-type="boolean">
            <text:p>FALSE</text:p>
          </table:table-cell>
          <table:table-cell table:formula="of:=AND(AND([.A261]&gt;=[.C261]; [.A261]&lt;=[.D261]);AND([.B261]&gt;=[.C261]; [.B261]&lt;=[.D261]))" office:value-type="boolean" office:boolean-value="false" calcext:value-type="boolean">
            <text:p>FALSE</text:p>
          </table:table-cell>
          <table:table-cell table:formula="of:=AND([.E261];[.F261])" office:value-type="boolean" office:boolean-value="false" calcext:value-type="boolean">
            <text:p>FALSE</text:p>
          </table:table-cell>
          <table:table-cell table:formula="of:=OR([.E261];[.F26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AND(AND([.C262]&gt;=[.A262]; [.C262]&lt;=[.B262]);AND([.D262]&gt;=[.A262]; [.D262]&lt;=[.B262]))" office:value-type="boolean" office:boolean-value="true" calcext:value-type="boolean">
            <text:p>TRUE</text:p>
          </table:table-cell>
          <table:table-cell table:formula="of:=AND(AND([.A262]&gt;=[.C262]; [.A262]&lt;=[.D262]);AND([.B262]&gt;=[.C262]; [.B262]&lt;=[.D262]))" office:value-type="boolean" office:boolean-value="false" calcext:value-type="boolean">
            <text:p>FALSE</text:p>
          </table:table-cell>
          <table:table-cell table:formula="of:=AND([.E262];[.F262])" office:value-type="boolean" office:boolean-value="false" calcext:value-type="boolean">
            <text:p>FALSE</text:p>
          </table:table-cell>
          <table:table-cell table:formula="of:=OR([.E262];[.F26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AND(AND([.C263]&gt;=[.A263]; [.C263]&lt;=[.B263]);AND([.D263]&gt;=[.A263]; [.D263]&lt;=[.B263]))" office:value-type="boolean" office:boolean-value="true" calcext:value-type="boolean">
            <text:p>TRUE</text:p>
          </table:table-cell>
          <table:table-cell table:formula="of:=AND(AND([.A263]&gt;=[.C263]; [.A263]&lt;=[.D263]);AND([.B263]&gt;=[.C263]; [.B263]&lt;=[.D263]))" office:value-type="boolean" office:boolean-value="false" calcext:value-type="boolean">
            <text:p>FALSE</text:p>
          </table:table-cell>
          <table:table-cell table:formula="of:=AND([.E263];[.F263])" office:value-type="boolean" office:boolean-value="false" calcext:value-type="boolean">
            <text:p>FALSE</text:p>
          </table:table-cell>
          <table:table-cell table:formula="of:=OR([.E263];[.F26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formula="of:=AND(AND([.C264]&gt;=[.A264]; [.C264]&lt;=[.B264]);AND([.D264]&gt;=[.A264]; [.D264]&lt;=[.B264]))" office:value-type="boolean" office:boolean-value="true" calcext:value-type="boolean">
            <text:p>TRUE</text:p>
          </table:table-cell>
          <table:table-cell table:formula="of:=AND(AND([.A264]&gt;=[.C264]; [.A264]&lt;=[.D264]);AND([.B264]&gt;=[.C264]; [.B264]&lt;=[.D264]))" office:value-type="boolean" office:boolean-value="false" calcext:value-type="boolean">
            <text:p>FALSE</text:p>
          </table:table-cell>
          <table:table-cell table:formula="of:=AND([.E264];[.F264])" office:value-type="boolean" office:boolean-value="false" calcext:value-type="boolean">
            <text:p>FALSE</text:p>
          </table:table-cell>
          <table:table-cell table:formula="of:=OR([.E264];[.F26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formula="of:=AND(AND([.C265]&gt;=[.A265]; [.C265]&lt;=[.B265]);AND([.D265]&gt;=[.A265]; [.D265]&lt;=[.B265]))" office:value-type="boolean" office:boolean-value="false" calcext:value-type="boolean">
            <text:p>FALSE</text:p>
          </table:table-cell>
          <table:table-cell table:formula="of:=AND(AND([.A265]&gt;=[.C265]; [.A265]&lt;=[.D265]);AND([.B265]&gt;=[.C265]; [.B265]&lt;=[.D265]))" office:value-type="boolean" office:boolean-value="true" calcext:value-type="boolean">
            <text:p>TRUE</text:p>
          </table:table-cell>
          <table:table-cell table:formula="of:=AND([.E265];[.F265])" office:value-type="boolean" office:boolean-value="false" calcext:value-type="boolean">
            <text:p>FALSE</text:p>
          </table:table-cell>
          <table:table-cell table:formula="of:=OR([.E265];[.F26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formula="of:=AND(AND([.C266]&gt;=[.A266]; [.C266]&lt;=[.B266]);AND([.D266]&gt;=[.A266]; [.D266]&lt;=[.B266]))" office:value-type="boolean" office:boolean-value="false" calcext:value-type="boolean">
            <text:p>FALSE</text:p>
          </table:table-cell>
          <table:table-cell table:formula="of:=AND(AND([.A266]&gt;=[.C266]; [.A266]&lt;=[.D266]);AND([.B266]&gt;=[.C266]; [.B266]&lt;=[.D266]))" office:value-type="boolean" office:boolean-value="false" calcext:value-type="boolean">
            <text:p>FALSE</text:p>
          </table:table-cell>
          <table:table-cell table:formula="of:=AND([.E266];[.F266])" office:value-type="boolean" office:boolean-value="false" calcext:value-type="boolean">
            <text:p>FALSE</text:p>
          </table:table-cell>
          <table:table-cell table:formula="of:=OR([.E266];[.F26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formula="of:=AND(AND([.C267]&gt;=[.A267]; [.C267]&lt;=[.B267]);AND([.D267]&gt;=[.A267]; [.D267]&lt;=[.B267]))" office:value-type="boolean" office:boolean-value="false" calcext:value-type="boolean">
            <text:p>FALSE</text:p>
          </table:table-cell>
          <table:table-cell table:formula="of:=AND(AND([.A267]&gt;=[.C267]; [.A267]&lt;=[.D267]);AND([.B267]&gt;=[.C267]; [.B267]&lt;=[.D267]))" office:value-type="boolean" office:boolean-value="false" calcext:value-type="boolean">
            <text:p>FALSE</text:p>
          </table:table-cell>
          <table:table-cell table:formula="of:=AND([.E267];[.F267])" office:value-type="boolean" office:boolean-value="false" calcext:value-type="boolean">
            <text:p>FALSE</text:p>
          </table:table-cell>
          <table:table-cell table:formula="of:=OR([.E267];[.F26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table:formula="of:=AND(AND([.C268]&gt;=[.A268]; [.C268]&lt;=[.B268]);AND([.D268]&gt;=[.A268]; [.D268]&lt;=[.B268]))" office:value-type="boolean" office:boolean-value="false" calcext:value-type="boolean">
            <text:p>FALSE</text:p>
          </table:table-cell>
          <table:table-cell table:formula="of:=AND(AND([.A268]&gt;=[.C268]; [.A268]&lt;=[.D268]);AND([.B268]&gt;=[.C268]; [.B268]&lt;=[.D268]))" office:value-type="boolean" office:boolean-value="false" calcext:value-type="boolean">
            <text:p>FALSE</text:p>
          </table:table-cell>
          <table:table-cell table:formula="of:=AND([.E268];[.F268])" office:value-type="boolean" office:boolean-value="false" calcext:value-type="boolean">
            <text:p>FALSE</text:p>
          </table:table-cell>
          <table:table-cell table:formula="of:=OR([.E268];[.F26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table:formula="of:=AND(AND([.C269]&gt;=[.A269]; [.C269]&lt;=[.B269]);AND([.D269]&gt;=[.A269]; [.D269]&lt;=[.B269]))" office:value-type="boolean" office:boolean-value="true" calcext:value-type="boolean">
            <text:p>TRUE</text:p>
          </table:table-cell>
          <table:table-cell table:formula="of:=AND(AND([.A269]&gt;=[.C269]; [.A269]&lt;=[.D269]);AND([.B269]&gt;=[.C269]; [.B269]&lt;=[.D269]))" office:value-type="boolean" office:boolean-value="false" calcext:value-type="boolean">
            <text:p>FALSE</text:p>
          </table:table-cell>
          <table:table-cell table:formula="of:=AND([.E269];[.F269])" office:value-type="boolean" office:boolean-value="false" calcext:value-type="boolean">
            <text:p>FALSE</text:p>
          </table:table-cell>
          <table:table-cell table:formula="of:=OR([.E269];[.F26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formula="of:=AND(AND([.C270]&gt;=[.A270]; [.C270]&lt;=[.B270]);AND([.D270]&gt;=[.A270]; [.D270]&lt;=[.B270]))" office:value-type="boolean" office:boolean-value="false" calcext:value-type="boolean">
            <text:p>FALSE</text:p>
          </table:table-cell>
          <table:table-cell table:formula="of:=AND(AND([.A270]&gt;=[.C270]; [.A270]&lt;=[.D270]);AND([.B270]&gt;=[.C270]; [.B270]&lt;=[.D270]))" office:value-type="boolean" office:boolean-value="false" calcext:value-type="boolean">
            <text:p>FALSE</text:p>
          </table:table-cell>
          <table:table-cell table:formula="of:=AND([.E270];[.F270])" office:value-type="boolean" office:boolean-value="false" calcext:value-type="boolean">
            <text:p>FALSE</text:p>
          </table:table-cell>
          <table:table-cell table:formula="of:=OR([.E270];[.F27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formula="of:=AND(AND([.C271]&gt;=[.A271]; [.C271]&lt;=[.B271]);AND([.D271]&gt;=[.A271]; [.D271]&lt;=[.B271]))" office:value-type="boolean" office:boolean-value="true" calcext:value-type="boolean">
            <text:p>TRUE</text:p>
          </table:table-cell>
          <table:table-cell table:formula="of:=AND(AND([.A271]&gt;=[.C271]; [.A271]&lt;=[.D271]);AND([.B271]&gt;=[.C271]; [.B271]&lt;=[.D271]))" office:value-type="boolean" office:boolean-value="false" calcext:value-type="boolean">
            <text:p>FALSE</text:p>
          </table:table-cell>
          <table:table-cell table:formula="of:=AND([.E271];[.F271])" office:value-type="boolean" office:boolean-value="false" calcext:value-type="boolean">
            <text:p>FALSE</text:p>
          </table:table-cell>
          <table:table-cell table:formula="of:=OR([.E271];[.F27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table:formula="of:=AND(AND([.C272]&gt;=[.A272]; [.C272]&lt;=[.B272]);AND([.D272]&gt;=[.A272]; [.D272]&lt;=[.B272]))" office:value-type="boolean" office:boolean-value="false" calcext:value-type="boolean">
            <text:p>FALSE</text:p>
          </table:table-cell>
          <table:table-cell table:formula="of:=AND(AND([.A272]&gt;=[.C272]; [.A272]&lt;=[.D272]);AND([.B272]&gt;=[.C272]; [.B272]&lt;=[.D272]))" office:value-type="boolean" office:boolean-value="false" calcext:value-type="boolean">
            <text:p>FALSE</text:p>
          </table:table-cell>
          <table:table-cell table:formula="of:=AND([.E272];[.F272])" office:value-type="boolean" office:boolean-value="false" calcext:value-type="boolean">
            <text:p>FALSE</text:p>
          </table:table-cell>
          <table:table-cell table:formula="of:=OR([.E272];[.F27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formula="of:=AND(AND([.C273]&gt;=[.A273]; [.C273]&lt;=[.B273]);AND([.D273]&gt;=[.A273]; [.D273]&lt;=[.B273]))" office:value-type="boolean" office:boolean-value="false" calcext:value-type="boolean">
            <text:p>FALSE</text:p>
          </table:table-cell>
          <table:table-cell table:formula="of:=AND(AND([.A273]&gt;=[.C273]; [.A273]&lt;=[.D273]);AND([.B273]&gt;=[.C273]; [.B273]&lt;=[.D273]))" office:value-type="boolean" office:boolean-value="false" calcext:value-type="boolean">
            <text:p>FALSE</text:p>
          </table:table-cell>
          <table:table-cell table:formula="of:=AND([.E273];[.F273])" office:value-type="boolean" office:boolean-value="false" calcext:value-type="boolean">
            <text:p>FALSE</text:p>
          </table:table-cell>
          <table:table-cell table:formula="of:=OR([.E273];[.F27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AND(AND([.C274]&gt;=[.A274]; [.C274]&lt;=[.B274]);AND([.D274]&gt;=[.A274]; [.D274]&lt;=[.B274]))" office:value-type="boolean" office:boolean-value="false" calcext:value-type="boolean">
            <text:p>FALSE</text:p>
          </table:table-cell>
          <table:table-cell table:formula="of:=AND(AND([.A274]&gt;=[.C274]; [.A274]&lt;=[.D274]);AND([.B274]&gt;=[.C274]; [.B274]&lt;=[.D274]))" office:value-type="boolean" office:boolean-value="false" calcext:value-type="boolean">
            <text:p>FALSE</text:p>
          </table:table-cell>
          <table:table-cell table:formula="of:=AND([.E274];[.F274])" office:value-type="boolean" office:boolean-value="false" calcext:value-type="boolean">
            <text:p>FALSE</text:p>
          </table:table-cell>
          <table:table-cell table:formula="of:=OR([.E274];[.F27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formula="of:=AND(AND([.C275]&gt;=[.A275]; [.C275]&lt;=[.B275]);AND([.D275]&gt;=[.A275]; [.D275]&lt;=[.B275]))" office:value-type="boolean" office:boolean-value="false" calcext:value-type="boolean">
            <text:p>FALSE</text:p>
          </table:table-cell>
          <table:table-cell table:formula="of:=AND(AND([.A275]&gt;=[.C275]; [.A275]&lt;=[.D275]);AND([.B275]&gt;=[.C275]; [.B275]&lt;=[.D275]))" office:value-type="boolean" office:boolean-value="false" calcext:value-type="boolean">
            <text:p>FALSE</text:p>
          </table:table-cell>
          <table:table-cell table:formula="of:=AND([.E275];[.F275])" office:value-type="boolean" office:boolean-value="false" calcext:value-type="boolean">
            <text:p>FALSE</text:p>
          </table:table-cell>
          <table:table-cell table:formula="of:=OR([.E275];[.F27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table:formula="of:=AND(AND([.C276]&gt;=[.A276]; [.C276]&lt;=[.B276]);AND([.D276]&gt;=[.A276]; [.D276]&lt;=[.B276]))" office:value-type="boolean" office:boolean-value="false" calcext:value-type="boolean">
            <text:p>FALSE</text:p>
          </table:table-cell>
          <table:table-cell table:formula="of:=AND(AND([.A276]&gt;=[.C276]; [.A276]&lt;=[.D276]);AND([.B276]&gt;=[.C276]; [.B276]&lt;=[.D276]))" office:value-type="boolean" office:boolean-value="false" calcext:value-type="boolean">
            <text:p>FALSE</text:p>
          </table:table-cell>
          <table:table-cell table:formula="of:=AND([.E276];[.F276])" office:value-type="boolean" office:boolean-value="false" calcext:value-type="boolean">
            <text:p>FALSE</text:p>
          </table:table-cell>
          <table:table-cell table:formula="of:=OR([.E276];[.F27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ND(AND([.C277]&gt;=[.A277]; [.C277]&lt;=[.B277]);AND([.D277]&gt;=[.A277]; [.D277]&lt;=[.B277]))" office:value-type="boolean" office:boolean-value="false" calcext:value-type="boolean">
            <text:p>FALSE</text:p>
          </table:table-cell>
          <table:table-cell table:formula="of:=AND(AND([.A277]&gt;=[.C277]; [.A277]&lt;=[.D277]);AND([.B277]&gt;=[.C277]; [.B277]&lt;=[.D277]))" office:value-type="boolean" office:boolean-value="false" calcext:value-type="boolean">
            <text:p>FALSE</text:p>
          </table:table-cell>
          <table:table-cell table:formula="of:=AND([.E277];[.F277])" office:value-type="boolean" office:boolean-value="false" calcext:value-type="boolean">
            <text:p>FALSE</text:p>
          </table:table-cell>
          <table:table-cell table:formula="of:=OR([.E277];[.F27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table:formula="of:=AND(AND([.C278]&gt;=[.A278]; [.C278]&lt;=[.B278]);AND([.D278]&gt;=[.A278]; [.D278]&lt;=[.B278]))" office:value-type="boolean" office:boolean-value="false" calcext:value-type="boolean">
            <text:p>FALSE</text:p>
          </table:table-cell>
          <table:table-cell table:formula="of:=AND(AND([.A278]&gt;=[.C278]; [.A278]&lt;=[.D278]);AND([.B278]&gt;=[.C278]; [.B278]&lt;=[.D278]))" office:value-type="boolean" office:boolean-value="false" calcext:value-type="boolean">
            <text:p>FALSE</text:p>
          </table:table-cell>
          <table:table-cell table:formula="of:=AND([.E278];[.F278])" office:value-type="boolean" office:boolean-value="false" calcext:value-type="boolean">
            <text:p>FALSE</text:p>
          </table:table-cell>
          <table:table-cell table:formula="of:=OR([.E278];[.F27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table:formula="of:=AND(AND([.C279]&gt;=[.A279]; [.C279]&lt;=[.B279]);AND([.D279]&gt;=[.A279]; [.D279]&lt;=[.B279]))" office:value-type="boolean" office:boolean-value="false" calcext:value-type="boolean">
            <text:p>FALSE</text:p>
          </table:table-cell>
          <table:table-cell table:formula="of:=AND(AND([.A279]&gt;=[.C279]; [.A279]&lt;=[.D279]);AND([.B279]&gt;=[.C279]; [.B279]&lt;=[.D279]))" office:value-type="boolean" office:boolean-value="false" calcext:value-type="boolean">
            <text:p>FALSE</text:p>
          </table:table-cell>
          <table:table-cell table:formula="of:=AND([.E279];[.F279])" office:value-type="boolean" office:boolean-value="false" calcext:value-type="boolean">
            <text:p>FALSE</text:p>
          </table:table-cell>
          <table:table-cell table:formula="of:=OR([.E279];[.F27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formula="of:=AND(AND([.C280]&gt;=[.A280]; [.C280]&lt;=[.B280]);AND([.D280]&gt;=[.A280]; [.D280]&lt;=[.B280]))" office:value-type="boolean" office:boolean-value="false" calcext:value-type="boolean">
            <text:p>FALSE</text:p>
          </table:table-cell>
          <table:table-cell table:formula="of:=AND(AND([.A280]&gt;=[.C280]; [.A280]&lt;=[.D280]);AND([.B280]&gt;=[.C280]; [.B280]&lt;=[.D280]))" office:value-type="boolean" office:boolean-value="true" calcext:value-type="boolean">
            <text:p>TRUE</text:p>
          </table:table-cell>
          <table:table-cell table:formula="of:=AND([.E280];[.F280])" office:value-type="boolean" office:boolean-value="false" calcext:value-type="boolean">
            <text:p>FALSE</text:p>
          </table:table-cell>
          <table:table-cell table:formula="of:=OR([.E280];[.F28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formula="of:=AND(AND([.C281]&gt;=[.A281]; [.C281]&lt;=[.B281]);AND([.D281]&gt;=[.A281]; [.D281]&lt;=[.B281]))" office:value-type="boolean" office:boolean-value="false" calcext:value-type="boolean">
            <text:p>FALSE</text:p>
          </table:table-cell>
          <table:table-cell table:formula="of:=AND(AND([.A281]&gt;=[.C281]; [.A281]&lt;=[.D281]);AND([.B281]&gt;=[.C281]; [.B281]&lt;=[.D281]))" office:value-type="boolean" office:boolean-value="true" calcext:value-type="boolean">
            <text:p>TRUE</text:p>
          </table:table-cell>
          <table:table-cell table:formula="of:=AND([.E281];[.F281])" office:value-type="boolean" office:boolean-value="false" calcext:value-type="boolean">
            <text:p>FALSE</text:p>
          </table:table-cell>
          <table:table-cell table:formula="of:=OR([.E281];[.F28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formula="of:=AND(AND([.C282]&gt;=[.A282]; [.C282]&lt;=[.B282]);AND([.D282]&gt;=[.A282]; [.D282]&lt;=[.B282]))" office:value-type="boolean" office:boolean-value="false" calcext:value-type="boolean">
            <text:p>FALSE</text:p>
          </table:table-cell>
          <table:table-cell table:formula="of:=AND(AND([.A282]&gt;=[.C282]; [.A282]&lt;=[.D282]);AND([.B282]&gt;=[.C282]; [.B282]&lt;=[.D282]))" office:value-type="boolean" office:boolean-value="false" calcext:value-type="boolean">
            <text:p>FALSE</text:p>
          </table:table-cell>
          <table:table-cell table:formula="of:=AND([.E282];[.F282])" office:value-type="boolean" office:boolean-value="false" calcext:value-type="boolean">
            <text:p>FALSE</text:p>
          </table:table-cell>
          <table:table-cell table:formula="of:=OR([.E282];[.F28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table:formula="of:=AND(AND([.C283]&gt;=[.A283]; [.C283]&lt;=[.B283]);AND([.D283]&gt;=[.A283]; [.D283]&lt;=[.B283]))" office:value-type="boolean" office:boolean-value="false" calcext:value-type="boolean">
            <text:p>FALSE</text:p>
          </table:table-cell>
          <table:table-cell table:formula="of:=AND(AND([.A283]&gt;=[.C283]; [.A283]&lt;=[.D283]);AND([.B283]&gt;=[.C283]; [.B283]&lt;=[.D283]))" office:value-type="boolean" office:boolean-value="true" calcext:value-type="boolean">
            <text:p>TRUE</text:p>
          </table:table-cell>
          <table:table-cell table:formula="of:=AND([.E283];[.F283])" office:value-type="boolean" office:boolean-value="false" calcext:value-type="boolean">
            <text:p>FALSE</text:p>
          </table:table-cell>
          <table:table-cell table:formula="of:=OR([.E283];[.F28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table:formula="of:=AND(AND([.C284]&gt;=[.A284]; [.C284]&lt;=[.B284]);AND([.D284]&gt;=[.A284]; [.D284]&lt;=[.B284]))" office:value-type="boolean" office:boolean-value="false" calcext:value-type="boolean">
            <text:p>FALSE</text:p>
          </table:table-cell>
          <table:table-cell table:formula="of:=AND(AND([.A284]&gt;=[.C284]; [.A284]&lt;=[.D284]);AND([.B284]&gt;=[.C284]; [.B284]&lt;=[.D284]))" office:value-type="boolean" office:boolean-value="false" calcext:value-type="boolean">
            <text:p>FALSE</text:p>
          </table:table-cell>
          <table:table-cell table:formula="of:=AND([.E284];[.F284])" office:value-type="boolean" office:boolean-value="false" calcext:value-type="boolean">
            <text:p>FALSE</text:p>
          </table:table-cell>
          <table:table-cell table:formula="of:=OR([.E284];[.F28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AND(AND([.C285]&gt;=[.A285]; [.C285]&lt;=[.B285]);AND([.D285]&gt;=[.A285]; [.D285]&lt;=[.B285]))" office:value-type="boolean" office:boolean-value="false" calcext:value-type="boolean">
            <text:p>FALSE</text:p>
          </table:table-cell>
          <table:table-cell table:formula="of:=AND(AND([.A285]&gt;=[.C285]; [.A285]&lt;=[.D285]);AND([.B285]&gt;=[.C285]; [.B285]&lt;=[.D285]))" office:value-type="boolean" office:boolean-value="true" calcext:value-type="boolean">
            <text:p>TRUE</text:p>
          </table:table-cell>
          <table:table-cell table:formula="of:=AND([.E285];[.F285])" office:value-type="boolean" office:boolean-value="false" calcext:value-type="boolean">
            <text:p>FALSE</text:p>
          </table:table-cell>
          <table:table-cell table:formula="of:=OR([.E285];[.F28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AND(AND([.C286]&gt;=[.A286]; [.C286]&lt;=[.B286]);AND([.D286]&gt;=[.A286]; [.D286]&lt;=[.B286]))" office:value-type="boolean" office:boolean-value="false" calcext:value-type="boolean">
            <text:p>FALSE</text:p>
          </table:table-cell>
          <table:table-cell table:formula="of:=AND(AND([.A286]&gt;=[.C286]; [.A286]&lt;=[.D286]);AND([.B286]&gt;=[.C286]; [.B286]&lt;=[.D286]))" office:value-type="boolean" office:boolean-value="false" calcext:value-type="boolean">
            <text:p>FALSE</text:p>
          </table:table-cell>
          <table:table-cell table:formula="of:=AND([.E286];[.F286])" office:value-type="boolean" office:boolean-value="false" calcext:value-type="boolean">
            <text:p>FALSE</text:p>
          </table:table-cell>
          <table:table-cell table:formula="of:=OR([.E286];[.F28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AND(AND([.C287]&gt;=[.A287]; [.C287]&lt;=[.B287]);AND([.D287]&gt;=[.A287]; [.D287]&lt;=[.B287]))" office:value-type="boolean" office:boolean-value="false" calcext:value-type="boolean">
            <text:p>FALSE</text:p>
          </table:table-cell>
          <table:table-cell table:formula="of:=AND(AND([.A287]&gt;=[.C287]; [.A287]&lt;=[.D287]);AND([.B287]&gt;=[.C287]; [.B287]&lt;=[.D287]))" office:value-type="boolean" office:boolean-value="true" calcext:value-type="boolean">
            <text:p>TRUE</text:p>
          </table:table-cell>
          <table:table-cell table:formula="of:=AND([.E287];[.F287])" office:value-type="boolean" office:boolean-value="false" calcext:value-type="boolean">
            <text:p>FALSE</text:p>
          </table:table-cell>
          <table:table-cell table:formula="of:=OR([.E287];[.F28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formula="of:=AND(AND([.C288]&gt;=[.A288]; [.C288]&lt;=[.B288]);AND([.D288]&gt;=[.A288]; [.D288]&lt;=[.B288]))" office:value-type="boolean" office:boolean-value="false" calcext:value-type="boolean">
            <text:p>FALSE</text:p>
          </table:table-cell>
          <table:table-cell table:formula="of:=AND(AND([.A288]&gt;=[.C288]; [.A288]&lt;=[.D288]);AND([.B288]&gt;=[.C288]; [.B288]&lt;=[.D288]))" office:value-type="boolean" office:boolean-value="true" calcext:value-type="boolean">
            <text:p>TRUE</text:p>
          </table:table-cell>
          <table:table-cell table:formula="of:=AND([.E288];[.F288])" office:value-type="boolean" office:boolean-value="false" calcext:value-type="boolean">
            <text:p>FALSE</text:p>
          </table:table-cell>
          <table:table-cell table:formula="of:=OR([.E288];[.F28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AND(AND([.C289]&gt;=[.A289]; [.C289]&lt;=[.B289]);AND([.D289]&gt;=[.A289]; [.D289]&lt;=[.B289]))" office:value-type="boolean" office:boolean-value="true" calcext:value-type="boolean">
            <text:p>TRUE</text:p>
          </table:table-cell>
          <table:table-cell table:formula="of:=AND(AND([.A289]&gt;=[.C289]; [.A289]&lt;=[.D289]);AND([.B289]&gt;=[.C289]; [.B289]&lt;=[.D289]))" office:value-type="boolean" office:boolean-value="false" calcext:value-type="boolean">
            <text:p>FALSE</text:p>
          </table:table-cell>
          <table:table-cell table:formula="of:=AND([.E289];[.F289])" office:value-type="boolean" office:boolean-value="false" calcext:value-type="boolean">
            <text:p>FALSE</text:p>
          </table:table-cell>
          <table:table-cell table:formula="of:=OR([.E289];[.F28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99" calcext:value-type="float">
            <text:p>99</text:p>
          </table:table-cell>
          <table:table-cell table:formula="of:=AND(AND([.C290]&gt;=[.A290]; [.C290]&lt;=[.B290]);AND([.D290]&gt;=[.A290]; [.D290]&lt;=[.B290]))" office:value-type="boolean" office:boolean-value="true" calcext:value-type="boolean">
            <text:p>TRUE</text:p>
          </table:table-cell>
          <table:table-cell table:formula="of:=AND(AND([.A290]&gt;=[.C290]; [.A290]&lt;=[.D290]);AND([.B290]&gt;=[.C290]; [.B290]&lt;=[.D290]))" office:value-type="boolean" office:boolean-value="false" calcext:value-type="boolean">
            <text:p>FALSE</text:p>
          </table:table-cell>
          <table:table-cell table:formula="of:=AND([.E290];[.F290])" office:value-type="boolean" office:boolean-value="false" calcext:value-type="boolean">
            <text:p>FALSE</text:p>
          </table:table-cell>
          <table:table-cell table:formula="of:=OR([.E290];[.F29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table:formula="of:=AND(AND([.C291]&gt;=[.A291]; [.C291]&lt;=[.B291]);AND([.D291]&gt;=[.A291]; [.D291]&lt;=[.B291]))" office:value-type="boolean" office:boolean-value="false" calcext:value-type="boolean">
            <text:p>FALSE</text:p>
          </table:table-cell>
          <table:table-cell table:formula="of:=AND(AND([.A291]&gt;=[.C291]; [.A291]&lt;=[.D291]);AND([.B291]&gt;=[.C291]; [.B291]&lt;=[.D291]))" office:value-type="boolean" office:boolean-value="true" calcext:value-type="boolean">
            <text:p>TRUE</text:p>
          </table:table-cell>
          <table:table-cell table:formula="of:=AND([.E291];[.F291])" office:value-type="boolean" office:boolean-value="false" calcext:value-type="boolean">
            <text:p>FALSE</text:p>
          </table:table-cell>
          <table:table-cell table:formula="of:=OR([.E291];[.F29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formula="of:=AND(AND([.C292]&gt;=[.A292]; [.C292]&lt;=[.B292]);AND([.D292]&gt;=[.A292]; [.D292]&lt;=[.B292]))" office:value-type="boolean" office:boolean-value="false" calcext:value-type="boolean">
            <text:p>FALSE</text:p>
          </table:table-cell>
          <table:table-cell table:formula="of:=AND(AND([.A292]&gt;=[.C292]; [.A292]&lt;=[.D292]);AND([.B292]&gt;=[.C292]; [.B292]&lt;=[.D292]))" office:value-type="boolean" office:boolean-value="false" calcext:value-type="boolean">
            <text:p>FALSE</text:p>
          </table:table-cell>
          <table:table-cell table:formula="of:=AND([.E292];[.F292])" office:value-type="boolean" office:boolean-value="false" calcext:value-type="boolean">
            <text:p>FALSE</text:p>
          </table:table-cell>
          <table:table-cell table:formula="of:=OR([.E292];[.F29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formula="of:=AND(AND([.C293]&gt;=[.A293]; [.C293]&lt;=[.B293]);AND([.D293]&gt;=[.A293]; [.D293]&lt;=[.B293]))" office:value-type="boolean" office:boolean-value="false" calcext:value-type="boolean">
            <text:p>FALSE</text:p>
          </table:table-cell>
          <table:table-cell table:formula="of:=AND(AND([.A293]&gt;=[.C293]; [.A293]&lt;=[.D293]);AND([.B293]&gt;=[.C293]; [.B293]&lt;=[.D293]))" office:value-type="boolean" office:boolean-value="false" calcext:value-type="boolean">
            <text:p>FALSE</text:p>
          </table:table-cell>
          <table:table-cell table:formula="of:=AND([.E293];[.F293])" office:value-type="boolean" office:boolean-value="false" calcext:value-type="boolean">
            <text:p>FALSE</text:p>
          </table:table-cell>
          <table:table-cell table:formula="of:=OR([.E293];[.F29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AND(AND([.C294]&gt;=[.A294]; [.C294]&lt;=[.B294]);AND([.D294]&gt;=[.A294]; [.D294]&lt;=[.B294]))" office:value-type="boolean" office:boolean-value="false" calcext:value-type="boolean">
            <text:p>FALSE</text:p>
          </table:table-cell>
          <table:table-cell table:formula="of:=AND(AND([.A294]&gt;=[.C294]; [.A294]&lt;=[.D294]);AND([.B294]&gt;=[.C294]; [.B294]&lt;=[.D294]))" office:value-type="boolean" office:boolean-value="true" calcext:value-type="boolean">
            <text:p>TRUE</text:p>
          </table:table-cell>
          <table:table-cell table:formula="of:=AND([.E294];[.F294])" office:value-type="boolean" office:boolean-value="false" calcext:value-type="boolean">
            <text:p>FALSE</text:p>
          </table:table-cell>
          <table:table-cell table:formula="of:=OR([.E294];[.F29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table:formula="of:=AND(AND([.C295]&gt;=[.A295]; [.C295]&lt;=[.B295]);AND([.D295]&gt;=[.A295]; [.D295]&lt;=[.B295]))" office:value-type="boolean" office:boolean-value="false" calcext:value-type="boolean">
            <text:p>FALSE</text:p>
          </table:table-cell>
          <table:table-cell table:formula="of:=AND(AND([.A295]&gt;=[.C295]; [.A295]&lt;=[.D295]);AND([.B295]&gt;=[.C295]; [.B295]&lt;=[.D295]))" office:value-type="boolean" office:boolean-value="true" calcext:value-type="boolean">
            <text:p>TRUE</text:p>
          </table:table-cell>
          <table:table-cell table:formula="of:=AND([.E295];[.F295])" office:value-type="boolean" office:boolean-value="false" calcext:value-type="boolean">
            <text:p>FALSE</text:p>
          </table:table-cell>
          <table:table-cell table:formula="of:=OR([.E295];[.F29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AND(AND([.C296]&gt;=[.A296]; [.C296]&lt;=[.B296]);AND([.D296]&gt;=[.A296]; [.D296]&lt;=[.B296]))" office:value-type="boolean" office:boolean-value="false" calcext:value-type="boolean">
            <text:p>FALSE</text:p>
          </table:table-cell>
          <table:table-cell table:formula="of:=AND(AND([.A296]&gt;=[.C296]; [.A296]&lt;=[.D296]);AND([.B296]&gt;=[.C296]; [.B296]&lt;=[.D296]))" office:value-type="boolean" office:boolean-value="true" calcext:value-type="boolean">
            <text:p>TRUE</text:p>
          </table:table-cell>
          <table:table-cell table:formula="of:=AND([.E296];[.F296])" office:value-type="boolean" office:boolean-value="false" calcext:value-type="boolean">
            <text:p>FALSE</text:p>
          </table:table-cell>
          <table:table-cell table:formula="of:=OR([.E296];[.F29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formula="of:=AND(AND([.C297]&gt;=[.A297]; [.C297]&lt;=[.B297]);AND([.D297]&gt;=[.A297]; [.D297]&lt;=[.B297]))" office:value-type="boolean" office:boolean-value="false" calcext:value-type="boolean">
            <text:p>FALSE</text:p>
          </table:table-cell>
          <table:table-cell table:formula="of:=AND(AND([.A297]&gt;=[.C297]; [.A297]&lt;=[.D297]);AND([.B297]&gt;=[.C297]; [.B297]&lt;=[.D297]))" office:value-type="boolean" office:boolean-value="false" calcext:value-type="boolean">
            <text:p>FALSE</text:p>
          </table:table-cell>
          <table:table-cell table:formula="of:=AND([.E297];[.F297])" office:value-type="boolean" office:boolean-value="false" calcext:value-type="boolean">
            <text:p>FALSE</text:p>
          </table:table-cell>
          <table:table-cell table:formula="of:=OR([.E297];[.F29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ND(AND([.C298]&gt;=[.A298]; [.C298]&lt;=[.B298]);AND([.D298]&gt;=[.A298]; [.D298]&lt;=[.B298]))" office:value-type="boolean" office:boolean-value="true" calcext:value-type="boolean">
            <text:p>TRUE</text:p>
          </table:table-cell>
          <table:table-cell table:formula="of:=AND(AND([.A298]&gt;=[.C298]; [.A298]&lt;=[.D298]);AND([.B298]&gt;=[.C298]; [.B298]&lt;=[.D298]))" office:value-type="boolean" office:boolean-value="false" calcext:value-type="boolean">
            <text:p>FALSE</text:p>
          </table:table-cell>
          <table:table-cell table:formula="of:=AND([.E298];[.F298])" office:value-type="boolean" office:boolean-value="false" calcext:value-type="boolean">
            <text:p>FALSE</text:p>
          </table:table-cell>
          <table:table-cell table:formula="of:=OR([.E298];[.F29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table:formula="of:=AND(AND([.C299]&gt;=[.A299]; [.C299]&lt;=[.B299]);AND([.D299]&gt;=[.A299]; [.D299]&lt;=[.B299]))" office:value-type="boolean" office:boolean-value="false" calcext:value-type="boolean">
            <text:p>FALSE</text:p>
          </table:table-cell>
          <table:table-cell table:formula="of:=AND(AND([.A299]&gt;=[.C299]; [.A299]&lt;=[.D299]);AND([.B299]&gt;=[.C299]; [.B299]&lt;=[.D299]))" office:value-type="boolean" office:boolean-value="false" calcext:value-type="boolean">
            <text:p>FALSE</text:p>
          </table:table-cell>
          <table:table-cell table:formula="of:=AND([.E299];[.F299])" office:value-type="boolean" office:boolean-value="false" calcext:value-type="boolean">
            <text:p>FALSE</text:p>
          </table:table-cell>
          <table:table-cell table:formula="of:=OR([.E299];[.F29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AND(AND([.C300]&gt;=[.A300]; [.C300]&lt;=[.B300]);AND([.D300]&gt;=[.A300]; [.D300]&lt;=[.B300]))" office:value-type="boolean" office:boolean-value="false" calcext:value-type="boolean">
            <text:p>FALSE</text:p>
          </table:table-cell>
          <table:table-cell table:formula="of:=AND(AND([.A300]&gt;=[.C300]; [.A300]&lt;=[.D300]);AND([.B300]&gt;=[.C300]; [.B300]&lt;=[.D300]))" office:value-type="boolean" office:boolean-value="false" calcext:value-type="boolean">
            <text:p>FALSE</text:p>
          </table:table-cell>
          <table:table-cell table:formula="of:=AND([.E300];[.F300])" office:value-type="boolean" office:boolean-value="false" calcext:value-type="boolean">
            <text:p>FALSE</text:p>
          </table:table-cell>
          <table:table-cell table:formula="of:=OR([.E300];[.F30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formula="of:=AND(AND([.C301]&gt;=[.A301]; [.C301]&lt;=[.B301]);AND([.D301]&gt;=[.A301]; [.D301]&lt;=[.B301]))" office:value-type="boolean" office:boolean-value="false" calcext:value-type="boolean">
            <text:p>FALSE</text:p>
          </table:table-cell>
          <table:table-cell table:formula="of:=AND(AND([.A301]&gt;=[.C301]; [.A301]&lt;=[.D301]);AND([.B301]&gt;=[.C301]; [.B301]&lt;=[.D301]))" office:value-type="boolean" office:boolean-value="true" calcext:value-type="boolean">
            <text:p>TRUE</text:p>
          </table:table-cell>
          <table:table-cell table:formula="of:=AND([.E301];[.F301])" office:value-type="boolean" office:boolean-value="false" calcext:value-type="boolean">
            <text:p>FALSE</text:p>
          </table:table-cell>
          <table:table-cell table:formula="of:=OR([.E301];[.F30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table:formula="of:=AND(AND([.C302]&gt;=[.A302]; [.C302]&lt;=[.B302]);AND([.D302]&gt;=[.A302]; [.D302]&lt;=[.B302]))" office:value-type="boolean" office:boolean-value="true" calcext:value-type="boolean">
            <text:p>TRUE</text:p>
          </table:table-cell>
          <table:table-cell table:formula="of:=AND(AND([.A302]&gt;=[.C302]; [.A302]&lt;=[.D302]);AND([.B302]&gt;=[.C302]; [.B302]&lt;=[.D302]))" office:value-type="boolean" office:boolean-value="false" calcext:value-type="boolean">
            <text:p>FALSE</text:p>
          </table:table-cell>
          <table:table-cell table:formula="of:=AND([.E302];[.F302])" office:value-type="boolean" office:boolean-value="false" calcext:value-type="boolean">
            <text:p>FALSE</text:p>
          </table:table-cell>
          <table:table-cell table:formula="of:=OR([.E302];[.F30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formula="of:=AND(AND([.C303]&gt;=[.A303]; [.C303]&lt;=[.B303]);AND([.D303]&gt;=[.A303]; [.D303]&lt;=[.B303]))" office:value-type="boolean" office:boolean-value="false" calcext:value-type="boolean">
            <text:p>FALSE</text:p>
          </table:table-cell>
          <table:table-cell table:formula="of:=AND(AND([.A303]&gt;=[.C303]; [.A303]&lt;=[.D303]);AND([.B303]&gt;=[.C303]; [.B303]&lt;=[.D303]))" office:value-type="boolean" office:boolean-value="true" calcext:value-type="boolean">
            <text:p>TRUE</text:p>
          </table:table-cell>
          <table:table-cell table:formula="of:=AND([.E303];[.F303])" office:value-type="boolean" office:boolean-value="false" calcext:value-type="boolean">
            <text:p>FALSE</text:p>
          </table:table-cell>
          <table:table-cell table:formula="of:=OR([.E303];[.F30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formula="of:=AND(AND([.C304]&gt;=[.A304]; [.C304]&lt;=[.B304]);AND([.D304]&gt;=[.A304]; [.D304]&lt;=[.B304]))" office:value-type="boolean" office:boolean-value="false" calcext:value-type="boolean">
            <text:p>FALSE</text:p>
          </table:table-cell>
          <table:table-cell table:formula="of:=AND(AND([.A304]&gt;=[.C304]; [.A304]&lt;=[.D304]);AND([.B304]&gt;=[.C304]; [.B304]&lt;=[.D304]))" office:value-type="boolean" office:boolean-value="false" calcext:value-type="boolean">
            <text:p>FALSE</text:p>
          </table:table-cell>
          <table:table-cell table:formula="of:=AND([.E304];[.F304])" office:value-type="boolean" office:boolean-value="false" calcext:value-type="boolean">
            <text:p>FALSE</text:p>
          </table:table-cell>
          <table:table-cell table:formula="of:=OR([.E304];[.F30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formula="of:=AND(AND([.C305]&gt;=[.A305]; [.C305]&lt;=[.B305]);AND([.D305]&gt;=[.A305]; [.D305]&lt;=[.B305]))" office:value-type="boolean" office:boolean-value="false" calcext:value-type="boolean">
            <text:p>FALSE</text:p>
          </table:table-cell>
          <table:table-cell table:formula="of:=AND(AND([.A305]&gt;=[.C305]; [.A305]&lt;=[.D305]);AND([.B305]&gt;=[.C305]; [.B305]&lt;=[.D305]))" office:value-type="boolean" office:boolean-value="false" calcext:value-type="boolean">
            <text:p>FALSE</text:p>
          </table:table-cell>
          <table:table-cell table:formula="of:=AND([.E305];[.F305])" office:value-type="boolean" office:boolean-value="false" calcext:value-type="boolean">
            <text:p>FALSE</text:p>
          </table:table-cell>
          <table:table-cell table:formula="of:=OR([.E305];[.F30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AND(AND([.C306]&gt;=[.A306]; [.C306]&lt;=[.B306]);AND([.D306]&gt;=[.A306]; [.D306]&lt;=[.B306]))" office:value-type="boolean" office:boolean-value="false" calcext:value-type="boolean">
            <text:p>FALSE</text:p>
          </table:table-cell>
          <table:table-cell table:formula="of:=AND(AND([.A306]&gt;=[.C306]; [.A306]&lt;=[.D306]);AND([.B306]&gt;=[.C306]; [.B306]&lt;=[.D306]))" office:value-type="boolean" office:boolean-value="true" calcext:value-type="boolean">
            <text:p>TRUE</text:p>
          </table:table-cell>
          <table:table-cell table:formula="of:=AND([.E306];[.F306])" office:value-type="boolean" office:boolean-value="false" calcext:value-type="boolean">
            <text:p>FALSE</text:p>
          </table:table-cell>
          <table:table-cell table:formula="of:=OR([.E306];[.F30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AND(AND([.C307]&gt;=[.A307]; [.C307]&lt;=[.B307]);AND([.D307]&gt;=[.A307]; [.D307]&lt;=[.B307]))" office:value-type="boolean" office:boolean-value="false" calcext:value-type="boolean">
            <text:p>FALSE</text:p>
          </table:table-cell>
          <table:table-cell table:formula="of:=AND(AND([.A307]&gt;=[.C307]; [.A307]&lt;=[.D307]);AND([.B307]&gt;=[.C307]; [.B307]&lt;=[.D307]))" office:value-type="boolean" office:boolean-value="true" calcext:value-type="boolean">
            <text:p>TRUE</text:p>
          </table:table-cell>
          <table:table-cell table:formula="of:=AND([.E307];[.F307])" office:value-type="boolean" office:boolean-value="false" calcext:value-type="boolean">
            <text:p>FALSE</text:p>
          </table:table-cell>
          <table:table-cell table:formula="of:=OR([.E307];[.F30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AND(AND([.C308]&gt;=[.A308]; [.C308]&lt;=[.B308]);AND([.D308]&gt;=[.A308]; [.D308]&lt;=[.B308]))" office:value-type="boolean" office:boolean-value="false" calcext:value-type="boolean">
            <text:p>FALSE</text:p>
          </table:table-cell>
          <table:table-cell table:formula="of:=AND(AND([.A308]&gt;=[.C308]; [.A308]&lt;=[.D308]);AND([.B308]&gt;=[.C308]; [.B308]&lt;=[.D308]))" office:value-type="boolean" office:boolean-value="false" calcext:value-type="boolean">
            <text:p>FALSE</text:p>
          </table:table-cell>
          <table:table-cell table:formula="of:=AND([.E308];[.F308])" office:value-type="boolean" office:boolean-value="false" calcext:value-type="boolean">
            <text:p>FALSE</text:p>
          </table:table-cell>
          <table:table-cell table:formula="of:=OR([.E308];[.F30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table:formula="of:=AND(AND([.C309]&gt;=[.A309]; [.C309]&lt;=[.B309]);AND([.D309]&gt;=[.A309]; [.D309]&lt;=[.B309]))" office:value-type="boolean" office:boolean-value="false" calcext:value-type="boolean">
            <text:p>FALSE</text:p>
          </table:table-cell>
          <table:table-cell table:formula="of:=AND(AND([.A309]&gt;=[.C309]; [.A309]&lt;=[.D309]);AND([.B309]&gt;=[.C309]; [.B309]&lt;=[.D309]))" office:value-type="boolean" office:boolean-value="false" calcext:value-type="boolean">
            <text:p>FALSE</text:p>
          </table:table-cell>
          <table:table-cell table:formula="of:=AND([.E309];[.F309])" office:value-type="boolean" office:boolean-value="false" calcext:value-type="boolean">
            <text:p>FALSE</text:p>
          </table:table-cell>
          <table:table-cell table:formula="of:=OR([.E309];[.F30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formula="of:=AND(AND([.C310]&gt;=[.A310]; [.C310]&lt;=[.B310]);AND([.D310]&gt;=[.A310]; [.D310]&lt;=[.B310]))" office:value-type="boolean" office:boolean-value="false" calcext:value-type="boolean">
            <text:p>FALSE</text:p>
          </table:table-cell>
          <table:table-cell table:formula="of:=AND(AND([.A310]&gt;=[.C310]; [.A310]&lt;=[.D310]);AND([.B310]&gt;=[.C310]; [.B310]&lt;=[.D310]))" office:value-type="boolean" office:boolean-value="false" calcext:value-type="boolean">
            <text:p>FALSE</text:p>
          </table:table-cell>
          <table:table-cell table:formula="of:=AND([.E310];[.F310])" office:value-type="boolean" office:boolean-value="false" calcext:value-type="boolean">
            <text:p>FALSE</text:p>
          </table:table-cell>
          <table:table-cell table:formula="of:=OR([.E310];[.F31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table:formula="of:=AND(AND([.C311]&gt;=[.A311]; [.C311]&lt;=[.B311]);AND([.D311]&gt;=[.A311]; [.D311]&lt;=[.B311]))" office:value-type="boolean" office:boolean-value="false" calcext:value-type="boolean">
            <text:p>FALSE</text:p>
          </table:table-cell>
          <table:table-cell table:formula="of:=AND(AND([.A311]&gt;=[.C311]; [.A311]&lt;=[.D311]);AND([.B311]&gt;=[.C311]; [.B311]&lt;=[.D311]))" office:value-type="boolean" office:boolean-value="false" calcext:value-type="boolean">
            <text:p>FALSE</text:p>
          </table:table-cell>
          <table:table-cell table:formula="of:=AND([.E311];[.F311])" office:value-type="boolean" office:boolean-value="false" calcext:value-type="boolean">
            <text:p>FALSE</text:p>
          </table:table-cell>
          <table:table-cell table:formula="of:=OR([.E311];[.F31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AND(AND([.C312]&gt;=[.A312]; [.C312]&lt;=[.B312]);AND([.D312]&gt;=[.A312]; [.D312]&lt;=[.B312]))" office:value-type="boolean" office:boolean-value="true" calcext:value-type="boolean">
            <text:p>TRUE</text:p>
          </table:table-cell>
          <table:table-cell table:formula="of:=AND(AND([.A312]&gt;=[.C312]; [.A312]&lt;=[.D312]);AND([.B312]&gt;=[.C312]; [.B312]&lt;=[.D312]))" office:value-type="boolean" office:boolean-value="false" calcext:value-type="boolean">
            <text:p>FALSE</text:p>
          </table:table-cell>
          <table:table-cell table:formula="of:=AND([.E312];[.F312])" office:value-type="boolean" office:boolean-value="false" calcext:value-type="boolean">
            <text:p>FALSE</text:p>
          </table:table-cell>
          <table:table-cell table:formula="of:=OR([.E312];[.F31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AND(AND([.C313]&gt;=[.A313]; [.C313]&lt;=[.B313]);AND([.D313]&gt;=[.A313]; [.D313]&lt;=[.B313]))" office:value-type="boolean" office:boolean-value="false" calcext:value-type="boolean">
            <text:p>FALSE</text:p>
          </table:table-cell>
          <table:table-cell table:formula="of:=AND(AND([.A313]&gt;=[.C313]; [.A313]&lt;=[.D313]);AND([.B313]&gt;=[.C313]; [.B313]&lt;=[.D313]))" office:value-type="boolean" office:boolean-value="false" calcext:value-type="boolean">
            <text:p>FALSE</text:p>
          </table:table-cell>
          <table:table-cell table:formula="of:=AND([.E313];[.F313])" office:value-type="boolean" office:boolean-value="false" calcext:value-type="boolean">
            <text:p>FALSE</text:p>
          </table:table-cell>
          <table:table-cell table:formula="of:=OR([.E313];[.F31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formula="of:=AND(AND([.C314]&gt;=[.A314]; [.C314]&lt;=[.B314]);AND([.D314]&gt;=[.A314]; [.D314]&lt;=[.B314]))" office:value-type="boolean" office:boolean-value="true" calcext:value-type="boolean">
            <text:p>TRUE</text:p>
          </table:table-cell>
          <table:table-cell table:formula="of:=AND(AND([.A314]&gt;=[.C314]; [.A314]&lt;=[.D314]);AND([.B314]&gt;=[.C314]; [.B314]&lt;=[.D314]))" office:value-type="boolean" office:boolean-value="false" calcext:value-type="boolean">
            <text:p>FALSE</text:p>
          </table:table-cell>
          <table:table-cell table:formula="of:=AND([.E314];[.F314])" office:value-type="boolean" office:boolean-value="false" calcext:value-type="boolean">
            <text:p>FALSE</text:p>
          </table:table-cell>
          <table:table-cell table:formula="of:=OR([.E314];[.F31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AND(AND([.C315]&gt;=[.A315]; [.C315]&lt;=[.B315]);AND([.D315]&gt;=[.A315]; [.D315]&lt;=[.B315]))" office:value-type="boolean" office:boolean-value="true" calcext:value-type="boolean">
            <text:p>TRUE</text:p>
          </table:table-cell>
          <table:table-cell table:formula="of:=AND(AND([.A315]&gt;=[.C315]; [.A315]&lt;=[.D315]);AND([.B315]&gt;=[.C315]; [.B315]&lt;=[.D315]))" office:value-type="boolean" office:boolean-value="false" calcext:value-type="boolean">
            <text:p>FALSE</text:p>
          </table:table-cell>
          <table:table-cell table:formula="of:=AND([.E315];[.F315])" office:value-type="boolean" office:boolean-value="false" calcext:value-type="boolean">
            <text:p>FALSE</text:p>
          </table:table-cell>
          <table:table-cell table:formula="of:=OR([.E315];[.F31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ND(AND([.C316]&gt;=[.A316]; [.C316]&lt;=[.B316]);AND([.D316]&gt;=[.A316]; [.D316]&lt;=[.B316]))" office:value-type="boolean" office:boolean-value="false" calcext:value-type="boolean">
            <text:p>FALSE</text:p>
          </table:table-cell>
          <table:table-cell table:formula="of:=AND(AND([.A316]&gt;=[.C316]; [.A316]&lt;=[.D316]);AND([.B316]&gt;=[.C316]; [.B316]&lt;=[.D316]))" office:value-type="boolean" office:boolean-value="false" calcext:value-type="boolean">
            <text:p>FALSE</text:p>
          </table:table-cell>
          <table:table-cell table:formula="of:=AND([.E316];[.F316])" office:value-type="boolean" office:boolean-value="false" calcext:value-type="boolean">
            <text:p>FALSE</text:p>
          </table:table-cell>
          <table:table-cell table:formula="of:=OR([.E316];[.F31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AND(AND([.C317]&gt;=[.A317]; [.C317]&lt;=[.B317]);AND([.D317]&gt;=[.A317]; [.D317]&lt;=[.B317]))" office:value-type="boolean" office:boolean-value="false" calcext:value-type="boolean">
            <text:p>FALSE</text:p>
          </table:table-cell>
          <table:table-cell table:formula="of:=AND(AND([.A317]&gt;=[.C317]; [.A317]&lt;=[.D317]);AND([.B317]&gt;=[.C317]; [.B317]&lt;=[.D317]))" office:value-type="boolean" office:boolean-value="false" calcext:value-type="boolean">
            <text:p>FALSE</text:p>
          </table:table-cell>
          <table:table-cell table:formula="of:=AND([.E317];[.F317])" office:value-type="boolean" office:boolean-value="false" calcext:value-type="boolean">
            <text:p>FALSE</text:p>
          </table:table-cell>
          <table:table-cell table:formula="of:=OR([.E317];[.F31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table:formula="of:=AND(AND([.C318]&gt;=[.A318]; [.C318]&lt;=[.B318]);AND([.D318]&gt;=[.A318]; [.D318]&lt;=[.B318]))" office:value-type="boolean" office:boolean-value="false" calcext:value-type="boolean">
            <text:p>FALSE</text:p>
          </table:table-cell>
          <table:table-cell table:formula="of:=AND(AND([.A318]&gt;=[.C318]; [.A318]&lt;=[.D318]);AND([.B318]&gt;=[.C318]; [.B318]&lt;=[.D318]))" office:value-type="boolean" office:boolean-value="true" calcext:value-type="boolean">
            <text:p>TRUE</text:p>
          </table:table-cell>
          <table:table-cell table:formula="of:=AND([.E318];[.F318])" office:value-type="boolean" office:boolean-value="false" calcext:value-type="boolean">
            <text:p>FALSE</text:p>
          </table:table-cell>
          <table:table-cell table:formula="of:=OR([.E318];[.F31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formula="of:=AND(AND([.C319]&gt;=[.A319]; [.C319]&lt;=[.B319]);AND([.D319]&gt;=[.A319]; [.D319]&lt;=[.B319]))" office:value-type="boolean" office:boolean-value="false" calcext:value-type="boolean">
            <text:p>FALSE</text:p>
          </table:table-cell>
          <table:table-cell table:formula="of:=AND(AND([.A319]&gt;=[.C319]; [.A319]&lt;=[.D319]);AND([.B319]&gt;=[.C319]; [.B319]&lt;=[.D319]))" office:value-type="boolean" office:boolean-value="false" calcext:value-type="boolean">
            <text:p>FALSE</text:p>
          </table:table-cell>
          <table:table-cell table:formula="of:=AND([.E319];[.F319])" office:value-type="boolean" office:boolean-value="false" calcext:value-type="boolean">
            <text:p>FALSE</text:p>
          </table:table-cell>
          <table:table-cell table:formula="of:=OR([.E319];[.F31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formula="of:=AND(AND([.C320]&gt;=[.A320]; [.C320]&lt;=[.B320]);AND([.D320]&gt;=[.A320]; [.D320]&lt;=[.B320]))" office:value-type="boolean" office:boolean-value="false" calcext:value-type="boolean">
            <text:p>FALSE</text:p>
          </table:table-cell>
          <table:table-cell table:formula="of:=AND(AND([.A320]&gt;=[.C320]; [.A320]&lt;=[.D320]);AND([.B320]&gt;=[.C320]; [.B320]&lt;=[.D320]))" office:value-type="boolean" office:boolean-value="false" calcext:value-type="boolean">
            <text:p>FALSE</text:p>
          </table:table-cell>
          <table:table-cell table:formula="of:=AND([.E320];[.F320])" office:value-type="boolean" office:boolean-value="false" calcext:value-type="boolean">
            <text:p>FALSE</text:p>
          </table:table-cell>
          <table:table-cell table:formula="of:=OR([.E320];[.F32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formula="of:=AND(AND([.C321]&gt;=[.A321]; [.C321]&lt;=[.B321]);AND([.D321]&gt;=[.A321]; [.D321]&lt;=[.B321]))" office:value-type="boolean" office:boolean-value="false" calcext:value-type="boolean">
            <text:p>FALSE</text:p>
          </table:table-cell>
          <table:table-cell table:formula="of:=AND(AND([.A321]&gt;=[.C321]; [.A321]&lt;=[.D321]);AND([.B321]&gt;=[.C321]; [.B321]&lt;=[.D321]))" office:value-type="boolean" office:boolean-value="false" calcext:value-type="boolean">
            <text:p>FALSE</text:p>
          </table:table-cell>
          <table:table-cell table:formula="of:=AND([.E321];[.F321])" office:value-type="boolean" office:boolean-value="false" calcext:value-type="boolean">
            <text:p>FALSE</text:p>
          </table:table-cell>
          <table:table-cell table:formula="of:=OR([.E321];[.F32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AND(AND([.C322]&gt;=[.A322]; [.C322]&lt;=[.B322]);AND([.D322]&gt;=[.A322]; [.D322]&lt;=[.B322]))" office:value-type="boolean" office:boolean-value="false" calcext:value-type="boolean">
            <text:p>FALSE</text:p>
          </table:table-cell>
          <table:table-cell table:formula="of:=AND(AND([.A322]&gt;=[.C322]; [.A322]&lt;=[.D322]);AND([.B322]&gt;=[.C322]; [.B322]&lt;=[.D322]))" office:value-type="boolean" office:boolean-value="false" calcext:value-type="boolean">
            <text:p>FALSE</text:p>
          </table:table-cell>
          <table:table-cell table:formula="of:=AND([.E322];[.F322])" office:value-type="boolean" office:boolean-value="false" calcext:value-type="boolean">
            <text:p>FALSE</text:p>
          </table:table-cell>
          <table:table-cell table:formula="of:=OR([.E322];[.F32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AND(AND([.C323]&gt;=[.A323]; [.C323]&lt;=[.B323]);AND([.D323]&gt;=[.A323]; [.D323]&lt;=[.B323]))" office:value-type="boolean" office:boolean-value="false" calcext:value-type="boolean">
            <text:p>FALSE</text:p>
          </table:table-cell>
          <table:table-cell table:formula="of:=AND(AND([.A323]&gt;=[.C323]; [.A323]&lt;=[.D323]);AND([.B323]&gt;=[.C323]; [.B323]&lt;=[.D323]))" office:value-type="boolean" office:boolean-value="true" calcext:value-type="boolean">
            <text:p>TRUE</text:p>
          </table:table-cell>
          <table:table-cell table:formula="of:=AND([.E323];[.F323])" office:value-type="boolean" office:boolean-value="false" calcext:value-type="boolean">
            <text:p>FALSE</text:p>
          </table:table-cell>
          <table:table-cell table:formula="of:=OR([.E323];[.F32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formula="of:=AND(AND([.C324]&gt;=[.A324]; [.C324]&lt;=[.B324]);AND([.D324]&gt;=[.A324]; [.D324]&lt;=[.B324]))" office:value-type="boolean" office:boolean-value="false" calcext:value-type="boolean">
            <text:p>FALSE</text:p>
          </table:table-cell>
          <table:table-cell table:formula="of:=AND(AND([.A324]&gt;=[.C324]; [.A324]&lt;=[.D324]);AND([.B324]&gt;=[.C324]; [.B324]&lt;=[.D324]))" office:value-type="boolean" office:boolean-value="true" calcext:value-type="boolean">
            <text:p>TRUE</text:p>
          </table:table-cell>
          <table:table-cell table:formula="of:=AND([.E324];[.F324])" office:value-type="boolean" office:boolean-value="false" calcext:value-type="boolean">
            <text:p>FALSE</text:p>
          </table:table-cell>
          <table:table-cell table:formula="of:=OR([.E324];[.F32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AND(AND([.C325]&gt;=[.A325]; [.C325]&lt;=[.B325]);AND([.D325]&gt;=[.A325]; [.D325]&lt;=[.B325]))" office:value-type="boolean" office:boolean-value="false" calcext:value-type="boolean">
            <text:p>FALSE</text:p>
          </table:table-cell>
          <table:table-cell table:formula="of:=AND(AND([.A325]&gt;=[.C325]; [.A325]&lt;=[.D325]);AND([.B325]&gt;=[.C325]; [.B325]&lt;=[.D325]))" office:value-type="boolean" office:boolean-value="false" calcext:value-type="boolean">
            <text:p>FALSE</text:p>
          </table:table-cell>
          <table:table-cell table:formula="of:=AND([.E325];[.F325])" office:value-type="boolean" office:boolean-value="false" calcext:value-type="boolean">
            <text:p>FALSE</text:p>
          </table:table-cell>
          <table:table-cell table:formula="of:=OR([.E325];[.F32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99" calcext:value-type="float">
            <text:p>99</text:p>
          </table:table-cell>
          <table:table-cell table:formula="of:=AND(AND([.C326]&gt;=[.A326]; [.C326]&lt;=[.B326]);AND([.D326]&gt;=[.A326]; [.D326]&lt;=[.B326]))" office:value-type="boolean" office:boolean-value="true" calcext:value-type="boolean">
            <text:p>TRUE</text:p>
          </table:table-cell>
          <table:table-cell table:formula="of:=AND(AND([.A326]&gt;=[.C326]; [.A326]&lt;=[.D326]);AND([.B326]&gt;=[.C326]; [.B326]&lt;=[.D326]))" office:value-type="boolean" office:boolean-value="false" calcext:value-type="boolean">
            <text:p>FALSE</text:p>
          </table:table-cell>
          <table:table-cell table:formula="of:=AND([.E326];[.F326])" office:value-type="boolean" office:boolean-value="false" calcext:value-type="boolean">
            <text:p>FALSE</text:p>
          </table:table-cell>
          <table:table-cell table:formula="of:=OR([.E326];[.F32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formula="of:=AND(AND([.C327]&gt;=[.A327]; [.C327]&lt;=[.B327]);AND([.D327]&gt;=[.A327]; [.D327]&lt;=[.B327]))" office:value-type="boolean" office:boolean-value="false" calcext:value-type="boolean">
            <text:p>FALSE</text:p>
          </table:table-cell>
          <table:table-cell table:formula="of:=AND(AND([.A327]&gt;=[.C327]; [.A327]&lt;=[.D327]);AND([.B327]&gt;=[.C327]; [.B327]&lt;=[.D327]))" office:value-type="boolean" office:boolean-value="false" calcext:value-type="boolean">
            <text:p>FALSE</text:p>
          </table:table-cell>
          <table:table-cell table:formula="of:=AND([.E327];[.F327])" office:value-type="boolean" office:boolean-value="false" calcext:value-type="boolean">
            <text:p>FALSE</text:p>
          </table:table-cell>
          <table:table-cell table:formula="of:=OR([.E327];[.F32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AND(AND([.C328]&gt;=[.A328]; [.C328]&lt;=[.B328]);AND([.D328]&gt;=[.A328]; [.D328]&lt;=[.B328]))" office:value-type="boolean" office:boolean-value="false" calcext:value-type="boolean">
            <text:p>FALSE</text:p>
          </table:table-cell>
          <table:table-cell table:formula="of:=AND(AND([.A328]&gt;=[.C328]; [.A328]&lt;=[.D328]);AND([.B328]&gt;=[.C328]; [.B328]&lt;=[.D328]))" office:value-type="boolean" office:boolean-value="false" calcext:value-type="boolean">
            <text:p>FALSE</text:p>
          </table:table-cell>
          <table:table-cell table:formula="of:=AND([.E328];[.F328])" office:value-type="boolean" office:boolean-value="false" calcext:value-type="boolean">
            <text:p>FALSE</text:p>
          </table:table-cell>
          <table:table-cell table:formula="of:=OR([.E328];[.F32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AND(AND([.C329]&gt;=[.A329]; [.C329]&lt;=[.B329]);AND([.D329]&gt;=[.A329]; [.D329]&lt;=[.B329]))" office:value-type="boolean" office:boolean-value="true" calcext:value-type="boolean">
            <text:p>TRUE</text:p>
          </table:table-cell>
          <table:table-cell table:formula="of:=AND(AND([.A329]&gt;=[.C329]; [.A329]&lt;=[.D329]);AND([.B329]&gt;=[.C329]; [.B329]&lt;=[.D329]))" office:value-type="boolean" office:boolean-value="false" calcext:value-type="boolean">
            <text:p>FALSE</text:p>
          </table:table-cell>
          <table:table-cell table:formula="of:=AND([.E329];[.F329])" office:value-type="boolean" office:boolean-value="false" calcext:value-type="boolean">
            <text:p>FALSE</text:p>
          </table:table-cell>
          <table:table-cell table:formula="of:=OR([.E329];[.F32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formula="of:=AND(AND([.C330]&gt;=[.A330]; [.C330]&lt;=[.B330]);AND([.D330]&gt;=[.A330]; [.D330]&lt;=[.B330]))" office:value-type="boolean" office:boolean-value="false" calcext:value-type="boolean">
            <text:p>FALSE</text:p>
          </table:table-cell>
          <table:table-cell table:formula="of:=AND(AND([.A330]&gt;=[.C330]; [.A330]&lt;=[.D330]);AND([.B330]&gt;=[.C330]; [.B330]&lt;=[.D330]))" office:value-type="boolean" office:boolean-value="false" calcext:value-type="boolean">
            <text:p>FALSE</text:p>
          </table:table-cell>
          <table:table-cell table:formula="of:=AND([.E330];[.F330])" office:value-type="boolean" office:boolean-value="false" calcext:value-type="boolean">
            <text:p>FALSE</text:p>
          </table:table-cell>
          <table:table-cell table:formula="of:=OR([.E330];[.F33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formula="of:=AND(AND([.C331]&gt;=[.A331]; [.C331]&lt;=[.B331]);AND([.D331]&gt;=[.A331]; [.D331]&lt;=[.B331]))" office:value-type="boolean" office:boolean-value="true" calcext:value-type="boolean">
            <text:p>TRUE</text:p>
          </table:table-cell>
          <table:table-cell table:formula="of:=AND(AND([.A331]&gt;=[.C331]; [.A331]&lt;=[.D331]);AND([.B331]&gt;=[.C331]; [.B331]&lt;=[.D331]))" office:value-type="boolean" office:boolean-value="false" calcext:value-type="boolean">
            <text:p>FALSE</text:p>
          </table:table-cell>
          <table:table-cell table:formula="of:=AND([.E331];[.F331])" office:value-type="boolean" office:boolean-value="false" calcext:value-type="boolean">
            <text:p>FALSE</text:p>
          </table:table-cell>
          <table:table-cell table:formula="of:=OR([.E331];[.F33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formula="of:=AND(AND([.C332]&gt;=[.A332]; [.C332]&lt;=[.B332]);AND([.D332]&gt;=[.A332]; [.D332]&lt;=[.B332]))" office:value-type="boolean" office:boolean-value="true" calcext:value-type="boolean">
            <text:p>TRUE</text:p>
          </table:table-cell>
          <table:table-cell table:formula="of:=AND(AND([.A332]&gt;=[.C332]; [.A332]&lt;=[.D332]);AND([.B332]&gt;=[.C332]; [.B332]&lt;=[.D332]))" office:value-type="boolean" office:boolean-value="false" calcext:value-type="boolean">
            <text:p>FALSE</text:p>
          </table:table-cell>
          <table:table-cell table:formula="of:=AND([.E332];[.F332])" office:value-type="boolean" office:boolean-value="false" calcext:value-type="boolean">
            <text:p>FALSE</text:p>
          </table:table-cell>
          <table:table-cell table:formula="of:=OR([.E332];[.F33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43" calcext:value-type="float">
            <text:p>43</text:p>
          </table:table-cell>
          <table:table-cell table:formula="of:=AND(AND([.C333]&gt;=[.A333]; [.C333]&lt;=[.B333]);AND([.D333]&gt;=[.A333]; [.D333]&lt;=[.B333]))" office:value-type="boolean" office:boolean-value="true" calcext:value-type="boolean">
            <text:p>TRUE</text:p>
          </table:table-cell>
          <table:table-cell table:formula="of:=AND(AND([.A333]&gt;=[.C333]; [.A333]&lt;=[.D333]);AND([.B333]&gt;=[.C333]; [.B333]&lt;=[.D333]))" office:value-type="boolean" office:boolean-value="false" calcext:value-type="boolean">
            <text:p>FALSE</text:p>
          </table:table-cell>
          <table:table-cell table:formula="of:=AND([.E333];[.F333])" office:value-type="boolean" office:boolean-value="false" calcext:value-type="boolean">
            <text:p>FALSE</text:p>
          </table:table-cell>
          <table:table-cell table:formula="of:=OR([.E333];[.F33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formula="of:=AND(AND([.C334]&gt;=[.A334]; [.C334]&lt;=[.B334]);AND([.D334]&gt;=[.A334]; [.D334]&lt;=[.B334]))" office:value-type="boolean" office:boolean-value="true" calcext:value-type="boolean">
            <text:p>TRUE</text:p>
          </table:table-cell>
          <table:table-cell table:formula="of:=AND(AND([.A334]&gt;=[.C334]; [.A334]&lt;=[.D334]);AND([.B334]&gt;=[.C334]; [.B334]&lt;=[.D334]))" office:value-type="boolean" office:boolean-value="false" calcext:value-type="boolean">
            <text:p>FALSE</text:p>
          </table:table-cell>
          <table:table-cell table:formula="of:=AND([.E334];[.F334])" office:value-type="boolean" office:boolean-value="false" calcext:value-type="boolean">
            <text:p>FALSE</text:p>
          </table:table-cell>
          <table:table-cell table:formula="of:=OR([.E334];[.F33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formula="of:=AND(AND([.C335]&gt;=[.A335]; [.C335]&lt;=[.B335]);AND([.D335]&gt;=[.A335]; [.D335]&lt;=[.B335]))" office:value-type="boolean" office:boolean-value="false" calcext:value-type="boolean">
            <text:p>FALSE</text:p>
          </table:table-cell>
          <table:table-cell table:formula="of:=AND(AND([.A335]&gt;=[.C335]; [.A335]&lt;=[.D335]);AND([.B335]&gt;=[.C335]; [.B335]&lt;=[.D335]))" office:value-type="boolean" office:boolean-value="false" calcext:value-type="boolean">
            <text:p>FALSE</text:p>
          </table:table-cell>
          <table:table-cell table:formula="of:=AND([.E335];[.F335])" office:value-type="boolean" office:boolean-value="false" calcext:value-type="boolean">
            <text:p>FALSE</text:p>
          </table:table-cell>
          <table:table-cell table:formula="of:=OR([.E335];[.F33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formula="of:=AND(AND([.C336]&gt;=[.A336]; [.C336]&lt;=[.B336]);AND([.D336]&gt;=[.A336]; [.D336]&lt;=[.B336]))" office:value-type="boolean" office:boolean-value="false" calcext:value-type="boolean">
            <text:p>FALSE</text:p>
          </table:table-cell>
          <table:table-cell table:formula="of:=AND(AND([.A336]&gt;=[.C336]; [.A336]&lt;=[.D336]);AND([.B336]&gt;=[.C336]; [.B336]&lt;=[.D336]))" office:value-type="boolean" office:boolean-value="false" calcext:value-type="boolean">
            <text:p>FALSE</text:p>
          </table:table-cell>
          <table:table-cell table:formula="of:=AND([.E336];[.F336])" office:value-type="boolean" office:boolean-value="false" calcext:value-type="boolean">
            <text:p>FALSE</text:p>
          </table:table-cell>
          <table:table-cell table:formula="of:=OR([.E336];[.F33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57" calcext:value-type="float">
            <text:p>57</text:p>
          </table:table-cell>
          <table:table-cell table:formula="of:=AND(AND([.C337]&gt;=[.A337]; [.C337]&lt;=[.B337]);AND([.D337]&gt;=[.A337]; [.D337]&lt;=[.B337]))" office:value-type="boolean" office:boolean-value="true" calcext:value-type="boolean">
            <text:p>TRUE</text:p>
          </table:table-cell>
          <table:table-cell table:formula="of:=AND(AND([.A337]&gt;=[.C337]; [.A337]&lt;=[.D337]);AND([.B337]&gt;=[.C337]; [.B337]&lt;=[.D337]))" office:value-type="boolean" office:boolean-value="false" calcext:value-type="boolean">
            <text:p>FALSE</text:p>
          </table:table-cell>
          <table:table-cell table:formula="of:=AND([.E337];[.F337])" office:value-type="boolean" office:boolean-value="false" calcext:value-type="boolean">
            <text:p>FALSE</text:p>
          </table:table-cell>
          <table:table-cell table:formula="of:=OR([.E337];[.F33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formula="of:=AND(AND([.C338]&gt;=[.A338]; [.C338]&lt;=[.B338]);AND([.D338]&gt;=[.A338]; [.D338]&lt;=[.B338]))" office:value-type="boolean" office:boolean-value="false" calcext:value-type="boolean">
            <text:p>FALSE</text:p>
          </table:table-cell>
          <table:table-cell table:formula="of:=AND(AND([.A338]&gt;=[.C338]; [.A338]&lt;=[.D338]);AND([.B338]&gt;=[.C338]; [.B338]&lt;=[.D338]))" office:value-type="boolean" office:boolean-value="false" calcext:value-type="boolean">
            <text:p>FALSE</text:p>
          </table:table-cell>
          <table:table-cell table:formula="of:=AND([.E338];[.F338])" office:value-type="boolean" office:boolean-value="false" calcext:value-type="boolean">
            <text:p>FALSE</text:p>
          </table:table-cell>
          <table:table-cell table:formula="of:=OR([.E338];[.F33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AND(AND([.C339]&gt;=[.A339]; [.C339]&lt;=[.B339]);AND([.D339]&gt;=[.A339]; [.D339]&lt;=[.B339]))" office:value-type="boolean" office:boolean-value="false" calcext:value-type="boolean">
            <text:p>FALSE</text:p>
          </table:table-cell>
          <table:table-cell table:formula="of:=AND(AND([.A339]&gt;=[.C339]; [.A339]&lt;=[.D339]);AND([.B339]&gt;=[.C339]; [.B339]&lt;=[.D339]))" office:value-type="boolean" office:boolean-value="false" calcext:value-type="boolean">
            <text:p>FALSE</text:p>
          </table:table-cell>
          <table:table-cell table:formula="of:=AND([.E339];[.F339])" office:value-type="boolean" office:boolean-value="false" calcext:value-type="boolean">
            <text:p>FALSE</text:p>
          </table:table-cell>
          <table:table-cell table:formula="of:=OR([.E339];[.F33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table:formula="of:=AND(AND([.C340]&gt;=[.A340]; [.C340]&lt;=[.B340]);AND([.D340]&gt;=[.A340]; [.D340]&lt;=[.B340]))" office:value-type="boolean" office:boolean-value="false" calcext:value-type="boolean">
            <text:p>FALSE</text:p>
          </table:table-cell>
          <table:table-cell table:formula="of:=AND(AND([.A340]&gt;=[.C340]; [.A340]&lt;=[.D340]);AND([.B340]&gt;=[.C340]; [.B340]&lt;=[.D340]))" office:value-type="boolean" office:boolean-value="false" calcext:value-type="boolean">
            <text:p>FALSE</text:p>
          </table:table-cell>
          <table:table-cell table:formula="of:=AND([.E340];[.F340])" office:value-type="boolean" office:boolean-value="false" calcext:value-type="boolean">
            <text:p>FALSE</text:p>
          </table:table-cell>
          <table:table-cell table:formula="of:=OR([.E340];[.F34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AND(AND([.C341]&gt;=[.A341]; [.C341]&lt;=[.B341]);AND([.D341]&gt;=[.A341]; [.D341]&lt;=[.B341]))" office:value-type="boolean" office:boolean-value="false" calcext:value-type="boolean">
            <text:p>FALSE</text:p>
          </table:table-cell>
          <table:table-cell table:formula="of:=AND(AND([.A341]&gt;=[.C341]; [.A341]&lt;=[.D341]);AND([.B341]&gt;=[.C341]; [.B341]&lt;=[.D341]))" office:value-type="boolean" office:boolean-value="false" calcext:value-type="boolean">
            <text:p>FALSE</text:p>
          </table:table-cell>
          <table:table-cell table:formula="of:=AND([.E341];[.F341])" office:value-type="boolean" office:boolean-value="false" calcext:value-type="boolean">
            <text:p>FALSE</text:p>
          </table:table-cell>
          <table:table-cell table:formula="of:=OR([.E341];[.F34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table:formula="of:=AND(AND([.C342]&gt;=[.A342]; [.C342]&lt;=[.B342]);AND([.D342]&gt;=[.A342]; [.D342]&lt;=[.B342]))" office:value-type="boolean" office:boolean-value="false" calcext:value-type="boolean">
            <text:p>FALSE</text:p>
          </table:table-cell>
          <table:table-cell table:formula="of:=AND(AND([.A342]&gt;=[.C342]; [.A342]&lt;=[.D342]);AND([.B342]&gt;=[.C342]; [.B342]&lt;=[.D342]))" office:value-type="boolean" office:boolean-value="false" calcext:value-type="boolean">
            <text:p>FALSE</text:p>
          </table:table-cell>
          <table:table-cell table:formula="of:=AND([.E342];[.F342])" office:value-type="boolean" office:boolean-value="false" calcext:value-type="boolean">
            <text:p>FALSE</text:p>
          </table:table-cell>
          <table:table-cell table:formula="of:=OR([.E342];[.F34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formula="of:=AND(AND([.C343]&gt;=[.A343]; [.C343]&lt;=[.B343]);AND([.D343]&gt;=[.A343]; [.D343]&lt;=[.B343]))" office:value-type="boolean" office:boolean-value="false" calcext:value-type="boolean">
            <text:p>FALSE</text:p>
          </table:table-cell>
          <table:table-cell table:formula="of:=AND(AND([.A343]&gt;=[.C343]; [.A343]&lt;=[.D343]);AND([.B343]&gt;=[.C343]; [.B343]&lt;=[.D343]))" office:value-type="boolean" office:boolean-value="false" calcext:value-type="boolean">
            <text:p>FALSE</text:p>
          </table:table-cell>
          <table:table-cell table:formula="of:=AND([.E343];[.F343])" office:value-type="boolean" office:boolean-value="false" calcext:value-type="boolean">
            <text:p>FALSE</text:p>
          </table:table-cell>
          <table:table-cell table:formula="of:=OR([.E343];[.F34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table:formula="of:=AND(AND([.C344]&gt;=[.A344]; [.C344]&lt;=[.B344]);AND([.D344]&gt;=[.A344]; [.D344]&lt;=[.B344]))" office:value-type="boolean" office:boolean-value="false" calcext:value-type="boolean">
            <text:p>FALSE</text:p>
          </table:table-cell>
          <table:table-cell table:formula="of:=AND(AND([.A344]&gt;=[.C344]; [.A344]&lt;=[.D344]);AND([.B344]&gt;=[.C344]; [.B344]&lt;=[.D344]))" office:value-type="boolean" office:boolean-value="false" calcext:value-type="boolean">
            <text:p>FALSE</text:p>
          </table:table-cell>
          <table:table-cell table:formula="of:=AND([.E344];[.F344])" office:value-type="boolean" office:boolean-value="false" calcext:value-type="boolean">
            <text:p>FALSE</text:p>
          </table:table-cell>
          <table:table-cell table:formula="of:=OR([.E344];[.F34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94" calcext:value-type="float">
            <text:p>94</text:p>
          </table:table-cell>
          <table:table-cell table:formula="of:=AND(AND([.C345]&gt;=[.A345]; [.C345]&lt;=[.B345]);AND([.D345]&gt;=[.A345]; [.D345]&lt;=[.B345]))" office:value-type="boolean" office:boolean-value="true" calcext:value-type="boolean">
            <text:p>TRUE</text:p>
          </table:table-cell>
          <table:table-cell table:formula="of:=AND(AND([.A345]&gt;=[.C345]; [.A345]&lt;=[.D345]);AND([.B345]&gt;=[.C345]; [.B345]&lt;=[.D345]))" office:value-type="boolean" office:boolean-value="false" calcext:value-type="boolean">
            <text:p>FALSE</text:p>
          </table:table-cell>
          <table:table-cell table:formula="of:=AND([.E345];[.F345])" office:value-type="boolean" office:boolean-value="false" calcext:value-type="boolean">
            <text:p>FALSE</text:p>
          </table:table-cell>
          <table:table-cell table:formula="of:=OR([.E345];[.F34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formula="of:=AND(AND([.C346]&gt;=[.A346]; [.C346]&lt;=[.B346]);AND([.D346]&gt;=[.A346]; [.D346]&lt;=[.B346]))" office:value-type="boolean" office:boolean-value="false" calcext:value-type="boolean">
            <text:p>FALSE</text:p>
          </table:table-cell>
          <table:table-cell table:formula="of:=AND(AND([.A346]&gt;=[.C346]; [.A346]&lt;=[.D346]);AND([.B346]&gt;=[.C346]; [.B346]&lt;=[.D346]))" office:value-type="boolean" office:boolean-value="false" calcext:value-type="boolean">
            <text:p>FALSE</text:p>
          </table:table-cell>
          <table:table-cell table:formula="of:=AND([.E346];[.F346])" office:value-type="boolean" office:boolean-value="false" calcext:value-type="boolean">
            <text:p>FALSE</text:p>
          </table:table-cell>
          <table:table-cell table:formula="of:=OR([.E346];[.F34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ND(AND([.C347]&gt;=[.A347]; [.C347]&lt;=[.B347]);AND([.D347]&gt;=[.A347]; [.D347]&lt;=[.B347]))" office:value-type="boolean" office:boolean-value="false" calcext:value-type="boolean">
            <text:p>FALSE</text:p>
          </table:table-cell>
          <table:table-cell table:formula="of:=AND(AND([.A347]&gt;=[.C347]; [.A347]&lt;=[.D347]);AND([.B347]&gt;=[.C347]; [.B347]&lt;=[.D347]))" office:value-type="boolean" office:boolean-value="false" calcext:value-type="boolean">
            <text:p>FALSE</text:p>
          </table:table-cell>
          <table:table-cell table:formula="of:=AND([.E347];[.F347])" office:value-type="boolean" office:boolean-value="false" calcext:value-type="boolean">
            <text:p>FALSE</text:p>
          </table:table-cell>
          <table:table-cell table:formula="of:=OR([.E347];[.F34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table:formula="of:=AND(AND([.C348]&gt;=[.A348]; [.C348]&lt;=[.B348]);AND([.D348]&gt;=[.A348]; [.D348]&lt;=[.B348]))" office:value-type="boolean" office:boolean-value="false" calcext:value-type="boolean">
            <text:p>FALSE</text:p>
          </table:table-cell>
          <table:table-cell table:formula="of:=AND(AND([.A348]&gt;=[.C348]; [.A348]&lt;=[.D348]);AND([.B348]&gt;=[.C348]; [.B348]&lt;=[.D348]))" office:value-type="boolean" office:boolean-value="true" calcext:value-type="boolean">
            <text:p>TRUE</text:p>
          </table:table-cell>
          <table:table-cell table:formula="of:=AND([.E348];[.F348])" office:value-type="boolean" office:boolean-value="false" calcext:value-type="boolean">
            <text:p>FALSE</text:p>
          </table:table-cell>
          <table:table-cell table:formula="of:=OR([.E348];[.F34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AND(AND([.C349]&gt;=[.A349]; [.C349]&lt;=[.B349]);AND([.D349]&gt;=[.A349]; [.D349]&lt;=[.B349]))" office:value-type="boolean" office:boolean-value="false" calcext:value-type="boolean">
            <text:p>FALSE</text:p>
          </table:table-cell>
          <table:table-cell table:formula="of:=AND(AND([.A349]&gt;=[.C349]; [.A349]&lt;=[.D349]);AND([.B349]&gt;=[.C349]; [.B349]&lt;=[.D349]))" office:value-type="boolean" office:boolean-value="false" calcext:value-type="boolean">
            <text:p>FALSE</text:p>
          </table:table-cell>
          <table:table-cell table:formula="of:=AND([.E349];[.F349])" office:value-type="boolean" office:boolean-value="false" calcext:value-type="boolean">
            <text:p>FALSE</text:p>
          </table:table-cell>
          <table:table-cell table:formula="of:=OR([.E349];[.F34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AND(AND([.C350]&gt;=[.A350]; [.C350]&lt;=[.B350]);AND([.D350]&gt;=[.A350]; [.D350]&lt;=[.B350]))" office:value-type="boolean" office:boolean-value="false" calcext:value-type="boolean">
            <text:p>FALSE</text:p>
          </table:table-cell>
          <table:table-cell table:formula="of:=AND(AND([.A350]&gt;=[.C350]; [.A350]&lt;=[.D350]);AND([.B350]&gt;=[.C350]; [.B350]&lt;=[.D350]))" office:value-type="boolean" office:boolean-value="true" calcext:value-type="boolean">
            <text:p>TRUE</text:p>
          </table:table-cell>
          <table:table-cell table:formula="of:=AND([.E350];[.F350])" office:value-type="boolean" office:boolean-value="false" calcext:value-type="boolean">
            <text:p>FALSE</text:p>
          </table:table-cell>
          <table:table-cell table:formula="of:=OR([.E350];[.F35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formula="of:=AND(AND([.C351]&gt;=[.A351]; [.C351]&lt;=[.B351]);AND([.D351]&gt;=[.A351]; [.D351]&lt;=[.B351]))" office:value-type="boolean" office:boolean-value="false" calcext:value-type="boolean">
            <text:p>FALSE</text:p>
          </table:table-cell>
          <table:table-cell table:formula="of:=AND(AND([.A351]&gt;=[.C351]; [.A351]&lt;=[.D351]);AND([.B351]&gt;=[.C351]; [.B351]&lt;=[.D351]))" office:value-type="boolean" office:boolean-value="true" calcext:value-type="boolean">
            <text:p>TRUE</text:p>
          </table:table-cell>
          <table:table-cell table:formula="of:=AND([.E351];[.F351])" office:value-type="boolean" office:boolean-value="false" calcext:value-type="boolean">
            <text:p>FALSE</text:p>
          </table:table-cell>
          <table:table-cell table:formula="of:=OR([.E351];[.F35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formula="of:=AND(AND([.C352]&gt;=[.A352]; [.C352]&lt;=[.B352]);AND([.D352]&gt;=[.A352]; [.D352]&lt;=[.B352]))" office:value-type="boolean" office:boolean-value="false" calcext:value-type="boolean">
            <text:p>FALSE</text:p>
          </table:table-cell>
          <table:table-cell table:formula="of:=AND(AND([.A352]&gt;=[.C352]; [.A352]&lt;=[.D352]);AND([.B352]&gt;=[.C352]; [.B352]&lt;=[.D352]))" office:value-type="boolean" office:boolean-value="true" calcext:value-type="boolean">
            <text:p>TRUE</text:p>
          </table:table-cell>
          <table:table-cell table:formula="of:=AND([.E352];[.F352])" office:value-type="boolean" office:boolean-value="false" calcext:value-type="boolean">
            <text:p>FALSE</text:p>
          </table:table-cell>
          <table:table-cell table:formula="of:=OR([.E352];[.F35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table:formula="of:=AND(AND([.C353]&gt;=[.A353]; [.C353]&lt;=[.B353]);AND([.D353]&gt;=[.A353]; [.D353]&lt;=[.B353]))" office:value-type="boolean" office:boolean-value="false" calcext:value-type="boolean">
            <text:p>FALSE</text:p>
          </table:table-cell>
          <table:table-cell table:formula="of:=AND(AND([.A353]&gt;=[.C353]; [.A353]&lt;=[.D353]);AND([.B353]&gt;=[.C353]; [.B353]&lt;=[.D353]))" office:value-type="boolean" office:boolean-value="false" calcext:value-type="boolean">
            <text:p>FALSE</text:p>
          </table:table-cell>
          <table:table-cell table:formula="of:=AND([.E353];[.F353])" office:value-type="boolean" office:boolean-value="false" calcext:value-type="boolean">
            <text:p>FALSE</text:p>
          </table:table-cell>
          <table:table-cell table:formula="of:=OR([.E353];[.F35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table:formula="of:=AND(AND([.C354]&gt;=[.A354]; [.C354]&lt;=[.B354]);AND([.D354]&gt;=[.A354]; [.D354]&lt;=[.B354]))" office:value-type="boolean" office:boolean-value="true" calcext:value-type="boolean">
            <text:p>TRUE</text:p>
          </table:table-cell>
          <table:table-cell table:formula="of:=AND(AND([.A354]&gt;=[.C354]; [.A354]&lt;=[.D354]);AND([.B354]&gt;=[.C354]; [.B354]&lt;=[.D354]))" office:value-type="boolean" office:boolean-value="false" calcext:value-type="boolean">
            <text:p>FALSE</text:p>
          </table:table-cell>
          <table:table-cell table:formula="of:=AND([.E354];[.F354])" office:value-type="boolean" office:boolean-value="false" calcext:value-type="boolean">
            <text:p>FALSE</text:p>
          </table:table-cell>
          <table:table-cell table:formula="of:=OR([.E354];[.F35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formula="of:=AND(AND([.C355]&gt;=[.A355]; [.C355]&lt;=[.B355]);AND([.D355]&gt;=[.A355]; [.D355]&lt;=[.B355]))" office:value-type="boolean" office:boolean-value="false" calcext:value-type="boolean">
            <text:p>FALSE</text:p>
          </table:table-cell>
          <table:table-cell table:formula="of:=AND(AND([.A355]&gt;=[.C355]; [.A355]&lt;=[.D355]);AND([.B355]&gt;=[.C355]; [.B355]&lt;=[.D355]))" office:value-type="boolean" office:boolean-value="false" calcext:value-type="boolean">
            <text:p>FALSE</text:p>
          </table:table-cell>
          <table:table-cell table:formula="of:=AND([.E355];[.F355])" office:value-type="boolean" office:boolean-value="false" calcext:value-type="boolean">
            <text:p>FALSE</text:p>
          </table:table-cell>
          <table:table-cell table:formula="of:=OR([.E355];[.F35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formula="of:=AND(AND([.C356]&gt;=[.A356]; [.C356]&lt;=[.B356]);AND([.D356]&gt;=[.A356]; [.D356]&lt;=[.B356]))" office:value-type="boolean" office:boolean-value="false" calcext:value-type="boolean">
            <text:p>FALSE</text:p>
          </table:table-cell>
          <table:table-cell table:formula="of:=AND(AND([.A356]&gt;=[.C356]; [.A356]&lt;=[.D356]);AND([.B356]&gt;=[.C356]; [.B356]&lt;=[.D356]))" office:value-type="boolean" office:boolean-value="true" calcext:value-type="boolean">
            <text:p>TRUE</text:p>
          </table:table-cell>
          <table:table-cell table:formula="of:=AND([.E356];[.F356])" office:value-type="boolean" office:boolean-value="false" calcext:value-type="boolean">
            <text:p>FALSE</text:p>
          </table:table-cell>
          <table:table-cell table:formula="of:=OR([.E356];[.F35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formula="of:=AND(AND([.C357]&gt;=[.A357]; [.C357]&lt;=[.B357]);AND([.D357]&gt;=[.A357]; [.D357]&lt;=[.B357]))" office:value-type="boolean" office:boolean-value="false" calcext:value-type="boolean">
            <text:p>FALSE</text:p>
          </table:table-cell>
          <table:table-cell table:formula="of:=AND(AND([.A357]&gt;=[.C357]; [.A357]&lt;=[.D357]);AND([.B357]&gt;=[.C357]; [.B357]&lt;=[.D357]))" office:value-type="boolean" office:boolean-value="false" calcext:value-type="boolean">
            <text:p>FALSE</text:p>
          </table:table-cell>
          <table:table-cell table:formula="of:=AND([.E357];[.F357])" office:value-type="boolean" office:boolean-value="false" calcext:value-type="boolean">
            <text:p>FALSE</text:p>
          </table:table-cell>
          <table:table-cell table:formula="of:=OR([.E357];[.F35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AND(AND([.C358]&gt;=[.A358]; [.C358]&lt;=[.B358]);AND([.D358]&gt;=[.A358]; [.D358]&lt;=[.B358]))" office:value-type="boolean" office:boolean-value="false" calcext:value-type="boolean">
            <text:p>FALSE</text:p>
          </table:table-cell>
          <table:table-cell table:formula="of:=AND(AND([.A358]&gt;=[.C358]; [.A358]&lt;=[.D358]);AND([.B358]&gt;=[.C358]; [.B358]&lt;=[.D358]))" office:value-type="boolean" office:boolean-value="false" calcext:value-type="boolean">
            <text:p>FALSE</text:p>
          </table:table-cell>
          <table:table-cell table:formula="of:=AND([.E358];[.F358])" office:value-type="boolean" office:boolean-value="false" calcext:value-type="boolean">
            <text:p>FALSE</text:p>
          </table:table-cell>
          <table:table-cell table:formula="of:=OR([.E358];[.F35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formula="of:=AND(AND([.C359]&gt;=[.A359]; [.C359]&lt;=[.B359]);AND([.D359]&gt;=[.A359]; [.D359]&lt;=[.B359]))" office:value-type="boolean" office:boolean-value="true" calcext:value-type="boolean">
            <text:p>TRUE</text:p>
          </table:table-cell>
          <table:table-cell table:formula="of:=AND(AND([.A359]&gt;=[.C359]; [.A359]&lt;=[.D359]);AND([.B359]&gt;=[.C359]; [.B359]&lt;=[.D359]))" office:value-type="boolean" office:boolean-value="false" calcext:value-type="boolean">
            <text:p>FALSE</text:p>
          </table:table-cell>
          <table:table-cell table:formula="of:=AND([.E359];[.F359])" office:value-type="boolean" office:boolean-value="false" calcext:value-type="boolean">
            <text:p>FALSE</text:p>
          </table:table-cell>
          <table:table-cell table:formula="of:=OR([.E359];[.F35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table:formula="of:=AND(AND([.C360]&gt;=[.A360]; [.C360]&lt;=[.B360]);AND([.D360]&gt;=[.A360]; [.D360]&lt;=[.B360]))" office:value-type="boolean" office:boolean-value="false" calcext:value-type="boolean">
            <text:p>FALSE</text:p>
          </table:table-cell>
          <table:table-cell table:formula="of:=AND(AND([.A360]&gt;=[.C360]; [.A360]&lt;=[.D360]);AND([.B360]&gt;=[.C360]; [.B360]&lt;=[.D360]))" office:value-type="boolean" office:boolean-value="false" calcext:value-type="boolean">
            <text:p>FALSE</text:p>
          </table:table-cell>
          <table:table-cell table:formula="of:=AND([.E360];[.F360])" office:value-type="boolean" office:boolean-value="false" calcext:value-type="boolean">
            <text:p>FALSE</text:p>
          </table:table-cell>
          <table:table-cell table:formula="of:=OR([.E360];[.F36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AND(AND([.C361]&gt;=[.A361]; [.C361]&lt;=[.B361]);AND([.D361]&gt;=[.A361]; [.D361]&lt;=[.B361]))" office:value-type="boolean" office:boolean-value="false" calcext:value-type="boolean">
            <text:p>FALSE</text:p>
          </table:table-cell>
          <table:table-cell table:formula="of:=AND(AND([.A361]&gt;=[.C361]; [.A361]&lt;=[.D361]);AND([.B361]&gt;=[.C361]; [.B361]&lt;=[.D361]))" office:value-type="boolean" office:boolean-value="false" calcext:value-type="boolean">
            <text:p>FALSE</text:p>
          </table:table-cell>
          <table:table-cell table:formula="of:=AND([.E361];[.F361])" office:value-type="boolean" office:boolean-value="false" calcext:value-type="boolean">
            <text:p>FALSE</text:p>
          </table:table-cell>
          <table:table-cell table:formula="of:=OR([.E361];[.F36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formula="of:=AND(AND([.C362]&gt;=[.A362]; [.C362]&lt;=[.B362]);AND([.D362]&gt;=[.A362]; [.D362]&lt;=[.B362]))" office:value-type="boolean" office:boolean-value="false" calcext:value-type="boolean">
            <text:p>FALSE</text:p>
          </table:table-cell>
          <table:table-cell table:formula="of:=AND(AND([.A362]&gt;=[.C362]; [.A362]&lt;=[.D362]);AND([.B362]&gt;=[.C362]; [.B362]&lt;=[.D362]))" office:value-type="boolean" office:boolean-value="false" calcext:value-type="boolean">
            <text:p>FALSE</text:p>
          </table:table-cell>
          <table:table-cell table:formula="of:=AND([.E362];[.F362])" office:value-type="boolean" office:boolean-value="false" calcext:value-type="boolean">
            <text:p>FALSE</text:p>
          </table:table-cell>
          <table:table-cell table:formula="of:=OR([.E362];[.F36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formula="of:=AND(AND([.C363]&gt;=[.A363]; [.C363]&lt;=[.B363]);AND([.D363]&gt;=[.A363]; [.D363]&lt;=[.B363]))" office:value-type="boolean" office:boolean-value="false" calcext:value-type="boolean">
            <text:p>FALSE</text:p>
          </table:table-cell>
          <table:table-cell table:formula="of:=AND(AND([.A363]&gt;=[.C363]; [.A363]&lt;=[.D363]);AND([.B363]&gt;=[.C363]; [.B363]&lt;=[.D363]))" office:value-type="boolean" office:boolean-value="true" calcext:value-type="boolean">
            <text:p>TRUE</text:p>
          </table:table-cell>
          <table:table-cell table:formula="of:=AND([.E363];[.F363])" office:value-type="boolean" office:boolean-value="false" calcext:value-type="boolean">
            <text:p>FALSE</text:p>
          </table:table-cell>
          <table:table-cell table:formula="of:=OR([.E363];[.F36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formula="of:=AND(AND([.C364]&gt;=[.A364]; [.C364]&lt;=[.B364]);AND([.D364]&gt;=[.A364]; [.D364]&lt;=[.B364]))" office:value-type="boolean" office:boolean-value="true" calcext:value-type="boolean">
            <text:p>TRUE</text:p>
          </table:table-cell>
          <table:table-cell table:formula="of:=AND(AND([.A364]&gt;=[.C364]; [.A364]&lt;=[.D364]);AND([.B364]&gt;=[.C364]; [.B364]&lt;=[.D364]))" office:value-type="boolean" office:boolean-value="false" calcext:value-type="boolean">
            <text:p>FALSE</text:p>
          </table:table-cell>
          <table:table-cell table:formula="of:=AND([.E364];[.F364])" office:value-type="boolean" office:boolean-value="false" calcext:value-type="boolean">
            <text:p>FALSE</text:p>
          </table:table-cell>
          <table:table-cell table:formula="of:=OR([.E364];[.F36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AND(AND([.C365]&gt;=[.A365]; [.C365]&lt;=[.B365]);AND([.D365]&gt;=[.A365]; [.D365]&lt;=[.B365]))" office:value-type="boolean" office:boolean-value="true" calcext:value-type="boolean">
            <text:p>TRUE</text:p>
          </table:table-cell>
          <table:table-cell table:formula="of:=AND(AND([.A365]&gt;=[.C365]; [.A365]&lt;=[.D365]);AND([.B365]&gt;=[.C365]; [.B365]&lt;=[.D365]))" office:value-type="boolean" office:boolean-value="false" calcext:value-type="boolean">
            <text:p>FALSE</text:p>
          </table:table-cell>
          <table:table-cell table:formula="of:=AND([.E365];[.F365])" office:value-type="boolean" office:boolean-value="false" calcext:value-type="boolean">
            <text:p>FALSE</text:p>
          </table:table-cell>
          <table:table-cell table:formula="of:=OR([.E365];[.F36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formula="of:=AND(AND([.C366]&gt;=[.A366]; [.C366]&lt;=[.B366]);AND([.D366]&gt;=[.A366]; [.D366]&lt;=[.B366]))" office:value-type="boolean" office:boolean-value="false" calcext:value-type="boolean">
            <text:p>FALSE</text:p>
          </table:table-cell>
          <table:table-cell table:formula="of:=AND(AND([.A366]&gt;=[.C366]; [.A366]&lt;=[.D366]);AND([.B366]&gt;=[.C366]; [.B366]&lt;=[.D366]))" office:value-type="boolean" office:boolean-value="false" calcext:value-type="boolean">
            <text:p>FALSE</text:p>
          </table:table-cell>
          <table:table-cell table:formula="of:=AND([.E366];[.F366])" office:value-type="boolean" office:boolean-value="false" calcext:value-type="boolean">
            <text:p>FALSE</text:p>
          </table:table-cell>
          <table:table-cell table:formula="of:=OR([.E366];[.F36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table:formula="of:=AND(AND([.C367]&gt;=[.A367]; [.C367]&lt;=[.B367]);AND([.D367]&gt;=[.A367]; [.D367]&lt;=[.B367]))" office:value-type="boolean" office:boolean-value="false" calcext:value-type="boolean">
            <text:p>FALSE</text:p>
          </table:table-cell>
          <table:table-cell table:formula="of:=AND(AND([.A367]&gt;=[.C367]; [.A367]&lt;=[.D367]);AND([.B367]&gt;=[.C367]; [.B367]&lt;=[.D367]))" office:value-type="boolean" office:boolean-value="false" calcext:value-type="boolean">
            <text:p>FALSE</text:p>
          </table:table-cell>
          <table:table-cell table:formula="of:=AND([.E367];[.F367])" office:value-type="boolean" office:boolean-value="false" calcext:value-type="boolean">
            <text:p>FALSE</text:p>
          </table:table-cell>
          <table:table-cell table:formula="of:=OR([.E367];[.F36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table:formula="of:=AND(AND([.C368]&gt;=[.A368]; [.C368]&lt;=[.B368]);AND([.D368]&gt;=[.A368]; [.D368]&lt;=[.B368]))" office:value-type="boolean" office:boolean-value="true" calcext:value-type="boolean">
            <text:p>TRUE</text:p>
          </table:table-cell>
          <table:table-cell table:formula="of:=AND(AND([.A368]&gt;=[.C368]; [.A368]&lt;=[.D368]);AND([.B368]&gt;=[.C368]; [.B368]&lt;=[.D368]))" office:value-type="boolean" office:boolean-value="false" calcext:value-type="boolean">
            <text:p>FALSE</text:p>
          </table:table-cell>
          <table:table-cell table:formula="of:=AND([.E368];[.F368])" office:value-type="boolean" office:boolean-value="false" calcext:value-type="boolean">
            <text:p>FALSE</text:p>
          </table:table-cell>
          <table:table-cell table:formula="of:=OR([.E368];[.F36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formula="of:=AND(AND([.C369]&gt;=[.A369]; [.C369]&lt;=[.B369]);AND([.D369]&gt;=[.A369]; [.D369]&lt;=[.B369]))" office:value-type="boolean" office:boolean-value="true" calcext:value-type="boolean">
            <text:p>TRUE</text:p>
          </table:table-cell>
          <table:table-cell table:formula="of:=AND(AND([.A369]&gt;=[.C369]; [.A369]&lt;=[.D369]);AND([.B369]&gt;=[.C369]; [.B369]&lt;=[.D369]))" office:value-type="boolean" office:boolean-value="false" calcext:value-type="boolean">
            <text:p>FALSE</text:p>
          </table:table-cell>
          <table:table-cell table:formula="of:=AND([.E369];[.F369])" office:value-type="boolean" office:boolean-value="false" calcext:value-type="boolean">
            <text:p>FALSE</text:p>
          </table:table-cell>
          <table:table-cell table:formula="of:=OR([.E369];[.F36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AND(AND([.C370]&gt;=[.A370]; [.C370]&lt;=[.B370]);AND([.D370]&gt;=[.A370]; [.D370]&lt;=[.B370]))" office:value-type="boolean" office:boolean-value="false" calcext:value-type="boolean">
            <text:p>FALSE</text:p>
          </table:table-cell>
          <table:table-cell table:formula="of:=AND(AND([.A370]&gt;=[.C370]; [.A370]&lt;=[.D370]);AND([.B370]&gt;=[.C370]; [.B370]&lt;=[.D370]))" office:value-type="boolean" office:boolean-value="false" calcext:value-type="boolean">
            <text:p>FALSE</text:p>
          </table:table-cell>
          <table:table-cell table:formula="of:=AND([.E370];[.F370])" office:value-type="boolean" office:boolean-value="false" calcext:value-type="boolean">
            <text:p>FALSE</text:p>
          </table:table-cell>
          <table:table-cell table:formula="of:=OR([.E370];[.F37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AND(AND([.C371]&gt;=[.A371]; [.C371]&lt;=[.B371]);AND([.D371]&gt;=[.A371]; [.D371]&lt;=[.B371]))" office:value-type="boolean" office:boolean-value="false" calcext:value-type="boolean">
            <text:p>FALSE</text:p>
          </table:table-cell>
          <table:table-cell table:formula="of:=AND(AND([.A371]&gt;=[.C371]; [.A371]&lt;=[.D371]);AND([.B371]&gt;=[.C371]; [.B371]&lt;=[.D371]))" office:value-type="boolean" office:boolean-value="false" calcext:value-type="boolean">
            <text:p>FALSE</text:p>
          </table:table-cell>
          <table:table-cell table:formula="of:=AND([.E371];[.F371])" office:value-type="boolean" office:boolean-value="false" calcext:value-type="boolean">
            <text:p>FALSE</text:p>
          </table:table-cell>
          <table:table-cell table:formula="of:=OR([.E371];[.F37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formula="of:=AND(AND([.C372]&gt;=[.A372]; [.C372]&lt;=[.B372]);AND([.D372]&gt;=[.A372]; [.D372]&lt;=[.B372]))" office:value-type="boolean" office:boolean-value="false" calcext:value-type="boolean">
            <text:p>FALSE</text:p>
          </table:table-cell>
          <table:table-cell table:formula="of:=AND(AND([.A372]&gt;=[.C372]; [.A372]&lt;=[.D372]);AND([.B372]&gt;=[.C372]; [.B372]&lt;=[.D372]))" office:value-type="boolean" office:boolean-value="false" calcext:value-type="boolean">
            <text:p>FALSE</text:p>
          </table:table-cell>
          <table:table-cell table:formula="of:=AND([.E372];[.F372])" office:value-type="boolean" office:boolean-value="false" calcext:value-type="boolean">
            <text:p>FALSE</text:p>
          </table:table-cell>
          <table:table-cell table:formula="of:=OR([.E372];[.F37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AND(AND([.C373]&gt;=[.A373]; [.C373]&lt;=[.B373]);AND([.D373]&gt;=[.A373]; [.D373]&lt;=[.B373]))" office:value-type="boolean" office:boolean-value="false" calcext:value-type="boolean">
            <text:p>FALSE</text:p>
          </table:table-cell>
          <table:table-cell table:formula="of:=AND(AND([.A373]&gt;=[.C373]; [.A373]&lt;=[.D373]);AND([.B373]&gt;=[.C373]; [.B373]&lt;=[.D373]))" office:value-type="boolean" office:boolean-value="false" calcext:value-type="boolean">
            <text:p>FALSE</text:p>
          </table:table-cell>
          <table:table-cell table:formula="of:=AND([.E373];[.F373])" office:value-type="boolean" office:boolean-value="false" calcext:value-type="boolean">
            <text:p>FALSE</text:p>
          </table:table-cell>
          <table:table-cell table:formula="of:=OR([.E373];[.F37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ND(AND([.C374]&gt;=[.A374]; [.C374]&lt;=[.B374]);AND([.D374]&gt;=[.A374]; [.D374]&lt;=[.B374]))" office:value-type="boolean" office:boolean-value="true" calcext:value-type="boolean">
            <text:p>TRUE</text:p>
          </table:table-cell>
          <table:table-cell table:formula="of:=AND(AND([.A374]&gt;=[.C374]; [.A374]&lt;=[.D374]);AND([.B374]&gt;=[.C374]; [.B374]&lt;=[.D374]))" office:value-type="boolean" office:boolean-value="false" calcext:value-type="boolean">
            <text:p>FALSE</text:p>
          </table:table-cell>
          <table:table-cell table:formula="of:=AND([.E374];[.F374])" office:value-type="boolean" office:boolean-value="false" calcext:value-type="boolean">
            <text:p>FALSE</text:p>
          </table:table-cell>
          <table:table-cell table:formula="of:=OR([.E374];[.F37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AND(AND([.C375]&gt;=[.A375]; [.C375]&lt;=[.B375]);AND([.D375]&gt;=[.A375]; [.D375]&lt;=[.B375]))" office:value-type="boolean" office:boolean-value="true" calcext:value-type="boolean">
            <text:p>TRUE</text:p>
          </table:table-cell>
          <table:table-cell table:formula="of:=AND(AND([.A375]&gt;=[.C375]; [.A375]&lt;=[.D375]);AND([.B375]&gt;=[.C375]; [.B375]&lt;=[.D375]))" office:value-type="boolean" office:boolean-value="false" calcext:value-type="boolean">
            <text:p>FALSE</text:p>
          </table:table-cell>
          <table:table-cell table:formula="of:=AND([.E375];[.F375])" office:value-type="boolean" office:boolean-value="false" calcext:value-type="boolean">
            <text:p>FALSE</text:p>
          </table:table-cell>
          <table:table-cell table:formula="of:=OR([.E375];[.F37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table:formula="of:=AND(AND([.C376]&gt;=[.A376]; [.C376]&lt;=[.B376]);AND([.D376]&gt;=[.A376]; [.D376]&lt;=[.B376]))" office:value-type="boolean" office:boolean-value="false" calcext:value-type="boolean">
            <text:p>FALSE</text:p>
          </table:table-cell>
          <table:table-cell table:formula="of:=AND(AND([.A376]&gt;=[.C376]; [.A376]&lt;=[.D376]);AND([.B376]&gt;=[.C376]; [.B376]&lt;=[.D376]))" office:value-type="boolean" office:boolean-value="false" calcext:value-type="boolean">
            <text:p>FALSE</text:p>
          </table:table-cell>
          <table:table-cell table:formula="of:=AND([.E376];[.F376])" office:value-type="boolean" office:boolean-value="false" calcext:value-type="boolean">
            <text:p>FALSE</text:p>
          </table:table-cell>
          <table:table-cell table:formula="of:=OR([.E376];[.F37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AND(AND([.C377]&gt;=[.A377]; [.C377]&lt;=[.B377]);AND([.D377]&gt;=[.A377]; [.D377]&lt;=[.B377]))" office:value-type="boolean" office:boolean-value="false" calcext:value-type="boolean">
            <text:p>FALSE</text:p>
          </table:table-cell>
          <table:table-cell table:formula="of:=AND(AND([.A377]&gt;=[.C377]; [.A377]&lt;=[.D377]);AND([.B377]&gt;=[.C377]; [.B377]&lt;=[.D377]))" office:value-type="boolean" office:boolean-value="true" calcext:value-type="boolean">
            <text:p>TRUE</text:p>
          </table:table-cell>
          <table:table-cell table:formula="of:=AND([.E377];[.F377])" office:value-type="boolean" office:boolean-value="false" calcext:value-type="boolean">
            <text:p>FALSE</text:p>
          </table:table-cell>
          <table:table-cell table:formula="of:=OR([.E377];[.F37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ND(AND([.C378]&gt;=[.A378]; [.C378]&lt;=[.B378]);AND([.D378]&gt;=[.A378]; [.D378]&lt;=[.B378]))" office:value-type="boolean" office:boolean-value="false" calcext:value-type="boolean">
            <text:p>FALSE</text:p>
          </table:table-cell>
          <table:table-cell table:formula="of:=AND(AND([.A378]&gt;=[.C378]; [.A378]&lt;=[.D378]);AND([.B378]&gt;=[.C378]; [.B378]&lt;=[.D378]))" office:value-type="boolean" office:boolean-value="true" calcext:value-type="boolean">
            <text:p>TRUE</text:p>
          </table:table-cell>
          <table:table-cell table:formula="of:=AND([.E378];[.F378])" office:value-type="boolean" office:boolean-value="false" calcext:value-type="boolean">
            <text:p>FALSE</text:p>
          </table:table-cell>
          <table:table-cell table:formula="of:=OR([.E378];[.F37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table:formula="of:=AND(AND([.C379]&gt;=[.A379]; [.C379]&lt;=[.B379]);AND([.D379]&gt;=[.A379]; [.D379]&lt;=[.B379]))" office:value-type="boolean" office:boolean-value="false" calcext:value-type="boolean">
            <text:p>FALSE</text:p>
          </table:table-cell>
          <table:table-cell table:formula="of:=AND(AND([.A379]&gt;=[.C379]; [.A379]&lt;=[.D379]);AND([.B379]&gt;=[.C379]; [.B379]&lt;=[.D379]))" office:value-type="boolean" office:boolean-value="true" calcext:value-type="boolean">
            <text:p>TRUE</text:p>
          </table:table-cell>
          <table:table-cell table:formula="of:=AND([.E379];[.F379])" office:value-type="boolean" office:boolean-value="false" calcext:value-type="boolean">
            <text:p>FALSE</text:p>
          </table:table-cell>
          <table:table-cell table:formula="of:=OR([.E379];[.F37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formula="of:=AND(AND([.C380]&gt;=[.A380]; [.C380]&lt;=[.B380]);AND([.D380]&gt;=[.A380]; [.D380]&lt;=[.B380]))" office:value-type="boolean" office:boolean-value="true" calcext:value-type="boolean">
            <text:p>TRUE</text:p>
          </table:table-cell>
          <table:table-cell table:formula="of:=AND(AND([.A380]&gt;=[.C380]; [.A380]&lt;=[.D380]);AND([.B380]&gt;=[.C380]; [.B380]&lt;=[.D380]))" office:value-type="boolean" office:boolean-value="false" calcext:value-type="boolean">
            <text:p>FALSE</text:p>
          </table:table-cell>
          <table:table-cell table:formula="of:=AND([.E380];[.F380])" office:value-type="boolean" office:boolean-value="false" calcext:value-type="boolean">
            <text:p>FALSE</text:p>
          </table:table-cell>
          <table:table-cell table:formula="of:=OR([.E380];[.F38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formula="of:=AND(AND([.C381]&gt;=[.A381]; [.C381]&lt;=[.B381]);AND([.D381]&gt;=[.A381]; [.D381]&lt;=[.B381]))" office:value-type="boolean" office:boolean-value="false" calcext:value-type="boolean">
            <text:p>FALSE</text:p>
          </table:table-cell>
          <table:table-cell table:formula="of:=AND(AND([.A381]&gt;=[.C381]; [.A381]&lt;=[.D381]);AND([.B381]&gt;=[.C381]; [.B381]&lt;=[.D381]))" office:value-type="boolean" office:boolean-value="true" calcext:value-type="boolean">
            <text:p>TRUE</text:p>
          </table:table-cell>
          <table:table-cell table:formula="of:=AND([.E381];[.F381])" office:value-type="boolean" office:boolean-value="false" calcext:value-type="boolean">
            <text:p>FALSE</text:p>
          </table:table-cell>
          <table:table-cell table:formula="of:=OR([.E381];[.F38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table:formula="of:=AND(AND([.C382]&gt;=[.A382]; [.C382]&lt;=[.B382]);AND([.D382]&gt;=[.A382]; [.D382]&lt;=[.B382]))" office:value-type="boolean" office:boolean-value="false" calcext:value-type="boolean">
            <text:p>FALSE</text:p>
          </table:table-cell>
          <table:table-cell table:formula="of:=AND(AND([.A382]&gt;=[.C382]; [.A382]&lt;=[.D382]);AND([.B382]&gt;=[.C382]; [.B382]&lt;=[.D382]))" office:value-type="boolean" office:boolean-value="false" calcext:value-type="boolean">
            <text:p>FALSE</text:p>
          </table:table-cell>
          <table:table-cell table:formula="of:=AND([.E382];[.F382])" office:value-type="boolean" office:boolean-value="false" calcext:value-type="boolean">
            <text:p>FALSE</text:p>
          </table:table-cell>
          <table:table-cell table:formula="of:=OR([.E382];[.F38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formula="of:=AND(AND([.C383]&gt;=[.A383]; [.C383]&lt;=[.B383]);AND([.D383]&gt;=[.A383]; [.D383]&lt;=[.B383]))" office:value-type="boolean" office:boolean-value="false" calcext:value-type="boolean">
            <text:p>FALSE</text:p>
          </table:table-cell>
          <table:table-cell table:formula="of:=AND(AND([.A383]&gt;=[.C383]; [.A383]&lt;=[.D383]);AND([.B383]&gt;=[.C383]; [.B383]&lt;=[.D383]))" office:value-type="boolean" office:boolean-value="false" calcext:value-type="boolean">
            <text:p>FALSE</text:p>
          </table:table-cell>
          <table:table-cell table:formula="of:=AND([.E383];[.F383])" office:value-type="boolean" office:boolean-value="false" calcext:value-type="boolean">
            <text:p>FALSE</text:p>
          </table:table-cell>
          <table:table-cell table:formula="of:=OR([.E383];[.F38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table:formula="of:=AND(AND([.C384]&gt;=[.A384]; [.C384]&lt;=[.B384]);AND([.D384]&gt;=[.A384]; [.D384]&lt;=[.B384]))" office:value-type="boolean" office:boolean-value="false" calcext:value-type="boolean">
            <text:p>FALSE</text:p>
          </table:table-cell>
          <table:table-cell table:formula="of:=AND(AND([.A384]&gt;=[.C384]; [.A384]&lt;=[.D384]);AND([.B384]&gt;=[.C384]; [.B384]&lt;=[.D384]))" office:value-type="boolean" office:boolean-value="false" calcext:value-type="boolean">
            <text:p>FALSE</text:p>
          </table:table-cell>
          <table:table-cell table:formula="of:=AND([.E384];[.F384])" office:value-type="boolean" office:boolean-value="false" calcext:value-type="boolean">
            <text:p>FALSE</text:p>
          </table:table-cell>
          <table:table-cell table:formula="of:=OR([.E384];[.F38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formula="of:=AND(AND([.C385]&gt;=[.A385]; [.C385]&lt;=[.B385]);AND([.D385]&gt;=[.A385]; [.D385]&lt;=[.B385]))" office:value-type="boolean" office:boolean-value="false" calcext:value-type="boolean">
            <text:p>FALSE</text:p>
          </table:table-cell>
          <table:table-cell table:formula="of:=AND(AND([.A385]&gt;=[.C385]; [.A385]&lt;=[.D385]);AND([.B385]&gt;=[.C385]; [.B385]&lt;=[.D385]))" office:value-type="boolean" office:boolean-value="true" calcext:value-type="boolean">
            <text:p>TRUE</text:p>
          </table:table-cell>
          <table:table-cell table:formula="of:=AND([.E385];[.F385])" office:value-type="boolean" office:boolean-value="false" calcext:value-type="boolean">
            <text:p>FALSE</text:p>
          </table:table-cell>
          <table:table-cell table:formula="of:=OR([.E385];[.F38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formula="of:=AND(AND([.C386]&gt;=[.A386]; [.C386]&lt;=[.B386]);AND([.D386]&gt;=[.A386]; [.D386]&lt;=[.B386]))" office:value-type="boolean" office:boolean-value="true" calcext:value-type="boolean">
            <text:p>TRUE</text:p>
          </table:table-cell>
          <table:table-cell table:formula="of:=AND(AND([.A386]&gt;=[.C386]; [.A386]&lt;=[.D386]);AND([.B386]&gt;=[.C386]; [.B386]&lt;=[.D386]))" office:value-type="boolean" office:boolean-value="false" calcext:value-type="boolean">
            <text:p>FALSE</text:p>
          </table:table-cell>
          <table:table-cell table:formula="of:=AND([.E386];[.F386])" office:value-type="boolean" office:boolean-value="false" calcext:value-type="boolean">
            <text:p>FALSE</text:p>
          </table:table-cell>
          <table:table-cell table:formula="of:=OR([.E386];[.F38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table:formula="of:=AND(AND([.C387]&gt;=[.A387]; [.C387]&lt;=[.B387]);AND([.D387]&gt;=[.A387]; [.D387]&lt;=[.B387]))" office:value-type="boolean" office:boolean-value="false" calcext:value-type="boolean">
            <text:p>FALSE</text:p>
          </table:table-cell>
          <table:table-cell table:formula="of:=AND(AND([.A387]&gt;=[.C387]; [.A387]&lt;=[.D387]);AND([.B387]&gt;=[.C387]; [.B387]&lt;=[.D387]))" office:value-type="boolean" office:boolean-value="false" calcext:value-type="boolean">
            <text:p>FALSE</text:p>
          </table:table-cell>
          <table:table-cell table:formula="of:=AND([.E387];[.F387])" office:value-type="boolean" office:boolean-value="false" calcext:value-type="boolean">
            <text:p>FALSE</text:p>
          </table:table-cell>
          <table:table-cell table:formula="of:=OR([.E387];[.F38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formula="of:=AND(AND([.C388]&gt;=[.A388]; [.C388]&lt;=[.B388]);AND([.D388]&gt;=[.A388]; [.D388]&lt;=[.B388]))" office:value-type="boolean" office:boolean-value="false" calcext:value-type="boolean">
            <text:p>FALSE</text:p>
          </table:table-cell>
          <table:table-cell table:formula="of:=AND(AND([.A388]&gt;=[.C388]; [.A388]&lt;=[.D388]);AND([.B388]&gt;=[.C388]; [.B388]&lt;=[.D388]))" office:value-type="boolean" office:boolean-value="false" calcext:value-type="boolean">
            <text:p>FALSE</text:p>
          </table:table-cell>
          <table:table-cell table:formula="of:=AND([.E388];[.F388])" office:value-type="boolean" office:boolean-value="false" calcext:value-type="boolean">
            <text:p>FALSE</text:p>
          </table:table-cell>
          <table:table-cell table:formula="of:=OR([.E388];[.F38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table:formula="of:=AND(AND([.C389]&gt;=[.A389]; [.C389]&lt;=[.B389]);AND([.D389]&gt;=[.A389]; [.D389]&lt;=[.B389]))" office:value-type="boolean" office:boolean-value="false" calcext:value-type="boolean">
            <text:p>FALSE</text:p>
          </table:table-cell>
          <table:table-cell table:formula="of:=AND(AND([.A389]&gt;=[.C389]; [.A389]&lt;=[.D389]);AND([.B389]&gt;=[.C389]; [.B389]&lt;=[.D389]))" office:value-type="boolean" office:boolean-value="true" calcext:value-type="boolean">
            <text:p>TRUE</text:p>
          </table:table-cell>
          <table:table-cell table:formula="of:=AND([.E389];[.F389])" office:value-type="boolean" office:boolean-value="false" calcext:value-type="boolean">
            <text:p>FALSE</text:p>
          </table:table-cell>
          <table:table-cell table:formula="of:=OR([.E389];[.F38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AND(AND([.C390]&gt;=[.A390]; [.C390]&lt;=[.B390]);AND([.D390]&gt;=[.A390]; [.D390]&lt;=[.B390]))" office:value-type="boolean" office:boolean-value="false" calcext:value-type="boolean">
            <text:p>FALSE</text:p>
          </table:table-cell>
          <table:table-cell table:formula="of:=AND(AND([.A390]&gt;=[.C390]; [.A390]&lt;=[.D390]);AND([.B390]&gt;=[.C390]; [.B390]&lt;=[.D390]))" office:value-type="boolean" office:boolean-value="false" calcext:value-type="boolean">
            <text:p>FALSE</text:p>
          </table:table-cell>
          <table:table-cell table:formula="of:=AND([.E390];[.F390])" office:value-type="boolean" office:boolean-value="false" calcext:value-type="boolean">
            <text:p>FALSE</text:p>
          </table:table-cell>
          <table:table-cell table:formula="of:=OR([.E390];[.F39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AND(AND([.C391]&gt;=[.A391]; [.C391]&lt;=[.B391]);AND([.D391]&gt;=[.A391]; [.D391]&lt;=[.B391]))" office:value-type="boolean" office:boolean-value="false" calcext:value-type="boolean">
            <text:p>FALSE</text:p>
          </table:table-cell>
          <table:table-cell table:formula="of:=AND(AND([.A391]&gt;=[.C391]; [.A391]&lt;=[.D391]);AND([.B391]&gt;=[.C391]; [.B391]&lt;=[.D391]))" office:value-type="boolean" office:boolean-value="true" calcext:value-type="boolean">
            <text:p>TRUE</text:p>
          </table:table-cell>
          <table:table-cell table:formula="of:=AND([.E391];[.F391])" office:value-type="boolean" office:boolean-value="false" calcext:value-type="boolean">
            <text:p>FALSE</text:p>
          </table:table-cell>
          <table:table-cell table:formula="of:=OR([.E391];[.F39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table:formula="of:=AND(AND([.C392]&gt;=[.A392]; [.C392]&lt;=[.B392]);AND([.D392]&gt;=[.A392]; [.D392]&lt;=[.B392]))" office:value-type="boolean" office:boolean-value="false" calcext:value-type="boolean">
            <text:p>FALSE</text:p>
          </table:table-cell>
          <table:table-cell table:formula="of:=AND(AND([.A392]&gt;=[.C392]; [.A392]&lt;=[.D392]);AND([.B392]&gt;=[.C392]; [.B392]&lt;=[.D392]))" office:value-type="boolean" office:boolean-value="true" calcext:value-type="boolean">
            <text:p>TRUE</text:p>
          </table:table-cell>
          <table:table-cell table:formula="of:=AND([.E392];[.F392])" office:value-type="boolean" office:boolean-value="false" calcext:value-type="boolean">
            <text:p>FALSE</text:p>
          </table:table-cell>
          <table:table-cell table:formula="of:=OR([.E392];[.F39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table:formula="of:=AND(AND([.C393]&gt;=[.A393]; [.C393]&lt;=[.B393]);AND([.D393]&gt;=[.A393]; [.D393]&lt;=[.B393]))" office:value-type="boolean" office:boolean-value="false" calcext:value-type="boolean">
            <text:p>FALSE</text:p>
          </table:table-cell>
          <table:table-cell table:formula="of:=AND(AND([.A393]&gt;=[.C393]; [.A393]&lt;=[.D393]);AND([.B393]&gt;=[.C393]; [.B393]&lt;=[.D393]))" office:value-type="boolean" office:boolean-value="true" calcext:value-type="boolean">
            <text:p>TRUE</text:p>
          </table:table-cell>
          <table:table-cell table:formula="of:=AND([.E393];[.F393])" office:value-type="boolean" office:boolean-value="false" calcext:value-type="boolean">
            <text:p>FALSE</text:p>
          </table:table-cell>
          <table:table-cell table:formula="of:=OR([.E393];[.F39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AND(AND([.C394]&gt;=[.A394]; [.C394]&lt;=[.B394]);AND([.D394]&gt;=[.A394]; [.D394]&lt;=[.B394]))" office:value-type="boolean" office:boolean-value="false" calcext:value-type="boolean">
            <text:p>FALSE</text:p>
          </table:table-cell>
          <table:table-cell table:formula="of:=AND(AND([.A394]&gt;=[.C394]; [.A394]&lt;=[.D394]);AND([.B394]&gt;=[.C394]; [.B394]&lt;=[.D394]))" office:value-type="boolean" office:boolean-value="false" calcext:value-type="boolean">
            <text:p>FALSE</text:p>
          </table:table-cell>
          <table:table-cell table:formula="of:=AND([.E394];[.F394])" office:value-type="boolean" office:boolean-value="false" calcext:value-type="boolean">
            <text:p>FALSE</text:p>
          </table:table-cell>
          <table:table-cell table:formula="of:=OR([.E394];[.F39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ND(AND([.C395]&gt;=[.A395]; [.C395]&lt;=[.B395]);AND([.D395]&gt;=[.A395]; [.D395]&lt;=[.B395]))" office:value-type="boolean" office:boolean-value="true" calcext:value-type="boolean">
            <text:p>TRUE</text:p>
          </table:table-cell>
          <table:table-cell table:formula="of:=AND(AND([.A395]&gt;=[.C395]; [.A395]&lt;=[.D395]);AND([.B395]&gt;=[.C395]; [.B395]&lt;=[.D395]))" office:value-type="boolean" office:boolean-value="false" calcext:value-type="boolean">
            <text:p>FALSE</text:p>
          </table:table-cell>
          <table:table-cell table:formula="of:=AND([.E395];[.F395])" office:value-type="boolean" office:boolean-value="false" calcext:value-type="boolean">
            <text:p>FALSE</text:p>
          </table:table-cell>
          <table:table-cell table:formula="of:=OR([.E395];[.F39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formula="of:=AND(AND([.C396]&gt;=[.A396]; [.C396]&lt;=[.B396]);AND([.D396]&gt;=[.A396]; [.D396]&lt;=[.B396]))" office:value-type="boolean" office:boolean-value="false" calcext:value-type="boolean">
            <text:p>FALSE</text:p>
          </table:table-cell>
          <table:table-cell table:formula="of:=AND(AND([.A396]&gt;=[.C396]; [.A396]&lt;=[.D396]);AND([.B396]&gt;=[.C396]; [.B396]&lt;=[.D396]))" office:value-type="boolean" office:boolean-value="false" calcext:value-type="boolean">
            <text:p>FALSE</text:p>
          </table:table-cell>
          <table:table-cell table:formula="of:=AND([.E396];[.F396])" office:value-type="boolean" office:boolean-value="false" calcext:value-type="boolean">
            <text:p>FALSE</text:p>
          </table:table-cell>
          <table:table-cell table:formula="of:=OR([.E396];[.F39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AND(AND([.C397]&gt;=[.A397]; [.C397]&lt;=[.B397]);AND([.D397]&gt;=[.A397]; [.D397]&lt;=[.B397]))" office:value-type="boolean" office:boolean-value="true" calcext:value-type="boolean">
            <text:p>TRUE</text:p>
          </table:table-cell>
          <table:table-cell table:formula="of:=AND(AND([.A397]&gt;=[.C397]; [.A397]&lt;=[.D397]);AND([.B397]&gt;=[.C397]; [.B397]&lt;=[.D397]))" office:value-type="boolean" office:boolean-value="false" calcext:value-type="boolean">
            <text:p>FALSE</text:p>
          </table:table-cell>
          <table:table-cell table:formula="of:=AND([.E397];[.F397])" office:value-type="boolean" office:boolean-value="false" calcext:value-type="boolean">
            <text:p>FALSE</text:p>
          </table:table-cell>
          <table:table-cell table:formula="of:=OR([.E397];[.F39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formula="of:=AND(AND([.C398]&gt;=[.A398]; [.C398]&lt;=[.B398]);AND([.D398]&gt;=[.A398]; [.D398]&lt;=[.B398]))" office:value-type="boolean" office:boolean-value="false" calcext:value-type="boolean">
            <text:p>FALSE</text:p>
          </table:table-cell>
          <table:table-cell table:formula="of:=AND(AND([.A398]&gt;=[.C398]; [.A398]&lt;=[.D398]);AND([.B398]&gt;=[.C398]; [.B398]&lt;=[.D398]))" office:value-type="boolean" office:boolean-value="false" calcext:value-type="boolean">
            <text:p>FALSE</text:p>
          </table:table-cell>
          <table:table-cell table:formula="of:=AND([.E398];[.F398])" office:value-type="boolean" office:boolean-value="false" calcext:value-type="boolean">
            <text:p>FALSE</text:p>
          </table:table-cell>
          <table:table-cell table:formula="of:=OR([.E398];[.F39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AND(AND([.C399]&gt;=[.A399]; [.C399]&lt;=[.B399]);AND([.D399]&gt;=[.A399]; [.D399]&lt;=[.B399]))" office:value-type="boolean" office:boolean-value="false" calcext:value-type="boolean">
            <text:p>FALSE</text:p>
          </table:table-cell>
          <table:table-cell table:formula="of:=AND(AND([.A399]&gt;=[.C399]; [.A399]&lt;=[.D399]);AND([.B399]&gt;=[.C399]; [.B399]&lt;=[.D399]))" office:value-type="boolean" office:boolean-value="false" calcext:value-type="boolean">
            <text:p>FALSE</text:p>
          </table:table-cell>
          <table:table-cell table:formula="of:=AND([.E399];[.F399])" office:value-type="boolean" office:boolean-value="false" calcext:value-type="boolean">
            <text:p>FALSE</text:p>
          </table:table-cell>
          <table:table-cell table:formula="of:=OR([.E399];[.F39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table:formula="of:=AND(AND([.C400]&gt;=[.A400]; [.C400]&lt;=[.B400]);AND([.D400]&gt;=[.A400]; [.D400]&lt;=[.B400]))" office:value-type="boolean" office:boolean-value="false" calcext:value-type="boolean">
            <text:p>FALSE</text:p>
          </table:table-cell>
          <table:table-cell table:formula="of:=AND(AND([.A400]&gt;=[.C400]; [.A400]&lt;=[.D400]);AND([.B400]&gt;=[.C400]; [.B400]&lt;=[.D400]))" office:value-type="boolean" office:boolean-value="false" calcext:value-type="boolean">
            <text:p>FALSE</text:p>
          </table:table-cell>
          <table:table-cell table:formula="of:=AND([.E400];[.F400])" office:value-type="boolean" office:boolean-value="false" calcext:value-type="boolean">
            <text:p>FALSE</text:p>
          </table:table-cell>
          <table:table-cell table:formula="of:=OR([.E400];[.F40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AND(AND([.C401]&gt;=[.A401]; [.C401]&lt;=[.B401]);AND([.D401]&gt;=[.A401]; [.D401]&lt;=[.B401]))" office:value-type="boolean" office:boolean-value="true" calcext:value-type="boolean">
            <text:p>TRUE</text:p>
          </table:table-cell>
          <table:table-cell table:formula="of:=AND(AND([.A401]&gt;=[.C401]; [.A401]&lt;=[.D401]);AND([.B401]&gt;=[.C401]; [.B401]&lt;=[.D401]))" office:value-type="boolean" office:boolean-value="false" calcext:value-type="boolean">
            <text:p>FALSE</text:p>
          </table:table-cell>
          <table:table-cell table:formula="of:=AND([.E401];[.F401])" office:value-type="boolean" office:boolean-value="false" calcext:value-type="boolean">
            <text:p>FALSE</text:p>
          </table:table-cell>
          <table:table-cell table:formula="of:=OR([.E401];[.F40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formula="of:=AND(AND([.C402]&gt;=[.A402]; [.C402]&lt;=[.B402]);AND([.D402]&gt;=[.A402]; [.D402]&lt;=[.B402]))" office:value-type="boolean" office:boolean-value="false" calcext:value-type="boolean">
            <text:p>FALSE</text:p>
          </table:table-cell>
          <table:table-cell table:formula="of:=AND(AND([.A402]&gt;=[.C402]; [.A402]&lt;=[.D402]);AND([.B402]&gt;=[.C402]; [.B402]&lt;=[.D402]))" office:value-type="boolean" office:boolean-value="false" calcext:value-type="boolean">
            <text:p>FALSE</text:p>
          </table:table-cell>
          <table:table-cell table:formula="of:=AND([.E402];[.F402])" office:value-type="boolean" office:boolean-value="false" calcext:value-type="boolean">
            <text:p>FALSE</text:p>
          </table:table-cell>
          <table:table-cell table:formula="of:=OR([.E402];[.F40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formula="of:=AND(AND([.C403]&gt;=[.A403]; [.C403]&lt;=[.B403]);AND([.D403]&gt;=[.A403]; [.D403]&lt;=[.B403]))" office:value-type="boolean" office:boolean-value="true" calcext:value-type="boolean">
            <text:p>TRUE</text:p>
          </table:table-cell>
          <table:table-cell table:formula="of:=AND(AND([.A403]&gt;=[.C403]; [.A403]&lt;=[.D403]);AND([.B403]&gt;=[.C403]; [.B403]&lt;=[.D403]))" office:value-type="boolean" office:boolean-value="false" calcext:value-type="boolean">
            <text:p>FALSE</text:p>
          </table:table-cell>
          <table:table-cell table:formula="of:=AND([.E403];[.F403])" office:value-type="boolean" office:boolean-value="false" calcext:value-type="boolean">
            <text:p>FALSE</text:p>
          </table:table-cell>
          <table:table-cell table:formula="of:=OR([.E403];[.F40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AND(AND([.C404]&gt;=[.A404]; [.C404]&lt;=[.B404]);AND([.D404]&gt;=[.A404]; [.D404]&lt;=[.B404]))" office:value-type="boolean" office:boolean-value="false" calcext:value-type="boolean">
            <text:p>FALSE</text:p>
          </table:table-cell>
          <table:table-cell table:formula="of:=AND(AND([.A404]&gt;=[.C404]; [.A404]&lt;=[.D404]);AND([.B404]&gt;=[.C404]; [.B404]&lt;=[.D404]))" office:value-type="boolean" office:boolean-value="false" calcext:value-type="boolean">
            <text:p>FALSE</text:p>
          </table:table-cell>
          <table:table-cell table:formula="of:=AND([.E404];[.F404])" office:value-type="boolean" office:boolean-value="false" calcext:value-type="boolean">
            <text:p>FALSE</text:p>
          </table:table-cell>
          <table:table-cell table:formula="of:=OR([.E404];[.F40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formula="of:=AND(AND([.C405]&gt;=[.A405]; [.C405]&lt;=[.B405]);AND([.D405]&gt;=[.A405]; [.D405]&lt;=[.B405]))" office:value-type="boolean" office:boolean-value="false" calcext:value-type="boolean">
            <text:p>FALSE</text:p>
          </table:table-cell>
          <table:table-cell table:formula="of:=AND(AND([.A405]&gt;=[.C405]; [.A405]&lt;=[.D405]);AND([.B405]&gt;=[.C405]; [.B405]&lt;=[.D405]))" office:value-type="boolean" office:boolean-value="false" calcext:value-type="boolean">
            <text:p>FALSE</text:p>
          </table:table-cell>
          <table:table-cell table:formula="of:=AND([.E405];[.F405])" office:value-type="boolean" office:boolean-value="false" calcext:value-type="boolean">
            <text:p>FALSE</text:p>
          </table:table-cell>
          <table:table-cell table:formula="of:=OR([.E405];[.F40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formula="of:=AND(AND([.C406]&gt;=[.A406]; [.C406]&lt;=[.B406]);AND([.D406]&gt;=[.A406]; [.D406]&lt;=[.B406]))" office:value-type="boolean" office:boolean-value="false" calcext:value-type="boolean">
            <text:p>FALSE</text:p>
          </table:table-cell>
          <table:table-cell table:formula="of:=AND(AND([.A406]&gt;=[.C406]; [.A406]&lt;=[.D406]);AND([.B406]&gt;=[.C406]; [.B406]&lt;=[.D406]))" office:value-type="boolean" office:boolean-value="false" calcext:value-type="boolean">
            <text:p>FALSE</text:p>
          </table:table-cell>
          <table:table-cell table:formula="of:=AND([.E406];[.F406])" office:value-type="boolean" office:boolean-value="false" calcext:value-type="boolean">
            <text:p>FALSE</text:p>
          </table:table-cell>
          <table:table-cell table:formula="of:=OR([.E406];[.F40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AND(AND([.C407]&gt;=[.A407]; [.C407]&lt;=[.B407]);AND([.D407]&gt;=[.A407]; [.D407]&lt;=[.B407]))" office:value-type="boolean" office:boolean-value="false" calcext:value-type="boolean">
            <text:p>FALSE</text:p>
          </table:table-cell>
          <table:table-cell table:formula="of:=AND(AND([.A407]&gt;=[.C407]; [.A407]&lt;=[.D407]);AND([.B407]&gt;=[.C407]; [.B407]&lt;=[.D407]))" office:value-type="boolean" office:boolean-value="false" calcext:value-type="boolean">
            <text:p>FALSE</text:p>
          </table:table-cell>
          <table:table-cell table:formula="of:=AND([.E407];[.F407])" office:value-type="boolean" office:boolean-value="false" calcext:value-type="boolean">
            <text:p>FALSE</text:p>
          </table:table-cell>
          <table:table-cell table:formula="of:=OR([.E407];[.F40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formula="of:=AND(AND([.C408]&gt;=[.A408]; [.C408]&lt;=[.B408]);AND([.D408]&gt;=[.A408]; [.D408]&lt;=[.B408]))" office:value-type="boolean" office:boolean-value="false" calcext:value-type="boolean">
            <text:p>FALSE</text:p>
          </table:table-cell>
          <table:table-cell table:formula="of:=AND(AND([.A408]&gt;=[.C408]; [.A408]&lt;=[.D408]);AND([.B408]&gt;=[.C408]; [.B408]&lt;=[.D408]))" office:value-type="boolean" office:boolean-value="true" calcext:value-type="boolean">
            <text:p>TRUE</text:p>
          </table:table-cell>
          <table:table-cell table:formula="of:=AND([.E408];[.F408])" office:value-type="boolean" office:boolean-value="false" calcext:value-type="boolean">
            <text:p>FALSE</text:p>
          </table:table-cell>
          <table:table-cell table:formula="of:=OR([.E408];[.F40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AND(AND([.C409]&gt;=[.A409]; [.C409]&lt;=[.B409]);AND([.D409]&gt;=[.A409]; [.D409]&lt;=[.B409]))" office:value-type="boolean" office:boolean-value="true" calcext:value-type="boolean">
            <text:p>TRUE</text:p>
          </table:table-cell>
          <table:table-cell table:formula="of:=AND(AND([.A409]&gt;=[.C409]; [.A409]&lt;=[.D409]);AND([.B409]&gt;=[.C409]; [.B409]&lt;=[.D409]))" office:value-type="boolean" office:boolean-value="false" calcext:value-type="boolean">
            <text:p>FALSE</text:p>
          </table:table-cell>
          <table:table-cell table:formula="of:=AND([.E409];[.F409])" office:value-type="boolean" office:boolean-value="false" calcext:value-type="boolean">
            <text:p>FALSE</text:p>
          </table:table-cell>
          <table:table-cell table:formula="of:=OR([.E409];[.F40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formula="of:=AND(AND([.C410]&gt;=[.A410]; [.C410]&lt;=[.B410]);AND([.D410]&gt;=[.A410]; [.D410]&lt;=[.B410]))" office:value-type="boolean" office:boolean-value="false" calcext:value-type="boolean">
            <text:p>FALSE</text:p>
          </table:table-cell>
          <table:table-cell table:formula="of:=AND(AND([.A410]&gt;=[.C410]; [.A410]&lt;=[.D410]);AND([.B410]&gt;=[.C410]; [.B410]&lt;=[.D410]))" office:value-type="boolean" office:boolean-value="false" calcext:value-type="boolean">
            <text:p>FALSE</text:p>
          </table:table-cell>
          <table:table-cell table:formula="of:=AND([.E410];[.F410])" office:value-type="boolean" office:boolean-value="false" calcext:value-type="boolean">
            <text:p>FALSE</text:p>
          </table:table-cell>
          <table:table-cell table:formula="of:=OR([.E410];[.F41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ND(AND([.C411]&gt;=[.A411]; [.C411]&lt;=[.B411]);AND([.D411]&gt;=[.A411]; [.D411]&lt;=[.B411]))" office:value-type="boolean" office:boolean-value="false" calcext:value-type="boolean">
            <text:p>FALSE</text:p>
          </table:table-cell>
          <table:table-cell table:formula="of:=AND(AND([.A411]&gt;=[.C411]; [.A411]&lt;=[.D411]);AND([.B411]&gt;=[.C411]; [.B411]&lt;=[.D411]))" office:value-type="boolean" office:boolean-value="false" calcext:value-type="boolean">
            <text:p>FALSE</text:p>
          </table:table-cell>
          <table:table-cell table:formula="of:=AND([.E411];[.F411])" office:value-type="boolean" office:boolean-value="false" calcext:value-type="boolean">
            <text:p>FALSE</text:p>
          </table:table-cell>
          <table:table-cell table:formula="of:=OR([.E411];[.F41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AND(AND([.C412]&gt;=[.A412]; [.C412]&lt;=[.B412]);AND([.D412]&gt;=[.A412]; [.D412]&lt;=[.B412]))" office:value-type="boolean" office:boolean-value="false" calcext:value-type="boolean">
            <text:p>FALSE</text:p>
          </table:table-cell>
          <table:table-cell table:formula="of:=AND(AND([.A412]&gt;=[.C412]; [.A412]&lt;=[.D412]);AND([.B412]&gt;=[.C412]; [.B412]&lt;=[.D412]))" office:value-type="boolean" office:boolean-value="true" calcext:value-type="boolean">
            <text:p>TRUE</text:p>
          </table:table-cell>
          <table:table-cell table:formula="of:=AND([.E412];[.F412])" office:value-type="boolean" office:boolean-value="false" calcext:value-type="boolean">
            <text:p>FALSE</text:p>
          </table:table-cell>
          <table:table-cell table:formula="of:=OR([.E412];[.F41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formula="of:=AND(AND([.C413]&gt;=[.A413]; [.C413]&lt;=[.B413]);AND([.D413]&gt;=[.A413]; [.D413]&lt;=[.B413]))" office:value-type="boolean" office:boolean-value="false" calcext:value-type="boolean">
            <text:p>FALSE</text:p>
          </table:table-cell>
          <table:table-cell table:formula="of:=AND(AND([.A413]&gt;=[.C413]; [.A413]&lt;=[.D413]);AND([.B413]&gt;=[.C413]; [.B413]&lt;=[.D413]))" office:value-type="boolean" office:boolean-value="false" calcext:value-type="boolean">
            <text:p>FALSE</text:p>
          </table:table-cell>
          <table:table-cell table:formula="of:=AND([.E413];[.F413])" office:value-type="boolean" office:boolean-value="false" calcext:value-type="boolean">
            <text:p>FALSE</text:p>
          </table:table-cell>
          <table:table-cell table:formula="of:=OR([.E413];[.F41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3"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table:formula="of:=AND(AND([.C414]&gt;=[.A414]; [.C414]&lt;=[.B414]);AND([.D414]&gt;=[.A414]; [.D414]&lt;=[.B414]))" office:value-type="boolean" office:boolean-value="false" calcext:value-type="boolean">
            <text:p>FALSE</text:p>
          </table:table-cell>
          <table:table-cell table:formula="of:=AND(AND([.A414]&gt;=[.C414]; [.A414]&lt;=[.D414]);AND([.B414]&gt;=[.C414]; [.B414]&lt;=[.D414]))" office:value-type="boolean" office:boolean-value="true" calcext:value-type="boolean">
            <text:p>TRUE</text:p>
          </table:table-cell>
          <table:table-cell table:formula="of:=AND([.E414];[.F414])" office:value-type="boolean" office:boolean-value="false" calcext:value-type="boolean">
            <text:p>FALSE</text:p>
          </table:table-cell>
          <table:table-cell table:formula="of:=OR([.E414];[.F41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formula="of:=AND(AND([.C415]&gt;=[.A415]; [.C415]&lt;=[.B415]);AND([.D415]&gt;=[.A415]; [.D415]&lt;=[.B415]))" office:value-type="boolean" office:boolean-value="false" calcext:value-type="boolean">
            <text:p>FALSE</text:p>
          </table:table-cell>
          <table:table-cell table:formula="of:=AND(AND([.A415]&gt;=[.C415]; [.A415]&lt;=[.D415]);AND([.B415]&gt;=[.C415]; [.B415]&lt;=[.D415]))" office:value-type="boolean" office:boolean-value="true" calcext:value-type="boolean">
            <text:p>TRUE</text:p>
          </table:table-cell>
          <table:table-cell table:formula="of:=AND([.E415];[.F415])" office:value-type="boolean" office:boolean-value="false" calcext:value-type="boolean">
            <text:p>FALSE</text:p>
          </table:table-cell>
          <table:table-cell table:formula="of:=OR([.E415];[.F41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formula="of:=AND(AND([.C416]&gt;=[.A416]; [.C416]&lt;=[.B416]);AND([.D416]&gt;=[.A416]; [.D416]&lt;=[.B416]))" office:value-type="boolean" office:boolean-value="false" calcext:value-type="boolean">
            <text:p>FALSE</text:p>
          </table:table-cell>
          <table:table-cell table:formula="of:=AND(AND([.A416]&gt;=[.C416]; [.A416]&lt;=[.D416]);AND([.B416]&gt;=[.C416]; [.B416]&lt;=[.D416]))" office:value-type="boolean" office:boolean-value="false" calcext:value-type="boolean">
            <text:p>FALSE</text:p>
          </table:table-cell>
          <table:table-cell table:formula="of:=AND([.E416];[.F416])" office:value-type="boolean" office:boolean-value="false" calcext:value-type="boolean">
            <text:p>FALSE</text:p>
          </table:table-cell>
          <table:table-cell table:formula="of:=OR([.E416];[.F41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table:formula="of:=AND(AND([.C417]&gt;=[.A417]; [.C417]&lt;=[.B417]);AND([.D417]&gt;=[.A417]; [.D417]&lt;=[.B417]))" office:value-type="boolean" office:boolean-value="false" calcext:value-type="boolean">
            <text:p>FALSE</text:p>
          </table:table-cell>
          <table:table-cell table:formula="of:=AND(AND([.A417]&gt;=[.C417]; [.A417]&lt;=[.D417]);AND([.B417]&gt;=[.C417]; [.B417]&lt;=[.D417]))" office:value-type="boolean" office:boolean-value="true" calcext:value-type="boolean">
            <text:p>TRUE</text:p>
          </table:table-cell>
          <table:table-cell table:formula="of:=AND([.E417];[.F417])" office:value-type="boolean" office:boolean-value="false" calcext:value-type="boolean">
            <text:p>FALSE</text:p>
          </table:table-cell>
          <table:table-cell table:formula="of:=OR([.E417];[.F41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formula="of:=AND(AND([.C418]&gt;=[.A418]; [.C418]&lt;=[.B418]);AND([.D418]&gt;=[.A418]; [.D418]&lt;=[.B418]))" office:value-type="boolean" office:boolean-value="true" calcext:value-type="boolean">
            <text:p>TRUE</text:p>
          </table:table-cell>
          <table:table-cell table:formula="of:=AND(AND([.A418]&gt;=[.C418]; [.A418]&lt;=[.D418]);AND([.B418]&gt;=[.C418]; [.B418]&lt;=[.D418]))" office:value-type="boolean" office:boolean-value="false" calcext:value-type="boolean">
            <text:p>FALSE</text:p>
          </table:table-cell>
          <table:table-cell table:formula="of:=AND([.E418];[.F418])" office:value-type="boolean" office:boolean-value="false" calcext:value-type="boolean">
            <text:p>FALSE</text:p>
          </table:table-cell>
          <table:table-cell table:formula="of:=OR([.E418];[.F41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table:formula="of:=AND(AND([.C419]&gt;=[.A419]; [.C419]&lt;=[.B419]);AND([.D419]&gt;=[.A419]; [.D419]&lt;=[.B419]))" office:value-type="boolean" office:boolean-value="false" calcext:value-type="boolean">
            <text:p>FALSE</text:p>
          </table:table-cell>
          <table:table-cell table:formula="of:=AND(AND([.A419]&gt;=[.C419]; [.A419]&lt;=[.D419]);AND([.B419]&gt;=[.C419]; [.B419]&lt;=[.D419]))" office:value-type="boolean" office:boolean-value="false" calcext:value-type="boolean">
            <text:p>FALSE</text:p>
          </table:table-cell>
          <table:table-cell table:formula="of:=AND([.E419];[.F419])" office:value-type="boolean" office:boolean-value="false" calcext:value-type="boolean">
            <text:p>FALSE</text:p>
          </table:table-cell>
          <table:table-cell table:formula="of:=OR([.E419];[.F41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AND(AND([.C420]&gt;=[.A420]; [.C420]&lt;=[.B420]);AND([.D420]&gt;=[.A420]; [.D420]&lt;=[.B420]))" office:value-type="boolean" office:boolean-value="false" calcext:value-type="boolean">
            <text:p>FALSE</text:p>
          </table:table-cell>
          <table:table-cell table:formula="of:=AND(AND([.A420]&gt;=[.C420]; [.A420]&lt;=[.D420]);AND([.B420]&gt;=[.C420]; [.B420]&lt;=[.D420]))" office:value-type="boolean" office:boolean-value="false" calcext:value-type="boolean">
            <text:p>FALSE</text:p>
          </table:table-cell>
          <table:table-cell table:formula="of:=AND([.E420];[.F420])" office:value-type="boolean" office:boolean-value="false" calcext:value-type="boolean">
            <text:p>FALSE</text:p>
          </table:table-cell>
          <table:table-cell table:formula="of:=OR([.E420];[.F42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AND(AND([.C421]&gt;=[.A421]; [.C421]&lt;=[.B421]);AND([.D421]&gt;=[.A421]; [.D421]&lt;=[.B421]))" office:value-type="boolean" office:boolean-value="false" calcext:value-type="boolean">
            <text:p>FALSE</text:p>
          </table:table-cell>
          <table:table-cell table:formula="of:=AND(AND([.A421]&gt;=[.C421]; [.A421]&lt;=[.D421]);AND([.B421]&gt;=[.C421]; [.B421]&lt;=[.D421]))" office:value-type="boolean" office:boolean-value="false" calcext:value-type="boolean">
            <text:p>FALSE</text:p>
          </table:table-cell>
          <table:table-cell table:formula="of:=AND([.E421];[.F421])" office:value-type="boolean" office:boolean-value="false" calcext:value-type="boolean">
            <text:p>FALSE</text:p>
          </table:table-cell>
          <table:table-cell table:formula="of:=OR([.E421];[.F42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94" calcext:value-type="float">
            <text:p>94</text:p>
          </table:table-cell>
          <table:table-cell table:formula="of:=AND(AND([.C422]&gt;=[.A422]; [.C422]&lt;=[.B422]);AND([.D422]&gt;=[.A422]; [.D422]&lt;=[.B422]))" office:value-type="boolean" office:boolean-value="true" calcext:value-type="boolean">
            <text:p>TRUE</text:p>
          </table:table-cell>
          <table:table-cell table:formula="of:=AND(AND([.A422]&gt;=[.C422]; [.A422]&lt;=[.D422]);AND([.B422]&gt;=[.C422]; [.B422]&lt;=[.D422]))" office:value-type="boolean" office:boolean-value="false" calcext:value-type="boolean">
            <text:p>FALSE</text:p>
          </table:table-cell>
          <table:table-cell table:formula="of:=AND([.E422];[.F422])" office:value-type="boolean" office:boolean-value="false" calcext:value-type="boolean">
            <text:p>FALSE</text:p>
          </table:table-cell>
          <table:table-cell table:formula="of:=OR([.E422];[.F42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table:formula="of:=AND(AND([.C423]&gt;=[.A423]; [.C423]&lt;=[.B423]);AND([.D423]&gt;=[.A423]; [.D423]&lt;=[.B423]))" office:value-type="boolean" office:boolean-value="false" calcext:value-type="boolean">
            <text:p>FALSE</text:p>
          </table:table-cell>
          <table:table-cell table:formula="of:=AND(AND([.A423]&gt;=[.C423]; [.A423]&lt;=[.D423]);AND([.B423]&gt;=[.C423]; [.B423]&lt;=[.D423]))" office:value-type="boolean" office:boolean-value="true" calcext:value-type="boolean">
            <text:p>TRUE</text:p>
          </table:table-cell>
          <table:table-cell table:formula="of:=AND([.E423];[.F423])" office:value-type="boolean" office:boolean-value="false" calcext:value-type="boolean">
            <text:p>FALSE</text:p>
          </table:table-cell>
          <table:table-cell table:formula="of:=OR([.E423];[.F42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AND(AND([.C424]&gt;=[.A424]; [.C424]&lt;=[.B424]);AND([.D424]&gt;=[.A424]; [.D424]&lt;=[.B424]))" office:value-type="boolean" office:boolean-value="false" calcext:value-type="boolean">
            <text:p>FALSE</text:p>
          </table:table-cell>
          <table:table-cell table:formula="of:=AND(AND([.A424]&gt;=[.C424]; [.A424]&lt;=[.D424]);AND([.B424]&gt;=[.C424]; [.B424]&lt;=[.D424]))" office:value-type="boolean" office:boolean-value="false" calcext:value-type="boolean">
            <text:p>FALSE</text:p>
          </table:table-cell>
          <table:table-cell table:formula="of:=AND([.E424];[.F424])" office:value-type="boolean" office:boolean-value="false" calcext:value-type="boolean">
            <text:p>FALSE</text:p>
          </table:table-cell>
          <table:table-cell table:formula="of:=OR([.E424];[.F42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AND(AND([.C425]&gt;=[.A425]; [.C425]&lt;=[.B425]);AND([.D425]&gt;=[.A425]; [.D425]&lt;=[.B425]))" office:value-type="boolean" office:boolean-value="false" calcext:value-type="boolean">
            <text:p>FALSE</text:p>
          </table:table-cell>
          <table:table-cell table:formula="of:=AND(AND([.A425]&gt;=[.C425]; [.A425]&lt;=[.D425]);AND([.B425]&gt;=[.C425]; [.B425]&lt;=[.D425]))" office:value-type="boolean" office:boolean-value="false" calcext:value-type="boolean">
            <text:p>FALSE</text:p>
          </table:table-cell>
          <table:table-cell table:formula="of:=AND([.E425];[.F425])" office:value-type="boolean" office:boolean-value="false" calcext:value-type="boolean">
            <text:p>FALSE</text:p>
          </table:table-cell>
          <table:table-cell table:formula="of:=OR([.E425];[.F42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table:formula="of:=AND(AND([.C426]&gt;=[.A426]; [.C426]&lt;=[.B426]);AND([.D426]&gt;=[.A426]; [.D426]&lt;=[.B426]))" office:value-type="boolean" office:boolean-value="false" calcext:value-type="boolean">
            <text:p>FALSE</text:p>
          </table:table-cell>
          <table:table-cell table:formula="of:=AND(AND([.A426]&gt;=[.C426]; [.A426]&lt;=[.D426]);AND([.B426]&gt;=[.C426]; [.B426]&lt;=[.D426]))" office:value-type="boolean" office:boolean-value="false" calcext:value-type="boolean">
            <text:p>FALSE</text:p>
          </table:table-cell>
          <table:table-cell table:formula="of:=AND([.E426];[.F426])" office:value-type="boolean" office:boolean-value="false" calcext:value-type="boolean">
            <text:p>FALSE</text:p>
          </table:table-cell>
          <table:table-cell table:formula="of:=OR([.E426];[.F42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table:formula="of:=AND(AND([.C427]&gt;=[.A427]; [.C427]&lt;=[.B427]);AND([.D427]&gt;=[.A427]; [.D427]&lt;=[.B427]))" office:value-type="boolean" office:boolean-value="true" calcext:value-type="boolean">
            <text:p>TRUE</text:p>
          </table:table-cell>
          <table:table-cell table:formula="of:=AND(AND([.A427]&gt;=[.C427]; [.A427]&lt;=[.D427]);AND([.B427]&gt;=[.C427]; [.B427]&lt;=[.D427]))" office:value-type="boolean" office:boolean-value="false" calcext:value-type="boolean">
            <text:p>FALSE</text:p>
          </table:table-cell>
          <table:table-cell table:formula="of:=AND([.E427];[.F427])" office:value-type="boolean" office:boolean-value="false" calcext:value-type="boolean">
            <text:p>FALSE</text:p>
          </table:table-cell>
          <table:table-cell table:formula="of:=OR([.E427];[.F42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formula="of:=AND(AND([.C428]&gt;=[.A428]; [.C428]&lt;=[.B428]);AND([.D428]&gt;=[.A428]; [.D428]&lt;=[.B428]))" office:value-type="boolean" office:boolean-value="false" calcext:value-type="boolean">
            <text:p>FALSE</text:p>
          </table:table-cell>
          <table:table-cell table:formula="of:=AND(AND([.A428]&gt;=[.C428]; [.A428]&lt;=[.D428]);AND([.B428]&gt;=[.C428]; [.B428]&lt;=[.D428]))" office:value-type="boolean" office:boolean-value="false" calcext:value-type="boolean">
            <text:p>FALSE</text:p>
          </table:table-cell>
          <table:table-cell table:formula="of:=AND([.E428];[.F428])" office:value-type="boolean" office:boolean-value="false" calcext:value-type="boolean">
            <text:p>FALSE</text:p>
          </table:table-cell>
          <table:table-cell table:formula="of:=OR([.E428];[.F42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formula="of:=AND(AND([.C429]&gt;=[.A429]; [.C429]&lt;=[.B429]);AND([.D429]&gt;=[.A429]; [.D429]&lt;=[.B429]))" office:value-type="boolean" office:boolean-value="false" calcext:value-type="boolean">
            <text:p>FALSE</text:p>
          </table:table-cell>
          <table:table-cell table:formula="of:=AND(AND([.A429]&gt;=[.C429]; [.A429]&lt;=[.D429]);AND([.B429]&gt;=[.C429]; [.B429]&lt;=[.D429]))" office:value-type="boolean" office:boolean-value="false" calcext:value-type="boolean">
            <text:p>FALSE</text:p>
          </table:table-cell>
          <table:table-cell table:formula="of:=AND([.E429];[.F429])" office:value-type="boolean" office:boolean-value="false" calcext:value-type="boolean">
            <text:p>FALSE</text:p>
          </table:table-cell>
          <table:table-cell table:formula="of:=OR([.E429];[.F42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formula="of:=AND(AND([.C430]&gt;=[.A430]; [.C430]&lt;=[.B430]);AND([.D430]&gt;=[.A430]; [.D430]&lt;=[.B430]))" office:value-type="boolean" office:boolean-value="false" calcext:value-type="boolean">
            <text:p>FALSE</text:p>
          </table:table-cell>
          <table:table-cell table:formula="of:=AND(AND([.A430]&gt;=[.C430]; [.A430]&lt;=[.D430]);AND([.B430]&gt;=[.C430]; [.B430]&lt;=[.D430]))" office:value-type="boolean" office:boolean-value="true" calcext:value-type="boolean">
            <text:p>TRUE</text:p>
          </table:table-cell>
          <table:table-cell table:formula="of:=AND([.E430];[.F430])" office:value-type="boolean" office:boolean-value="false" calcext:value-type="boolean">
            <text:p>FALSE</text:p>
          </table:table-cell>
          <table:table-cell table:formula="of:=OR([.E430];[.F43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AND(AND([.C431]&gt;=[.A431]; [.C431]&lt;=[.B431]);AND([.D431]&gt;=[.A431]; [.D431]&lt;=[.B431]))" office:value-type="boolean" office:boolean-value="false" calcext:value-type="boolean">
            <text:p>FALSE</text:p>
          </table:table-cell>
          <table:table-cell table:formula="of:=AND(AND([.A431]&gt;=[.C431]; [.A431]&lt;=[.D431]);AND([.B431]&gt;=[.C431]; [.B431]&lt;=[.D431]))" office:value-type="boolean" office:boolean-value="false" calcext:value-type="boolean">
            <text:p>FALSE</text:p>
          </table:table-cell>
          <table:table-cell table:formula="of:=AND([.E431];[.F431])" office:value-type="boolean" office:boolean-value="false" calcext:value-type="boolean">
            <text:p>FALSE</text:p>
          </table:table-cell>
          <table:table-cell table:formula="of:=OR([.E431];[.F43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AND(AND([.C432]&gt;=[.A432]; [.C432]&lt;=[.B432]);AND([.D432]&gt;=[.A432]; [.D432]&lt;=[.B432]))" office:value-type="boolean" office:boolean-value="false" calcext:value-type="boolean">
            <text:p>FALSE</text:p>
          </table:table-cell>
          <table:table-cell table:formula="of:=AND(AND([.A432]&gt;=[.C432]; [.A432]&lt;=[.D432]);AND([.B432]&gt;=[.C432]; [.B432]&lt;=[.D432]))" office:value-type="boolean" office:boolean-value="false" calcext:value-type="boolean">
            <text:p>FALSE</text:p>
          </table:table-cell>
          <table:table-cell table:formula="of:=AND([.E432];[.F432])" office:value-type="boolean" office:boolean-value="false" calcext:value-type="boolean">
            <text:p>FALSE</text:p>
          </table:table-cell>
          <table:table-cell table:formula="of:=OR([.E432];[.F43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AND(AND([.C433]&gt;=[.A433]; [.C433]&lt;=[.B433]);AND([.D433]&gt;=[.A433]; [.D433]&lt;=[.B433]))" office:value-type="boolean" office:boolean-value="false" calcext:value-type="boolean">
            <text:p>FALSE</text:p>
          </table:table-cell>
          <table:table-cell table:formula="of:=AND(AND([.A433]&gt;=[.C433]; [.A433]&lt;=[.D433]);AND([.B433]&gt;=[.C433]; [.B433]&lt;=[.D433]))" office:value-type="boolean" office:boolean-value="false" calcext:value-type="boolean">
            <text:p>FALSE</text:p>
          </table:table-cell>
          <table:table-cell table:formula="of:=AND([.E433];[.F433])" office:value-type="boolean" office:boolean-value="false" calcext:value-type="boolean">
            <text:p>FALSE</text:p>
          </table:table-cell>
          <table:table-cell table:formula="of:=OR([.E433];[.F43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AND(AND([.C434]&gt;=[.A434]; [.C434]&lt;=[.B434]);AND([.D434]&gt;=[.A434]; [.D434]&lt;=[.B434]))" office:value-type="boolean" office:boolean-value="false" calcext:value-type="boolean">
            <text:p>FALSE</text:p>
          </table:table-cell>
          <table:table-cell table:formula="of:=AND(AND([.A434]&gt;=[.C434]; [.A434]&lt;=[.D434]);AND([.B434]&gt;=[.C434]; [.B434]&lt;=[.D434]))" office:value-type="boolean" office:boolean-value="false" calcext:value-type="boolean">
            <text:p>FALSE</text:p>
          </table:table-cell>
          <table:table-cell table:formula="of:=AND([.E434];[.F434])" office:value-type="boolean" office:boolean-value="false" calcext:value-type="boolean">
            <text:p>FALSE</text:p>
          </table:table-cell>
          <table:table-cell table:formula="of:=OR([.E434];[.F43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formula="of:=AND(AND([.C435]&gt;=[.A435]; [.C435]&lt;=[.B435]);AND([.D435]&gt;=[.A435]; [.D435]&lt;=[.B435]))" office:value-type="boolean" office:boolean-value="false" calcext:value-type="boolean">
            <text:p>FALSE</text:p>
          </table:table-cell>
          <table:table-cell table:formula="of:=AND(AND([.A435]&gt;=[.C435]; [.A435]&lt;=[.D435]);AND([.B435]&gt;=[.C435]; [.B435]&lt;=[.D435]))" office:value-type="boolean" office:boolean-value="false" calcext:value-type="boolean">
            <text:p>FALSE</text:p>
          </table:table-cell>
          <table:table-cell table:formula="of:=AND([.E435];[.F435])" office:value-type="boolean" office:boolean-value="false" calcext:value-type="boolean">
            <text:p>FALSE</text:p>
          </table:table-cell>
          <table:table-cell table:formula="of:=OR([.E435];[.F43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formula="of:=AND(AND([.C436]&gt;=[.A436]; [.C436]&lt;=[.B436]);AND([.D436]&gt;=[.A436]; [.D436]&lt;=[.B436]))" office:value-type="boolean" office:boolean-value="false" calcext:value-type="boolean">
            <text:p>FALSE</text:p>
          </table:table-cell>
          <table:table-cell table:formula="of:=AND(AND([.A436]&gt;=[.C436]; [.A436]&lt;=[.D436]);AND([.B436]&gt;=[.C436]; [.B436]&lt;=[.D436]))" office:value-type="boolean" office:boolean-value="false" calcext:value-type="boolean">
            <text:p>FALSE</text:p>
          </table:table-cell>
          <table:table-cell table:formula="of:=AND([.E436];[.F436])" office:value-type="boolean" office:boolean-value="false" calcext:value-type="boolean">
            <text:p>FALSE</text:p>
          </table:table-cell>
          <table:table-cell table:formula="of:=OR([.E436];[.F43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AND(AND([.C437]&gt;=[.A437]; [.C437]&lt;=[.B437]);AND([.D437]&gt;=[.A437]; [.D437]&lt;=[.B437]))" office:value-type="boolean" office:boolean-value="false" calcext:value-type="boolean">
            <text:p>FALSE</text:p>
          </table:table-cell>
          <table:table-cell table:formula="of:=AND(AND([.A437]&gt;=[.C437]; [.A437]&lt;=[.D437]);AND([.B437]&gt;=[.C437]; [.B437]&lt;=[.D437]))" office:value-type="boolean" office:boolean-value="false" calcext:value-type="boolean">
            <text:p>FALSE</text:p>
          </table:table-cell>
          <table:table-cell table:formula="of:=AND([.E437];[.F437])" office:value-type="boolean" office:boolean-value="false" calcext:value-type="boolean">
            <text:p>FALSE</text:p>
          </table:table-cell>
          <table:table-cell table:formula="of:=OR([.E437];[.F43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AND(AND([.C438]&gt;=[.A438]; [.C438]&lt;=[.B438]);AND([.D438]&gt;=[.A438]; [.D438]&lt;=[.B438]))" office:value-type="boolean" office:boolean-value="false" calcext:value-type="boolean">
            <text:p>FALSE</text:p>
          </table:table-cell>
          <table:table-cell table:formula="of:=AND(AND([.A438]&gt;=[.C438]; [.A438]&lt;=[.D438]);AND([.B438]&gt;=[.C438]; [.B438]&lt;=[.D438]))" office:value-type="boolean" office:boolean-value="false" calcext:value-type="boolean">
            <text:p>FALSE</text:p>
          </table:table-cell>
          <table:table-cell table:formula="of:=AND([.E438];[.F438])" office:value-type="boolean" office:boolean-value="false" calcext:value-type="boolean">
            <text:p>FALSE</text:p>
          </table:table-cell>
          <table:table-cell table:formula="of:=OR([.E438];[.F43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formula="of:=AND(AND([.C439]&gt;=[.A439]; [.C439]&lt;=[.B439]);AND([.D439]&gt;=[.A439]; [.D439]&lt;=[.B439]))" office:value-type="boolean" office:boolean-value="true" calcext:value-type="boolean">
            <text:p>TRUE</text:p>
          </table:table-cell>
          <table:table-cell table:formula="of:=AND(AND([.A439]&gt;=[.C439]; [.A439]&lt;=[.D439]);AND([.B439]&gt;=[.C439]; [.B439]&lt;=[.D439]))" office:value-type="boolean" office:boolean-value="false" calcext:value-type="boolean">
            <text:p>FALSE</text:p>
          </table:table-cell>
          <table:table-cell table:formula="of:=AND([.E439];[.F439])" office:value-type="boolean" office:boolean-value="false" calcext:value-type="boolean">
            <text:p>FALSE</text:p>
          </table:table-cell>
          <table:table-cell table:formula="of:=OR([.E439];[.F43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AND(AND([.C440]&gt;=[.A440]; [.C440]&lt;=[.B440]);AND([.D440]&gt;=[.A440]; [.D440]&lt;=[.B440]))" office:value-type="boolean" office:boolean-value="true" calcext:value-type="boolean">
            <text:p>TRUE</text:p>
          </table:table-cell>
          <table:table-cell table:formula="of:=AND(AND([.A440]&gt;=[.C440]; [.A440]&lt;=[.D440]);AND([.B440]&gt;=[.C440]; [.B440]&lt;=[.D440]))" office:value-type="boolean" office:boolean-value="false" calcext:value-type="boolean">
            <text:p>FALSE</text:p>
          </table:table-cell>
          <table:table-cell table:formula="of:=AND([.E440];[.F440])" office:value-type="boolean" office:boolean-value="false" calcext:value-type="boolean">
            <text:p>FALSE</text:p>
          </table:table-cell>
          <table:table-cell table:formula="of:=OR([.E440];[.F44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table:formula="of:=AND(AND([.C441]&gt;=[.A441]; [.C441]&lt;=[.B441]);AND([.D441]&gt;=[.A441]; [.D441]&lt;=[.B441]))" office:value-type="boolean" office:boolean-value="false" calcext:value-type="boolean">
            <text:p>FALSE</text:p>
          </table:table-cell>
          <table:table-cell table:formula="of:=AND(AND([.A441]&gt;=[.C441]; [.A441]&lt;=[.D441]);AND([.B441]&gt;=[.C441]; [.B441]&lt;=[.D441]))" office:value-type="boolean" office:boolean-value="true" calcext:value-type="boolean">
            <text:p>TRUE</text:p>
          </table:table-cell>
          <table:table-cell table:formula="of:=AND([.E441];[.F441])" office:value-type="boolean" office:boolean-value="false" calcext:value-type="boolean">
            <text:p>FALSE</text:p>
          </table:table-cell>
          <table:table-cell table:formula="of:=OR([.E441];[.F44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table:formula="of:=AND(AND([.C442]&gt;=[.A442]; [.C442]&lt;=[.B442]);AND([.D442]&gt;=[.A442]; [.D442]&lt;=[.B442]))" office:value-type="boolean" office:boolean-value="false" calcext:value-type="boolean">
            <text:p>FALSE</text:p>
          </table:table-cell>
          <table:table-cell table:formula="of:=AND(AND([.A442]&gt;=[.C442]; [.A442]&lt;=[.D442]);AND([.B442]&gt;=[.C442]; [.B442]&lt;=[.D442]))" office:value-type="boolean" office:boolean-value="true" calcext:value-type="boolean">
            <text:p>TRUE</text:p>
          </table:table-cell>
          <table:table-cell table:formula="of:=AND([.E442];[.F442])" office:value-type="boolean" office:boolean-value="false" calcext:value-type="boolean">
            <text:p>FALSE</text:p>
          </table:table-cell>
          <table:table-cell table:formula="of:=OR([.E442];[.F44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table:formula="of:=AND(AND([.C443]&gt;=[.A443]; [.C443]&lt;=[.B443]);AND([.D443]&gt;=[.A443]; [.D443]&lt;=[.B443]))" office:value-type="boolean" office:boolean-value="false" calcext:value-type="boolean">
            <text:p>FALSE</text:p>
          </table:table-cell>
          <table:table-cell table:formula="of:=AND(AND([.A443]&gt;=[.C443]; [.A443]&lt;=[.D443]);AND([.B443]&gt;=[.C443]; [.B443]&lt;=[.D443]))" office:value-type="boolean" office:boolean-value="false" calcext:value-type="boolean">
            <text:p>FALSE</text:p>
          </table:table-cell>
          <table:table-cell table:formula="of:=AND([.E443];[.F443])" office:value-type="boolean" office:boolean-value="false" calcext:value-type="boolean">
            <text:p>FALSE</text:p>
          </table:table-cell>
          <table:table-cell table:formula="of:=OR([.E443];[.F44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AND(AND([.C444]&gt;=[.A444]; [.C444]&lt;=[.B444]);AND([.D444]&gt;=[.A444]; [.D444]&lt;=[.B444]))" office:value-type="boolean" office:boolean-value="false" calcext:value-type="boolean">
            <text:p>FALSE</text:p>
          </table:table-cell>
          <table:table-cell table:formula="of:=AND(AND([.A444]&gt;=[.C444]; [.A444]&lt;=[.D444]);AND([.B444]&gt;=[.C444]; [.B444]&lt;=[.D444]))" office:value-type="boolean" office:boolean-value="false" calcext:value-type="boolean">
            <text:p>FALSE</text:p>
          </table:table-cell>
          <table:table-cell table:formula="of:=AND([.E444];[.F444])" office:value-type="boolean" office:boolean-value="false" calcext:value-type="boolean">
            <text:p>FALSE</text:p>
          </table:table-cell>
          <table:table-cell table:formula="of:=OR([.E444];[.F44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formula="of:=AND(AND([.C445]&gt;=[.A445]; [.C445]&lt;=[.B445]);AND([.D445]&gt;=[.A445]; [.D445]&lt;=[.B445]))" office:value-type="boolean" office:boolean-value="true" calcext:value-type="boolean">
            <text:p>TRUE</text:p>
          </table:table-cell>
          <table:table-cell table:formula="of:=AND(AND([.A445]&gt;=[.C445]; [.A445]&lt;=[.D445]);AND([.B445]&gt;=[.C445]; [.B445]&lt;=[.D445]))" office:value-type="boolean" office:boolean-value="false" calcext:value-type="boolean">
            <text:p>FALSE</text:p>
          </table:table-cell>
          <table:table-cell table:formula="of:=AND([.E445];[.F445])" office:value-type="boolean" office:boolean-value="false" calcext:value-type="boolean">
            <text:p>FALSE</text:p>
          </table:table-cell>
          <table:table-cell table:formula="of:=OR([.E445];[.F44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62" calcext:value-type="float">
            <text:p>62</text:p>
          </table:table-cell>
          <table:table-cell table:formula="of:=AND(AND([.C446]&gt;=[.A446]; [.C446]&lt;=[.B446]);AND([.D446]&gt;=[.A446]; [.D446]&lt;=[.B446]))" office:value-type="boolean" office:boolean-value="true" calcext:value-type="boolean">
            <text:p>TRUE</text:p>
          </table:table-cell>
          <table:table-cell table:formula="of:=AND(AND([.A446]&gt;=[.C446]; [.A446]&lt;=[.D446]);AND([.B446]&gt;=[.C446]; [.B446]&lt;=[.D446]))" office:value-type="boolean" office:boolean-value="false" calcext:value-type="boolean">
            <text:p>FALSE</text:p>
          </table:table-cell>
          <table:table-cell table:formula="of:=AND([.E446];[.F446])" office:value-type="boolean" office:boolean-value="false" calcext:value-type="boolean">
            <text:p>FALSE</text:p>
          </table:table-cell>
          <table:table-cell table:formula="of:=OR([.E446];[.F44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AND(AND([.C447]&gt;=[.A447]; [.C447]&lt;=[.B447]);AND([.D447]&gt;=[.A447]; [.D447]&lt;=[.B447]))" office:value-type="boolean" office:boolean-value="true" calcext:value-type="boolean">
            <text:p>TRUE</text:p>
          </table:table-cell>
          <table:table-cell table:formula="of:=AND(AND([.A447]&gt;=[.C447]; [.A447]&lt;=[.D447]);AND([.B447]&gt;=[.C447]; [.B447]&lt;=[.D447]))" office:value-type="boolean" office:boolean-value="false" calcext:value-type="boolean">
            <text:p>FALSE</text:p>
          </table:table-cell>
          <table:table-cell table:formula="of:=AND([.E447];[.F447])" office:value-type="boolean" office:boolean-value="false" calcext:value-type="boolean">
            <text:p>FALSE</text:p>
          </table:table-cell>
          <table:table-cell table:formula="of:=OR([.E447];[.F44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AND(AND([.C448]&gt;=[.A448]; [.C448]&lt;=[.B448]);AND([.D448]&gt;=[.A448]; [.D448]&lt;=[.B448]))" office:value-type="boolean" office:boolean-value="true" calcext:value-type="boolean">
            <text:p>TRUE</text:p>
          </table:table-cell>
          <table:table-cell table:formula="of:=AND(AND([.A448]&gt;=[.C448]; [.A448]&lt;=[.D448]);AND([.B448]&gt;=[.C448]; [.B448]&lt;=[.D448]))" office:value-type="boolean" office:boolean-value="false" calcext:value-type="boolean">
            <text:p>FALSE</text:p>
          </table:table-cell>
          <table:table-cell table:formula="of:=AND([.E448];[.F448])" office:value-type="boolean" office:boolean-value="false" calcext:value-type="boolean">
            <text:p>FALSE</text:p>
          </table:table-cell>
          <table:table-cell table:formula="of:=OR([.E448];[.F44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formula="of:=AND(AND([.C449]&gt;=[.A449]; [.C449]&lt;=[.B449]);AND([.D449]&gt;=[.A449]; [.D449]&lt;=[.B449]))" office:value-type="boolean" office:boolean-value="false" calcext:value-type="boolean">
            <text:p>FALSE</text:p>
          </table:table-cell>
          <table:table-cell table:formula="of:=AND(AND([.A449]&gt;=[.C449]; [.A449]&lt;=[.D449]);AND([.B449]&gt;=[.C449]; [.B449]&lt;=[.D449]))" office:value-type="boolean" office:boolean-value="false" calcext:value-type="boolean">
            <text:p>FALSE</text:p>
          </table:table-cell>
          <table:table-cell table:formula="of:=AND([.E449];[.F449])" office:value-type="boolean" office:boolean-value="false" calcext:value-type="boolean">
            <text:p>FALSE</text:p>
          </table:table-cell>
          <table:table-cell table:formula="of:=OR([.E449];[.F44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AND(AND([.C450]&gt;=[.A450]; [.C450]&lt;=[.B450]);AND([.D450]&gt;=[.A450]; [.D450]&lt;=[.B450]))" office:value-type="boolean" office:boolean-value="false" calcext:value-type="boolean">
            <text:p>FALSE</text:p>
          </table:table-cell>
          <table:table-cell table:formula="of:=AND(AND([.A450]&gt;=[.C450]; [.A450]&lt;=[.D450]);AND([.B450]&gt;=[.C450]; [.B450]&lt;=[.D450]))" office:value-type="boolean" office:boolean-value="false" calcext:value-type="boolean">
            <text:p>FALSE</text:p>
          </table:table-cell>
          <table:table-cell table:formula="of:=AND([.E450];[.F450])" office:value-type="boolean" office:boolean-value="false" calcext:value-type="boolean">
            <text:p>FALSE</text:p>
          </table:table-cell>
          <table:table-cell table:formula="of:=OR([.E450];[.F45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table:formula="of:=AND(AND([.C451]&gt;=[.A451]; [.C451]&lt;=[.B451]);AND([.D451]&gt;=[.A451]; [.D451]&lt;=[.B451]))" office:value-type="boolean" office:boolean-value="false" calcext:value-type="boolean">
            <text:p>FALSE</text:p>
          </table:table-cell>
          <table:table-cell table:formula="of:=AND(AND([.A451]&gt;=[.C451]; [.A451]&lt;=[.D451]);AND([.B451]&gt;=[.C451]; [.B451]&lt;=[.D451]))" office:value-type="boolean" office:boolean-value="false" calcext:value-type="boolean">
            <text:p>FALSE</text:p>
          </table:table-cell>
          <table:table-cell table:formula="of:=AND([.E451];[.F451])" office:value-type="boolean" office:boolean-value="false" calcext:value-type="boolean">
            <text:p>FALSE</text:p>
          </table:table-cell>
          <table:table-cell table:formula="of:=OR([.E451];[.F45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formula="of:=AND(AND([.C452]&gt;=[.A452]; [.C452]&lt;=[.B452]);AND([.D452]&gt;=[.A452]; [.D452]&lt;=[.B452]))" office:value-type="boolean" office:boolean-value="false" calcext:value-type="boolean">
            <text:p>FALSE</text:p>
          </table:table-cell>
          <table:table-cell table:formula="of:=AND(AND([.A452]&gt;=[.C452]; [.A452]&lt;=[.D452]);AND([.B452]&gt;=[.C452]; [.B452]&lt;=[.D452]))" office:value-type="boolean" office:boolean-value="true" calcext:value-type="boolean">
            <text:p>TRUE</text:p>
          </table:table-cell>
          <table:table-cell table:formula="of:=AND([.E452];[.F452])" office:value-type="boolean" office:boolean-value="false" calcext:value-type="boolean">
            <text:p>FALSE</text:p>
          </table:table-cell>
          <table:table-cell table:formula="of:=OR([.E452];[.F45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AND(AND([.C453]&gt;=[.A453]; [.C453]&lt;=[.B453]);AND([.D453]&gt;=[.A453]; [.D453]&lt;=[.B453]))" office:value-type="boolean" office:boolean-value="false" calcext:value-type="boolean">
            <text:p>FALSE</text:p>
          </table:table-cell>
          <table:table-cell table:formula="of:=AND(AND([.A453]&gt;=[.C453]; [.A453]&lt;=[.D453]);AND([.B453]&gt;=[.C453]; [.B453]&lt;=[.D453]))" office:value-type="boolean" office:boolean-value="false" calcext:value-type="boolean">
            <text:p>FALSE</text:p>
          </table:table-cell>
          <table:table-cell table:formula="of:=AND([.E453];[.F453])" office:value-type="boolean" office:boolean-value="false" calcext:value-type="boolean">
            <text:p>FALSE</text:p>
          </table:table-cell>
          <table:table-cell table:formula="of:=OR([.E453];[.F45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AND(AND([.C454]&gt;=[.A454]; [.C454]&lt;=[.B454]);AND([.D454]&gt;=[.A454]; [.D454]&lt;=[.B454]))" office:value-type="boolean" office:boolean-value="false" calcext:value-type="boolean">
            <text:p>FALSE</text:p>
          </table:table-cell>
          <table:table-cell table:formula="of:=AND(AND([.A454]&gt;=[.C454]; [.A454]&lt;=[.D454]);AND([.B454]&gt;=[.C454]; [.B454]&lt;=[.D454]))" office:value-type="boolean" office:boolean-value="true" calcext:value-type="boolean">
            <text:p>TRUE</text:p>
          </table:table-cell>
          <table:table-cell table:formula="of:=AND([.E454];[.F454])" office:value-type="boolean" office:boolean-value="false" calcext:value-type="boolean">
            <text:p>FALSE</text:p>
          </table:table-cell>
          <table:table-cell table:formula="of:=OR([.E454];[.F45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table:formula="of:=AND(AND([.C455]&gt;=[.A455]; [.C455]&lt;=[.B455]);AND([.D455]&gt;=[.A455]; [.D455]&lt;=[.B455]))" office:value-type="boolean" office:boolean-value="false" calcext:value-type="boolean">
            <text:p>FALSE</text:p>
          </table:table-cell>
          <table:table-cell table:formula="of:=AND(AND([.A455]&gt;=[.C455]; [.A455]&lt;=[.D455]);AND([.B455]&gt;=[.C455]; [.B455]&lt;=[.D455]))" office:value-type="boolean" office:boolean-value="true" calcext:value-type="boolean">
            <text:p>TRUE</text:p>
          </table:table-cell>
          <table:table-cell table:formula="of:=AND([.E455];[.F455])" office:value-type="boolean" office:boolean-value="false" calcext:value-type="boolean">
            <text:p>FALSE</text:p>
          </table:table-cell>
          <table:table-cell table:formula="of:=OR([.E455];[.F45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table:formula="of:=AND(AND([.C456]&gt;=[.A456]; [.C456]&lt;=[.B456]);AND([.D456]&gt;=[.A456]; [.D456]&lt;=[.B456]))" office:value-type="boolean" office:boolean-value="true" calcext:value-type="boolean">
            <text:p>TRUE</text:p>
          </table:table-cell>
          <table:table-cell table:formula="of:=AND(AND([.A456]&gt;=[.C456]; [.A456]&lt;=[.D456]);AND([.B456]&gt;=[.C456]; [.B456]&lt;=[.D456]))" office:value-type="boolean" office:boolean-value="false" calcext:value-type="boolean">
            <text:p>FALSE</text:p>
          </table:table-cell>
          <table:table-cell table:formula="of:=AND([.E456];[.F456])" office:value-type="boolean" office:boolean-value="false" calcext:value-type="boolean">
            <text:p>FALSE</text:p>
          </table:table-cell>
          <table:table-cell table:formula="of:=OR([.E456];[.F45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AND(AND([.C457]&gt;=[.A457]; [.C457]&lt;=[.B457]);AND([.D457]&gt;=[.A457]; [.D457]&lt;=[.B457]))" office:value-type="boolean" office:boolean-value="false" calcext:value-type="boolean">
            <text:p>FALSE</text:p>
          </table:table-cell>
          <table:table-cell table:formula="of:=AND(AND([.A457]&gt;=[.C457]; [.A457]&lt;=[.D457]);AND([.B457]&gt;=[.C457]; [.B457]&lt;=[.D457]))" office:value-type="boolean" office:boolean-value="true" calcext:value-type="boolean">
            <text:p>TRUE</text:p>
          </table:table-cell>
          <table:table-cell table:formula="of:=AND([.E457];[.F457])" office:value-type="boolean" office:boolean-value="false" calcext:value-type="boolean">
            <text:p>FALSE</text:p>
          </table:table-cell>
          <table:table-cell table:formula="of:=OR([.E457];[.F45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formula="of:=AND(AND([.C458]&gt;=[.A458]; [.C458]&lt;=[.B458]);AND([.D458]&gt;=[.A458]; [.D458]&lt;=[.B458]))" office:value-type="boolean" office:boolean-value="false" calcext:value-type="boolean">
            <text:p>FALSE</text:p>
          </table:table-cell>
          <table:table-cell table:formula="of:=AND(AND([.A458]&gt;=[.C458]; [.A458]&lt;=[.D458]);AND([.B458]&gt;=[.C458]; [.B458]&lt;=[.D458]))" office:value-type="boolean" office:boolean-value="false" calcext:value-type="boolean">
            <text:p>FALSE</text:p>
          </table:table-cell>
          <table:table-cell table:formula="of:=AND([.E458];[.F458])" office:value-type="boolean" office:boolean-value="false" calcext:value-type="boolean">
            <text:p>FALSE</text:p>
          </table:table-cell>
          <table:table-cell table:formula="of:=OR([.E458];[.F45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table:formula="of:=AND(AND([.C459]&gt;=[.A459]; [.C459]&lt;=[.B459]);AND([.D459]&gt;=[.A459]; [.D459]&lt;=[.B459]))" office:value-type="boolean" office:boolean-value="true" calcext:value-type="boolean">
            <text:p>TRUE</text:p>
          </table:table-cell>
          <table:table-cell table:formula="of:=AND(AND([.A459]&gt;=[.C459]; [.A459]&lt;=[.D459]);AND([.B459]&gt;=[.C459]; [.B459]&lt;=[.D459]))" office:value-type="boolean" office:boolean-value="false" calcext:value-type="boolean">
            <text:p>FALSE</text:p>
          </table:table-cell>
          <table:table-cell table:formula="of:=AND([.E459];[.F459])" office:value-type="boolean" office:boolean-value="false" calcext:value-type="boolean">
            <text:p>FALSE</text:p>
          </table:table-cell>
          <table:table-cell table:formula="of:=OR([.E459];[.F45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formula="of:=AND(AND([.C460]&gt;=[.A460]; [.C460]&lt;=[.B460]);AND([.D460]&gt;=[.A460]; [.D460]&lt;=[.B460]))" office:value-type="boolean" office:boolean-value="false" calcext:value-type="boolean">
            <text:p>FALSE</text:p>
          </table:table-cell>
          <table:table-cell table:formula="of:=AND(AND([.A460]&gt;=[.C460]; [.A460]&lt;=[.D460]);AND([.B460]&gt;=[.C460]; [.B460]&lt;=[.D460]))" office:value-type="boolean" office:boolean-value="false" calcext:value-type="boolean">
            <text:p>FALSE</text:p>
          </table:table-cell>
          <table:table-cell table:formula="of:=AND([.E460];[.F460])" office:value-type="boolean" office:boolean-value="false" calcext:value-type="boolean">
            <text:p>FALSE</text:p>
          </table:table-cell>
          <table:table-cell table:formula="of:=OR([.E460];[.F46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ND(AND([.C461]&gt;=[.A461]; [.C461]&lt;=[.B461]);AND([.D461]&gt;=[.A461]; [.D461]&lt;=[.B461]))" office:value-type="boolean" office:boolean-value="false" calcext:value-type="boolean">
            <text:p>FALSE</text:p>
          </table:table-cell>
          <table:table-cell table:formula="of:=AND(AND([.A461]&gt;=[.C461]; [.A461]&lt;=[.D461]);AND([.B461]&gt;=[.C461]; [.B461]&lt;=[.D461]))" office:value-type="boolean" office:boolean-value="false" calcext:value-type="boolean">
            <text:p>FALSE</text:p>
          </table:table-cell>
          <table:table-cell table:formula="of:=AND([.E461];[.F461])" office:value-type="boolean" office:boolean-value="false" calcext:value-type="boolean">
            <text:p>FALSE</text:p>
          </table:table-cell>
          <table:table-cell table:formula="of:=OR([.E461];[.F46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table:formula="of:=AND(AND([.C462]&gt;=[.A462]; [.C462]&lt;=[.B462]);AND([.D462]&gt;=[.A462]; [.D462]&lt;=[.B462]))" office:value-type="boolean" office:boolean-value="false" calcext:value-type="boolean">
            <text:p>FALSE</text:p>
          </table:table-cell>
          <table:table-cell table:formula="of:=AND(AND([.A462]&gt;=[.C462]; [.A462]&lt;=[.D462]);AND([.B462]&gt;=[.C462]; [.B462]&lt;=[.D462]))" office:value-type="boolean" office:boolean-value="true" calcext:value-type="boolean">
            <text:p>TRUE</text:p>
          </table:table-cell>
          <table:table-cell table:formula="of:=AND([.E462];[.F462])" office:value-type="boolean" office:boolean-value="false" calcext:value-type="boolean">
            <text:p>FALSE</text:p>
          </table:table-cell>
          <table:table-cell table:formula="of:=OR([.E462];[.F46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AND(AND([.C463]&gt;=[.A463]; [.C463]&lt;=[.B463]);AND([.D463]&gt;=[.A463]; [.D463]&lt;=[.B463]))" office:value-type="boolean" office:boolean-value="false" calcext:value-type="boolean">
            <text:p>FALSE</text:p>
          </table:table-cell>
          <table:table-cell table:formula="of:=AND(AND([.A463]&gt;=[.C463]; [.A463]&lt;=[.D463]);AND([.B463]&gt;=[.C463]; [.B463]&lt;=[.D463]))" office:value-type="boolean" office:boolean-value="false" calcext:value-type="boolean">
            <text:p>FALSE</text:p>
          </table:table-cell>
          <table:table-cell table:formula="of:=AND([.E463];[.F463])" office:value-type="boolean" office:boolean-value="false" calcext:value-type="boolean">
            <text:p>FALSE</text:p>
          </table:table-cell>
          <table:table-cell table:formula="of:=OR([.E463];[.F46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formula="of:=AND(AND([.C464]&gt;=[.A464]; [.C464]&lt;=[.B464]);AND([.D464]&gt;=[.A464]; [.D464]&lt;=[.B464]))" office:value-type="boolean" office:boolean-value="false" calcext:value-type="boolean">
            <text:p>FALSE</text:p>
          </table:table-cell>
          <table:table-cell table:formula="of:=AND(AND([.A464]&gt;=[.C464]; [.A464]&lt;=[.D464]);AND([.B464]&gt;=[.C464]; [.B464]&lt;=[.D464]))" office:value-type="boolean" office:boolean-value="true" calcext:value-type="boolean">
            <text:p>TRUE</text:p>
          </table:table-cell>
          <table:table-cell table:formula="of:=AND([.E464];[.F464])" office:value-type="boolean" office:boolean-value="false" calcext:value-type="boolean">
            <text:p>FALSE</text:p>
          </table:table-cell>
          <table:table-cell table:formula="of:=OR([.E464];[.F46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formula="of:=AND(AND([.C465]&gt;=[.A465]; [.C465]&lt;=[.B465]);AND([.D465]&gt;=[.A465]; [.D465]&lt;=[.B465]))" office:value-type="boolean" office:boolean-value="false" calcext:value-type="boolean">
            <text:p>FALSE</text:p>
          </table:table-cell>
          <table:table-cell table:formula="of:=AND(AND([.A465]&gt;=[.C465]; [.A465]&lt;=[.D465]);AND([.B465]&gt;=[.C465]; [.B465]&lt;=[.D465]))" office:value-type="boolean" office:boolean-value="false" calcext:value-type="boolean">
            <text:p>FALSE</text:p>
          </table:table-cell>
          <table:table-cell table:formula="of:=AND([.E465];[.F465])" office:value-type="boolean" office:boolean-value="false" calcext:value-type="boolean">
            <text:p>FALSE</text:p>
          </table:table-cell>
          <table:table-cell table:formula="of:=OR([.E465];[.F46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formula="of:=AND(AND([.C466]&gt;=[.A466]; [.C466]&lt;=[.B466]);AND([.D466]&gt;=[.A466]; [.D466]&lt;=[.B466]))" office:value-type="boolean" office:boolean-value="true" calcext:value-type="boolean">
            <text:p>TRUE</text:p>
          </table:table-cell>
          <table:table-cell table:formula="of:=AND(AND([.A466]&gt;=[.C466]; [.A466]&lt;=[.D466]);AND([.B466]&gt;=[.C466]; [.B466]&lt;=[.D466]))" office:value-type="boolean" office:boolean-value="false" calcext:value-type="boolean">
            <text:p>FALSE</text:p>
          </table:table-cell>
          <table:table-cell table:formula="of:=AND([.E466];[.F466])" office:value-type="boolean" office:boolean-value="false" calcext:value-type="boolean">
            <text:p>FALSE</text:p>
          </table:table-cell>
          <table:table-cell table:formula="of:=OR([.E466];[.F46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AND(AND([.C467]&gt;=[.A467]; [.C467]&lt;=[.B467]);AND([.D467]&gt;=[.A467]; [.D467]&lt;=[.B467]))" office:value-type="boolean" office:boolean-value="false" calcext:value-type="boolean">
            <text:p>FALSE</text:p>
          </table:table-cell>
          <table:table-cell table:formula="of:=AND(AND([.A467]&gt;=[.C467]; [.A467]&lt;=[.D467]);AND([.B467]&gt;=[.C467]; [.B467]&lt;=[.D467]))" office:value-type="boolean" office:boolean-value="false" calcext:value-type="boolean">
            <text:p>FALSE</text:p>
          </table:table-cell>
          <table:table-cell table:formula="of:=AND([.E467];[.F467])" office:value-type="boolean" office:boolean-value="false" calcext:value-type="boolean">
            <text:p>FALSE</text:p>
          </table:table-cell>
          <table:table-cell table:formula="of:=OR([.E467];[.F46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AND(AND([.C468]&gt;=[.A468]; [.C468]&lt;=[.B468]);AND([.D468]&gt;=[.A468]; [.D468]&lt;=[.B468]))" office:value-type="boolean" office:boolean-value="false" calcext:value-type="boolean">
            <text:p>FALSE</text:p>
          </table:table-cell>
          <table:table-cell table:formula="of:=AND(AND([.A468]&gt;=[.C468]; [.A468]&lt;=[.D468]);AND([.B468]&gt;=[.C468]; [.B468]&lt;=[.D468]))" office:value-type="boolean" office:boolean-value="false" calcext:value-type="boolean">
            <text:p>FALSE</text:p>
          </table:table-cell>
          <table:table-cell table:formula="of:=AND([.E468];[.F468])" office:value-type="boolean" office:boolean-value="false" calcext:value-type="boolean">
            <text:p>FALSE</text:p>
          </table:table-cell>
          <table:table-cell table:formula="of:=OR([.E468];[.F46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AND(AND([.C469]&gt;=[.A469]; [.C469]&lt;=[.B469]);AND([.D469]&gt;=[.A469]; [.D469]&lt;=[.B469]))" office:value-type="boolean" office:boolean-value="false" calcext:value-type="boolean">
            <text:p>FALSE</text:p>
          </table:table-cell>
          <table:table-cell table:formula="of:=AND(AND([.A469]&gt;=[.C469]; [.A469]&lt;=[.D469]);AND([.B469]&gt;=[.C469]; [.B469]&lt;=[.D469]))" office:value-type="boolean" office:boolean-value="false" calcext:value-type="boolean">
            <text:p>FALSE</text:p>
          </table:table-cell>
          <table:table-cell table:formula="of:=AND([.E469];[.F469])" office:value-type="boolean" office:boolean-value="false" calcext:value-type="boolean">
            <text:p>FALSE</text:p>
          </table:table-cell>
          <table:table-cell table:formula="of:=OR([.E469];[.F46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table:formula="of:=AND(AND([.C470]&gt;=[.A470]; [.C470]&lt;=[.B470]);AND([.D470]&gt;=[.A470]; [.D470]&lt;=[.B470]))" office:value-type="boolean" office:boolean-value="true" calcext:value-type="boolean">
            <text:p>TRUE</text:p>
          </table:table-cell>
          <table:table-cell table:formula="of:=AND(AND([.A470]&gt;=[.C470]; [.A470]&lt;=[.D470]);AND([.B470]&gt;=[.C470]; [.B470]&lt;=[.D470]))" office:value-type="boolean" office:boolean-value="false" calcext:value-type="boolean">
            <text:p>FALSE</text:p>
          </table:table-cell>
          <table:table-cell table:formula="of:=AND([.E470];[.F470])" office:value-type="boolean" office:boolean-value="false" calcext:value-type="boolean">
            <text:p>FALSE</text:p>
          </table:table-cell>
          <table:table-cell table:formula="of:=OR([.E470];[.F47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formula="of:=AND(AND([.C471]&gt;=[.A471]; [.C471]&lt;=[.B471]);AND([.D471]&gt;=[.A471]; [.D471]&lt;=[.B471]))" office:value-type="boolean" office:boolean-value="false" calcext:value-type="boolean">
            <text:p>FALSE</text:p>
          </table:table-cell>
          <table:table-cell table:formula="of:=AND(AND([.A471]&gt;=[.C471]; [.A471]&lt;=[.D471]);AND([.B471]&gt;=[.C471]; [.B471]&lt;=[.D471]))" office:value-type="boolean" office:boolean-value="false" calcext:value-type="boolean">
            <text:p>FALSE</text:p>
          </table:table-cell>
          <table:table-cell table:formula="of:=AND([.E471];[.F471])" office:value-type="boolean" office:boolean-value="false" calcext:value-type="boolean">
            <text:p>FALSE</text:p>
          </table:table-cell>
          <table:table-cell table:formula="of:=OR([.E471];[.F47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formula="of:=AND(AND([.C472]&gt;=[.A472]; [.C472]&lt;=[.B472]);AND([.D472]&gt;=[.A472]; [.D472]&lt;=[.B472]))" office:value-type="boolean" office:boolean-value="false" calcext:value-type="boolean">
            <text:p>FALSE</text:p>
          </table:table-cell>
          <table:table-cell table:formula="of:=AND(AND([.A472]&gt;=[.C472]; [.A472]&lt;=[.D472]);AND([.B472]&gt;=[.C472]; [.B472]&lt;=[.D472]))" office:value-type="boolean" office:boolean-value="false" calcext:value-type="boolean">
            <text:p>FALSE</text:p>
          </table:table-cell>
          <table:table-cell table:formula="of:=AND([.E472];[.F472])" office:value-type="boolean" office:boolean-value="false" calcext:value-type="boolean">
            <text:p>FALSE</text:p>
          </table:table-cell>
          <table:table-cell table:formula="of:=OR([.E472];[.F47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formula="of:=AND(AND([.C473]&gt;=[.A473]; [.C473]&lt;=[.B473]);AND([.D473]&gt;=[.A473]; [.D473]&lt;=[.B473]))" office:value-type="boolean" office:boolean-value="false" calcext:value-type="boolean">
            <text:p>FALSE</text:p>
          </table:table-cell>
          <table:table-cell table:formula="of:=AND(AND([.A473]&gt;=[.C473]; [.A473]&lt;=[.D473]);AND([.B473]&gt;=[.C473]; [.B473]&lt;=[.D473]))" office:value-type="boolean" office:boolean-value="false" calcext:value-type="boolean">
            <text:p>FALSE</text:p>
          </table:table-cell>
          <table:table-cell table:formula="of:=AND([.E473];[.F473])" office:value-type="boolean" office:boolean-value="false" calcext:value-type="boolean">
            <text:p>FALSE</text:p>
          </table:table-cell>
          <table:table-cell table:formula="of:=OR([.E473];[.F47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AND(AND([.C474]&gt;=[.A474]; [.C474]&lt;=[.B474]);AND([.D474]&gt;=[.A474]; [.D474]&lt;=[.B474]))" office:value-type="boolean" office:boolean-value="false" calcext:value-type="boolean">
            <text:p>FALSE</text:p>
          </table:table-cell>
          <table:table-cell table:formula="of:=AND(AND([.A474]&gt;=[.C474]; [.A474]&lt;=[.D474]);AND([.B474]&gt;=[.C474]; [.B474]&lt;=[.D474]))" office:value-type="boolean" office:boolean-value="false" calcext:value-type="boolean">
            <text:p>FALSE</text:p>
          </table:table-cell>
          <table:table-cell table:formula="of:=AND([.E474];[.F474])" office:value-type="boolean" office:boolean-value="false" calcext:value-type="boolean">
            <text:p>FALSE</text:p>
          </table:table-cell>
          <table:table-cell table:formula="of:=OR([.E474];[.F47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formula="of:=AND(AND([.C475]&gt;=[.A475]; [.C475]&lt;=[.B475]);AND([.D475]&gt;=[.A475]; [.D475]&lt;=[.B475]))" office:value-type="boolean" office:boolean-value="true" calcext:value-type="boolean">
            <text:p>TRUE</text:p>
          </table:table-cell>
          <table:table-cell table:formula="of:=AND(AND([.A475]&gt;=[.C475]; [.A475]&lt;=[.D475]);AND([.B475]&gt;=[.C475]; [.B475]&lt;=[.D475]))" office:value-type="boolean" office:boolean-value="false" calcext:value-type="boolean">
            <text:p>FALSE</text:p>
          </table:table-cell>
          <table:table-cell table:formula="of:=AND([.E475];[.F475])" office:value-type="boolean" office:boolean-value="false" calcext:value-type="boolean">
            <text:p>FALSE</text:p>
          </table:table-cell>
          <table:table-cell table:formula="of:=OR([.E475];[.F47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formula="of:=AND(AND([.C476]&gt;=[.A476]; [.C476]&lt;=[.B476]);AND([.D476]&gt;=[.A476]; [.D476]&lt;=[.B476]))" office:value-type="boolean" office:boolean-value="false" calcext:value-type="boolean">
            <text:p>FALSE</text:p>
          </table:table-cell>
          <table:table-cell table:formula="of:=AND(AND([.A476]&gt;=[.C476]; [.A476]&lt;=[.D476]);AND([.B476]&gt;=[.C476]; [.B476]&lt;=[.D476]))" office:value-type="boolean" office:boolean-value="false" calcext:value-type="boolean">
            <text:p>FALSE</text:p>
          </table:table-cell>
          <table:table-cell table:formula="of:=AND([.E476];[.F476])" office:value-type="boolean" office:boolean-value="false" calcext:value-type="boolean">
            <text:p>FALSE</text:p>
          </table:table-cell>
          <table:table-cell table:formula="of:=OR([.E476];[.F47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formula="of:=AND(AND([.C477]&gt;=[.A477]; [.C477]&lt;=[.B477]);AND([.D477]&gt;=[.A477]; [.D477]&lt;=[.B477]))" office:value-type="boolean" office:boolean-value="false" calcext:value-type="boolean">
            <text:p>FALSE</text:p>
          </table:table-cell>
          <table:table-cell table:formula="of:=AND(AND([.A477]&gt;=[.C477]; [.A477]&lt;=[.D477]);AND([.B477]&gt;=[.C477]; [.B477]&lt;=[.D477]))" office:value-type="boolean" office:boolean-value="false" calcext:value-type="boolean">
            <text:p>FALSE</text:p>
          </table:table-cell>
          <table:table-cell table:formula="of:=AND([.E477];[.F477])" office:value-type="boolean" office:boolean-value="false" calcext:value-type="boolean">
            <text:p>FALSE</text:p>
          </table:table-cell>
          <table:table-cell table:formula="of:=OR([.E477];[.F47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formula="of:=AND(AND([.C478]&gt;=[.A478]; [.C478]&lt;=[.B478]);AND([.D478]&gt;=[.A478]; [.D478]&lt;=[.B478]))" office:value-type="boolean" office:boolean-value="false" calcext:value-type="boolean">
            <text:p>FALSE</text:p>
          </table:table-cell>
          <table:table-cell table:formula="of:=AND(AND([.A478]&gt;=[.C478]; [.A478]&lt;=[.D478]);AND([.B478]&gt;=[.C478]; [.B478]&lt;=[.D478]))" office:value-type="boolean" office:boolean-value="false" calcext:value-type="boolean">
            <text:p>FALSE</text:p>
          </table:table-cell>
          <table:table-cell table:formula="of:=AND([.E478];[.F478])" office:value-type="boolean" office:boolean-value="false" calcext:value-type="boolean">
            <text:p>FALSE</text:p>
          </table:table-cell>
          <table:table-cell table:formula="of:=OR([.E478];[.F47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table:formula="of:=AND(AND([.C479]&gt;=[.A479]; [.C479]&lt;=[.B479]);AND([.D479]&gt;=[.A479]; [.D479]&lt;=[.B479]))" office:value-type="boolean" office:boolean-value="false" calcext:value-type="boolean">
            <text:p>FALSE</text:p>
          </table:table-cell>
          <table:table-cell table:formula="of:=AND(AND([.A479]&gt;=[.C479]; [.A479]&lt;=[.D479]);AND([.B479]&gt;=[.C479]; [.B479]&lt;=[.D479]))" office:value-type="boolean" office:boolean-value="false" calcext:value-type="boolean">
            <text:p>FALSE</text:p>
          </table:table-cell>
          <table:table-cell table:formula="of:=AND([.E479];[.F479])" office:value-type="boolean" office:boolean-value="false" calcext:value-type="boolean">
            <text:p>FALSE</text:p>
          </table:table-cell>
          <table:table-cell table:formula="of:=OR([.E479];[.F47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AND(AND([.C480]&gt;=[.A480]; [.C480]&lt;=[.B480]);AND([.D480]&gt;=[.A480]; [.D480]&lt;=[.B480]))" office:value-type="boolean" office:boolean-value="false" calcext:value-type="boolean">
            <text:p>FALSE</text:p>
          </table:table-cell>
          <table:table-cell table:formula="of:=AND(AND([.A480]&gt;=[.C480]; [.A480]&lt;=[.D480]);AND([.B480]&gt;=[.C480]; [.B480]&lt;=[.D480]))" office:value-type="boolean" office:boolean-value="true" calcext:value-type="boolean">
            <text:p>TRUE</text:p>
          </table:table-cell>
          <table:table-cell table:formula="of:=AND([.E480];[.F480])" office:value-type="boolean" office:boolean-value="false" calcext:value-type="boolean">
            <text:p>FALSE</text:p>
          </table:table-cell>
          <table:table-cell table:formula="of:=OR([.E480];[.F48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table:formula="of:=AND(AND([.C481]&gt;=[.A481]; [.C481]&lt;=[.B481]);AND([.D481]&gt;=[.A481]; [.D481]&lt;=[.B481]))" office:value-type="boolean" office:boolean-value="false" calcext:value-type="boolean">
            <text:p>FALSE</text:p>
          </table:table-cell>
          <table:table-cell table:formula="of:=AND(AND([.A481]&gt;=[.C481]; [.A481]&lt;=[.D481]);AND([.B481]&gt;=[.C481]; [.B481]&lt;=[.D481]))" office:value-type="boolean" office:boolean-value="true" calcext:value-type="boolean">
            <text:p>TRUE</text:p>
          </table:table-cell>
          <table:table-cell table:formula="of:=AND([.E481];[.F481])" office:value-type="boolean" office:boolean-value="false" calcext:value-type="boolean">
            <text:p>FALSE</text:p>
          </table:table-cell>
          <table:table-cell table:formula="of:=OR([.E481];[.F48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formula="of:=AND(AND([.C482]&gt;=[.A482]; [.C482]&lt;=[.B482]);AND([.D482]&gt;=[.A482]; [.D482]&lt;=[.B482]))" office:value-type="boolean" office:boolean-value="true" calcext:value-type="boolean">
            <text:p>TRUE</text:p>
          </table:table-cell>
          <table:table-cell table:formula="of:=AND(AND([.A482]&gt;=[.C482]; [.A482]&lt;=[.D482]);AND([.B482]&gt;=[.C482]; [.B482]&lt;=[.D482]))" office:value-type="boolean" office:boolean-value="false" calcext:value-type="boolean">
            <text:p>FALSE</text:p>
          </table:table-cell>
          <table:table-cell table:formula="of:=AND([.E482];[.F482])" office:value-type="boolean" office:boolean-value="false" calcext:value-type="boolean">
            <text:p>FALSE</text:p>
          </table:table-cell>
          <table:table-cell table:formula="of:=OR([.E482];[.F48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formula="of:=AND(AND([.C483]&gt;=[.A483]; [.C483]&lt;=[.B483]);AND([.D483]&gt;=[.A483]; [.D483]&lt;=[.B483]))" office:value-type="boolean" office:boolean-value="true" calcext:value-type="boolean">
            <text:p>TRUE</text:p>
          </table:table-cell>
          <table:table-cell table:formula="of:=AND(AND([.A483]&gt;=[.C483]; [.A483]&lt;=[.D483]);AND([.B483]&gt;=[.C483]; [.B483]&lt;=[.D483]))" office:value-type="boolean" office:boolean-value="false" calcext:value-type="boolean">
            <text:p>FALSE</text:p>
          </table:table-cell>
          <table:table-cell table:formula="of:=AND([.E483];[.F483])" office:value-type="boolean" office:boolean-value="false" calcext:value-type="boolean">
            <text:p>FALSE</text:p>
          </table:table-cell>
          <table:table-cell table:formula="of:=OR([.E483];[.F48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formula="of:=AND(AND([.C484]&gt;=[.A484]; [.C484]&lt;=[.B484]);AND([.D484]&gt;=[.A484]; [.D484]&lt;=[.B484]))" office:value-type="boolean" office:boolean-value="false" calcext:value-type="boolean">
            <text:p>FALSE</text:p>
          </table:table-cell>
          <table:table-cell table:formula="of:=AND(AND([.A484]&gt;=[.C484]; [.A484]&lt;=[.D484]);AND([.B484]&gt;=[.C484]; [.B484]&lt;=[.D484]))" office:value-type="boolean" office:boolean-value="false" calcext:value-type="boolean">
            <text:p>FALSE</text:p>
          </table:table-cell>
          <table:table-cell table:formula="of:=AND([.E484];[.F484])" office:value-type="boolean" office:boolean-value="false" calcext:value-type="boolean">
            <text:p>FALSE</text:p>
          </table:table-cell>
          <table:table-cell table:formula="of:=OR([.E484];[.F48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table:formula="of:=AND(AND([.C485]&gt;=[.A485]; [.C485]&lt;=[.B485]);AND([.D485]&gt;=[.A485]; [.D485]&lt;=[.B485]))" office:value-type="boolean" office:boolean-value="true" calcext:value-type="boolean">
            <text:p>TRUE</text:p>
          </table:table-cell>
          <table:table-cell table:formula="of:=AND(AND([.A485]&gt;=[.C485]; [.A485]&lt;=[.D485]);AND([.B485]&gt;=[.C485]; [.B485]&lt;=[.D485]))" office:value-type="boolean" office:boolean-value="false" calcext:value-type="boolean">
            <text:p>FALSE</text:p>
          </table:table-cell>
          <table:table-cell table:formula="of:=AND([.E485];[.F485])" office:value-type="boolean" office:boolean-value="false" calcext:value-type="boolean">
            <text:p>FALSE</text:p>
          </table:table-cell>
          <table:table-cell table:formula="of:=OR([.E485];[.F48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AND(AND([.C486]&gt;=[.A486]; [.C486]&lt;=[.B486]);AND([.D486]&gt;=[.A486]; [.D486]&lt;=[.B486]))" office:value-type="boolean" office:boolean-value="true" calcext:value-type="boolean">
            <text:p>TRUE</text:p>
          </table:table-cell>
          <table:table-cell table:formula="of:=AND(AND([.A486]&gt;=[.C486]; [.A486]&lt;=[.D486]);AND([.B486]&gt;=[.C486]; [.B486]&lt;=[.D486]))" office:value-type="boolean" office:boolean-value="false" calcext:value-type="boolean">
            <text:p>FALSE</text:p>
          </table:table-cell>
          <table:table-cell table:formula="of:=AND([.E486];[.F486])" office:value-type="boolean" office:boolean-value="false" calcext:value-type="boolean">
            <text:p>FALSE</text:p>
          </table:table-cell>
          <table:table-cell table:formula="of:=OR([.E486];[.F48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table:formula="of:=AND(AND([.C487]&gt;=[.A487]; [.C487]&lt;=[.B487]);AND([.D487]&gt;=[.A487]; [.D487]&lt;=[.B487]))" office:value-type="boolean" office:boolean-value="false" calcext:value-type="boolean">
            <text:p>FALSE</text:p>
          </table:table-cell>
          <table:table-cell table:formula="of:=AND(AND([.A487]&gt;=[.C487]; [.A487]&lt;=[.D487]);AND([.B487]&gt;=[.C487]; [.B487]&lt;=[.D487]))" office:value-type="boolean" office:boolean-value="false" calcext:value-type="boolean">
            <text:p>FALSE</text:p>
          </table:table-cell>
          <table:table-cell table:formula="of:=AND([.E487];[.F487])" office:value-type="boolean" office:boolean-value="false" calcext:value-type="boolean">
            <text:p>FALSE</text:p>
          </table:table-cell>
          <table:table-cell table:formula="of:=OR([.E487];[.F48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AND(AND([.C488]&gt;=[.A488]; [.C488]&lt;=[.B488]);AND([.D488]&gt;=[.A488]; [.D488]&lt;=[.B488]))" office:value-type="boolean" office:boolean-value="false" calcext:value-type="boolean">
            <text:p>FALSE</text:p>
          </table:table-cell>
          <table:table-cell table:formula="of:=AND(AND([.A488]&gt;=[.C488]; [.A488]&lt;=[.D488]);AND([.B488]&gt;=[.C488]; [.B488]&lt;=[.D488]))" office:value-type="boolean" office:boolean-value="true" calcext:value-type="boolean">
            <text:p>TRUE</text:p>
          </table:table-cell>
          <table:table-cell table:formula="of:=AND([.E488];[.F488])" office:value-type="boolean" office:boolean-value="false" calcext:value-type="boolean">
            <text:p>FALSE</text:p>
          </table:table-cell>
          <table:table-cell table:formula="of:=OR([.E488];[.F48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AND(AND([.C489]&gt;=[.A489]; [.C489]&lt;=[.B489]);AND([.D489]&gt;=[.A489]; [.D489]&lt;=[.B489]))" office:value-type="boolean" office:boolean-value="true" calcext:value-type="boolean">
            <text:p>TRUE</text:p>
          </table:table-cell>
          <table:table-cell table:formula="of:=AND(AND([.A489]&gt;=[.C489]; [.A489]&lt;=[.D489]);AND([.B489]&gt;=[.C489]; [.B489]&lt;=[.D489]))" office:value-type="boolean" office:boolean-value="false" calcext:value-type="boolean">
            <text:p>FALSE</text:p>
          </table:table-cell>
          <table:table-cell table:formula="of:=AND([.E489];[.F489])" office:value-type="boolean" office:boolean-value="false" calcext:value-type="boolean">
            <text:p>FALSE</text:p>
          </table:table-cell>
          <table:table-cell table:formula="of:=OR([.E489];[.F48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AND(AND([.C490]&gt;=[.A490]; [.C490]&lt;=[.B490]);AND([.D490]&gt;=[.A490]; [.D490]&lt;=[.B490]))" office:value-type="boolean" office:boolean-value="false" calcext:value-type="boolean">
            <text:p>FALSE</text:p>
          </table:table-cell>
          <table:table-cell table:formula="of:=AND(AND([.A490]&gt;=[.C490]; [.A490]&lt;=[.D490]);AND([.B490]&gt;=[.C490]; [.B490]&lt;=[.D490]))" office:value-type="boolean" office:boolean-value="false" calcext:value-type="boolean">
            <text:p>FALSE</text:p>
          </table:table-cell>
          <table:table-cell table:formula="of:=AND([.E490];[.F490])" office:value-type="boolean" office:boolean-value="false" calcext:value-type="boolean">
            <text:p>FALSE</text:p>
          </table:table-cell>
          <table:table-cell table:formula="of:=OR([.E490];[.F49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formula="of:=AND(AND([.C491]&gt;=[.A491]; [.C491]&lt;=[.B491]);AND([.D491]&gt;=[.A491]; [.D491]&lt;=[.B491]))" office:value-type="boolean" office:boolean-value="false" calcext:value-type="boolean">
            <text:p>FALSE</text:p>
          </table:table-cell>
          <table:table-cell table:formula="of:=AND(AND([.A491]&gt;=[.C491]; [.A491]&lt;=[.D491]);AND([.B491]&gt;=[.C491]; [.B491]&lt;=[.D491]))" office:value-type="boolean" office:boolean-value="false" calcext:value-type="boolean">
            <text:p>FALSE</text:p>
          </table:table-cell>
          <table:table-cell table:formula="of:=AND([.E491];[.F491])" office:value-type="boolean" office:boolean-value="false" calcext:value-type="boolean">
            <text:p>FALSE</text:p>
          </table:table-cell>
          <table:table-cell table:formula="of:=OR([.E491];[.F49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table:formula="of:=AND(AND([.C492]&gt;=[.A492]; [.C492]&lt;=[.B492]);AND([.D492]&gt;=[.A492]; [.D492]&lt;=[.B492]))" office:value-type="boolean" office:boolean-value="true" calcext:value-type="boolean">
            <text:p>TRUE</text:p>
          </table:table-cell>
          <table:table-cell table:formula="of:=AND(AND([.A492]&gt;=[.C492]; [.A492]&lt;=[.D492]);AND([.B492]&gt;=[.C492]; [.B492]&lt;=[.D492]))" office:value-type="boolean" office:boolean-value="false" calcext:value-type="boolean">
            <text:p>FALSE</text:p>
          </table:table-cell>
          <table:table-cell table:formula="of:=AND([.E492];[.F492])" office:value-type="boolean" office:boolean-value="false" calcext:value-type="boolean">
            <text:p>FALSE</text:p>
          </table:table-cell>
          <table:table-cell table:formula="of:=OR([.E492];[.F49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formula="of:=AND(AND([.C493]&gt;=[.A493]; [.C493]&lt;=[.B493]);AND([.D493]&gt;=[.A493]; [.D493]&lt;=[.B493]))" office:value-type="boolean" office:boolean-value="true" calcext:value-type="boolean">
            <text:p>TRUE</text:p>
          </table:table-cell>
          <table:table-cell table:formula="of:=AND(AND([.A493]&gt;=[.C493]; [.A493]&lt;=[.D493]);AND([.B493]&gt;=[.C493]; [.B493]&lt;=[.D493]))" office:value-type="boolean" office:boolean-value="false" calcext:value-type="boolean">
            <text:p>FALSE</text:p>
          </table:table-cell>
          <table:table-cell table:formula="of:=AND([.E493];[.F493])" office:value-type="boolean" office:boolean-value="false" calcext:value-type="boolean">
            <text:p>FALSE</text:p>
          </table:table-cell>
          <table:table-cell table:formula="of:=OR([.E493];[.F49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AND(AND([.C494]&gt;=[.A494]; [.C494]&lt;=[.B494]);AND([.D494]&gt;=[.A494]; [.D494]&lt;=[.B494]))" office:value-type="boolean" office:boolean-value="true" calcext:value-type="boolean">
            <text:p>TRUE</text:p>
          </table:table-cell>
          <table:table-cell table:formula="of:=AND(AND([.A494]&gt;=[.C494]; [.A494]&lt;=[.D494]);AND([.B494]&gt;=[.C494]; [.B494]&lt;=[.D494]))" office:value-type="boolean" office:boolean-value="false" calcext:value-type="boolean">
            <text:p>FALSE</text:p>
          </table:table-cell>
          <table:table-cell table:formula="of:=AND([.E494];[.F494])" office:value-type="boolean" office:boolean-value="false" calcext:value-type="boolean">
            <text:p>FALSE</text:p>
          </table:table-cell>
          <table:table-cell table:formula="of:=OR([.E494];[.F49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AND(AND([.C495]&gt;=[.A495]; [.C495]&lt;=[.B495]);AND([.D495]&gt;=[.A495]; [.D495]&lt;=[.B495]))" office:value-type="boolean" office:boolean-value="false" calcext:value-type="boolean">
            <text:p>FALSE</text:p>
          </table:table-cell>
          <table:table-cell table:formula="of:=AND(AND([.A495]&gt;=[.C495]; [.A495]&lt;=[.D495]);AND([.B495]&gt;=[.C495]; [.B495]&lt;=[.D495]))" office:value-type="boolean" office:boolean-value="false" calcext:value-type="boolean">
            <text:p>FALSE</text:p>
          </table:table-cell>
          <table:table-cell table:formula="of:=AND([.E495];[.F495])" office:value-type="boolean" office:boolean-value="false" calcext:value-type="boolean">
            <text:p>FALSE</text:p>
          </table:table-cell>
          <table:table-cell table:formula="of:=OR([.E495];[.F49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formula="of:=AND(AND([.C496]&gt;=[.A496]; [.C496]&lt;=[.B496]);AND([.D496]&gt;=[.A496]; [.D496]&lt;=[.B496]))" office:value-type="boolean" office:boolean-value="true" calcext:value-type="boolean">
            <text:p>TRUE</text:p>
          </table:table-cell>
          <table:table-cell table:formula="of:=AND(AND([.A496]&gt;=[.C496]; [.A496]&lt;=[.D496]);AND([.B496]&gt;=[.C496]; [.B496]&lt;=[.D496]))" office:value-type="boolean" office:boolean-value="false" calcext:value-type="boolean">
            <text:p>FALSE</text:p>
          </table:table-cell>
          <table:table-cell table:formula="of:=AND([.E496];[.F496])" office:value-type="boolean" office:boolean-value="false" calcext:value-type="boolean">
            <text:p>FALSE</text:p>
          </table:table-cell>
          <table:table-cell table:formula="of:=OR([.E496];[.F49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AND(AND([.C497]&gt;=[.A497]; [.C497]&lt;=[.B497]);AND([.D497]&gt;=[.A497]; [.D497]&lt;=[.B497]))" office:value-type="boolean" office:boolean-value="true" calcext:value-type="boolean">
            <text:p>TRUE</text:p>
          </table:table-cell>
          <table:table-cell table:formula="of:=AND(AND([.A497]&gt;=[.C497]; [.A497]&lt;=[.D497]);AND([.B497]&gt;=[.C497]; [.B497]&lt;=[.D497]))" office:value-type="boolean" office:boolean-value="false" calcext:value-type="boolean">
            <text:p>FALSE</text:p>
          </table:table-cell>
          <table:table-cell table:formula="of:=AND([.E497];[.F497])" office:value-type="boolean" office:boolean-value="false" calcext:value-type="boolean">
            <text:p>FALSE</text:p>
          </table:table-cell>
          <table:table-cell table:formula="of:=OR([.E497];[.F49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AND(AND([.C498]&gt;=[.A498]; [.C498]&lt;=[.B498]);AND([.D498]&gt;=[.A498]; [.D498]&lt;=[.B498]))" office:value-type="boolean" office:boolean-value="false" calcext:value-type="boolean">
            <text:p>FALSE</text:p>
          </table:table-cell>
          <table:table-cell table:formula="of:=AND(AND([.A498]&gt;=[.C498]; [.A498]&lt;=[.D498]);AND([.B498]&gt;=[.C498]; [.B498]&lt;=[.D498]))" office:value-type="boolean" office:boolean-value="false" calcext:value-type="boolean">
            <text:p>FALSE</text:p>
          </table:table-cell>
          <table:table-cell table:formula="of:=AND([.E498];[.F498])" office:value-type="boolean" office:boolean-value="false" calcext:value-type="boolean">
            <text:p>FALSE</text:p>
          </table:table-cell>
          <table:table-cell table:formula="of:=OR([.E498];[.F49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AND(AND([.C499]&gt;=[.A499]; [.C499]&lt;=[.B499]);AND([.D499]&gt;=[.A499]; [.D499]&lt;=[.B499]))" office:value-type="boolean" office:boolean-value="false" calcext:value-type="boolean">
            <text:p>FALSE</text:p>
          </table:table-cell>
          <table:table-cell table:formula="of:=AND(AND([.A499]&gt;=[.C499]; [.A499]&lt;=[.D499]);AND([.B499]&gt;=[.C499]; [.B499]&lt;=[.D499]))" office:value-type="boolean" office:boolean-value="false" calcext:value-type="boolean">
            <text:p>FALSE</text:p>
          </table:table-cell>
          <table:table-cell table:formula="of:=AND([.E499];[.F499])" office:value-type="boolean" office:boolean-value="false" calcext:value-type="boolean">
            <text:p>FALSE</text:p>
          </table:table-cell>
          <table:table-cell table:formula="of:=OR([.E499];[.F49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AND(AND([.C500]&gt;=[.A500]; [.C500]&lt;=[.B500]);AND([.D500]&gt;=[.A500]; [.D500]&lt;=[.B500]))" office:value-type="boolean" office:boolean-value="false" calcext:value-type="boolean">
            <text:p>FALSE</text:p>
          </table:table-cell>
          <table:table-cell table:formula="of:=AND(AND([.A500]&gt;=[.C500]; [.A500]&lt;=[.D500]);AND([.B500]&gt;=[.C500]; [.B500]&lt;=[.D500]))" office:value-type="boolean" office:boolean-value="false" calcext:value-type="boolean">
            <text:p>FALSE</text:p>
          </table:table-cell>
          <table:table-cell table:formula="of:=AND([.E500];[.F500])" office:value-type="boolean" office:boolean-value="false" calcext:value-type="boolean">
            <text:p>FALSE</text:p>
          </table:table-cell>
          <table:table-cell table:formula="of:=OR([.E500];[.F50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table:formula="of:=AND(AND([.C501]&gt;=[.A501]; [.C501]&lt;=[.B501]);AND([.D501]&gt;=[.A501]; [.D501]&lt;=[.B501]))" office:value-type="boolean" office:boolean-value="false" calcext:value-type="boolean">
            <text:p>FALSE</text:p>
          </table:table-cell>
          <table:table-cell table:formula="of:=AND(AND([.A501]&gt;=[.C501]; [.A501]&lt;=[.D501]);AND([.B501]&gt;=[.C501]; [.B501]&lt;=[.D501]))" office:value-type="boolean" office:boolean-value="false" calcext:value-type="boolean">
            <text:p>FALSE</text:p>
          </table:table-cell>
          <table:table-cell table:formula="of:=AND([.E501];[.F501])" office:value-type="boolean" office:boolean-value="false" calcext:value-type="boolean">
            <text:p>FALSE</text:p>
          </table:table-cell>
          <table:table-cell table:formula="of:=OR([.E501];[.F50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formula="of:=AND(AND([.C502]&gt;=[.A502]; [.C502]&lt;=[.B502]);AND([.D502]&gt;=[.A502]; [.D502]&lt;=[.B502]))" office:value-type="boolean" office:boolean-value="false" calcext:value-type="boolean">
            <text:p>FALSE</text:p>
          </table:table-cell>
          <table:table-cell table:formula="of:=AND(AND([.A502]&gt;=[.C502]; [.A502]&lt;=[.D502]);AND([.B502]&gt;=[.C502]; [.B502]&lt;=[.D502]))" office:value-type="boolean" office:boolean-value="false" calcext:value-type="boolean">
            <text:p>FALSE</text:p>
          </table:table-cell>
          <table:table-cell table:formula="of:=AND([.E502];[.F502])" office:value-type="boolean" office:boolean-value="false" calcext:value-type="boolean">
            <text:p>FALSE</text:p>
          </table:table-cell>
          <table:table-cell table:formula="of:=OR([.E502];[.F50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formula="of:=AND(AND([.C503]&gt;=[.A503]; [.C503]&lt;=[.B503]);AND([.D503]&gt;=[.A503]; [.D503]&lt;=[.B503]))" office:value-type="boolean" office:boolean-value="true" calcext:value-type="boolean">
            <text:p>TRUE</text:p>
          </table:table-cell>
          <table:table-cell table:formula="of:=AND(AND([.A503]&gt;=[.C503]; [.A503]&lt;=[.D503]);AND([.B503]&gt;=[.C503]; [.B503]&lt;=[.D503]))" office:value-type="boolean" office:boolean-value="false" calcext:value-type="boolean">
            <text:p>FALSE</text:p>
          </table:table-cell>
          <table:table-cell table:formula="of:=AND([.E503];[.F503])" office:value-type="boolean" office:boolean-value="false" calcext:value-type="boolean">
            <text:p>FALSE</text:p>
          </table:table-cell>
          <table:table-cell table:formula="of:=OR([.E503];[.F50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table:formula="of:=AND(AND([.C504]&gt;=[.A504]; [.C504]&lt;=[.B504]);AND([.D504]&gt;=[.A504]; [.D504]&lt;=[.B504]))" office:value-type="boolean" office:boolean-value="false" calcext:value-type="boolean">
            <text:p>FALSE</text:p>
          </table:table-cell>
          <table:table-cell table:formula="of:=AND(AND([.A504]&gt;=[.C504]; [.A504]&lt;=[.D504]);AND([.B504]&gt;=[.C504]; [.B504]&lt;=[.D504]))" office:value-type="boolean" office:boolean-value="true" calcext:value-type="boolean">
            <text:p>TRUE</text:p>
          </table:table-cell>
          <table:table-cell table:formula="of:=AND([.E504];[.F504])" office:value-type="boolean" office:boolean-value="false" calcext:value-type="boolean">
            <text:p>FALSE</text:p>
          </table:table-cell>
          <table:table-cell table:formula="of:=OR([.E504];[.F50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AND(AND([.C505]&gt;=[.A505]; [.C505]&lt;=[.B505]);AND([.D505]&gt;=[.A505]; [.D505]&lt;=[.B505]))" office:value-type="boolean" office:boolean-value="false" calcext:value-type="boolean">
            <text:p>FALSE</text:p>
          </table:table-cell>
          <table:table-cell table:formula="of:=AND(AND([.A505]&gt;=[.C505]; [.A505]&lt;=[.D505]);AND([.B505]&gt;=[.C505]; [.B505]&lt;=[.D505]))" office:value-type="boolean" office:boolean-value="true" calcext:value-type="boolean">
            <text:p>TRUE</text:p>
          </table:table-cell>
          <table:table-cell table:formula="of:=AND([.E505];[.F505])" office:value-type="boolean" office:boolean-value="false" calcext:value-type="boolean">
            <text:p>FALSE</text:p>
          </table:table-cell>
          <table:table-cell table:formula="of:=OR([.E505];[.F50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AND(AND([.C506]&gt;=[.A506]; [.C506]&lt;=[.B506]);AND([.D506]&gt;=[.A506]; [.D506]&lt;=[.B506]))" office:value-type="boolean" office:boolean-value="false" calcext:value-type="boolean">
            <text:p>FALSE</text:p>
          </table:table-cell>
          <table:table-cell table:formula="of:=AND(AND([.A506]&gt;=[.C506]; [.A506]&lt;=[.D506]);AND([.B506]&gt;=[.C506]; [.B506]&lt;=[.D506]))" office:value-type="boolean" office:boolean-value="true" calcext:value-type="boolean">
            <text:p>TRUE</text:p>
          </table:table-cell>
          <table:table-cell table:formula="of:=AND([.E506];[.F506])" office:value-type="boolean" office:boolean-value="false" calcext:value-type="boolean">
            <text:p>FALSE</text:p>
          </table:table-cell>
          <table:table-cell table:formula="of:=OR([.E506];[.F50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99" calcext:value-type="float">
            <text:p>99</text:p>
          </table:table-cell>
          <table:table-cell table:formula="of:=AND(AND([.C507]&gt;=[.A507]; [.C507]&lt;=[.B507]);AND([.D507]&gt;=[.A507]; [.D507]&lt;=[.B507]))" office:value-type="boolean" office:boolean-value="true" calcext:value-type="boolean">
            <text:p>TRUE</text:p>
          </table:table-cell>
          <table:table-cell table:formula="of:=AND(AND([.A507]&gt;=[.C507]; [.A507]&lt;=[.D507]);AND([.B507]&gt;=[.C507]; [.B507]&lt;=[.D507]))" office:value-type="boolean" office:boolean-value="false" calcext:value-type="boolean">
            <text:p>FALSE</text:p>
          </table:table-cell>
          <table:table-cell table:formula="of:=AND([.E507];[.F507])" office:value-type="boolean" office:boolean-value="false" calcext:value-type="boolean">
            <text:p>FALSE</text:p>
          </table:table-cell>
          <table:table-cell table:formula="of:=OR([.E507];[.F50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formula="of:=AND(AND([.C508]&gt;=[.A508]; [.C508]&lt;=[.B508]);AND([.D508]&gt;=[.A508]; [.D508]&lt;=[.B508]))" office:value-type="boolean" office:boolean-value="false" calcext:value-type="boolean">
            <text:p>FALSE</text:p>
          </table:table-cell>
          <table:table-cell table:formula="of:=AND(AND([.A508]&gt;=[.C508]; [.A508]&lt;=[.D508]);AND([.B508]&gt;=[.C508]; [.B508]&lt;=[.D508]))" office:value-type="boolean" office:boolean-value="true" calcext:value-type="boolean">
            <text:p>TRUE</text:p>
          </table:table-cell>
          <table:table-cell table:formula="of:=AND([.E508];[.F508])" office:value-type="boolean" office:boolean-value="false" calcext:value-type="boolean">
            <text:p>FALSE</text:p>
          </table:table-cell>
          <table:table-cell table:formula="of:=OR([.E508];[.F50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table:formula="of:=AND(AND([.C509]&gt;=[.A509]; [.C509]&lt;=[.B509]);AND([.D509]&gt;=[.A509]; [.D509]&lt;=[.B509]))" office:value-type="boolean" office:boolean-value="true" calcext:value-type="boolean">
            <text:p>TRUE</text:p>
          </table:table-cell>
          <table:table-cell table:formula="of:=AND(AND([.A509]&gt;=[.C509]; [.A509]&lt;=[.D509]);AND([.B509]&gt;=[.C509]; [.B509]&lt;=[.D509]))" office:value-type="boolean" office:boolean-value="true" calcext:value-type="boolean">
            <text:p>TRUE</text:p>
          </table:table-cell>
          <table:table-cell table:formula="of:=AND([.E509];[.F509])" office:value-type="boolean" office:boolean-value="true" calcext:value-type="boolean">
            <text:p>TRUE</text:p>
          </table:table-cell>
          <table:table-cell table:formula="of:=OR([.E509];[.F50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formula="of:=AND(AND([.C510]&gt;=[.A510]; [.C510]&lt;=[.B510]);AND([.D510]&gt;=[.A510]; [.D510]&lt;=[.B510]))" office:value-type="boolean" office:boolean-value="false" calcext:value-type="boolean">
            <text:p>FALSE</text:p>
          </table:table-cell>
          <table:table-cell table:formula="of:=AND(AND([.A510]&gt;=[.C510]; [.A510]&lt;=[.D510]);AND([.B510]&gt;=[.C510]; [.B510]&lt;=[.D510]))" office:value-type="boolean" office:boolean-value="false" calcext:value-type="boolean">
            <text:p>FALSE</text:p>
          </table:table-cell>
          <table:table-cell table:formula="of:=AND([.E510];[.F510])" office:value-type="boolean" office:boolean-value="false" calcext:value-type="boolean">
            <text:p>FALSE</text:p>
          </table:table-cell>
          <table:table-cell table:formula="of:=OR([.E510];[.F51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64" calcext:value-type="float">
            <text:p>64</text:p>
          </table:table-cell>
          <table:table-cell table:formula="of:=AND(AND([.C511]&gt;=[.A511]; [.C511]&lt;=[.B511]);AND([.D511]&gt;=[.A511]; [.D511]&lt;=[.B511]))" office:value-type="boolean" office:boolean-value="true" calcext:value-type="boolean">
            <text:p>TRUE</text:p>
          </table:table-cell>
          <table:table-cell table:formula="of:=AND(AND([.A511]&gt;=[.C511]; [.A511]&lt;=[.D511]);AND([.B511]&gt;=[.C511]; [.B511]&lt;=[.D511]))" office:value-type="boolean" office:boolean-value="false" calcext:value-type="boolean">
            <text:p>FALSE</text:p>
          </table:table-cell>
          <table:table-cell table:formula="of:=AND([.E511];[.F511])" office:value-type="boolean" office:boolean-value="false" calcext:value-type="boolean">
            <text:p>FALSE</text:p>
          </table:table-cell>
          <table:table-cell table:formula="of:=OR([.E511];[.F51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table:formula="of:=AND(AND([.C512]&gt;=[.A512]; [.C512]&lt;=[.B512]);AND([.D512]&gt;=[.A512]; [.D512]&lt;=[.B512]))" office:value-type="boolean" office:boolean-value="false" calcext:value-type="boolean">
            <text:p>FALSE</text:p>
          </table:table-cell>
          <table:table-cell table:formula="of:=AND(AND([.A512]&gt;=[.C512]; [.A512]&lt;=[.D512]);AND([.B512]&gt;=[.C512]; [.B512]&lt;=[.D512]))" office:value-type="boolean" office:boolean-value="false" calcext:value-type="boolean">
            <text:p>FALSE</text:p>
          </table:table-cell>
          <table:table-cell table:formula="of:=AND([.E512];[.F512])" office:value-type="boolean" office:boolean-value="false" calcext:value-type="boolean">
            <text:p>FALSE</text:p>
          </table:table-cell>
          <table:table-cell table:formula="of:=OR([.E512];[.F51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AND(AND([.C513]&gt;=[.A513]; [.C513]&lt;=[.B513]);AND([.D513]&gt;=[.A513]; [.D513]&lt;=[.B513]))" office:value-type="boolean" office:boolean-value="false" calcext:value-type="boolean">
            <text:p>FALSE</text:p>
          </table:table-cell>
          <table:table-cell table:formula="of:=AND(AND([.A513]&gt;=[.C513]; [.A513]&lt;=[.D513]);AND([.B513]&gt;=[.C513]; [.B513]&lt;=[.D513]))" office:value-type="boolean" office:boolean-value="true" calcext:value-type="boolean">
            <text:p>TRUE</text:p>
          </table:table-cell>
          <table:table-cell table:formula="of:=AND([.E513];[.F513])" office:value-type="boolean" office:boolean-value="false" calcext:value-type="boolean">
            <text:p>FALSE</text:p>
          </table:table-cell>
          <table:table-cell table:formula="of:=OR([.E513];[.F51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formula="of:=AND(AND([.C514]&gt;=[.A514]; [.C514]&lt;=[.B514]);AND([.D514]&gt;=[.A514]; [.D514]&lt;=[.B514]))" office:value-type="boolean" office:boolean-value="false" calcext:value-type="boolean">
            <text:p>FALSE</text:p>
          </table:table-cell>
          <table:table-cell table:formula="of:=AND(AND([.A514]&gt;=[.C514]; [.A514]&lt;=[.D514]);AND([.B514]&gt;=[.C514]; [.B514]&lt;=[.D514]))" office:value-type="boolean" office:boolean-value="false" calcext:value-type="boolean">
            <text:p>FALSE</text:p>
          </table:table-cell>
          <table:table-cell table:formula="of:=AND([.E514];[.F514])" office:value-type="boolean" office:boolean-value="false" calcext:value-type="boolean">
            <text:p>FALSE</text:p>
          </table:table-cell>
          <table:table-cell table:formula="of:=OR([.E514];[.F51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AND(AND([.C515]&gt;=[.A515]; [.C515]&lt;=[.B515]);AND([.D515]&gt;=[.A515]; [.D515]&lt;=[.B515]))" office:value-type="boolean" office:boolean-value="false" calcext:value-type="boolean">
            <text:p>FALSE</text:p>
          </table:table-cell>
          <table:table-cell table:formula="of:=AND(AND([.A515]&gt;=[.C515]; [.A515]&lt;=[.D515]);AND([.B515]&gt;=[.C515]; [.B515]&lt;=[.D515]))" office:value-type="boolean" office:boolean-value="false" calcext:value-type="boolean">
            <text:p>FALSE</text:p>
          </table:table-cell>
          <table:table-cell table:formula="of:=AND([.E515];[.F515])" office:value-type="boolean" office:boolean-value="false" calcext:value-type="boolean">
            <text:p>FALSE</text:p>
          </table:table-cell>
          <table:table-cell table:formula="of:=OR([.E515];[.F51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formula="of:=AND(AND([.C516]&gt;=[.A516]; [.C516]&lt;=[.B516]);AND([.D516]&gt;=[.A516]; [.D516]&lt;=[.B516]))" office:value-type="boolean" office:boolean-value="false" calcext:value-type="boolean">
            <text:p>FALSE</text:p>
          </table:table-cell>
          <table:table-cell table:formula="of:=AND(AND([.A516]&gt;=[.C516]; [.A516]&lt;=[.D516]);AND([.B516]&gt;=[.C516]; [.B516]&lt;=[.D516]))" office:value-type="boolean" office:boolean-value="false" calcext:value-type="boolean">
            <text:p>FALSE</text:p>
          </table:table-cell>
          <table:table-cell table:formula="of:=AND([.E516];[.F516])" office:value-type="boolean" office:boolean-value="false" calcext:value-type="boolean">
            <text:p>FALSE</text:p>
          </table:table-cell>
          <table:table-cell table:formula="of:=OR([.E516];[.F51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formula="of:=AND(AND([.C517]&gt;=[.A517]; [.C517]&lt;=[.B517]);AND([.D517]&gt;=[.A517]; [.D517]&lt;=[.B517]))" office:value-type="boolean" office:boolean-value="false" calcext:value-type="boolean">
            <text:p>FALSE</text:p>
          </table:table-cell>
          <table:table-cell table:formula="of:=AND(AND([.A517]&gt;=[.C517]; [.A517]&lt;=[.D517]);AND([.B517]&gt;=[.C517]; [.B517]&lt;=[.D517]))" office:value-type="boolean" office:boolean-value="false" calcext:value-type="boolean">
            <text:p>FALSE</text:p>
          </table:table-cell>
          <table:table-cell table:formula="of:=AND([.E517];[.F517])" office:value-type="boolean" office:boolean-value="false" calcext:value-type="boolean">
            <text:p>FALSE</text:p>
          </table:table-cell>
          <table:table-cell table:formula="of:=OR([.E517];[.F51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AND(AND([.C518]&gt;=[.A518]; [.C518]&lt;=[.B518]);AND([.D518]&gt;=[.A518]; [.D518]&lt;=[.B518]))" office:value-type="boolean" office:boolean-value="false" calcext:value-type="boolean">
            <text:p>FALSE</text:p>
          </table:table-cell>
          <table:table-cell table:formula="of:=AND(AND([.A518]&gt;=[.C518]; [.A518]&lt;=[.D518]);AND([.B518]&gt;=[.C518]; [.B518]&lt;=[.D518]))" office:value-type="boolean" office:boolean-value="true" calcext:value-type="boolean">
            <text:p>TRUE</text:p>
          </table:table-cell>
          <table:table-cell table:formula="of:=AND([.E518];[.F518])" office:value-type="boolean" office:boolean-value="false" calcext:value-type="boolean">
            <text:p>FALSE</text:p>
          </table:table-cell>
          <table:table-cell table:formula="of:=OR([.E518];[.F51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formula="of:=AND(AND([.C519]&gt;=[.A519]; [.C519]&lt;=[.B519]);AND([.D519]&gt;=[.A519]; [.D519]&lt;=[.B519]))" office:value-type="boolean" office:boolean-value="false" calcext:value-type="boolean">
            <text:p>FALSE</text:p>
          </table:table-cell>
          <table:table-cell table:formula="of:=AND(AND([.A519]&gt;=[.C519]; [.A519]&lt;=[.D519]);AND([.B519]&gt;=[.C519]; [.B519]&lt;=[.D519]))" office:value-type="boolean" office:boolean-value="false" calcext:value-type="boolean">
            <text:p>FALSE</text:p>
          </table:table-cell>
          <table:table-cell table:formula="of:=AND([.E519];[.F519])" office:value-type="boolean" office:boolean-value="false" calcext:value-type="boolean">
            <text:p>FALSE</text:p>
          </table:table-cell>
          <table:table-cell table:formula="of:=OR([.E519];[.F51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table:formula="of:=AND(AND([.C520]&gt;=[.A520]; [.C520]&lt;=[.B520]);AND([.D520]&gt;=[.A520]; [.D520]&lt;=[.B520]))" office:value-type="boolean" office:boolean-value="false" calcext:value-type="boolean">
            <text:p>FALSE</text:p>
          </table:table-cell>
          <table:table-cell table:formula="of:=AND(AND([.A520]&gt;=[.C520]; [.A520]&lt;=[.D520]);AND([.B520]&gt;=[.C520]; [.B520]&lt;=[.D520]))" office:value-type="boolean" office:boolean-value="true" calcext:value-type="boolean">
            <text:p>TRUE</text:p>
          </table:table-cell>
          <table:table-cell table:formula="of:=AND([.E520];[.F520])" office:value-type="boolean" office:boolean-value="false" calcext:value-type="boolean">
            <text:p>FALSE</text:p>
          </table:table-cell>
          <table:table-cell table:formula="of:=OR([.E520];[.F52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table:formula="of:=AND(AND([.C521]&gt;=[.A521]; [.C521]&lt;=[.B521]);AND([.D521]&gt;=[.A521]; [.D521]&lt;=[.B521]))" office:value-type="boolean" office:boolean-value="true" calcext:value-type="boolean">
            <text:p>TRUE</text:p>
          </table:table-cell>
          <table:table-cell table:formula="of:=AND(AND([.A521]&gt;=[.C521]; [.A521]&lt;=[.D521]);AND([.B521]&gt;=[.C521]; [.B521]&lt;=[.D521]))" office:value-type="boolean" office:boolean-value="false" calcext:value-type="boolean">
            <text:p>FALSE</text:p>
          </table:table-cell>
          <table:table-cell table:formula="of:=AND([.E521];[.F521])" office:value-type="boolean" office:boolean-value="false" calcext:value-type="boolean">
            <text:p>FALSE</text:p>
          </table:table-cell>
          <table:table-cell table:formula="of:=OR([.E521];[.F52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formula="of:=AND(AND([.C522]&gt;=[.A522]; [.C522]&lt;=[.B522]);AND([.D522]&gt;=[.A522]; [.D522]&lt;=[.B522]))" office:value-type="boolean" office:boolean-value="false" calcext:value-type="boolean">
            <text:p>FALSE</text:p>
          </table:table-cell>
          <table:table-cell table:formula="of:=AND(AND([.A522]&gt;=[.C522]; [.A522]&lt;=[.D522]);AND([.B522]&gt;=[.C522]; [.B522]&lt;=[.D522]))" office:value-type="boolean" office:boolean-value="false" calcext:value-type="boolean">
            <text:p>FALSE</text:p>
          </table:table-cell>
          <table:table-cell table:formula="of:=AND([.E522];[.F522])" office:value-type="boolean" office:boolean-value="false" calcext:value-type="boolean">
            <text:p>FALSE</text:p>
          </table:table-cell>
          <table:table-cell table:formula="of:=OR([.E522];[.F52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AND(AND([.C523]&gt;=[.A523]; [.C523]&lt;=[.B523]);AND([.D523]&gt;=[.A523]; [.D523]&lt;=[.B523]))" office:value-type="boolean" office:boolean-value="false" calcext:value-type="boolean">
            <text:p>FALSE</text:p>
          </table:table-cell>
          <table:table-cell table:formula="of:=AND(AND([.A523]&gt;=[.C523]; [.A523]&lt;=[.D523]);AND([.B523]&gt;=[.C523]; [.B523]&lt;=[.D523]))" office:value-type="boolean" office:boolean-value="true" calcext:value-type="boolean">
            <text:p>TRUE</text:p>
          </table:table-cell>
          <table:table-cell table:formula="of:=AND([.E523];[.F523])" office:value-type="boolean" office:boolean-value="false" calcext:value-type="boolean">
            <text:p>FALSE</text:p>
          </table:table-cell>
          <table:table-cell table:formula="of:=OR([.E523];[.F52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formula="of:=AND(AND([.C524]&gt;=[.A524]; [.C524]&lt;=[.B524]);AND([.D524]&gt;=[.A524]; [.D524]&lt;=[.B524]))" office:value-type="boolean" office:boolean-value="true" calcext:value-type="boolean">
            <text:p>TRUE</text:p>
          </table:table-cell>
          <table:table-cell table:formula="of:=AND(AND([.A524]&gt;=[.C524]; [.A524]&lt;=[.D524]);AND([.B524]&gt;=[.C524]; [.B524]&lt;=[.D524]))" office:value-type="boolean" office:boolean-value="false" calcext:value-type="boolean">
            <text:p>FALSE</text:p>
          </table:table-cell>
          <table:table-cell table:formula="of:=AND([.E524];[.F524])" office:value-type="boolean" office:boolean-value="false" calcext:value-type="boolean">
            <text:p>FALSE</text:p>
          </table:table-cell>
          <table:table-cell table:formula="of:=OR([.E524];[.F52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formula="of:=AND(AND([.C525]&gt;=[.A525]; [.C525]&lt;=[.B525]);AND([.D525]&gt;=[.A525]; [.D525]&lt;=[.B525]))" office:value-type="boolean" office:boolean-value="false" calcext:value-type="boolean">
            <text:p>FALSE</text:p>
          </table:table-cell>
          <table:table-cell table:formula="of:=AND(AND([.A525]&gt;=[.C525]; [.A525]&lt;=[.D525]);AND([.B525]&gt;=[.C525]; [.B525]&lt;=[.D525]))" office:value-type="boolean" office:boolean-value="false" calcext:value-type="boolean">
            <text:p>FALSE</text:p>
          </table:table-cell>
          <table:table-cell table:formula="of:=AND([.E525];[.F525])" office:value-type="boolean" office:boolean-value="false" calcext:value-type="boolean">
            <text:p>FALSE</text:p>
          </table:table-cell>
          <table:table-cell table:formula="of:=OR([.E525];[.F52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AND(AND([.C526]&gt;=[.A526]; [.C526]&lt;=[.B526]);AND([.D526]&gt;=[.A526]; [.D526]&lt;=[.B526]))" office:value-type="boolean" office:boolean-value="false" calcext:value-type="boolean">
            <text:p>FALSE</text:p>
          </table:table-cell>
          <table:table-cell table:formula="of:=AND(AND([.A526]&gt;=[.C526]; [.A526]&lt;=[.D526]);AND([.B526]&gt;=[.C526]; [.B526]&lt;=[.D526]))" office:value-type="boolean" office:boolean-value="true" calcext:value-type="boolean">
            <text:p>TRUE</text:p>
          </table:table-cell>
          <table:table-cell table:formula="of:=AND([.E526];[.F526])" office:value-type="boolean" office:boolean-value="false" calcext:value-type="boolean">
            <text:p>FALSE</text:p>
          </table:table-cell>
          <table:table-cell table:formula="of:=OR([.E526];[.F52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formula="of:=AND(AND([.C527]&gt;=[.A527]; [.C527]&lt;=[.B527]);AND([.D527]&gt;=[.A527]; [.D527]&lt;=[.B527]))" office:value-type="boolean" office:boolean-value="false" calcext:value-type="boolean">
            <text:p>FALSE</text:p>
          </table:table-cell>
          <table:table-cell table:formula="of:=AND(AND([.A527]&gt;=[.C527]; [.A527]&lt;=[.D527]);AND([.B527]&gt;=[.C527]; [.B527]&lt;=[.D527]))" office:value-type="boolean" office:boolean-value="false" calcext:value-type="boolean">
            <text:p>FALSE</text:p>
          </table:table-cell>
          <table:table-cell table:formula="of:=AND([.E527];[.F527])" office:value-type="boolean" office:boolean-value="false" calcext:value-type="boolean">
            <text:p>FALSE</text:p>
          </table:table-cell>
          <table:table-cell table:formula="of:=OR([.E527];[.F52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formula="of:=AND(AND([.C528]&gt;=[.A528]; [.C528]&lt;=[.B528]);AND([.D528]&gt;=[.A528]; [.D528]&lt;=[.B528]))" office:value-type="boolean" office:boolean-value="false" calcext:value-type="boolean">
            <text:p>FALSE</text:p>
          </table:table-cell>
          <table:table-cell table:formula="of:=AND(AND([.A528]&gt;=[.C528]; [.A528]&lt;=[.D528]);AND([.B528]&gt;=[.C528]; [.B528]&lt;=[.D528]))" office:value-type="boolean" office:boolean-value="true" calcext:value-type="boolean">
            <text:p>TRUE</text:p>
          </table:table-cell>
          <table:table-cell table:formula="of:=AND([.E528];[.F528])" office:value-type="boolean" office:boolean-value="false" calcext:value-type="boolean">
            <text:p>FALSE</text:p>
          </table:table-cell>
          <table:table-cell table:formula="of:=OR([.E528];[.F52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table:formula="of:=AND(AND([.C529]&gt;=[.A529]; [.C529]&lt;=[.B529]);AND([.D529]&gt;=[.A529]; [.D529]&lt;=[.B529]))" office:value-type="boolean" office:boolean-value="false" calcext:value-type="boolean">
            <text:p>FALSE</text:p>
          </table:table-cell>
          <table:table-cell table:formula="of:=AND(AND([.A529]&gt;=[.C529]; [.A529]&lt;=[.D529]);AND([.B529]&gt;=[.C529]; [.B529]&lt;=[.D529]))" office:value-type="boolean" office:boolean-value="false" calcext:value-type="boolean">
            <text:p>FALSE</text:p>
          </table:table-cell>
          <table:table-cell table:formula="of:=AND([.E529];[.F529])" office:value-type="boolean" office:boolean-value="false" calcext:value-type="boolean">
            <text:p>FALSE</text:p>
          </table:table-cell>
          <table:table-cell table:formula="of:=OR([.E529];[.F52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AND(AND([.C530]&gt;=[.A530]; [.C530]&lt;=[.B530]);AND([.D530]&gt;=[.A530]; [.D530]&lt;=[.B530]))" office:value-type="boolean" office:boolean-value="false" calcext:value-type="boolean">
            <text:p>FALSE</text:p>
          </table:table-cell>
          <table:table-cell table:formula="of:=AND(AND([.A530]&gt;=[.C530]; [.A530]&lt;=[.D530]);AND([.B530]&gt;=[.C530]; [.B530]&lt;=[.D530]))" office:value-type="boolean" office:boolean-value="false" calcext:value-type="boolean">
            <text:p>FALSE</text:p>
          </table:table-cell>
          <table:table-cell table:formula="of:=AND([.E530];[.F530])" office:value-type="boolean" office:boolean-value="false" calcext:value-type="boolean">
            <text:p>FALSE</text:p>
          </table:table-cell>
          <table:table-cell table:formula="of:=OR([.E530];[.F53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formula="of:=AND(AND([.C531]&gt;=[.A531]; [.C531]&lt;=[.B531]);AND([.D531]&gt;=[.A531]; [.D531]&lt;=[.B531]))" office:value-type="boolean" office:boolean-value="false" calcext:value-type="boolean">
            <text:p>FALSE</text:p>
          </table:table-cell>
          <table:table-cell table:formula="of:=AND(AND([.A531]&gt;=[.C531]; [.A531]&lt;=[.D531]);AND([.B531]&gt;=[.C531]; [.B531]&lt;=[.D531]))" office:value-type="boolean" office:boolean-value="false" calcext:value-type="boolean">
            <text:p>FALSE</text:p>
          </table:table-cell>
          <table:table-cell table:formula="of:=AND([.E531];[.F531])" office:value-type="boolean" office:boolean-value="false" calcext:value-type="boolean">
            <text:p>FALSE</text:p>
          </table:table-cell>
          <table:table-cell table:formula="of:=OR([.E531];[.F53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AND(AND([.C532]&gt;=[.A532]; [.C532]&lt;=[.B532]);AND([.D532]&gt;=[.A532]; [.D532]&lt;=[.B532]))" office:value-type="boolean" office:boolean-value="true" calcext:value-type="boolean">
            <text:p>TRUE</text:p>
          </table:table-cell>
          <table:table-cell table:formula="of:=AND(AND([.A532]&gt;=[.C532]; [.A532]&lt;=[.D532]);AND([.B532]&gt;=[.C532]; [.B532]&lt;=[.D532]))" office:value-type="boolean" office:boolean-value="false" calcext:value-type="boolean">
            <text:p>FALSE</text:p>
          </table:table-cell>
          <table:table-cell table:formula="of:=AND([.E532];[.F532])" office:value-type="boolean" office:boolean-value="false" calcext:value-type="boolean">
            <text:p>FALSE</text:p>
          </table:table-cell>
          <table:table-cell table:formula="of:=OR([.E532];[.F53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table:formula="of:=AND(AND([.C533]&gt;=[.A533]; [.C533]&lt;=[.B533]);AND([.D533]&gt;=[.A533]; [.D533]&lt;=[.B533]))" office:value-type="boolean" office:boolean-value="false" calcext:value-type="boolean">
            <text:p>FALSE</text:p>
          </table:table-cell>
          <table:table-cell table:formula="of:=AND(AND([.A533]&gt;=[.C533]; [.A533]&lt;=[.D533]);AND([.B533]&gt;=[.C533]; [.B533]&lt;=[.D533]))" office:value-type="boolean" office:boolean-value="false" calcext:value-type="boolean">
            <text:p>FALSE</text:p>
          </table:table-cell>
          <table:table-cell table:formula="of:=AND([.E533];[.F533])" office:value-type="boolean" office:boolean-value="false" calcext:value-type="boolean">
            <text:p>FALSE</text:p>
          </table:table-cell>
          <table:table-cell table:formula="of:=OR([.E533];[.F53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formula="of:=AND(AND([.C534]&gt;=[.A534]; [.C534]&lt;=[.B534]);AND([.D534]&gt;=[.A534]; [.D534]&lt;=[.B534]))" office:value-type="boolean" office:boolean-value="false" calcext:value-type="boolean">
            <text:p>FALSE</text:p>
          </table:table-cell>
          <table:table-cell table:formula="of:=AND(AND([.A534]&gt;=[.C534]; [.A534]&lt;=[.D534]);AND([.B534]&gt;=[.C534]; [.B534]&lt;=[.D534]))" office:value-type="boolean" office:boolean-value="false" calcext:value-type="boolean">
            <text:p>FALSE</text:p>
          </table:table-cell>
          <table:table-cell table:formula="of:=AND([.E534];[.F534])" office:value-type="boolean" office:boolean-value="false" calcext:value-type="boolean">
            <text:p>FALSE</text:p>
          </table:table-cell>
          <table:table-cell table:formula="of:=OR([.E534];[.F53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table:formula="of:=AND(AND([.C535]&gt;=[.A535]; [.C535]&lt;=[.B535]);AND([.D535]&gt;=[.A535]; [.D535]&lt;=[.B535]))" office:value-type="boolean" office:boolean-value="true" calcext:value-type="boolean">
            <text:p>TRUE</text:p>
          </table:table-cell>
          <table:table-cell table:formula="of:=AND(AND([.A535]&gt;=[.C535]; [.A535]&lt;=[.D535]);AND([.B535]&gt;=[.C535]; [.B535]&lt;=[.D535]))" office:value-type="boolean" office:boolean-value="false" calcext:value-type="boolean">
            <text:p>FALSE</text:p>
          </table:table-cell>
          <table:table-cell table:formula="of:=AND([.E535];[.F535])" office:value-type="boolean" office:boolean-value="false" calcext:value-type="boolean">
            <text:p>FALSE</text:p>
          </table:table-cell>
          <table:table-cell table:formula="of:=OR([.E535];[.F53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table:formula="of:=AND(AND([.C536]&gt;=[.A536]; [.C536]&lt;=[.B536]);AND([.D536]&gt;=[.A536]; [.D536]&lt;=[.B536]))" office:value-type="boolean" office:boolean-value="true" calcext:value-type="boolean">
            <text:p>TRUE</text:p>
          </table:table-cell>
          <table:table-cell table:formula="of:=AND(AND([.A536]&gt;=[.C536]; [.A536]&lt;=[.D536]);AND([.B536]&gt;=[.C536]; [.B536]&lt;=[.D536]))" office:value-type="boolean" office:boolean-value="false" calcext:value-type="boolean">
            <text:p>FALSE</text:p>
          </table:table-cell>
          <table:table-cell table:formula="of:=AND([.E536];[.F536])" office:value-type="boolean" office:boolean-value="false" calcext:value-type="boolean">
            <text:p>FALSE</text:p>
          </table:table-cell>
          <table:table-cell table:formula="of:=OR([.E536];[.F53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formula="of:=AND(AND([.C537]&gt;=[.A537]; [.C537]&lt;=[.B537]);AND([.D537]&gt;=[.A537]; [.D537]&lt;=[.B537]))" office:value-type="boolean" office:boolean-value="false" calcext:value-type="boolean">
            <text:p>FALSE</text:p>
          </table:table-cell>
          <table:table-cell table:formula="of:=AND(AND([.A537]&gt;=[.C537]; [.A537]&lt;=[.D537]);AND([.B537]&gt;=[.C537]; [.B537]&lt;=[.D537]))" office:value-type="boolean" office:boolean-value="true" calcext:value-type="boolean">
            <text:p>TRUE</text:p>
          </table:table-cell>
          <table:table-cell table:formula="of:=AND([.E537];[.F537])" office:value-type="boolean" office:boolean-value="false" calcext:value-type="boolean">
            <text:p>FALSE</text:p>
          </table:table-cell>
          <table:table-cell table:formula="of:=OR([.E537];[.F53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formula="of:=AND(AND([.C538]&gt;=[.A538]; [.C538]&lt;=[.B538]);AND([.D538]&gt;=[.A538]; [.D538]&lt;=[.B538]))" office:value-type="boolean" office:boolean-value="false" calcext:value-type="boolean">
            <text:p>FALSE</text:p>
          </table:table-cell>
          <table:table-cell table:formula="of:=AND(AND([.A538]&gt;=[.C538]; [.A538]&lt;=[.D538]);AND([.B538]&gt;=[.C538]; [.B538]&lt;=[.D538]))" office:value-type="boolean" office:boolean-value="false" calcext:value-type="boolean">
            <text:p>FALSE</text:p>
          </table:table-cell>
          <table:table-cell table:formula="of:=AND([.E538];[.F538])" office:value-type="boolean" office:boolean-value="false" calcext:value-type="boolean">
            <text:p>FALSE</text:p>
          </table:table-cell>
          <table:table-cell table:formula="of:=OR([.E538];[.F53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formula="of:=AND(AND([.C539]&gt;=[.A539]; [.C539]&lt;=[.B539]);AND([.D539]&gt;=[.A539]; [.D539]&lt;=[.B539]))" office:value-type="boolean" office:boolean-value="false" calcext:value-type="boolean">
            <text:p>FALSE</text:p>
          </table:table-cell>
          <table:table-cell table:formula="of:=AND(AND([.A539]&gt;=[.C539]; [.A539]&lt;=[.D539]);AND([.B539]&gt;=[.C539]; [.B539]&lt;=[.D539]))" office:value-type="boolean" office:boolean-value="true" calcext:value-type="boolean">
            <text:p>TRUE</text:p>
          </table:table-cell>
          <table:table-cell table:formula="of:=AND([.E539];[.F539])" office:value-type="boolean" office:boolean-value="false" calcext:value-type="boolean">
            <text:p>FALSE</text:p>
          </table:table-cell>
          <table:table-cell table:formula="of:=OR([.E539];[.F53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table:formula="of:=AND(AND([.C540]&gt;=[.A540]; [.C540]&lt;=[.B540]);AND([.D540]&gt;=[.A540]; [.D540]&lt;=[.B540]))" office:value-type="boolean" office:boolean-value="true" calcext:value-type="boolean">
            <text:p>TRUE</text:p>
          </table:table-cell>
          <table:table-cell table:formula="of:=AND(AND([.A540]&gt;=[.C540]; [.A540]&lt;=[.D540]);AND([.B540]&gt;=[.C540]; [.B540]&lt;=[.D540]))" office:value-type="boolean" office:boolean-value="false" calcext:value-type="boolean">
            <text:p>FALSE</text:p>
          </table:table-cell>
          <table:table-cell table:formula="of:=AND([.E540];[.F540])" office:value-type="boolean" office:boolean-value="false" calcext:value-type="boolean">
            <text:p>FALSE</text:p>
          </table:table-cell>
          <table:table-cell table:formula="of:=OR([.E540];[.F54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formula="of:=AND(AND([.C541]&gt;=[.A541]; [.C541]&lt;=[.B541]);AND([.D541]&gt;=[.A541]; [.D541]&lt;=[.B541]))" office:value-type="boolean" office:boolean-value="false" calcext:value-type="boolean">
            <text:p>FALSE</text:p>
          </table:table-cell>
          <table:table-cell table:formula="of:=AND(AND([.A541]&gt;=[.C541]; [.A541]&lt;=[.D541]);AND([.B541]&gt;=[.C541]; [.B541]&lt;=[.D541]))" office:value-type="boolean" office:boolean-value="true" calcext:value-type="boolean">
            <text:p>TRUE</text:p>
          </table:table-cell>
          <table:table-cell table:formula="of:=AND([.E541];[.F541])" office:value-type="boolean" office:boolean-value="false" calcext:value-type="boolean">
            <text:p>FALSE</text:p>
          </table:table-cell>
          <table:table-cell table:formula="of:=OR([.E541];[.F54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AND(AND([.C542]&gt;=[.A542]; [.C542]&lt;=[.B542]);AND([.D542]&gt;=[.A542]; [.D542]&lt;=[.B542]))" office:value-type="boolean" office:boolean-value="false" calcext:value-type="boolean">
            <text:p>FALSE</text:p>
          </table:table-cell>
          <table:table-cell table:formula="of:=AND(AND([.A542]&gt;=[.C542]; [.A542]&lt;=[.D542]);AND([.B542]&gt;=[.C542]; [.B542]&lt;=[.D542]))" office:value-type="boolean" office:boolean-value="false" calcext:value-type="boolean">
            <text:p>FALSE</text:p>
          </table:table-cell>
          <table:table-cell table:formula="of:=AND([.E542];[.F542])" office:value-type="boolean" office:boolean-value="false" calcext:value-type="boolean">
            <text:p>FALSE</text:p>
          </table:table-cell>
          <table:table-cell table:formula="of:=OR([.E542];[.F54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AND(AND([.C543]&gt;=[.A543]; [.C543]&lt;=[.B543]);AND([.D543]&gt;=[.A543]; [.D543]&lt;=[.B543]))" office:value-type="boolean" office:boolean-value="false" calcext:value-type="boolean">
            <text:p>FALSE</text:p>
          </table:table-cell>
          <table:table-cell table:formula="of:=AND(AND([.A543]&gt;=[.C543]; [.A543]&lt;=[.D543]);AND([.B543]&gt;=[.C543]; [.B543]&lt;=[.D543]))" office:value-type="boolean" office:boolean-value="false" calcext:value-type="boolean">
            <text:p>FALSE</text:p>
          </table:table-cell>
          <table:table-cell table:formula="of:=AND([.E543];[.F543])" office:value-type="boolean" office:boolean-value="false" calcext:value-type="boolean">
            <text:p>FALSE</text:p>
          </table:table-cell>
          <table:table-cell table:formula="of:=OR([.E543];[.F54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formula="of:=AND(AND([.C544]&gt;=[.A544]; [.C544]&lt;=[.B544]);AND([.D544]&gt;=[.A544]; [.D544]&lt;=[.B544]))" office:value-type="boolean" office:boolean-value="false" calcext:value-type="boolean">
            <text:p>FALSE</text:p>
          </table:table-cell>
          <table:table-cell table:formula="of:=AND(AND([.A544]&gt;=[.C544]; [.A544]&lt;=[.D544]);AND([.B544]&gt;=[.C544]; [.B544]&lt;=[.D544]))" office:value-type="boolean" office:boolean-value="false" calcext:value-type="boolean">
            <text:p>FALSE</text:p>
          </table:table-cell>
          <table:table-cell table:formula="of:=AND([.E544];[.F544])" office:value-type="boolean" office:boolean-value="false" calcext:value-type="boolean">
            <text:p>FALSE</text:p>
          </table:table-cell>
          <table:table-cell table:formula="of:=OR([.E544];[.F54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formula="of:=AND(AND([.C545]&gt;=[.A545]; [.C545]&lt;=[.B545]);AND([.D545]&gt;=[.A545]; [.D545]&lt;=[.B545]))" office:value-type="boolean" office:boolean-value="false" calcext:value-type="boolean">
            <text:p>FALSE</text:p>
          </table:table-cell>
          <table:table-cell table:formula="of:=AND(AND([.A545]&gt;=[.C545]; [.A545]&lt;=[.D545]);AND([.B545]&gt;=[.C545]; [.B545]&lt;=[.D545]))" office:value-type="boolean" office:boolean-value="false" calcext:value-type="boolean">
            <text:p>FALSE</text:p>
          </table:table-cell>
          <table:table-cell table:formula="of:=AND([.E545];[.F545])" office:value-type="boolean" office:boolean-value="false" calcext:value-type="boolean">
            <text:p>FALSE</text:p>
          </table:table-cell>
          <table:table-cell table:formula="of:=OR([.E545];[.F54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formula="of:=AND(AND([.C546]&gt;=[.A546]; [.C546]&lt;=[.B546]);AND([.D546]&gt;=[.A546]; [.D546]&lt;=[.B546]))" office:value-type="boolean" office:boolean-value="false" calcext:value-type="boolean">
            <text:p>FALSE</text:p>
          </table:table-cell>
          <table:table-cell table:formula="of:=AND(AND([.A546]&gt;=[.C546]; [.A546]&lt;=[.D546]);AND([.B546]&gt;=[.C546]; [.B546]&lt;=[.D546]))" office:value-type="boolean" office:boolean-value="false" calcext:value-type="boolean">
            <text:p>FALSE</text:p>
          </table:table-cell>
          <table:table-cell table:formula="of:=AND([.E546];[.F546])" office:value-type="boolean" office:boolean-value="false" calcext:value-type="boolean">
            <text:p>FALSE</text:p>
          </table:table-cell>
          <table:table-cell table:formula="of:=OR([.E546];[.F54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ND(AND([.C547]&gt;=[.A547]; [.C547]&lt;=[.B547]);AND([.D547]&gt;=[.A547]; [.D547]&lt;=[.B547]))" office:value-type="boolean" office:boolean-value="false" calcext:value-type="boolean">
            <text:p>FALSE</text:p>
          </table:table-cell>
          <table:table-cell table:formula="of:=AND(AND([.A547]&gt;=[.C547]; [.A547]&lt;=[.D547]);AND([.B547]&gt;=[.C547]; [.B547]&lt;=[.D547]))" office:value-type="boolean" office:boolean-value="false" calcext:value-type="boolean">
            <text:p>FALSE</text:p>
          </table:table-cell>
          <table:table-cell table:formula="of:=AND([.E547];[.F547])" office:value-type="boolean" office:boolean-value="false" calcext:value-type="boolean">
            <text:p>FALSE</text:p>
          </table:table-cell>
          <table:table-cell table:formula="of:=OR([.E547];[.F54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table:formula="of:=AND(AND([.C548]&gt;=[.A548]; [.C548]&lt;=[.B548]);AND([.D548]&gt;=[.A548]; [.D548]&lt;=[.B548]))" office:value-type="boolean" office:boolean-value="false" calcext:value-type="boolean">
            <text:p>FALSE</text:p>
          </table:table-cell>
          <table:table-cell table:formula="of:=AND(AND([.A548]&gt;=[.C548]; [.A548]&lt;=[.D548]);AND([.B548]&gt;=[.C548]; [.B548]&lt;=[.D548]))" office:value-type="boolean" office:boolean-value="true" calcext:value-type="boolean">
            <text:p>TRUE</text:p>
          </table:table-cell>
          <table:table-cell table:formula="of:=AND([.E548];[.F548])" office:value-type="boolean" office:boolean-value="false" calcext:value-type="boolean">
            <text:p>FALSE</text:p>
          </table:table-cell>
          <table:table-cell table:formula="of:=OR([.E548];[.F54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AND(AND([.C549]&gt;=[.A549]; [.C549]&lt;=[.B549]);AND([.D549]&gt;=[.A549]; [.D549]&lt;=[.B549]))" office:value-type="boolean" office:boolean-value="false" calcext:value-type="boolean">
            <text:p>FALSE</text:p>
          </table:table-cell>
          <table:table-cell table:formula="of:=AND(AND([.A549]&gt;=[.C549]; [.A549]&lt;=[.D549]);AND([.B549]&gt;=[.C549]; [.B549]&lt;=[.D549]))" office:value-type="boolean" office:boolean-value="true" calcext:value-type="boolean">
            <text:p>TRUE</text:p>
          </table:table-cell>
          <table:table-cell table:formula="of:=AND([.E549];[.F549])" office:value-type="boolean" office:boolean-value="false" calcext:value-type="boolean">
            <text:p>FALSE</text:p>
          </table:table-cell>
          <table:table-cell table:formula="of:=OR([.E549];[.F54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table:formula="of:=AND(AND([.C550]&gt;=[.A550]; [.C550]&lt;=[.B550]);AND([.D550]&gt;=[.A550]; [.D550]&lt;=[.B550]))" office:value-type="boolean" office:boolean-value="false" calcext:value-type="boolean">
            <text:p>FALSE</text:p>
          </table:table-cell>
          <table:table-cell table:formula="of:=AND(AND([.A550]&gt;=[.C550]; [.A550]&lt;=[.D550]);AND([.B550]&gt;=[.C550]; [.B550]&lt;=[.D550]))" office:value-type="boolean" office:boolean-value="false" calcext:value-type="boolean">
            <text:p>FALSE</text:p>
          </table:table-cell>
          <table:table-cell table:formula="of:=AND([.E550];[.F550])" office:value-type="boolean" office:boolean-value="false" calcext:value-type="boolean">
            <text:p>FALSE</text:p>
          </table:table-cell>
          <table:table-cell table:formula="of:=OR([.E550];[.F55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AND(AND([.C551]&gt;=[.A551]; [.C551]&lt;=[.B551]);AND([.D551]&gt;=[.A551]; [.D551]&lt;=[.B551]))" office:value-type="boolean" office:boolean-value="true" calcext:value-type="boolean">
            <text:p>TRUE</text:p>
          </table:table-cell>
          <table:table-cell table:formula="of:=AND(AND([.A551]&gt;=[.C551]; [.A551]&lt;=[.D551]);AND([.B551]&gt;=[.C551]; [.B551]&lt;=[.D551]))" office:value-type="boolean" office:boolean-value="false" calcext:value-type="boolean">
            <text:p>FALSE</text:p>
          </table:table-cell>
          <table:table-cell table:formula="of:=AND([.E551];[.F551])" office:value-type="boolean" office:boolean-value="false" calcext:value-type="boolean">
            <text:p>FALSE</text:p>
          </table:table-cell>
          <table:table-cell table:formula="of:=OR([.E551];[.F55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AND(AND([.C552]&gt;=[.A552]; [.C552]&lt;=[.B552]);AND([.D552]&gt;=[.A552]; [.D552]&lt;=[.B552]))" office:value-type="boolean" office:boolean-value="false" calcext:value-type="boolean">
            <text:p>FALSE</text:p>
          </table:table-cell>
          <table:table-cell table:formula="of:=AND(AND([.A552]&gt;=[.C552]; [.A552]&lt;=[.D552]);AND([.B552]&gt;=[.C552]; [.B552]&lt;=[.D552]))" office:value-type="boolean" office:boolean-value="false" calcext:value-type="boolean">
            <text:p>FALSE</text:p>
          </table:table-cell>
          <table:table-cell table:formula="of:=AND([.E552];[.F552])" office:value-type="boolean" office:boolean-value="false" calcext:value-type="boolean">
            <text:p>FALSE</text:p>
          </table:table-cell>
          <table:table-cell table:formula="of:=OR([.E552];[.F55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formula="of:=AND(AND([.C553]&gt;=[.A553]; [.C553]&lt;=[.B553]);AND([.D553]&gt;=[.A553]; [.D553]&lt;=[.B553]))" office:value-type="boolean" office:boolean-value="false" calcext:value-type="boolean">
            <text:p>FALSE</text:p>
          </table:table-cell>
          <table:table-cell table:formula="of:=AND(AND([.A553]&gt;=[.C553]; [.A553]&lt;=[.D553]);AND([.B553]&gt;=[.C553]; [.B553]&lt;=[.D553]))" office:value-type="boolean" office:boolean-value="false" calcext:value-type="boolean">
            <text:p>FALSE</text:p>
          </table:table-cell>
          <table:table-cell table:formula="of:=AND([.E553];[.F553])" office:value-type="boolean" office:boolean-value="false" calcext:value-type="boolean">
            <text:p>FALSE</text:p>
          </table:table-cell>
          <table:table-cell table:formula="of:=OR([.E553];[.F55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formula="of:=AND(AND([.C554]&gt;=[.A554]; [.C554]&lt;=[.B554]);AND([.D554]&gt;=[.A554]; [.D554]&lt;=[.B554]))" office:value-type="boolean" office:boolean-value="false" calcext:value-type="boolean">
            <text:p>FALSE</text:p>
          </table:table-cell>
          <table:table-cell table:formula="of:=AND(AND([.A554]&gt;=[.C554]; [.A554]&lt;=[.D554]);AND([.B554]&gt;=[.C554]; [.B554]&lt;=[.D554]))" office:value-type="boolean" office:boolean-value="false" calcext:value-type="boolean">
            <text:p>FALSE</text:p>
          </table:table-cell>
          <table:table-cell table:formula="of:=AND([.E554];[.F554])" office:value-type="boolean" office:boolean-value="false" calcext:value-type="boolean">
            <text:p>FALSE</text:p>
          </table:table-cell>
          <table:table-cell table:formula="of:=OR([.E554];[.F55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formula="of:=AND(AND([.C555]&gt;=[.A555]; [.C555]&lt;=[.B555]);AND([.D555]&gt;=[.A555]; [.D555]&lt;=[.B555]))" office:value-type="boolean" office:boolean-value="false" calcext:value-type="boolean">
            <text:p>FALSE</text:p>
          </table:table-cell>
          <table:table-cell table:formula="of:=AND(AND([.A555]&gt;=[.C555]; [.A555]&lt;=[.D555]);AND([.B555]&gt;=[.C555]; [.B555]&lt;=[.D555]))" office:value-type="boolean" office:boolean-value="true" calcext:value-type="boolean">
            <text:p>TRUE</text:p>
          </table:table-cell>
          <table:table-cell table:formula="of:=AND([.E555];[.F555])" office:value-type="boolean" office:boolean-value="false" calcext:value-type="boolean">
            <text:p>FALSE</text:p>
          </table:table-cell>
          <table:table-cell table:formula="of:=OR([.E555];[.F55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1" calcext:value-type="float">
            <text:p>21</text:p>
          </table:table-cell>
          <table:table-cell table:formula="of:=AND(AND([.C556]&gt;=[.A556]; [.C556]&lt;=[.B556]);AND([.D556]&gt;=[.A556]; [.D556]&lt;=[.B556]))" office:value-type="boolean" office:boolean-value="true" calcext:value-type="boolean">
            <text:p>TRUE</text:p>
          </table:table-cell>
          <table:table-cell table:formula="of:=AND(AND([.A556]&gt;=[.C556]; [.A556]&lt;=[.D556]);AND([.B556]&gt;=[.C556]; [.B556]&lt;=[.D556]))" office:value-type="boolean" office:boolean-value="false" calcext:value-type="boolean">
            <text:p>FALSE</text:p>
          </table:table-cell>
          <table:table-cell table:formula="of:=AND([.E556];[.F556])" office:value-type="boolean" office:boolean-value="false" calcext:value-type="boolean">
            <text:p>FALSE</text:p>
          </table:table-cell>
          <table:table-cell table:formula="of:=OR([.E556];[.F55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table:formula="of:=AND(AND([.C557]&gt;=[.A557]; [.C557]&lt;=[.B557]);AND([.D557]&gt;=[.A557]; [.D557]&lt;=[.B557]))" office:value-type="boolean" office:boolean-value="true" calcext:value-type="boolean">
            <text:p>TRUE</text:p>
          </table:table-cell>
          <table:table-cell table:formula="of:=AND(AND([.A557]&gt;=[.C557]; [.A557]&lt;=[.D557]);AND([.B557]&gt;=[.C557]; [.B557]&lt;=[.D557]))" office:value-type="boolean" office:boolean-value="false" calcext:value-type="boolean">
            <text:p>FALSE</text:p>
          </table:table-cell>
          <table:table-cell table:formula="of:=AND([.E557];[.F557])" office:value-type="boolean" office:boolean-value="false" calcext:value-type="boolean">
            <text:p>FALSE</text:p>
          </table:table-cell>
          <table:table-cell table:formula="of:=OR([.E557];[.F55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formula="of:=AND(AND([.C558]&gt;=[.A558]; [.C558]&lt;=[.B558]);AND([.D558]&gt;=[.A558]; [.D558]&lt;=[.B558]))" office:value-type="boolean" office:boolean-value="false" calcext:value-type="boolean">
            <text:p>FALSE</text:p>
          </table:table-cell>
          <table:table-cell table:formula="of:=AND(AND([.A558]&gt;=[.C558]; [.A558]&lt;=[.D558]);AND([.B558]&gt;=[.C558]; [.B558]&lt;=[.D558]))" office:value-type="boolean" office:boolean-value="false" calcext:value-type="boolean">
            <text:p>FALSE</text:p>
          </table:table-cell>
          <table:table-cell table:formula="of:=AND([.E558];[.F558])" office:value-type="boolean" office:boolean-value="false" calcext:value-type="boolean">
            <text:p>FALSE</text:p>
          </table:table-cell>
          <table:table-cell table:formula="of:=OR([.E558];[.F55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formula="of:=AND(AND([.C559]&gt;=[.A559]; [.C559]&lt;=[.B559]);AND([.D559]&gt;=[.A559]; [.D559]&lt;=[.B559]))" office:value-type="boolean" office:boolean-value="false" calcext:value-type="boolean">
            <text:p>FALSE</text:p>
          </table:table-cell>
          <table:table-cell table:formula="of:=AND(AND([.A559]&gt;=[.C559]; [.A559]&lt;=[.D559]);AND([.B559]&gt;=[.C559]; [.B559]&lt;=[.D559]))" office:value-type="boolean" office:boolean-value="false" calcext:value-type="boolean">
            <text:p>FALSE</text:p>
          </table:table-cell>
          <table:table-cell table:formula="of:=AND([.E559];[.F559])" office:value-type="boolean" office:boolean-value="false" calcext:value-type="boolean">
            <text:p>FALSE</text:p>
          </table:table-cell>
          <table:table-cell table:formula="of:=OR([.E559];[.F55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formula="of:=AND(AND([.C560]&gt;=[.A560]; [.C560]&lt;=[.B560]);AND([.D560]&gt;=[.A560]; [.D560]&lt;=[.B560]))" office:value-type="boolean" office:boolean-value="false" calcext:value-type="boolean">
            <text:p>FALSE</text:p>
          </table:table-cell>
          <table:table-cell table:formula="of:=AND(AND([.A560]&gt;=[.C560]; [.A560]&lt;=[.D560]);AND([.B560]&gt;=[.C560]; [.B560]&lt;=[.D560]))" office:value-type="boolean" office:boolean-value="false" calcext:value-type="boolean">
            <text:p>FALSE</text:p>
          </table:table-cell>
          <table:table-cell table:formula="of:=AND([.E560];[.F560])" office:value-type="boolean" office:boolean-value="false" calcext:value-type="boolean">
            <text:p>FALSE</text:p>
          </table:table-cell>
          <table:table-cell table:formula="of:=OR([.E560];[.F56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table:formula="of:=AND(AND([.C561]&gt;=[.A561]; [.C561]&lt;=[.B561]);AND([.D561]&gt;=[.A561]; [.D561]&lt;=[.B561]))" office:value-type="boolean" office:boolean-value="false" calcext:value-type="boolean">
            <text:p>FALSE</text:p>
          </table:table-cell>
          <table:table-cell table:formula="of:=AND(AND([.A561]&gt;=[.C561]; [.A561]&lt;=[.D561]);AND([.B561]&gt;=[.C561]; [.B561]&lt;=[.D561]))" office:value-type="boolean" office:boolean-value="true" calcext:value-type="boolean">
            <text:p>TRUE</text:p>
          </table:table-cell>
          <table:table-cell table:formula="of:=AND([.E561];[.F561])" office:value-type="boolean" office:boolean-value="false" calcext:value-type="boolean">
            <text:p>FALSE</text:p>
          </table:table-cell>
          <table:table-cell table:formula="of:=OR([.E561];[.F56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formula="of:=AND(AND([.C562]&gt;=[.A562]; [.C562]&lt;=[.B562]);AND([.D562]&gt;=[.A562]; [.D562]&lt;=[.B562]))" office:value-type="boolean" office:boolean-value="false" calcext:value-type="boolean">
            <text:p>FALSE</text:p>
          </table:table-cell>
          <table:table-cell table:formula="of:=AND(AND([.A562]&gt;=[.C562]; [.A562]&lt;=[.D562]);AND([.B562]&gt;=[.C562]; [.B562]&lt;=[.D562]))" office:value-type="boolean" office:boolean-value="false" calcext:value-type="boolean">
            <text:p>FALSE</text:p>
          </table:table-cell>
          <table:table-cell table:formula="of:=AND([.E562];[.F562])" office:value-type="boolean" office:boolean-value="false" calcext:value-type="boolean">
            <text:p>FALSE</text:p>
          </table:table-cell>
          <table:table-cell table:formula="of:=OR([.E562];[.F56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formula="of:=AND(AND([.C563]&gt;=[.A563]; [.C563]&lt;=[.B563]);AND([.D563]&gt;=[.A563]; [.D563]&lt;=[.B563]))" office:value-type="boolean" office:boolean-value="false" calcext:value-type="boolean">
            <text:p>FALSE</text:p>
          </table:table-cell>
          <table:table-cell table:formula="of:=AND(AND([.A563]&gt;=[.C563]; [.A563]&lt;=[.D563]);AND([.B563]&gt;=[.C563]; [.B563]&lt;=[.D563]))" office:value-type="boolean" office:boolean-value="false" calcext:value-type="boolean">
            <text:p>FALSE</text:p>
          </table:table-cell>
          <table:table-cell table:formula="of:=AND([.E563];[.F563])" office:value-type="boolean" office:boolean-value="false" calcext:value-type="boolean">
            <text:p>FALSE</text:p>
          </table:table-cell>
          <table:table-cell table:formula="of:=OR([.E563];[.F56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formula="of:=AND(AND([.C564]&gt;=[.A564]; [.C564]&lt;=[.B564]);AND([.D564]&gt;=[.A564]; [.D564]&lt;=[.B564]))" office:value-type="boolean" office:boolean-value="false" calcext:value-type="boolean">
            <text:p>FALSE</text:p>
          </table:table-cell>
          <table:table-cell table:formula="of:=AND(AND([.A564]&gt;=[.C564]; [.A564]&lt;=[.D564]);AND([.B564]&gt;=[.C564]; [.B564]&lt;=[.D564]))" office:value-type="boolean" office:boolean-value="false" calcext:value-type="boolean">
            <text:p>FALSE</text:p>
          </table:table-cell>
          <table:table-cell table:formula="of:=AND([.E564];[.F564])" office:value-type="boolean" office:boolean-value="false" calcext:value-type="boolean">
            <text:p>FALSE</text:p>
          </table:table-cell>
          <table:table-cell table:formula="of:=OR([.E564];[.F56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AND(AND([.C565]&gt;=[.A565]; [.C565]&lt;=[.B565]);AND([.D565]&gt;=[.A565]; [.D565]&lt;=[.B565]))" office:value-type="boolean" office:boolean-value="false" calcext:value-type="boolean">
            <text:p>FALSE</text:p>
          </table:table-cell>
          <table:table-cell table:formula="of:=AND(AND([.A565]&gt;=[.C565]; [.A565]&lt;=[.D565]);AND([.B565]&gt;=[.C565]; [.B565]&lt;=[.D565]))" office:value-type="boolean" office:boolean-value="true" calcext:value-type="boolean">
            <text:p>TRUE</text:p>
          </table:table-cell>
          <table:table-cell table:formula="of:=AND([.E565];[.F565])" office:value-type="boolean" office:boolean-value="false" calcext:value-type="boolean">
            <text:p>FALSE</text:p>
          </table:table-cell>
          <table:table-cell table:formula="of:=OR([.E565];[.F56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formula="of:=AND(AND([.C566]&gt;=[.A566]; [.C566]&lt;=[.B566]);AND([.D566]&gt;=[.A566]; [.D566]&lt;=[.B566]))" office:value-type="boolean" office:boolean-value="false" calcext:value-type="boolean">
            <text:p>FALSE</text:p>
          </table:table-cell>
          <table:table-cell table:formula="of:=AND(AND([.A566]&gt;=[.C566]; [.A566]&lt;=[.D566]);AND([.B566]&gt;=[.C566]; [.B566]&lt;=[.D566]))" office:value-type="boolean" office:boolean-value="true" calcext:value-type="boolean">
            <text:p>TRUE</text:p>
          </table:table-cell>
          <table:table-cell table:formula="of:=AND([.E566];[.F566])" office:value-type="boolean" office:boolean-value="false" calcext:value-type="boolean">
            <text:p>FALSE</text:p>
          </table:table-cell>
          <table:table-cell table:formula="of:=OR([.E566];[.F56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AND(AND([.C567]&gt;=[.A567]; [.C567]&lt;=[.B567]);AND([.D567]&gt;=[.A567]; [.D567]&lt;=[.B567]))" office:value-type="boolean" office:boolean-value="false" calcext:value-type="boolean">
            <text:p>FALSE</text:p>
          </table:table-cell>
          <table:table-cell table:formula="of:=AND(AND([.A567]&gt;=[.C567]; [.A567]&lt;=[.D567]);AND([.B567]&gt;=[.C567]; [.B567]&lt;=[.D567]))" office:value-type="boolean" office:boolean-value="false" calcext:value-type="boolean">
            <text:p>FALSE</text:p>
          </table:table-cell>
          <table:table-cell table:formula="of:=AND([.E567];[.F567])" office:value-type="boolean" office:boolean-value="false" calcext:value-type="boolean">
            <text:p>FALSE</text:p>
          </table:table-cell>
          <table:table-cell table:formula="of:=OR([.E567];[.F56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table:formula="of:=AND(AND([.C568]&gt;=[.A568]; [.C568]&lt;=[.B568]);AND([.D568]&gt;=[.A568]; [.D568]&lt;=[.B568]))" office:value-type="boolean" office:boolean-value="false" calcext:value-type="boolean">
            <text:p>FALSE</text:p>
          </table:table-cell>
          <table:table-cell table:formula="of:=AND(AND([.A568]&gt;=[.C568]; [.A568]&lt;=[.D568]);AND([.B568]&gt;=[.C568]; [.B568]&lt;=[.D568]))" office:value-type="boolean" office:boolean-value="true" calcext:value-type="boolean">
            <text:p>TRUE</text:p>
          </table:table-cell>
          <table:table-cell table:formula="of:=AND([.E568];[.F568])" office:value-type="boolean" office:boolean-value="false" calcext:value-type="boolean">
            <text:p>FALSE</text:p>
          </table:table-cell>
          <table:table-cell table:formula="of:=OR([.E568];[.F56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AND(AND([.C569]&gt;=[.A569]; [.C569]&lt;=[.B569]);AND([.D569]&gt;=[.A569]; [.D569]&lt;=[.B569]))" office:value-type="boolean" office:boolean-value="false" calcext:value-type="boolean">
            <text:p>FALSE</text:p>
          </table:table-cell>
          <table:table-cell table:formula="of:=AND(AND([.A569]&gt;=[.C569]; [.A569]&lt;=[.D569]);AND([.B569]&gt;=[.C569]; [.B569]&lt;=[.D569]))" office:value-type="boolean" office:boolean-value="true" calcext:value-type="boolean">
            <text:p>TRUE</text:p>
          </table:table-cell>
          <table:table-cell table:formula="of:=AND([.E569];[.F569])" office:value-type="boolean" office:boolean-value="false" calcext:value-type="boolean">
            <text:p>FALSE</text:p>
          </table:table-cell>
          <table:table-cell table:formula="of:=OR([.E569];[.F56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table:formula="of:=AND(AND([.C570]&gt;=[.A570]; [.C570]&lt;=[.B570]);AND([.D570]&gt;=[.A570]; [.D570]&lt;=[.B570]))" office:value-type="boolean" office:boolean-value="true" calcext:value-type="boolean">
            <text:p>TRUE</text:p>
          </table:table-cell>
          <table:table-cell table:formula="of:=AND(AND([.A570]&gt;=[.C570]; [.A570]&lt;=[.D570]);AND([.B570]&gt;=[.C570]; [.B570]&lt;=[.D570]))" office:value-type="boolean" office:boolean-value="false" calcext:value-type="boolean">
            <text:p>FALSE</text:p>
          </table:table-cell>
          <table:table-cell table:formula="of:=AND([.E570];[.F570])" office:value-type="boolean" office:boolean-value="false" calcext:value-type="boolean">
            <text:p>FALSE</text:p>
          </table:table-cell>
          <table:table-cell table:formula="of:=OR([.E570];[.F57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formula="of:=AND(AND([.C571]&gt;=[.A571]; [.C571]&lt;=[.B571]);AND([.D571]&gt;=[.A571]; [.D571]&lt;=[.B571]))" office:value-type="boolean" office:boolean-value="false" calcext:value-type="boolean">
            <text:p>FALSE</text:p>
          </table:table-cell>
          <table:table-cell table:formula="of:=AND(AND([.A571]&gt;=[.C571]; [.A571]&lt;=[.D571]);AND([.B571]&gt;=[.C571]; [.B571]&lt;=[.D571]))" office:value-type="boolean" office:boolean-value="true" calcext:value-type="boolean">
            <text:p>TRUE</text:p>
          </table:table-cell>
          <table:table-cell table:formula="of:=AND([.E571];[.F571])" office:value-type="boolean" office:boolean-value="false" calcext:value-type="boolean">
            <text:p>FALSE</text:p>
          </table:table-cell>
          <table:table-cell table:formula="of:=OR([.E571];[.F57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formula="of:=AND(AND([.C572]&gt;=[.A572]; [.C572]&lt;=[.B572]);AND([.D572]&gt;=[.A572]; [.D572]&lt;=[.B572]))" office:value-type="boolean" office:boolean-value="false" calcext:value-type="boolean">
            <text:p>FALSE</text:p>
          </table:table-cell>
          <table:table-cell table:formula="of:=AND(AND([.A572]&gt;=[.C572]; [.A572]&lt;=[.D572]);AND([.B572]&gt;=[.C572]; [.B572]&lt;=[.D572]))" office:value-type="boolean" office:boolean-value="true" calcext:value-type="boolean">
            <text:p>TRUE</text:p>
          </table:table-cell>
          <table:table-cell table:formula="of:=AND([.E572];[.F572])" office:value-type="boolean" office:boolean-value="false" calcext:value-type="boolean">
            <text:p>FALSE</text:p>
          </table:table-cell>
          <table:table-cell table:formula="of:=OR([.E572];[.F57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AND(AND([.C573]&gt;=[.A573]; [.C573]&lt;=[.B573]);AND([.D573]&gt;=[.A573]; [.D573]&lt;=[.B573]))" office:value-type="boolean" office:boolean-value="true" calcext:value-type="boolean">
            <text:p>TRUE</text:p>
          </table:table-cell>
          <table:table-cell table:formula="of:=AND(AND([.A573]&gt;=[.C573]; [.A573]&lt;=[.D573]);AND([.B573]&gt;=[.C573]; [.B573]&lt;=[.D573]))" office:value-type="boolean" office:boolean-value="false" calcext:value-type="boolean">
            <text:p>FALSE</text:p>
          </table:table-cell>
          <table:table-cell table:formula="of:=AND([.E573];[.F573])" office:value-type="boolean" office:boolean-value="false" calcext:value-type="boolean">
            <text:p>FALSE</text:p>
          </table:table-cell>
          <table:table-cell table:formula="of:=OR([.E573];[.F57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formula="of:=AND(AND([.C574]&gt;=[.A574]; [.C574]&lt;=[.B574]);AND([.D574]&gt;=[.A574]; [.D574]&lt;=[.B574]))" office:value-type="boolean" office:boolean-value="true" calcext:value-type="boolean">
            <text:p>TRUE</text:p>
          </table:table-cell>
          <table:table-cell table:formula="of:=AND(AND([.A574]&gt;=[.C574]; [.A574]&lt;=[.D574]);AND([.B574]&gt;=[.C574]; [.B574]&lt;=[.D574]))" office:value-type="boolean" office:boolean-value="false" calcext:value-type="boolean">
            <text:p>FALSE</text:p>
          </table:table-cell>
          <table:table-cell table:formula="of:=AND([.E574];[.F574])" office:value-type="boolean" office:boolean-value="false" calcext:value-type="boolean">
            <text:p>FALSE</text:p>
          </table:table-cell>
          <table:table-cell table:formula="of:=OR([.E574];[.F57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table:formula="of:=AND(AND([.C575]&gt;=[.A575]; [.C575]&lt;=[.B575]);AND([.D575]&gt;=[.A575]; [.D575]&lt;=[.B575]))" office:value-type="boolean" office:boolean-value="false" calcext:value-type="boolean">
            <text:p>FALSE</text:p>
          </table:table-cell>
          <table:table-cell table:formula="of:=AND(AND([.A575]&gt;=[.C575]; [.A575]&lt;=[.D575]);AND([.B575]&gt;=[.C575]; [.B575]&lt;=[.D575]))" office:value-type="boolean" office:boolean-value="false" calcext:value-type="boolean">
            <text:p>FALSE</text:p>
          </table:table-cell>
          <table:table-cell table:formula="of:=AND([.E575];[.F575])" office:value-type="boolean" office:boolean-value="false" calcext:value-type="boolean">
            <text:p>FALSE</text:p>
          </table:table-cell>
          <table:table-cell table:formula="of:=OR([.E575];[.F57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table:formula="of:=AND(AND([.C576]&gt;=[.A576]; [.C576]&lt;=[.B576]);AND([.D576]&gt;=[.A576]; [.D576]&lt;=[.B576]))" office:value-type="boolean" office:boolean-value="true" calcext:value-type="boolean">
            <text:p>TRUE</text:p>
          </table:table-cell>
          <table:table-cell table:formula="of:=AND(AND([.A576]&gt;=[.C576]; [.A576]&lt;=[.D576]);AND([.B576]&gt;=[.C576]; [.B576]&lt;=[.D576]))" office:value-type="boolean" office:boolean-value="false" calcext:value-type="boolean">
            <text:p>FALSE</text:p>
          </table:table-cell>
          <table:table-cell table:formula="of:=AND([.E576];[.F576])" office:value-type="boolean" office:boolean-value="false" calcext:value-type="boolean">
            <text:p>FALSE</text:p>
          </table:table-cell>
          <table:table-cell table:formula="of:=OR([.E576];[.F57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formula="of:=AND(AND([.C577]&gt;=[.A577]; [.C577]&lt;=[.B577]);AND([.D577]&gt;=[.A577]; [.D577]&lt;=[.B577]))" office:value-type="boolean" office:boolean-value="false" calcext:value-type="boolean">
            <text:p>FALSE</text:p>
          </table:table-cell>
          <table:table-cell table:formula="of:=AND(AND([.A577]&gt;=[.C577]; [.A577]&lt;=[.D577]);AND([.B577]&gt;=[.C577]; [.B577]&lt;=[.D577]))" office:value-type="boolean" office:boolean-value="true" calcext:value-type="boolean">
            <text:p>TRUE</text:p>
          </table:table-cell>
          <table:table-cell table:formula="of:=AND([.E577];[.F577])" office:value-type="boolean" office:boolean-value="false" calcext:value-type="boolean">
            <text:p>FALSE</text:p>
          </table:table-cell>
          <table:table-cell table:formula="of:=OR([.E577];[.F57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table:formula="of:=AND(AND([.C578]&gt;=[.A578]; [.C578]&lt;=[.B578]);AND([.D578]&gt;=[.A578]; [.D578]&lt;=[.B578]))" office:value-type="boolean" office:boolean-value="false" calcext:value-type="boolean">
            <text:p>FALSE</text:p>
          </table:table-cell>
          <table:table-cell table:formula="of:=AND(AND([.A578]&gt;=[.C578]; [.A578]&lt;=[.D578]);AND([.B578]&gt;=[.C578]; [.B578]&lt;=[.D578]))" office:value-type="boolean" office:boolean-value="true" calcext:value-type="boolean">
            <text:p>TRUE</text:p>
          </table:table-cell>
          <table:table-cell table:formula="of:=AND([.E578];[.F578])" office:value-type="boolean" office:boolean-value="false" calcext:value-type="boolean">
            <text:p>FALSE</text:p>
          </table:table-cell>
          <table:table-cell table:formula="of:=OR([.E578];[.F57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table:formula="of:=AND(AND([.C579]&gt;=[.A579]; [.C579]&lt;=[.B579]);AND([.D579]&gt;=[.A579]; [.D579]&lt;=[.B579]))" office:value-type="boolean" office:boolean-value="false" calcext:value-type="boolean">
            <text:p>FALSE</text:p>
          </table:table-cell>
          <table:table-cell table:formula="of:=AND(AND([.A579]&gt;=[.C579]; [.A579]&lt;=[.D579]);AND([.B579]&gt;=[.C579]; [.B579]&lt;=[.D579]))" office:value-type="boolean" office:boolean-value="true" calcext:value-type="boolean">
            <text:p>TRUE</text:p>
          </table:table-cell>
          <table:table-cell table:formula="of:=AND([.E579];[.F579])" office:value-type="boolean" office:boolean-value="false" calcext:value-type="boolean">
            <text:p>FALSE</text:p>
          </table:table-cell>
          <table:table-cell table:formula="of:=OR([.E579];[.F57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table:formula="of:=AND(AND([.C580]&gt;=[.A580]; [.C580]&lt;=[.B580]);AND([.D580]&gt;=[.A580]; [.D580]&lt;=[.B580]))" office:value-type="boolean" office:boolean-value="false" calcext:value-type="boolean">
            <text:p>FALSE</text:p>
          </table:table-cell>
          <table:table-cell table:formula="of:=AND(AND([.A580]&gt;=[.C580]; [.A580]&lt;=[.D580]);AND([.B580]&gt;=[.C580]; [.B580]&lt;=[.D580]))" office:value-type="boolean" office:boolean-value="false" calcext:value-type="boolean">
            <text:p>FALSE</text:p>
          </table:table-cell>
          <table:table-cell table:formula="of:=AND([.E580];[.F580])" office:value-type="boolean" office:boolean-value="false" calcext:value-type="boolean">
            <text:p>FALSE</text:p>
          </table:table-cell>
          <table:table-cell table:formula="of:=OR([.E580];[.F58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table:formula="of:=AND(AND([.C581]&gt;=[.A581]; [.C581]&lt;=[.B581]);AND([.D581]&gt;=[.A581]; [.D581]&lt;=[.B581]))" office:value-type="boolean" office:boolean-value="false" calcext:value-type="boolean">
            <text:p>FALSE</text:p>
          </table:table-cell>
          <table:table-cell table:formula="of:=AND(AND([.A581]&gt;=[.C581]; [.A581]&lt;=[.D581]);AND([.B581]&gt;=[.C581]; [.B581]&lt;=[.D581]))" office:value-type="boolean" office:boolean-value="true" calcext:value-type="boolean">
            <text:p>TRUE</text:p>
          </table:table-cell>
          <table:table-cell table:formula="of:=AND([.E581];[.F581])" office:value-type="boolean" office:boolean-value="false" calcext:value-type="boolean">
            <text:p>FALSE</text:p>
          </table:table-cell>
          <table:table-cell table:formula="of:=OR([.E581];[.F58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AND(AND([.C582]&gt;=[.A582]; [.C582]&lt;=[.B582]);AND([.D582]&gt;=[.A582]; [.D582]&lt;=[.B582]))" office:value-type="boolean" office:boolean-value="false" calcext:value-type="boolean">
            <text:p>FALSE</text:p>
          </table:table-cell>
          <table:table-cell table:formula="of:=AND(AND([.A582]&gt;=[.C582]; [.A582]&lt;=[.D582]);AND([.B582]&gt;=[.C582]; [.B582]&lt;=[.D582]))" office:value-type="boolean" office:boolean-value="false" calcext:value-type="boolean">
            <text:p>FALSE</text:p>
          </table:table-cell>
          <table:table-cell table:formula="of:=AND([.E582];[.F582])" office:value-type="boolean" office:boolean-value="false" calcext:value-type="boolean">
            <text:p>FALSE</text:p>
          </table:table-cell>
          <table:table-cell table:formula="of:=OR([.E582];[.F58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AND(AND([.C583]&gt;=[.A583]; [.C583]&lt;=[.B583]);AND([.D583]&gt;=[.A583]; [.D583]&lt;=[.B583]))" office:value-type="boolean" office:boolean-value="false" calcext:value-type="boolean">
            <text:p>FALSE</text:p>
          </table:table-cell>
          <table:table-cell table:formula="of:=AND(AND([.A583]&gt;=[.C583]; [.A583]&lt;=[.D583]);AND([.B583]&gt;=[.C583]; [.B583]&lt;=[.D583]))" office:value-type="boolean" office:boolean-value="false" calcext:value-type="boolean">
            <text:p>FALSE</text:p>
          </table:table-cell>
          <table:table-cell table:formula="of:=AND([.E583];[.F583])" office:value-type="boolean" office:boolean-value="false" calcext:value-type="boolean">
            <text:p>FALSE</text:p>
          </table:table-cell>
          <table:table-cell table:formula="of:=OR([.E583];[.F58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67" calcext:value-type="float">
            <text:p>67</text:p>
          </table:table-cell>
          <table:table-cell table:formula="of:=AND(AND([.C584]&gt;=[.A584]; [.C584]&lt;=[.B584]);AND([.D584]&gt;=[.A584]; [.D584]&lt;=[.B584]))" office:value-type="boolean" office:boolean-value="true" calcext:value-type="boolean">
            <text:p>TRUE</text:p>
          </table:table-cell>
          <table:table-cell table:formula="of:=AND(AND([.A584]&gt;=[.C584]; [.A584]&lt;=[.D584]);AND([.B584]&gt;=[.C584]; [.B584]&lt;=[.D584]))" office:value-type="boolean" office:boolean-value="false" calcext:value-type="boolean">
            <text:p>FALSE</text:p>
          </table:table-cell>
          <table:table-cell table:formula="of:=AND([.E584];[.F584])" office:value-type="boolean" office:boolean-value="false" calcext:value-type="boolean">
            <text:p>FALSE</text:p>
          </table:table-cell>
          <table:table-cell table:formula="of:=OR([.E584];[.F58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table:formula="of:=AND(AND([.C585]&gt;=[.A585]; [.C585]&lt;=[.B585]);AND([.D585]&gt;=[.A585]; [.D585]&lt;=[.B585]))" office:value-type="boolean" office:boolean-value="false" calcext:value-type="boolean">
            <text:p>FALSE</text:p>
          </table:table-cell>
          <table:table-cell table:formula="of:=AND(AND([.A585]&gt;=[.C585]; [.A585]&lt;=[.D585]);AND([.B585]&gt;=[.C585]; [.B585]&lt;=[.D585]))" office:value-type="boolean" office:boolean-value="false" calcext:value-type="boolean">
            <text:p>FALSE</text:p>
          </table:table-cell>
          <table:table-cell table:formula="of:=AND([.E585];[.F585])" office:value-type="boolean" office:boolean-value="false" calcext:value-type="boolean">
            <text:p>FALSE</text:p>
          </table:table-cell>
          <table:table-cell table:formula="of:=OR([.E585];[.F58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AND(AND([.C586]&gt;=[.A586]; [.C586]&lt;=[.B586]);AND([.D586]&gt;=[.A586]; [.D586]&lt;=[.B586]))" office:value-type="boolean" office:boolean-value="false" calcext:value-type="boolean">
            <text:p>FALSE</text:p>
          </table:table-cell>
          <table:table-cell table:formula="of:=AND(AND([.A586]&gt;=[.C586]; [.A586]&lt;=[.D586]);AND([.B586]&gt;=[.C586]; [.B586]&lt;=[.D586]))" office:value-type="boolean" office:boolean-value="false" calcext:value-type="boolean">
            <text:p>FALSE</text:p>
          </table:table-cell>
          <table:table-cell table:formula="of:=AND([.E586];[.F586])" office:value-type="boolean" office:boolean-value="false" calcext:value-type="boolean">
            <text:p>FALSE</text:p>
          </table:table-cell>
          <table:table-cell table:formula="of:=OR([.E586];[.F58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formula="of:=AND(AND([.C587]&gt;=[.A587]; [.C587]&lt;=[.B587]);AND([.D587]&gt;=[.A587]; [.D587]&lt;=[.B587]))" office:value-type="boolean" office:boolean-value="false" calcext:value-type="boolean">
            <text:p>FALSE</text:p>
          </table:table-cell>
          <table:table-cell table:formula="of:=AND(AND([.A587]&gt;=[.C587]; [.A587]&lt;=[.D587]);AND([.B587]&gt;=[.C587]; [.B587]&lt;=[.D587]))" office:value-type="boolean" office:boolean-value="true" calcext:value-type="boolean">
            <text:p>TRUE</text:p>
          </table:table-cell>
          <table:table-cell table:formula="of:=AND([.E587];[.F587])" office:value-type="boolean" office:boolean-value="false" calcext:value-type="boolean">
            <text:p>FALSE</text:p>
          </table:table-cell>
          <table:table-cell table:formula="of:=OR([.E587];[.F58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formula="of:=AND(AND([.C588]&gt;=[.A588]; [.C588]&lt;=[.B588]);AND([.D588]&gt;=[.A588]; [.D588]&lt;=[.B588]))" office:value-type="boolean" office:boolean-value="true" calcext:value-type="boolean">
            <text:p>TRUE</text:p>
          </table:table-cell>
          <table:table-cell table:formula="of:=AND(AND([.A588]&gt;=[.C588]; [.A588]&lt;=[.D588]);AND([.B588]&gt;=[.C588]; [.B588]&lt;=[.D588]))" office:value-type="boolean" office:boolean-value="false" calcext:value-type="boolean">
            <text:p>FALSE</text:p>
          </table:table-cell>
          <table:table-cell table:formula="of:=AND([.E588];[.F588])" office:value-type="boolean" office:boolean-value="false" calcext:value-type="boolean">
            <text:p>FALSE</text:p>
          </table:table-cell>
          <table:table-cell table:formula="of:=OR([.E588];[.F58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table:formula="of:=AND(AND([.C589]&gt;=[.A589]; [.C589]&lt;=[.B589]);AND([.D589]&gt;=[.A589]; [.D589]&lt;=[.B589]))" office:value-type="boolean" office:boolean-value="true" calcext:value-type="boolean">
            <text:p>TRUE</text:p>
          </table:table-cell>
          <table:table-cell table:formula="of:=AND(AND([.A589]&gt;=[.C589]; [.A589]&lt;=[.D589]);AND([.B589]&gt;=[.C589]; [.B589]&lt;=[.D589]))" office:value-type="boolean" office:boolean-value="false" calcext:value-type="boolean">
            <text:p>FALSE</text:p>
          </table:table-cell>
          <table:table-cell table:formula="of:=AND([.E589];[.F589])" office:value-type="boolean" office:boolean-value="false" calcext:value-type="boolean">
            <text:p>FALSE</text:p>
          </table:table-cell>
          <table:table-cell table:formula="of:=OR([.E589];[.F58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AND(AND([.C590]&gt;=[.A590]; [.C590]&lt;=[.B590]);AND([.D590]&gt;=[.A590]; [.D590]&lt;=[.B590]))" office:value-type="boolean" office:boolean-value="false" calcext:value-type="boolean">
            <text:p>FALSE</text:p>
          </table:table-cell>
          <table:table-cell table:formula="of:=AND(AND([.A590]&gt;=[.C590]; [.A590]&lt;=[.D590]);AND([.B590]&gt;=[.C590]; [.B590]&lt;=[.D590]))" office:value-type="boolean" office:boolean-value="true" calcext:value-type="boolean">
            <text:p>TRUE</text:p>
          </table:table-cell>
          <table:table-cell table:formula="of:=AND([.E590];[.F590])" office:value-type="boolean" office:boolean-value="false" calcext:value-type="boolean">
            <text:p>FALSE</text:p>
          </table:table-cell>
          <table:table-cell table:formula="of:=OR([.E590];[.F59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AND(AND([.C591]&gt;=[.A591]; [.C591]&lt;=[.B591]);AND([.D591]&gt;=[.A591]; [.D591]&lt;=[.B591]))" office:value-type="boolean" office:boolean-value="true" calcext:value-type="boolean">
            <text:p>TRUE</text:p>
          </table:table-cell>
          <table:table-cell table:formula="of:=AND(AND([.A591]&gt;=[.C591]; [.A591]&lt;=[.D591]);AND([.B591]&gt;=[.C591]; [.B591]&lt;=[.D591]))" office:value-type="boolean" office:boolean-value="false" calcext:value-type="boolean">
            <text:p>FALSE</text:p>
          </table:table-cell>
          <table:table-cell table:formula="of:=AND([.E591];[.F591])" office:value-type="boolean" office:boolean-value="false" calcext:value-type="boolean">
            <text:p>FALSE</text:p>
          </table:table-cell>
          <table:table-cell table:formula="of:=OR([.E591];[.F59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table:formula="of:=AND(AND([.C592]&gt;=[.A592]; [.C592]&lt;=[.B592]);AND([.D592]&gt;=[.A592]; [.D592]&lt;=[.B592]))" office:value-type="boolean" office:boolean-value="false" calcext:value-type="boolean">
            <text:p>FALSE</text:p>
          </table:table-cell>
          <table:table-cell table:formula="of:=AND(AND([.A592]&gt;=[.C592]; [.A592]&lt;=[.D592]);AND([.B592]&gt;=[.C592]; [.B592]&lt;=[.D592]))" office:value-type="boolean" office:boolean-value="false" calcext:value-type="boolean">
            <text:p>FALSE</text:p>
          </table:table-cell>
          <table:table-cell table:formula="of:=AND([.E592];[.F592])" office:value-type="boolean" office:boolean-value="false" calcext:value-type="boolean">
            <text:p>FALSE</text:p>
          </table:table-cell>
          <table:table-cell table:formula="of:=OR([.E592];[.F59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formula="of:=AND(AND([.C593]&gt;=[.A593]; [.C593]&lt;=[.B593]);AND([.D593]&gt;=[.A593]; [.D593]&lt;=[.B593]))" office:value-type="boolean" office:boolean-value="true" calcext:value-type="boolean">
            <text:p>TRUE</text:p>
          </table:table-cell>
          <table:table-cell table:formula="of:=AND(AND([.A593]&gt;=[.C593]; [.A593]&lt;=[.D593]);AND([.B593]&gt;=[.C593]; [.B593]&lt;=[.D593]))" office:value-type="boolean" office:boolean-value="false" calcext:value-type="boolean">
            <text:p>FALSE</text:p>
          </table:table-cell>
          <table:table-cell table:formula="of:=AND([.E593];[.F593])" office:value-type="boolean" office:boolean-value="false" calcext:value-type="boolean">
            <text:p>FALSE</text:p>
          </table:table-cell>
          <table:table-cell table:formula="of:=OR([.E593];[.F59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AND(AND([.C594]&gt;=[.A594]; [.C594]&lt;=[.B594]);AND([.D594]&gt;=[.A594]; [.D594]&lt;=[.B594]))" office:value-type="boolean" office:boolean-value="false" calcext:value-type="boolean">
            <text:p>FALSE</text:p>
          </table:table-cell>
          <table:table-cell table:formula="of:=AND(AND([.A594]&gt;=[.C594]; [.A594]&lt;=[.D594]);AND([.B594]&gt;=[.C594]; [.B594]&lt;=[.D594]))" office:value-type="boolean" office:boolean-value="true" calcext:value-type="boolean">
            <text:p>TRUE</text:p>
          </table:table-cell>
          <table:table-cell table:formula="of:=AND([.E594];[.F594])" office:value-type="boolean" office:boolean-value="false" calcext:value-type="boolean">
            <text:p>FALSE</text:p>
          </table:table-cell>
          <table:table-cell table:formula="of:=OR([.E594];[.F59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formula="of:=AND(AND([.C595]&gt;=[.A595]; [.C595]&lt;=[.B595]);AND([.D595]&gt;=[.A595]; [.D595]&lt;=[.B595]))" office:value-type="boolean" office:boolean-value="true" calcext:value-type="boolean">
            <text:p>TRUE</text:p>
          </table:table-cell>
          <table:table-cell table:formula="of:=AND(AND([.A595]&gt;=[.C595]; [.A595]&lt;=[.D595]);AND([.B595]&gt;=[.C595]; [.B595]&lt;=[.D595]))" office:value-type="boolean" office:boolean-value="false" calcext:value-type="boolean">
            <text:p>FALSE</text:p>
          </table:table-cell>
          <table:table-cell table:formula="of:=AND([.E595];[.F595])" office:value-type="boolean" office:boolean-value="false" calcext:value-type="boolean">
            <text:p>FALSE</text:p>
          </table:table-cell>
          <table:table-cell table:formula="of:=OR([.E595];[.F59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table:formula="of:=AND(AND([.C596]&gt;=[.A596]; [.C596]&lt;=[.B596]);AND([.D596]&gt;=[.A596]; [.D596]&lt;=[.B596]))" office:value-type="boolean" office:boolean-value="false" calcext:value-type="boolean">
            <text:p>FALSE</text:p>
          </table:table-cell>
          <table:table-cell table:formula="of:=AND(AND([.A596]&gt;=[.C596]; [.A596]&lt;=[.D596]);AND([.B596]&gt;=[.C596]; [.B596]&lt;=[.D596]))" office:value-type="boolean" office:boolean-value="true" calcext:value-type="boolean">
            <text:p>TRUE</text:p>
          </table:table-cell>
          <table:table-cell table:formula="of:=AND([.E596];[.F596])" office:value-type="boolean" office:boolean-value="false" calcext:value-type="boolean">
            <text:p>FALSE</text:p>
          </table:table-cell>
          <table:table-cell table:formula="of:=OR([.E596];[.F59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table:formula="of:=AND(AND([.C597]&gt;=[.A597]; [.C597]&lt;=[.B597]);AND([.D597]&gt;=[.A597]; [.D597]&lt;=[.B597]))" office:value-type="boolean" office:boolean-value="true" calcext:value-type="boolean">
            <text:p>TRUE</text:p>
          </table:table-cell>
          <table:table-cell table:formula="of:=AND(AND([.A597]&gt;=[.C597]; [.A597]&lt;=[.D597]);AND([.B597]&gt;=[.C597]; [.B597]&lt;=[.D597]))" office:value-type="boolean" office:boolean-value="false" calcext:value-type="boolean">
            <text:p>FALSE</text:p>
          </table:table-cell>
          <table:table-cell table:formula="of:=AND([.E597];[.F597])" office:value-type="boolean" office:boolean-value="false" calcext:value-type="boolean">
            <text:p>FALSE</text:p>
          </table:table-cell>
          <table:table-cell table:formula="of:=OR([.E597];[.F59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formula="of:=AND(AND([.C598]&gt;=[.A598]; [.C598]&lt;=[.B598]);AND([.D598]&gt;=[.A598]; [.D598]&lt;=[.B598]))" office:value-type="boolean" office:boolean-value="false" calcext:value-type="boolean">
            <text:p>FALSE</text:p>
          </table:table-cell>
          <table:table-cell table:formula="of:=AND(AND([.A598]&gt;=[.C598]; [.A598]&lt;=[.D598]);AND([.B598]&gt;=[.C598]; [.B598]&lt;=[.D598]))" office:value-type="boolean" office:boolean-value="true" calcext:value-type="boolean">
            <text:p>TRUE</text:p>
          </table:table-cell>
          <table:table-cell table:formula="of:=AND([.E598];[.F598])" office:value-type="boolean" office:boolean-value="false" calcext:value-type="boolean">
            <text:p>FALSE</text:p>
          </table:table-cell>
          <table:table-cell table:formula="of:=OR([.E598];[.F59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table:formula="of:=AND(AND([.C599]&gt;=[.A599]; [.C599]&lt;=[.B599]);AND([.D599]&gt;=[.A599]; [.D599]&lt;=[.B599]))" office:value-type="boolean" office:boolean-value="false" calcext:value-type="boolean">
            <text:p>FALSE</text:p>
          </table:table-cell>
          <table:table-cell table:formula="of:=AND(AND([.A599]&gt;=[.C599]; [.A599]&lt;=[.D599]);AND([.B599]&gt;=[.C599]; [.B599]&lt;=[.D599]))" office:value-type="boolean" office:boolean-value="true" calcext:value-type="boolean">
            <text:p>TRUE</text:p>
          </table:table-cell>
          <table:table-cell table:formula="of:=AND([.E599];[.F599])" office:value-type="boolean" office:boolean-value="false" calcext:value-type="boolean">
            <text:p>FALSE</text:p>
          </table:table-cell>
          <table:table-cell table:formula="of:=OR([.E599];[.F59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formula="of:=AND(AND([.C600]&gt;=[.A600]; [.C600]&lt;=[.B600]);AND([.D600]&gt;=[.A600]; [.D600]&lt;=[.B600]))" office:value-type="boolean" office:boolean-value="false" calcext:value-type="boolean">
            <text:p>FALSE</text:p>
          </table:table-cell>
          <table:table-cell table:formula="of:=AND(AND([.A600]&gt;=[.C600]; [.A600]&lt;=[.D600]);AND([.B600]&gt;=[.C600]; [.B600]&lt;=[.D600]))" office:value-type="boolean" office:boolean-value="false" calcext:value-type="boolean">
            <text:p>FALSE</text:p>
          </table:table-cell>
          <table:table-cell table:formula="of:=AND([.E600];[.F600])" office:value-type="boolean" office:boolean-value="false" calcext:value-type="boolean">
            <text:p>FALSE</text:p>
          </table:table-cell>
          <table:table-cell table:formula="of:=OR([.E600];[.F60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table:formula="of:=AND(AND([.C601]&gt;=[.A601]; [.C601]&lt;=[.B601]);AND([.D601]&gt;=[.A601]; [.D601]&lt;=[.B601]))" office:value-type="boolean" office:boolean-value="false" calcext:value-type="boolean">
            <text:p>FALSE</text:p>
          </table:table-cell>
          <table:table-cell table:formula="of:=AND(AND([.A601]&gt;=[.C601]; [.A601]&lt;=[.D601]);AND([.B601]&gt;=[.C601]; [.B601]&lt;=[.D601]))" office:value-type="boolean" office:boolean-value="true" calcext:value-type="boolean">
            <text:p>TRUE</text:p>
          </table:table-cell>
          <table:table-cell table:formula="of:=AND([.E601];[.F601])" office:value-type="boolean" office:boolean-value="false" calcext:value-type="boolean">
            <text:p>FALSE</text:p>
          </table:table-cell>
          <table:table-cell table:formula="of:=OR([.E601];[.F60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AND(AND([.C602]&gt;=[.A602]; [.C602]&lt;=[.B602]);AND([.D602]&gt;=[.A602]; [.D602]&lt;=[.B602]))" office:value-type="boolean" office:boolean-value="true" calcext:value-type="boolean">
            <text:p>TRUE</text:p>
          </table:table-cell>
          <table:table-cell table:formula="of:=AND(AND([.A602]&gt;=[.C602]; [.A602]&lt;=[.D602]);AND([.B602]&gt;=[.C602]; [.B602]&lt;=[.D602]))" office:value-type="boolean" office:boolean-value="false" calcext:value-type="boolean">
            <text:p>FALSE</text:p>
          </table:table-cell>
          <table:table-cell table:formula="of:=AND([.E602];[.F602])" office:value-type="boolean" office:boolean-value="false" calcext:value-type="boolean">
            <text:p>FALSE</text:p>
          </table:table-cell>
          <table:table-cell table:formula="of:=OR([.E602];[.F60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table:formula="of:=AND(AND([.C603]&gt;=[.A603]; [.C603]&lt;=[.B603]);AND([.D603]&gt;=[.A603]; [.D603]&lt;=[.B603]))" office:value-type="boolean" office:boolean-value="true" calcext:value-type="boolean">
            <text:p>TRUE</text:p>
          </table:table-cell>
          <table:table-cell table:formula="of:=AND(AND([.A603]&gt;=[.C603]; [.A603]&lt;=[.D603]);AND([.B603]&gt;=[.C603]; [.B603]&lt;=[.D603]))" office:value-type="boolean" office:boolean-value="false" calcext:value-type="boolean">
            <text:p>FALSE</text:p>
          </table:table-cell>
          <table:table-cell table:formula="of:=AND([.E603];[.F603])" office:value-type="boolean" office:boolean-value="false" calcext:value-type="boolean">
            <text:p>FALSE</text:p>
          </table:table-cell>
          <table:table-cell table:formula="of:=OR([.E603];[.F60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formula="of:=AND(AND([.C604]&gt;=[.A604]; [.C604]&lt;=[.B604]);AND([.D604]&gt;=[.A604]; [.D604]&lt;=[.B604]))" office:value-type="boolean" office:boolean-value="false" calcext:value-type="boolean">
            <text:p>FALSE</text:p>
          </table:table-cell>
          <table:table-cell table:formula="of:=AND(AND([.A604]&gt;=[.C604]; [.A604]&lt;=[.D604]);AND([.B604]&gt;=[.C604]; [.B604]&lt;=[.D604]))" office:value-type="boolean" office:boolean-value="false" calcext:value-type="boolean">
            <text:p>FALSE</text:p>
          </table:table-cell>
          <table:table-cell table:formula="of:=AND([.E604];[.F604])" office:value-type="boolean" office:boolean-value="false" calcext:value-type="boolean">
            <text:p>FALSE</text:p>
          </table:table-cell>
          <table:table-cell table:formula="of:=OR([.E604];[.F60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formula="of:=AND(AND([.C605]&gt;=[.A605]; [.C605]&lt;=[.B605]);AND([.D605]&gt;=[.A605]; [.D605]&lt;=[.B605]))" office:value-type="boolean" office:boolean-value="false" calcext:value-type="boolean">
            <text:p>FALSE</text:p>
          </table:table-cell>
          <table:table-cell table:formula="of:=AND(AND([.A605]&gt;=[.C605]; [.A605]&lt;=[.D605]);AND([.B605]&gt;=[.C605]; [.B605]&lt;=[.D605]))" office:value-type="boolean" office:boolean-value="false" calcext:value-type="boolean">
            <text:p>FALSE</text:p>
          </table:table-cell>
          <table:table-cell table:formula="of:=AND([.E605];[.F605])" office:value-type="boolean" office:boolean-value="false" calcext:value-type="boolean">
            <text:p>FALSE</text:p>
          </table:table-cell>
          <table:table-cell table:formula="of:=OR([.E605];[.F60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formula="of:=AND(AND([.C606]&gt;=[.A606]; [.C606]&lt;=[.B606]);AND([.D606]&gt;=[.A606]; [.D606]&lt;=[.B606]))" office:value-type="boolean" office:boolean-value="false" calcext:value-type="boolean">
            <text:p>FALSE</text:p>
          </table:table-cell>
          <table:table-cell table:formula="of:=AND(AND([.A606]&gt;=[.C606]; [.A606]&lt;=[.D606]);AND([.B606]&gt;=[.C606]; [.B606]&lt;=[.D606]))" office:value-type="boolean" office:boolean-value="true" calcext:value-type="boolean">
            <text:p>TRUE</text:p>
          </table:table-cell>
          <table:table-cell table:formula="of:=AND([.E606];[.F606])" office:value-type="boolean" office:boolean-value="false" calcext:value-type="boolean">
            <text:p>FALSE</text:p>
          </table:table-cell>
          <table:table-cell table:formula="of:=OR([.E606];[.F60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AND(AND([.C607]&gt;=[.A607]; [.C607]&lt;=[.B607]);AND([.D607]&gt;=[.A607]; [.D607]&lt;=[.B607]))" office:value-type="boolean" office:boolean-value="false" calcext:value-type="boolean">
            <text:p>FALSE</text:p>
          </table:table-cell>
          <table:table-cell table:formula="of:=AND(AND([.A607]&gt;=[.C607]; [.A607]&lt;=[.D607]);AND([.B607]&gt;=[.C607]; [.B607]&lt;=[.D607]))" office:value-type="boolean" office:boolean-value="true" calcext:value-type="boolean">
            <text:p>TRUE</text:p>
          </table:table-cell>
          <table:table-cell table:formula="of:=AND([.E607];[.F607])" office:value-type="boolean" office:boolean-value="false" calcext:value-type="boolean">
            <text:p>FALSE</text:p>
          </table:table-cell>
          <table:table-cell table:formula="of:=OR([.E607];[.F60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AND(AND([.C608]&gt;=[.A608]; [.C608]&lt;=[.B608]);AND([.D608]&gt;=[.A608]; [.D608]&lt;=[.B608]))" office:value-type="boolean" office:boolean-value="false" calcext:value-type="boolean">
            <text:p>FALSE</text:p>
          </table:table-cell>
          <table:table-cell table:formula="of:=AND(AND([.A608]&gt;=[.C608]; [.A608]&lt;=[.D608]);AND([.B608]&gt;=[.C608]; [.B608]&lt;=[.D608]))" office:value-type="boolean" office:boolean-value="true" calcext:value-type="boolean">
            <text:p>TRUE</text:p>
          </table:table-cell>
          <table:table-cell table:formula="of:=AND([.E608];[.F608])" office:value-type="boolean" office:boolean-value="false" calcext:value-type="boolean">
            <text:p>FALSE</text:p>
          </table:table-cell>
          <table:table-cell table:formula="of:=OR([.E608];[.F60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table:formula="of:=AND(AND([.C609]&gt;=[.A609]; [.C609]&lt;=[.B609]);AND([.D609]&gt;=[.A609]; [.D609]&lt;=[.B609]))" office:value-type="boolean" office:boolean-value="true" calcext:value-type="boolean">
            <text:p>TRUE</text:p>
          </table:table-cell>
          <table:table-cell table:formula="of:=AND(AND([.A609]&gt;=[.C609]; [.A609]&lt;=[.D609]);AND([.B609]&gt;=[.C609]; [.B609]&lt;=[.D609]))" office:value-type="boolean" office:boolean-value="false" calcext:value-type="boolean">
            <text:p>FALSE</text:p>
          </table:table-cell>
          <table:table-cell table:formula="of:=AND([.E609];[.F609])" office:value-type="boolean" office:boolean-value="false" calcext:value-type="boolean">
            <text:p>FALSE</text:p>
          </table:table-cell>
          <table:table-cell table:formula="of:=OR([.E609];[.F60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AND(AND([.C610]&gt;=[.A610]; [.C610]&lt;=[.B610]);AND([.D610]&gt;=[.A610]; [.D610]&lt;=[.B610]))" office:value-type="boolean" office:boolean-value="false" calcext:value-type="boolean">
            <text:p>FALSE</text:p>
          </table:table-cell>
          <table:table-cell table:formula="of:=AND(AND([.A610]&gt;=[.C610]; [.A610]&lt;=[.D610]);AND([.B610]&gt;=[.C610]; [.B610]&lt;=[.D610]))" office:value-type="boolean" office:boolean-value="false" calcext:value-type="boolean">
            <text:p>FALSE</text:p>
          </table:table-cell>
          <table:table-cell table:formula="of:=AND([.E610];[.F610])" office:value-type="boolean" office:boolean-value="false" calcext:value-type="boolean">
            <text:p>FALSE</text:p>
          </table:table-cell>
          <table:table-cell table:formula="of:=OR([.E610];[.F61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AND(AND([.C611]&gt;=[.A611]; [.C611]&lt;=[.B611]);AND([.D611]&gt;=[.A611]; [.D611]&lt;=[.B611]))" office:value-type="boolean" office:boolean-value="false" calcext:value-type="boolean">
            <text:p>FALSE</text:p>
          </table:table-cell>
          <table:table-cell table:formula="of:=AND(AND([.A611]&gt;=[.C611]; [.A611]&lt;=[.D611]);AND([.B611]&gt;=[.C611]; [.B611]&lt;=[.D611]))" office:value-type="boolean" office:boolean-value="true" calcext:value-type="boolean">
            <text:p>TRUE</text:p>
          </table:table-cell>
          <table:table-cell table:formula="of:=AND([.E611];[.F611])" office:value-type="boolean" office:boolean-value="false" calcext:value-type="boolean">
            <text:p>FALSE</text:p>
          </table:table-cell>
          <table:table-cell table:formula="of:=OR([.E611];[.F61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AND(AND([.C612]&gt;=[.A612]; [.C612]&lt;=[.B612]);AND([.D612]&gt;=[.A612]; [.D612]&lt;=[.B612]))" office:value-type="boolean" office:boolean-value="false" calcext:value-type="boolean">
            <text:p>FALSE</text:p>
          </table:table-cell>
          <table:table-cell table:formula="of:=AND(AND([.A612]&gt;=[.C612]; [.A612]&lt;=[.D612]);AND([.B612]&gt;=[.C612]; [.B612]&lt;=[.D612]))" office:value-type="boolean" office:boolean-value="true" calcext:value-type="boolean">
            <text:p>TRUE</text:p>
          </table:table-cell>
          <table:table-cell table:formula="of:=AND([.E612];[.F612])" office:value-type="boolean" office:boolean-value="false" calcext:value-type="boolean">
            <text:p>FALSE</text:p>
          </table:table-cell>
          <table:table-cell table:formula="of:=OR([.E612];[.F61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formula="of:=AND(AND([.C613]&gt;=[.A613]; [.C613]&lt;=[.B613]);AND([.D613]&gt;=[.A613]; [.D613]&lt;=[.B613]))" office:value-type="boolean" office:boolean-value="false" calcext:value-type="boolean">
            <text:p>FALSE</text:p>
          </table:table-cell>
          <table:table-cell table:formula="of:=AND(AND([.A613]&gt;=[.C613]; [.A613]&lt;=[.D613]);AND([.B613]&gt;=[.C613]; [.B613]&lt;=[.D613]))" office:value-type="boolean" office:boolean-value="true" calcext:value-type="boolean">
            <text:p>TRUE</text:p>
          </table:table-cell>
          <table:table-cell table:formula="of:=AND([.E613];[.F613])" office:value-type="boolean" office:boolean-value="false" calcext:value-type="boolean">
            <text:p>FALSE</text:p>
          </table:table-cell>
          <table:table-cell table:formula="of:=OR([.E613];[.F61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formula="of:=AND(AND([.C614]&gt;=[.A614]; [.C614]&lt;=[.B614]);AND([.D614]&gt;=[.A614]; [.D614]&lt;=[.B614]))" office:value-type="boolean" office:boolean-value="false" calcext:value-type="boolean">
            <text:p>FALSE</text:p>
          </table:table-cell>
          <table:table-cell table:formula="of:=AND(AND([.A614]&gt;=[.C614]; [.A614]&lt;=[.D614]);AND([.B614]&gt;=[.C614]; [.B614]&lt;=[.D614]))" office:value-type="boolean" office:boolean-value="false" calcext:value-type="boolean">
            <text:p>FALSE</text:p>
          </table:table-cell>
          <table:table-cell table:formula="of:=AND([.E614];[.F614])" office:value-type="boolean" office:boolean-value="false" calcext:value-type="boolean">
            <text:p>FALSE</text:p>
          </table:table-cell>
          <table:table-cell table:formula="of:=OR([.E614];[.F61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formula="of:=AND(AND([.C615]&gt;=[.A615]; [.C615]&lt;=[.B615]);AND([.D615]&gt;=[.A615]; [.D615]&lt;=[.B615]))" office:value-type="boolean" office:boolean-value="false" calcext:value-type="boolean">
            <text:p>FALSE</text:p>
          </table:table-cell>
          <table:table-cell table:formula="of:=AND(AND([.A615]&gt;=[.C615]; [.A615]&lt;=[.D615]);AND([.B615]&gt;=[.C615]; [.B615]&lt;=[.D615]))" office:value-type="boolean" office:boolean-value="false" calcext:value-type="boolean">
            <text:p>FALSE</text:p>
          </table:table-cell>
          <table:table-cell table:formula="of:=AND([.E615];[.F615])" office:value-type="boolean" office:boolean-value="false" calcext:value-type="boolean">
            <text:p>FALSE</text:p>
          </table:table-cell>
          <table:table-cell table:formula="of:=OR([.E615];[.F61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AND(AND([.C616]&gt;=[.A616]; [.C616]&lt;=[.B616]);AND([.D616]&gt;=[.A616]; [.D616]&lt;=[.B616]))" office:value-type="boolean" office:boolean-value="true" calcext:value-type="boolean">
            <text:p>TRUE</text:p>
          </table:table-cell>
          <table:table-cell table:formula="of:=AND(AND([.A616]&gt;=[.C616]; [.A616]&lt;=[.D616]);AND([.B616]&gt;=[.C616]; [.B616]&lt;=[.D616]))" office:value-type="boolean" office:boolean-value="false" calcext:value-type="boolean">
            <text:p>FALSE</text:p>
          </table:table-cell>
          <table:table-cell table:formula="of:=AND([.E616];[.F616])" office:value-type="boolean" office:boolean-value="false" calcext:value-type="boolean">
            <text:p>FALSE</text:p>
          </table:table-cell>
          <table:table-cell table:formula="of:=OR([.E616];[.F61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formula="of:=AND(AND([.C617]&gt;=[.A617]; [.C617]&lt;=[.B617]);AND([.D617]&gt;=[.A617]; [.D617]&lt;=[.B617]))" office:value-type="boolean" office:boolean-value="false" calcext:value-type="boolean">
            <text:p>FALSE</text:p>
          </table:table-cell>
          <table:table-cell table:formula="of:=AND(AND([.A617]&gt;=[.C617]; [.A617]&lt;=[.D617]);AND([.B617]&gt;=[.C617]; [.B617]&lt;=[.D617]))" office:value-type="boolean" office:boolean-value="true" calcext:value-type="boolean">
            <text:p>TRUE</text:p>
          </table:table-cell>
          <table:table-cell table:formula="of:=AND([.E617];[.F617])" office:value-type="boolean" office:boolean-value="false" calcext:value-type="boolean">
            <text:p>FALSE</text:p>
          </table:table-cell>
          <table:table-cell table:formula="of:=OR([.E617];[.F61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AND(AND([.C618]&gt;=[.A618]; [.C618]&lt;=[.B618]);AND([.D618]&gt;=[.A618]; [.D618]&lt;=[.B618]))" office:value-type="boolean" office:boolean-value="false" calcext:value-type="boolean">
            <text:p>FALSE</text:p>
          </table:table-cell>
          <table:table-cell table:formula="of:=AND(AND([.A618]&gt;=[.C618]; [.A618]&lt;=[.D618]);AND([.B618]&gt;=[.C618]; [.B618]&lt;=[.D618]))" office:value-type="boolean" office:boolean-value="false" calcext:value-type="boolean">
            <text:p>FALSE</text:p>
          </table:table-cell>
          <table:table-cell table:formula="of:=AND([.E618];[.F618])" office:value-type="boolean" office:boolean-value="false" calcext:value-type="boolean">
            <text:p>FALSE</text:p>
          </table:table-cell>
          <table:table-cell table:formula="of:=OR([.E618];[.F61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AND(AND([.C619]&gt;=[.A619]; [.C619]&lt;=[.B619]);AND([.D619]&gt;=[.A619]; [.D619]&lt;=[.B619]))" office:value-type="boolean" office:boolean-value="false" calcext:value-type="boolean">
            <text:p>FALSE</text:p>
          </table:table-cell>
          <table:table-cell table:formula="of:=AND(AND([.A619]&gt;=[.C619]; [.A619]&lt;=[.D619]);AND([.B619]&gt;=[.C619]; [.B619]&lt;=[.D619]))" office:value-type="boolean" office:boolean-value="false" calcext:value-type="boolean">
            <text:p>FALSE</text:p>
          </table:table-cell>
          <table:table-cell table:formula="of:=AND([.E619];[.F619])" office:value-type="boolean" office:boolean-value="false" calcext:value-type="boolean">
            <text:p>FALSE</text:p>
          </table:table-cell>
          <table:table-cell table:formula="of:=OR([.E619];[.F61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table:formula="of:=AND(AND([.C620]&gt;=[.A620]; [.C620]&lt;=[.B620]);AND([.D620]&gt;=[.A620]; [.D620]&lt;=[.B620]))" office:value-type="boolean" office:boolean-value="false" calcext:value-type="boolean">
            <text:p>FALSE</text:p>
          </table:table-cell>
          <table:table-cell table:formula="of:=AND(AND([.A620]&gt;=[.C620]; [.A620]&lt;=[.D620]);AND([.B620]&gt;=[.C620]; [.B620]&lt;=[.D620]))" office:value-type="boolean" office:boolean-value="false" calcext:value-type="boolean">
            <text:p>FALSE</text:p>
          </table:table-cell>
          <table:table-cell table:formula="of:=AND([.E620];[.F620])" office:value-type="boolean" office:boolean-value="false" calcext:value-type="boolean">
            <text:p>FALSE</text:p>
          </table:table-cell>
          <table:table-cell table:formula="of:=OR([.E620];[.F62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table:formula="of:=AND(AND([.C621]&gt;=[.A621]; [.C621]&lt;=[.B621]);AND([.D621]&gt;=[.A621]; [.D621]&lt;=[.B621]))" office:value-type="boolean" office:boolean-value="false" calcext:value-type="boolean">
            <text:p>FALSE</text:p>
          </table:table-cell>
          <table:table-cell table:formula="of:=AND(AND([.A621]&gt;=[.C621]; [.A621]&lt;=[.D621]);AND([.B621]&gt;=[.C621]; [.B621]&lt;=[.D621]))" office:value-type="boolean" office:boolean-value="true" calcext:value-type="boolean">
            <text:p>TRUE</text:p>
          </table:table-cell>
          <table:table-cell table:formula="of:=AND([.E621];[.F621])" office:value-type="boolean" office:boolean-value="false" calcext:value-type="boolean">
            <text:p>FALSE</text:p>
          </table:table-cell>
          <table:table-cell table:formula="of:=OR([.E621];[.F62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ND(AND([.C622]&gt;=[.A622]; [.C622]&lt;=[.B622]);AND([.D622]&gt;=[.A622]; [.D622]&lt;=[.B622]))" office:value-type="boolean" office:boolean-value="false" calcext:value-type="boolean">
            <text:p>FALSE</text:p>
          </table:table-cell>
          <table:table-cell table:formula="of:=AND(AND([.A622]&gt;=[.C622]; [.A622]&lt;=[.D622]);AND([.B622]&gt;=[.C622]; [.B622]&lt;=[.D622]))" office:value-type="boolean" office:boolean-value="false" calcext:value-type="boolean">
            <text:p>FALSE</text:p>
          </table:table-cell>
          <table:table-cell table:formula="of:=AND([.E622];[.F622])" office:value-type="boolean" office:boolean-value="false" calcext:value-type="boolean">
            <text:p>FALSE</text:p>
          </table:table-cell>
          <table:table-cell table:formula="of:=OR([.E622];[.F62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ND(AND([.C623]&gt;=[.A623]; [.C623]&lt;=[.B623]);AND([.D623]&gt;=[.A623]; [.D623]&lt;=[.B623]))" office:value-type="boolean" office:boolean-value="false" calcext:value-type="boolean">
            <text:p>FALSE</text:p>
          </table:table-cell>
          <table:table-cell table:formula="of:=AND(AND([.A623]&gt;=[.C623]; [.A623]&lt;=[.D623]);AND([.B623]&gt;=[.C623]; [.B623]&lt;=[.D623]))" office:value-type="boolean" office:boolean-value="false" calcext:value-type="boolean">
            <text:p>FALSE</text:p>
          </table:table-cell>
          <table:table-cell table:formula="of:=AND([.E623];[.F623])" office:value-type="boolean" office:boolean-value="false" calcext:value-type="boolean">
            <text:p>FALSE</text:p>
          </table:table-cell>
          <table:table-cell table:formula="of:=OR([.E623];[.F62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AND(AND([.C624]&gt;=[.A624]; [.C624]&lt;=[.B624]);AND([.D624]&gt;=[.A624]; [.D624]&lt;=[.B624]))" office:value-type="boolean" office:boolean-value="false" calcext:value-type="boolean">
            <text:p>FALSE</text:p>
          </table:table-cell>
          <table:table-cell table:formula="of:=AND(AND([.A624]&gt;=[.C624]; [.A624]&lt;=[.D624]);AND([.B624]&gt;=[.C624]; [.B624]&lt;=[.D624]))" office:value-type="boolean" office:boolean-value="false" calcext:value-type="boolean">
            <text:p>FALSE</text:p>
          </table:table-cell>
          <table:table-cell table:formula="of:=AND([.E624];[.F624])" office:value-type="boolean" office:boolean-value="false" calcext:value-type="boolean">
            <text:p>FALSE</text:p>
          </table:table-cell>
          <table:table-cell table:formula="of:=OR([.E624];[.F62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AND(AND([.C625]&gt;=[.A625]; [.C625]&lt;=[.B625]);AND([.D625]&gt;=[.A625]; [.D625]&lt;=[.B625]))" office:value-type="boolean" office:boolean-value="false" calcext:value-type="boolean">
            <text:p>FALSE</text:p>
          </table:table-cell>
          <table:table-cell table:formula="of:=AND(AND([.A625]&gt;=[.C625]; [.A625]&lt;=[.D625]);AND([.B625]&gt;=[.C625]; [.B625]&lt;=[.D625]))" office:value-type="boolean" office:boolean-value="false" calcext:value-type="boolean">
            <text:p>FALSE</text:p>
          </table:table-cell>
          <table:table-cell table:formula="of:=AND([.E625];[.F625])" office:value-type="boolean" office:boolean-value="false" calcext:value-type="boolean">
            <text:p>FALSE</text:p>
          </table:table-cell>
          <table:table-cell table:formula="of:=OR([.E625];[.F62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table:formula="of:=AND(AND([.C626]&gt;=[.A626]; [.C626]&lt;=[.B626]);AND([.D626]&gt;=[.A626]; [.D626]&lt;=[.B626]))" office:value-type="boolean" office:boolean-value="true" calcext:value-type="boolean">
            <text:p>TRUE</text:p>
          </table:table-cell>
          <table:table-cell table:formula="of:=AND(AND([.A626]&gt;=[.C626]; [.A626]&lt;=[.D626]);AND([.B626]&gt;=[.C626]; [.B626]&lt;=[.D626]))" office:value-type="boolean" office:boolean-value="false" calcext:value-type="boolean">
            <text:p>FALSE</text:p>
          </table:table-cell>
          <table:table-cell table:formula="of:=AND([.E626];[.F626])" office:value-type="boolean" office:boolean-value="false" calcext:value-type="boolean">
            <text:p>FALSE</text:p>
          </table:table-cell>
          <table:table-cell table:formula="of:=OR([.E626];[.F62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formula="of:=AND(AND([.C627]&gt;=[.A627]; [.C627]&lt;=[.B627]);AND([.D627]&gt;=[.A627]; [.D627]&lt;=[.B627]))" office:value-type="boolean" office:boolean-value="false" calcext:value-type="boolean">
            <text:p>FALSE</text:p>
          </table:table-cell>
          <table:table-cell table:formula="of:=AND(AND([.A627]&gt;=[.C627]; [.A627]&lt;=[.D627]);AND([.B627]&gt;=[.C627]; [.B627]&lt;=[.D627]))" office:value-type="boolean" office:boolean-value="true" calcext:value-type="boolean">
            <text:p>TRUE</text:p>
          </table:table-cell>
          <table:table-cell table:formula="of:=AND([.E627];[.F627])" office:value-type="boolean" office:boolean-value="false" calcext:value-type="boolean">
            <text:p>FALSE</text:p>
          </table:table-cell>
          <table:table-cell table:formula="of:=OR([.E627];[.F62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table:formula="of:=AND(AND([.C628]&gt;=[.A628]; [.C628]&lt;=[.B628]);AND([.D628]&gt;=[.A628]; [.D628]&lt;=[.B628]))" office:value-type="boolean" office:boolean-value="false" calcext:value-type="boolean">
            <text:p>FALSE</text:p>
          </table:table-cell>
          <table:table-cell table:formula="of:=AND(AND([.A628]&gt;=[.C628]; [.A628]&lt;=[.D628]);AND([.B628]&gt;=[.C628]; [.B628]&lt;=[.D628]))" office:value-type="boolean" office:boolean-value="true" calcext:value-type="boolean">
            <text:p>TRUE</text:p>
          </table:table-cell>
          <table:table-cell table:formula="of:=AND([.E628];[.F628])" office:value-type="boolean" office:boolean-value="false" calcext:value-type="boolean">
            <text:p>FALSE</text:p>
          </table:table-cell>
          <table:table-cell table:formula="of:=OR([.E628];[.F62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table:formula="of:=AND(AND([.C629]&gt;=[.A629]; [.C629]&lt;=[.B629]);AND([.D629]&gt;=[.A629]; [.D629]&lt;=[.B629]))" office:value-type="boolean" office:boolean-value="false" calcext:value-type="boolean">
            <text:p>FALSE</text:p>
          </table:table-cell>
          <table:table-cell table:formula="of:=AND(AND([.A629]&gt;=[.C629]; [.A629]&lt;=[.D629]);AND([.B629]&gt;=[.C629]; [.B629]&lt;=[.D629]))" office:value-type="boolean" office:boolean-value="false" calcext:value-type="boolean">
            <text:p>FALSE</text:p>
          </table:table-cell>
          <table:table-cell table:formula="of:=AND([.E629];[.F629])" office:value-type="boolean" office:boolean-value="false" calcext:value-type="boolean">
            <text:p>FALSE</text:p>
          </table:table-cell>
          <table:table-cell table:formula="of:=OR([.E629];[.F62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formula="of:=AND(AND([.C630]&gt;=[.A630]; [.C630]&lt;=[.B630]);AND([.D630]&gt;=[.A630]; [.D630]&lt;=[.B630]))" office:value-type="boolean" office:boolean-value="false" calcext:value-type="boolean">
            <text:p>FALSE</text:p>
          </table:table-cell>
          <table:table-cell table:formula="of:=AND(AND([.A630]&gt;=[.C630]; [.A630]&lt;=[.D630]);AND([.B630]&gt;=[.C630]; [.B630]&lt;=[.D630]))" office:value-type="boolean" office:boolean-value="false" calcext:value-type="boolean">
            <text:p>FALSE</text:p>
          </table:table-cell>
          <table:table-cell table:formula="of:=AND([.E630];[.F630])" office:value-type="boolean" office:boolean-value="false" calcext:value-type="boolean">
            <text:p>FALSE</text:p>
          </table:table-cell>
          <table:table-cell table:formula="of:=OR([.E630];[.F63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formula="of:=AND(AND([.C631]&gt;=[.A631]; [.C631]&lt;=[.B631]);AND([.D631]&gt;=[.A631]; [.D631]&lt;=[.B631]))" office:value-type="boolean" office:boolean-value="false" calcext:value-type="boolean">
            <text:p>FALSE</text:p>
          </table:table-cell>
          <table:table-cell table:formula="of:=AND(AND([.A631]&gt;=[.C631]; [.A631]&lt;=[.D631]);AND([.B631]&gt;=[.C631]; [.B631]&lt;=[.D631]))" office:value-type="boolean" office:boolean-value="false" calcext:value-type="boolean">
            <text:p>FALSE</text:p>
          </table:table-cell>
          <table:table-cell table:formula="of:=AND([.E631];[.F631])" office:value-type="boolean" office:boolean-value="false" calcext:value-type="boolean">
            <text:p>FALSE</text:p>
          </table:table-cell>
          <table:table-cell table:formula="of:=OR([.E631];[.F63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table:formula="of:=AND(AND([.C632]&gt;=[.A632]; [.C632]&lt;=[.B632]);AND([.D632]&gt;=[.A632]; [.D632]&lt;=[.B632]))" office:value-type="boolean" office:boolean-value="false" calcext:value-type="boolean">
            <text:p>FALSE</text:p>
          </table:table-cell>
          <table:table-cell table:formula="of:=AND(AND([.A632]&gt;=[.C632]; [.A632]&lt;=[.D632]);AND([.B632]&gt;=[.C632]; [.B632]&lt;=[.D632]))" office:value-type="boolean" office:boolean-value="false" calcext:value-type="boolean">
            <text:p>FALSE</text:p>
          </table:table-cell>
          <table:table-cell table:formula="of:=AND([.E632];[.F632])" office:value-type="boolean" office:boolean-value="false" calcext:value-type="boolean">
            <text:p>FALSE</text:p>
          </table:table-cell>
          <table:table-cell table:formula="of:=OR([.E632];[.F63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formula="of:=AND(AND([.C633]&gt;=[.A633]; [.C633]&lt;=[.B633]);AND([.D633]&gt;=[.A633]; [.D633]&lt;=[.B633]))" office:value-type="boolean" office:boolean-value="true" calcext:value-type="boolean">
            <text:p>TRUE</text:p>
          </table:table-cell>
          <table:table-cell table:formula="of:=AND(AND([.A633]&gt;=[.C633]; [.A633]&lt;=[.D633]);AND([.B633]&gt;=[.C633]; [.B633]&lt;=[.D633]))" office:value-type="boolean" office:boolean-value="false" calcext:value-type="boolean">
            <text:p>FALSE</text:p>
          </table:table-cell>
          <table:table-cell table:formula="of:=AND([.E633];[.F633])" office:value-type="boolean" office:boolean-value="false" calcext:value-type="boolean">
            <text:p>FALSE</text:p>
          </table:table-cell>
          <table:table-cell table:formula="of:=OR([.E633];[.F63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table:formula="of:=AND(AND([.C634]&gt;=[.A634]; [.C634]&lt;=[.B634]);AND([.D634]&gt;=[.A634]; [.D634]&lt;=[.B634]))" office:value-type="boolean" office:boolean-value="false" calcext:value-type="boolean">
            <text:p>FALSE</text:p>
          </table:table-cell>
          <table:table-cell table:formula="of:=AND(AND([.A634]&gt;=[.C634]; [.A634]&lt;=[.D634]);AND([.B634]&gt;=[.C634]; [.B634]&lt;=[.D634]))" office:value-type="boolean" office:boolean-value="true" calcext:value-type="boolean">
            <text:p>TRUE</text:p>
          </table:table-cell>
          <table:table-cell table:formula="of:=AND([.E634];[.F634])" office:value-type="boolean" office:boolean-value="false" calcext:value-type="boolean">
            <text:p>FALSE</text:p>
          </table:table-cell>
          <table:table-cell table:formula="of:=OR([.E634];[.F63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formula="of:=AND(AND([.C635]&gt;=[.A635]; [.C635]&lt;=[.B635]);AND([.D635]&gt;=[.A635]; [.D635]&lt;=[.B635]))" office:value-type="boolean" office:boolean-value="false" calcext:value-type="boolean">
            <text:p>FALSE</text:p>
          </table:table-cell>
          <table:table-cell table:formula="of:=AND(AND([.A635]&gt;=[.C635]; [.A635]&lt;=[.D635]);AND([.B635]&gt;=[.C635]; [.B635]&lt;=[.D635]))" office:value-type="boolean" office:boolean-value="true" calcext:value-type="boolean">
            <text:p>TRUE</text:p>
          </table:table-cell>
          <table:table-cell table:formula="of:=AND([.E635];[.F635])" office:value-type="boolean" office:boolean-value="false" calcext:value-type="boolean">
            <text:p>FALSE</text:p>
          </table:table-cell>
          <table:table-cell table:formula="of:=OR([.E635];[.F63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formula="of:=AND(AND([.C636]&gt;=[.A636]; [.C636]&lt;=[.B636]);AND([.D636]&gt;=[.A636]; [.D636]&lt;=[.B636]))" office:value-type="boolean" office:boolean-value="false" calcext:value-type="boolean">
            <text:p>FALSE</text:p>
          </table:table-cell>
          <table:table-cell table:formula="of:=AND(AND([.A636]&gt;=[.C636]; [.A636]&lt;=[.D636]);AND([.B636]&gt;=[.C636]; [.B636]&lt;=[.D636]))" office:value-type="boolean" office:boolean-value="false" calcext:value-type="boolean">
            <text:p>FALSE</text:p>
          </table:table-cell>
          <table:table-cell table:formula="of:=AND([.E636];[.F636])" office:value-type="boolean" office:boolean-value="false" calcext:value-type="boolean">
            <text:p>FALSE</text:p>
          </table:table-cell>
          <table:table-cell table:formula="of:=OR([.E636];[.F63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table:formula="of:=AND(AND([.C637]&gt;=[.A637]; [.C637]&lt;=[.B637]);AND([.D637]&gt;=[.A637]; [.D637]&lt;=[.B637]))" office:value-type="boolean" office:boolean-value="true" calcext:value-type="boolean">
            <text:p>TRUE</text:p>
          </table:table-cell>
          <table:table-cell table:formula="of:=AND(AND([.A637]&gt;=[.C637]; [.A637]&lt;=[.D637]);AND([.B637]&gt;=[.C637]; [.B637]&lt;=[.D637]))" office:value-type="boolean" office:boolean-value="false" calcext:value-type="boolean">
            <text:p>FALSE</text:p>
          </table:table-cell>
          <table:table-cell table:formula="of:=AND([.E637];[.F637])" office:value-type="boolean" office:boolean-value="false" calcext:value-type="boolean">
            <text:p>FALSE</text:p>
          </table:table-cell>
          <table:table-cell table:formula="of:=OR([.E637];[.F63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formula="of:=AND(AND([.C638]&gt;=[.A638]; [.C638]&lt;=[.B638]);AND([.D638]&gt;=[.A638]; [.D638]&lt;=[.B638]))" office:value-type="boolean" office:boolean-value="false" calcext:value-type="boolean">
            <text:p>FALSE</text:p>
          </table:table-cell>
          <table:table-cell table:formula="of:=AND(AND([.A638]&gt;=[.C638]; [.A638]&lt;=[.D638]);AND([.B638]&gt;=[.C638]; [.B638]&lt;=[.D638]))" office:value-type="boolean" office:boolean-value="true" calcext:value-type="boolean">
            <text:p>TRUE</text:p>
          </table:table-cell>
          <table:table-cell table:formula="of:=AND([.E638];[.F638])" office:value-type="boolean" office:boolean-value="false" calcext:value-type="boolean">
            <text:p>FALSE</text:p>
          </table:table-cell>
          <table:table-cell table:formula="of:=OR([.E638];[.F63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formula="of:=AND(AND([.C639]&gt;=[.A639]; [.C639]&lt;=[.B639]);AND([.D639]&gt;=[.A639]; [.D639]&lt;=[.B639]))" office:value-type="boolean" office:boolean-value="false" calcext:value-type="boolean">
            <text:p>FALSE</text:p>
          </table:table-cell>
          <table:table-cell table:formula="of:=AND(AND([.A639]&gt;=[.C639]; [.A639]&lt;=[.D639]);AND([.B639]&gt;=[.C639]; [.B639]&lt;=[.D639]))" office:value-type="boolean" office:boolean-value="false" calcext:value-type="boolean">
            <text:p>FALSE</text:p>
          </table:table-cell>
          <table:table-cell table:formula="of:=AND([.E639];[.F639])" office:value-type="boolean" office:boolean-value="false" calcext:value-type="boolean">
            <text:p>FALSE</text:p>
          </table:table-cell>
          <table:table-cell table:formula="of:=OR([.E639];[.F63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formula="of:=AND(AND([.C640]&gt;=[.A640]; [.C640]&lt;=[.B640]);AND([.D640]&gt;=[.A640]; [.D640]&lt;=[.B640]))" office:value-type="boolean" office:boolean-value="false" calcext:value-type="boolean">
            <text:p>FALSE</text:p>
          </table:table-cell>
          <table:table-cell table:formula="of:=AND(AND([.A640]&gt;=[.C640]; [.A640]&lt;=[.D640]);AND([.B640]&gt;=[.C640]; [.B640]&lt;=[.D640]))" office:value-type="boolean" office:boolean-value="true" calcext:value-type="boolean">
            <text:p>TRUE</text:p>
          </table:table-cell>
          <table:table-cell table:formula="of:=AND([.E640];[.F640])" office:value-type="boolean" office:boolean-value="false" calcext:value-type="boolean">
            <text:p>FALSE</text:p>
          </table:table-cell>
          <table:table-cell table:formula="of:=OR([.E640];[.F64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AND(AND([.C641]&gt;=[.A641]; [.C641]&lt;=[.B641]);AND([.D641]&gt;=[.A641]; [.D641]&lt;=[.B641]))" office:value-type="boolean" office:boolean-value="true" calcext:value-type="boolean">
            <text:p>TRUE</text:p>
          </table:table-cell>
          <table:table-cell table:formula="of:=AND(AND([.A641]&gt;=[.C641]; [.A641]&lt;=[.D641]);AND([.B641]&gt;=[.C641]; [.B641]&lt;=[.D641]))" office:value-type="boolean" office:boolean-value="false" calcext:value-type="boolean">
            <text:p>FALSE</text:p>
          </table:table-cell>
          <table:table-cell table:formula="of:=AND([.E641];[.F641])" office:value-type="boolean" office:boolean-value="false" calcext:value-type="boolean">
            <text:p>FALSE</text:p>
          </table:table-cell>
          <table:table-cell table:formula="of:=OR([.E641];[.F64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table:formula="of:=AND(AND([.C642]&gt;=[.A642]; [.C642]&lt;=[.B642]);AND([.D642]&gt;=[.A642]; [.D642]&lt;=[.B642]))" office:value-type="boolean" office:boolean-value="false" calcext:value-type="boolean">
            <text:p>FALSE</text:p>
          </table:table-cell>
          <table:table-cell table:formula="of:=AND(AND([.A642]&gt;=[.C642]; [.A642]&lt;=[.D642]);AND([.B642]&gt;=[.C642]; [.B642]&lt;=[.D642]))" office:value-type="boolean" office:boolean-value="true" calcext:value-type="boolean">
            <text:p>TRUE</text:p>
          </table:table-cell>
          <table:table-cell table:formula="of:=AND([.E642];[.F642])" office:value-type="boolean" office:boolean-value="false" calcext:value-type="boolean">
            <text:p>FALSE</text:p>
          </table:table-cell>
          <table:table-cell table:formula="of:=OR([.E642];[.F64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formula="of:=AND(AND([.C643]&gt;=[.A643]; [.C643]&lt;=[.B643]);AND([.D643]&gt;=[.A643]; [.D643]&lt;=[.B643]))" office:value-type="boolean" office:boolean-value="false" calcext:value-type="boolean">
            <text:p>FALSE</text:p>
          </table:table-cell>
          <table:table-cell table:formula="of:=AND(AND([.A643]&gt;=[.C643]; [.A643]&lt;=[.D643]);AND([.B643]&gt;=[.C643]; [.B643]&lt;=[.D643]))" office:value-type="boolean" office:boolean-value="false" calcext:value-type="boolean">
            <text:p>FALSE</text:p>
          </table:table-cell>
          <table:table-cell table:formula="of:=AND([.E643];[.F643])" office:value-type="boolean" office:boolean-value="false" calcext:value-type="boolean">
            <text:p>FALSE</text:p>
          </table:table-cell>
          <table:table-cell table:formula="of:=OR([.E643];[.F64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formula="of:=AND(AND([.C644]&gt;=[.A644]; [.C644]&lt;=[.B644]);AND([.D644]&gt;=[.A644]; [.D644]&lt;=[.B644]))" office:value-type="boolean" office:boolean-value="false" calcext:value-type="boolean">
            <text:p>FALSE</text:p>
          </table:table-cell>
          <table:table-cell table:formula="of:=AND(AND([.A644]&gt;=[.C644]; [.A644]&lt;=[.D644]);AND([.B644]&gt;=[.C644]; [.B644]&lt;=[.D644]))" office:value-type="boolean" office:boolean-value="false" calcext:value-type="boolean">
            <text:p>FALSE</text:p>
          </table:table-cell>
          <table:table-cell table:formula="of:=AND([.E644];[.F644])" office:value-type="boolean" office:boolean-value="false" calcext:value-type="boolean">
            <text:p>FALSE</text:p>
          </table:table-cell>
          <table:table-cell table:formula="of:=OR([.E644];[.F64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formula="of:=AND(AND([.C645]&gt;=[.A645]; [.C645]&lt;=[.B645]);AND([.D645]&gt;=[.A645]; [.D645]&lt;=[.B645]))" office:value-type="boolean" office:boolean-value="false" calcext:value-type="boolean">
            <text:p>FALSE</text:p>
          </table:table-cell>
          <table:table-cell table:formula="of:=AND(AND([.A645]&gt;=[.C645]; [.A645]&lt;=[.D645]);AND([.B645]&gt;=[.C645]; [.B645]&lt;=[.D645]))" office:value-type="boolean" office:boolean-value="false" calcext:value-type="boolean">
            <text:p>FALSE</text:p>
          </table:table-cell>
          <table:table-cell table:formula="of:=AND([.E645];[.F645])" office:value-type="boolean" office:boolean-value="false" calcext:value-type="boolean">
            <text:p>FALSE</text:p>
          </table:table-cell>
          <table:table-cell table:formula="of:=OR([.E645];[.F64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formula="of:=AND(AND([.C646]&gt;=[.A646]; [.C646]&lt;=[.B646]);AND([.D646]&gt;=[.A646]; [.D646]&lt;=[.B646]))" office:value-type="boolean" office:boolean-value="false" calcext:value-type="boolean">
            <text:p>FALSE</text:p>
          </table:table-cell>
          <table:table-cell table:formula="of:=AND(AND([.A646]&gt;=[.C646]; [.A646]&lt;=[.D646]);AND([.B646]&gt;=[.C646]; [.B646]&lt;=[.D646]))" office:value-type="boolean" office:boolean-value="false" calcext:value-type="boolean">
            <text:p>FALSE</text:p>
          </table:table-cell>
          <table:table-cell table:formula="of:=AND([.E646];[.F646])" office:value-type="boolean" office:boolean-value="false" calcext:value-type="boolean">
            <text:p>FALSE</text:p>
          </table:table-cell>
          <table:table-cell table:formula="of:=OR([.E646];[.F64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table:formula="of:=AND(AND([.C647]&gt;=[.A647]; [.C647]&lt;=[.B647]);AND([.D647]&gt;=[.A647]; [.D647]&lt;=[.B647]))" office:value-type="boolean" office:boolean-value="false" calcext:value-type="boolean">
            <text:p>FALSE</text:p>
          </table:table-cell>
          <table:table-cell table:formula="of:=AND(AND([.A647]&gt;=[.C647]; [.A647]&lt;=[.D647]);AND([.B647]&gt;=[.C647]; [.B647]&lt;=[.D647]))" office:value-type="boolean" office:boolean-value="true" calcext:value-type="boolean">
            <text:p>TRUE</text:p>
          </table:table-cell>
          <table:table-cell table:formula="of:=AND([.E647];[.F647])" office:value-type="boolean" office:boolean-value="false" calcext:value-type="boolean">
            <text:p>FALSE</text:p>
          </table:table-cell>
          <table:table-cell table:formula="of:=OR([.E647];[.F64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formula="of:=AND(AND([.C648]&gt;=[.A648]; [.C648]&lt;=[.B648]);AND([.D648]&gt;=[.A648]; [.D648]&lt;=[.B648]))" office:value-type="boolean" office:boolean-value="false" calcext:value-type="boolean">
            <text:p>FALSE</text:p>
          </table:table-cell>
          <table:table-cell table:formula="of:=AND(AND([.A648]&gt;=[.C648]; [.A648]&lt;=[.D648]);AND([.B648]&gt;=[.C648]; [.B648]&lt;=[.D648]))" office:value-type="boolean" office:boolean-value="false" calcext:value-type="boolean">
            <text:p>FALSE</text:p>
          </table:table-cell>
          <table:table-cell table:formula="of:=AND([.E648];[.F648])" office:value-type="boolean" office:boolean-value="false" calcext:value-type="boolean">
            <text:p>FALSE</text:p>
          </table:table-cell>
          <table:table-cell table:formula="of:=OR([.E648];[.F64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AND(AND([.C649]&gt;=[.A649]; [.C649]&lt;=[.B649]);AND([.D649]&gt;=[.A649]; [.D649]&lt;=[.B649]))" office:value-type="boolean" office:boolean-value="false" calcext:value-type="boolean">
            <text:p>FALSE</text:p>
          </table:table-cell>
          <table:table-cell table:formula="of:=AND(AND([.A649]&gt;=[.C649]; [.A649]&lt;=[.D649]);AND([.B649]&gt;=[.C649]; [.B649]&lt;=[.D649]))" office:value-type="boolean" office:boolean-value="false" calcext:value-type="boolean">
            <text:p>FALSE</text:p>
          </table:table-cell>
          <table:table-cell table:formula="of:=AND([.E649];[.F649])" office:value-type="boolean" office:boolean-value="false" calcext:value-type="boolean">
            <text:p>FALSE</text:p>
          </table:table-cell>
          <table:table-cell table:formula="of:=OR([.E649];[.F64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formula="of:=AND(AND([.C650]&gt;=[.A650]; [.C650]&lt;=[.B650]);AND([.D650]&gt;=[.A650]; [.D650]&lt;=[.B650]))" office:value-type="boolean" office:boolean-value="false" calcext:value-type="boolean">
            <text:p>FALSE</text:p>
          </table:table-cell>
          <table:table-cell table:formula="of:=AND(AND([.A650]&gt;=[.C650]; [.A650]&lt;=[.D650]);AND([.B650]&gt;=[.C650]; [.B650]&lt;=[.D650]))" office:value-type="boolean" office:boolean-value="true" calcext:value-type="boolean">
            <text:p>TRUE</text:p>
          </table:table-cell>
          <table:table-cell table:formula="of:=AND([.E650];[.F650])" office:value-type="boolean" office:boolean-value="false" calcext:value-type="boolean">
            <text:p>FALSE</text:p>
          </table:table-cell>
          <table:table-cell table:formula="of:=OR([.E650];[.F65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formula="of:=AND(AND([.C651]&gt;=[.A651]; [.C651]&lt;=[.B651]);AND([.D651]&gt;=[.A651]; [.D651]&lt;=[.B651]))" office:value-type="boolean" office:boolean-value="false" calcext:value-type="boolean">
            <text:p>FALSE</text:p>
          </table:table-cell>
          <table:table-cell table:formula="of:=AND(AND([.A651]&gt;=[.C651]; [.A651]&lt;=[.D651]);AND([.B651]&gt;=[.C651]; [.B651]&lt;=[.D651]))" office:value-type="boolean" office:boolean-value="false" calcext:value-type="boolean">
            <text:p>FALSE</text:p>
          </table:table-cell>
          <table:table-cell table:formula="of:=AND([.E651];[.F651])" office:value-type="boolean" office:boolean-value="false" calcext:value-type="boolean">
            <text:p>FALSE</text:p>
          </table:table-cell>
          <table:table-cell table:formula="of:=OR([.E651];[.F65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formula="of:=AND(AND([.C652]&gt;=[.A652]; [.C652]&lt;=[.B652]);AND([.D652]&gt;=[.A652]; [.D652]&lt;=[.B652]))" office:value-type="boolean" office:boolean-value="false" calcext:value-type="boolean">
            <text:p>FALSE</text:p>
          </table:table-cell>
          <table:table-cell table:formula="of:=AND(AND([.A652]&gt;=[.C652]; [.A652]&lt;=[.D652]);AND([.B652]&gt;=[.C652]; [.B652]&lt;=[.D652]))" office:value-type="boolean" office:boolean-value="false" calcext:value-type="boolean">
            <text:p>FALSE</text:p>
          </table:table-cell>
          <table:table-cell table:formula="of:=AND([.E652];[.F652])" office:value-type="boolean" office:boolean-value="false" calcext:value-type="boolean">
            <text:p>FALSE</text:p>
          </table:table-cell>
          <table:table-cell table:formula="of:=OR([.E652];[.F65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99" calcext:value-type="float">
            <text:p>99</text:p>
          </table:table-cell>
          <table:table-cell table:formula="of:=AND(AND([.C653]&gt;=[.A653]; [.C653]&lt;=[.B653]);AND([.D653]&gt;=[.A653]; [.D653]&lt;=[.B653]))" office:value-type="boolean" office:boolean-value="true" calcext:value-type="boolean">
            <text:p>TRUE</text:p>
          </table:table-cell>
          <table:table-cell table:formula="of:=AND(AND([.A653]&gt;=[.C653]; [.A653]&lt;=[.D653]);AND([.B653]&gt;=[.C653]; [.B653]&lt;=[.D653]))" office:value-type="boolean" office:boolean-value="false" calcext:value-type="boolean">
            <text:p>FALSE</text:p>
          </table:table-cell>
          <table:table-cell table:formula="of:=AND([.E653];[.F653])" office:value-type="boolean" office:boolean-value="false" calcext:value-type="boolean">
            <text:p>FALSE</text:p>
          </table:table-cell>
          <table:table-cell table:formula="of:=OR([.E653];[.F65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table:formula="of:=AND(AND([.C654]&gt;=[.A654]; [.C654]&lt;=[.B654]);AND([.D654]&gt;=[.A654]; [.D654]&lt;=[.B654]))" office:value-type="boolean" office:boolean-value="false" calcext:value-type="boolean">
            <text:p>FALSE</text:p>
          </table:table-cell>
          <table:table-cell table:formula="of:=AND(AND([.A654]&gt;=[.C654]; [.A654]&lt;=[.D654]);AND([.B654]&gt;=[.C654]; [.B654]&lt;=[.D654]))" office:value-type="boolean" office:boolean-value="false" calcext:value-type="boolean">
            <text:p>FALSE</text:p>
          </table:table-cell>
          <table:table-cell table:formula="of:=AND([.E654];[.F654])" office:value-type="boolean" office:boolean-value="false" calcext:value-type="boolean">
            <text:p>FALSE</text:p>
          </table:table-cell>
          <table:table-cell table:formula="of:=OR([.E654];[.F65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formula="of:=AND(AND([.C655]&gt;=[.A655]; [.C655]&lt;=[.B655]);AND([.D655]&gt;=[.A655]; [.D655]&lt;=[.B655]))" office:value-type="boolean" office:boolean-value="false" calcext:value-type="boolean">
            <text:p>FALSE</text:p>
          </table:table-cell>
          <table:table-cell table:formula="of:=AND(AND([.A655]&gt;=[.C655]; [.A655]&lt;=[.D655]);AND([.B655]&gt;=[.C655]; [.B655]&lt;=[.D655]))" office:value-type="boolean" office:boolean-value="false" calcext:value-type="boolean">
            <text:p>FALSE</text:p>
          </table:table-cell>
          <table:table-cell table:formula="of:=AND([.E655];[.F655])" office:value-type="boolean" office:boolean-value="false" calcext:value-type="boolean">
            <text:p>FALSE</text:p>
          </table:table-cell>
          <table:table-cell table:formula="of:=OR([.E655];[.F65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formula="of:=AND(AND([.C656]&gt;=[.A656]; [.C656]&lt;=[.B656]);AND([.D656]&gt;=[.A656]; [.D656]&lt;=[.B656]))" office:value-type="boolean" office:boolean-value="false" calcext:value-type="boolean">
            <text:p>FALSE</text:p>
          </table:table-cell>
          <table:table-cell table:formula="of:=AND(AND([.A656]&gt;=[.C656]; [.A656]&lt;=[.D656]);AND([.B656]&gt;=[.C656]; [.B656]&lt;=[.D656]))" office:value-type="boolean" office:boolean-value="false" calcext:value-type="boolean">
            <text:p>FALSE</text:p>
          </table:table-cell>
          <table:table-cell table:formula="of:=AND([.E656];[.F656])" office:value-type="boolean" office:boolean-value="false" calcext:value-type="boolean">
            <text:p>FALSE</text:p>
          </table:table-cell>
          <table:table-cell table:formula="of:=OR([.E656];[.F65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formula="of:=AND(AND([.C657]&gt;=[.A657]; [.C657]&lt;=[.B657]);AND([.D657]&gt;=[.A657]; [.D657]&lt;=[.B657]))" office:value-type="boolean" office:boolean-value="true" calcext:value-type="boolean">
            <text:p>TRUE</text:p>
          </table:table-cell>
          <table:table-cell table:formula="of:=AND(AND([.A657]&gt;=[.C657]; [.A657]&lt;=[.D657]);AND([.B657]&gt;=[.C657]; [.B657]&lt;=[.D657]))" office:value-type="boolean" office:boolean-value="false" calcext:value-type="boolean">
            <text:p>FALSE</text:p>
          </table:table-cell>
          <table:table-cell table:formula="of:=AND([.E657];[.F657])" office:value-type="boolean" office:boolean-value="false" calcext:value-type="boolean">
            <text:p>FALSE</text:p>
          </table:table-cell>
          <table:table-cell table:formula="of:=OR([.E657];[.F65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formula="of:=AND(AND([.C658]&gt;=[.A658]; [.C658]&lt;=[.B658]);AND([.D658]&gt;=[.A658]; [.D658]&lt;=[.B658]))" office:value-type="boolean" office:boolean-value="false" calcext:value-type="boolean">
            <text:p>FALSE</text:p>
          </table:table-cell>
          <table:table-cell table:formula="of:=AND(AND([.A658]&gt;=[.C658]; [.A658]&lt;=[.D658]);AND([.B658]&gt;=[.C658]; [.B658]&lt;=[.D658]))" office:value-type="boolean" office:boolean-value="false" calcext:value-type="boolean">
            <text:p>FALSE</text:p>
          </table:table-cell>
          <table:table-cell table:formula="of:=AND([.E658];[.F658])" office:value-type="boolean" office:boolean-value="false" calcext:value-type="boolean">
            <text:p>FALSE</text:p>
          </table:table-cell>
          <table:table-cell table:formula="of:=OR([.E658];[.F65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formula="of:=AND(AND([.C659]&gt;=[.A659]; [.C659]&lt;=[.B659]);AND([.D659]&gt;=[.A659]; [.D659]&lt;=[.B659]))" office:value-type="boolean" office:boolean-value="false" calcext:value-type="boolean">
            <text:p>FALSE</text:p>
          </table:table-cell>
          <table:table-cell table:formula="of:=AND(AND([.A659]&gt;=[.C659]; [.A659]&lt;=[.D659]);AND([.B659]&gt;=[.C659]; [.B659]&lt;=[.D659]))" office:value-type="boolean" office:boolean-value="true" calcext:value-type="boolean">
            <text:p>TRUE</text:p>
          </table:table-cell>
          <table:table-cell table:formula="of:=AND([.E659];[.F659])" office:value-type="boolean" office:boolean-value="false" calcext:value-type="boolean">
            <text:p>FALSE</text:p>
          </table:table-cell>
          <table:table-cell table:formula="of:=OR([.E659];[.F65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formula="of:=AND(AND([.C660]&gt;=[.A660]; [.C660]&lt;=[.B660]);AND([.D660]&gt;=[.A660]; [.D660]&lt;=[.B660]))" office:value-type="boolean" office:boolean-value="false" calcext:value-type="boolean">
            <text:p>FALSE</text:p>
          </table:table-cell>
          <table:table-cell table:formula="of:=AND(AND([.A660]&gt;=[.C660]; [.A660]&lt;=[.D660]);AND([.B660]&gt;=[.C660]; [.B660]&lt;=[.D660]))" office:value-type="boolean" office:boolean-value="false" calcext:value-type="boolean">
            <text:p>FALSE</text:p>
          </table:table-cell>
          <table:table-cell table:formula="of:=AND([.E660];[.F660])" office:value-type="boolean" office:boolean-value="false" calcext:value-type="boolean">
            <text:p>FALSE</text:p>
          </table:table-cell>
          <table:table-cell table:formula="of:=OR([.E660];[.F66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AND(AND([.C661]&gt;=[.A661]; [.C661]&lt;=[.B661]);AND([.D661]&gt;=[.A661]; [.D661]&lt;=[.B661]))" office:value-type="boolean" office:boolean-value="false" calcext:value-type="boolean">
            <text:p>FALSE</text:p>
          </table:table-cell>
          <table:table-cell table:formula="of:=AND(AND([.A661]&gt;=[.C661]; [.A661]&lt;=[.D661]);AND([.B661]&gt;=[.C661]; [.B661]&lt;=[.D661]))" office:value-type="boolean" office:boolean-value="false" calcext:value-type="boolean">
            <text:p>FALSE</text:p>
          </table:table-cell>
          <table:table-cell table:formula="of:=AND([.E661];[.F661])" office:value-type="boolean" office:boolean-value="false" calcext:value-type="boolean">
            <text:p>FALSE</text:p>
          </table:table-cell>
          <table:table-cell table:formula="of:=OR([.E661];[.F66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formula="of:=AND(AND([.C662]&gt;=[.A662]; [.C662]&lt;=[.B662]);AND([.D662]&gt;=[.A662]; [.D662]&lt;=[.B662]))" office:value-type="boolean" office:boolean-value="false" calcext:value-type="boolean">
            <text:p>FALSE</text:p>
          </table:table-cell>
          <table:table-cell table:formula="of:=AND(AND([.A662]&gt;=[.C662]; [.A662]&lt;=[.D662]);AND([.B662]&gt;=[.C662]; [.B662]&lt;=[.D662]))" office:value-type="boolean" office:boolean-value="false" calcext:value-type="boolean">
            <text:p>FALSE</text:p>
          </table:table-cell>
          <table:table-cell table:formula="of:=AND([.E662];[.F662])" office:value-type="boolean" office:boolean-value="false" calcext:value-type="boolean">
            <text:p>FALSE</text:p>
          </table:table-cell>
          <table:table-cell table:formula="of:=OR([.E662];[.F66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table:formula="of:=AND(AND([.C663]&gt;=[.A663]; [.C663]&lt;=[.B663]);AND([.D663]&gt;=[.A663]; [.D663]&lt;=[.B663]))" office:value-type="boolean" office:boolean-value="false" calcext:value-type="boolean">
            <text:p>FALSE</text:p>
          </table:table-cell>
          <table:table-cell table:formula="of:=AND(AND([.A663]&gt;=[.C663]; [.A663]&lt;=[.D663]);AND([.B663]&gt;=[.C663]; [.B663]&lt;=[.D663]))" office:value-type="boolean" office:boolean-value="false" calcext:value-type="boolean">
            <text:p>FALSE</text:p>
          </table:table-cell>
          <table:table-cell table:formula="of:=AND([.E663];[.F663])" office:value-type="boolean" office:boolean-value="false" calcext:value-type="boolean">
            <text:p>FALSE</text:p>
          </table:table-cell>
          <table:table-cell table:formula="of:=OR([.E663];[.F66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AND(AND([.C664]&gt;=[.A664]; [.C664]&lt;=[.B664]);AND([.D664]&gt;=[.A664]; [.D664]&lt;=[.B664]))" office:value-type="boolean" office:boolean-value="false" calcext:value-type="boolean">
            <text:p>FALSE</text:p>
          </table:table-cell>
          <table:table-cell table:formula="of:=AND(AND([.A664]&gt;=[.C664]; [.A664]&lt;=[.D664]);AND([.B664]&gt;=[.C664]; [.B664]&lt;=[.D664]))" office:value-type="boolean" office:boolean-value="true" calcext:value-type="boolean">
            <text:p>TRUE</text:p>
          </table:table-cell>
          <table:table-cell table:formula="of:=AND([.E664];[.F664])" office:value-type="boolean" office:boolean-value="false" calcext:value-type="boolean">
            <text:p>FALSE</text:p>
          </table:table-cell>
          <table:table-cell table:formula="of:=OR([.E664];[.F66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formula="of:=AND(AND([.C665]&gt;=[.A665]; [.C665]&lt;=[.B665]);AND([.D665]&gt;=[.A665]; [.D665]&lt;=[.B665]))" office:value-type="boolean" office:boolean-value="false" calcext:value-type="boolean">
            <text:p>FALSE</text:p>
          </table:table-cell>
          <table:table-cell table:formula="of:=AND(AND([.A665]&gt;=[.C665]; [.A665]&lt;=[.D665]);AND([.B665]&gt;=[.C665]; [.B665]&lt;=[.D665]))" office:value-type="boolean" office:boolean-value="true" calcext:value-type="boolean">
            <text:p>TRUE</text:p>
          </table:table-cell>
          <table:table-cell table:formula="of:=AND([.E665];[.F665])" office:value-type="boolean" office:boolean-value="false" calcext:value-type="boolean">
            <text:p>FALSE</text:p>
          </table:table-cell>
          <table:table-cell table:formula="of:=OR([.E665];[.F66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87" calcext:value-type="float">
            <text:p>87</text:p>
          </table:table-cell>
          <table:table-cell table:formula="of:=AND(AND([.C666]&gt;=[.A666]; [.C666]&lt;=[.B666]);AND([.D666]&gt;=[.A666]; [.D666]&lt;=[.B666]))" office:value-type="boolean" office:boolean-value="true" calcext:value-type="boolean">
            <text:p>TRUE</text:p>
          </table:table-cell>
          <table:table-cell table:formula="of:=AND(AND([.A666]&gt;=[.C666]; [.A666]&lt;=[.D666]);AND([.B666]&gt;=[.C666]; [.B666]&lt;=[.D666]))" office:value-type="boolean" office:boolean-value="false" calcext:value-type="boolean">
            <text:p>FALSE</text:p>
          </table:table-cell>
          <table:table-cell table:formula="of:=AND([.E666];[.F666])" office:value-type="boolean" office:boolean-value="false" calcext:value-type="boolean">
            <text:p>FALSE</text:p>
          </table:table-cell>
          <table:table-cell table:formula="of:=OR([.E666];[.F66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formula="of:=AND(AND([.C667]&gt;=[.A667]; [.C667]&lt;=[.B667]);AND([.D667]&gt;=[.A667]; [.D667]&lt;=[.B667]))" office:value-type="boolean" office:boolean-value="true" calcext:value-type="boolean">
            <text:p>TRUE</text:p>
          </table:table-cell>
          <table:table-cell table:formula="of:=AND(AND([.A667]&gt;=[.C667]; [.A667]&lt;=[.D667]);AND([.B667]&gt;=[.C667]; [.B667]&lt;=[.D667]))" office:value-type="boolean" office:boolean-value="false" calcext:value-type="boolean">
            <text:p>FALSE</text:p>
          </table:table-cell>
          <table:table-cell table:formula="of:=AND([.E667];[.F667])" office:value-type="boolean" office:boolean-value="false" calcext:value-type="boolean">
            <text:p>FALSE</text:p>
          </table:table-cell>
          <table:table-cell table:formula="of:=OR([.E667];[.F66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AND(AND([.C668]&gt;=[.A668]; [.C668]&lt;=[.B668]);AND([.D668]&gt;=[.A668]; [.D668]&lt;=[.B668]))" office:value-type="boolean" office:boolean-value="false" calcext:value-type="boolean">
            <text:p>FALSE</text:p>
          </table:table-cell>
          <table:table-cell table:formula="of:=AND(AND([.A668]&gt;=[.C668]; [.A668]&lt;=[.D668]);AND([.B668]&gt;=[.C668]; [.B668]&lt;=[.D668]))" office:value-type="boolean" office:boolean-value="false" calcext:value-type="boolean">
            <text:p>FALSE</text:p>
          </table:table-cell>
          <table:table-cell table:formula="of:=AND([.E668];[.F668])" office:value-type="boolean" office:boolean-value="false" calcext:value-type="boolean">
            <text:p>FALSE</text:p>
          </table:table-cell>
          <table:table-cell table:formula="of:=OR([.E668];[.F66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table:formula="of:=AND(AND([.C669]&gt;=[.A669]; [.C669]&lt;=[.B669]);AND([.D669]&gt;=[.A669]; [.D669]&lt;=[.B669]))" office:value-type="boolean" office:boolean-value="false" calcext:value-type="boolean">
            <text:p>FALSE</text:p>
          </table:table-cell>
          <table:table-cell table:formula="of:=AND(AND([.A669]&gt;=[.C669]; [.A669]&lt;=[.D669]);AND([.B669]&gt;=[.C669]; [.B669]&lt;=[.D669]))" office:value-type="boolean" office:boolean-value="true" calcext:value-type="boolean">
            <text:p>TRUE</text:p>
          </table:table-cell>
          <table:table-cell table:formula="of:=AND([.E669];[.F669])" office:value-type="boolean" office:boolean-value="false" calcext:value-type="boolean">
            <text:p>FALSE</text:p>
          </table:table-cell>
          <table:table-cell table:formula="of:=OR([.E669];[.F66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formula="of:=AND(AND([.C670]&gt;=[.A670]; [.C670]&lt;=[.B670]);AND([.D670]&gt;=[.A670]; [.D670]&lt;=[.B670]))" office:value-type="boolean" office:boolean-value="true" calcext:value-type="boolean">
            <text:p>TRUE</text:p>
          </table:table-cell>
          <table:table-cell table:formula="of:=AND(AND([.A670]&gt;=[.C670]; [.A670]&lt;=[.D670]);AND([.B670]&gt;=[.C670]; [.B670]&lt;=[.D670]))" office:value-type="boolean" office:boolean-value="false" calcext:value-type="boolean">
            <text:p>FALSE</text:p>
          </table:table-cell>
          <table:table-cell table:formula="of:=AND([.E670];[.F670])" office:value-type="boolean" office:boolean-value="false" calcext:value-type="boolean">
            <text:p>FALSE</text:p>
          </table:table-cell>
          <table:table-cell table:formula="of:=OR([.E670];[.F67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AND(AND([.C671]&gt;=[.A671]; [.C671]&lt;=[.B671]);AND([.D671]&gt;=[.A671]; [.D671]&lt;=[.B671]))" office:value-type="boolean" office:boolean-value="false" calcext:value-type="boolean">
            <text:p>FALSE</text:p>
          </table:table-cell>
          <table:table-cell table:formula="of:=AND(AND([.A671]&gt;=[.C671]; [.A671]&lt;=[.D671]);AND([.B671]&gt;=[.C671]; [.B671]&lt;=[.D671]))" office:value-type="boolean" office:boolean-value="false" calcext:value-type="boolean">
            <text:p>FALSE</text:p>
          </table:table-cell>
          <table:table-cell table:formula="of:=AND([.E671];[.F671])" office:value-type="boolean" office:boolean-value="false" calcext:value-type="boolean">
            <text:p>FALSE</text:p>
          </table:table-cell>
          <table:table-cell table:formula="of:=OR([.E671];[.F67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table:formula="of:=AND(AND([.C672]&gt;=[.A672]; [.C672]&lt;=[.B672]);AND([.D672]&gt;=[.A672]; [.D672]&lt;=[.B672]))" office:value-type="boolean" office:boolean-value="false" calcext:value-type="boolean">
            <text:p>FALSE</text:p>
          </table:table-cell>
          <table:table-cell table:formula="of:=AND(AND([.A672]&gt;=[.C672]; [.A672]&lt;=[.D672]);AND([.B672]&gt;=[.C672]; [.B672]&lt;=[.D672]))" office:value-type="boolean" office:boolean-value="false" calcext:value-type="boolean">
            <text:p>FALSE</text:p>
          </table:table-cell>
          <table:table-cell table:formula="of:=AND([.E672];[.F672])" office:value-type="boolean" office:boolean-value="false" calcext:value-type="boolean">
            <text:p>FALSE</text:p>
          </table:table-cell>
          <table:table-cell table:formula="of:=OR([.E672];[.F67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formula="of:=AND(AND([.C673]&gt;=[.A673]; [.C673]&lt;=[.B673]);AND([.D673]&gt;=[.A673]; [.D673]&lt;=[.B673]))" office:value-type="boolean" office:boolean-value="false" calcext:value-type="boolean">
            <text:p>FALSE</text:p>
          </table:table-cell>
          <table:table-cell table:formula="of:=AND(AND([.A673]&gt;=[.C673]; [.A673]&lt;=[.D673]);AND([.B673]&gt;=[.C673]; [.B673]&lt;=[.D673]))" office:value-type="boolean" office:boolean-value="false" calcext:value-type="boolean">
            <text:p>FALSE</text:p>
          </table:table-cell>
          <table:table-cell table:formula="of:=AND([.E673];[.F673])" office:value-type="boolean" office:boolean-value="false" calcext:value-type="boolean">
            <text:p>FALSE</text:p>
          </table:table-cell>
          <table:table-cell table:formula="of:=OR([.E673];[.F67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formula="of:=AND(AND([.C674]&gt;=[.A674]; [.C674]&lt;=[.B674]);AND([.D674]&gt;=[.A674]; [.D674]&lt;=[.B674]))" office:value-type="boolean" office:boolean-value="false" calcext:value-type="boolean">
            <text:p>FALSE</text:p>
          </table:table-cell>
          <table:table-cell table:formula="of:=AND(AND([.A674]&gt;=[.C674]; [.A674]&lt;=[.D674]);AND([.B674]&gt;=[.C674]; [.B674]&lt;=[.D674]))" office:value-type="boolean" office:boolean-value="false" calcext:value-type="boolean">
            <text:p>FALSE</text:p>
          </table:table-cell>
          <table:table-cell table:formula="of:=AND([.E674];[.F674])" office:value-type="boolean" office:boolean-value="false" calcext:value-type="boolean">
            <text:p>FALSE</text:p>
          </table:table-cell>
          <table:table-cell table:formula="of:=OR([.E674];[.F67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AND(AND([.C675]&gt;=[.A675]; [.C675]&lt;=[.B675]);AND([.D675]&gt;=[.A675]; [.D675]&lt;=[.B675]))" office:value-type="boolean" office:boolean-value="false" calcext:value-type="boolean">
            <text:p>FALSE</text:p>
          </table:table-cell>
          <table:table-cell table:formula="of:=AND(AND([.A675]&gt;=[.C675]; [.A675]&lt;=[.D675]);AND([.B675]&gt;=[.C675]; [.B675]&lt;=[.D675]))" office:value-type="boolean" office:boolean-value="true" calcext:value-type="boolean">
            <text:p>TRUE</text:p>
          </table:table-cell>
          <table:table-cell table:formula="of:=AND([.E675];[.F675])" office:value-type="boolean" office:boolean-value="false" calcext:value-type="boolean">
            <text:p>FALSE</text:p>
          </table:table-cell>
          <table:table-cell table:formula="of:=OR([.E675];[.F67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formula="of:=AND(AND([.C676]&gt;=[.A676]; [.C676]&lt;=[.B676]);AND([.D676]&gt;=[.A676]; [.D676]&lt;=[.B676]))" office:value-type="boolean" office:boolean-value="false" calcext:value-type="boolean">
            <text:p>FALSE</text:p>
          </table:table-cell>
          <table:table-cell table:formula="of:=AND(AND([.A676]&gt;=[.C676]; [.A676]&lt;=[.D676]);AND([.B676]&gt;=[.C676]; [.B676]&lt;=[.D676]))" office:value-type="boolean" office:boolean-value="true" calcext:value-type="boolean">
            <text:p>TRUE</text:p>
          </table:table-cell>
          <table:table-cell table:formula="of:=AND([.E676];[.F676])" office:value-type="boolean" office:boolean-value="false" calcext:value-type="boolean">
            <text:p>FALSE</text:p>
          </table:table-cell>
          <table:table-cell table:formula="of:=OR([.E676];[.F67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formula="of:=AND(AND([.C677]&gt;=[.A677]; [.C677]&lt;=[.B677]);AND([.D677]&gt;=[.A677]; [.D677]&lt;=[.B677]))" office:value-type="boolean" office:boolean-value="false" calcext:value-type="boolean">
            <text:p>FALSE</text:p>
          </table:table-cell>
          <table:table-cell table:formula="of:=AND(AND([.A677]&gt;=[.C677]; [.A677]&lt;=[.D677]);AND([.B677]&gt;=[.C677]; [.B677]&lt;=[.D677]))" office:value-type="boolean" office:boolean-value="false" calcext:value-type="boolean">
            <text:p>FALSE</text:p>
          </table:table-cell>
          <table:table-cell table:formula="of:=AND([.E677];[.F677])" office:value-type="boolean" office:boolean-value="false" calcext:value-type="boolean">
            <text:p>FALSE</text:p>
          </table:table-cell>
          <table:table-cell table:formula="of:=OR([.E677];[.F67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ND(AND([.C678]&gt;=[.A678]; [.C678]&lt;=[.B678]);AND([.D678]&gt;=[.A678]; [.D678]&lt;=[.B678]))" office:value-type="boolean" office:boolean-value="true" calcext:value-type="boolean">
            <text:p>TRUE</text:p>
          </table:table-cell>
          <table:table-cell table:formula="of:=AND(AND([.A678]&gt;=[.C678]; [.A678]&lt;=[.D678]);AND([.B678]&gt;=[.C678]; [.B678]&lt;=[.D678]))" office:value-type="boolean" office:boolean-value="false" calcext:value-type="boolean">
            <text:p>FALSE</text:p>
          </table:table-cell>
          <table:table-cell table:formula="of:=AND([.E678];[.F678])" office:value-type="boolean" office:boolean-value="false" calcext:value-type="boolean">
            <text:p>FALSE</text:p>
          </table:table-cell>
          <table:table-cell table:formula="of:=OR([.E678];[.F67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AND(AND([.C679]&gt;=[.A679]; [.C679]&lt;=[.B679]);AND([.D679]&gt;=[.A679]; [.D679]&lt;=[.B679]))" office:value-type="boolean" office:boolean-value="true" calcext:value-type="boolean">
            <text:p>TRUE</text:p>
          </table:table-cell>
          <table:table-cell table:formula="of:=AND(AND([.A679]&gt;=[.C679]; [.A679]&lt;=[.D679]);AND([.B679]&gt;=[.C679]; [.B679]&lt;=[.D679]))" office:value-type="boolean" office:boolean-value="false" calcext:value-type="boolean">
            <text:p>FALSE</text:p>
          </table:table-cell>
          <table:table-cell table:formula="of:=AND([.E679];[.F679])" office:value-type="boolean" office:boolean-value="false" calcext:value-type="boolean">
            <text:p>FALSE</text:p>
          </table:table-cell>
          <table:table-cell table:formula="of:=OR([.E679];[.F67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AND(AND([.C680]&gt;=[.A680]; [.C680]&lt;=[.B680]);AND([.D680]&gt;=[.A680]; [.D680]&lt;=[.B680]))" office:value-type="boolean" office:boolean-value="false" calcext:value-type="boolean">
            <text:p>FALSE</text:p>
          </table:table-cell>
          <table:table-cell table:formula="of:=AND(AND([.A680]&gt;=[.C680]; [.A680]&lt;=[.D680]);AND([.B680]&gt;=[.C680]; [.B680]&lt;=[.D680]))" office:value-type="boolean" office:boolean-value="false" calcext:value-type="boolean">
            <text:p>FALSE</text:p>
          </table:table-cell>
          <table:table-cell table:formula="of:=AND([.E680];[.F680])" office:value-type="boolean" office:boolean-value="false" calcext:value-type="boolean">
            <text:p>FALSE</text:p>
          </table:table-cell>
          <table:table-cell table:formula="of:=OR([.E680];[.F68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AND(AND([.C681]&gt;=[.A681]; [.C681]&lt;=[.B681]);AND([.D681]&gt;=[.A681]; [.D681]&lt;=[.B681]))" office:value-type="boolean" office:boolean-value="false" calcext:value-type="boolean">
            <text:p>FALSE</text:p>
          </table:table-cell>
          <table:table-cell table:formula="of:=AND(AND([.A681]&gt;=[.C681]; [.A681]&lt;=[.D681]);AND([.B681]&gt;=[.C681]; [.B681]&lt;=[.D681]))" office:value-type="boolean" office:boolean-value="false" calcext:value-type="boolean">
            <text:p>FALSE</text:p>
          </table:table-cell>
          <table:table-cell table:formula="of:=AND([.E681];[.F681])" office:value-type="boolean" office:boolean-value="false" calcext:value-type="boolean">
            <text:p>FALSE</text:p>
          </table:table-cell>
          <table:table-cell table:formula="of:=OR([.E681];[.F68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table:formula="of:=AND(AND([.C682]&gt;=[.A682]; [.C682]&lt;=[.B682]);AND([.D682]&gt;=[.A682]; [.D682]&lt;=[.B682]))" office:value-type="boolean" office:boolean-value="false" calcext:value-type="boolean">
            <text:p>FALSE</text:p>
          </table:table-cell>
          <table:table-cell table:formula="of:=AND(AND([.A682]&gt;=[.C682]; [.A682]&lt;=[.D682]);AND([.B682]&gt;=[.C682]; [.B682]&lt;=[.D682]))" office:value-type="boolean" office:boolean-value="false" calcext:value-type="boolean">
            <text:p>FALSE</text:p>
          </table:table-cell>
          <table:table-cell table:formula="of:=AND([.E682];[.F682])" office:value-type="boolean" office:boolean-value="false" calcext:value-type="boolean">
            <text:p>FALSE</text:p>
          </table:table-cell>
          <table:table-cell table:formula="of:=OR([.E682];[.F68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formula="of:=AND(AND([.C683]&gt;=[.A683]; [.C683]&lt;=[.B683]);AND([.D683]&gt;=[.A683]; [.D683]&lt;=[.B683]))" office:value-type="boolean" office:boolean-value="false" calcext:value-type="boolean">
            <text:p>FALSE</text:p>
          </table:table-cell>
          <table:table-cell table:formula="of:=AND(AND([.A683]&gt;=[.C683]; [.A683]&lt;=[.D683]);AND([.B683]&gt;=[.C683]; [.B683]&lt;=[.D683]))" office:value-type="boolean" office:boolean-value="false" calcext:value-type="boolean">
            <text:p>FALSE</text:p>
          </table:table-cell>
          <table:table-cell table:formula="of:=AND([.E683];[.F683])" office:value-type="boolean" office:boolean-value="false" calcext:value-type="boolean">
            <text:p>FALSE</text:p>
          </table:table-cell>
          <table:table-cell table:formula="of:=OR([.E683];[.F68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AND(AND([.C684]&gt;=[.A684]; [.C684]&lt;=[.B684]);AND([.D684]&gt;=[.A684]; [.D684]&lt;=[.B684]))" office:value-type="boolean" office:boolean-value="false" calcext:value-type="boolean">
            <text:p>FALSE</text:p>
          </table:table-cell>
          <table:table-cell table:formula="of:=AND(AND([.A684]&gt;=[.C684]; [.A684]&lt;=[.D684]);AND([.B684]&gt;=[.C684]; [.B684]&lt;=[.D684]))" office:value-type="boolean" office:boolean-value="true" calcext:value-type="boolean">
            <text:p>TRUE</text:p>
          </table:table-cell>
          <table:table-cell table:formula="of:=AND([.E684];[.F684])" office:value-type="boolean" office:boolean-value="false" calcext:value-type="boolean">
            <text:p>FALSE</text:p>
          </table:table-cell>
          <table:table-cell table:formula="of:=OR([.E684];[.F68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table:formula="of:=AND(AND([.C685]&gt;=[.A685]; [.C685]&lt;=[.B685]);AND([.D685]&gt;=[.A685]; [.D685]&lt;=[.B685]))" office:value-type="boolean" office:boolean-value="true" calcext:value-type="boolean">
            <text:p>TRUE</text:p>
          </table:table-cell>
          <table:table-cell table:formula="of:=AND(AND([.A685]&gt;=[.C685]; [.A685]&lt;=[.D685]);AND([.B685]&gt;=[.C685]; [.B685]&lt;=[.D685]))" office:value-type="boolean" office:boolean-value="false" calcext:value-type="boolean">
            <text:p>FALSE</text:p>
          </table:table-cell>
          <table:table-cell table:formula="of:=AND([.E685];[.F685])" office:value-type="boolean" office:boolean-value="false" calcext:value-type="boolean">
            <text:p>FALSE</text:p>
          </table:table-cell>
          <table:table-cell table:formula="of:=OR([.E685];[.F68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table:formula="of:=AND(AND([.C686]&gt;=[.A686]; [.C686]&lt;=[.B686]);AND([.D686]&gt;=[.A686]; [.D686]&lt;=[.B686]))" office:value-type="boolean" office:boolean-value="true" calcext:value-type="boolean">
            <text:p>TRUE</text:p>
          </table:table-cell>
          <table:table-cell table:formula="of:=AND(AND([.A686]&gt;=[.C686]; [.A686]&lt;=[.D686]);AND([.B686]&gt;=[.C686]; [.B686]&lt;=[.D686]))" office:value-type="boolean" office:boolean-value="false" calcext:value-type="boolean">
            <text:p>FALSE</text:p>
          </table:table-cell>
          <table:table-cell table:formula="of:=AND([.E686];[.F686])" office:value-type="boolean" office:boolean-value="false" calcext:value-type="boolean">
            <text:p>FALSE</text:p>
          </table:table-cell>
          <table:table-cell table:formula="of:=OR([.E686];[.F68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table:formula="of:=AND(AND([.C687]&gt;=[.A687]; [.C687]&lt;=[.B687]);AND([.D687]&gt;=[.A687]; [.D687]&lt;=[.B687]))" office:value-type="boolean" office:boolean-value="false" calcext:value-type="boolean">
            <text:p>FALSE</text:p>
          </table:table-cell>
          <table:table-cell table:formula="of:=AND(AND([.A687]&gt;=[.C687]; [.A687]&lt;=[.D687]);AND([.B687]&gt;=[.C687]; [.B687]&lt;=[.D687]))" office:value-type="boolean" office:boolean-value="true" calcext:value-type="boolean">
            <text:p>TRUE</text:p>
          </table:table-cell>
          <table:table-cell table:formula="of:=AND([.E687];[.F687])" office:value-type="boolean" office:boolean-value="false" calcext:value-type="boolean">
            <text:p>FALSE</text:p>
          </table:table-cell>
          <table:table-cell table:formula="of:=OR([.E687];[.F68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AND(AND([.C688]&gt;=[.A688]; [.C688]&lt;=[.B688]);AND([.D688]&gt;=[.A688]; [.D688]&lt;=[.B688]))" office:value-type="boolean" office:boolean-value="false" calcext:value-type="boolean">
            <text:p>FALSE</text:p>
          </table:table-cell>
          <table:table-cell table:formula="of:=AND(AND([.A688]&gt;=[.C688]; [.A688]&lt;=[.D688]);AND([.B688]&gt;=[.C688]; [.B688]&lt;=[.D688]))" office:value-type="boolean" office:boolean-value="false" calcext:value-type="boolean">
            <text:p>FALSE</text:p>
          </table:table-cell>
          <table:table-cell table:formula="of:=AND([.E688];[.F688])" office:value-type="boolean" office:boolean-value="false" calcext:value-type="boolean">
            <text:p>FALSE</text:p>
          </table:table-cell>
          <table:table-cell table:formula="of:=OR([.E688];[.F68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ND(AND([.C689]&gt;=[.A689]; [.C689]&lt;=[.B689]);AND([.D689]&gt;=[.A689]; [.D689]&lt;=[.B689]))" office:value-type="boolean" office:boolean-value="false" calcext:value-type="boolean">
            <text:p>FALSE</text:p>
          </table:table-cell>
          <table:table-cell table:formula="of:=AND(AND([.A689]&gt;=[.C689]; [.A689]&lt;=[.D689]);AND([.B689]&gt;=[.C689]; [.B689]&lt;=[.D689]))" office:value-type="boolean" office:boolean-value="true" calcext:value-type="boolean">
            <text:p>TRUE</text:p>
          </table:table-cell>
          <table:table-cell table:formula="of:=AND([.E689];[.F689])" office:value-type="boolean" office:boolean-value="false" calcext:value-type="boolean">
            <text:p>FALSE</text:p>
          </table:table-cell>
          <table:table-cell table:formula="of:=OR([.E689];[.F68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formula="of:=AND(AND([.C690]&gt;=[.A690]; [.C690]&lt;=[.B690]);AND([.D690]&gt;=[.A690]; [.D690]&lt;=[.B690]))" office:value-type="boolean" office:boolean-value="false" calcext:value-type="boolean">
            <text:p>FALSE</text:p>
          </table:table-cell>
          <table:table-cell table:formula="of:=AND(AND([.A690]&gt;=[.C690]; [.A690]&lt;=[.D690]);AND([.B690]&gt;=[.C690]; [.B690]&lt;=[.D690]))" office:value-type="boolean" office:boolean-value="false" calcext:value-type="boolean">
            <text:p>FALSE</text:p>
          </table:table-cell>
          <table:table-cell table:formula="of:=AND([.E690];[.F690])" office:value-type="boolean" office:boolean-value="false" calcext:value-type="boolean">
            <text:p>FALSE</text:p>
          </table:table-cell>
          <table:table-cell table:formula="of:=OR([.E690];[.F69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formula="of:=AND(AND([.C691]&gt;=[.A691]; [.C691]&lt;=[.B691]);AND([.D691]&gt;=[.A691]; [.D691]&lt;=[.B691]))" office:value-type="boolean" office:boolean-value="false" calcext:value-type="boolean">
            <text:p>FALSE</text:p>
          </table:table-cell>
          <table:table-cell table:formula="of:=AND(AND([.A691]&gt;=[.C691]; [.A691]&lt;=[.D691]);AND([.B691]&gt;=[.C691]; [.B691]&lt;=[.D691]))" office:value-type="boolean" office:boolean-value="false" calcext:value-type="boolean">
            <text:p>FALSE</text:p>
          </table:table-cell>
          <table:table-cell table:formula="of:=AND([.E691];[.F691])" office:value-type="boolean" office:boolean-value="false" calcext:value-type="boolean">
            <text:p>FALSE</text:p>
          </table:table-cell>
          <table:table-cell table:formula="of:=OR([.E691];[.F69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AND(AND([.C692]&gt;=[.A692]; [.C692]&lt;=[.B692]);AND([.D692]&gt;=[.A692]; [.D692]&lt;=[.B692]))" office:value-type="boolean" office:boolean-value="false" calcext:value-type="boolean">
            <text:p>FALSE</text:p>
          </table:table-cell>
          <table:table-cell table:formula="of:=AND(AND([.A692]&gt;=[.C692]; [.A692]&lt;=[.D692]);AND([.B692]&gt;=[.C692]; [.B692]&lt;=[.D692]))" office:value-type="boolean" office:boolean-value="false" calcext:value-type="boolean">
            <text:p>FALSE</text:p>
          </table:table-cell>
          <table:table-cell table:formula="of:=AND([.E692];[.F692])" office:value-type="boolean" office:boolean-value="false" calcext:value-type="boolean">
            <text:p>FALSE</text:p>
          </table:table-cell>
          <table:table-cell table:formula="of:=OR([.E692];[.F69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AND(AND([.C693]&gt;=[.A693]; [.C693]&lt;=[.B693]);AND([.D693]&gt;=[.A693]; [.D693]&lt;=[.B693]))" office:value-type="boolean" office:boolean-value="true" calcext:value-type="boolean">
            <text:p>TRUE</text:p>
          </table:table-cell>
          <table:table-cell table:formula="of:=AND(AND([.A693]&gt;=[.C693]; [.A693]&lt;=[.D693]);AND([.B693]&gt;=[.C693]; [.B693]&lt;=[.D693]))" office:value-type="boolean" office:boolean-value="false" calcext:value-type="boolean">
            <text:p>FALSE</text:p>
          </table:table-cell>
          <table:table-cell table:formula="of:=AND([.E693];[.F693])" office:value-type="boolean" office:boolean-value="false" calcext:value-type="boolean">
            <text:p>FALSE</text:p>
          </table:table-cell>
          <table:table-cell table:formula="of:=OR([.E693];[.F69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formula="of:=AND(AND([.C694]&gt;=[.A694]; [.C694]&lt;=[.B694]);AND([.D694]&gt;=[.A694]; [.D694]&lt;=[.B694]))" office:value-type="boolean" office:boolean-value="false" calcext:value-type="boolean">
            <text:p>FALSE</text:p>
          </table:table-cell>
          <table:table-cell table:formula="of:=AND(AND([.A694]&gt;=[.C694]; [.A694]&lt;=[.D694]);AND([.B694]&gt;=[.C694]; [.B694]&lt;=[.D694]))" office:value-type="boolean" office:boolean-value="true" calcext:value-type="boolean">
            <text:p>TRUE</text:p>
          </table:table-cell>
          <table:table-cell table:formula="of:=AND([.E694];[.F694])" office:value-type="boolean" office:boolean-value="false" calcext:value-type="boolean">
            <text:p>FALSE</text:p>
          </table:table-cell>
          <table:table-cell table:formula="of:=OR([.E694];[.F69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formula="of:=AND(AND([.C695]&gt;=[.A695]; [.C695]&lt;=[.B695]);AND([.D695]&gt;=[.A695]; [.D695]&lt;=[.B695]))" office:value-type="boolean" office:boolean-value="true" calcext:value-type="boolean">
            <text:p>TRUE</text:p>
          </table:table-cell>
          <table:table-cell table:formula="of:=AND(AND([.A695]&gt;=[.C695]; [.A695]&lt;=[.D695]);AND([.B695]&gt;=[.C695]; [.B695]&lt;=[.D695]))" office:value-type="boolean" office:boolean-value="false" calcext:value-type="boolean">
            <text:p>FALSE</text:p>
          </table:table-cell>
          <table:table-cell table:formula="of:=AND([.E695];[.F695])" office:value-type="boolean" office:boolean-value="false" calcext:value-type="boolean">
            <text:p>FALSE</text:p>
          </table:table-cell>
          <table:table-cell table:formula="of:=OR([.E695];[.F69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AND(AND([.C696]&gt;=[.A696]; [.C696]&lt;=[.B696]);AND([.D696]&gt;=[.A696]; [.D696]&lt;=[.B696]))" office:value-type="boolean" office:boolean-value="false" calcext:value-type="boolean">
            <text:p>FALSE</text:p>
          </table:table-cell>
          <table:table-cell table:formula="of:=AND(AND([.A696]&gt;=[.C696]; [.A696]&lt;=[.D696]);AND([.B696]&gt;=[.C696]; [.B696]&lt;=[.D696]))" office:value-type="boolean" office:boolean-value="false" calcext:value-type="boolean">
            <text:p>FALSE</text:p>
          </table:table-cell>
          <table:table-cell table:formula="of:=AND([.E696];[.F696])" office:value-type="boolean" office:boolean-value="false" calcext:value-type="boolean">
            <text:p>FALSE</text:p>
          </table:table-cell>
          <table:table-cell table:formula="of:=OR([.E696];[.F69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table:formula="of:=AND(AND([.C697]&gt;=[.A697]; [.C697]&lt;=[.B697]);AND([.D697]&gt;=[.A697]; [.D697]&lt;=[.B697]))" office:value-type="boolean" office:boolean-value="false" calcext:value-type="boolean">
            <text:p>FALSE</text:p>
          </table:table-cell>
          <table:table-cell table:formula="of:=AND(AND([.A697]&gt;=[.C697]; [.A697]&lt;=[.D697]);AND([.B697]&gt;=[.C697]; [.B697]&lt;=[.D697]))" office:value-type="boolean" office:boolean-value="true" calcext:value-type="boolean">
            <text:p>TRUE</text:p>
          </table:table-cell>
          <table:table-cell table:formula="of:=AND([.E697];[.F697])" office:value-type="boolean" office:boolean-value="false" calcext:value-type="boolean">
            <text:p>FALSE</text:p>
          </table:table-cell>
          <table:table-cell table:formula="of:=OR([.E697];[.F69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table:formula="of:=AND(AND([.C698]&gt;=[.A698]; [.C698]&lt;=[.B698]);AND([.D698]&gt;=[.A698]; [.D698]&lt;=[.B698]))" office:value-type="boolean" office:boolean-value="false" calcext:value-type="boolean">
            <text:p>FALSE</text:p>
          </table:table-cell>
          <table:table-cell table:formula="of:=AND(AND([.A698]&gt;=[.C698]; [.A698]&lt;=[.D698]);AND([.B698]&gt;=[.C698]; [.B698]&lt;=[.D698]))" office:value-type="boolean" office:boolean-value="true" calcext:value-type="boolean">
            <text:p>TRUE</text:p>
          </table:table-cell>
          <table:table-cell table:formula="of:=AND([.E698];[.F698])" office:value-type="boolean" office:boolean-value="false" calcext:value-type="boolean">
            <text:p>FALSE</text:p>
          </table:table-cell>
          <table:table-cell table:formula="of:=OR([.E698];[.F69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formula="of:=AND(AND([.C699]&gt;=[.A699]; [.C699]&lt;=[.B699]);AND([.D699]&gt;=[.A699]; [.D699]&lt;=[.B699]))" office:value-type="boolean" office:boolean-value="false" calcext:value-type="boolean">
            <text:p>FALSE</text:p>
          </table:table-cell>
          <table:table-cell table:formula="of:=AND(AND([.A699]&gt;=[.C699]; [.A699]&lt;=[.D699]);AND([.B699]&gt;=[.C699]; [.B699]&lt;=[.D699]))" office:value-type="boolean" office:boolean-value="false" calcext:value-type="boolean">
            <text:p>FALSE</text:p>
          </table:table-cell>
          <table:table-cell table:formula="of:=AND([.E699];[.F699])" office:value-type="boolean" office:boolean-value="false" calcext:value-type="boolean">
            <text:p>FALSE</text:p>
          </table:table-cell>
          <table:table-cell table:formula="of:=OR([.E699];[.F69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table:formula="of:=AND(AND([.C700]&gt;=[.A700]; [.C700]&lt;=[.B700]);AND([.D700]&gt;=[.A700]; [.D700]&lt;=[.B700]))" office:value-type="boolean" office:boolean-value="false" calcext:value-type="boolean">
            <text:p>FALSE</text:p>
          </table:table-cell>
          <table:table-cell table:formula="of:=AND(AND([.A700]&gt;=[.C700]; [.A700]&lt;=[.D700]);AND([.B700]&gt;=[.C700]; [.B700]&lt;=[.D700]))" office:value-type="boolean" office:boolean-value="true" calcext:value-type="boolean">
            <text:p>TRUE</text:p>
          </table:table-cell>
          <table:table-cell table:formula="of:=AND([.E700];[.F700])" office:value-type="boolean" office:boolean-value="false" calcext:value-type="boolean">
            <text:p>FALSE</text:p>
          </table:table-cell>
          <table:table-cell table:formula="of:=OR([.E700];[.F70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AND(AND([.C701]&gt;=[.A701]; [.C701]&lt;=[.B701]);AND([.D701]&gt;=[.A701]; [.D701]&lt;=[.B701]))" office:value-type="boolean" office:boolean-value="false" calcext:value-type="boolean">
            <text:p>FALSE</text:p>
          </table:table-cell>
          <table:table-cell table:formula="of:=AND(AND([.A701]&gt;=[.C701]; [.A701]&lt;=[.D701]);AND([.B701]&gt;=[.C701]; [.B701]&lt;=[.D701]))" office:value-type="boolean" office:boolean-value="false" calcext:value-type="boolean">
            <text:p>FALSE</text:p>
          </table:table-cell>
          <table:table-cell table:formula="of:=AND([.E701];[.F701])" office:value-type="boolean" office:boolean-value="false" calcext:value-type="boolean">
            <text:p>FALSE</text:p>
          </table:table-cell>
          <table:table-cell table:formula="of:=OR([.E701];[.F70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formula="of:=AND(AND([.C702]&gt;=[.A702]; [.C702]&lt;=[.B702]);AND([.D702]&gt;=[.A702]; [.D702]&lt;=[.B702]))" office:value-type="boolean" office:boolean-value="false" calcext:value-type="boolean">
            <text:p>FALSE</text:p>
          </table:table-cell>
          <table:table-cell table:formula="of:=AND(AND([.A702]&gt;=[.C702]; [.A702]&lt;=[.D702]);AND([.B702]&gt;=[.C702]; [.B702]&lt;=[.D702]))" office:value-type="boolean" office:boolean-value="false" calcext:value-type="boolean">
            <text:p>FALSE</text:p>
          </table:table-cell>
          <table:table-cell table:formula="of:=AND([.E702];[.F702])" office:value-type="boolean" office:boolean-value="false" calcext:value-type="boolean">
            <text:p>FALSE</text:p>
          </table:table-cell>
          <table:table-cell table:formula="of:=OR([.E702];[.F70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65" calcext:value-type="float">
            <text:p>65</text:p>
          </table:table-cell>
          <table:table-cell table:formula="of:=AND(AND([.C703]&gt;=[.A703]; [.C703]&lt;=[.B703]);AND([.D703]&gt;=[.A703]; [.D703]&lt;=[.B703]))" office:value-type="boolean" office:boolean-value="true" calcext:value-type="boolean">
            <text:p>TRUE</text:p>
          </table:table-cell>
          <table:table-cell table:formula="of:=AND(AND([.A703]&gt;=[.C703]; [.A703]&lt;=[.D703]);AND([.B703]&gt;=[.C703]; [.B703]&lt;=[.D703]))" office:value-type="boolean" office:boolean-value="false" calcext:value-type="boolean">
            <text:p>FALSE</text:p>
          </table:table-cell>
          <table:table-cell table:formula="of:=AND([.E703];[.F703])" office:value-type="boolean" office:boolean-value="false" calcext:value-type="boolean">
            <text:p>FALSE</text:p>
          </table:table-cell>
          <table:table-cell table:formula="of:=OR([.E703];[.F70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formula="of:=AND(AND([.C704]&gt;=[.A704]; [.C704]&lt;=[.B704]);AND([.D704]&gt;=[.A704]; [.D704]&lt;=[.B704]))" office:value-type="boolean" office:boolean-value="false" calcext:value-type="boolean">
            <text:p>FALSE</text:p>
          </table:table-cell>
          <table:table-cell table:formula="of:=AND(AND([.A704]&gt;=[.C704]; [.A704]&lt;=[.D704]);AND([.B704]&gt;=[.C704]; [.B704]&lt;=[.D704]))" office:value-type="boolean" office:boolean-value="true" calcext:value-type="boolean">
            <text:p>TRUE</text:p>
          </table:table-cell>
          <table:table-cell table:formula="of:=AND([.E704];[.F704])" office:value-type="boolean" office:boolean-value="false" calcext:value-type="boolean">
            <text:p>FALSE</text:p>
          </table:table-cell>
          <table:table-cell table:formula="of:=OR([.E704];[.F70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table:formula="of:=AND(AND([.C705]&gt;=[.A705]; [.C705]&lt;=[.B705]);AND([.D705]&gt;=[.A705]; [.D705]&lt;=[.B705]))" office:value-type="boolean" office:boolean-value="false" calcext:value-type="boolean">
            <text:p>FALSE</text:p>
          </table:table-cell>
          <table:table-cell table:formula="of:=AND(AND([.A705]&gt;=[.C705]; [.A705]&lt;=[.D705]);AND([.B705]&gt;=[.C705]; [.B705]&lt;=[.D705]))" office:value-type="boolean" office:boolean-value="false" calcext:value-type="boolean">
            <text:p>FALSE</text:p>
          </table:table-cell>
          <table:table-cell table:formula="of:=AND([.E705];[.F705])" office:value-type="boolean" office:boolean-value="false" calcext:value-type="boolean">
            <text:p>FALSE</text:p>
          </table:table-cell>
          <table:table-cell table:formula="of:=OR([.E705];[.F70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formula="of:=AND(AND([.C706]&gt;=[.A706]; [.C706]&lt;=[.B706]);AND([.D706]&gt;=[.A706]; [.D706]&lt;=[.B706]))" office:value-type="boolean" office:boolean-value="true" calcext:value-type="boolean">
            <text:p>TRUE</text:p>
          </table:table-cell>
          <table:table-cell table:formula="of:=AND(AND([.A706]&gt;=[.C706]; [.A706]&lt;=[.D706]);AND([.B706]&gt;=[.C706]; [.B706]&lt;=[.D706]))" office:value-type="boolean" office:boolean-value="false" calcext:value-type="boolean">
            <text:p>FALSE</text:p>
          </table:table-cell>
          <table:table-cell table:formula="of:=AND([.E706];[.F706])" office:value-type="boolean" office:boolean-value="false" calcext:value-type="boolean">
            <text:p>FALSE</text:p>
          </table:table-cell>
          <table:table-cell table:formula="of:=OR([.E706];[.F70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formula="of:=AND(AND([.C707]&gt;=[.A707]; [.C707]&lt;=[.B707]);AND([.D707]&gt;=[.A707]; [.D707]&lt;=[.B707]))" office:value-type="boolean" office:boolean-value="false" calcext:value-type="boolean">
            <text:p>FALSE</text:p>
          </table:table-cell>
          <table:table-cell table:formula="of:=AND(AND([.A707]&gt;=[.C707]; [.A707]&lt;=[.D707]);AND([.B707]&gt;=[.C707]; [.B707]&lt;=[.D707]))" office:value-type="boolean" office:boolean-value="false" calcext:value-type="boolean">
            <text:p>FALSE</text:p>
          </table:table-cell>
          <table:table-cell table:formula="of:=AND([.E707];[.F707])" office:value-type="boolean" office:boolean-value="false" calcext:value-type="boolean">
            <text:p>FALSE</text:p>
          </table:table-cell>
          <table:table-cell table:formula="of:=OR([.E707];[.F70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AND(AND([.C708]&gt;=[.A708]; [.C708]&lt;=[.B708]);AND([.D708]&gt;=[.A708]; [.D708]&lt;=[.B708]))" office:value-type="boolean" office:boolean-value="true" calcext:value-type="boolean">
            <text:p>TRUE</text:p>
          </table:table-cell>
          <table:table-cell table:formula="of:=AND(AND([.A708]&gt;=[.C708]; [.A708]&lt;=[.D708]);AND([.B708]&gt;=[.C708]; [.B708]&lt;=[.D708]))" office:value-type="boolean" office:boolean-value="false" calcext:value-type="boolean">
            <text:p>FALSE</text:p>
          </table:table-cell>
          <table:table-cell table:formula="of:=AND([.E708];[.F708])" office:value-type="boolean" office:boolean-value="false" calcext:value-type="boolean">
            <text:p>FALSE</text:p>
          </table:table-cell>
          <table:table-cell table:formula="of:=OR([.E708];[.F70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AND(AND([.C709]&gt;=[.A709]; [.C709]&lt;=[.B709]);AND([.D709]&gt;=[.A709]; [.D709]&lt;=[.B709]))" office:value-type="boolean" office:boolean-value="false" calcext:value-type="boolean">
            <text:p>FALSE</text:p>
          </table:table-cell>
          <table:table-cell table:formula="of:=AND(AND([.A709]&gt;=[.C709]; [.A709]&lt;=[.D709]);AND([.B709]&gt;=[.C709]; [.B709]&lt;=[.D709]))" office:value-type="boolean" office:boolean-value="false" calcext:value-type="boolean">
            <text:p>FALSE</text:p>
          </table:table-cell>
          <table:table-cell table:formula="of:=AND([.E709];[.F709])" office:value-type="boolean" office:boolean-value="false" calcext:value-type="boolean">
            <text:p>FALSE</text:p>
          </table:table-cell>
          <table:table-cell table:formula="of:=OR([.E709];[.F70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table:formula="of:=AND(AND([.C710]&gt;=[.A710]; [.C710]&lt;=[.B710]);AND([.D710]&gt;=[.A710]; [.D710]&lt;=[.B710]))" office:value-type="boolean" office:boolean-value="false" calcext:value-type="boolean">
            <text:p>FALSE</text:p>
          </table:table-cell>
          <table:table-cell table:formula="of:=AND(AND([.A710]&gt;=[.C710]; [.A710]&lt;=[.D710]);AND([.B710]&gt;=[.C710]; [.B710]&lt;=[.D710]))" office:value-type="boolean" office:boolean-value="false" calcext:value-type="boolean">
            <text:p>FALSE</text:p>
          </table:table-cell>
          <table:table-cell table:formula="of:=AND([.E710];[.F710])" office:value-type="boolean" office:boolean-value="false" calcext:value-type="boolean">
            <text:p>FALSE</text:p>
          </table:table-cell>
          <table:table-cell table:formula="of:=OR([.E710];[.F71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formula="of:=AND(AND([.C711]&gt;=[.A711]; [.C711]&lt;=[.B711]);AND([.D711]&gt;=[.A711]; [.D711]&lt;=[.B711]))" office:value-type="boolean" office:boolean-value="true" calcext:value-type="boolean">
            <text:p>TRUE</text:p>
          </table:table-cell>
          <table:table-cell table:formula="of:=AND(AND([.A711]&gt;=[.C711]; [.A711]&lt;=[.D711]);AND([.B711]&gt;=[.C711]; [.B711]&lt;=[.D711]))" office:value-type="boolean" office:boolean-value="false" calcext:value-type="boolean">
            <text:p>FALSE</text:p>
          </table:table-cell>
          <table:table-cell table:formula="of:=AND([.E711];[.F711])" office:value-type="boolean" office:boolean-value="false" calcext:value-type="boolean">
            <text:p>FALSE</text:p>
          </table:table-cell>
          <table:table-cell table:formula="of:=OR([.E711];[.F71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formula="of:=AND(AND([.C712]&gt;=[.A712]; [.C712]&lt;=[.B712]);AND([.D712]&gt;=[.A712]; [.D712]&lt;=[.B712]))" office:value-type="boolean" office:boolean-value="false" calcext:value-type="boolean">
            <text:p>FALSE</text:p>
          </table:table-cell>
          <table:table-cell table:formula="of:=AND(AND([.A712]&gt;=[.C712]; [.A712]&lt;=[.D712]);AND([.B712]&gt;=[.C712]; [.B712]&lt;=[.D712]))" office:value-type="boolean" office:boolean-value="false" calcext:value-type="boolean">
            <text:p>FALSE</text:p>
          </table:table-cell>
          <table:table-cell table:formula="of:=AND([.E712];[.F712])" office:value-type="boolean" office:boolean-value="false" calcext:value-type="boolean">
            <text:p>FALSE</text:p>
          </table:table-cell>
          <table:table-cell table:formula="of:=OR([.E712];[.F71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formula="of:=AND(AND([.C713]&gt;=[.A713]; [.C713]&lt;=[.B713]);AND([.D713]&gt;=[.A713]; [.D713]&lt;=[.B713]))" office:value-type="boolean" office:boolean-value="false" calcext:value-type="boolean">
            <text:p>FALSE</text:p>
          </table:table-cell>
          <table:table-cell table:formula="of:=AND(AND([.A713]&gt;=[.C713]; [.A713]&lt;=[.D713]);AND([.B713]&gt;=[.C713]; [.B713]&lt;=[.D713]))" office:value-type="boolean" office:boolean-value="true" calcext:value-type="boolean">
            <text:p>TRUE</text:p>
          </table:table-cell>
          <table:table-cell table:formula="of:=AND([.E713];[.F713])" office:value-type="boolean" office:boolean-value="false" calcext:value-type="boolean">
            <text:p>FALSE</text:p>
          </table:table-cell>
          <table:table-cell table:formula="of:=OR([.E713];[.F71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formula="of:=AND(AND([.C714]&gt;=[.A714]; [.C714]&lt;=[.B714]);AND([.D714]&gt;=[.A714]; [.D714]&lt;=[.B714]))" office:value-type="boolean" office:boolean-value="false" calcext:value-type="boolean">
            <text:p>FALSE</text:p>
          </table:table-cell>
          <table:table-cell table:formula="of:=AND(AND([.A714]&gt;=[.C714]; [.A714]&lt;=[.D714]);AND([.B714]&gt;=[.C714]; [.B714]&lt;=[.D714]))" office:value-type="boolean" office:boolean-value="false" calcext:value-type="boolean">
            <text:p>FALSE</text:p>
          </table:table-cell>
          <table:table-cell table:formula="of:=AND([.E714];[.F714])" office:value-type="boolean" office:boolean-value="false" calcext:value-type="boolean">
            <text:p>FALSE</text:p>
          </table:table-cell>
          <table:table-cell table:formula="of:=OR([.E714];[.F71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table:formula="of:=AND(AND([.C715]&gt;=[.A715]; [.C715]&lt;=[.B715]);AND([.D715]&gt;=[.A715]; [.D715]&lt;=[.B715]))" office:value-type="boolean" office:boolean-value="false" calcext:value-type="boolean">
            <text:p>FALSE</text:p>
          </table:table-cell>
          <table:table-cell table:formula="of:=AND(AND([.A715]&gt;=[.C715]; [.A715]&lt;=[.D715]);AND([.B715]&gt;=[.C715]; [.B715]&lt;=[.D715]))" office:value-type="boolean" office:boolean-value="false" calcext:value-type="boolean">
            <text:p>FALSE</text:p>
          </table:table-cell>
          <table:table-cell table:formula="of:=AND([.E715];[.F715])" office:value-type="boolean" office:boolean-value="false" calcext:value-type="boolean">
            <text:p>FALSE</text:p>
          </table:table-cell>
          <table:table-cell table:formula="of:=OR([.E715];[.F71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formula="of:=AND(AND([.C716]&gt;=[.A716]; [.C716]&lt;=[.B716]);AND([.D716]&gt;=[.A716]; [.D716]&lt;=[.B716]))" office:value-type="boolean" office:boolean-value="true" calcext:value-type="boolean">
            <text:p>TRUE</text:p>
          </table:table-cell>
          <table:table-cell table:formula="of:=AND(AND([.A716]&gt;=[.C716]; [.A716]&lt;=[.D716]);AND([.B716]&gt;=[.C716]; [.B716]&lt;=[.D716]))" office:value-type="boolean" office:boolean-value="false" calcext:value-type="boolean">
            <text:p>FALSE</text:p>
          </table:table-cell>
          <table:table-cell table:formula="of:=AND([.E716];[.F716])" office:value-type="boolean" office:boolean-value="false" calcext:value-type="boolean">
            <text:p>FALSE</text:p>
          </table:table-cell>
          <table:table-cell table:formula="of:=OR([.E716];[.F71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table:formula="of:=AND(AND([.C717]&gt;=[.A717]; [.C717]&lt;=[.B717]);AND([.D717]&gt;=[.A717]; [.D717]&lt;=[.B717]))" office:value-type="boolean" office:boolean-value="false" calcext:value-type="boolean">
            <text:p>FALSE</text:p>
          </table:table-cell>
          <table:table-cell table:formula="of:=AND(AND([.A717]&gt;=[.C717]; [.A717]&lt;=[.D717]);AND([.B717]&gt;=[.C717]; [.B717]&lt;=[.D717]))" office:value-type="boolean" office:boolean-value="true" calcext:value-type="boolean">
            <text:p>TRUE</text:p>
          </table:table-cell>
          <table:table-cell table:formula="of:=AND([.E717];[.F717])" office:value-type="boolean" office:boolean-value="false" calcext:value-type="boolean">
            <text:p>FALSE</text:p>
          </table:table-cell>
          <table:table-cell table:formula="of:=OR([.E717];[.F71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formula="of:=AND(AND([.C718]&gt;=[.A718]; [.C718]&lt;=[.B718]);AND([.D718]&gt;=[.A718]; [.D718]&lt;=[.B718]))" office:value-type="boolean" office:boolean-value="false" calcext:value-type="boolean">
            <text:p>FALSE</text:p>
          </table:table-cell>
          <table:table-cell table:formula="of:=AND(AND([.A718]&gt;=[.C718]; [.A718]&lt;=[.D718]);AND([.B718]&gt;=[.C718]; [.B718]&lt;=[.D718]))" office:value-type="boolean" office:boolean-value="false" calcext:value-type="boolean">
            <text:p>FALSE</text:p>
          </table:table-cell>
          <table:table-cell table:formula="of:=AND([.E718];[.F718])" office:value-type="boolean" office:boolean-value="false" calcext:value-type="boolean">
            <text:p>FALSE</text:p>
          </table:table-cell>
          <table:table-cell table:formula="of:=OR([.E718];[.F71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formula="of:=AND(AND([.C719]&gt;=[.A719]; [.C719]&lt;=[.B719]);AND([.D719]&gt;=[.A719]; [.D719]&lt;=[.B719]))" office:value-type="boolean" office:boolean-value="false" calcext:value-type="boolean">
            <text:p>FALSE</text:p>
          </table:table-cell>
          <table:table-cell table:formula="of:=AND(AND([.A719]&gt;=[.C719]; [.A719]&lt;=[.D719]);AND([.B719]&gt;=[.C719]; [.B719]&lt;=[.D719]))" office:value-type="boolean" office:boolean-value="true" calcext:value-type="boolean">
            <text:p>TRUE</text:p>
          </table:table-cell>
          <table:table-cell table:formula="of:=AND([.E719];[.F719])" office:value-type="boolean" office:boolean-value="false" calcext:value-type="boolean">
            <text:p>FALSE</text:p>
          </table:table-cell>
          <table:table-cell table:formula="of:=OR([.E719];[.F71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formula="of:=AND(AND([.C720]&gt;=[.A720]; [.C720]&lt;=[.B720]);AND([.D720]&gt;=[.A720]; [.D720]&lt;=[.B720]))" office:value-type="boolean" office:boolean-value="true" calcext:value-type="boolean">
            <text:p>TRUE</text:p>
          </table:table-cell>
          <table:table-cell table:formula="of:=AND(AND([.A720]&gt;=[.C720]; [.A720]&lt;=[.D720]);AND([.B720]&gt;=[.C720]; [.B720]&lt;=[.D720]))" office:value-type="boolean" office:boolean-value="false" calcext:value-type="boolean">
            <text:p>FALSE</text:p>
          </table:table-cell>
          <table:table-cell table:formula="of:=AND([.E720];[.F720])" office:value-type="boolean" office:boolean-value="false" calcext:value-type="boolean">
            <text:p>FALSE</text:p>
          </table:table-cell>
          <table:table-cell table:formula="of:=OR([.E720];[.F72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AND(AND([.C721]&gt;=[.A721]; [.C721]&lt;=[.B721]);AND([.D721]&gt;=[.A721]; [.D721]&lt;=[.B721]))" office:value-type="boolean" office:boolean-value="false" calcext:value-type="boolean">
            <text:p>FALSE</text:p>
          </table:table-cell>
          <table:table-cell table:formula="of:=AND(AND([.A721]&gt;=[.C721]; [.A721]&lt;=[.D721]);AND([.B721]&gt;=[.C721]; [.B721]&lt;=[.D721]))" office:value-type="boolean" office:boolean-value="true" calcext:value-type="boolean">
            <text:p>TRUE</text:p>
          </table:table-cell>
          <table:table-cell table:formula="of:=AND([.E721];[.F721])" office:value-type="boolean" office:boolean-value="false" calcext:value-type="boolean">
            <text:p>FALSE</text:p>
          </table:table-cell>
          <table:table-cell table:formula="of:=OR([.E721];[.F72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formula="of:=AND(AND([.C722]&gt;=[.A722]; [.C722]&lt;=[.B722]);AND([.D722]&gt;=[.A722]; [.D722]&lt;=[.B722]))" office:value-type="boolean" office:boolean-value="false" calcext:value-type="boolean">
            <text:p>FALSE</text:p>
          </table:table-cell>
          <table:table-cell table:formula="of:=AND(AND([.A722]&gt;=[.C722]; [.A722]&lt;=[.D722]);AND([.B722]&gt;=[.C722]; [.B722]&lt;=[.D722]))" office:value-type="boolean" office:boolean-value="false" calcext:value-type="boolean">
            <text:p>FALSE</text:p>
          </table:table-cell>
          <table:table-cell table:formula="of:=AND([.E722];[.F722])" office:value-type="boolean" office:boolean-value="false" calcext:value-type="boolean">
            <text:p>FALSE</text:p>
          </table:table-cell>
          <table:table-cell table:formula="of:=OR([.E722];[.F72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formula="of:=AND(AND([.C723]&gt;=[.A723]; [.C723]&lt;=[.B723]);AND([.D723]&gt;=[.A723]; [.D723]&lt;=[.B723]))" office:value-type="boolean" office:boolean-value="false" calcext:value-type="boolean">
            <text:p>FALSE</text:p>
          </table:table-cell>
          <table:table-cell table:formula="of:=AND(AND([.A723]&gt;=[.C723]; [.A723]&lt;=[.D723]);AND([.B723]&gt;=[.C723]; [.B723]&lt;=[.D723]))" office:value-type="boolean" office:boolean-value="true" calcext:value-type="boolean">
            <text:p>TRUE</text:p>
          </table:table-cell>
          <table:table-cell table:formula="of:=AND([.E723];[.F723])" office:value-type="boolean" office:boolean-value="false" calcext:value-type="boolean">
            <text:p>FALSE</text:p>
          </table:table-cell>
          <table:table-cell table:formula="of:=OR([.E723];[.F72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AND(AND([.C724]&gt;=[.A724]; [.C724]&lt;=[.B724]);AND([.D724]&gt;=[.A724]; [.D724]&lt;=[.B724]))" office:value-type="boolean" office:boolean-value="true" calcext:value-type="boolean">
            <text:p>TRUE</text:p>
          </table:table-cell>
          <table:table-cell table:formula="of:=AND(AND([.A724]&gt;=[.C724]; [.A724]&lt;=[.D724]);AND([.B724]&gt;=[.C724]; [.B724]&lt;=[.D724]))" office:value-type="boolean" office:boolean-value="false" calcext:value-type="boolean">
            <text:p>FALSE</text:p>
          </table:table-cell>
          <table:table-cell table:formula="of:=AND([.E724];[.F724])" office:value-type="boolean" office:boolean-value="false" calcext:value-type="boolean">
            <text:p>FALSE</text:p>
          </table:table-cell>
          <table:table-cell table:formula="of:=OR([.E724];[.F72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formula="of:=AND(AND([.C725]&gt;=[.A725]; [.C725]&lt;=[.B725]);AND([.D725]&gt;=[.A725]; [.D725]&lt;=[.B725]))" office:value-type="boolean" office:boolean-value="false" calcext:value-type="boolean">
            <text:p>FALSE</text:p>
          </table:table-cell>
          <table:table-cell table:formula="of:=AND(AND([.A725]&gt;=[.C725]; [.A725]&lt;=[.D725]);AND([.B725]&gt;=[.C725]; [.B725]&lt;=[.D725]))" office:value-type="boolean" office:boolean-value="false" calcext:value-type="boolean">
            <text:p>FALSE</text:p>
          </table:table-cell>
          <table:table-cell table:formula="of:=AND([.E725];[.F725])" office:value-type="boolean" office:boolean-value="false" calcext:value-type="boolean">
            <text:p>FALSE</text:p>
          </table:table-cell>
          <table:table-cell table:formula="of:=OR([.E725];[.F72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formula="of:=AND(AND([.C726]&gt;=[.A726]; [.C726]&lt;=[.B726]);AND([.D726]&gt;=[.A726]; [.D726]&lt;=[.B726]))" office:value-type="boolean" office:boolean-value="true" calcext:value-type="boolean">
            <text:p>TRUE</text:p>
          </table:table-cell>
          <table:table-cell table:formula="of:=AND(AND([.A726]&gt;=[.C726]; [.A726]&lt;=[.D726]);AND([.B726]&gt;=[.C726]; [.B726]&lt;=[.D726]))" office:value-type="boolean" office:boolean-value="false" calcext:value-type="boolean">
            <text:p>FALSE</text:p>
          </table:table-cell>
          <table:table-cell table:formula="of:=AND([.E726];[.F726])" office:value-type="boolean" office:boolean-value="false" calcext:value-type="boolean">
            <text:p>FALSE</text:p>
          </table:table-cell>
          <table:table-cell table:formula="of:=OR([.E726];[.F72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ND(AND([.C727]&gt;=[.A727]; [.C727]&lt;=[.B727]);AND([.D727]&gt;=[.A727]; [.D727]&lt;=[.B727]))" office:value-type="boolean" office:boolean-value="true" calcext:value-type="boolean">
            <text:p>TRUE</text:p>
          </table:table-cell>
          <table:table-cell table:formula="of:=AND(AND([.A727]&gt;=[.C727]; [.A727]&lt;=[.D727]);AND([.B727]&gt;=[.C727]; [.B727]&lt;=[.D727]))" office:value-type="boolean" office:boolean-value="false" calcext:value-type="boolean">
            <text:p>FALSE</text:p>
          </table:table-cell>
          <table:table-cell table:formula="of:=AND([.E727];[.F727])" office:value-type="boolean" office:boolean-value="false" calcext:value-type="boolean">
            <text:p>FALSE</text:p>
          </table:table-cell>
          <table:table-cell table:formula="of:=OR([.E727];[.F72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table:formula="of:=AND(AND([.C728]&gt;=[.A728]; [.C728]&lt;=[.B728]);AND([.D728]&gt;=[.A728]; [.D728]&lt;=[.B728]))" office:value-type="boolean" office:boolean-value="false" calcext:value-type="boolean">
            <text:p>FALSE</text:p>
          </table:table-cell>
          <table:table-cell table:formula="of:=AND(AND([.A728]&gt;=[.C728]; [.A728]&lt;=[.D728]);AND([.B728]&gt;=[.C728]; [.B728]&lt;=[.D728]))" office:value-type="boolean" office:boolean-value="false" calcext:value-type="boolean">
            <text:p>FALSE</text:p>
          </table:table-cell>
          <table:table-cell table:formula="of:=AND([.E728];[.F728])" office:value-type="boolean" office:boolean-value="false" calcext:value-type="boolean">
            <text:p>FALSE</text:p>
          </table:table-cell>
          <table:table-cell table:formula="of:=OR([.E728];[.F72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AND(AND([.C729]&gt;=[.A729]; [.C729]&lt;=[.B729]);AND([.D729]&gt;=[.A729]; [.D729]&lt;=[.B729]))" office:value-type="boolean" office:boolean-value="false" calcext:value-type="boolean">
            <text:p>FALSE</text:p>
          </table:table-cell>
          <table:table-cell table:formula="of:=AND(AND([.A729]&gt;=[.C729]; [.A729]&lt;=[.D729]);AND([.B729]&gt;=[.C729]; [.B729]&lt;=[.D729]))" office:value-type="boolean" office:boolean-value="false" calcext:value-type="boolean">
            <text:p>FALSE</text:p>
          </table:table-cell>
          <table:table-cell table:formula="of:=AND([.E729];[.F729])" office:value-type="boolean" office:boolean-value="false" calcext:value-type="boolean">
            <text:p>FALSE</text:p>
          </table:table-cell>
          <table:table-cell table:formula="of:=OR([.E729];[.F72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table:formula="of:=AND(AND([.C730]&gt;=[.A730]; [.C730]&lt;=[.B730]);AND([.D730]&gt;=[.A730]; [.D730]&lt;=[.B730]))" office:value-type="boolean" office:boolean-value="false" calcext:value-type="boolean">
            <text:p>FALSE</text:p>
          </table:table-cell>
          <table:table-cell table:formula="of:=AND(AND([.A730]&gt;=[.C730]; [.A730]&lt;=[.D730]);AND([.B730]&gt;=[.C730]; [.B730]&lt;=[.D730]))" office:value-type="boolean" office:boolean-value="true" calcext:value-type="boolean">
            <text:p>TRUE</text:p>
          </table:table-cell>
          <table:table-cell table:formula="of:=AND([.E730];[.F730])" office:value-type="boolean" office:boolean-value="false" calcext:value-type="boolean">
            <text:p>FALSE</text:p>
          </table:table-cell>
          <table:table-cell table:formula="of:=OR([.E730];[.F73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table:formula="of:=AND(AND([.C731]&gt;=[.A731]; [.C731]&lt;=[.B731]);AND([.D731]&gt;=[.A731]; [.D731]&lt;=[.B731]))" office:value-type="boolean" office:boolean-value="false" calcext:value-type="boolean">
            <text:p>FALSE</text:p>
          </table:table-cell>
          <table:table-cell table:formula="of:=AND(AND([.A731]&gt;=[.C731]; [.A731]&lt;=[.D731]);AND([.B731]&gt;=[.C731]; [.B731]&lt;=[.D731]))" office:value-type="boolean" office:boolean-value="false" calcext:value-type="boolean">
            <text:p>FALSE</text:p>
          </table:table-cell>
          <table:table-cell table:formula="of:=AND([.E731];[.F731])" office:value-type="boolean" office:boolean-value="false" calcext:value-type="boolean">
            <text:p>FALSE</text:p>
          </table:table-cell>
          <table:table-cell table:formula="of:=OR([.E731];[.F73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formula="of:=AND(AND([.C732]&gt;=[.A732]; [.C732]&lt;=[.B732]);AND([.D732]&gt;=[.A732]; [.D732]&lt;=[.B732]))" office:value-type="boolean" office:boolean-value="false" calcext:value-type="boolean">
            <text:p>FALSE</text:p>
          </table:table-cell>
          <table:table-cell table:formula="of:=AND(AND([.A732]&gt;=[.C732]; [.A732]&lt;=[.D732]);AND([.B732]&gt;=[.C732]; [.B732]&lt;=[.D732]))" office:value-type="boolean" office:boolean-value="true" calcext:value-type="boolean">
            <text:p>TRUE</text:p>
          </table:table-cell>
          <table:table-cell table:formula="of:=AND([.E732];[.F732])" office:value-type="boolean" office:boolean-value="false" calcext:value-type="boolean">
            <text:p>FALSE</text:p>
          </table:table-cell>
          <table:table-cell table:formula="of:=OR([.E732];[.F73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table:formula="of:=AND(AND([.C733]&gt;=[.A733]; [.C733]&lt;=[.B733]);AND([.D733]&gt;=[.A733]; [.D733]&lt;=[.B733]))" office:value-type="boolean" office:boolean-value="true" calcext:value-type="boolean">
            <text:p>TRUE</text:p>
          </table:table-cell>
          <table:table-cell table:formula="of:=AND(AND([.A733]&gt;=[.C733]; [.A733]&lt;=[.D733]);AND([.B733]&gt;=[.C733]; [.B733]&lt;=[.D733]))" office:value-type="boolean" office:boolean-value="false" calcext:value-type="boolean">
            <text:p>FALSE</text:p>
          </table:table-cell>
          <table:table-cell table:formula="of:=AND([.E733];[.F733])" office:value-type="boolean" office:boolean-value="false" calcext:value-type="boolean">
            <text:p>FALSE</text:p>
          </table:table-cell>
          <table:table-cell table:formula="of:=OR([.E733];[.F73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ND(AND([.C734]&gt;=[.A734]; [.C734]&lt;=[.B734]);AND([.D734]&gt;=[.A734]; [.D734]&lt;=[.B734]))" office:value-type="boolean" office:boolean-value="true" calcext:value-type="boolean">
            <text:p>TRUE</text:p>
          </table:table-cell>
          <table:table-cell table:formula="of:=AND(AND([.A734]&gt;=[.C734]; [.A734]&lt;=[.D734]);AND([.B734]&gt;=[.C734]; [.B734]&lt;=[.D734]))" office:value-type="boolean" office:boolean-value="false" calcext:value-type="boolean">
            <text:p>FALSE</text:p>
          </table:table-cell>
          <table:table-cell table:formula="of:=AND([.E734];[.F734])" office:value-type="boolean" office:boolean-value="false" calcext:value-type="boolean">
            <text:p>FALSE</text:p>
          </table:table-cell>
          <table:table-cell table:formula="of:=OR([.E734];[.F73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formula="of:=AND(AND([.C735]&gt;=[.A735]; [.C735]&lt;=[.B735]);AND([.D735]&gt;=[.A735]; [.D735]&lt;=[.B735]))" office:value-type="boolean" office:boolean-value="false" calcext:value-type="boolean">
            <text:p>FALSE</text:p>
          </table:table-cell>
          <table:table-cell table:formula="of:=AND(AND([.A735]&gt;=[.C735]; [.A735]&lt;=[.D735]);AND([.B735]&gt;=[.C735]; [.B735]&lt;=[.D735]))" office:value-type="boolean" office:boolean-value="false" calcext:value-type="boolean">
            <text:p>FALSE</text:p>
          </table:table-cell>
          <table:table-cell table:formula="of:=AND([.E735];[.F735])" office:value-type="boolean" office:boolean-value="false" calcext:value-type="boolean">
            <text:p>FALSE</text:p>
          </table:table-cell>
          <table:table-cell table:formula="of:=OR([.E735];[.F73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AND(AND([.C736]&gt;=[.A736]; [.C736]&lt;=[.B736]);AND([.D736]&gt;=[.A736]; [.D736]&lt;=[.B736]))" office:value-type="boolean" office:boolean-value="false" calcext:value-type="boolean">
            <text:p>FALSE</text:p>
          </table:table-cell>
          <table:table-cell table:formula="of:=AND(AND([.A736]&gt;=[.C736]; [.A736]&lt;=[.D736]);AND([.B736]&gt;=[.C736]; [.B736]&lt;=[.D736]))" office:value-type="boolean" office:boolean-value="false" calcext:value-type="boolean">
            <text:p>FALSE</text:p>
          </table:table-cell>
          <table:table-cell table:formula="of:=AND([.E736];[.F736])" office:value-type="boolean" office:boolean-value="false" calcext:value-type="boolean">
            <text:p>FALSE</text:p>
          </table:table-cell>
          <table:table-cell table:formula="of:=OR([.E736];[.F73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AND(AND([.C737]&gt;=[.A737]; [.C737]&lt;=[.B737]);AND([.D737]&gt;=[.A737]; [.D737]&lt;=[.B737]))" office:value-type="boolean" office:boolean-value="false" calcext:value-type="boolean">
            <text:p>FALSE</text:p>
          </table:table-cell>
          <table:table-cell table:formula="of:=AND(AND([.A737]&gt;=[.C737]; [.A737]&lt;=[.D737]);AND([.B737]&gt;=[.C737]; [.B737]&lt;=[.D737]))" office:value-type="boolean" office:boolean-value="true" calcext:value-type="boolean">
            <text:p>TRUE</text:p>
          </table:table-cell>
          <table:table-cell table:formula="of:=AND([.E737];[.F737])" office:value-type="boolean" office:boolean-value="false" calcext:value-type="boolean">
            <text:p>FALSE</text:p>
          </table:table-cell>
          <table:table-cell table:formula="of:=OR([.E737];[.F73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table:formula="of:=AND(AND([.C738]&gt;=[.A738]; [.C738]&lt;=[.B738]);AND([.D738]&gt;=[.A738]; [.D738]&lt;=[.B738]))" office:value-type="boolean" office:boolean-value="false" calcext:value-type="boolean">
            <text:p>FALSE</text:p>
          </table:table-cell>
          <table:table-cell table:formula="of:=AND(AND([.A738]&gt;=[.C738]; [.A738]&lt;=[.D738]);AND([.B738]&gt;=[.C738]; [.B738]&lt;=[.D738]))" office:value-type="boolean" office:boolean-value="true" calcext:value-type="boolean">
            <text:p>TRUE</text:p>
          </table:table-cell>
          <table:table-cell table:formula="of:=AND([.E738];[.F738])" office:value-type="boolean" office:boolean-value="false" calcext:value-type="boolean">
            <text:p>FALSE</text:p>
          </table:table-cell>
          <table:table-cell table:formula="of:=OR([.E738];[.F73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table:formula="of:=AND(AND([.C739]&gt;=[.A739]; [.C739]&lt;=[.B739]);AND([.D739]&gt;=[.A739]; [.D739]&lt;=[.B739]))" office:value-type="boolean" office:boolean-value="false" calcext:value-type="boolean">
            <text:p>FALSE</text:p>
          </table:table-cell>
          <table:table-cell table:formula="of:=AND(AND([.A739]&gt;=[.C739]; [.A739]&lt;=[.D739]);AND([.B739]&gt;=[.C739]; [.B739]&lt;=[.D739]))" office:value-type="boolean" office:boolean-value="true" calcext:value-type="boolean">
            <text:p>TRUE</text:p>
          </table:table-cell>
          <table:table-cell table:formula="of:=AND([.E739];[.F739])" office:value-type="boolean" office:boolean-value="false" calcext:value-type="boolean">
            <text:p>FALSE</text:p>
          </table:table-cell>
          <table:table-cell table:formula="of:=OR([.E739];[.F73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table:formula="of:=AND(AND([.C740]&gt;=[.A740]; [.C740]&lt;=[.B740]);AND([.D740]&gt;=[.A740]; [.D740]&lt;=[.B740]))" office:value-type="boolean" office:boolean-value="false" calcext:value-type="boolean">
            <text:p>FALSE</text:p>
          </table:table-cell>
          <table:table-cell table:formula="of:=AND(AND([.A740]&gt;=[.C740]; [.A740]&lt;=[.D740]);AND([.B740]&gt;=[.C740]; [.B740]&lt;=[.D740]))" office:value-type="boolean" office:boolean-value="false" calcext:value-type="boolean">
            <text:p>FALSE</text:p>
          </table:table-cell>
          <table:table-cell table:formula="of:=AND([.E740];[.F740])" office:value-type="boolean" office:boolean-value="false" calcext:value-type="boolean">
            <text:p>FALSE</text:p>
          </table:table-cell>
          <table:table-cell table:formula="of:=OR([.E740];[.F74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formula="of:=AND(AND([.C741]&gt;=[.A741]; [.C741]&lt;=[.B741]);AND([.D741]&gt;=[.A741]; [.D741]&lt;=[.B741]))" office:value-type="boolean" office:boolean-value="false" calcext:value-type="boolean">
            <text:p>FALSE</text:p>
          </table:table-cell>
          <table:table-cell table:formula="of:=AND(AND([.A741]&gt;=[.C741]; [.A741]&lt;=[.D741]);AND([.B741]&gt;=[.C741]; [.B741]&lt;=[.D741]))" office:value-type="boolean" office:boolean-value="true" calcext:value-type="boolean">
            <text:p>TRUE</text:p>
          </table:table-cell>
          <table:table-cell table:formula="of:=AND([.E741];[.F741])" office:value-type="boolean" office:boolean-value="false" calcext:value-type="boolean">
            <text:p>FALSE</text:p>
          </table:table-cell>
          <table:table-cell table:formula="of:=OR([.E741];[.F74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table:formula="of:=AND(AND([.C742]&gt;=[.A742]; [.C742]&lt;=[.B742]);AND([.D742]&gt;=[.A742]; [.D742]&lt;=[.B742]))" office:value-type="boolean" office:boolean-value="true" calcext:value-type="boolean">
            <text:p>TRUE</text:p>
          </table:table-cell>
          <table:table-cell table:formula="of:=AND(AND([.A742]&gt;=[.C742]; [.A742]&lt;=[.D742]);AND([.B742]&gt;=[.C742]; [.B742]&lt;=[.D742]))" office:value-type="boolean" office:boolean-value="false" calcext:value-type="boolean">
            <text:p>FALSE</text:p>
          </table:table-cell>
          <table:table-cell table:formula="of:=AND([.E742];[.F742])" office:value-type="boolean" office:boolean-value="false" calcext:value-type="boolean">
            <text:p>FALSE</text:p>
          </table:table-cell>
          <table:table-cell table:formula="of:=OR([.E742];[.F74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AND(AND([.C743]&gt;=[.A743]; [.C743]&lt;=[.B743]);AND([.D743]&gt;=[.A743]; [.D743]&lt;=[.B743]))" office:value-type="boolean" office:boolean-value="false" calcext:value-type="boolean">
            <text:p>FALSE</text:p>
          </table:table-cell>
          <table:table-cell table:formula="of:=AND(AND([.A743]&gt;=[.C743]; [.A743]&lt;=[.D743]);AND([.B743]&gt;=[.C743]; [.B743]&lt;=[.D743]))" office:value-type="boolean" office:boolean-value="false" calcext:value-type="boolean">
            <text:p>FALSE</text:p>
          </table:table-cell>
          <table:table-cell table:formula="of:=AND([.E743];[.F743])" office:value-type="boolean" office:boolean-value="false" calcext:value-type="boolean">
            <text:p>FALSE</text:p>
          </table:table-cell>
          <table:table-cell table:formula="of:=OR([.E743];[.F74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table:formula="of:=AND(AND([.C744]&gt;=[.A744]; [.C744]&lt;=[.B744]);AND([.D744]&gt;=[.A744]; [.D744]&lt;=[.B744]))" office:value-type="boolean" office:boolean-value="false" calcext:value-type="boolean">
            <text:p>FALSE</text:p>
          </table:table-cell>
          <table:table-cell table:formula="of:=AND(AND([.A744]&gt;=[.C744]; [.A744]&lt;=[.D744]);AND([.B744]&gt;=[.C744]; [.B744]&lt;=[.D744]))" office:value-type="boolean" office:boolean-value="true" calcext:value-type="boolean">
            <text:p>TRUE</text:p>
          </table:table-cell>
          <table:table-cell table:formula="of:=AND([.E744];[.F744])" office:value-type="boolean" office:boolean-value="false" calcext:value-type="boolean">
            <text:p>FALSE</text:p>
          </table:table-cell>
          <table:table-cell table:formula="of:=OR([.E744];[.F74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AND(AND([.C745]&gt;=[.A745]; [.C745]&lt;=[.B745]);AND([.D745]&gt;=[.A745]; [.D745]&lt;=[.B745]))" office:value-type="boolean" office:boolean-value="false" calcext:value-type="boolean">
            <text:p>FALSE</text:p>
          </table:table-cell>
          <table:table-cell table:formula="of:=AND(AND([.A745]&gt;=[.C745]; [.A745]&lt;=[.D745]);AND([.B745]&gt;=[.C745]; [.B745]&lt;=[.D745]))" office:value-type="boolean" office:boolean-value="false" calcext:value-type="boolean">
            <text:p>FALSE</text:p>
          </table:table-cell>
          <table:table-cell table:formula="of:=AND([.E745];[.F745])" office:value-type="boolean" office:boolean-value="false" calcext:value-type="boolean">
            <text:p>FALSE</text:p>
          </table:table-cell>
          <table:table-cell table:formula="of:=OR([.E745];[.F74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formula="of:=AND(AND([.C746]&gt;=[.A746]; [.C746]&lt;=[.B746]);AND([.D746]&gt;=[.A746]; [.D746]&lt;=[.B746]))" office:value-type="boolean" office:boolean-value="false" calcext:value-type="boolean">
            <text:p>FALSE</text:p>
          </table:table-cell>
          <table:table-cell table:formula="of:=AND(AND([.A746]&gt;=[.C746]; [.A746]&lt;=[.D746]);AND([.B746]&gt;=[.C746]; [.B746]&lt;=[.D746]))" office:value-type="boolean" office:boolean-value="false" calcext:value-type="boolean">
            <text:p>FALSE</text:p>
          </table:table-cell>
          <table:table-cell table:formula="of:=AND([.E746];[.F746])" office:value-type="boolean" office:boolean-value="false" calcext:value-type="boolean">
            <text:p>FALSE</text:p>
          </table:table-cell>
          <table:table-cell table:formula="of:=OR([.E746];[.F74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formula="of:=AND(AND([.C747]&gt;=[.A747]; [.C747]&lt;=[.B747]);AND([.D747]&gt;=[.A747]; [.D747]&lt;=[.B747]))" office:value-type="boolean" office:boolean-value="false" calcext:value-type="boolean">
            <text:p>FALSE</text:p>
          </table:table-cell>
          <table:table-cell table:formula="of:=AND(AND([.A747]&gt;=[.C747]; [.A747]&lt;=[.D747]);AND([.B747]&gt;=[.C747]; [.B747]&lt;=[.D747]))" office:value-type="boolean" office:boolean-value="false" calcext:value-type="boolean">
            <text:p>FALSE</text:p>
          </table:table-cell>
          <table:table-cell table:formula="of:=AND([.E747];[.F747])" office:value-type="boolean" office:boolean-value="false" calcext:value-type="boolean">
            <text:p>FALSE</text:p>
          </table:table-cell>
          <table:table-cell table:formula="of:=OR([.E747];[.F74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formula="of:=AND(AND([.C748]&gt;=[.A748]; [.C748]&lt;=[.B748]);AND([.D748]&gt;=[.A748]; [.D748]&lt;=[.B748]))" office:value-type="boolean" office:boolean-value="false" calcext:value-type="boolean">
            <text:p>FALSE</text:p>
          </table:table-cell>
          <table:table-cell table:formula="of:=AND(AND([.A748]&gt;=[.C748]; [.A748]&lt;=[.D748]);AND([.B748]&gt;=[.C748]; [.B748]&lt;=[.D748]))" office:value-type="boolean" office:boolean-value="false" calcext:value-type="boolean">
            <text:p>FALSE</text:p>
          </table:table-cell>
          <table:table-cell table:formula="of:=AND([.E748];[.F748])" office:value-type="boolean" office:boolean-value="false" calcext:value-type="boolean">
            <text:p>FALSE</text:p>
          </table:table-cell>
          <table:table-cell table:formula="of:=OR([.E748];[.F74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AND(AND([.C749]&gt;=[.A749]; [.C749]&lt;=[.B749]);AND([.D749]&gt;=[.A749]; [.D749]&lt;=[.B749]))" office:value-type="boolean" office:boolean-value="true" calcext:value-type="boolean">
            <text:p>TRUE</text:p>
          </table:table-cell>
          <table:table-cell table:formula="of:=AND(AND([.A749]&gt;=[.C749]; [.A749]&lt;=[.D749]);AND([.B749]&gt;=[.C749]; [.B749]&lt;=[.D749]))" office:value-type="boolean" office:boolean-value="false" calcext:value-type="boolean">
            <text:p>FALSE</text:p>
          </table:table-cell>
          <table:table-cell table:formula="of:=AND([.E749];[.F749])" office:value-type="boolean" office:boolean-value="false" calcext:value-type="boolean">
            <text:p>FALSE</text:p>
          </table:table-cell>
          <table:table-cell table:formula="of:=OR([.E749];[.F74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formula="of:=AND(AND([.C750]&gt;=[.A750]; [.C750]&lt;=[.B750]);AND([.D750]&gt;=[.A750]; [.D750]&lt;=[.B750]))" office:value-type="boolean" office:boolean-value="false" calcext:value-type="boolean">
            <text:p>FALSE</text:p>
          </table:table-cell>
          <table:table-cell table:formula="of:=AND(AND([.A750]&gt;=[.C750]; [.A750]&lt;=[.D750]);AND([.B750]&gt;=[.C750]; [.B750]&lt;=[.D750]))" office:value-type="boolean" office:boolean-value="true" calcext:value-type="boolean">
            <text:p>TRUE</text:p>
          </table:table-cell>
          <table:table-cell table:formula="of:=AND([.E750];[.F750])" office:value-type="boolean" office:boolean-value="false" calcext:value-type="boolean">
            <text:p>FALSE</text:p>
          </table:table-cell>
          <table:table-cell table:formula="of:=OR([.E750];[.F75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formula="of:=AND(AND([.C751]&gt;=[.A751]; [.C751]&lt;=[.B751]);AND([.D751]&gt;=[.A751]; [.D751]&lt;=[.B751]))" office:value-type="boolean" office:boolean-value="false" calcext:value-type="boolean">
            <text:p>FALSE</text:p>
          </table:table-cell>
          <table:table-cell table:formula="of:=AND(AND([.A751]&gt;=[.C751]; [.A751]&lt;=[.D751]);AND([.B751]&gt;=[.C751]; [.B751]&lt;=[.D751]))" office:value-type="boolean" office:boolean-value="false" calcext:value-type="boolean">
            <text:p>FALSE</text:p>
          </table:table-cell>
          <table:table-cell table:formula="of:=AND([.E751];[.F751])" office:value-type="boolean" office:boolean-value="false" calcext:value-type="boolean">
            <text:p>FALSE</text:p>
          </table:table-cell>
          <table:table-cell table:formula="of:=OR([.E751];[.F75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table:formula="of:=AND(AND([.C752]&gt;=[.A752]; [.C752]&lt;=[.B752]);AND([.D752]&gt;=[.A752]; [.D752]&lt;=[.B752]))" office:value-type="boolean" office:boolean-value="false" calcext:value-type="boolean">
            <text:p>FALSE</text:p>
          </table:table-cell>
          <table:table-cell table:formula="of:=AND(AND([.A752]&gt;=[.C752]; [.A752]&lt;=[.D752]);AND([.B752]&gt;=[.C752]; [.B752]&lt;=[.D752]))" office:value-type="boolean" office:boolean-value="false" calcext:value-type="boolean">
            <text:p>FALSE</text:p>
          </table:table-cell>
          <table:table-cell table:formula="of:=AND([.E752];[.F752])" office:value-type="boolean" office:boolean-value="false" calcext:value-type="boolean">
            <text:p>FALSE</text:p>
          </table:table-cell>
          <table:table-cell table:formula="of:=OR([.E752];[.F75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table:formula="of:=AND(AND([.C753]&gt;=[.A753]; [.C753]&lt;=[.B753]);AND([.D753]&gt;=[.A753]; [.D753]&lt;=[.B753]))" office:value-type="boolean" office:boolean-value="false" calcext:value-type="boolean">
            <text:p>FALSE</text:p>
          </table:table-cell>
          <table:table-cell table:formula="of:=AND(AND([.A753]&gt;=[.C753]; [.A753]&lt;=[.D753]);AND([.B753]&gt;=[.C753]; [.B753]&lt;=[.D753]))" office:value-type="boolean" office:boolean-value="false" calcext:value-type="boolean">
            <text:p>FALSE</text:p>
          </table:table-cell>
          <table:table-cell table:formula="of:=AND([.E753];[.F753])" office:value-type="boolean" office:boolean-value="false" calcext:value-type="boolean">
            <text:p>FALSE</text:p>
          </table:table-cell>
          <table:table-cell table:formula="of:=OR([.E753];[.F75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formula="of:=AND(AND([.C754]&gt;=[.A754]; [.C754]&lt;=[.B754]);AND([.D754]&gt;=[.A754]; [.D754]&lt;=[.B754]))" office:value-type="boolean" office:boolean-value="false" calcext:value-type="boolean">
            <text:p>FALSE</text:p>
          </table:table-cell>
          <table:table-cell table:formula="of:=AND(AND([.A754]&gt;=[.C754]; [.A754]&lt;=[.D754]);AND([.B754]&gt;=[.C754]; [.B754]&lt;=[.D754]))" office:value-type="boolean" office:boolean-value="false" calcext:value-type="boolean">
            <text:p>FALSE</text:p>
          </table:table-cell>
          <table:table-cell table:formula="of:=AND([.E754];[.F754])" office:value-type="boolean" office:boolean-value="false" calcext:value-type="boolean">
            <text:p>FALSE</text:p>
          </table:table-cell>
          <table:table-cell table:formula="of:=OR([.E754];[.F75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AND(AND([.C755]&gt;=[.A755]; [.C755]&lt;=[.B755]);AND([.D755]&gt;=[.A755]; [.D755]&lt;=[.B755]))" office:value-type="boolean" office:boolean-value="true" calcext:value-type="boolean">
            <text:p>TRUE</text:p>
          </table:table-cell>
          <table:table-cell table:formula="of:=AND(AND([.A755]&gt;=[.C755]; [.A755]&lt;=[.D755]);AND([.B755]&gt;=[.C755]; [.B755]&lt;=[.D755]))" office:value-type="boolean" office:boolean-value="false" calcext:value-type="boolean">
            <text:p>FALSE</text:p>
          </table:table-cell>
          <table:table-cell table:formula="of:=AND([.E755];[.F755])" office:value-type="boolean" office:boolean-value="false" calcext:value-type="boolean">
            <text:p>FALSE</text:p>
          </table:table-cell>
          <table:table-cell table:formula="of:=OR([.E755];[.F75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formula="of:=AND(AND([.C756]&gt;=[.A756]; [.C756]&lt;=[.B756]);AND([.D756]&gt;=[.A756]; [.D756]&lt;=[.B756]))" office:value-type="boolean" office:boolean-value="false" calcext:value-type="boolean">
            <text:p>FALSE</text:p>
          </table:table-cell>
          <table:table-cell table:formula="of:=AND(AND([.A756]&gt;=[.C756]; [.A756]&lt;=[.D756]);AND([.B756]&gt;=[.C756]; [.B756]&lt;=[.D756]))" office:value-type="boolean" office:boolean-value="true" calcext:value-type="boolean">
            <text:p>TRUE</text:p>
          </table:table-cell>
          <table:table-cell table:formula="of:=AND([.E756];[.F756])" office:value-type="boolean" office:boolean-value="false" calcext:value-type="boolean">
            <text:p>FALSE</text:p>
          </table:table-cell>
          <table:table-cell table:formula="of:=OR([.E756];[.F75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table:formula="of:=AND(AND([.C757]&gt;=[.A757]; [.C757]&lt;=[.B757]);AND([.D757]&gt;=[.A757]; [.D757]&lt;=[.B757]))" office:value-type="boolean" office:boolean-value="false" calcext:value-type="boolean">
            <text:p>FALSE</text:p>
          </table:table-cell>
          <table:table-cell table:formula="of:=AND(AND([.A757]&gt;=[.C757]; [.A757]&lt;=[.D757]);AND([.B757]&gt;=[.C757]; [.B757]&lt;=[.D757]))" office:value-type="boolean" office:boolean-value="false" calcext:value-type="boolean">
            <text:p>FALSE</text:p>
          </table:table-cell>
          <table:table-cell table:formula="of:=AND([.E757];[.F757])" office:value-type="boolean" office:boolean-value="false" calcext:value-type="boolean">
            <text:p>FALSE</text:p>
          </table:table-cell>
          <table:table-cell table:formula="of:=OR([.E757];[.F75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formula="of:=AND(AND([.C758]&gt;=[.A758]; [.C758]&lt;=[.B758]);AND([.D758]&gt;=[.A758]; [.D758]&lt;=[.B758]))" office:value-type="boolean" office:boolean-value="false" calcext:value-type="boolean">
            <text:p>FALSE</text:p>
          </table:table-cell>
          <table:table-cell table:formula="of:=AND(AND([.A758]&gt;=[.C758]; [.A758]&lt;=[.D758]);AND([.B758]&gt;=[.C758]; [.B758]&lt;=[.D758]))" office:value-type="boolean" office:boolean-value="false" calcext:value-type="boolean">
            <text:p>FALSE</text:p>
          </table:table-cell>
          <table:table-cell table:formula="of:=AND([.E758];[.F758])" office:value-type="boolean" office:boolean-value="false" calcext:value-type="boolean">
            <text:p>FALSE</text:p>
          </table:table-cell>
          <table:table-cell table:formula="of:=OR([.E758];[.F75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formula="of:=AND(AND([.C759]&gt;=[.A759]; [.C759]&lt;=[.B759]);AND([.D759]&gt;=[.A759]; [.D759]&lt;=[.B759]))" office:value-type="boolean" office:boolean-value="false" calcext:value-type="boolean">
            <text:p>FALSE</text:p>
          </table:table-cell>
          <table:table-cell table:formula="of:=AND(AND([.A759]&gt;=[.C759]; [.A759]&lt;=[.D759]);AND([.B759]&gt;=[.C759]; [.B759]&lt;=[.D759]))" office:value-type="boolean" office:boolean-value="false" calcext:value-type="boolean">
            <text:p>FALSE</text:p>
          </table:table-cell>
          <table:table-cell table:formula="of:=AND([.E759];[.F759])" office:value-type="boolean" office:boolean-value="false" calcext:value-type="boolean">
            <text:p>FALSE</text:p>
          </table:table-cell>
          <table:table-cell table:formula="of:=OR([.E759];[.F75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formula="of:=AND(AND([.C760]&gt;=[.A760]; [.C760]&lt;=[.B760]);AND([.D760]&gt;=[.A760]; [.D760]&lt;=[.B760]))" office:value-type="boolean" office:boolean-value="true" calcext:value-type="boolean">
            <text:p>TRUE</text:p>
          </table:table-cell>
          <table:table-cell table:formula="of:=AND(AND([.A760]&gt;=[.C760]; [.A760]&lt;=[.D760]);AND([.B760]&gt;=[.C760]; [.B760]&lt;=[.D760]))" office:value-type="boolean" office:boolean-value="false" calcext:value-type="boolean">
            <text:p>FALSE</text:p>
          </table:table-cell>
          <table:table-cell table:formula="of:=AND([.E760];[.F760])" office:value-type="boolean" office:boolean-value="false" calcext:value-type="boolean">
            <text:p>FALSE</text:p>
          </table:table-cell>
          <table:table-cell table:formula="of:=OR([.E760];[.F76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table:formula="of:=AND(AND([.C761]&gt;=[.A761]; [.C761]&lt;=[.B761]);AND([.D761]&gt;=[.A761]; [.D761]&lt;=[.B761]))" office:value-type="boolean" office:boolean-value="true" calcext:value-type="boolean">
            <text:p>TRUE</text:p>
          </table:table-cell>
          <table:table-cell table:formula="of:=AND(AND([.A761]&gt;=[.C761]; [.A761]&lt;=[.D761]);AND([.B761]&gt;=[.C761]; [.B761]&lt;=[.D761]))" office:value-type="boolean" office:boolean-value="false" calcext:value-type="boolean">
            <text:p>FALSE</text:p>
          </table:table-cell>
          <table:table-cell table:formula="of:=AND([.E761];[.F761])" office:value-type="boolean" office:boolean-value="false" calcext:value-type="boolean">
            <text:p>FALSE</text:p>
          </table:table-cell>
          <table:table-cell table:formula="of:=OR([.E761];[.F76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table:formula="of:=AND(AND([.C762]&gt;=[.A762]; [.C762]&lt;=[.B762]);AND([.D762]&gt;=[.A762]; [.D762]&lt;=[.B762]))" office:value-type="boolean" office:boolean-value="false" calcext:value-type="boolean">
            <text:p>FALSE</text:p>
          </table:table-cell>
          <table:table-cell table:formula="of:=AND(AND([.A762]&gt;=[.C762]; [.A762]&lt;=[.D762]);AND([.B762]&gt;=[.C762]; [.B762]&lt;=[.D762]))" office:value-type="boolean" office:boolean-value="false" calcext:value-type="boolean">
            <text:p>FALSE</text:p>
          </table:table-cell>
          <table:table-cell table:formula="of:=AND([.E762];[.F762])" office:value-type="boolean" office:boolean-value="false" calcext:value-type="boolean">
            <text:p>FALSE</text:p>
          </table:table-cell>
          <table:table-cell table:formula="of:=OR([.E762];[.F76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formula="of:=AND(AND([.C763]&gt;=[.A763]; [.C763]&lt;=[.B763]);AND([.D763]&gt;=[.A763]; [.D763]&lt;=[.B763]))" office:value-type="boolean" office:boolean-value="false" calcext:value-type="boolean">
            <text:p>FALSE</text:p>
          </table:table-cell>
          <table:table-cell table:formula="of:=AND(AND([.A763]&gt;=[.C763]; [.A763]&lt;=[.D763]);AND([.B763]&gt;=[.C763]; [.B763]&lt;=[.D763]))" office:value-type="boolean" office:boolean-value="false" calcext:value-type="boolean">
            <text:p>FALSE</text:p>
          </table:table-cell>
          <table:table-cell table:formula="of:=AND([.E763];[.F763])" office:value-type="boolean" office:boolean-value="false" calcext:value-type="boolean">
            <text:p>FALSE</text:p>
          </table:table-cell>
          <table:table-cell table:formula="of:=OR([.E763];[.F76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formula="of:=AND(AND([.C764]&gt;=[.A764]; [.C764]&lt;=[.B764]);AND([.D764]&gt;=[.A764]; [.D764]&lt;=[.B764]))" office:value-type="boolean" office:boolean-value="false" calcext:value-type="boolean">
            <text:p>FALSE</text:p>
          </table:table-cell>
          <table:table-cell table:formula="of:=AND(AND([.A764]&gt;=[.C764]; [.A764]&lt;=[.D764]);AND([.B764]&gt;=[.C764]; [.B764]&lt;=[.D764]))" office:value-type="boolean" office:boolean-value="true" calcext:value-type="boolean">
            <text:p>TRUE</text:p>
          </table:table-cell>
          <table:table-cell table:formula="of:=AND([.E764];[.F764])" office:value-type="boolean" office:boolean-value="false" calcext:value-type="boolean">
            <text:p>FALSE</text:p>
          </table:table-cell>
          <table:table-cell table:formula="of:=OR([.E764];[.F76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AND(AND([.C765]&gt;=[.A765]; [.C765]&lt;=[.B765]);AND([.D765]&gt;=[.A765]; [.D765]&lt;=[.B765]))" office:value-type="boolean" office:boolean-value="false" calcext:value-type="boolean">
            <text:p>FALSE</text:p>
          </table:table-cell>
          <table:table-cell table:formula="of:=AND(AND([.A765]&gt;=[.C765]; [.A765]&lt;=[.D765]);AND([.B765]&gt;=[.C765]; [.B765]&lt;=[.D765]))" office:value-type="boolean" office:boolean-value="true" calcext:value-type="boolean">
            <text:p>TRUE</text:p>
          </table:table-cell>
          <table:table-cell table:formula="of:=AND([.E765];[.F765])" office:value-type="boolean" office:boolean-value="false" calcext:value-type="boolean">
            <text:p>FALSE</text:p>
          </table:table-cell>
          <table:table-cell table:formula="of:=OR([.E765];[.F76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AND(AND([.C766]&gt;=[.A766]; [.C766]&lt;=[.B766]);AND([.D766]&gt;=[.A766]; [.D766]&lt;=[.B766]))" office:value-type="boolean" office:boolean-value="true" calcext:value-type="boolean">
            <text:p>TRUE</text:p>
          </table:table-cell>
          <table:table-cell table:formula="of:=AND(AND([.A766]&gt;=[.C766]; [.A766]&lt;=[.D766]);AND([.B766]&gt;=[.C766]; [.B766]&lt;=[.D766]))" office:value-type="boolean" office:boolean-value="false" calcext:value-type="boolean">
            <text:p>FALSE</text:p>
          </table:table-cell>
          <table:table-cell table:formula="of:=AND([.E766];[.F766])" office:value-type="boolean" office:boolean-value="false" calcext:value-type="boolean">
            <text:p>FALSE</text:p>
          </table:table-cell>
          <table:table-cell table:formula="of:=OR([.E766];[.F76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AND(AND([.C767]&gt;=[.A767]; [.C767]&lt;=[.B767]);AND([.D767]&gt;=[.A767]; [.D767]&lt;=[.B767]))" office:value-type="boolean" office:boolean-value="true" calcext:value-type="boolean">
            <text:p>TRUE</text:p>
          </table:table-cell>
          <table:table-cell table:formula="of:=AND(AND([.A767]&gt;=[.C767]; [.A767]&lt;=[.D767]);AND([.B767]&gt;=[.C767]; [.B767]&lt;=[.D767]))" office:value-type="boolean" office:boolean-value="false" calcext:value-type="boolean">
            <text:p>FALSE</text:p>
          </table:table-cell>
          <table:table-cell table:formula="of:=AND([.E767];[.F767])" office:value-type="boolean" office:boolean-value="false" calcext:value-type="boolean">
            <text:p>FALSE</text:p>
          </table:table-cell>
          <table:table-cell table:formula="of:=OR([.E767];[.F76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formula="of:=AND(AND([.C768]&gt;=[.A768]; [.C768]&lt;=[.B768]);AND([.D768]&gt;=[.A768]; [.D768]&lt;=[.B768]))" office:value-type="boolean" office:boolean-value="false" calcext:value-type="boolean">
            <text:p>FALSE</text:p>
          </table:table-cell>
          <table:table-cell table:formula="of:=AND(AND([.A768]&gt;=[.C768]; [.A768]&lt;=[.D768]);AND([.B768]&gt;=[.C768]; [.B768]&lt;=[.D768]))" office:value-type="boolean" office:boolean-value="false" calcext:value-type="boolean">
            <text:p>FALSE</text:p>
          </table:table-cell>
          <table:table-cell table:formula="of:=AND([.E768];[.F768])" office:value-type="boolean" office:boolean-value="false" calcext:value-type="boolean">
            <text:p>FALSE</text:p>
          </table:table-cell>
          <table:table-cell table:formula="of:=OR([.E768];[.F76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formula="of:=AND(AND([.C769]&gt;=[.A769]; [.C769]&lt;=[.B769]);AND([.D769]&gt;=[.A769]; [.D769]&lt;=[.B769]))" office:value-type="boolean" office:boolean-value="true" calcext:value-type="boolean">
            <text:p>TRUE</text:p>
          </table:table-cell>
          <table:table-cell table:formula="of:=AND(AND([.A769]&gt;=[.C769]; [.A769]&lt;=[.D769]);AND([.B769]&gt;=[.C769]; [.B769]&lt;=[.D769]))" office:value-type="boolean" office:boolean-value="false" calcext:value-type="boolean">
            <text:p>FALSE</text:p>
          </table:table-cell>
          <table:table-cell table:formula="of:=AND([.E769];[.F769])" office:value-type="boolean" office:boolean-value="false" calcext:value-type="boolean">
            <text:p>FALSE</text:p>
          </table:table-cell>
          <table:table-cell table:formula="of:=OR([.E769];[.F76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AND(AND([.C770]&gt;=[.A770]; [.C770]&lt;=[.B770]);AND([.D770]&gt;=[.A770]; [.D770]&lt;=[.B770]))" office:value-type="boolean" office:boolean-value="true" calcext:value-type="boolean">
            <text:p>TRUE</text:p>
          </table:table-cell>
          <table:table-cell table:formula="of:=AND(AND([.A770]&gt;=[.C770]; [.A770]&lt;=[.D770]);AND([.B770]&gt;=[.C770]; [.B770]&lt;=[.D770]))" office:value-type="boolean" office:boolean-value="false" calcext:value-type="boolean">
            <text:p>FALSE</text:p>
          </table:table-cell>
          <table:table-cell table:formula="of:=AND([.E770];[.F770])" office:value-type="boolean" office:boolean-value="false" calcext:value-type="boolean">
            <text:p>FALSE</text:p>
          </table:table-cell>
          <table:table-cell table:formula="of:=OR([.E770];[.F77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formula="of:=AND(AND([.C771]&gt;=[.A771]; [.C771]&lt;=[.B771]);AND([.D771]&gt;=[.A771]; [.D771]&lt;=[.B771]))" office:value-type="boolean" office:boolean-value="true" calcext:value-type="boolean">
            <text:p>TRUE</text:p>
          </table:table-cell>
          <table:table-cell table:formula="of:=AND(AND([.A771]&gt;=[.C771]; [.A771]&lt;=[.D771]);AND([.B771]&gt;=[.C771]; [.B771]&lt;=[.D771]))" office:value-type="boolean" office:boolean-value="false" calcext:value-type="boolean">
            <text:p>FALSE</text:p>
          </table:table-cell>
          <table:table-cell table:formula="of:=AND([.E771];[.F771])" office:value-type="boolean" office:boolean-value="false" calcext:value-type="boolean">
            <text:p>FALSE</text:p>
          </table:table-cell>
          <table:table-cell table:formula="of:=OR([.E771];[.F77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AND(AND([.C772]&gt;=[.A772]; [.C772]&lt;=[.B772]);AND([.D772]&gt;=[.A772]; [.D772]&lt;=[.B772]))" office:value-type="boolean" office:boolean-value="false" calcext:value-type="boolean">
            <text:p>FALSE</text:p>
          </table:table-cell>
          <table:table-cell table:formula="of:=AND(AND([.A772]&gt;=[.C772]; [.A772]&lt;=[.D772]);AND([.B772]&gt;=[.C772]; [.B772]&lt;=[.D772]))" office:value-type="boolean" office:boolean-value="false" calcext:value-type="boolean">
            <text:p>FALSE</text:p>
          </table:table-cell>
          <table:table-cell table:formula="of:=AND([.E772];[.F772])" office:value-type="boolean" office:boolean-value="false" calcext:value-type="boolean">
            <text:p>FALSE</text:p>
          </table:table-cell>
          <table:table-cell table:formula="of:=OR([.E772];[.F77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ND(AND([.C773]&gt;=[.A773]; [.C773]&lt;=[.B773]);AND([.D773]&gt;=[.A773]; [.D773]&lt;=[.B773]))" office:value-type="boolean" office:boolean-value="false" calcext:value-type="boolean">
            <text:p>FALSE</text:p>
          </table:table-cell>
          <table:table-cell table:formula="of:=AND(AND([.A773]&gt;=[.C773]; [.A773]&lt;=[.D773]);AND([.B773]&gt;=[.C773]; [.B773]&lt;=[.D773]))" office:value-type="boolean" office:boolean-value="false" calcext:value-type="boolean">
            <text:p>FALSE</text:p>
          </table:table-cell>
          <table:table-cell table:formula="of:=AND([.E773];[.F773])" office:value-type="boolean" office:boolean-value="false" calcext:value-type="boolean">
            <text:p>FALSE</text:p>
          </table:table-cell>
          <table:table-cell table:formula="of:=OR([.E773];[.F77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formula="of:=AND(AND([.C774]&gt;=[.A774]; [.C774]&lt;=[.B774]);AND([.D774]&gt;=[.A774]; [.D774]&lt;=[.B774]))" office:value-type="boolean" office:boolean-value="false" calcext:value-type="boolean">
            <text:p>FALSE</text:p>
          </table:table-cell>
          <table:table-cell table:formula="of:=AND(AND([.A774]&gt;=[.C774]; [.A774]&lt;=[.D774]);AND([.B774]&gt;=[.C774]; [.B774]&lt;=[.D774]))" office:value-type="boolean" office:boolean-value="false" calcext:value-type="boolean">
            <text:p>FALSE</text:p>
          </table:table-cell>
          <table:table-cell table:formula="of:=AND([.E774];[.F774])" office:value-type="boolean" office:boolean-value="false" calcext:value-type="boolean">
            <text:p>FALSE</text:p>
          </table:table-cell>
          <table:table-cell table:formula="of:=OR([.E774];[.F77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table:formula="of:=AND(AND([.C775]&gt;=[.A775]; [.C775]&lt;=[.B775]);AND([.D775]&gt;=[.A775]; [.D775]&lt;=[.B775]))" office:value-type="boolean" office:boolean-value="false" calcext:value-type="boolean">
            <text:p>FALSE</text:p>
          </table:table-cell>
          <table:table-cell table:formula="of:=AND(AND([.A775]&gt;=[.C775]; [.A775]&lt;=[.D775]);AND([.B775]&gt;=[.C775]; [.B775]&lt;=[.D775]))" office:value-type="boolean" office:boolean-value="true" calcext:value-type="boolean">
            <text:p>TRUE</text:p>
          </table:table-cell>
          <table:table-cell table:formula="of:=AND([.E775];[.F775])" office:value-type="boolean" office:boolean-value="false" calcext:value-type="boolean">
            <text:p>FALSE</text:p>
          </table:table-cell>
          <table:table-cell table:formula="of:=OR([.E775];[.F77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AND(AND([.C776]&gt;=[.A776]; [.C776]&lt;=[.B776]);AND([.D776]&gt;=[.A776]; [.D776]&lt;=[.B776]))" office:value-type="boolean" office:boolean-value="false" calcext:value-type="boolean">
            <text:p>FALSE</text:p>
          </table:table-cell>
          <table:table-cell table:formula="of:=AND(AND([.A776]&gt;=[.C776]; [.A776]&lt;=[.D776]);AND([.B776]&gt;=[.C776]; [.B776]&lt;=[.D776]))" office:value-type="boolean" office:boolean-value="false" calcext:value-type="boolean">
            <text:p>FALSE</text:p>
          </table:table-cell>
          <table:table-cell table:formula="of:=AND([.E776];[.F776])" office:value-type="boolean" office:boolean-value="false" calcext:value-type="boolean">
            <text:p>FALSE</text:p>
          </table:table-cell>
          <table:table-cell table:formula="of:=OR([.E776];[.F77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formula="of:=AND(AND([.C777]&gt;=[.A777]; [.C777]&lt;=[.B777]);AND([.D777]&gt;=[.A777]; [.D777]&lt;=[.B777]))" office:value-type="boolean" office:boolean-value="false" calcext:value-type="boolean">
            <text:p>FALSE</text:p>
          </table:table-cell>
          <table:table-cell table:formula="of:=AND(AND([.A777]&gt;=[.C777]; [.A777]&lt;=[.D777]);AND([.B777]&gt;=[.C777]; [.B777]&lt;=[.D777]))" office:value-type="boolean" office:boolean-value="false" calcext:value-type="boolean">
            <text:p>FALSE</text:p>
          </table:table-cell>
          <table:table-cell table:formula="of:=AND([.E777];[.F777])" office:value-type="boolean" office:boolean-value="false" calcext:value-type="boolean">
            <text:p>FALSE</text:p>
          </table:table-cell>
          <table:table-cell table:formula="of:=OR([.E777];[.F77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AND(AND([.C778]&gt;=[.A778]; [.C778]&lt;=[.B778]);AND([.D778]&gt;=[.A778]; [.D778]&lt;=[.B778]))" office:value-type="boolean" office:boolean-value="false" calcext:value-type="boolean">
            <text:p>FALSE</text:p>
          </table:table-cell>
          <table:table-cell table:formula="of:=AND(AND([.A778]&gt;=[.C778]; [.A778]&lt;=[.D778]);AND([.B778]&gt;=[.C778]; [.B778]&lt;=[.D778]))" office:value-type="boolean" office:boolean-value="false" calcext:value-type="boolean">
            <text:p>FALSE</text:p>
          </table:table-cell>
          <table:table-cell table:formula="of:=AND([.E778];[.F778])" office:value-type="boolean" office:boolean-value="false" calcext:value-type="boolean">
            <text:p>FALSE</text:p>
          </table:table-cell>
          <table:table-cell table:formula="of:=OR([.E778];[.F77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formula="of:=AND(AND([.C779]&gt;=[.A779]; [.C779]&lt;=[.B779]);AND([.D779]&gt;=[.A779]; [.D779]&lt;=[.B779]))" office:value-type="boolean" office:boolean-value="false" calcext:value-type="boolean">
            <text:p>FALSE</text:p>
          </table:table-cell>
          <table:table-cell table:formula="of:=AND(AND([.A779]&gt;=[.C779]; [.A779]&lt;=[.D779]);AND([.B779]&gt;=[.C779]; [.B779]&lt;=[.D779]))" office:value-type="boolean" office:boolean-value="true" calcext:value-type="boolean">
            <text:p>TRUE</text:p>
          </table:table-cell>
          <table:table-cell table:formula="of:=AND([.E779];[.F779])" office:value-type="boolean" office:boolean-value="false" calcext:value-type="boolean">
            <text:p>FALSE</text:p>
          </table:table-cell>
          <table:table-cell table:formula="of:=OR([.E779];[.F77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AND(AND([.C780]&gt;=[.A780]; [.C780]&lt;=[.B780]);AND([.D780]&gt;=[.A780]; [.D780]&lt;=[.B780]))" office:value-type="boolean" office:boolean-value="false" calcext:value-type="boolean">
            <text:p>FALSE</text:p>
          </table:table-cell>
          <table:table-cell table:formula="of:=AND(AND([.A780]&gt;=[.C780]; [.A780]&lt;=[.D780]);AND([.B780]&gt;=[.C780]; [.B780]&lt;=[.D780]))" office:value-type="boolean" office:boolean-value="false" calcext:value-type="boolean">
            <text:p>FALSE</text:p>
          </table:table-cell>
          <table:table-cell table:formula="of:=AND([.E780];[.F780])" office:value-type="boolean" office:boolean-value="false" calcext:value-type="boolean">
            <text:p>FALSE</text:p>
          </table:table-cell>
          <table:table-cell table:formula="of:=OR([.E780];[.F78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table:formula="of:=AND(AND([.C781]&gt;=[.A781]; [.C781]&lt;=[.B781]);AND([.D781]&gt;=[.A781]; [.D781]&lt;=[.B781]))" office:value-type="boolean" office:boolean-value="true" calcext:value-type="boolean">
            <text:p>TRUE</text:p>
          </table:table-cell>
          <table:table-cell table:formula="of:=AND(AND([.A781]&gt;=[.C781]; [.A781]&lt;=[.D781]);AND([.B781]&gt;=[.C781]; [.B781]&lt;=[.D781]))" office:value-type="boolean" office:boolean-value="false" calcext:value-type="boolean">
            <text:p>FALSE</text:p>
          </table:table-cell>
          <table:table-cell table:formula="of:=AND([.E781];[.F781])" office:value-type="boolean" office:boolean-value="false" calcext:value-type="boolean">
            <text:p>FALSE</text:p>
          </table:table-cell>
          <table:table-cell table:formula="of:=OR([.E781];[.F78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formula="of:=AND(AND([.C782]&gt;=[.A782]; [.C782]&lt;=[.B782]);AND([.D782]&gt;=[.A782]; [.D782]&lt;=[.B782]))" office:value-type="boolean" office:boolean-value="true" calcext:value-type="boolean">
            <text:p>TRUE</text:p>
          </table:table-cell>
          <table:table-cell table:formula="of:=AND(AND([.A782]&gt;=[.C782]; [.A782]&lt;=[.D782]);AND([.B782]&gt;=[.C782]; [.B782]&lt;=[.D782]))" office:value-type="boolean" office:boolean-value="false" calcext:value-type="boolean">
            <text:p>FALSE</text:p>
          </table:table-cell>
          <table:table-cell table:formula="of:=AND([.E782];[.F782])" office:value-type="boolean" office:boolean-value="false" calcext:value-type="boolean">
            <text:p>FALSE</text:p>
          </table:table-cell>
          <table:table-cell table:formula="of:=OR([.E782];[.F78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AND(AND([.C783]&gt;=[.A783]; [.C783]&lt;=[.B783]);AND([.D783]&gt;=[.A783]; [.D783]&lt;=[.B783]))" office:value-type="boolean" office:boolean-value="false" calcext:value-type="boolean">
            <text:p>FALSE</text:p>
          </table:table-cell>
          <table:table-cell table:formula="of:=AND(AND([.A783]&gt;=[.C783]; [.A783]&lt;=[.D783]);AND([.B783]&gt;=[.C783]; [.B783]&lt;=[.D783]))" office:value-type="boolean" office:boolean-value="false" calcext:value-type="boolean">
            <text:p>FALSE</text:p>
          </table:table-cell>
          <table:table-cell table:formula="of:=AND([.E783];[.F783])" office:value-type="boolean" office:boolean-value="false" calcext:value-type="boolean">
            <text:p>FALSE</text:p>
          </table:table-cell>
          <table:table-cell table:formula="of:=OR([.E783];[.F78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formula="of:=AND(AND([.C784]&gt;=[.A784]; [.C784]&lt;=[.B784]);AND([.D784]&gt;=[.A784]; [.D784]&lt;=[.B784]))" office:value-type="boolean" office:boolean-value="false" calcext:value-type="boolean">
            <text:p>FALSE</text:p>
          </table:table-cell>
          <table:table-cell table:formula="of:=AND(AND([.A784]&gt;=[.C784]; [.A784]&lt;=[.D784]);AND([.B784]&gt;=[.C784]; [.B784]&lt;=[.D784]))" office:value-type="boolean" office:boolean-value="true" calcext:value-type="boolean">
            <text:p>TRUE</text:p>
          </table:table-cell>
          <table:table-cell table:formula="of:=AND([.E784];[.F784])" office:value-type="boolean" office:boolean-value="false" calcext:value-type="boolean">
            <text:p>FALSE</text:p>
          </table:table-cell>
          <table:table-cell table:formula="of:=OR([.E784];[.F78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formula="of:=AND(AND([.C785]&gt;=[.A785]; [.C785]&lt;=[.B785]);AND([.D785]&gt;=[.A785]; [.D785]&lt;=[.B785]))" office:value-type="boolean" office:boolean-value="true" calcext:value-type="boolean">
            <text:p>TRUE</text:p>
          </table:table-cell>
          <table:table-cell table:formula="of:=AND(AND([.A785]&gt;=[.C785]; [.A785]&lt;=[.D785]);AND([.B785]&gt;=[.C785]; [.B785]&lt;=[.D785]))" office:value-type="boolean" office:boolean-value="false" calcext:value-type="boolean">
            <text:p>FALSE</text:p>
          </table:table-cell>
          <table:table-cell table:formula="of:=AND([.E785];[.F785])" office:value-type="boolean" office:boolean-value="false" calcext:value-type="boolean">
            <text:p>FALSE</text:p>
          </table:table-cell>
          <table:table-cell table:formula="of:=OR([.E785];[.F78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AND(AND([.C786]&gt;=[.A786]; [.C786]&lt;=[.B786]);AND([.D786]&gt;=[.A786]; [.D786]&lt;=[.B786]))" office:value-type="boolean" office:boolean-value="true" calcext:value-type="boolean">
            <text:p>TRUE</text:p>
          </table:table-cell>
          <table:table-cell table:formula="of:=AND(AND([.A786]&gt;=[.C786]; [.A786]&lt;=[.D786]);AND([.B786]&gt;=[.C786]; [.B786]&lt;=[.D786]))" office:value-type="boolean" office:boolean-value="false" calcext:value-type="boolean">
            <text:p>FALSE</text:p>
          </table:table-cell>
          <table:table-cell table:formula="of:=AND([.E786];[.F786])" office:value-type="boolean" office:boolean-value="false" calcext:value-type="boolean">
            <text:p>FALSE</text:p>
          </table:table-cell>
          <table:table-cell table:formula="of:=OR([.E786];[.F78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formula="of:=AND(AND([.C787]&gt;=[.A787]; [.C787]&lt;=[.B787]);AND([.D787]&gt;=[.A787]; [.D787]&lt;=[.B787]))" office:value-type="boolean" office:boolean-value="false" calcext:value-type="boolean">
            <text:p>FALSE</text:p>
          </table:table-cell>
          <table:table-cell table:formula="of:=AND(AND([.A787]&gt;=[.C787]; [.A787]&lt;=[.D787]);AND([.B787]&gt;=[.C787]; [.B787]&lt;=[.D787]))" office:value-type="boolean" office:boolean-value="false" calcext:value-type="boolean">
            <text:p>FALSE</text:p>
          </table:table-cell>
          <table:table-cell table:formula="of:=AND([.E787];[.F787])" office:value-type="boolean" office:boolean-value="false" calcext:value-type="boolean">
            <text:p>FALSE</text:p>
          </table:table-cell>
          <table:table-cell table:formula="of:=OR([.E787];[.F78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table:formula="of:=AND(AND([.C788]&gt;=[.A788]; [.C788]&lt;=[.B788]);AND([.D788]&gt;=[.A788]; [.D788]&lt;=[.B788]))" office:value-type="boolean" office:boolean-value="false" calcext:value-type="boolean">
            <text:p>FALSE</text:p>
          </table:table-cell>
          <table:table-cell table:formula="of:=AND(AND([.A788]&gt;=[.C788]; [.A788]&lt;=[.D788]);AND([.B788]&gt;=[.C788]; [.B788]&lt;=[.D788]))" office:value-type="boolean" office:boolean-value="true" calcext:value-type="boolean">
            <text:p>TRUE</text:p>
          </table:table-cell>
          <table:table-cell table:formula="of:=AND([.E788];[.F788])" office:value-type="boolean" office:boolean-value="false" calcext:value-type="boolean">
            <text:p>FALSE</text:p>
          </table:table-cell>
          <table:table-cell table:formula="of:=OR([.E788];[.F78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formula="of:=AND(AND([.C789]&gt;=[.A789]; [.C789]&lt;=[.B789]);AND([.D789]&gt;=[.A789]; [.D789]&lt;=[.B789]))" office:value-type="boolean" office:boolean-value="false" calcext:value-type="boolean">
            <text:p>FALSE</text:p>
          </table:table-cell>
          <table:table-cell table:formula="of:=AND(AND([.A789]&gt;=[.C789]; [.A789]&lt;=[.D789]);AND([.B789]&gt;=[.C789]; [.B789]&lt;=[.D789]))" office:value-type="boolean" office:boolean-value="true" calcext:value-type="boolean">
            <text:p>TRUE</text:p>
          </table:table-cell>
          <table:table-cell table:formula="of:=AND([.E789];[.F789])" office:value-type="boolean" office:boolean-value="false" calcext:value-type="boolean">
            <text:p>FALSE</text:p>
          </table:table-cell>
          <table:table-cell table:formula="of:=OR([.E789];[.F78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formula="of:=AND(AND([.C790]&gt;=[.A790]; [.C790]&lt;=[.B790]);AND([.D790]&gt;=[.A790]; [.D790]&lt;=[.B790]))" office:value-type="boolean" office:boolean-value="false" calcext:value-type="boolean">
            <text:p>FALSE</text:p>
          </table:table-cell>
          <table:table-cell table:formula="of:=AND(AND([.A790]&gt;=[.C790]; [.A790]&lt;=[.D790]);AND([.B790]&gt;=[.C790]; [.B790]&lt;=[.D790]))" office:value-type="boolean" office:boolean-value="false" calcext:value-type="boolean">
            <text:p>FALSE</text:p>
          </table:table-cell>
          <table:table-cell table:formula="of:=AND([.E790];[.F790])" office:value-type="boolean" office:boolean-value="false" calcext:value-type="boolean">
            <text:p>FALSE</text:p>
          </table:table-cell>
          <table:table-cell table:formula="of:=OR([.E790];[.F79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formula="of:=AND(AND([.C791]&gt;=[.A791]; [.C791]&lt;=[.B791]);AND([.D791]&gt;=[.A791]; [.D791]&lt;=[.B791]))" office:value-type="boolean" office:boolean-value="false" calcext:value-type="boolean">
            <text:p>FALSE</text:p>
          </table:table-cell>
          <table:table-cell table:formula="of:=AND(AND([.A791]&gt;=[.C791]; [.A791]&lt;=[.D791]);AND([.B791]&gt;=[.C791]; [.B791]&lt;=[.D791]))" office:value-type="boolean" office:boolean-value="true" calcext:value-type="boolean">
            <text:p>TRUE</text:p>
          </table:table-cell>
          <table:table-cell table:formula="of:=AND([.E791];[.F791])" office:value-type="boolean" office:boolean-value="false" calcext:value-type="boolean">
            <text:p>FALSE</text:p>
          </table:table-cell>
          <table:table-cell table:formula="of:=OR([.E791];[.F79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AND(AND([.C792]&gt;=[.A792]; [.C792]&lt;=[.B792]);AND([.D792]&gt;=[.A792]; [.D792]&lt;=[.B792]))" office:value-type="boolean" office:boolean-value="false" calcext:value-type="boolean">
            <text:p>FALSE</text:p>
          </table:table-cell>
          <table:table-cell table:formula="of:=AND(AND([.A792]&gt;=[.C792]; [.A792]&lt;=[.D792]);AND([.B792]&gt;=[.C792]; [.B792]&lt;=[.D792]))" office:value-type="boolean" office:boolean-value="false" calcext:value-type="boolean">
            <text:p>FALSE</text:p>
          </table:table-cell>
          <table:table-cell table:formula="of:=AND([.E792];[.F792])" office:value-type="boolean" office:boolean-value="false" calcext:value-type="boolean">
            <text:p>FALSE</text:p>
          </table:table-cell>
          <table:table-cell table:formula="of:=OR([.E792];[.F79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AND(AND([.C793]&gt;=[.A793]; [.C793]&lt;=[.B793]);AND([.D793]&gt;=[.A793]; [.D793]&lt;=[.B793]))" office:value-type="boolean" office:boolean-value="false" calcext:value-type="boolean">
            <text:p>FALSE</text:p>
          </table:table-cell>
          <table:table-cell table:formula="of:=AND(AND([.A793]&gt;=[.C793]; [.A793]&lt;=[.D793]);AND([.B793]&gt;=[.C793]; [.B793]&lt;=[.D793]))" office:value-type="boolean" office:boolean-value="false" calcext:value-type="boolean">
            <text:p>FALSE</text:p>
          </table:table-cell>
          <table:table-cell table:formula="of:=AND([.E793];[.F793])" office:value-type="boolean" office:boolean-value="false" calcext:value-type="boolean">
            <text:p>FALSE</text:p>
          </table:table-cell>
          <table:table-cell table:formula="of:=OR([.E793];[.F79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formula="of:=AND(AND([.C794]&gt;=[.A794]; [.C794]&lt;=[.B794]);AND([.D794]&gt;=[.A794]; [.D794]&lt;=[.B794]))" office:value-type="boolean" office:boolean-value="false" calcext:value-type="boolean">
            <text:p>FALSE</text:p>
          </table:table-cell>
          <table:table-cell table:formula="of:=AND(AND([.A794]&gt;=[.C794]; [.A794]&lt;=[.D794]);AND([.B794]&gt;=[.C794]; [.B794]&lt;=[.D794]))" office:value-type="boolean" office:boolean-value="false" calcext:value-type="boolean">
            <text:p>FALSE</text:p>
          </table:table-cell>
          <table:table-cell table:formula="of:=AND([.E794];[.F794])" office:value-type="boolean" office:boolean-value="false" calcext:value-type="boolean">
            <text:p>FALSE</text:p>
          </table:table-cell>
          <table:table-cell table:formula="of:=OR([.E794];[.F79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formula="of:=AND(AND([.C795]&gt;=[.A795]; [.C795]&lt;=[.B795]);AND([.D795]&gt;=[.A795]; [.D795]&lt;=[.B795]))" office:value-type="boolean" office:boolean-value="true" calcext:value-type="boolean">
            <text:p>TRUE</text:p>
          </table:table-cell>
          <table:table-cell table:formula="of:=AND(AND([.A795]&gt;=[.C795]; [.A795]&lt;=[.D795]);AND([.B795]&gt;=[.C795]; [.B795]&lt;=[.D795]))" office:value-type="boolean" office:boolean-value="false" calcext:value-type="boolean">
            <text:p>FALSE</text:p>
          </table:table-cell>
          <table:table-cell table:formula="of:=AND([.E795];[.F795])" office:value-type="boolean" office:boolean-value="false" calcext:value-type="boolean">
            <text:p>FALSE</text:p>
          </table:table-cell>
          <table:table-cell table:formula="of:=OR([.E795];[.F79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formula="of:=AND(AND([.C796]&gt;=[.A796]; [.C796]&lt;=[.B796]);AND([.D796]&gt;=[.A796]; [.D796]&lt;=[.B796]))" office:value-type="boolean" office:boolean-value="true" calcext:value-type="boolean">
            <text:p>TRUE</text:p>
          </table:table-cell>
          <table:table-cell table:formula="of:=AND(AND([.A796]&gt;=[.C796]; [.A796]&lt;=[.D796]);AND([.B796]&gt;=[.C796]; [.B796]&lt;=[.D796]))" office:value-type="boolean" office:boolean-value="false" calcext:value-type="boolean">
            <text:p>FALSE</text:p>
          </table:table-cell>
          <table:table-cell table:formula="of:=AND([.E796];[.F796])" office:value-type="boolean" office:boolean-value="false" calcext:value-type="boolean">
            <text:p>FALSE</text:p>
          </table:table-cell>
          <table:table-cell table:formula="of:=OR([.E796];[.F79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formula="of:=AND(AND([.C797]&gt;=[.A797]; [.C797]&lt;=[.B797]);AND([.D797]&gt;=[.A797]; [.D797]&lt;=[.B797]))" office:value-type="boolean" office:boolean-value="true" calcext:value-type="boolean">
            <text:p>TRUE</text:p>
          </table:table-cell>
          <table:table-cell table:formula="of:=AND(AND([.A797]&gt;=[.C797]; [.A797]&lt;=[.D797]);AND([.B797]&gt;=[.C797]; [.B797]&lt;=[.D797]))" office:value-type="boolean" office:boolean-value="false" calcext:value-type="boolean">
            <text:p>FALSE</text:p>
          </table:table-cell>
          <table:table-cell table:formula="of:=AND([.E797];[.F797])" office:value-type="boolean" office:boolean-value="false" calcext:value-type="boolean">
            <text:p>FALSE</text:p>
          </table:table-cell>
          <table:table-cell table:formula="of:=OR([.E797];[.F79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formula="of:=AND(AND([.C798]&gt;=[.A798]; [.C798]&lt;=[.B798]);AND([.D798]&gt;=[.A798]; [.D798]&lt;=[.B798]))" office:value-type="boolean" office:boolean-value="false" calcext:value-type="boolean">
            <text:p>FALSE</text:p>
          </table:table-cell>
          <table:table-cell table:formula="of:=AND(AND([.A798]&gt;=[.C798]; [.A798]&lt;=[.D798]);AND([.B798]&gt;=[.C798]; [.B798]&lt;=[.D798]))" office:value-type="boolean" office:boolean-value="false" calcext:value-type="boolean">
            <text:p>FALSE</text:p>
          </table:table-cell>
          <table:table-cell table:formula="of:=AND([.E798];[.F798])" office:value-type="boolean" office:boolean-value="false" calcext:value-type="boolean">
            <text:p>FALSE</text:p>
          </table:table-cell>
          <table:table-cell table:formula="of:=OR([.E798];[.F79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formula="of:=AND(AND([.C799]&gt;=[.A799]; [.C799]&lt;=[.B799]);AND([.D799]&gt;=[.A799]; [.D799]&lt;=[.B799]))" office:value-type="boolean" office:boolean-value="true" calcext:value-type="boolean">
            <text:p>TRUE</text:p>
          </table:table-cell>
          <table:table-cell table:formula="of:=AND(AND([.A799]&gt;=[.C799]; [.A799]&lt;=[.D799]);AND([.B799]&gt;=[.C799]; [.B799]&lt;=[.D799]))" office:value-type="boolean" office:boolean-value="false" calcext:value-type="boolean">
            <text:p>FALSE</text:p>
          </table:table-cell>
          <table:table-cell table:formula="of:=AND([.E799];[.F799])" office:value-type="boolean" office:boolean-value="false" calcext:value-type="boolean">
            <text:p>FALSE</text:p>
          </table:table-cell>
          <table:table-cell table:formula="of:=OR([.E799];[.F79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formula="of:=AND(AND([.C800]&gt;=[.A800]; [.C800]&lt;=[.B800]);AND([.D800]&gt;=[.A800]; [.D800]&lt;=[.B800]))" office:value-type="boolean" office:boolean-value="false" calcext:value-type="boolean">
            <text:p>FALSE</text:p>
          </table:table-cell>
          <table:table-cell table:formula="of:=AND(AND([.A800]&gt;=[.C800]; [.A800]&lt;=[.D800]);AND([.B800]&gt;=[.C800]; [.B800]&lt;=[.D800]))" office:value-type="boolean" office:boolean-value="false" calcext:value-type="boolean">
            <text:p>FALSE</text:p>
          </table:table-cell>
          <table:table-cell table:formula="of:=AND([.E800];[.F800])" office:value-type="boolean" office:boolean-value="false" calcext:value-type="boolean">
            <text:p>FALSE</text:p>
          </table:table-cell>
          <table:table-cell table:formula="of:=OR([.E800];[.F80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table:formula="of:=AND(AND([.C801]&gt;=[.A801]; [.C801]&lt;=[.B801]);AND([.D801]&gt;=[.A801]; [.D801]&lt;=[.B801]))" office:value-type="boolean" office:boolean-value="true" calcext:value-type="boolean">
            <text:p>TRUE</text:p>
          </table:table-cell>
          <table:table-cell table:formula="of:=AND(AND([.A801]&gt;=[.C801]; [.A801]&lt;=[.D801]);AND([.B801]&gt;=[.C801]; [.B801]&lt;=[.D801]))" office:value-type="boolean" office:boolean-value="false" calcext:value-type="boolean">
            <text:p>FALSE</text:p>
          </table:table-cell>
          <table:table-cell table:formula="of:=AND([.E801];[.F801])" office:value-type="boolean" office:boolean-value="false" calcext:value-type="boolean">
            <text:p>FALSE</text:p>
          </table:table-cell>
          <table:table-cell table:formula="of:=OR([.E801];[.F80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table:formula="of:=AND(AND([.C802]&gt;=[.A802]; [.C802]&lt;=[.B802]);AND([.D802]&gt;=[.A802]; [.D802]&lt;=[.B802]))" office:value-type="boolean" office:boolean-value="false" calcext:value-type="boolean">
            <text:p>FALSE</text:p>
          </table:table-cell>
          <table:table-cell table:formula="of:=AND(AND([.A802]&gt;=[.C802]; [.A802]&lt;=[.D802]);AND([.B802]&gt;=[.C802]; [.B802]&lt;=[.D802]))" office:value-type="boolean" office:boolean-value="true" calcext:value-type="boolean">
            <text:p>TRUE</text:p>
          </table:table-cell>
          <table:table-cell table:formula="of:=AND([.E802];[.F802])" office:value-type="boolean" office:boolean-value="false" calcext:value-type="boolean">
            <text:p>FALSE</text:p>
          </table:table-cell>
          <table:table-cell table:formula="of:=OR([.E802];[.F80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formula="of:=AND(AND([.C803]&gt;=[.A803]; [.C803]&lt;=[.B803]);AND([.D803]&gt;=[.A803]; [.D803]&lt;=[.B803]))" office:value-type="boolean" office:boolean-value="false" calcext:value-type="boolean">
            <text:p>FALSE</text:p>
          </table:table-cell>
          <table:table-cell table:formula="of:=AND(AND([.A803]&gt;=[.C803]; [.A803]&lt;=[.D803]);AND([.B803]&gt;=[.C803]; [.B803]&lt;=[.D803]))" office:value-type="boolean" office:boolean-value="false" calcext:value-type="boolean">
            <text:p>FALSE</text:p>
          </table:table-cell>
          <table:table-cell table:formula="of:=AND([.E803];[.F803])" office:value-type="boolean" office:boolean-value="false" calcext:value-type="boolean">
            <text:p>FALSE</text:p>
          </table:table-cell>
          <table:table-cell table:formula="of:=OR([.E803];[.F80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table:formula="of:=AND(AND([.C804]&gt;=[.A804]; [.C804]&lt;=[.B804]);AND([.D804]&gt;=[.A804]; [.D804]&lt;=[.B804]))" office:value-type="boolean" office:boolean-value="false" calcext:value-type="boolean">
            <text:p>FALSE</text:p>
          </table:table-cell>
          <table:table-cell table:formula="of:=AND(AND([.A804]&gt;=[.C804]; [.A804]&lt;=[.D804]);AND([.B804]&gt;=[.C804]; [.B804]&lt;=[.D804]))" office:value-type="boolean" office:boolean-value="true" calcext:value-type="boolean">
            <text:p>TRUE</text:p>
          </table:table-cell>
          <table:table-cell table:formula="of:=AND([.E804];[.F804])" office:value-type="boolean" office:boolean-value="false" calcext:value-type="boolean">
            <text:p>FALSE</text:p>
          </table:table-cell>
          <table:table-cell table:formula="of:=OR([.E804];[.F80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table:formula="of:=AND(AND([.C805]&gt;=[.A805]; [.C805]&lt;=[.B805]);AND([.D805]&gt;=[.A805]; [.D805]&lt;=[.B805]))" office:value-type="boolean" office:boolean-value="false" calcext:value-type="boolean">
            <text:p>FALSE</text:p>
          </table:table-cell>
          <table:table-cell table:formula="of:=AND(AND([.A805]&gt;=[.C805]; [.A805]&lt;=[.D805]);AND([.B805]&gt;=[.C805]; [.B805]&lt;=[.D805]))" office:value-type="boolean" office:boolean-value="false" calcext:value-type="boolean">
            <text:p>FALSE</text:p>
          </table:table-cell>
          <table:table-cell table:formula="of:=AND([.E805];[.F805])" office:value-type="boolean" office:boolean-value="false" calcext:value-type="boolean">
            <text:p>FALSE</text:p>
          </table:table-cell>
          <table:table-cell table:formula="of:=OR([.E805];[.F80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formula="of:=AND(AND([.C806]&gt;=[.A806]; [.C806]&lt;=[.B806]);AND([.D806]&gt;=[.A806]; [.D806]&lt;=[.B806]))" office:value-type="boolean" office:boolean-value="false" calcext:value-type="boolean">
            <text:p>FALSE</text:p>
          </table:table-cell>
          <table:table-cell table:formula="of:=AND(AND([.A806]&gt;=[.C806]; [.A806]&lt;=[.D806]);AND([.B806]&gt;=[.C806]; [.B806]&lt;=[.D806]))" office:value-type="boolean" office:boolean-value="false" calcext:value-type="boolean">
            <text:p>FALSE</text:p>
          </table:table-cell>
          <table:table-cell table:formula="of:=AND([.E806];[.F806])" office:value-type="boolean" office:boolean-value="false" calcext:value-type="boolean">
            <text:p>FALSE</text:p>
          </table:table-cell>
          <table:table-cell table:formula="of:=OR([.E806];[.F80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AND(AND([.C807]&gt;=[.A807]; [.C807]&lt;=[.B807]);AND([.D807]&gt;=[.A807]; [.D807]&lt;=[.B807]))" office:value-type="boolean" office:boolean-value="false" calcext:value-type="boolean">
            <text:p>FALSE</text:p>
          </table:table-cell>
          <table:table-cell table:formula="of:=AND(AND([.A807]&gt;=[.C807]; [.A807]&lt;=[.D807]);AND([.B807]&gt;=[.C807]; [.B807]&lt;=[.D807]))" office:value-type="boolean" office:boolean-value="false" calcext:value-type="boolean">
            <text:p>FALSE</text:p>
          </table:table-cell>
          <table:table-cell table:formula="of:=AND([.E807];[.F807])" office:value-type="boolean" office:boolean-value="false" calcext:value-type="boolean">
            <text:p>FALSE</text:p>
          </table:table-cell>
          <table:table-cell table:formula="of:=OR([.E807];[.F80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formula="of:=AND(AND([.C808]&gt;=[.A808]; [.C808]&lt;=[.B808]);AND([.D808]&gt;=[.A808]; [.D808]&lt;=[.B808]))" office:value-type="boolean" office:boolean-value="true" calcext:value-type="boolean">
            <text:p>TRUE</text:p>
          </table:table-cell>
          <table:table-cell table:formula="of:=AND(AND([.A808]&gt;=[.C808]; [.A808]&lt;=[.D808]);AND([.B808]&gt;=[.C808]; [.B808]&lt;=[.D808]))" office:value-type="boolean" office:boolean-value="false" calcext:value-type="boolean">
            <text:p>FALSE</text:p>
          </table:table-cell>
          <table:table-cell table:formula="of:=AND([.E808];[.F808])" office:value-type="boolean" office:boolean-value="false" calcext:value-type="boolean">
            <text:p>FALSE</text:p>
          </table:table-cell>
          <table:table-cell table:formula="of:=OR([.E808];[.F80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formula="of:=AND(AND([.C809]&gt;=[.A809]; [.C809]&lt;=[.B809]);AND([.D809]&gt;=[.A809]; [.D809]&lt;=[.B809]))" office:value-type="boolean" office:boolean-value="true" calcext:value-type="boolean">
            <text:p>TRUE</text:p>
          </table:table-cell>
          <table:table-cell table:formula="of:=AND(AND([.A809]&gt;=[.C809]; [.A809]&lt;=[.D809]);AND([.B809]&gt;=[.C809]; [.B809]&lt;=[.D809]))" office:value-type="boolean" office:boolean-value="false" calcext:value-type="boolean">
            <text:p>FALSE</text:p>
          </table:table-cell>
          <table:table-cell table:formula="of:=AND([.E809];[.F809])" office:value-type="boolean" office:boolean-value="false" calcext:value-type="boolean">
            <text:p>FALSE</text:p>
          </table:table-cell>
          <table:table-cell table:formula="of:=OR([.E809];[.F80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formula="of:=AND(AND([.C810]&gt;=[.A810]; [.C810]&lt;=[.B810]);AND([.D810]&gt;=[.A810]; [.D810]&lt;=[.B810]))" office:value-type="boolean" office:boolean-value="true" calcext:value-type="boolean">
            <text:p>TRUE</text:p>
          </table:table-cell>
          <table:table-cell table:formula="of:=AND(AND([.A810]&gt;=[.C810]; [.A810]&lt;=[.D810]);AND([.B810]&gt;=[.C810]; [.B810]&lt;=[.D810]))" office:value-type="boolean" office:boolean-value="false" calcext:value-type="boolean">
            <text:p>FALSE</text:p>
          </table:table-cell>
          <table:table-cell table:formula="of:=AND([.E810];[.F810])" office:value-type="boolean" office:boolean-value="false" calcext:value-type="boolean">
            <text:p>FALSE</text:p>
          </table:table-cell>
          <table:table-cell table:formula="of:=OR([.E810];[.F81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table:formula="of:=AND(AND([.C811]&gt;=[.A811]; [.C811]&lt;=[.B811]);AND([.D811]&gt;=[.A811]; [.D811]&lt;=[.B811]))" office:value-type="boolean" office:boolean-value="false" calcext:value-type="boolean">
            <text:p>FALSE</text:p>
          </table:table-cell>
          <table:table-cell table:formula="of:=AND(AND([.A811]&gt;=[.C811]; [.A811]&lt;=[.D811]);AND([.B811]&gt;=[.C811]; [.B811]&lt;=[.D811]))" office:value-type="boolean" office:boolean-value="true" calcext:value-type="boolean">
            <text:p>TRUE</text:p>
          </table:table-cell>
          <table:table-cell table:formula="of:=AND([.E811];[.F811])" office:value-type="boolean" office:boolean-value="false" calcext:value-type="boolean">
            <text:p>FALSE</text:p>
          </table:table-cell>
          <table:table-cell table:formula="of:=OR([.E811];[.F81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AND(AND([.C812]&gt;=[.A812]; [.C812]&lt;=[.B812]);AND([.D812]&gt;=[.A812]; [.D812]&lt;=[.B812]))" office:value-type="boolean" office:boolean-value="true" calcext:value-type="boolean">
            <text:p>TRUE</text:p>
          </table:table-cell>
          <table:table-cell table:formula="of:=AND(AND([.A812]&gt;=[.C812]; [.A812]&lt;=[.D812]);AND([.B812]&gt;=[.C812]; [.B812]&lt;=[.D812]))" office:value-type="boolean" office:boolean-value="false" calcext:value-type="boolean">
            <text:p>FALSE</text:p>
          </table:table-cell>
          <table:table-cell table:formula="of:=AND([.E812];[.F812])" office:value-type="boolean" office:boolean-value="false" calcext:value-type="boolean">
            <text:p>FALSE</text:p>
          </table:table-cell>
          <table:table-cell table:formula="of:=OR([.E812];[.F81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formula="of:=AND(AND([.C813]&gt;=[.A813]; [.C813]&lt;=[.B813]);AND([.D813]&gt;=[.A813]; [.D813]&lt;=[.B813]))" office:value-type="boolean" office:boolean-value="false" calcext:value-type="boolean">
            <text:p>FALSE</text:p>
          </table:table-cell>
          <table:table-cell table:formula="of:=AND(AND([.A813]&gt;=[.C813]; [.A813]&lt;=[.D813]);AND([.B813]&gt;=[.C813]; [.B813]&lt;=[.D813]))" office:value-type="boolean" office:boolean-value="true" calcext:value-type="boolean">
            <text:p>TRUE</text:p>
          </table:table-cell>
          <table:table-cell table:formula="of:=AND([.E813];[.F813])" office:value-type="boolean" office:boolean-value="false" calcext:value-type="boolean">
            <text:p>FALSE</text:p>
          </table:table-cell>
          <table:table-cell table:formula="of:=OR([.E813];[.F81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formula="of:=AND(AND([.C814]&gt;=[.A814]; [.C814]&lt;=[.B814]);AND([.D814]&gt;=[.A814]; [.D814]&lt;=[.B814]))" office:value-type="boolean" office:boolean-value="false" calcext:value-type="boolean">
            <text:p>FALSE</text:p>
          </table:table-cell>
          <table:table-cell table:formula="of:=AND(AND([.A814]&gt;=[.C814]; [.A814]&lt;=[.D814]);AND([.B814]&gt;=[.C814]; [.B814]&lt;=[.D814]))" office:value-type="boolean" office:boolean-value="false" calcext:value-type="boolean">
            <text:p>FALSE</text:p>
          </table:table-cell>
          <table:table-cell table:formula="of:=AND([.E814];[.F814])" office:value-type="boolean" office:boolean-value="false" calcext:value-type="boolean">
            <text:p>FALSE</text:p>
          </table:table-cell>
          <table:table-cell table:formula="of:=OR([.E814];[.F81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table:formula="of:=AND(AND([.C815]&gt;=[.A815]; [.C815]&lt;=[.B815]);AND([.D815]&gt;=[.A815]; [.D815]&lt;=[.B815]))" office:value-type="boolean" office:boolean-value="true" calcext:value-type="boolean">
            <text:p>TRUE</text:p>
          </table:table-cell>
          <table:table-cell table:formula="of:=AND(AND([.A815]&gt;=[.C815]; [.A815]&lt;=[.D815]);AND([.B815]&gt;=[.C815]; [.B815]&lt;=[.D815]))" office:value-type="boolean" office:boolean-value="false" calcext:value-type="boolean">
            <text:p>FALSE</text:p>
          </table:table-cell>
          <table:table-cell table:formula="of:=AND([.E815];[.F815])" office:value-type="boolean" office:boolean-value="false" calcext:value-type="boolean">
            <text:p>FALSE</text:p>
          </table:table-cell>
          <table:table-cell table:formula="of:=OR([.E815];[.F81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formula="of:=AND(AND([.C816]&gt;=[.A816]; [.C816]&lt;=[.B816]);AND([.D816]&gt;=[.A816]; [.D816]&lt;=[.B816]))" office:value-type="boolean" office:boolean-value="false" calcext:value-type="boolean">
            <text:p>FALSE</text:p>
          </table:table-cell>
          <table:table-cell table:formula="of:=AND(AND([.A816]&gt;=[.C816]; [.A816]&lt;=[.D816]);AND([.B816]&gt;=[.C816]; [.B816]&lt;=[.D816]))" office:value-type="boolean" office:boolean-value="true" calcext:value-type="boolean">
            <text:p>TRUE</text:p>
          </table:table-cell>
          <table:table-cell table:formula="of:=AND([.E816];[.F816])" office:value-type="boolean" office:boolean-value="false" calcext:value-type="boolean">
            <text:p>FALSE</text:p>
          </table:table-cell>
          <table:table-cell table:formula="of:=OR([.E816];[.F81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formula="of:=AND(AND([.C817]&gt;=[.A817]; [.C817]&lt;=[.B817]);AND([.D817]&gt;=[.A817]; [.D817]&lt;=[.B817]))" office:value-type="boolean" office:boolean-value="false" calcext:value-type="boolean">
            <text:p>FALSE</text:p>
          </table:table-cell>
          <table:table-cell table:formula="of:=AND(AND([.A817]&gt;=[.C817]; [.A817]&lt;=[.D817]);AND([.B817]&gt;=[.C817]; [.B817]&lt;=[.D817]))" office:value-type="boolean" office:boolean-value="true" calcext:value-type="boolean">
            <text:p>TRUE</text:p>
          </table:table-cell>
          <table:table-cell table:formula="of:=AND([.E817];[.F817])" office:value-type="boolean" office:boolean-value="false" calcext:value-type="boolean">
            <text:p>FALSE</text:p>
          </table:table-cell>
          <table:table-cell table:formula="of:=OR([.E817];[.F81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formula="of:=AND(AND([.C818]&gt;=[.A818]; [.C818]&lt;=[.B818]);AND([.D818]&gt;=[.A818]; [.D818]&lt;=[.B818]))" office:value-type="boolean" office:boolean-value="false" calcext:value-type="boolean">
            <text:p>FALSE</text:p>
          </table:table-cell>
          <table:table-cell table:formula="of:=AND(AND([.A818]&gt;=[.C818]; [.A818]&lt;=[.D818]);AND([.B818]&gt;=[.C818]; [.B818]&lt;=[.D818]))" office:value-type="boolean" office:boolean-value="false" calcext:value-type="boolean">
            <text:p>FALSE</text:p>
          </table:table-cell>
          <table:table-cell table:formula="of:=AND([.E818];[.F818])" office:value-type="boolean" office:boolean-value="false" calcext:value-type="boolean">
            <text:p>FALSE</text:p>
          </table:table-cell>
          <table:table-cell table:formula="of:=OR([.E818];[.F81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formula="of:=AND(AND([.C819]&gt;=[.A819]; [.C819]&lt;=[.B819]);AND([.D819]&gt;=[.A819]; [.D819]&lt;=[.B819]))" office:value-type="boolean" office:boolean-value="false" calcext:value-type="boolean">
            <text:p>FALSE</text:p>
          </table:table-cell>
          <table:table-cell table:formula="of:=AND(AND([.A819]&gt;=[.C819]; [.A819]&lt;=[.D819]);AND([.B819]&gt;=[.C819]; [.B819]&lt;=[.D819]))" office:value-type="boolean" office:boolean-value="false" calcext:value-type="boolean">
            <text:p>FALSE</text:p>
          </table:table-cell>
          <table:table-cell table:formula="of:=AND([.E819];[.F819])" office:value-type="boolean" office:boolean-value="false" calcext:value-type="boolean">
            <text:p>FALSE</text:p>
          </table:table-cell>
          <table:table-cell table:formula="of:=OR([.E819];[.F81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AND(AND([.C820]&gt;=[.A820]; [.C820]&lt;=[.B820]);AND([.D820]&gt;=[.A820]; [.D820]&lt;=[.B820]))" office:value-type="boolean" office:boolean-value="false" calcext:value-type="boolean">
            <text:p>FALSE</text:p>
          </table:table-cell>
          <table:table-cell table:formula="of:=AND(AND([.A820]&gt;=[.C820]; [.A820]&lt;=[.D820]);AND([.B820]&gt;=[.C820]; [.B820]&lt;=[.D820]))" office:value-type="boolean" office:boolean-value="true" calcext:value-type="boolean">
            <text:p>TRUE</text:p>
          </table:table-cell>
          <table:table-cell table:formula="of:=AND([.E820];[.F820])" office:value-type="boolean" office:boolean-value="false" calcext:value-type="boolean">
            <text:p>FALSE</text:p>
          </table:table-cell>
          <table:table-cell table:formula="of:=OR([.E820];[.F82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AND(AND([.C821]&gt;=[.A821]; [.C821]&lt;=[.B821]);AND([.D821]&gt;=[.A821]; [.D821]&lt;=[.B821]))" office:value-type="boolean" office:boolean-value="false" calcext:value-type="boolean">
            <text:p>FALSE</text:p>
          </table:table-cell>
          <table:table-cell table:formula="of:=AND(AND([.A821]&gt;=[.C821]; [.A821]&lt;=[.D821]);AND([.B821]&gt;=[.C821]; [.B821]&lt;=[.D821]))" office:value-type="boolean" office:boolean-value="false" calcext:value-type="boolean">
            <text:p>FALSE</text:p>
          </table:table-cell>
          <table:table-cell table:formula="of:=AND([.E821];[.F821])" office:value-type="boolean" office:boolean-value="false" calcext:value-type="boolean">
            <text:p>FALSE</text:p>
          </table:table-cell>
          <table:table-cell table:formula="of:=OR([.E821];[.F82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AND(AND([.C822]&gt;=[.A822]; [.C822]&lt;=[.B822]);AND([.D822]&gt;=[.A822]; [.D822]&lt;=[.B822]))" office:value-type="boolean" office:boolean-value="false" calcext:value-type="boolean">
            <text:p>FALSE</text:p>
          </table:table-cell>
          <table:table-cell table:formula="of:=AND(AND([.A822]&gt;=[.C822]; [.A822]&lt;=[.D822]);AND([.B822]&gt;=[.C822]; [.B822]&lt;=[.D822]))" office:value-type="boolean" office:boolean-value="false" calcext:value-type="boolean">
            <text:p>FALSE</text:p>
          </table:table-cell>
          <table:table-cell table:formula="of:=AND([.E822];[.F822])" office:value-type="boolean" office:boolean-value="false" calcext:value-type="boolean">
            <text:p>FALSE</text:p>
          </table:table-cell>
          <table:table-cell table:formula="of:=OR([.E822];[.F82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formula="of:=AND(AND([.C823]&gt;=[.A823]; [.C823]&lt;=[.B823]);AND([.D823]&gt;=[.A823]; [.D823]&lt;=[.B823]))" office:value-type="boolean" office:boolean-value="true" calcext:value-type="boolean">
            <text:p>TRUE</text:p>
          </table:table-cell>
          <table:table-cell table:formula="of:=AND(AND([.A823]&gt;=[.C823]; [.A823]&lt;=[.D823]);AND([.B823]&gt;=[.C823]; [.B823]&lt;=[.D823]))" office:value-type="boolean" office:boolean-value="true" calcext:value-type="boolean">
            <text:p>TRUE</text:p>
          </table:table-cell>
          <table:table-cell table:formula="of:=AND([.E823];[.F823])" office:value-type="boolean" office:boolean-value="true" calcext:value-type="boolean">
            <text:p>TRUE</text:p>
          </table:table-cell>
          <table:table-cell table:formula="of:=OR([.E823];[.F82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formula="of:=AND(AND([.C824]&gt;=[.A824]; [.C824]&lt;=[.B824]);AND([.D824]&gt;=[.A824]; [.D824]&lt;=[.B824]))" office:value-type="boolean" office:boolean-value="false" calcext:value-type="boolean">
            <text:p>FALSE</text:p>
          </table:table-cell>
          <table:table-cell table:formula="of:=AND(AND([.A824]&gt;=[.C824]; [.A824]&lt;=[.D824]);AND([.B824]&gt;=[.C824]; [.B824]&lt;=[.D824]))" office:value-type="boolean" office:boolean-value="true" calcext:value-type="boolean">
            <text:p>TRUE</text:p>
          </table:table-cell>
          <table:table-cell table:formula="of:=AND([.E824];[.F824])" office:value-type="boolean" office:boolean-value="false" calcext:value-type="boolean">
            <text:p>FALSE</text:p>
          </table:table-cell>
          <table:table-cell table:formula="of:=OR([.E824];[.F82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table:formula="of:=AND(AND([.C825]&gt;=[.A825]; [.C825]&lt;=[.B825]);AND([.D825]&gt;=[.A825]; [.D825]&lt;=[.B825]))" office:value-type="boolean" office:boolean-value="false" calcext:value-type="boolean">
            <text:p>FALSE</text:p>
          </table:table-cell>
          <table:table-cell table:formula="of:=AND(AND([.A825]&gt;=[.C825]; [.A825]&lt;=[.D825]);AND([.B825]&gt;=[.C825]; [.B825]&lt;=[.D825]))" office:value-type="boolean" office:boolean-value="false" calcext:value-type="boolean">
            <text:p>FALSE</text:p>
          </table:table-cell>
          <table:table-cell table:formula="of:=AND([.E825];[.F825])" office:value-type="boolean" office:boolean-value="false" calcext:value-type="boolean">
            <text:p>FALSE</text:p>
          </table:table-cell>
          <table:table-cell table:formula="of:=OR([.E825];[.F82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formula="of:=AND(AND([.C826]&gt;=[.A826]; [.C826]&lt;=[.B826]);AND([.D826]&gt;=[.A826]; [.D826]&lt;=[.B826]))" office:value-type="boolean" office:boolean-value="false" calcext:value-type="boolean">
            <text:p>FALSE</text:p>
          </table:table-cell>
          <table:table-cell table:formula="of:=AND(AND([.A826]&gt;=[.C826]; [.A826]&lt;=[.D826]);AND([.B826]&gt;=[.C826]; [.B826]&lt;=[.D826]))" office:value-type="boolean" office:boolean-value="true" calcext:value-type="boolean">
            <text:p>TRUE</text:p>
          </table:table-cell>
          <table:table-cell table:formula="of:=AND([.E826];[.F826])" office:value-type="boolean" office:boolean-value="false" calcext:value-type="boolean">
            <text:p>FALSE</text:p>
          </table:table-cell>
          <table:table-cell table:formula="of:=OR([.E826];[.F82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formula="of:=AND(AND([.C827]&gt;=[.A827]; [.C827]&lt;=[.B827]);AND([.D827]&gt;=[.A827]; [.D827]&lt;=[.B827]))" office:value-type="boolean" office:boolean-value="true" calcext:value-type="boolean">
            <text:p>TRUE</text:p>
          </table:table-cell>
          <table:table-cell table:formula="of:=AND(AND([.A827]&gt;=[.C827]; [.A827]&lt;=[.D827]);AND([.B827]&gt;=[.C827]; [.B827]&lt;=[.D827]))" office:value-type="boolean" office:boolean-value="false" calcext:value-type="boolean">
            <text:p>FALSE</text:p>
          </table:table-cell>
          <table:table-cell table:formula="of:=AND([.E827];[.F827])" office:value-type="boolean" office:boolean-value="false" calcext:value-type="boolean">
            <text:p>FALSE</text:p>
          </table:table-cell>
          <table:table-cell table:formula="of:=OR([.E827];[.F82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table:formula="of:=AND(AND([.C828]&gt;=[.A828]; [.C828]&lt;=[.B828]);AND([.D828]&gt;=[.A828]; [.D828]&lt;=[.B828]))" office:value-type="boolean" office:boolean-value="false" calcext:value-type="boolean">
            <text:p>FALSE</text:p>
          </table:table-cell>
          <table:table-cell table:formula="of:=AND(AND([.A828]&gt;=[.C828]; [.A828]&lt;=[.D828]);AND([.B828]&gt;=[.C828]; [.B828]&lt;=[.D828]))" office:value-type="boolean" office:boolean-value="false" calcext:value-type="boolean">
            <text:p>FALSE</text:p>
          </table:table-cell>
          <table:table-cell table:formula="of:=AND([.E828];[.F828])" office:value-type="boolean" office:boolean-value="false" calcext:value-type="boolean">
            <text:p>FALSE</text:p>
          </table:table-cell>
          <table:table-cell table:formula="of:=OR([.E828];[.F82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AND(AND([.C829]&gt;=[.A829]; [.C829]&lt;=[.B829]);AND([.D829]&gt;=[.A829]; [.D829]&lt;=[.B829]))" office:value-type="boolean" office:boolean-value="true" calcext:value-type="boolean">
            <text:p>TRUE</text:p>
          </table:table-cell>
          <table:table-cell table:formula="of:=AND(AND([.A829]&gt;=[.C829]; [.A829]&lt;=[.D829]);AND([.B829]&gt;=[.C829]; [.B829]&lt;=[.D829]))" office:value-type="boolean" office:boolean-value="false" calcext:value-type="boolean">
            <text:p>FALSE</text:p>
          </table:table-cell>
          <table:table-cell table:formula="of:=AND([.E829];[.F829])" office:value-type="boolean" office:boolean-value="false" calcext:value-type="boolean">
            <text:p>FALSE</text:p>
          </table:table-cell>
          <table:table-cell table:formula="of:=OR([.E829];[.F82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formula="of:=AND(AND([.C830]&gt;=[.A830]; [.C830]&lt;=[.B830]);AND([.D830]&gt;=[.A830]; [.D830]&lt;=[.B830]))" office:value-type="boolean" office:boolean-value="false" calcext:value-type="boolean">
            <text:p>FALSE</text:p>
          </table:table-cell>
          <table:table-cell table:formula="of:=AND(AND([.A830]&gt;=[.C830]; [.A830]&lt;=[.D830]);AND([.B830]&gt;=[.C830]; [.B830]&lt;=[.D830]))" office:value-type="boolean" office:boolean-value="true" calcext:value-type="boolean">
            <text:p>TRUE</text:p>
          </table:table-cell>
          <table:table-cell table:formula="of:=AND([.E830];[.F830])" office:value-type="boolean" office:boolean-value="false" calcext:value-type="boolean">
            <text:p>FALSE</text:p>
          </table:table-cell>
          <table:table-cell table:formula="of:=OR([.E830];[.F83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formula="of:=AND(AND([.C831]&gt;=[.A831]; [.C831]&lt;=[.B831]);AND([.D831]&gt;=[.A831]; [.D831]&lt;=[.B831]))" office:value-type="boolean" office:boolean-value="true" calcext:value-type="boolean">
            <text:p>TRUE</text:p>
          </table:table-cell>
          <table:table-cell table:formula="of:=AND(AND([.A831]&gt;=[.C831]; [.A831]&lt;=[.D831]);AND([.B831]&gt;=[.C831]; [.B831]&lt;=[.D831]))" office:value-type="boolean" office:boolean-value="false" calcext:value-type="boolean">
            <text:p>FALSE</text:p>
          </table:table-cell>
          <table:table-cell table:formula="of:=AND([.E831];[.F831])" office:value-type="boolean" office:boolean-value="false" calcext:value-type="boolean">
            <text:p>FALSE</text:p>
          </table:table-cell>
          <table:table-cell table:formula="of:=OR([.E831];[.F83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formula="of:=AND(AND([.C832]&gt;=[.A832]; [.C832]&lt;=[.B832]);AND([.D832]&gt;=[.A832]; [.D832]&lt;=[.B832]))" office:value-type="boolean" office:boolean-value="false" calcext:value-type="boolean">
            <text:p>FALSE</text:p>
          </table:table-cell>
          <table:table-cell table:formula="of:=AND(AND([.A832]&gt;=[.C832]; [.A832]&lt;=[.D832]);AND([.B832]&gt;=[.C832]; [.B832]&lt;=[.D832]))" office:value-type="boolean" office:boolean-value="false" calcext:value-type="boolean">
            <text:p>FALSE</text:p>
          </table:table-cell>
          <table:table-cell table:formula="of:=AND([.E832];[.F832])" office:value-type="boolean" office:boolean-value="false" calcext:value-type="boolean">
            <text:p>FALSE</text:p>
          </table:table-cell>
          <table:table-cell table:formula="of:=OR([.E832];[.F83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formula="of:=AND(AND([.C833]&gt;=[.A833]; [.C833]&lt;=[.B833]);AND([.D833]&gt;=[.A833]; [.D833]&lt;=[.B833]))" office:value-type="boolean" office:boolean-value="true" calcext:value-type="boolean">
            <text:p>TRUE</text:p>
          </table:table-cell>
          <table:table-cell table:formula="of:=AND(AND([.A833]&gt;=[.C833]; [.A833]&lt;=[.D833]);AND([.B833]&gt;=[.C833]; [.B833]&lt;=[.D833]))" office:value-type="boolean" office:boolean-value="false" calcext:value-type="boolean">
            <text:p>FALSE</text:p>
          </table:table-cell>
          <table:table-cell table:formula="of:=AND([.E833];[.F833])" office:value-type="boolean" office:boolean-value="false" calcext:value-type="boolean">
            <text:p>FALSE</text:p>
          </table:table-cell>
          <table:table-cell table:formula="of:=OR([.E833];[.F83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formula="of:=AND(AND([.C834]&gt;=[.A834]; [.C834]&lt;=[.B834]);AND([.D834]&gt;=[.A834]; [.D834]&lt;=[.B834]))" office:value-type="boolean" office:boolean-value="true" calcext:value-type="boolean">
            <text:p>TRUE</text:p>
          </table:table-cell>
          <table:table-cell table:formula="of:=AND(AND([.A834]&gt;=[.C834]; [.A834]&lt;=[.D834]);AND([.B834]&gt;=[.C834]; [.B834]&lt;=[.D834]))" office:value-type="boolean" office:boolean-value="false" calcext:value-type="boolean">
            <text:p>FALSE</text:p>
          </table:table-cell>
          <table:table-cell table:formula="of:=AND([.E834];[.F834])" office:value-type="boolean" office:boolean-value="false" calcext:value-type="boolean">
            <text:p>FALSE</text:p>
          </table:table-cell>
          <table:table-cell table:formula="of:=OR([.E834];[.F83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table:formula="of:=AND(AND([.C835]&gt;=[.A835]; [.C835]&lt;=[.B835]);AND([.D835]&gt;=[.A835]; [.D835]&lt;=[.B835]))" office:value-type="boolean" office:boolean-value="false" calcext:value-type="boolean">
            <text:p>FALSE</text:p>
          </table:table-cell>
          <table:table-cell table:formula="of:=AND(AND([.A835]&gt;=[.C835]; [.A835]&lt;=[.D835]);AND([.B835]&gt;=[.C835]; [.B835]&lt;=[.D835]))" office:value-type="boolean" office:boolean-value="false" calcext:value-type="boolean">
            <text:p>FALSE</text:p>
          </table:table-cell>
          <table:table-cell table:formula="of:=AND([.E835];[.F835])" office:value-type="boolean" office:boolean-value="false" calcext:value-type="boolean">
            <text:p>FALSE</text:p>
          </table:table-cell>
          <table:table-cell table:formula="of:=OR([.E835];[.F83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table:formula="of:=AND(AND([.C836]&gt;=[.A836]; [.C836]&lt;=[.B836]);AND([.D836]&gt;=[.A836]; [.D836]&lt;=[.B836]))" office:value-type="boolean" office:boolean-value="false" calcext:value-type="boolean">
            <text:p>FALSE</text:p>
          </table:table-cell>
          <table:table-cell table:formula="of:=AND(AND([.A836]&gt;=[.C836]; [.A836]&lt;=[.D836]);AND([.B836]&gt;=[.C836]; [.B836]&lt;=[.D836]))" office:value-type="boolean" office:boolean-value="false" calcext:value-type="boolean">
            <text:p>FALSE</text:p>
          </table:table-cell>
          <table:table-cell table:formula="of:=AND([.E836];[.F836])" office:value-type="boolean" office:boolean-value="false" calcext:value-type="boolean">
            <text:p>FALSE</text:p>
          </table:table-cell>
          <table:table-cell table:formula="of:=OR([.E836];[.F83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formula="of:=AND(AND([.C837]&gt;=[.A837]; [.C837]&lt;=[.B837]);AND([.D837]&gt;=[.A837]; [.D837]&lt;=[.B837]))" office:value-type="boolean" office:boolean-value="true" calcext:value-type="boolean">
            <text:p>TRUE</text:p>
          </table:table-cell>
          <table:table-cell table:formula="of:=AND(AND([.A837]&gt;=[.C837]; [.A837]&lt;=[.D837]);AND([.B837]&gt;=[.C837]; [.B837]&lt;=[.D837]))" office:value-type="boolean" office:boolean-value="false" calcext:value-type="boolean">
            <text:p>FALSE</text:p>
          </table:table-cell>
          <table:table-cell table:formula="of:=AND([.E837];[.F837])" office:value-type="boolean" office:boolean-value="false" calcext:value-type="boolean">
            <text:p>FALSE</text:p>
          </table:table-cell>
          <table:table-cell table:formula="of:=OR([.E837];[.F83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AND(AND([.C838]&gt;=[.A838]; [.C838]&lt;=[.B838]);AND([.D838]&gt;=[.A838]; [.D838]&lt;=[.B838]))" office:value-type="boolean" office:boolean-value="false" calcext:value-type="boolean">
            <text:p>FALSE</text:p>
          </table:table-cell>
          <table:table-cell table:formula="of:=AND(AND([.A838]&gt;=[.C838]; [.A838]&lt;=[.D838]);AND([.B838]&gt;=[.C838]; [.B838]&lt;=[.D838]))" office:value-type="boolean" office:boolean-value="false" calcext:value-type="boolean">
            <text:p>FALSE</text:p>
          </table:table-cell>
          <table:table-cell table:formula="of:=AND([.E838];[.F838])" office:value-type="boolean" office:boolean-value="false" calcext:value-type="boolean">
            <text:p>FALSE</text:p>
          </table:table-cell>
          <table:table-cell table:formula="of:=OR([.E838];[.F83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table:formula="of:=AND(AND([.C839]&gt;=[.A839]; [.C839]&lt;=[.B839]);AND([.D839]&gt;=[.A839]; [.D839]&lt;=[.B839]))" office:value-type="boolean" office:boolean-value="false" calcext:value-type="boolean">
            <text:p>FALSE</text:p>
          </table:table-cell>
          <table:table-cell table:formula="of:=AND(AND([.A839]&gt;=[.C839]; [.A839]&lt;=[.D839]);AND([.B839]&gt;=[.C839]; [.B839]&lt;=[.D839]))" office:value-type="boolean" office:boolean-value="true" calcext:value-type="boolean">
            <text:p>TRUE</text:p>
          </table:table-cell>
          <table:table-cell table:formula="of:=AND([.E839];[.F839])" office:value-type="boolean" office:boolean-value="false" calcext:value-type="boolean">
            <text:p>FALSE</text:p>
          </table:table-cell>
          <table:table-cell table:formula="of:=OR([.E839];[.F83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table:formula="of:=AND(AND([.C840]&gt;=[.A840]; [.C840]&lt;=[.B840]);AND([.D840]&gt;=[.A840]; [.D840]&lt;=[.B840]))" office:value-type="boolean" office:boolean-value="false" calcext:value-type="boolean">
            <text:p>FALSE</text:p>
          </table:table-cell>
          <table:table-cell table:formula="of:=AND(AND([.A840]&gt;=[.C840]; [.A840]&lt;=[.D840]);AND([.B840]&gt;=[.C840]; [.B840]&lt;=[.D840]))" office:value-type="boolean" office:boolean-value="false" calcext:value-type="boolean">
            <text:p>FALSE</text:p>
          </table:table-cell>
          <table:table-cell table:formula="of:=AND([.E840];[.F840])" office:value-type="boolean" office:boolean-value="false" calcext:value-type="boolean">
            <text:p>FALSE</text:p>
          </table:table-cell>
          <table:table-cell table:formula="of:=OR([.E840];[.F84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table:formula="of:=AND(AND([.C841]&gt;=[.A841]; [.C841]&lt;=[.B841]);AND([.D841]&gt;=[.A841]; [.D841]&lt;=[.B841]))" office:value-type="boolean" office:boolean-value="false" calcext:value-type="boolean">
            <text:p>FALSE</text:p>
          </table:table-cell>
          <table:table-cell table:formula="of:=AND(AND([.A841]&gt;=[.C841]; [.A841]&lt;=[.D841]);AND([.B841]&gt;=[.C841]; [.B841]&lt;=[.D841]))" office:value-type="boolean" office:boolean-value="false" calcext:value-type="boolean">
            <text:p>FALSE</text:p>
          </table:table-cell>
          <table:table-cell table:formula="of:=AND([.E841];[.F841])" office:value-type="boolean" office:boolean-value="false" calcext:value-type="boolean">
            <text:p>FALSE</text:p>
          </table:table-cell>
          <table:table-cell table:formula="of:=OR([.E841];[.F84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formula="of:=AND(AND([.C842]&gt;=[.A842]; [.C842]&lt;=[.B842]);AND([.D842]&gt;=[.A842]; [.D842]&lt;=[.B842]))" office:value-type="boolean" office:boolean-value="false" calcext:value-type="boolean">
            <text:p>FALSE</text:p>
          </table:table-cell>
          <table:table-cell table:formula="of:=AND(AND([.A842]&gt;=[.C842]; [.A842]&lt;=[.D842]);AND([.B842]&gt;=[.C842]; [.B842]&lt;=[.D842]))" office:value-type="boolean" office:boolean-value="false" calcext:value-type="boolean">
            <text:p>FALSE</text:p>
          </table:table-cell>
          <table:table-cell table:formula="of:=AND([.E842];[.F842])" office:value-type="boolean" office:boolean-value="false" calcext:value-type="boolean">
            <text:p>FALSE</text:p>
          </table:table-cell>
          <table:table-cell table:formula="of:=OR([.E842];[.F84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table:formula="of:=AND(AND([.C843]&gt;=[.A843]; [.C843]&lt;=[.B843]);AND([.D843]&gt;=[.A843]; [.D843]&lt;=[.B843]))" office:value-type="boolean" office:boolean-value="false" calcext:value-type="boolean">
            <text:p>FALSE</text:p>
          </table:table-cell>
          <table:table-cell table:formula="of:=AND(AND([.A843]&gt;=[.C843]; [.A843]&lt;=[.D843]);AND([.B843]&gt;=[.C843]; [.B843]&lt;=[.D843]))" office:value-type="boolean" office:boolean-value="false" calcext:value-type="boolean">
            <text:p>FALSE</text:p>
          </table:table-cell>
          <table:table-cell table:formula="of:=AND([.E843];[.F843])" office:value-type="boolean" office:boolean-value="false" calcext:value-type="boolean">
            <text:p>FALSE</text:p>
          </table:table-cell>
          <table:table-cell table:formula="of:=OR([.E843];[.F84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AND(AND([.C844]&gt;=[.A844]; [.C844]&lt;=[.B844]);AND([.D844]&gt;=[.A844]; [.D844]&lt;=[.B844]))" office:value-type="boolean" office:boolean-value="false" calcext:value-type="boolean">
            <text:p>FALSE</text:p>
          </table:table-cell>
          <table:table-cell table:formula="of:=AND(AND([.A844]&gt;=[.C844]; [.A844]&lt;=[.D844]);AND([.B844]&gt;=[.C844]; [.B844]&lt;=[.D844]))" office:value-type="boolean" office:boolean-value="false" calcext:value-type="boolean">
            <text:p>FALSE</text:p>
          </table:table-cell>
          <table:table-cell table:formula="of:=AND([.E844];[.F844])" office:value-type="boolean" office:boolean-value="false" calcext:value-type="boolean">
            <text:p>FALSE</text:p>
          </table:table-cell>
          <table:table-cell table:formula="of:=OR([.E844];[.F84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formula="of:=AND(AND([.C845]&gt;=[.A845]; [.C845]&lt;=[.B845]);AND([.D845]&gt;=[.A845]; [.D845]&lt;=[.B845]))" office:value-type="boolean" office:boolean-value="false" calcext:value-type="boolean">
            <text:p>FALSE</text:p>
          </table:table-cell>
          <table:table-cell table:formula="of:=AND(AND([.A845]&gt;=[.C845]; [.A845]&lt;=[.D845]);AND([.B845]&gt;=[.C845]; [.B845]&lt;=[.D845]))" office:value-type="boolean" office:boolean-value="false" calcext:value-type="boolean">
            <text:p>FALSE</text:p>
          </table:table-cell>
          <table:table-cell table:formula="of:=AND([.E845];[.F845])" office:value-type="boolean" office:boolean-value="false" calcext:value-type="boolean">
            <text:p>FALSE</text:p>
          </table:table-cell>
          <table:table-cell table:formula="of:=OR([.E845];[.F84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formula="of:=AND(AND([.C846]&gt;=[.A846]; [.C846]&lt;=[.B846]);AND([.D846]&gt;=[.A846]; [.D846]&lt;=[.B846]))" office:value-type="boolean" office:boolean-value="false" calcext:value-type="boolean">
            <text:p>FALSE</text:p>
          </table:table-cell>
          <table:table-cell table:formula="of:=AND(AND([.A846]&gt;=[.C846]; [.A846]&lt;=[.D846]);AND([.B846]&gt;=[.C846]; [.B846]&lt;=[.D846]))" office:value-type="boolean" office:boolean-value="true" calcext:value-type="boolean">
            <text:p>TRUE</text:p>
          </table:table-cell>
          <table:table-cell table:formula="of:=AND([.E846];[.F846])" office:value-type="boolean" office:boolean-value="false" calcext:value-type="boolean">
            <text:p>FALSE</text:p>
          </table:table-cell>
          <table:table-cell table:formula="of:=OR([.E846];[.F84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AND(AND([.C847]&gt;=[.A847]; [.C847]&lt;=[.B847]);AND([.D847]&gt;=[.A847]; [.D847]&lt;=[.B847]))" office:value-type="boolean" office:boolean-value="false" calcext:value-type="boolean">
            <text:p>FALSE</text:p>
          </table:table-cell>
          <table:table-cell table:formula="of:=AND(AND([.A847]&gt;=[.C847]; [.A847]&lt;=[.D847]);AND([.B847]&gt;=[.C847]; [.B847]&lt;=[.D847]))" office:value-type="boolean" office:boolean-value="false" calcext:value-type="boolean">
            <text:p>FALSE</text:p>
          </table:table-cell>
          <table:table-cell table:formula="of:=AND([.E847];[.F847])" office:value-type="boolean" office:boolean-value="false" calcext:value-type="boolean">
            <text:p>FALSE</text:p>
          </table:table-cell>
          <table:table-cell table:formula="of:=OR([.E847];[.F84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AND(AND([.C848]&gt;=[.A848]; [.C848]&lt;=[.B848]);AND([.D848]&gt;=[.A848]; [.D848]&lt;=[.B848]))" office:value-type="boolean" office:boolean-value="false" calcext:value-type="boolean">
            <text:p>FALSE</text:p>
          </table:table-cell>
          <table:table-cell table:formula="of:=AND(AND([.A848]&gt;=[.C848]; [.A848]&lt;=[.D848]);AND([.B848]&gt;=[.C848]; [.B848]&lt;=[.D848]))" office:value-type="boolean" office:boolean-value="true" calcext:value-type="boolean">
            <text:p>TRUE</text:p>
          </table:table-cell>
          <table:table-cell table:formula="of:=AND([.E848];[.F848])" office:value-type="boolean" office:boolean-value="false" calcext:value-type="boolean">
            <text:p>FALSE</text:p>
          </table:table-cell>
          <table:table-cell table:formula="of:=OR([.E848];[.F84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formula="of:=AND(AND([.C849]&gt;=[.A849]; [.C849]&lt;=[.B849]);AND([.D849]&gt;=[.A849]; [.D849]&lt;=[.B849]))" office:value-type="boolean" office:boolean-value="false" calcext:value-type="boolean">
            <text:p>FALSE</text:p>
          </table:table-cell>
          <table:table-cell table:formula="of:=AND(AND([.A849]&gt;=[.C849]; [.A849]&lt;=[.D849]);AND([.B849]&gt;=[.C849]; [.B849]&lt;=[.D849]))" office:value-type="boolean" office:boolean-value="true" calcext:value-type="boolean">
            <text:p>TRUE</text:p>
          </table:table-cell>
          <table:table-cell table:formula="of:=AND([.E849];[.F849])" office:value-type="boolean" office:boolean-value="false" calcext:value-type="boolean">
            <text:p>FALSE</text:p>
          </table:table-cell>
          <table:table-cell table:formula="of:=OR([.E849];[.F84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formula="of:=AND(AND([.C850]&gt;=[.A850]; [.C850]&lt;=[.B850]);AND([.D850]&gt;=[.A850]; [.D850]&lt;=[.B850]))" office:value-type="boolean" office:boolean-value="false" calcext:value-type="boolean">
            <text:p>FALSE</text:p>
          </table:table-cell>
          <table:table-cell table:formula="of:=AND(AND([.A850]&gt;=[.C850]; [.A850]&lt;=[.D850]);AND([.B850]&gt;=[.C850]; [.B850]&lt;=[.D850]))" office:value-type="boolean" office:boolean-value="false" calcext:value-type="boolean">
            <text:p>FALSE</text:p>
          </table:table-cell>
          <table:table-cell table:formula="of:=AND([.E850];[.F850])" office:value-type="boolean" office:boolean-value="false" calcext:value-type="boolean">
            <text:p>FALSE</text:p>
          </table:table-cell>
          <table:table-cell table:formula="of:=OR([.E850];[.F85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formula="of:=AND(AND([.C851]&gt;=[.A851]; [.C851]&lt;=[.B851]);AND([.D851]&gt;=[.A851]; [.D851]&lt;=[.B851]))" office:value-type="boolean" office:boolean-value="false" calcext:value-type="boolean">
            <text:p>FALSE</text:p>
          </table:table-cell>
          <table:table-cell table:formula="of:=AND(AND([.A851]&gt;=[.C851]; [.A851]&lt;=[.D851]);AND([.B851]&gt;=[.C851]; [.B851]&lt;=[.D851]))" office:value-type="boolean" office:boolean-value="false" calcext:value-type="boolean">
            <text:p>FALSE</text:p>
          </table:table-cell>
          <table:table-cell table:formula="of:=AND([.E851];[.F851])" office:value-type="boolean" office:boolean-value="false" calcext:value-type="boolean">
            <text:p>FALSE</text:p>
          </table:table-cell>
          <table:table-cell table:formula="of:=OR([.E851];[.F85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formula="of:=AND(AND([.C852]&gt;=[.A852]; [.C852]&lt;=[.B852]);AND([.D852]&gt;=[.A852]; [.D852]&lt;=[.B852]))" office:value-type="boolean" office:boolean-value="false" calcext:value-type="boolean">
            <text:p>FALSE</text:p>
          </table:table-cell>
          <table:table-cell table:formula="of:=AND(AND([.A852]&gt;=[.C852]; [.A852]&lt;=[.D852]);AND([.B852]&gt;=[.C852]; [.B852]&lt;=[.D852]))" office:value-type="boolean" office:boolean-value="false" calcext:value-type="boolean">
            <text:p>FALSE</text:p>
          </table:table-cell>
          <table:table-cell table:formula="of:=AND([.E852];[.F852])" office:value-type="boolean" office:boolean-value="false" calcext:value-type="boolean">
            <text:p>FALSE</text:p>
          </table:table-cell>
          <table:table-cell table:formula="of:=OR([.E852];[.F85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table:formula="of:=AND(AND([.C853]&gt;=[.A853]; [.C853]&lt;=[.B853]);AND([.D853]&gt;=[.A853]; [.D853]&lt;=[.B853]))" office:value-type="boolean" office:boolean-value="false" calcext:value-type="boolean">
            <text:p>FALSE</text:p>
          </table:table-cell>
          <table:table-cell table:formula="of:=AND(AND([.A853]&gt;=[.C853]; [.A853]&lt;=[.D853]);AND([.B853]&gt;=[.C853]; [.B853]&lt;=[.D853]))" office:value-type="boolean" office:boolean-value="false" calcext:value-type="boolean">
            <text:p>FALSE</text:p>
          </table:table-cell>
          <table:table-cell table:formula="of:=AND([.E853];[.F853])" office:value-type="boolean" office:boolean-value="false" calcext:value-type="boolean">
            <text:p>FALSE</text:p>
          </table:table-cell>
          <table:table-cell table:formula="of:=OR([.E853];[.F85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formula="of:=AND(AND([.C854]&gt;=[.A854]; [.C854]&lt;=[.B854]);AND([.D854]&gt;=[.A854]; [.D854]&lt;=[.B854]))" office:value-type="boolean" office:boolean-value="false" calcext:value-type="boolean">
            <text:p>FALSE</text:p>
          </table:table-cell>
          <table:table-cell table:formula="of:=AND(AND([.A854]&gt;=[.C854]; [.A854]&lt;=[.D854]);AND([.B854]&gt;=[.C854]; [.B854]&lt;=[.D854]))" office:value-type="boolean" office:boolean-value="false" calcext:value-type="boolean">
            <text:p>FALSE</text:p>
          </table:table-cell>
          <table:table-cell table:formula="of:=AND([.E854];[.F854])" office:value-type="boolean" office:boolean-value="false" calcext:value-type="boolean">
            <text:p>FALSE</text:p>
          </table:table-cell>
          <table:table-cell table:formula="of:=OR([.E854];[.F85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formula="of:=AND(AND([.C855]&gt;=[.A855]; [.C855]&lt;=[.B855]);AND([.D855]&gt;=[.A855]; [.D855]&lt;=[.B855]))" office:value-type="boolean" office:boolean-value="true" calcext:value-type="boolean">
            <text:p>TRUE</text:p>
          </table:table-cell>
          <table:table-cell table:formula="of:=AND(AND([.A855]&gt;=[.C855]; [.A855]&lt;=[.D855]);AND([.B855]&gt;=[.C855]; [.B855]&lt;=[.D855]))" office:value-type="boolean" office:boolean-value="false" calcext:value-type="boolean">
            <text:p>FALSE</text:p>
          </table:table-cell>
          <table:table-cell table:formula="of:=AND([.E855];[.F855])" office:value-type="boolean" office:boolean-value="false" calcext:value-type="boolean">
            <text:p>FALSE</text:p>
          </table:table-cell>
          <table:table-cell table:formula="of:=OR([.E855];[.F85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table:formula="of:=AND(AND([.C856]&gt;=[.A856]; [.C856]&lt;=[.B856]);AND([.D856]&gt;=[.A856]; [.D856]&lt;=[.B856]))" office:value-type="boolean" office:boolean-value="false" calcext:value-type="boolean">
            <text:p>FALSE</text:p>
          </table:table-cell>
          <table:table-cell table:formula="of:=AND(AND([.A856]&gt;=[.C856]; [.A856]&lt;=[.D856]);AND([.B856]&gt;=[.C856]; [.B856]&lt;=[.D856]))" office:value-type="boolean" office:boolean-value="true" calcext:value-type="boolean">
            <text:p>TRUE</text:p>
          </table:table-cell>
          <table:table-cell table:formula="of:=AND([.E856];[.F856])" office:value-type="boolean" office:boolean-value="false" calcext:value-type="boolean">
            <text:p>FALSE</text:p>
          </table:table-cell>
          <table:table-cell table:formula="of:=OR([.E856];[.F85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80" calcext:value-type="float">
            <text:p>80</text:p>
          </table:table-cell>
          <table:table-cell table:formula="of:=AND(AND([.C857]&gt;=[.A857]; [.C857]&lt;=[.B857]);AND([.D857]&gt;=[.A857]; [.D857]&lt;=[.B857]))" office:value-type="boolean" office:boolean-value="true" calcext:value-type="boolean">
            <text:p>TRUE</text:p>
          </table:table-cell>
          <table:table-cell table:formula="of:=AND(AND([.A857]&gt;=[.C857]; [.A857]&lt;=[.D857]);AND([.B857]&gt;=[.C857]; [.B857]&lt;=[.D857]))" office:value-type="boolean" office:boolean-value="false" calcext:value-type="boolean">
            <text:p>FALSE</text:p>
          </table:table-cell>
          <table:table-cell table:formula="of:=AND([.E857];[.F857])" office:value-type="boolean" office:boolean-value="false" calcext:value-type="boolean">
            <text:p>FALSE</text:p>
          </table:table-cell>
          <table:table-cell table:formula="of:=OR([.E857];[.F85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AND(AND([.C858]&gt;=[.A858]; [.C858]&lt;=[.B858]);AND([.D858]&gt;=[.A858]; [.D858]&lt;=[.B858]))" office:value-type="boolean" office:boolean-value="false" calcext:value-type="boolean">
            <text:p>FALSE</text:p>
          </table:table-cell>
          <table:table-cell table:formula="of:=AND(AND([.A858]&gt;=[.C858]; [.A858]&lt;=[.D858]);AND([.B858]&gt;=[.C858]; [.B858]&lt;=[.D858]))" office:value-type="boolean" office:boolean-value="false" calcext:value-type="boolean">
            <text:p>FALSE</text:p>
          </table:table-cell>
          <table:table-cell table:formula="of:=AND([.E858];[.F858])" office:value-type="boolean" office:boolean-value="false" calcext:value-type="boolean">
            <text:p>FALSE</text:p>
          </table:table-cell>
          <table:table-cell table:formula="of:=OR([.E858];[.F85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ND(AND([.C859]&gt;=[.A859]; [.C859]&lt;=[.B859]);AND([.D859]&gt;=[.A859]; [.D859]&lt;=[.B859]))" office:value-type="boolean" office:boolean-value="true" calcext:value-type="boolean">
            <text:p>TRUE</text:p>
          </table:table-cell>
          <table:table-cell table:formula="of:=AND(AND([.A859]&gt;=[.C859]; [.A859]&lt;=[.D859]);AND([.B859]&gt;=[.C859]; [.B859]&lt;=[.D859]))" office:value-type="boolean" office:boolean-value="false" calcext:value-type="boolean">
            <text:p>FALSE</text:p>
          </table:table-cell>
          <table:table-cell table:formula="of:=AND([.E859];[.F859])" office:value-type="boolean" office:boolean-value="false" calcext:value-type="boolean">
            <text:p>FALSE</text:p>
          </table:table-cell>
          <table:table-cell table:formula="of:=OR([.E859];[.F85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formula="of:=AND(AND([.C860]&gt;=[.A860]; [.C860]&lt;=[.B860]);AND([.D860]&gt;=[.A860]; [.D860]&lt;=[.B860]))" office:value-type="boolean" office:boolean-value="true" calcext:value-type="boolean">
            <text:p>TRUE</text:p>
          </table:table-cell>
          <table:table-cell table:formula="of:=AND(AND([.A860]&gt;=[.C860]; [.A860]&lt;=[.D860]);AND([.B860]&gt;=[.C860]; [.B860]&lt;=[.D860]))" office:value-type="boolean" office:boolean-value="false" calcext:value-type="boolean">
            <text:p>FALSE</text:p>
          </table:table-cell>
          <table:table-cell table:formula="of:=AND([.E860];[.F860])" office:value-type="boolean" office:boolean-value="false" calcext:value-type="boolean">
            <text:p>FALSE</text:p>
          </table:table-cell>
          <table:table-cell table:formula="of:=OR([.E860];[.F86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formula="of:=AND(AND([.C861]&gt;=[.A861]; [.C861]&lt;=[.B861]);AND([.D861]&gt;=[.A861]; [.D861]&lt;=[.B861]))" office:value-type="boolean" office:boolean-value="false" calcext:value-type="boolean">
            <text:p>FALSE</text:p>
          </table:table-cell>
          <table:table-cell table:formula="of:=AND(AND([.A861]&gt;=[.C861]; [.A861]&lt;=[.D861]);AND([.B861]&gt;=[.C861]; [.B861]&lt;=[.D861]))" office:value-type="boolean" office:boolean-value="false" calcext:value-type="boolean">
            <text:p>FALSE</text:p>
          </table:table-cell>
          <table:table-cell table:formula="of:=AND([.E861];[.F861])" office:value-type="boolean" office:boolean-value="false" calcext:value-type="boolean">
            <text:p>FALSE</text:p>
          </table:table-cell>
          <table:table-cell table:formula="of:=OR([.E861];[.F86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formula="of:=AND(AND([.C862]&gt;=[.A862]; [.C862]&lt;=[.B862]);AND([.D862]&gt;=[.A862]; [.D862]&lt;=[.B862]))" office:value-type="boolean" office:boolean-value="false" calcext:value-type="boolean">
            <text:p>FALSE</text:p>
          </table:table-cell>
          <table:table-cell table:formula="of:=AND(AND([.A862]&gt;=[.C862]; [.A862]&lt;=[.D862]);AND([.B862]&gt;=[.C862]; [.B862]&lt;=[.D862]))" office:value-type="boolean" office:boolean-value="true" calcext:value-type="boolean">
            <text:p>TRUE</text:p>
          </table:table-cell>
          <table:table-cell table:formula="of:=AND([.E862];[.F862])" office:value-type="boolean" office:boolean-value="false" calcext:value-type="boolean">
            <text:p>FALSE</text:p>
          </table:table-cell>
          <table:table-cell table:formula="of:=OR([.E862];[.F86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formula="of:=AND(AND([.C863]&gt;=[.A863]; [.C863]&lt;=[.B863]);AND([.D863]&gt;=[.A863]; [.D863]&lt;=[.B863]))" office:value-type="boolean" office:boolean-value="false" calcext:value-type="boolean">
            <text:p>FALSE</text:p>
          </table:table-cell>
          <table:table-cell table:formula="of:=AND(AND([.A863]&gt;=[.C863]; [.A863]&lt;=[.D863]);AND([.B863]&gt;=[.C863]; [.B863]&lt;=[.D863]))" office:value-type="boolean" office:boolean-value="false" calcext:value-type="boolean">
            <text:p>FALSE</text:p>
          </table:table-cell>
          <table:table-cell table:formula="of:=AND([.E863];[.F863])" office:value-type="boolean" office:boolean-value="false" calcext:value-type="boolean">
            <text:p>FALSE</text:p>
          </table:table-cell>
          <table:table-cell table:formula="of:=OR([.E863];[.F86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AND(AND([.C864]&gt;=[.A864]; [.C864]&lt;=[.B864]);AND([.D864]&gt;=[.A864]; [.D864]&lt;=[.B864]))" office:value-type="boolean" office:boolean-value="true" calcext:value-type="boolean">
            <text:p>TRUE</text:p>
          </table:table-cell>
          <table:table-cell table:formula="of:=AND(AND([.A864]&gt;=[.C864]; [.A864]&lt;=[.D864]);AND([.B864]&gt;=[.C864]; [.B864]&lt;=[.D864]))" office:value-type="boolean" office:boolean-value="false" calcext:value-type="boolean">
            <text:p>FALSE</text:p>
          </table:table-cell>
          <table:table-cell table:formula="of:=AND([.E864];[.F864])" office:value-type="boolean" office:boolean-value="false" calcext:value-type="boolean">
            <text:p>FALSE</text:p>
          </table:table-cell>
          <table:table-cell table:formula="of:=OR([.E864];[.F86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formula="of:=AND(AND([.C865]&gt;=[.A865]; [.C865]&lt;=[.B865]);AND([.D865]&gt;=[.A865]; [.D865]&lt;=[.B865]))" office:value-type="boolean" office:boolean-value="false" calcext:value-type="boolean">
            <text:p>FALSE</text:p>
          </table:table-cell>
          <table:table-cell table:formula="of:=AND(AND([.A865]&gt;=[.C865]; [.A865]&lt;=[.D865]);AND([.B865]&gt;=[.C865]; [.B865]&lt;=[.D865]))" office:value-type="boolean" office:boolean-value="true" calcext:value-type="boolean">
            <text:p>TRUE</text:p>
          </table:table-cell>
          <table:table-cell table:formula="of:=AND([.E865];[.F865])" office:value-type="boolean" office:boolean-value="false" calcext:value-type="boolean">
            <text:p>FALSE</text:p>
          </table:table-cell>
          <table:table-cell table:formula="of:=OR([.E865];[.F86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table:formula="of:=AND(AND([.C866]&gt;=[.A866]; [.C866]&lt;=[.B866]);AND([.D866]&gt;=[.A866]; [.D866]&lt;=[.B866]))" office:value-type="boolean" office:boolean-value="false" calcext:value-type="boolean">
            <text:p>FALSE</text:p>
          </table:table-cell>
          <table:table-cell table:formula="of:=AND(AND([.A866]&gt;=[.C866]; [.A866]&lt;=[.D866]);AND([.B866]&gt;=[.C866]; [.B866]&lt;=[.D866]))" office:value-type="boolean" office:boolean-value="false" calcext:value-type="boolean">
            <text:p>FALSE</text:p>
          </table:table-cell>
          <table:table-cell table:formula="of:=AND([.E866];[.F866])" office:value-type="boolean" office:boolean-value="false" calcext:value-type="boolean">
            <text:p>FALSE</text:p>
          </table:table-cell>
          <table:table-cell table:formula="of:=OR([.E866];[.F86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table:formula="of:=AND(AND([.C867]&gt;=[.A867]; [.C867]&lt;=[.B867]);AND([.D867]&gt;=[.A867]; [.D867]&lt;=[.B867]))" office:value-type="boolean" office:boolean-value="false" calcext:value-type="boolean">
            <text:p>FALSE</text:p>
          </table:table-cell>
          <table:table-cell table:formula="of:=AND(AND([.A867]&gt;=[.C867]; [.A867]&lt;=[.D867]);AND([.B867]&gt;=[.C867]; [.B867]&lt;=[.D867]))" office:value-type="boolean" office:boolean-value="false" calcext:value-type="boolean">
            <text:p>FALSE</text:p>
          </table:table-cell>
          <table:table-cell table:formula="of:=AND([.E867];[.F867])" office:value-type="boolean" office:boolean-value="false" calcext:value-type="boolean">
            <text:p>FALSE</text:p>
          </table:table-cell>
          <table:table-cell table:formula="of:=OR([.E867];[.F86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AND(AND([.C868]&gt;=[.A868]; [.C868]&lt;=[.B868]);AND([.D868]&gt;=[.A868]; [.D868]&lt;=[.B868]))" office:value-type="boolean" office:boolean-value="true" calcext:value-type="boolean">
            <text:p>TRUE</text:p>
          </table:table-cell>
          <table:table-cell table:formula="of:=AND(AND([.A868]&gt;=[.C868]; [.A868]&lt;=[.D868]);AND([.B868]&gt;=[.C868]; [.B868]&lt;=[.D868]))" office:value-type="boolean" office:boolean-value="false" calcext:value-type="boolean">
            <text:p>FALSE</text:p>
          </table:table-cell>
          <table:table-cell table:formula="of:=AND([.E868];[.F868])" office:value-type="boolean" office:boolean-value="false" calcext:value-type="boolean">
            <text:p>FALSE</text:p>
          </table:table-cell>
          <table:table-cell table:formula="of:=OR([.E868];[.F86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formula="of:=AND(AND([.C869]&gt;=[.A869]; [.C869]&lt;=[.B869]);AND([.D869]&gt;=[.A869]; [.D869]&lt;=[.B869]))" office:value-type="boolean" office:boolean-value="true" calcext:value-type="boolean">
            <text:p>TRUE</text:p>
          </table:table-cell>
          <table:table-cell table:formula="of:=AND(AND([.A869]&gt;=[.C869]; [.A869]&lt;=[.D869]);AND([.B869]&gt;=[.C869]; [.B869]&lt;=[.D869]))" office:value-type="boolean" office:boolean-value="false" calcext:value-type="boolean">
            <text:p>FALSE</text:p>
          </table:table-cell>
          <table:table-cell table:formula="of:=AND([.E869];[.F869])" office:value-type="boolean" office:boolean-value="false" calcext:value-type="boolean">
            <text:p>FALSE</text:p>
          </table:table-cell>
          <table:table-cell table:formula="of:=OR([.E869];[.F86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formula="of:=AND(AND([.C870]&gt;=[.A870]; [.C870]&lt;=[.B870]);AND([.D870]&gt;=[.A870]; [.D870]&lt;=[.B870]))" office:value-type="boolean" office:boolean-value="true" calcext:value-type="boolean">
            <text:p>TRUE</text:p>
          </table:table-cell>
          <table:table-cell table:formula="of:=AND(AND([.A870]&gt;=[.C870]; [.A870]&lt;=[.D870]);AND([.B870]&gt;=[.C870]; [.B870]&lt;=[.D870]))" office:value-type="boolean" office:boolean-value="false" calcext:value-type="boolean">
            <text:p>FALSE</text:p>
          </table:table-cell>
          <table:table-cell table:formula="of:=AND([.E870];[.F870])" office:value-type="boolean" office:boolean-value="false" calcext:value-type="boolean">
            <text:p>FALSE</text:p>
          </table:table-cell>
          <table:table-cell table:formula="of:=OR([.E870];[.F87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formula="of:=AND(AND([.C871]&gt;=[.A871]; [.C871]&lt;=[.B871]);AND([.D871]&gt;=[.A871]; [.D871]&lt;=[.B871]))" office:value-type="boolean" office:boolean-value="false" calcext:value-type="boolean">
            <text:p>FALSE</text:p>
          </table:table-cell>
          <table:table-cell table:formula="of:=AND(AND([.A871]&gt;=[.C871]; [.A871]&lt;=[.D871]);AND([.B871]&gt;=[.C871]; [.B871]&lt;=[.D871]))" office:value-type="boolean" office:boolean-value="true" calcext:value-type="boolean">
            <text:p>TRUE</text:p>
          </table:table-cell>
          <table:table-cell table:formula="of:=AND([.E871];[.F871])" office:value-type="boolean" office:boolean-value="false" calcext:value-type="boolean">
            <text:p>FALSE</text:p>
          </table:table-cell>
          <table:table-cell table:formula="of:=OR([.E871];[.F87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AND(AND([.C872]&gt;=[.A872]; [.C872]&lt;=[.B872]);AND([.D872]&gt;=[.A872]; [.D872]&lt;=[.B872]))" office:value-type="boolean" office:boolean-value="false" calcext:value-type="boolean">
            <text:p>FALSE</text:p>
          </table:table-cell>
          <table:table-cell table:formula="of:=AND(AND([.A872]&gt;=[.C872]; [.A872]&lt;=[.D872]);AND([.B872]&gt;=[.C872]; [.B872]&lt;=[.D872]))" office:value-type="boolean" office:boolean-value="false" calcext:value-type="boolean">
            <text:p>FALSE</text:p>
          </table:table-cell>
          <table:table-cell table:formula="of:=AND([.E872];[.F872])" office:value-type="boolean" office:boolean-value="false" calcext:value-type="boolean">
            <text:p>FALSE</text:p>
          </table:table-cell>
          <table:table-cell table:formula="of:=OR([.E872];[.F87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formula="of:=AND(AND([.C873]&gt;=[.A873]; [.C873]&lt;=[.B873]);AND([.D873]&gt;=[.A873]; [.D873]&lt;=[.B873]))" office:value-type="boolean" office:boolean-value="false" calcext:value-type="boolean">
            <text:p>FALSE</text:p>
          </table:table-cell>
          <table:table-cell table:formula="of:=AND(AND([.A873]&gt;=[.C873]; [.A873]&lt;=[.D873]);AND([.B873]&gt;=[.C873]; [.B873]&lt;=[.D873]))" office:value-type="boolean" office:boolean-value="false" calcext:value-type="boolean">
            <text:p>FALSE</text:p>
          </table:table-cell>
          <table:table-cell table:formula="of:=AND([.E873];[.F873])" office:value-type="boolean" office:boolean-value="false" calcext:value-type="boolean">
            <text:p>FALSE</text:p>
          </table:table-cell>
          <table:table-cell table:formula="of:=OR([.E873];[.F87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table:formula="of:=AND(AND([.C874]&gt;=[.A874]; [.C874]&lt;=[.B874]);AND([.D874]&gt;=[.A874]; [.D874]&lt;=[.B874]))" office:value-type="boolean" office:boolean-value="false" calcext:value-type="boolean">
            <text:p>FALSE</text:p>
          </table:table-cell>
          <table:table-cell table:formula="of:=AND(AND([.A874]&gt;=[.C874]; [.A874]&lt;=[.D874]);AND([.B874]&gt;=[.C874]; [.B874]&lt;=[.D874]))" office:value-type="boolean" office:boolean-value="true" calcext:value-type="boolean">
            <text:p>TRUE</text:p>
          </table:table-cell>
          <table:table-cell table:formula="of:=AND([.E874];[.F874])" office:value-type="boolean" office:boolean-value="false" calcext:value-type="boolean">
            <text:p>FALSE</text:p>
          </table:table-cell>
          <table:table-cell table:formula="of:=OR([.E874];[.F87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AND(AND([.C875]&gt;=[.A875]; [.C875]&lt;=[.B875]);AND([.D875]&gt;=[.A875]; [.D875]&lt;=[.B875]))" office:value-type="boolean" office:boolean-value="false" calcext:value-type="boolean">
            <text:p>FALSE</text:p>
          </table:table-cell>
          <table:table-cell table:formula="of:=AND(AND([.A875]&gt;=[.C875]; [.A875]&lt;=[.D875]);AND([.B875]&gt;=[.C875]; [.B875]&lt;=[.D875]))" office:value-type="boolean" office:boolean-value="false" calcext:value-type="boolean">
            <text:p>FALSE</text:p>
          </table:table-cell>
          <table:table-cell table:formula="of:=AND([.E875];[.F875])" office:value-type="boolean" office:boolean-value="false" calcext:value-type="boolean">
            <text:p>FALSE</text:p>
          </table:table-cell>
          <table:table-cell table:formula="of:=OR([.E875];[.F87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AND(AND([.C876]&gt;=[.A876]; [.C876]&lt;=[.B876]);AND([.D876]&gt;=[.A876]; [.D876]&lt;=[.B876]))" office:value-type="boolean" office:boolean-value="false" calcext:value-type="boolean">
            <text:p>FALSE</text:p>
          </table:table-cell>
          <table:table-cell table:formula="of:=AND(AND([.A876]&gt;=[.C876]; [.A876]&lt;=[.D876]);AND([.B876]&gt;=[.C876]; [.B876]&lt;=[.D876]))" office:value-type="boolean" office:boolean-value="true" calcext:value-type="boolean">
            <text:p>TRUE</text:p>
          </table:table-cell>
          <table:table-cell table:formula="of:=AND([.E876];[.F876])" office:value-type="boolean" office:boolean-value="false" calcext:value-type="boolean">
            <text:p>FALSE</text:p>
          </table:table-cell>
          <table:table-cell table:formula="of:=OR([.E876];[.F87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table:formula="of:=AND(AND([.C877]&gt;=[.A877]; [.C877]&lt;=[.B877]);AND([.D877]&gt;=[.A877]; [.D877]&lt;=[.B877]))" office:value-type="boolean" office:boolean-value="false" calcext:value-type="boolean">
            <text:p>FALSE</text:p>
          </table:table-cell>
          <table:table-cell table:formula="of:=AND(AND([.A877]&gt;=[.C877]; [.A877]&lt;=[.D877]);AND([.B877]&gt;=[.C877]; [.B877]&lt;=[.D877]))" office:value-type="boolean" office:boolean-value="false" calcext:value-type="boolean">
            <text:p>FALSE</text:p>
          </table:table-cell>
          <table:table-cell table:formula="of:=AND([.E877];[.F877])" office:value-type="boolean" office:boolean-value="false" calcext:value-type="boolean">
            <text:p>FALSE</text:p>
          </table:table-cell>
          <table:table-cell table:formula="of:=OR([.E877];[.F87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formula="of:=AND(AND([.C878]&gt;=[.A878]; [.C878]&lt;=[.B878]);AND([.D878]&gt;=[.A878]; [.D878]&lt;=[.B878]))" office:value-type="boolean" office:boolean-value="false" calcext:value-type="boolean">
            <text:p>FALSE</text:p>
          </table:table-cell>
          <table:table-cell table:formula="of:=AND(AND([.A878]&gt;=[.C878]; [.A878]&lt;=[.D878]);AND([.B878]&gt;=[.C878]; [.B878]&lt;=[.D878]))" office:value-type="boolean" office:boolean-value="true" calcext:value-type="boolean">
            <text:p>TRUE</text:p>
          </table:table-cell>
          <table:table-cell table:formula="of:=AND([.E878];[.F878])" office:value-type="boolean" office:boolean-value="false" calcext:value-type="boolean">
            <text:p>FALSE</text:p>
          </table:table-cell>
          <table:table-cell table:formula="of:=OR([.E878];[.F87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table:formula="of:=AND(AND([.C879]&gt;=[.A879]; [.C879]&lt;=[.B879]);AND([.D879]&gt;=[.A879]; [.D879]&lt;=[.B879]))" office:value-type="boolean" office:boolean-value="true" calcext:value-type="boolean">
            <text:p>TRUE</text:p>
          </table:table-cell>
          <table:table-cell table:formula="of:=AND(AND([.A879]&gt;=[.C879]; [.A879]&lt;=[.D879]);AND([.B879]&gt;=[.C879]; [.B879]&lt;=[.D879]))" office:value-type="boolean" office:boolean-value="false" calcext:value-type="boolean">
            <text:p>FALSE</text:p>
          </table:table-cell>
          <table:table-cell table:formula="of:=AND([.E879];[.F879])" office:value-type="boolean" office:boolean-value="false" calcext:value-type="boolean">
            <text:p>FALSE</text:p>
          </table:table-cell>
          <table:table-cell table:formula="of:=OR([.E879];[.F87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formula="of:=AND(AND([.C880]&gt;=[.A880]; [.C880]&lt;=[.B880]);AND([.D880]&gt;=[.A880]; [.D880]&lt;=[.B880]))" office:value-type="boolean" office:boolean-value="false" calcext:value-type="boolean">
            <text:p>FALSE</text:p>
          </table:table-cell>
          <table:table-cell table:formula="of:=AND(AND([.A880]&gt;=[.C880]; [.A880]&lt;=[.D880]);AND([.B880]&gt;=[.C880]; [.B880]&lt;=[.D880]))" office:value-type="boolean" office:boolean-value="false" calcext:value-type="boolean">
            <text:p>FALSE</text:p>
          </table:table-cell>
          <table:table-cell table:formula="of:=AND([.E880];[.F880])" office:value-type="boolean" office:boolean-value="false" calcext:value-type="boolean">
            <text:p>FALSE</text:p>
          </table:table-cell>
          <table:table-cell table:formula="of:=OR([.E880];[.F88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AND(AND([.C881]&gt;=[.A881]; [.C881]&lt;=[.B881]);AND([.D881]&gt;=[.A881]; [.D881]&lt;=[.B881]))" office:value-type="boolean" office:boolean-value="false" calcext:value-type="boolean">
            <text:p>FALSE</text:p>
          </table:table-cell>
          <table:table-cell table:formula="of:=AND(AND([.A881]&gt;=[.C881]; [.A881]&lt;=[.D881]);AND([.B881]&gt;=[.C881]; [.B881]&lt;=[.D881]))" office:value-type="boolean" office:boolean-value="true" calcext:value-type="boolean">
            <text:p>TRUE</text:p>
          </table:table-cell>
          <table:table-cell table:formula="of:=AND([.E881];[.F881])" office:value-type="boolean" office:boolean-value="false" calcext:value-type="boolean">
            <text:p>FALSE</text:p>
          </table:table-cell>
          <table:table-cell table:formula="of:=OR([.E881];[.F88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AND(AND([.C882]&gt;=[.A882]; [.C882]&lt;=[.B882]);AND([.D882]&gt;=[.A882]; [.D882]&lt;=[.B882]))" office:value-type="boolean" office:boolean-value="false" calcext:value-type="boolean">
            <text:p>FALSE</text:p>
          </table:table-cell>
          <table:table-cell table:formula="of:=AND(AND([.A882]&gt;=[.C882]; [.A882]&lt;=[.D882]);AND([.B882]&gt;=[.C882]; [.B882]&lt;=[.D882]))" office:value-type="boolean" office:boolean-value="false" calcext:value-type="boolean">
            <text:p>FALSE</text:p>
          </table:table-cell>
          <table:table-cell table:formula="of:=AND([.E882];[.F882])" office:value-type="boolean" office:boolean-value="false" calcext:value-type="boolean">
            <text:p>FALSE</text:p>
          </table:table-cell>
          <table:table-cell table:formula="of:=OR([.E882];[.F88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formula="of:=AND(AND([.C883]&gt;=[.A883]; [.C883]&lt;=[.B883]);AND([.D883]&gt;=[.A883]; [.D883]&lt;=[.B883]))" office:value-type="boolean" office:boolean-value="false" calcext:value-type="boolean">
            <text:p>FALSE</text:p>
          </table:table-cell>
          <table:table-cell table:formula="of:=AND(AND([.A883]&gt;=[.C883]; [.A883]&lt;=[.D883]);AND([.B883]&gt;=[.C883]; [.B883]&lt;=[.D883]))" office:value-type="boolean" office:boolean-value="false" calcext:value-type="boolean">
            <text:p>FALSE</text:p>
          </table:table-cell>
          <table:table-cell table:formula="of:=AND([.E883];[.F883])" office:value-type="boolean" office:boolean-value="false" calcext:value-type="boolean">
            <text:p>FALSE</text:p>
          </table:table-cell>
          <table:table-cell table:formula="of:=OR([.E883];[.F88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formula="of:=AND(AND([.C884]&gt;=[.A884]; [.C884]&lt;=[.B884]);AND([.D884]&gt;=[.A884]; [.D884]&lt;=[.B884]))" office:value-type="boolean" office:boolean-value="false" calcext:value-type="boolean">
            <text:p>FALSE</text:p>
          </table:table-cell>
          <table:table-cell table:formula="of:=AND(AND([.A884]&gt;=[.C884]; [.A884]&lt;=[.D884]);AND([.B884]&gt;=[.C884]; [.B884]&lt;=[.D884]))" office:value-type="boolean" office:boolean-value="false" calcext:value-type="boolean">
            <text:p>FALSE</text:p>
          </table:table-cell>
          <table:table-cell table:formula="of:=AND([.E884];[.F884])" office:value-type="boolean" office:boolean-value="false" calcext:value-type="boolean">
            <text:p>FALSE</text:p>
          </table:table-cell>
          <table:table-cell table:formula="of:=OR([.E884];[.F88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AND(AND([.C885]&gt;=[.A885]; [.C885]&lt;=[.B885]);AND([.D885]&gt;=[.A885]; [.D885]&lt;=[.B885]))" office:value-type="boolean" office:boolean-value="false" calcext:value-type="boolean">
            <text:p>FALSE</text:p>
          </table:table-cell>
          <table:table-cell table:formula="of:=AND(AND([.A885]&gt;=[.C885]; [.A885]&lt;=[.D885]);AND([.B885]&gt;=[.C885]; [.B885]&lt;=[.D885]))" office:value-type="boolean" office:boolean-value="false" calcext:value-type="boolean">
            <text:p>FALSE</text:p>
          </table:table-cell>
          <table:table-cell table:formula="of:=AND([.E885];[.F885])" office:value-type="boolean" office:boolean-value="false" calcext:value-type="boolean">
            <text:p>FALSE</text:p>
          </table:table-cell>
          <table:table-cell table:formula="of:=OR([.E885];[.F88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formula="of:=AND(AND([.C886]&gt;=[.A886]; [.C886]&lt;=[.B886]);AND([.D886]&gt;=[.A886]; [.D886]&lt;=[.B886]))" office:value-type="boolean" office:boolean-value="false" calcext:value-type="boolean">
            <text:p>FALSE</text:p>
          </table:table-cell>
          <table:table-cell table:formula="of:=AND(AND([.A886]&gt;=[.C886]; [.A886]&lt;=[.D886]);AND([.B886]&gt;=[.C886]; [.B886]&lt;=[.D886]))" office:value-type="boolean" office:boolean-value="false" calcext:value-type="boolean">
            <text:p>FALSE</text:p>
          </table:table-cell>
          <table:table-cell table:formula="of:=AND([.E886];[.F886])" office:value-type="boolean" office:boolean-value="false" calcext:value-type="boolean">
            <text:p>FALSE</text:p>
          </table:table-cell>
          <table:table-cell table:formula="of:=OR([.E886];[.F88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AND(AND([.C887]&gt;=[.A887]; [.C887]&lt;=[.B887]);AND([.D887]&gt;=[.A887]; [.D887]&lt;=[.B887]))" office:value-type="boolean" office:boolean-value="false" calcext:value-type="boolean">
            <text:p>FALSE</text:p>
          </table:table-cell>
          <table:table-cell table:formula="of:=AND(AND([.A887]&gt;=[.C887]; [.A887]&lt;=[.D887]);AND([.B887]&gt;=[.C887]; [.B887]&lt;=[.D887]))" office:value-type="boolean" office:boolean-value="false" calcext:value-type="boolean">
            <text:p>FALSE</text:p>
          </table:table-cell>
          <table:table-cell table:formula="of:=AND([.E887];[.F887])" office:value-type="boolean" office:boolean-value="false" calcext:value-type="boolean">
            <text:p>FALSE</text:p>
          </table:table-cell>
          <table:table-cell table:formula="of:=OR([.E887];[.F88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AND(AND([.C888]&gt;=[.A888]; [.C888]&lt;=[.B888]);AND([.D888]&gt;=[.A888]; [.D888]&lt;=[.B888]))" office:value-type="boolean" office:boolean-value="false" calcext:value-type="boolean">
            <text:p>FALSE</text:p>
          </table:table-cell>
          <table:table-cell table:formula="of:=AND(AND([.A888]&gt;=[.C888]; [.A888]&lt;=[.D888]);AND([.B888]&gt;=[.C888]; [.B888]&lt;=[.D888]))" office:value-type="boolean" office:boolean-value="false" calcext:value-type="boolean">
            <text:p>FALSE</text:p>
          </table:table-cell>
          <table:table-cell table:formula="of:=AND([.E888];[.F888])" office:value-type="boolean" office:boolean-value="false" calcext:value-type="boolean">
            <text:p>FALSE</text:p>
          </table:table-cell>
          <table:table-cell table:formula="of:=OR([.E888];[.F88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ND(AND([.C889]&gt;=[.A889]; [.C889]&lt;=[.B889]);AND([.D889]&gt;=[.A889]; [.D889]&lt;=[.B889]))" office:value-type="boolean" office:boolean-value="false" calcext:value-type="boolean">
            <text:p>FALSE</text:p>
          </table:table-cell>
          <table:table-cell table:formula="of:=AND(AND([.A889]&gt;=[.C889]; [.A889]&lt;=[.D889]);AND([.B889]&gt;=[.C889]; [.B889]&lt;=[.D889]))" office:value-type="boolean" office:boolean-value="false" calcext:value-type="boolean">
            <text:p>FALSE</text:p>
          </table:table-cell>
          <table:table-cell table:formula="of:=AND([.E889];[.F889])" office:value-type="boolean" office:boolean-value="false" calcext:value-type="boolean">
            <text:p>FALSE</text:p>
          </table:table-cell>
          <table:table-cell table:formula="of:=OR([.E889];[.F88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formula="of:=AND(AND([.C890]&gt;=[.A890]; [.C890]&lt;=[.B890]);AND([.D890]&gt;=[.A890]; [.D890]&lt;=[.B890]))" office:value-type="boolean" office:boolean-value="true" calcext:value-type="boolean">
            <text:p>TRUE</text:p>
          </table:table-cell>
          <table:table-cell table:formula="of:=AND(AND([.A890]&gt;=[.C890]; [.A890]&lt;=[.D890]);AND([.B890]&gt;=[.C890]; [.B890]&lt;=[.D890]))" office:value-type="boolean" office:boolean-value="false" calcext:value-type="boolean">
            <text:p>FALSE</text:p>
          </table:table-cell>
          <table:table-cell table:formula="of:=AND([.E890];[.F890])" office:value-type="boolean" office:boolean-value="false" calcext:value-type="boolean">
            <text:p>FALSE</text:p>
          </table:table-cell>
          <table:table-cell table:formula="of:=OR([.E890];[.F89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formula="of:=AND(AND([.C891]&gt;=[.A891]; [.C891]&lt;=[.B891]);AND([.D891]&gt;=[.A891]; [.D891]&lt;=[.B891]))" office:value-type="boolean" office:boolean-value="true" calcext:value-type="boolean">
            <text:p>TRUE</text:p>
          </table:table-cell>
          <table:table-cell table:formula="of:=AND(AND([.A891]&gt;=[.C891]; [.A891]&lt;=[.D891]);AND([.B891]&gt;=[.C891]; [.B891]&lt;=[.D891]))" office:value-type="boolean" office:boolean-value="false" calcext:value-type="boolean">
            <text:p>FALSE</text:p>
          </table:table-cell>
          <table:table-cell table:formula="of:=AND([.E891];[.F891])" office:value-type="boolean" office:boolean-value="false" calcext:value-type="boolean">
            <text:p>FALSE</text:p>
          </table:table-cell>
          <table:table-cell table:formula="of:=OR([.E891];[.F89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formula="of:=AND(AND([.C892]&gt;=[.A892]; [.C892]&lt;=[.B892]);AND([.D892]&gt;=[.A892]; [.D892]&lt;=[.B892]))" office:value-type="boolean" office:boolean-value="false" calcext:value-type="boolean">
            <text:p>FALSE</text:p>
          </table:table-cell>
          <table:table-cell table:formula="of:=AND(AND([.A892]&gt;=[.C892]; [.A892]&lt;=[.D892]);AND([.B892]&gt;=[.C892]; [.B892]&lt;=[.D892]))" office:value-type="boolean" office:boolean-value="true" calcext:value-type="boolean">
            <text:p>TRUE</text:p>
          </table:table-cell>
          <table:table-cell table:formula="of:=AND([.E892];[.F892])" office:value-type="boolean" office:boolean-value="false" calcext:value-type="boolean">
            <text:p>FALSE</text:p>
          </table:table-cell>
          <table:table-cell table:formula="of:=OR([.E892];[.F89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formula="of:=AND(AND([.C893]&gt;=[.A893]; [.C893]&lt;=[.B893]);AND([.D893]&gt;=[.A893]; [.D893]&lt;=[.B893]))" office:value-type="boolean" office:boolean-value="true" calcext:value-type="boolean">
            <text:p>TRUE</text:p>
          </table:table-cell>
          <table:table-cell table:formula="of:=AND(AND([.A893]&gt;=[.C893]; [.A893]&lt;=[.D893]);AND([.B893]&gt;=[.C893]; [.B893]&lt;=[.D893]))" office:value-type="boolean" office:boolean-value="false" calcext:value-type="boolean">
            <text:p>FALSE</text:p>
          </table:table-cell>
          <table:table-cell table:formula="of:=AND([.E893];[.F893])" office:value-type="boolean" office:boolean-value="false" calcext:value-type="boolean">
            <text:p>FALSE</text:p>
          </table:table-cell>
          <table:table-cell table:formula="of:=OR([.E893];[.F89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table:formula="of:=AND(AND([.C894]&gt;=[.A894]; [.C894]&lt;=[.B894]);AND([.D894]&gt;=[.A894]; [.D894]&lt;=[.B894]))" office:value-type="boolean" office:boolean-value="false" calcext:value-type="boolean">
            <text:p>FALSE</text:p>
          </table:table-cell>
          <table:table-cell table:formula="of:=AND(AND([.A894]&gt;=[.C894]; [.A894]&lt;=[.D894]);AND([.B894]&gt;=[.C894]; [.B894]&lt;=[.D894]))" office:value-type="boolean" office:boolean-value="false" calcext:value-type="boolean">
            <text:p>FALSE</text:p>
          </table:table-cell>
          <table:table-cell table:formula="of:=AND([.E894];[.F894])" office:value-type="boolean" office:boolean-value="false" calcext:value-type="boolean">
            <text:p>FALSE</text:p>
          </table:table-cell>
          <table:table-cell table:formula="of:=OR([.E894];[.F89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formula="of:=AND(AND([.C895]&gt;=[.A895]; [.C895]&lt;=[.B895]);AND([.D895]&gt;=[.A895]; [.D895]&lt;=[.B895]))" office:value-type="boolean" office:boolean-value="false" calcext:value-type="boolean">
            <text:p>FALSE</text:p>
          </table:table-cell>
          <table:table-cell table:formula="of:=AND(AND([.A895]&gt;=[.C895]; [.A895]&lt;=[.D895]);AND([.B895]&gt;=[.C895]; [.B895]&lt;=[.D895]))" office:value-type="boolean" office:boolean-value="false" calcext:value-type="boolean">
            <text:p>FALSE</text:p>
          </table:table-cell>
          <table:table-cell table:formula="of:=AND([.E895];[.F895])" office:value-type="boolean" office:boolean-value="false" calcext:value-type="boolean">
            <text:p>FALSE</text:p>
          </table:table-cell>
          <table:table-cell table:formula="of:=OR([.E895];[.F89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formula="of:=AND(AND([.C896]&gt;=[.A896]; [.C896]&lt;=[.B896]);AND([.D896]&gt;=[.A896]; [.D896]&lt;=[.B896]))" office:value-type="boolean" office:boolean-value="true" calcext:value-type="boolean">
            <text:p>TRUE</text:p>
          </table:table-cell>
          <table:table-cell table:formula="of:=AND(AND([.A896]&gt;=[.C896]; [.A896]&lt;=[.D896]);AND([.B896]&gt;=[.C896]; [.B896]&lt;=[.D896]))" office:value-type="boolean" office:boolean-value="false" calcext:value-type="boolean">
            <text:p>FALSE</text:p>
          </table:table-cell>
          <table:table-cell table:formula="of:=AND([.E896];[.F896])" office:value-type="boolean" office:boolean-value="false" calcext:value-type="boolean">
            <text:p>FALSE</text:p>
          </table:table-cell>
          <table:table-cell table:formula="of:=OR([.E896];[.F89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table:formula="of:=AND(AND([.C897]&gt;=[.A897]; [.C897]&lt;=[.B897]);AND([.D897]&gt;=[.A897]; [.D897]&lt;=[.B897]))" office:value-type="boolean" office:boolean-value="false" calcext:value-type="boolean">
            <text:p>FALSE</text:p>
          </table:table-cell>
          <table:table-cell table:formula="of:=AND(AND([.A897]&gt;=[.C897]; [.A897]&lt;=[.D897]);AND([.B897]&gt;=[.C897]; [.B897]&lt;=[.D897]))" office:value-type="boolean" office:boolean-value="false" calcext:value-type="boolean">
            <text:p>FALSE</text:p>
          </table:table-cell>
          <table:table-cell table:formula="of:=AND([.E897];[.F897])" office:value-type="boolean" office:boolean-value="false" calcext:value-type="boolean">
            <text:p>FALSE</text:p>
          </table:table-cell>
          <table:table-cell table:formula="of:=OR([.E897];[.F89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78" calcext:value-type="float">
            <text:p>78</text:p>
          </table:table-cell>
          <table:table-cell table:formula="of:=AND(AND([.C898]&gt;=[.A898]; [.C898]&lt;=[.B898]);AND([.D898]&gt;=[.A898]; [.D898]&lt;=[.B898]))" office:value-type="boolean" office:boolean-value="true" calcext:value-type="boolean">
            <text:p>TRUE</text:p>
          </table:table-cell>
          <table:table-cell table:formula="of:=AND(AND([.A898]&gt;=[.C898]; [.A898]&lt;=[.D898]);AND([.B898]&gt;=[.C898]; [.B898]&lt;=[.D898]))" office:value-type="boolean" office:boolean-value="false" calcext:value-type="boolean">
            <text:p>FALSE</text:p>
          </table:table-cell>
          <table:table-cell table:formula="of:=AND([.E898];[.F898])" office:value-type="boolean" office:boolean-value="false" calcext:value-type="boolean">
            <text:p>FALSE</text:p>
          </table:table-cell>
          <table:table-cell table:formula="of:=OR([.E898];[.F89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formula="of:=AND(AND([.C899]&gt;=[.A899]; [.C899]&lt;=[.B899]);AND([.D899]&gt;=[.A899]; [.D899]&lt;=[.B899]))" office:value-type="boolean" office:boolean-value="true" calcext:value-type="boolean">
            <text:p>TRUE</text:p>
          </table:table-cell>
          <table:table-cell table:formula="of:=AND(AND([.A899]&gt;=[.C899]; [.A899]&lt;=[.D899]);AND([.B899]&gt;=[.C899]; [.B899]&lt;=[.D899]))" office:value-type="boolean" office:boolean-value="false" calcext:value-type="boolean">
            <text:p>FALSE</text:p>
          </table:table-cell>
          <table:table-cell table:formula="of:=AND([.E899];[.F899])" office:value-type="boolean" office:boolean-value="false" calcext:value-type="boolean">
            <text:p>FALSE</text:p>
          </table:table-cell>
          <table:table-cell table:formula="of:=OR([.E899];[.F89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ND(AND([.C900]&gt;=[.A900]; [.C900]&lt;=[.B900]);AND([.D900]&gt;=[.A900]; [.D900]&lt;=[.B900]))" office:value-type="boolean" office:boolean-value="false" calcext:value-type="boolean">
            <text:p>FALSE</text:p>
          </table:table-cell>
          <table:table-cell table:formula="of:=AND(AND([.A900]&gt;=[.C900]; [.A900]&lt;=[.D900]);AND([.B900]&gt;=[.C900]; [.B900]&lt;=[.D900]))" office:value-type="boolean" office:boolean-value="false" calcext:value-type="boolean">
            <text:p>FALSE</text:p>
          </table:table-cell>
          <table:table-cell table:formula="of:=AND([.E900];[.F900])" office:value-type="boolean" office:boolean-value="false" calcext:value-type="boolean">
            <text:p>FALSE</text:p>
          </table:table-cell>
          <table:table-cell table:formula="of:=OR([.E900];[.F90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AND(AND([.C901]&gt;=[.A901]; [.C901]&lt;=[.B901]);AND([.D901]&gt;=[.A901]; [.D901]&lt;=[.B901]))" office:value-type="boolean" office:boolean-value="false" calcext:value-type="boolean">
            <text:p>FALSE</text:p>
          </table:table-cell>
          <table:table-cell table:formula="of:=AND(AND([.A901]&gt;=[.C901]; [.A901]&lt;=[.D901]);AND([.B901]&gt;=[.C901]; [.B901]&lt;=[.D901]))" office:value-type="boolean" office:boolean-value="true" calcext:value-type="boolean">
            <text:p>TRUE</text:p>
          </table:table-cell>
          <table:table-cell table:formula="of:=AND([.E901];[.F901])" office:value-type="boolean" office:boolean-value="false" calcext:value-type="boolean">
            <text:p>FALSE</text:p>
          </table:table-cell>
          <table:table-cell table:formula="of:=OR([.E901];[.F90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AND(AND([.C902]&gt;=[.A902]; [.C902]&lt;=[.B902]);AND([.D902]&gt;=[.A902]; [.D902]&lt;=[.B902]))" office:value-type="boolean" office:boolean-value="false" calcext:value-type="boolean">
            <text:p>FALSE</text:p>
          </table:table-cell>
          <table:table-cell table:formula="of:=AND(AND([.A902]&gt;=[.C902]; [.A902]&lt;=[.D902]);AND([.B902]&gt;=[.C902]; [.B902]&lt;=[.D902]))" office:value-type="boolean" office:boolean-value="true" calcext:value-type="boolean">
            <text:p>TRUE</text:p>
          </table:table-cell>
          <table:table-cell table:formula="of:=AND([.E902];[.F902])" office:value-type="boolean" office:boolean-value="false" calcext:value-type="boolean">
            <text:p>FALSE</text:p>
          </table:table-cell>
          <table:table-cell table:formula="of:=OR([.E902];[.F90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formula="of:=AND(AND([.C903]&gt;=[.A903]; [.C903]&lt;=[.B903]);AND([.D903]&gt;=[.A903]; [.D903]&lt;=[.B903]))" office:value-type="boolean" office:boolean-value="false" calcext:value-type="boolean">
            <text:p>FALSE</text:p>
          </table:table-cell>
          <table:table-cell table:formula="of:=AND(AND([.A903]&gt;=[.C903]; [.A903]&lt;=[.D903]);AND([.B903]&gt;=[.C903]; [.B903]&lt;=[.D903]))" office:value-type="boolean" office:boolean-value="false" calcext:value-type="boolean">
            <text:p>FALSE</text:p>
          </table:table-cell>
          <table:table-cell table:formula="of:=AND([.E903];[.F903])" office:value-type="boolean" office:boolean-value="false" calcext:value-type="boolean">
            <text:p>FALSE</text:p>
          </table:table-cell>
          <table:table-cell table:formula="of:=OR([.E903];[.F90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AND(AND([.C904]&gt;=[.A904]; [.C904]&lt;=[.B904]);AND([.D904]&gt;=[.A904]; [.D904]&lt;=[.B904]))" office:value-type="boolean" office:boolean-value="false" calcext:value-type="boolean">
            <text:p>FALSE</text:p>
          </table:table-cell>
          <table:table-cell table:formula="of:=AND(AND([.A904]&gt;=[.C904]; [.A904]&lt;=[.D904]);AND([.B904]&gt;=[.C904]; [.B904]&lt;=[.D904]))" office:value-type="boolean" office:boolean-value="false" calcext:value-type="boolean">
            <text:p>FALSE</text:p>
          </table:table-cell>
          <table:table-cell table:formula="of:=AND([.E904];[.F904])" office:value-type="boolean" office:boolean-value="false" calcext:value-type="boolean">
            <text:p>FALSE</text:p>
          </table:table-cell>
          <table:table-cell table:formula="of:=OR([.E904];[.F90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AND(AND([.C905]&gt;=[.A905]; [.C905]&lt;=[.B905]);AND([.D905]&gt;=[.A905]; [.D905]&lt;=[.B905]))" office:value-type="boolean" office:boolean-value="false" calcext:value-type="boolean">
            <text:p>FALSE</text:p>
          </table:table-cell>
          <table:table-cell table:formula="of:=AND(AND([.A905]&gt;=[.C905]; [.A905]&lt;=[.D905]);AND([.B905]&gt;=[.C905]; [.B905]&lt;=[.D905]))" office:value-type="boolean" office:boolean-value="false" calcext:value-type="boolean">
            <text:p>FALSE</text:p>
          </table:table-cell>
          <table:table-cell table:formula="of:=AND([.E905];[.F905])" office:value-type="boolean" office:boolean-value="false" calcext:value-type="boolean">
            <text:p>FALSE</text:p>
          </table:table-cell>
          <table:table-cell table:formula="of:=OR([.E905];[.F90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table:formula="of:=AND(AND([.C906]&gt;=[.A906]; [.C906]&lt;=[.B906]);AND([.D906]&gt;=[.A906]; [.D906]&lt;=[.B906]))" office:value-type="boolean" office:boolean-value="true" calcext:value-type="boolean">
            <text:p>TRUE</text:p>
          </table:table-cell>
          <table:table-cell table:formula="of:=AND(AND([.A906]&gt;=[.C906]; [.A906]&lt;=[.D906]);AND([.B906]&gt;=[.C906]; [.B906]&lt;=[.D906]))" office:value-type="boolean" office:boolean-value="false" calcext:value-type="boolean">
            <text:p>FALSE</text:p>
          </table:table-cell>
          <table:table-cell table:formula="of:=AND([.E906];[.F906])" office:value-type="boolean" office:boolean-value="false" calcext:value-type="boolean">
            <text:p>FALSE</text:p>
          </table:table-cell>
          <table:table-cell table:formula="of:=OR([.E906];[.F90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formula="of:=AND(AND([.C907]&gt;=[.A907]; [.C907]&lt;=[.B907]);AND([.D907]&gt;=[.A907]; [.D907]&lt;=[.B907]))" office:value-type="boolean" office:boolean-value="false" calcext:value-type="boolean">
            <text:p>FALSE</text:p>
          </table:table-cell>
          <table:table-cell table:formula="of:=AND(AND([.A907]&gt;=[.C907]; [.A907]&lt;=[.D907]);AND([.B907]&gt;=[.C907]; [.B907]&lt;=[.D907]))" office:value-type="boolean" office:boolean-value="false" calcext:value-type="boolean">
            <text:p>FALSE</text:p>
          </table:table-cell>
          <table:table-cell table:formula="of:=AND([.E907];[.F907])" office:value-type="boolean" office:boolean-value="false" calcext:value-type="boolean">
            <text:p>FALSE</text:p>
          </table:table-cell>
          <table:table-cell table:formula="of:=OR([.E907];[.F90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table:formula="of:=AND(AND([.C908]&gt;=[.A908]; [.C908]&lt;=[.B908]);AND([.D908]&gt;=[.A908]; [.D908]&lt;=[.B908]))" office:value-type="boolean" office:boolean-value="true" calcext:value-type="boolean">
            <text:p>TRUE</text:p>
          </table:table-cell>
          <table:table-cell table:formula="of:=AND(AND([.A908]&gt;=[.C908]; [.A908]&lt;=[.D908]);AND([.B908]&gt;=[.C908]; [.B908]&lt;=[.D908]))" office:value-type="boolean" office:boolean-value="false" calcext:value-type="boolean">
            <text:p>FALSE</text:p>
          </table:table-cell>
          <table:table-cell table:formula="of:=AND([.E908];[.F908])" office:value-type="boolean" office:boolean-value="false" calcext:value-type="boolean">
            <text:p>FALSE</text:p>
          </table:table-cell>
          <table:table-cell table:formula="of:=OR([.E908];[.F90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table:formula="of:=AND(AND([.C909]&gt;=[.A909]; [.C909]&lt;=[.B909]);AND([.D909]&gt;=[.A909]; [.D909]&lt;=[.B909]))" office:value-type="boolean" office:boolean-value="false" calcext:value-type="boolean">
            <text:p>FALSE</text:p>
          </table:table-cell>
          <table:table-cell table:formula="of:=AND(AND([.A909]&gt;=[.C909]; [.A909]&lt;=[.D909]);AND([.B909]&gt;=[.C909]; [.B909]&lt;=[.D909]))" office:value-type="boolean" office:boolean-value="true" calcext:value-type="boolean">
            <text:p>TRUE</text:p>
          </table:table-cell>
          <table:table-cell table:formula="of:=AND([.E909];[.F909])" office:value-type="boolean" office:boolean-value="false" calcext:value-type="boolean">
            <text:p>FALSE</text:p>
          </table:table-cell>
          <table:table-cell table:formula="of:=OR([.E909];[.F90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table:formula="of:=AND(AND([.C910]&gt;=[.A910]; [.C910]&lt;=[.B910]);AND([.D910]&gt;=[.A910]; [.D910]&lt;=[.B910]))" office:value-type="boolean" office:boolean-value="false" calcext:value-type="boolean">
            <text:p>FALSE</text:p>
          </table:table-cell>
          <table:table-cell table:formula="of:=AND(AND([.A910]&gt;=[.C910]; [.A910]&lt;=[.D910]);AND([.B910]&gt;=[.C910]; [.B910]&lt;=[.D910]))" office:value-type="boolean" office:boolean-value="false" calcext:value-type="boolean">
            <text:p>FALSE</text:p>
          </table:table-cell>
          <table:table-cell table:formula="of:=AND([.E910];[.F910])" office:value-type="boolean" office:boolean-value="false" calcext:value-type="boolean">
            <text:p>FALSE</text:p>
          </table:table-cell>
          <table:table-cell table:formula="of:=OR([.E910];[.F91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formula="of:=AND(AND([.C911]&gt;=[.A911]; [.C911]&lt;=[.B911]);AND([.D911]&gt;=[.A911]; [.D911]&lt;=[.B911]))" office:value-type="boolean" office:boolean-value="false" calcext:value-type="boolean">
            <text:p>FALSE</text:p>
          </table:table-cell>
          <table:table-cell table:formula="of:=AND(AND([.A911]&gt;=[.C911]; [.A911]&lt;=[.D911]);AND([.B911]&gt;=[.C911]; [.B911]&lt;=[.D911]))" office:value-type="boolean" office:boolean-value="false" calcext:value-type="boolean">
            <text:p>FALSE</text:p>
          </table:table-cell>
          <table:table-cell table:formula="of:=AND([.E911];[.F911])" office:value-type="boolean" office:boolean-value="false" calcext:value-type="boolean">
            <text:p>FALSE</text:p>
          </table:table-cell>
          <table:table-cell table:formula="of:=OR([.E911];[.F91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ND(AND([.C912]&gt;=[.A912]; [.C912]&lt;=[.B912]);AND([.D912]&gt;=[.A912]; [.D912]&lt;=[.B912]))" office:value-type="boolean" office:boolean-value="false" calcext:value-type="boolean">
            <text:p>FALSE</text:p>
          </table:table-cell>
          <table:table-cell table:formula="of:=AND(AND([.A912]&gt;=[.C912]; [.A912]&lt;=[.D912]);AND([.B912]&gt;=[.C912]; [.B912]&lt;=[.D912]))" office:value-type="boolean" office:boolean-value="false" calcext:value-type="boolean">
            <text:p>FALSE</text:p>
          </table:table-cell>
          <table:table-cell table:formula="of:=AND([.E912];[.F912])" office:value-type="boolean" office:boolean-value="false" calcext:value-type="boolean">
            <text:p>FALSE</text:p>
          </table:table-cell>
          <table:table-cell table:formula="of:=OR([.E912];[.F91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formula="of:=AND(AND([.C913]&gt;=[.A913]; [.C913]&lt;=[.B913]);AND([.D913]&gt;=[.A913]; [.D913]&lt;=[.B913]))" office:value-type="boolean" office:boolean-value="false" calcext:value-type="boolean">
            <text:p>FALSE</text:p>
          </table:table-cell>
          <table:table-cell table:formula="of:=AND(AND([.A913]&gt;=[.C913]; [.A913]&lt;=[.D913]);AND([.B913]&gt;=[.C913]; [.B913]&lt;=[.D913]))" office:value-type="boolean" office:boolean-value="true" calcext:value-type="boolean">
            <text:p>TRUE</text:p>
          </table:table-cell>
          <table:table-cell table:formula="of:=AND([.E913];[.F913])" office:value-type="boolean" office:boolean-value="false" calcext:value-type="boolean">
            <text:p>FALSE</text:p>
          </table:table-cell>
          <table:table-cell table:formula="of:=OR([.E913];[.F91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formula="of:=AND(AND([.C914]&gt;=[.A914]; [.C914]&lt;=[.B914]);AND([.D914]&gt;=[.A914]; [.D914]&lt;=[.B914]))" office:value-type="boolean" office:boolean-value="false" calcext:value-type="boolean">
            <text:p>FALSE</text:p>
          </table:table-cell>
          <table:table-cell table:formula="of:=AND(AND([.A914]&gt;=[.C914]; [.A914]&lt;=[.D914]);AND([.B914]&gt;=[.C914]; [.B914]&lt;=[.D914]))" office:value-type="boolean" office:boolean-value="false" calcext:value-type="boolean">
            <text:p>FALSE</text:p>
          </table:table-cell>
          <table:table-cell table:formula="of:=AND([.E914];[.F914])" office:value-type="boolean" office:boolean-value="false" calcext:value-type="boolean">
            <text:p>FALSE</text:p>
          </table:table-cell>
          <table:table-cell table:formula="of:=OR([.E914];[.F914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AND(AND([.C915]&gt;=[.A915]; [.C915]&lt;=[.B915]);AND([.D915]&gt;=[.A915]; [.D915]&lt;=[.B915]))" office:value-type="boolean" office:boolean-value="false" calcext:value-type="boolean">
            <text:p>FALSE</text:p>
          </table:table-cell>
          <table:table-cell table:formula="of:=AND(AND([.A915]&gt;=[.C915]; [.A915]&lt;=[.D915]);AND([.B915]&gt;=[.C915]; [.B915]&lt;=[.D915]))" office:value-type="boolean" office:boolean-value="false" calcext:value-type="boolean">
            <text:p>FALSE</text:p>
          </table:table-cell>
          <table:table-cell table:formula="of:=AND([.E915];[.F915])" office:value-type="boolean" office:boolean-value="false" calcext:value-type="boolean">
            <text:p>FALSE</text:p>
          </table:table-cell>
          <table:table-cell table:formula="of:=OR([.E915];[.F91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AND(AND([.C916]&gt;=[.A916]; [.C916]&lt;=[.B916]);AND([.D916]&gt;=[.A916]; [.D916]&lt;=[.B916]))" office:value-type="boolean" office:boolean-value="false" calcext:value-type="boolean">
            <text:p>FALSE</text:p>
          </table:table-cell>
          <table:table-cell table:formula="of:=AND(AND([.A916]&gt;=[.C916]; [.A916]&lt;=[.D916]);AND([.B916]&gt;=[.C916]; [.B916]&lt;=[.D916]))" office:value-type="boolean" office:boolean-value="false" calcext:value-type="boolean">
            <text:p>FALSE</text:p>
          </table:table-cell>
          <table:table-cell table:formula="of:=AND([.E916];[.F916])" office:value-type="boolean" office:boolean-value="false" calcext:value-type="boolean">
            <text:p>FALSE</text:p>
          </table:table-cell>
          <table:table-cell table:formula="of:=OR([.E916];[.F91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formula="of:=AND(AND([.C917]&gt;=[.A917]; [.C917]&lt;=[.B917]);AND([.D917]&gt;=[.A917]; [.D917]&lt;=[.B917]))" office:value-type="boolean" office:boolean-value="false" calcext:value-type="boolean">
            <text:p>FALSE</text:p>
          </table:table-cell>
          <table:table-cell table:formula="of:=AND(AND([.A917]&gt;=[.C917]; [.A917]&lt;=[.D917]);AND([.B917]&gt;=[.C917]; [.B917]&lt;=[.D917]))" office:value-type="boolean" office:boolean-value="true" calcext:value-type="boolean">
            <text:p>TRUE</text:p>
          </table:table-cell>
          <table:table-cell table:formula="of:=AND([.E917];[.F917])" office:value-type="boolean" office:boolean-value="false" calcext:value-type="boolean">
            <text:p>FALSE</text:p>
          </table:table-cell>
          <table:table-cell table:formula="of:=OR([.E917];[.F91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table:formula="of:=AND(AND([.C918]&gt;=[.A918]; [.C918]&lt;=[.B918]);AND([.D918]&gt;=[.A918]; [.D918]&lt;=[.B918]))" office:value-type="boolean" office:boolean-value="true" calcext:value-type="boolean">
            <text:p>TRUE</text:p>
          </table:table-cell>
          <table:table-cell table:formula="of:=AND(AND([.A918]&gt;=[.C918]; [.A918]&lt;=[.D918]);AND([.B918]&gt;=[.C918]; [.B918]&lt;=[.D918]))" office:value-type="boolean" office:boolean-value="false" calcext:value-type="boolean">
            <text:p>FALSE</text:p>
          </table:table-cell>
          <table:table-cell table:formula="of:=AND([.E918];[.F918])" office:value-type="boolean" office:boolean-value="false" calcext:value-type="boolean">
            <text:p>FALSE</text:p>
          </table:table-cell>
          <table:table-cell table:formula="of:=OR([.E918];[.F91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formula="of:=AND(AND([.C919]&gt;=[.A919]; [.C919]&lt;=[.B919]);AND([.D919]&gt;=[.A919]; [.D919]&lt;=[.B919]))" office:value-type="boolean" office:boolean-value="false" calcext:value-type="boolean">
            <text:p>FALSE</text:p>
          </table:table-cell>
          <table:table-cell table:formula="of:=AND(AND([.A919]&gt;=[.C919]; [.A919]&lt;=[.D919]);AND([.B919]&gt;=[.C919]; [.B919]&lt;=[.D919]))" office:value-type="boolean" office:boolean-value="false" calcext:value-type="boolean">
            <text:p>FALSE</text:p>
          </table:table-cell>
          <table:table-cell table:formula="of:=AND([.E919];[.F919])" office:value-type="boolean" office:boolean-value="false" calcext:value-type="boolean">
            <text:p>FALSE</text:p>
          </table:table-cell>
          <table:table-cell table:formula="of:=OR([.E919];[.F91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AND(AND([.C920]&gt;=[.A920]; [.C920]&lt;=[.B920]);AND([.D920]&gt;=[.A920]; [.D920]&lt;=[.B920]))" office:value-type="boolean" office:boolean-value="false" calcext:value-type="boolean">
            <text:p>FALSE</text:p>
          </table:table-cell>
          <table:table-cell table:formula="of:=AND(AND([.A920]&gt;=[.C920]; [.A920]&lt;=[.D920]);AND([.B920]&gt;=[.C920]; [.B920]&lt;=[.D920]))" office:value-type="boolean" office:boolean-value="false" calcext:value-type="boolean">
            <text:p>FALSE</text:p>
          </table:table-cell>
          <table:table-cell table:formula="of:=AND([.E920];[.F920])" office:value-type="boolean" office:boolean-value="false" calcext:value-type="boolean">
            <text:p>FALSE</text:p>
          </table:table-cell>
          <table:table-cell table:formula="of:=OR([.E920];[.F92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AND(AND([.C921]&gt;=[.A921]; [.C921]&lt;=[.B921]);AND([.D921]&gt;=[.A921]; [.D921]&lt;=[.B921]))" office:value-type="boolean" office:boolean-value="false" calcext:value-type="boolean">
            <text:p>FALSE</text:p>
          </table:table-cell>
          <table:table-cell table:formula="of:=AND(AND([.A921]&gt;=[.C921]; [.A921]&lt;=[.D921]);AND([.B921]&gt;=[.C921]; [.B921]&lt;=[.D921]))" office:value-type="boolean" office:boolean-value="false" calcext:value-type="boolean">
            <text:p>FALSE</text:p>
          </table:table-cell>
          <table:table-cell table:formula="of:=AND([.E921];[.F921])" office:value-type="boolean" office:boolean-value="false" calcext:value-type="boolean">
            <text:p>FALSE</text:p>
          </table:table-cell>
          <table:table-cell table:formula="of:=OR([.E921];[.F92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formula="of:=AND(AND([.C922]&gt;=[.A922]; [.C922]&lt;=[.B922]);AND([.D922]&gt;=[.A922]; [.D922]&lt;=[.B922]))" office:value-type="boolean" office:boolean-value="false" calcext:value-type="boolean">
            <text:p>FALSE</text:p>
          </table:table-cell>
          <table:table-cell table:formula="of:=AND(AND([.A922]&gt;=[.C922]; [.A922]&lt;=[.D922]);AND([.B922]&gt;=[.C922]; [.B922]&lt;=[.D922]))" office:value-type="boolean" office:boolean-value="false" calcext:value-type="boolean">
            <text:p>FALSE</text:p>
          </table:table-cell>
          <table:table-cell table:formula="of:=AND([.E922];[.F922])" office:value-type="boolean" office:boolean-value="false" calcext:value-type="boolean">
            <text:p>FALSE</text:p>
          </table:table-cell>
          <table:table-cell table:formula="of:=OR([.E922];[.F92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AND(AND([.C923]&gt;=[.A923]; [.C923]&lt;=[.B923]);AND([.D923]&gt;=[.A923]; [.D923]&lt;=[.B923]))" office:value-type="boolean" office:boolean-value="true" calcext:value-type="boolean">
            <text:p>TRUE</text:p>
          </table:table-cell>
          <table:table-cell table:formula="of:=AND(AND([.A923]&gt;=[.C923]; [.A923]&lt;=[.D923]);AND([.B923]&gt;=[.C923]; [.B923]&lt;=[.D923]))" office:value-type="boolean" office:boolean-value="false" calcext:value-type="boolean">
            <text:p>FALSE</text:p>
          </table:table-cell>
          <table:table-cell table:formula="of:=AND([.E923];[.F923])" office:value-type="boolean" office:boolean-value="false" calcext:value-type="boolean">
            <text:p>FALSE</text:p>
          </table:table-cell>
          <table:table-cell table:formula="of:=OR([.E923];[.F923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94" calcext:value-type="float">
            <text:p>94</text:p>
          </table:table-cell>
          <table:table-cell table:formula="of:=AND(AND([.C924]&gt;=[.A924]; [.C924]&lt;=[.B924]);AND([.D924]&gt;=[.A924]; [.D924]&lt;=[.B924]))" office:value-type="boolean" office:boolean-value="true" calcext:value-type="boolean">
            <text:p>TRUE</text:p>
          </table:table-cell>
          <table:table-cell table:formula="of:=AND(AND([.A924]&gt;=[.C924]; [.A924]&lt;=[.D924]);AND([.B924]&gt;=[.C924]; [.B924]&lt;=[.D924]))" office:value-type="boolean" office:boolean-value="false" calcext:value-type="boolean">
            <text:p>FALSE</text:p>
          </table:table-cell>
          <table:table-cell table:formula="of:=AND([.E924];[.F924])" office:value-type="boolean" office:boolean-value="false" calcext:value-type="boolean">
            <text:p>FALSE</text:p>
          </table:table-cell>
          <table:table-cell table:formula="of:=OR([.E924];[.F92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98" calcext:value-type="float">
            <text:p>98</text:p>
          </table:table-cell>
          <table:table-cell table:formula="of:=AND(AND([.C925]&gt;=[.A925]; [.C925]&lt;=[.B925]);AND([.D925]&gt;=[.A925]; [.D925]&lt;=[.B925]))" office:value-type="boolean" office:boolean-value="true" calcext:value-type="boolean">
            <text:p>TRUE</text:p>
          </table:table-cell>
          <table:table-cell table:formula="of:=AND(AND([.A925]&gt;=[.C925]; [.A925]&lt;=[.D925]);AND([.B925]&gt;=[.C925]; [.B925]&lt;=[.D925]))" office:value-type="boolean" office:boolean-value="false" calcext:value-type="boolean">
            <text:p>FALSE</text:p>
          </table:table-cell>
          <table:table-cell table:formula="of:=AND([.E925];[.F925])" office:value-type="boolean" office:boolean-value="false" calcext:value-type="boolean">
            <text:p>FALSE</text:p>
          </table:table-cell>
          <table:table-cell table:formula="of:=OR([.E925];[.F92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table:formula="of:=AND(AND([.C926]&gt;=[.A926]; [.C926]&lt;=[.B926]);AND([.D926]&gt;=[.A926]; [.D926]&lt;=[.B926]))" office:value-type="boolean" office:boolean-value="false" calcext:value-type="boolean">
            <text:p>FALSE</text:p>
          </table:table-cell>
          <table:table-cell table:formula="of:=AND(AND([.A926]&gt;=[.C926]; [.A926]&lt;=[.D926]);AND([.B926]&gt;=[.C926]; [.B926]&lt;=[.D926]))" office:value-type="boolean" office:boolean-value="false" calcext:value-type="boolean">
            <text:p>FALSE</text:p>
          </table:table-cell>
          <table:table-cell table:formula="of:=AND([.E926];[.F926])" office:value-type="boolean" office:boolean-value="false" calcext:value-type="boolean">
            <text:p>FALSE</text:p>
          </table:table-cell>
          <table:table-cell table:formula="of:=OR([.E926];[.F92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formula="of:=AND(AND([.C927]&gt;=[.A927]; [.C927]&lt;=[.B927]);AND([.D927]&gt;=[.A927]; [.D927]&lt;=[.B927]))" office:value-type="boolean" office:boolean-value="false" calcext:value-type="boolean">
            <text:p>FALSE</text:p>
          </table:table-cell>
          <table:table-cell table:formula="of:=AND(AND([.A927]&gt;=[.C927]; [.A927]&lt;=[.D927]);AND([.B927]&gt;=[.C927]; [.B927]&lt;=[.D927]))" office:value-type="boolean" office:boolean-value="true" calcext:value-type="boolean">
            <text:p>TRUE</text:p>
          </table:table-cell>
          <table:table-cell table:formula="of:=AND([.E927];[.F927])" office:value-type="boolean" office:boolean-value="false" calcext:value-type="boolean">
            <text:p>FALSE</text:p>
          </table:table-cell>
          <table:table-cell table:formula="of:=OR([.E927];[.F92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AND(AND([.C928]&gt;=[.A928]; [.C928]&lt;=[.B928]);AND([.D928]&gt;=[.A928]; [.D928]&lt;=[.B928]))" office:value-type="boolean" office:boolean-value="true" calcext:value-type="boolean">
            <text:p>TRUE</text:p>
          </table:table-cell>
          <table:table-cell table:formula="of:=AND(AND([.A928]&gt;=[.C928]; [.A928]&lt;=[.D928]);AND([.B928]&gt;=[.C928]; [.B928]&lt;=[.D928]))" office:value-type="boolean" office:boolean-value="false" calcext:value-type="boolean">
            <text:p>FALSE</text:p>
          </table:table-cell>
          <table:table-cell table:formula="of:=AND([.E928];[.F928])" office:value-type="boolean" office:boolean-value="false" calcext:value-type="boolean">
            <text:p>FALSE</text:p>
          </table:table-cell>
          <table:table-cell table:formula="of:=OR([.E928];[.F92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formula="of:=AND(AND([.C929]&gt;=[.A929]; [.C929]&lt;=[.B929]);AND([.D929]&gt;=[.A929]; [.D929]&lt;=[.B929]))" office:value-type="boolean" office:boolean-value="false" calcext:value-type="boolean">
            <text:p>FALSE</text:p>
          </table:table-cell>
          <table:table-cell table:formula="of:=AND(AND([.A929]&gt;=[.C929]; [.A929]&lt;=[.D929]);AND([.B929]&gt;=[.C929]; [.B929]&lt;=[.D929]))" office:value-type="boolean" office:boolean-value="false" calcext:value-type="boolean">
            <text:p>FALSE</text:p>
          </table:table-cell>
          <table:table-cell table:formula="of:=AND([.E929];[.F929])" office:value-type="boolean" office:boolean-value="false" calcext:value-type="boolean">
            <text:p>FALSE</text:p>
          </table:table-cell>
          <table:table-cell table:formula="of:=OR([.E929];[.F92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table:formula="of:=AND(AND([.C930]&gt;=[.A930]; [.C930]&lt;=[.B930]);AND([.D930]&gt;=[.A930]; [.D930]&lt;=[.B930]))" office:value-type="boolean" office:boolean-value="false" calcext:value-type="boolean">
            <text:p>FALSE</text:p>
          </table:table-cell>
          <table:table-cell table:formula="of:=AND(AND([.A930]&gt;=[.C930]; [.A930]&lt;=[.D930]);AND([.B930]&gt;=[.C930]; [.B930]&lt;=[.D930]))" office:value-type="boolean" office:boolean-value="false" calcext:value-type="boolean">
            <text:p>FALSE</text:p>
          </table:table-cell>
          <table:table-cell table:formula="of:=AND([.E930];[.F930])" office:value-type="boolean" office:boolean-value="false" calcext:value-type="boolean">
            <text:p>FALSE</text:p>
          </table:table-cell>
          <table:table-cell table:formula="of:=OR([.E930];[.F93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table:formula="of:=AND(AND([.C931]&gt;=[.A931]; [.C931]&lt;=[.B931]);AND([.D931]&gt;=[.A931]; [.D931]&lt;=[.B931]))" office:value-type="boolean" office:boolean-value="true" calcext:value-type="boolean">
            <text:p>TRUE</text:p>
          </table:table-cell>
          <table:table-cell table:formula="of:=AND(AND([.A931]&gt;=[.C931]; [.A931]&lt;=[.D931]);AND([.B931]&gt;=[.C931]; [.B931]&lt;=[.D931]))" office:value-type="boolean" office:boolean-value="false" calcext:value-type="boolean">
            <text:p>FALSE</text:p>
          </table:table-cell>
          <table:table-cell table:formula="of:=AND([.E931];[.F931])" office:value-type="boolean" office:boolean-value="false" calcext:value-type="boolean">
            <text:p>FALSE</text:p>
          </table:table-cell>
          <table:table-cell table:formula="of:=OR([.E931];[.F93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formula="of:=AND(AND([.C932]&gt;=[.A932]; [.C932]&lt;=[.B932]);AND([.D932]&gt;=[.A932]; [.D932]&lt;=[.B932]))" office:value-type="boolean" office:boolean-value="false" calcext:value-type="boolean">
            <text:p>FALSE</text:p>
          </table:table-cell>
          <table:table-cell table:formula="of:=AND(AND([.A932]&gt;=[.C932]; [.A932]&lt;=[.D932]);AND([.B932]&gt;=[.C932]; [.B932]&lt;=[.D932]))" office:value-type="boolean" office:boolean-value="false" calcext:value-type="boolean">
            <text:p>FALSE</text:p>
          </table:table-cell>
          <table:table-cell table:formula="of:=AND([.E932];[.F932])" office:value-type="boolean" office:boolean-value="false" calcext:value-type="boolean">
            <text:p>FALSE</text:p>
          </table:table-cell>
          <table:table-cell table:formula="of:=OR([.E932];[.F93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table:formula="of:=AND(AND([.C933]&gt;=[.A933]; [.C933]&lt;=[.B933]);AND([.D933]&gt;=[.A933]; [.D933]&lt;=[.B933]))" office:value-type="boolean" office:boolean-value="false" calcext:value-type="boolean">
            <text:p>FALSE</text:p>
          </table:table-cell>
          <table:table-cell table:formula="of:=AND(AND([.A933]&gt;=[.C933]; [.A933]&lt;=[.D933]);AND([.B933]&gt;=[.C933]; [.B933]&lt;=[.D933]))" office:value-type="boolean" office:boolean-value="false" calcext:value-type="boolean">
            <text:p>FALSE</text:p>
          </table:table-cell>
          <table:table-cell table:formula="of:=AND([.E933];[.F933])" office:value-type="boolean" office:boolean-value="false" calcext:value-type="boolean">
            <text:p>FALSE</text:p>
          </table:table-cell>
          <table:table-cell table:formula="of:=OR([.E933];[.F93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AND(AND([.C934]&gt;=[.A934]; [.C934]&lt;=[.B934]);AND([.D934]&gt;=[.A934]; [.D934]&lt;=[.B934]))" office:value-type="boolean" office:boolean-value="false" calcext:value-type="boolean">
            <text:p>FALSE</text:p>
          </table:table-cell>
          <table:table-cell table:formula="of:=AND(AND([.A934]&gt;=[.C934]; [.A934]&lt;=[.D934]);AND([.B934]&gt;=[.C934]; [.B934]&lt;=[.D934]))" office:value-type="boolean" office:boolean-value="true" calcext:value-type="boolean">
            <text:p>TRUE</text:p>
          </table:table-cell>
          <table:table-cell table:formula="of:=AND([.E934];[.F934])" office:value-type="boolean" office:boolean-value="false" calcext:value-type="boolean">
            <text:p>FALSE</text:p>
          </table:table-cell>
          <table:table-cell table:formula="of:=OR([.E934];[.F93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table:formula="of:=AND(AND([.C935]&gt;=[.A935]; [.C935]&lt;=[.B935]);AND([.D935]&gt;=[.A935]; [.D935]&lt;=[.B935]))" office:value-type="boolean" office:boolean-value="false" calcext:value-type="boolean">
            <text:p>FALSE</text:p>
          </table:table-cell>
          <table:table-cell table:formula="of:=AND(AND([.A935]&gt;=[.C935]; [.A935]&lt;=[.D935]);AND([.B935]&gt;=[.C935]; [.B935]&lt;=[.D935]))" office:value-type="boolean" office:boolean-value="true" calcext:value-type="boolean">
            <text:p>TRUE</text:p>
          </table:table-cell>
          <table:table-cell table:formula="of:=AND([.E935];[.F935])" office:value-type="boolean" office:boolean-value="false" calcext:value-type="boolean">
            <text:p>FALSE</text:p>
          </table:table-cell>
          <table:table-cell table:formula="of:=OR([.E935];[.F93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formula="of:=AND(AND([.C936]&gt;=[.A936]; [.C936]&lt;=[.B936]);AND([.D936]&gt;=[.A936]; [.D936]&lt;=[.B936]))" office:value-type="boolean" office:boolean-value="false" calcext:value-type="boolean">
            <text:p>FALSE</text:p>
          </table:table-cell>
          <table:table-cell table:formula="of:=AND(AND([.A936]&gt;=[.C936]; [.A936]&lt;=[.D936]);AND([.B936]&gt;=[.C936]; [.B936]&lt;=[.D936]))" office:value-type="boolean" office:boolean-value="false" calcext:value-type="boolean">
            <text:p>FALSE</text:p>
          </table:table-cell>
          <table:table-cell table:formula="of:=AND([.E936];[.F936])" office:value-type="boolean" office:boolean-value="false" calcext:value-type="boolean">
            <text:p>FALSE</text:p>
          </table:table-cell>
          <table:table-cell table:formula="of:=OR([.E936];[.F93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ND(AND([.C937]&gt;=[.A937]; [.C937]&lt;=[.B937]);AND([.D937]&gt;=[.A937]; [.D937]&lt;=[.B937]))" office:value-type="boolean" office:boolean-value="false" calcext:value-type="boolean">
            <text:p>FALSE</text:p>
          </table:table-cell>
          <table:table-cell table:formula="of:=AND(AND([.A937]&gt;=[.C937]; [.A937]&lt;=[.D937]);AND([.B937]&gt;=[.C937]; [.B937]&lt;=[.D937]))" office:value-type="boolean" office:boolean-value="false" calcext:value-type="boolean">
            <text:p>FALSE</text:p>
          </table:table-cell>
          <table:table-cell table:formula="of:=AND([.E937];[.F937])" office:value-type="boolean" office:boolean-value="false" calcext:value-type="boolean">
            <text:p>FALSE</text:p>
          </table:table-cell>
          <table:table-cell table:formula="of:=OR([.E937];[.F93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table:formula="of:=AND(AND([.C938]&gt;=[.A938]; [.C938]&lt;=[.B938]);AND([.D938]&gt;=[.A938]; [.D938]&lt;=[.B938]))" office:value-type="boolean" office:boolean-value="true" calcext:value-type="boolean">
            <text:p>TRUE</text:p>
          </table:table-cell>
          <table:table-cell table:formula="of:=AND(AND([.A938]&gt;=[.C938]; [.A938]&lt;=[.D938]);AND([.B938]&gt;=[.C938]; [.B938]&lt;=[.D938]))" office:value-type="boolean" office:boolean-value="false" calcext:value-type="boolean">
            <text:p>FALSE</text:p>
          </table:table-cell>
          <table:table-cell table:formula="of:=AND([.E938];[.F938])" office:value-type="boolean" office:boolean-value="false" calcext:value-type="boolean">
            <text:p>FALSE</text:p>
          </table:table-cell>
          <table:table-cell table:formula="of:=OR([.E938];[.F93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AND(AND([.C939]&gt;=[.A939]; [.C939]&lt;=[.B939]);AND([.D939]&gt;=[.A939]; [.D939]&lt;=[.B939]))" office:value-type="boolean" office:boolean-value="true" calcext:value-type="boolean">
            <text:p>TRUE</text:p>
          </table:table-cell>
          <table:table-cell table:formula="of:=AND(AND([.A939]&gt;=[.C939]; [.A939]&lt;=[.D939]);AND([.B939]&gt;=[.C939]; [.B939]&lt;=[.D939]))" office:value-type="boolean" office:boolean-value="false" calcext:value-type="boolean">
            <text:p>FALSE</text:p>
          </table:table-cell>
          <table:table-cell table:formula="of:=AND([.E939];[.F939])" office:value-type="boolean" office:boolean-value="false" calcext:value-type="boolean">
            <text:p>FALSE</text:p>
          </table:table-cell>
          <table:table-cell table:formula="of:=OR([.E939];[.F93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formula="of:=AND(AND([.C940]&gt;=[.A940]; [.C940]&lt;=[.B940]);AND([.D940]&gt;=[.A940]; [.D940]&lt;=[.B940]))" office:value-type="boolean" office:boolean-value="false" calcext:value-type="boolean">
            <text:p>FALSE</text:p>
          </table:table-cell>
          <table:table-cell table:formula="of:=AND(AND([.A940]&gt;=[.C940]; [.A940]&lt;=[.D940]);AND([.B940]&gt;=[.C940]; [.B940]&lt;=[.D940]))" office:value-type="boolean" office:boolean-value="false" calcext:value-type="boolean">
            <text:p>FALSE</text:p>
          </table:table-cell>
          <table:table-cell table:formula="of:=AND([.E940];[.F940])" office:value-type="boolean" office:boolean-value="false" calcext:value-type="boolean">
            <text:p>FALSE</text:p>
          </table:table-cell>
          <table:table-cell table:formula="of:=OR([.E940];[.F94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80" calcext:value-type="float">
            <text:p>80</text:p>
          </table:table-cell>
          <table:table-cell table:formula="of:=AND(AND([.C941]&gt;=[.A941]; [.C941]&lt;=[.B941]);AND([.D941]&gt;=[.A941]; [.D941]&lt;=[.B941]))" office:value-type="boolean" office:boolean-value="true" calcext:value-type="boolean">
            <text:p>TRUE</text:p>
          </table:table-cell>
          <table:table-cell table:formula="of:=AND(AND([.A941]&gt;=[.C941]; [.A941]&lt;=[.D941]);AND([.B941]&gt;=[.C941]; [.B941]&lt;=[.D941]))" office:value-type="boolean" office:boolean-value="false" calcext:value-type="boolean">
            <text:p>FALSE</text:p>
          </table:table-cell>
          <table:table-cell table:formula="of:=AND([.E941];[.F941])" office:value-type="boolean" office:boolean-value="false" calcext:value-type="boolean">
            <text:p>FALSE</text:p>
          </table:table-cell>
          <table:table-cell table:formula="of:=OR([.E941];[.F94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AND(AND([.C942]&gt;=[.A942]; [.C942]&lt;=[.B942]);AND([.D942]&gt;=[.A942]; [.D942]&lt;=[.B942]))" office:value-type="boolean" office:boolean-value="false" calcext:value-type="boolean">
            <text:p>FALSE</text:p>
          </table:table-cell>
          <table:table-cell table:formula="of:=AND(AND([.A942]&gt;=[.C942]; [.A942]&lt;=[.D942]);AND([.B942]&gt;=[.C942]; [.B942]&lt;=[.D942]))" office:value-type="boolean" office:boolean-value="false" calcext:value-type="boolean">
            <text:p>FALSE</text:p>
          </table:table-cell>
          <table:table-cell table:formula="of:=AND([.E942];[.F942])" office:value-type="boolean" office:boolean-value="false" calcext:value-type="boolean">
            <text:p>FALSE</text:p>
          </table:table-cell>
          <table:table-cell table:formula="of:=OR([.E942];[.F94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formula="of:=AND(AND([.C943]&gt;=[.A943]; [.C943]&lt;=[.B943]);AND([.D943]&gt;=[.A943]; [.D943]&lt;=[.B943]))" office:value-type="boolean" office:boolean-value="false" calcext:value-type="boolean">
            <text:p>FALSE</text:p>
          </table:table-cell>
          <table:table-cell table:formula="of:=AND(AND([.A943]&gt;=[.C943]; [.A943]&lt;=[.D943]);AND([.B943]&gt;=[.C943]; [.B943]&lt;=[.D943]))" office:value-type="boolean" office:boolean-value="false" calcext:value-type="boolean">
            <text:p>FALSE</text:p>
          </table:table-cell>
          <table:table-cell table:formula="of:=AND([.E943];[.F943])" office:value-type="boolean" office:boolean-value="false" calcext:value-type="boolean">
            <text:p>FALSE</text:p>
          </table:table-cell>
          <table:table-cell table:formula="of:=OR([.E943];[.F94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AND(AND([.C944]&gt;=[.A944]; [.C944]&lt;=[.B944]);AND([.D944]&gt;=[.A944]; [.D944]&lt;=[.B944]))" office:value-type="boolean" office:boolean-value="false" calcext:value-type="boolean">
            <text:p>FALSE</text:p>
          </table:table-cell>
          <table:table-cell table:formula="of:=AND(AND([.A944]&gt;=[.C944]; [.A944]&lt;=[.D944]);AND([.B944]&gt;=[.C944]; [.B944]&lt;=[.D944]))" office:value-type="boolean" office:boolean-value="true" calcext:value-type="boolean">
            <text:p>TRUE</text:p>
          </table:table-cell>
          <table:table-cell table:formula="of:=AND([.E944];[.F944])" office:value-type="boolean" office:boolean-value="false" calcext:value-type="boolean">
            <text:p>FALSE</text:p>
          </table:table-cell>
          <table:table-cell table:formula="of:=OR([.E944];[.F94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AND(AND([.C945]&gt;=[.A945]; [.C945]&lt;=[.B945]);AND([.D945]&gt;=[.A945]; [.D945]&lt;=[.B945]))" office:value-type="boolean" office:boolean-value="false" calcext:value-type="boolean">
            <text:p>FALSE</text:p>
          </table:table-cell>
          <table:table-cell table:formula="of:=AND(AND([.A945]&gt;=[.C945]; [.A945]&lt;=[.D945]);AND([.B945]&gt;=[.C945]; [.B945]&lt;=[.D945]))" office:value-type="boolean" office:boolean-value="false" calcext:value-type="boolean">
            <text:p>FALSE</text:p>
          </table:table-cell>
          <table:table-cell table:formula="of:=AND([.E945];[.F945])" office:value-type="boolean" office:boolean-value="false" calcext:value-type="boolean">
            <text:p>FALSE</text:p>
          </table:table-cell>
          <table:table-cell table:formula="of:=OR([.E945];[.F94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AND(AND([.C946]&gt;=[.A946]; [.C946]&lt;=[.B946]);AND([.D946]&gt;=[.A946]; [.D946]&lt;=[.B946]))" office:value-type="boolean" office:boolean-value="false" calcext:value-type="boolean">
            <text:p>FALSE</text:p>
          </table:table-cell>
          <table:table-cell table:formula="of:=AND(AND([.A946]&gt;=[.C946]; [.A946]&lt;=[.D946]);AND([.B946]&gt;=[.C946]; [.B946]&lt;=[.D946]))" office:value-type="boolean" office:boolean-value="false" calcext:value-type="boolean">
            <text:p>FALSE</text:p>
          </table:table-cell>
          <table:table-cell table:formula="of:=AND([.E946];[.F946])" office:value-type="boolean" office:boolean-value="false" calcext:value-type="boolean">
            <text:p>FALSE</text:p>
          </table:table-cell>
          <table:table-cell table:formula="of:=OR([.E946];[.F94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AND(AND([.C947]&gt;=[.A947]; [.C947]&lt;=[.B947]);AND([.D947]&gt;=[.A947]; [.D947]&lt;=[.B947]))" office:value-type="boolean" office:boolean-value="false" calcext:value-type="boolean">
            <text:p>FALSE</text:p>
          </table:table-cell>
          <table:table-cell table:formula="of:=AND(AND([.A947]&gt;=[.C947]; [.A947]&lt;=[.D947]);AND([.B947]&gt;=[.C947]; [.B947]&lt;=[.D947]))" office:value-type="boolean" office:boolean-value="false" calcext:value-type="boolean">
            <text:p>FALSE</text:p>
          </table:table-cell>
          <table:table-cell table:formula="of:=AND([.E947];[.F947])" office:value-type="boolean" office:boolean-value="false" calcext:value-type="boolean">
            <text:p>FALSE</text:p>
          </table:table-cell>
          <table:table-cell table:formula="of:=OR([.E947];[.F94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formula="of:=AND(AND([.C948]&gt;=[.A948]; [.C948]&lt;=[.B948]);AND([.D948]&gt;=[.A948]; [.D948]&lt;=[.B948]))" office:value-type="boolean" office:boolean-value="false" calcext:value-type="boolean">
            <text:p>FALSE</text:p>
          </table:table-cell>
          <table:table-cell table:formula="of:=AND(AND([.A948]&gt;=[.C948]; [.A948]&lt;=[.D948]);AND([.B948]&gt;=[.C948]; [.B948]&lt;=[.D948]))" office:value-type="boolean" office:boolean-value="true" calcext:value-type="boolean">
            <text:p>TRUE</text:p>
          </table:table-cell>
          <table:table-cell table:formula="of:=AND([.E948];[.F948])" office:value-type="boolean" office:boolean-value="false" calcext:value-type="boolean">
            <text:p>FALSE</text:p>
          </table:table-cell>
          <table:table-cell table:formula="of:=OR([.E948];[.F94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formula="of:=AND(AND([.C949]&gt;=[.A949]; [.C949]&lt;=[.B949]);AND([.D949]&gt;=[.A949]; [.D949]&lt;=[.B949]))" office:value-type="boolean" office:boolean-value="false" calcext:value-type="boolean">
            <text:p>FALSE</text:p>
          </table:table-cell>
          <table:table-cell table:formula="of:=AND(AND([.A949]&gt;=[.C949]; [.A949]&lt;=[.D949]);AND([.B949]&gt;=[.C949]; [.B949]&lt;=[.D949]))" office:value-type="boolean" office:boolean-value="true" calcext:value-type="boolean">
            <text:p>TRUE</text:p>
          </table:table-cell>
          <table:table-cell table:formula="of:=AND([.E949];[.F949])" office:value-type="boolean" office:boolean-value="false" calcext:value-type="boolean">
            <text:p>FALSE</text:p>
          </table:table-cell>
          <table:table-cell table:formula="of:=OR([.E949];[.F94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table:formula="of:=AND(AND([.C950]&gt;=[.A950]; [.C950]&lt;=[.B950]);AND([.D950]&gt;=[.A950]; [.D950]&lt;=[.B950]))" office:value-type="boolean" office:boolean-value="false" calcext:value-type="boolean">
            <text:p>FALSE</text:p>
          </table:table-cell>
          <table:table-cell table:formula="of:=AND(AND([.A950]&gt;=[.C950]; [.A950]&lt;=[.D950]);AND([.B950]&gt;=[.C950]; [.B950]&lt;=[.D950]))" office:value-type="boolean" office:boolean-value="false" calcext:value-type="boolean">
            <text:p>FALSE</text:p>
          </table:table-cell>
          <table:table-cell table:formula="of:=AND([.E950];[.F950])" office:value-type="boolean" office:boolean-value="false" calcext:value-type="boolean">
            <text:p>FALSE</text:p>
          </table:table-cell>
          <table:table-cell table:formula="of:=OR([.E950];[.F95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table:formula="of:=AND(AND([.C951]&gt;=[.A951]; [.C951]&lt;=[.B951]);AND([.D951]&gt;=[.A951]; [.D951]&lt;=[.B951]))" office:value-type="boolean" office:boolean-value="false" calcext:value-type="boolean">
            <text:p>FALSE</text:p>
          </table:table-cell>
          <table:table-cell table:formula="of:=AND(AND([.A951]&gt;=[.C951]; [.A951]&lt;=[.D951]);AND([.B951]&gt;=[.C951]; [.B951]&lt;=[.D951]))" office:value-type="boolean" office:boolean-value="true" calcext:value-type="boolean">
            <text:p>TRUE</text:p>
          </table:table-cell>
          <table:table-cell table:formula="of:=AND([.E951];[.F951])" office:value-type="boolean" office:boolean-value="false" calcext:value-type="boolean">
            <text:p>FALSE</text:p>
          </table:table-cell>
          <table:table-cell table:formula="of:=OR([.E951];[.F95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formula="of:=AND(AND([.C952]&gt;=[.A952]; [.C952]&lt;=[.B952]);AND([.D952]&gt;=[.A952]; [.D952]&lt;=[.B952]))" office:value-type="boolean" office:boolean-value="false" calcext:value-type="boolean">
            <text:p>FALSE</text:p>
          </table:table-cell>
          <table:table-cell table:formula="of:=AND(AND([.A952]&gt;=[.C952]; [.A952]&lt;=[.D952]);AND([.B952]&gt;=[.C952]; [.B952]&lt;=[.D952]))" office:value-type="boolean" office:boolean-value="false" calcext:value-type="boolean">
            <text:p>FALSE</text:p>
          </table:table-cell>
          <table:table-cell table:formula="of:=AND([.E952];[.F952])" office:value-type="boolean" office:boolean-value="false" calcext:value-type="boolean">
            <text:p>FALSE</text:p>
          </table:table-cell>
          <table:table-cell table:formula="of:=OR([.E952];[.F95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AND(AND([.C953]&gt;=[.A953]; [.C953]&lt;=[.B953]);AND([.D953]&gt;=[.A953]; [.D953]&lt;=[.B953]))" office:value-type="boolean" office:boolean-value="false" calcext:value-type="boolean">
            <text:p>FALSE</text:p>
          </table:table-cell>
          <table:table-cell table:formula="of:=AND(AND([.A953]&gt;=[.C953]; [.A953]&lt;=[.D953]);AND([.B953]&gt;=[.C953]; [.B953]&lt;=[.D953]))" office:value-type="boolean" office:boolean-value="false" calcext:value-type="boolean">
            <text:p>FALSE</text:p>
          </table:table-cell>
          <table:table-cell table:formula="of:=AND([.E953];[.F953])" office:value-type="boolean" office:boolean-value="false" calcext:value-type="boolean">
            <text:p>FALSE</text:p>
          </table:table-cell>
          <table:table-cell table:formula="of:=OR([.E953];[.F95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AND(AND([.C954]&gt;=[.A954]; [.C954]&lt;=[.B954]);AND([.D954]&gt;=[.A954]; [.D954]&lt;=[.B954]))" office:value-type="boolean" office:boolean-value="true" calcext:value-type="boolean">
            <text:p>TRUE</text:p>
          </table:table-cell>
          <table:table-cell table:formula="of:=AND(AND([.A954]&gt;=[.C954]; [.A954]&lt;=[.D954]);AND([.B954]&gt;=[.C954]; [.B954]&lt;=[.D954]))" office:value-type="boolean" office:boolean-value="false" calcext:value-type="boolean">
            <text:p>FALSE</text:p>
          </table:table-cell>
          <table:table-cell table:formula="of:=AND([.E954];[.F954])" office:value-type="boolean" office:boolean-value="false" calcext:value-type="boolean">
            <text:p>FALSE</text:p>
          </table:table-cell>
          <table:table-cell table:formula="of:=OR([.E954];[.F95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AND(AND([.C955]&gt;=[.A955]; [.C955]&lt;=[.B955]);AND([.D955]&gt;=[.A955]; [.D955]&lt;=[.B955]))" office:value-type="boolean" office:boolean-value="true" calcext:value-type="boolean">
            <text:p>TRUE</text:p>
          </table:table-cell>
          <table:table-cell table:formula="of:=AND(AND([.A955]&gt;=[.C955]; [.A955]&lt;=[.D955]);AND([.B955]&gt;=[.C955]; [.B955]&lt;=[.D955]))" office:value-type="boolean" office:boolean-value="false" calcext:value-type="boolean">
            <text:p>FALSE</text:p>
          </table:table-cell>
          <table:table-cell table:formula="of:=AND([.E955];[.F955])" office:value-type="boolean" office:boolean-value="false" calcext:value-type="boolean">
            <text:p>FALSE</text:p>
          </table:table-cell>
          <table:table-cell table:formula="of:=OR([.E955];[.F95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AND(AND([.C956]&gt;=[.A956]; [.C956]&lt;=[.B956]);AND([.D956]&gt;=[.A956]; [.D956]&lt;=[.B956]))" office:value-type="boolean" office:boolean-value="true" calcext:value-type="boolean">
            <text:p>TRUE</text:p>
          </table:table-cell>
          <table:table-cell table:formula="of:=AND(AND([.A956]&gt;=[.C956]; [.A956]&lt;=[.D956]);AND([.B956]&gt;=[.C956]; [.B956]&lt;=[.D956]))" office:value-type="boolean" office:boolean-value="false" calcext:value-type="boolean">
            <text:p>FALSE</text:p>
          </table:table-cell>
          <table:table-cell table:formula="of:=AND([.E956];[.F956])" office:value-type="boolean" office:boolean-value="false" calcext:value-type="boolean">
            <text:p>FALSE</text:p>
          </table:table-cell>
          <table:table-cell table:formula="of:=OR([.E956];[.F95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AND(AND([.C957]&gt;=[.A957]; [.C957]&lt;=[.B957]);AND([.D957]&gt;=[.A957]; [.D957]&lt;=[.B957]))" office:value-type="boolean" office:boolean-value="false" calcext:value-type="boolean">
            <text:p>FALSE</text:p>
          </table:table-cell>
          <table:table-cell table:formula="of:=AND(AND([.A957]&gt;=[.C957]; [.A957]&lt;=[.D957]);AND([.B957]&gt;=[.C957]; [.B957]&lt;=[.D957]))" office:value-type="boolean" office:boolean-value="false" calcext:value-type="boolean">
            <text:p>FALSE</text:p>
          </table:table-cell>
          <table:table-cell table:formula="of:=AND([.E957];[.F957])" office:value-type="boolean" office:boolean-value="false" calcext:value-type="boolean">
            <text:p>FALSE</text:p>
          </table:table-cell>
          <table:table-cell table:formula="of:=OR([.E957];[.F95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table:formula="of:=AND(AND([.C958]&gt;=[.A958]; [.C958]&lt;=[.B958]);AND([.D958]&gt;=[.A958]; [.D958]&lt;=[.B958]))" office:value-type="boolean" office:boolean-value="false" calcext:value-type="boolean">
            <text:p>FALSE</text:p>
          </table:table-cell>
          <table:table-cell table:formula="of:=AND(AND([.A958]&gt;=[.C958]; [.A958]&lt;=[.D958]);AND([.B958]&gt;=[.C958]; [.B958]&lt;=[.D958]))" office:value-type="boolean" office:boolean-value="false" calcext:value-type="boolean">
            <text:p>FALSE</text:p>
          </table:table-cell>
          <table:table-cell table:formula="of:=AND([.E958];[.F958])" office:value-type="boolean" office:boolean-value="false" calcext:value-type="boolean">
            <text:p>FALSE</text:p>
          </table:table-cell>
          <table:table-cell table:formula="of:=OR([.E958];[.F95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AND(AND([.C959]&gt;=[.A959]; [.C959]&lt;=[.B959]);AND([.D959]&gt;=[.A959]; [.D959]&lt;=[.B959]))" office:value-type="boolean" office:boolean-value="false" calcext:value-type="boolean">
            <text:p>FALSE</text:p>
          </table:table-cell>
          <table:table-cell table:formula="of:=AND(AND([.A959]&gt;=[.C959]; [.A959]&lt;=[.D959]);AND([.B959]&gt;=[.C959]; [.B959]&lt;=[.D959]))" office:value-type="boolean" office:boolean-value="true" calcext:value-type="boolean">
            <text:p>TRUE</text:p>
          </table:table-cell>
          <table:table-cell table:formula="of:=AND([.E959];[.F959])" office:value-type="boolean" office:boolean-value="false" calcext:value-type="boolean">
            <text:p>FALSE</text:p>
          </table:table-cell>
          <table:table-cell table:formula="of:=OR([.E959];[.F95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table:formula="of:=AND(AND([.C960]&gt;=[.A960]; [.C960]&lt;=[.B960]);AND([.D960]&gt;=[.A960]; [.D960]&lt;=[.B960]))" office:value-type="boolean" office:boolean-value="true" calcext:value-type="boolean">
            <text:p>TRUE</text:p>
          </table:table-cell>
          <table:table-cell table:formula="of:=AND(AND([.A960]&gt;=[.C960]; [.A960]&lt;=[.D960]);AND([.B960]&gt;=[.C960]; [.B960]&lt;=[.D960]))" office:value-type="boolean" office:boolean-value="false" calcext:value-type="boolean">
            <text:p>FALSE</text:p>
          </table:table-cell>
          <table:table-cell table:formula="of:=AND([.E960];[.F960])" office:value-type="boolean" office:boolean-value="false" calcext:value-type="boolean">
            <text:p>FALSE</text:p>
          </table:table-cell>
          <table:table-cell table:formula="of:=OR([.E960];[.F96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formula="of:=AND(AND([.C961]&gt;=[.A961]; [.C961]&lt;=[.B961]);AND([.D961]&gt;=[.A961]; [.D961]&lt;=[.B961]))" office:value-type="boolean" office:boolean-value="true" calcext:value-type="boolean">
            <text:p>TRUE</text:p>
          </table:table-cell>
          <table:table-cell table:formula="of:=AND(AND([.A961]&gt;=[.C961]; [.A961]&lt;=[.D961]);AND([.B961]&gt;=[.C961]; [.B961]&lt;=[.D961]))" office:value-type="boolean" office:boolean-value="false" calcext:value-type="boolean">
            <text:p>FALSE</text:p>
          </table:table-cell>
          <table:table-cell table:formula="of:=AND([.E961];[.F961])" office:value-type="boolean" office:boolean-value="false" calcext:value-type="boolean">
            <text:p>FALSE</text:p>
          </table:table-cell>
          <table:table-cell table:formula="of:=OR([.E961];[.F96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AND(AND([.C962]&gt;=[.A962]; [.C962]&lt;=[.B962]);AND([.D962]&gt;=[.A962]; [.D962]&lt;=[.B962]))" office:value-type="boolean" office:boolean-value="false" calcext:value-type="boolean">
            <text:p>FALSE</text:p>
          </table:table-cell>
          <table:table-cell table:formula="of:=AND(AND([.A962]&gt;=[.C962]; [.A962]&lt;=[.D962]);AND([.B962]&gt;=[.C962]; [.B962]&lt;=[.D962]))" office:value-type="boolean" office:boolean-value="false" calcext:value-type="boolean">
            <text:p>FALSE</text:p>
          </table:table-cell>
          <table:table-cell table:formula="of:=AND([.E962];[.F962])" office:value-type="boolean" office:boolean-value="false" calcext:value-type="boolean">
            <text:p>FALSE</text:p>
          </table:table-cell>
          <table:table-cell table:formula="of:=OR([.E962];[.F96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table:formula="of:=AND(AND([.C963]&gt;=[.A963]; [.C963]&lt;=[.B963]);AND([.D963]&gt;=[.A963]; [.D963]&lt;=[.B963]))" office:value-type="boolean" office:boolean-value="false" calcext:value-type="boolean">
            <text:p>FALSE</text:p>
          </table:table-cell>
          <table:table-cell table:formula="of:=AND(AND([.A963]&gt;=[.C963]; [.A963]&lt;=[.D963]);AND([.B963]&gt;=[.C963]; [.B963]&lt;=[.D963]))" office:value-type="boolean" office:boolean-value="false" calcext:value-type="boolean">
            <text:p>FALSE</text:p>
          </table:table-cell>
          <table:table-cell table:formula="of:=AND([.E963];[.F963])" office:value-type="boolean" office:boolean-value="false" calcext:value-type="boolean">
            <text:p>FALSE</text:p>
          </table:table-cell>
          <table:table-cell table:formula="of:=OR([.E963];[.F96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formula="of:=AND(AND([.C964]&gt;=[.A964]; [.C964]&lt;=[.B964]);AND([.D964]&gt;=[.A964]; [.D964]&lt;=[.B964]))" office:value-type="boolean" office:boolean-value="true" calcext:value-type="boolean">
            <text:p>TRUE</text:p>
          </table:table-cell>
          <table:table-cell table:formula="of:=AND(AND([.A964]&gt;=[.C964]; [.A964]&lt;=[.D964]);AND([.B964]&gt;=[.C964]; [.B964]&lt;=[.D964]))" office:value-type="boolean" office:boolean-value="false" calcext:value-type="boolean">
            <text:p>FALSE</text:p>
          </table:table-cell>
          <table:table-cell table:formula="of:=AND([.E964];[.F964])" office:value-type="boolean" office:boolean-value="false" calcext:value-type="boolean">
            <text:p>FALSE</text:p>
          </table:table-cell>
          <table:table-cell table:formula="of:=OR([.E964];[.F96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table:formula="of:=AND(AND([.C965]&gt;=[.A965]; [.C965]&lt;=[.B965]);AND([.D965]&gt;=[.A965]; [.D965]&lt;=[.B965]))" office:value-type="boolean" office:boolean-value="false" calcext:value-type="boolean">
            <text:p>FALSE</text:p>
          </table:table-cell>
          <table:table-cell table:formula="of:=AND(AND([.A965]&gt;=[.C965]; [.A965]&lt;=[.D965]);AND([.B965]&gt;=[.C965]; [.B965]&lt;=[.D965]))" office:value-type="boolean" office:boolean-value="true" calcext:value-type="boolean">
            <text:p>TRUE</text:p>
          </table:table-cell>
          <table:table-cell table:formula="of:=AND([.E965];[.F965])" office:value-type="boolean" office:boolean-value="false" calcext:value-type="boolean">
            <text:p>FALSE</text:p>
          </table:table-cell>
          <table:table-cell table:formula="of:=OR([.E965];[.F965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formula="of:=AND(AND([.C966]&gt;=[.A966]; [.C966]&lt;=[.B966]);AND([.D966]&gt;=[.A966]; [.D966]&lt;=[.B966]))" office:value-type="boolean" office:boolean-value="false" calcext:value-type="boolean">
            <text:p>FALSE</text:p>
          </table:table-cell>
          <table:table-cell table:formula="of:=AND(AND([.A966]&gt;=[.C966]; [.A966]&lt;=[.D966]);AND([.B966]&gt;=[.C966]; [.B966]&lt;=[.D966]))" office:value-type="boolean" office:boolean-value="true" calcext:value-type="boolean">
            <text:p>TRUE</text:p>
          </table:table-cell>
          <table:table-cell table:formula="of:=AND([.E966];[.F966])" office:value-type="boolean" office:boolean-value="false" calcext:value-type="boolean">
            <text:p>FALSE</text:p>
          </table:table-cell>
          <table:table-cell table:formula="of:=OR([.E966];[.F96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formula="of:=AND(AND([.C967]&gt;=[.A967]; [.C967]&lt;=[.B967]);AND([.D967]&gt;=[.A967]; [.D967]&lt;=[.B967]))" office:value-type="boolean" office:boolean-value="false" calcext:value-type="boolean">
            <text:p>FALSE</text:p>
          </table:table-cell>
          <table:table-cell table:formula="of:=AND(AND([.A967]&gt;=[.C967]; [.A967]&lt;=[.D967]);AND([.B967]&gt;=[.C967]; [.B967]&lt;=[.D967]))" office:value-type="boolean" office:boolean-value="true" calcext:value-type="boolean">
            <text:p>TRUE</text:p>
          </table:table-cell>
          <table:table-cell table:formula="of:=AND([.E967];[.F967])" office:value-type="boolean" office:boolean-value="false" calcext:value-type="boolean">
            <text:p>FALSE</text:p>
          </table:table-cell>
          <table:table-cell table:formula="of:=OR([.E967];[.F96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formula="of:=AND(AND([.C968]&gt;=[.A968]; [.C968]&lt;=[.B968]);AND([.D968]&gt;=[.A968]; [.D968]&lt;=[.B968]))" office:value-type="boolean" office:boolean-value="true" calcext:value-type="boolean">
            <text:p>TRUE</text:p>
          </table:table-cell>
          <table:table-cell table:formula="of:=AND(AND([.A968]&gt;=[.C968]; [.A968]&lt;=[.D968]);AND([.B968]&gt;=[.C968]; [.B968]&lt;=[.D968]))" office:value-type="boolean" office:boolean-value="false" calcext:value-type="boolean">
            <text:p>FALSE</text:p>
          </table:table-cell>
          <table:table-cell table:formula="of:=AND([.E968];[.F968])" office:value-type="boolean" office:boolean-value="false" calcext:value-type="boolean">
            <text:p>FALSE</text:p>
          </table:table-cell>
          <table:table-cell table:formula="of:=OR([.E968];[.F968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AND(AND([.C969]&gt;=[.A969]; [.C969]&lt;=[.B969]);AND([.D969]&gt;=[.A969]; [.D969]&lt;=[.B969]))" office:value-type="boolean" office:boolean-value="false" calcext:value-type="boolean">
            <text:p>FALSE</text:p>
          </table:table-cell>
          <table:table-cell table:formula="of:=AND(AND([.A969]&gt;=[.C969]; [.A969]&lt;=[.D969]);AND([.B969]&gt;=[.C969]; [.B969]&lt;=[.D969]))" office:value-type="boolean" office:boolean-value="false" calcext:value-type="boolean">
            <text:p>FALSE</text:p>
          </table:table-cell>
          <table:table-cell table:formula="of:=AND([.E969];[.F969])" office:value-type="boolean" office:boolean-value="false" calcext:value-type="boolean">
            <text:p>FALSE</text:p>
          </table:table-cell>
          <table:table-cell table:formula="of:=OR([.E969];[.F969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formula="of:=AND(AND([.C970]&gt;=[.A970]; [.C970]&lt;=[.B970]);AND([.D970]&gt;=[.A970]; [.D970]&lt;=[.B970]))" office:value-type="boolean" office:boolean-value="false" calcext:value-type="boolean">
            <text:p>FALSE</text:p>
          </table:table-cell>
          <table:table-cell table:formula="of:=AND(AND([.A970]&gt;=[.C970]; [.A970]&lt;=[.D970]);AND([.B970]&gt;=[.C970]; [.B970]&lt;=[.D970]))" office:value-type="boolean" office:boolean-value="false" calcext:value-type="boolean">
            <text:p>FALSE</text:p>
          </table:table-cell>
          <table:table-cell table:formula="of:=AND([.E970];[.F970])" office:value-type="boolean" office:boolean-value="false" calcext:value-type="boolean">
            <text:p>FALSE</text:p>
          </table:table-cell>
          <table:table-cell table:formula="of:=OR([.E970];[.F97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table:formula="of:=AND(AND([.C971]&gt;=[.A971]; [.C971]&lt;=[.B971]);AND([.D971]&gt;=[.A971]; [.D971]&lt;=[.B971]))" office:value-type="boolean" office:boolean-value="false" calcext:value-type="boolean">
            <text:p>FALSE</text:p>
          </table:table-cell>
          <table:table-cell table:formula="of:=AND(AND([.A971]&gt;=[.C971]; [.A971]&lt;=[.D971]);AND([.B971]&gt;=[.C971]; [.B971]&lt;=[.D971]))" office:value-type="boolean" office:boolean-value="true" calcext:value-type="boolean">
            <text:p>TRUE</text:p>
          </table:table-cell>
          <table:table-cell table:formula="of:=AND([.E971];[.F971])" office:value-type="boolean" office:boolean-value="false" calcext:value-type="boolean">
            <text:p>FALSE</text:p>
          </table:table-cell>
          <table:table-cell table:formula="of:=OR([.E971];[.F97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formula="of:=AND(AND([.C972]&gt;=[.A972]; [.C972]&lt;=[.B972]);AND([.D972]&gt;=[.A972]; [.D972]&lt;=[.B972]))" office:value-type="boolean" office:boolean-value="false" calcext:value-type="boolean">
            <text:p>FALSE</text:p>
          </table:table-cell>
          <table:table-cell table:formula="of:=AND(AND([.A972]&gt;=[.C972]; [.A972]&lt;=[.D972]);AND([.B972]&gt;=[.C972]; [.B972]&lt;=[.D972]))" office:value-type="boolean" office:boolean-value="true" calcext:value-type="boolean">
            <text:p>TRUE</text:p>
          </table:table-cell>
          <table:table-cell table:formula="of:=AND([.E972];[.F972])" office:value-type="boolean" office:boolean-value="false" calcext:value-type="boolean">
            <text:p>FALSE</text:p>
          </table:table-cell>
          <table:table-cell table:formula="of:=OR([.E972];[.F97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table:formula="of:=AND(AND([.C973]&gt;=[.A973]; [.C973]&lt;=[.B973]);AND([.D973]&gt;=[.A973]; [.D973]&lt;=[.B973]))" office:value-type="boolean" office:boolean-value="false" calcext:value-type="boolean">
            <text:p>FALSE</text:p>
          </table:table-cell>
          <table:table-cell table:formula="of:=AND(AND([.A973]&gt;=[.C973]; [.A973]&lt;=[.D973]);AND([.B973]&gt;=[.C973]; [.B973]&lt;=[.D973]))" office:value-type="boolean" office:boolean-value="false" calcext:value-type="boolean">
            <text:p>FALSE</text:p>
          </table:table-cell>
          <table:table-cell table:formula="of:=AND([.E973];[.F973])" office:value-type="boolean" office:boolean-value="false" calcext:value-type="boolean">
            <text:p>FALSE</text:p>
          </table:table-cell>
          <table:table-cell table:formula="of:=OR([.E973];[.F97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formula="of:=AND(AND([.C974]&gt;=[.A974]; [.C974]&lt;=[.B974]);AND([.D974]&gt;=[.A974]; [.D974]&lt;=[.B974]))" office:value-type="boolean" office:boolean-value="false" calcext:value-type="boolean">
            <text:p>FALSE</text:p>
          </table:table-cell>
          <table:table-cell table:formula="of:=AND(AND([.A974]&gt;=[.C974]; [.A974]&lt;=[.D974]);AND([.B974]&gt;=[.C974]; [.B974]&lt;=[.D974]))" office:value-type="boolean" office:boolean-value="true" calcext:value-type="boolean">
            <text:p>TRUE</text:p>
          </table:table-cell>
          <table:table-cell table:formula="of:=AND([.E974];[.F974])" office:value-type="boolean" office:boolean-value="false" calcext:value-type="boolean">
            <text:p>FALSE</text:p>
          </table:table-cell>
          <table:table-cell table:formula="of:=OR([.E974];[.F97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table:formula="of:=AND(AND([.C975]&gt;=[.A975]; [.C975]&lt;=[.B975]);AND([.D975]&gt;=[.A975]; [.D975]&lt;=[.B975]))" office:value-type="boolean" office:boolean-value="false" calcext:value-type="boolean">
            <text:p>FALSE</text:p>
          </table:table-cell>
          <table:table-cell table:formula="of:=AND(AND([.A975]&gt;=[.C975]; [.A975]&lt;=[.D975]);AND([.B975]&gt;=[.C975]; [.B975]&lt;=[.D975]))" office:value-type="boolean" office:boolean-value="false" calcext:value-type="boolean">
            <text:p>FALSE</text:p>
          </table:table-cell>
          <table:table-cell table:formula="of:=AND([.E975];[.F975])" office:value-type="boolean" office:boolean-value="false" calcext:value-type="boolean">
            <text:p>FALSE</text:p>
          </table:table-cell>
          <table:table-cell table:formula="of:=OR([.E975];[.F97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formula="of:=AND(AND([.C976]&gt;=[.A976]; [.C976]&lt;=[.B976]);AND([.D976]&gt;=[.A976]; [.D976]&lt;=[.B976]))" office:value-type="boolean" office:boolean-value="false" calcext:value-type="boolean">
            <text:p>FALSE</text:p>
          </table:table-cell>
          <table:table-cell table:formula="of:=AND(AND([.A976]&gt;=[.C976]; [.A976]&lt;=[.D976]);AND([.B976]&gt;=[.C976]; [.B976]&lt;=[.D976]))" office:value-type="boolean" office:boolean-value="true" calcext:value-type="boolean">
            <text:p>TRUE</text:p>
          </table:table-cell>
          <table:table-cell table:formula="of:=AND([.E976];[.F976])" office:value-type="boolean" office:boolean-value="false" calcext:value-type="boolean">
            <text:p>FALSE</text:p>
          </table:table-cell>
          <table:table-cell table:formula="of:=OR([.E976];[.F97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ND(AND([.C977]&gt;=[.A977]; [.C977]&lt;=[.B977]);AND([.D977]&gt;=[.A977]; [.D977]&lt;=[.B977]))" office:value-type="boolean" office:boolean-value="false" calcext:value-type="boolean">
            <text:p>FALSE</text:p>
          </table:table-cell>
          <table:table-cell table:formula="of:=AND(AND([.A977]&gt;=[.C977]; [.A977]&lt;=[.D977]);AND([.B977]&gt;=[.C977]; [.B977]&lt;=[.D977]))" office:value-type="boolean" office:boolean-value="false" calcext:value-type="boolean">
            <text:p>FALSE</text:p>
          </table:table-cell>
          <table:table-cell table:formula="of:=AND([.E977];[.F977])" office:value-type="boolean" office:boolean-value="false" calcext:value-type="boolean">
            <text:p>FALSE</text:p>
          </table:table-cell>
          <table:table-cell table:formula="of:=OR([.E977];[.F97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table:formula="of:=AND(AND([.C978]&gt;=[.A978]; [.C978]&lt;=[.B978]);AND([.D978]&gt;=[.A978]; [.D978]&lt;=[.B978]))" office:value-type="boolean" office:boolean-value="false" calcext:value-type="boolean">
            <text:p>FALSE</text:p>
          </table:table-cell>
          <table:table-cell table:formula="of:=AND(AND([.A978]&gt;=[.C978]; [.A978]&lt;=[.D978]);AND([.B978]&gt;=[.C978]; [.B978]&lt;=[.D978]))" office:value-type="boolean" office:boolean-value="false" calcext:value-type="boolean">
            <text:p>FALSE</text:p>
          </table:table-cell>
          <table:table-cell table:formula="of:=AND([.E978];[.F978])" office:value-type="boolean" office:boolean-value="false" calcext:value-type="boolean">
            <text:p>FALSE</text:p>
          </table:table-cell>
          <table:table-cell table:formula="of:=OR([.E978];[.F97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formula="of:=AND(AND([.C979]&gt;=[.A979]; [.C979]&lt;=[.B979]);AND([.D979]&gt;=[.A979]; [.D979]&lt;=[.B979]))" office:value-type="boolean" office:boolean-value="false" calcext:value-type="boolean">
            <text:p>FALSE</text:p>
          </table:table-cell>
          <table:table-cell table:formula="of:=AND(AND([.A979]&gt;=[.C979]; [.A979]&lt;=[.D979]);AND([.B979]&gt;=[.C979]; [.B979]&lt;=[.D979]))" office:value-type="boolean" office:boolean-value="true" calcext:value-type="boolean">
            <text:p>TRUE</text:p>
          </table:table-cell>
          <table:table-cell table:formula="of:=AND([.E979];[.F979])" office:value-type="boolean" office:boolean-value="false" calcext:value-type="boolean">
            <text:p>FALSE</text:p>
          </table:table-cell>
          <table:table-cell table:formula="of:=OR([.E979];[.F97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formula="of:=AND(AND([.C980]&gt;=[.A980]; [.C980]&lt;=[.B980]);AND([.D980]&gt;=[.A980]; [.D980]&lt;=[.B980]))" office:value-type="boolean" office:boolean-value="false" calcext:value-type="boolean">
            <text:p>FALSE</text:p>
          </table:table-cell>
          <table:table-cell table:formula="of:=AND(AND([.A980]&gt;=[.C980]; [.A980]&lt;=[.D980]);AND([.B980]&gt;=[.C980]; [.B980]&lt;=[.D980]))" office:value-type="boolean" office:boolean-value="false" calcext:value-type="boolean">
            <text:p>FALSE</text:p>
          </table:table-cell>
          <table:table-cell table:formula="of:=AND([.E980];[.F980])" office:value-type="boolean" office:boolean-value="false" calcext:value-type="boolean">
            <text:p>FALSE</text:p>
          </table:table-cell>
          <table:table-cell table:formula="of:=OR([.E980];[.F98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formula="of:=AND(AND([.C981]&gt;=[.A981]; [.C981]&lt;=[.B981]);AND([.D981]&gt;=[.A981]; [.D981]&lt;=[.B981]))" office:value-type="boolean" office:boolean-value="false" calcext:value-type="boolean">
            <text:p>FALSE</text:p>
          </table:table-cell>
          <table:table-cell table:formula="of:=AND(AND([.A981]&gt;=[.C981]; [.A981]&lt;=[.D981]);AND([.B981]&gt;=[.C981]; [.B981]&lt;=[.D981]))" office:value-type="boolean" office:boolean-value="false" calcext:value-type="boolean">
            <text:p>FALSE</text:p>
          </table:table-cell>
          <table:table-cell table:formula="of:=AND([.E981];[.F981])" office:value-type="boolean" office:boolean-value="false" calcext:value-type="boolean">
            <text:p>FALSE</text:p>
          </table:table-cell>
          <table:table-cell table:formula="of:=OR([.E981];[.F981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AND(AND([.C982]&gt;=[.A982]; [.C982]&lt;=[.B982]);AND([.D982]&gt;=[.A982]; [.D982]&lt;=[.B982]))" office:value-type="boolean" office:boolean-value="false" calcext:value-type="boolean">
            <text:p>FALSE</text:p>
          </table:table-cell>
          <table:table-cell table:formula="of:=AND(AND([.A982]&gt;=[.C982]; [.A982]&lt;=[.D982]);AND([.B982]&gt;=[.C982]; [.B982]&lt;=[.D982]))" office:value-type="boolean" office:boolean-value="false" calcext:value-type="boolean">
            <text:p>FALSE</text:p>
          </table:table-cell>
          <table:table-cell table:formula="of:=AND([.E982];[.F982])" office:value-type="boolean" office:boolean-value="false" calcext:value-type="boolean">
            <text:p>FALSE</text:p>
          </table:table-cell>
          <table:table-cell table:formula="of:=OR([.E982];[.F982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formula="of:=AND(AND([.C983]&gt;=[.A983]; [.C983]&lt;=[.B983]);AND([.D983]&gt;=[.A983]; [.D983]&lt;=[.B983]))" office:value-type="boolean" office:boolean-value="false" calcext:value-type="boolean">
            <text:p>FALSE</text:p>
          </table:table-cell>
          <table:table-cell table:formula="of:=AND(AND([.A983]&gt;=[.C983]; [.A983]&lt;=[.D983]);AND([.B983]&gt;=[.C983]; [.B983]&lt;=[.D983]))" office:value-type="boolean" office:boolean-value="false" calcext:value-type="boolean">
            <text:p>FALSE</text:p>
          </table:table-cell>
          <table:table-cell table:formula="of:=AND([.E983];[.F983])" office:value-type="boolean" office:boolean-value="false" calcext:value-type="boolean">
            <text:p>FALSE</text:p>
          </table:table-cell>
          <table:table-cell table:formula="of:=OR([.E983];[.F98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formula="of:=AND(AND([.C984]&gt;=[.A984]; [.C984]&lt;=[.B984]);AND([.D984]&gt;=[.A984]; [.D984]&lt;=[.B984]))" office:value-type="boolean" office:boolean-value="false" calcext:value-type="boolean">
            <text:p>FALSE</text:p>
          </table:table-cell>
          <table:table-cell table:formula="of:=AND(AND([.A984]&gt;=[.C984]; [.A984]&lt;=[.D984]);AND([.B984]&gt;=[.C984]; [.B984]&lt;=[.D984]))" office:value-type="boolean" office:boolean-value="true" calcext:value-type="boolean">
            <text:p>TRUE</text:p>
          </table:table-cell>
          <table:table-cell table:formula="of:=AND([.E984];[.F984])" office:value-type="boolean" office:boolean-value="false" calcext:value-type="boolean">
            <text:p>FALSE</text:p>
          </table:table-cell>
          <table:table-cell table:formula="of:=OR([.E984];[.F98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formula="of:=AND(AND([.C985]&gt;=[.A985]; [.C985]&lt;=[.B985]);AND([.D985]&gt;=[.A985]; [.D985]&lt;=[.B985]))" office:value-type="boolean" office:boolean-value="false" calcext:value-type="boolean">
            <text:p>FALSE</text:p>
          </table:table-cell>
          <table:table-cell table:formula="of:=AND(AND([.A985]&gt;=[.C985]; [.A985]&lt;=[.D985]);AND([.B985]&gt;=[.C985]; [.B985]&lt;=[.D985]))" office:value-type="boolean" office:boolean-value="false" calcext:value-type="boolean">
            <text:p>FALSE</text:p>
          </table:table-cell>
          <table:table-cell table:formula="of:=AND([.E985];[.F985])" office:value-type="boolean" office:boolean-value="false" calcext:value-type="boolean">
            <text:p>FALSE</text:p>
          </table:table-cell>
          <table:table-cell table:formula="of:=OR([.E985];[.F98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table:formula="of:=AND(AND([.C986]&gt;=[.A986]; [.C986]&lt;=[.B986]);AND([.D986]&gt;=[.A986]; [.D986]&lt;=[.B986]))" office:value-type="boolean" office:boolean-value="false" calcext:value-type="boolean">
            <text:p>FALSE</text:p>
          </table:table-cell>
          <table:table-cell table:formula="of:=AND(AND([.A986]&gt;=[.C986]; [.A986]&lt;=[.D986]);AND([.B986]&gt;=[.C986]; [.B986]&lt;=[.D986]))" office:value-type="boolean" office:boolean-value="false" calcext:value-type="boolean">
            <text:p>FALSE</text:p>
          </table:table-cell>
          <table:table-cell table:formula="of:=AND([.E986];[.F986])" office:value-type="boolean" office:boolean-value="false" calcext:value-type="boolean">
            <text:p>FALSE</text:p>
          </table:table-cell>
          <table:table-cell table:formula="of:=OR([.E986];[.F986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table:formula="of:=AND(AND([.C987]&gt;=[.A987]; [.C987]&lt;=[.B987]);AND([.D987]&gt;=[.A987]; [.D987]&lt;=[.B987]))" office:value-type="boolean" office:boolean-value="true" calcext:value-type="boolean">
            <text:p>TRUE</text:p>
          </table:table-cell>
          <table:table-cell table:formula="of:=AND(AND([.A987]&gt;=[.C987]; [.A987]&lt;=[.D987]);AND([.B987]&gt;=[.C987]; [.B987]&lt;=[.D987]))" office:value-type="boolean" office:boolean-value="false" calcext:value-type="boolean">
            <text:p>FALSE</text:p>
          </table:table-cell>
          <table:table-cell table:formula="of:=AND([.E987];[.F987])" office:value-type="boolean" office:boolean-value="false" calcext:value-type="boolean">
            <text:p>FALSE</text:p>
          </table:table-cell>
          <table:table-cell table:formula="of:=OR([.E987];[.F987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AND(AND([.C988]&gt;=[.A988]; [.C988]&lt;=[.B988]);AND([.D988]&gt;=[.A988]; [.D988]&lt;=[.B988]))" office:value-type="boolean" office:boolean-value="false" calcext:value-type="boolean">
            <text:p>FALSE</text:p>
          </table:table-cell>
          <table:table-cell table:formula="of:=AND(AND([.A988]&gt;=[.C988]; [.A988]&lt;=[.D988]);AND([.B988]&gt;=[.C988]; [.B988]&lt;=[.D988]))" office:value-type="boolean" office:boolean-value="false" calcext:value-type="boolean">
            <text:p>FALSE</text:p>
          </table:table-cell>
          <table:table-cell table:formula="of:=AND([.E988];[.F988])" office:value-type="boolean" office:boolean-value="false" calcext:value-type="boolean">
            <text:p>FALSE</text:p>
          </table:table-cell>
          <table:table-cell table:formula="of:=OR([.E988];[.F98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AND(AND([.C989]&gt;=[.A989]; [.C989]&lt;=[.B989]);AND([.D989]&gt;=[.A989]; [.D989]&lt;=[.B989]))" office:value-type="boolean" office:boolean-value="false" calcext:value-type="boolean">
            <text:p>FALSE</text:p>
          </table:table-cell>
          <table:table-cell table:formula="of:=AND(AND([.A989]&gt;=[.C989]; [.A989]&lt;=[.D989]);AND([.B989]&gt;=[.C989]; [.B989]&lt;=[.D989]))" office:value-type="boolean" office:boolean-value="true" calcext:value-type="boolean">
            <text:p>TRUE</text:p>
          </table:table-cell>
          <table:table-cell table:formula="of:=AND([.E989];[.F989])" office:value-type="boolean" office:boolean-value="false" calcext:value-type="boolean">
            <text:p>FALSE</text:p>
          </table:table-cell>
          <table:table-cell table:formula="of:=OR([.E989];[.F98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formula="of:=AND(AND([.C990]&gt;=[.A990]; [.C990]&lt;=[.B990]);AND([.D990]&gt;=[.A990]; [.D990]&lt;=[.B990]))" office:value-type="boolean" office:boolean-value="false" calcext:value-type="boolean">
            <text:p>FALSE</text:p>
          </table:table-cell>
          <table:table-cell table:formula="of:=AND(AND([.A990]&gt;=[.C990]; [.A990]&lt;=[.D990]);AND([.B990]&gt;=[.C990]; [.B990]&lt;=[.D990]))" office:value-type="boolean" office:boolean-value="false" calcext:value-type="boolean">
            <text:p>FALSE</text:p>
          </table:table-cell>
          <table:table-cell table:formula="of:=AND([.E990];[.F990])" office:value-type="boolean" office:boolean-value="false" calcext:value-type="boolean">
            <text:p>FALSE</text:p>
          </table:table-cell>
          <table:table-cell table:formula="of:=OR([.E990];[.F990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table:formula="of:=AND(AND([.C991]&gt;=[.A991]; [.C991]&lt;=[.B991]);AND([.D991]&gt;=[.A991]; [.D991]&lt;=[.B991]))" office:value-type="boolean" office:boolean-value="false" calcext:value-type="boolean">
            <text:p>FALSE</text:p>
          </table:table-cell>
          <table:table-cell table:formula="of:=AND(AND([.A991]&gt;=[.C991]; [.A991]&lt;=[.D991]);AND([.B991]&gt;=[.C991]; [.B991]&lt;=[.D991]))" office:value-type="boolean" office:boolean-value="true" calcext:value-type="boolean">
            <text:p>TRUE</text:p>
          </table:table-cell>
          <table:table-cell table:formula="of:=AND([.E991];[.F991])" office:value-type="boolean" office:boolean-value="false" calcext:value-type="boolean">
            <text:p>FALSE</text:p>
          </table:table-cell>
          <table:table-cell table:formula="of:=OR([.E991];[.F991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formula="of:=AND(AND([.C992]&gt;=[.A992]; [.C992]&lt;=[.B992]);AND([.D992]&gt;=[.A992]; [.D992]&lt;=[.B992]))" office:value-type="boolean" office:boolean-value="true" calcext:value-type="boolean">
            <text:p>TRUE</text:p>
          </table:table-cell>
          <table:table-cell table:formula="of:=AND(AND([.A992]&gt;=[.C992]; [.A992]&lt;=[.D992]);AND([.B992]&gt;=[.C992]; [.B992]&lt;=[.D992]))" office:value-type="boolean" office:boolean-value="false" calcext:value-type="boolean">
            <text:p>FALSE</text:p>
          </table:table-cell>
          <table:table-cell table:formula="of:=AND([.E992];[.F992])" office:value-type="boolean" office:boolean-value="false" calcext:value-type="boolean">
            <text:p>FALSE</text:p>
          </table:table-cell>
          <table:table-cell table:formula="of:=OR([.E992];[.F992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formula="of:=AND(AND([.C993]&gt;=[.A993]; [.C993]&lt;=[.B993]);AND([.D993]&gt;=[.A993]; [.D993]&lt;=[.B993]))" office:value-type="boolean" office:boolean-value="false" calcext:value-type="boolean">
            <text:p>FALSE</text:p>
          </table:table-cell>
          <table:table-cell table:formula="of:=AND(AND([.A993]&gt;=[.C993]; [.A993]&lt;=[.D993]);AND([.B993]&gt;=[.C993]; [.B993]&lt;=[.D993]))" office:value-type="boolean" office:boolean-value="false" calcext:value-type="boolean">
            <text:p>FALSE</text:p>
          </table:table-cell>
          <table:table-cell table:formula="of:=AND([.E993];[.F993])" office:value-type="boolean" office:boolean-value="false" calcext:value-type="boolean">
            <text:p>FALSE</text:p>
          </table:table-cell>
          <table:table-cell table:formula="of:=OR([.E993];[.F993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formula="of:=AND(AND([.C994]&gt;=[.A994]; [.C994]&lt;=[.B994]);AND([.D994]&gt;=[.A994]; [.D994]&lt;=[.B994]))" office:value-type="boolean" office:boolean-value="false" calcext:value-type="boolean">
            <text:p>FALSE</text:p>
          </table:table-cell>
          <table:table-cell table:formula="of:=AND(AND([.A994]&gt;=[.C994]; [.A994]&lt;=[.D994]);AND([.B994]&gt;=[.C994]; [.B994]&lt;=[.D994]))" office:value-type="boolean" office:boolean-value="true" calcext:value-type="boolean">
            <text:p>TRUE</text:p>
          </table:table-cell>
          <table:table-cell table:formula="of:=AND([.E994];[.F994])" office:value-type="boolean" office:boolean-value="false" calcext:value-type="boolean">
            <text:p>FALSE</text:p>
          </table:table-cell>
          <table:table-cell table:formula="of:=OR([.E994];[.F994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ND(AND([.C995]&gt;=[.A995]; [.C995]&lt;=[.B995]);AND([.D995]&gt;=[.A995]; [.D995]&lt;=[.B995]))" office:value-type="boolean" office:boolean-value="false" calcext:value-type="boolean">
            <text:p>FALSE</text:p>
          </table:table-cell>
          <table:table-cell table:formula="of:=AND(AND([.A995]&gt;=[.C995]; [.A995]&lt;=[.D995]);AND([.B995]&gt;=[.C995]; [.B995]&lt;=[.D995]))" office:value-type="boolean" office:boolean-value="false" calcext:value-type="boolean">
            <text:p>FALSE</text:p>
          </table:table-cell>
          <table:table-cell table:formula="of:=AND([.E995];[.F995])" office:value-type="boolean" office:boolean-value="false" calcext:value-type="boolean">
            <text:p>FALSE</text:p>
          </table:table-cell>
          <table:table-cell table:formula="of:=OR([.E995];[.F995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AND(AND([.C996]&gt;=[.A996]; [.C996]&lt;=[.B996]);AND([.D996]&gt;=[.A996]; [.D996]&lt;=[.B996]))" office:value-type="boolean" office:boolean-value="true" calcext:value-type="boolean">
            <text:p>TRUE</text:p>
          </table:table-cell>
          <table:table-cell table:formula="of:=AND(AND([.A996]&gt;=[.C996]; [.A996]&lt;=[.D996]);AND([.B996]&gt;=[.C996]; [.B996]&lt;=[.D996]))" office:value-type="boolean" office:boolean-value="false" calcext:value-type="boolean">
            <text:p>FALSE</text:p>
          </table:table-cell>
          <table:table-cell table:formula="of:=AND([.E996];[.F996])" office:value-type="boolean" office:boolean-value="false" calcext:value-type="boolean">
            <text:p>FALSE</text:p>
          </table:table-cell>
          <table:table-cell table:formula="of:=OR([.E996];[.F996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formula="of:=AND(AND([.C997]&gt;=[.A997]; [.C997]&lt;=[.B997]);AND([.D997]&gt;=[.A997]; [.D997]&lt;=[.B997]))" office:value-type="boolean" office:boolean-value="false" calcext:value-type="boolean">
            <text:p>FALSE</text:p>
          </table:table-cell>
          <table:table-cell table:formula="of:=AND(AND([.A997]&gt;=[.C997]; [.A997]&lt;=[.D997]);AND([.B997]&gt;=[.C997]; [.B997]&lt;=[.D997]))" office:value-type="boolean" office:boolean-value="false" calcext:value-type="boolean">
            <text:p>FALSE</text:p>
          </table:table-cell>
          <table:table-cell table:formula="of:=AND([.E997];[.F997])" office:value-type="boolean" office:boolean-value="false" calcext:value-type="boolean">
            <text:p>FALSE</text:p>
          </table:table-cell>
          <table:table-cell table:formula="of:=OR([.E997];[.F997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AND(AND([.C998]&gt;=[.A998]; [.C998]&lt;=[.B998]);AND([.D998]&gt;=[.A998]; [.D998]&lt;=[.B998]))" office:value-type="boolean" office:boolean-value="false" calcext:value-type="boolean">
            <text:p>FALSE</text:p>
          </table:table-cell>
          <table:table-cell table:formula="of:=AND(AND([.A998]&gt;=[.C998]; [.A998]&lt;=[.D998]);AND([.B998]&gt;=[.C998]; [.B998]&lt;=[.D998]))" office:value-type="boolean" office:boolean-value="false" calcext:value-type="boolean">
            <text:p>FALSE</text:p>
          </table:table-cell>
          <table:table-cell table:formula="of:=AND([.E998];[.F998])" office:value-type="boolean" office:boolean-value="false" calcext:value-type="boolean">
            <text:p>FALSE</text:p>
          </table:table-cell>
          <table:table-cell table:formula="of:=OR([.E998];[.F998]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AND(AND([.C999]&gt;=[.A999]; [.C999]&lt;=[.B999]);AND([.D999]&gt;=[.A999]; [.D999]&lt;=[.B999]))" office:value-type="boolean" office:boolean-value="true" calcext:value-type="boolean">
            <text:p>TRUE</text:p>
          </table:table-cell>
          <table:table-cell table:formula="of:=AND(AND([.A999]&gt;=[.C999]; [.A999]&lt;=[.D999]);AND([.B999]&gt;=[.C999]; [.B999]&lt;=[.D999]))" office:value-type="boolean" office:boolean-value="false" calcext:value-type="boolean">
            <text:p>FALSE</text:p>
          </table:table-cell>
          <table:table-cell table:formula="of:=AND([.E999];[.F999])" office:value-type="boolean" office:boolean-value="false" calcext:value-type="boolean">
            <text:p>FALSE</text:p>
          </table:table-cell>
          <table:table-cell table:formula="of:=OR([.E999];[.F999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table:formula="of:=AND(AND([.C1000]&gt;=[.A1000]; [.C1000]&lt;=[.B1000]);AND([.D1000]&gt;=[.A1000]; [.D1000]&lt;=[.B1000]))" office:value-type="boolean" office:boolean-value="false" calcext:value-type="boolean">
            <text:p>FALSE</text:p>
          </table:table-cell>
          <table:table-cell table:formula="of:=AND(AND([.A1000]&gt;=[.C1000]; [.A1000]&lt;=[.D1000]);AND([.B1000]&gt;=[.C1000]; [.B1000]&lt;=[.D1000]))" office:value-type="boolean" office:boolean-value="true" calcext:value-type="boolean">
            <text:p>TRUE</text:p>
          </table:table-cell>
          <table:table-cell table:formula="of:=AND([.E1000];[.F1000])" office:value-type="boolean" office:boolean-value="false" calcext:value-type="boolean">
            <text:p>FALSE</text:p>
          </table:table-cell>
          <table:table-cell table:formula="of:=OR([.E1000];[.F1000]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formula="of:=AND(AND([.C1001]&gt;=[.A1001]; [.C1001]&lt;=[.B1001]);AND([.D1001]&gt;=[.A1001]; [.D1001]&lt;=[.B1001]))" office:value-type="boolean" office:boolean-value="false" calcext:value-type="boolean">
            <text:p>FALSE</text:p>
          </table:table-cell>
          <table:table-cell table:formula="of:=AND(AND([.A1001]&gt;=[.C1001]; [.A1001]&lt;=[.D1001]);AND([.B1001]&gt;=[.C1001]; [.B1001]&lt;=[.D1001]))" office:value-type="boolean" office:boolean-value="true" calcext:value-type="boolean">
            <text:p>TRUE</text:p>
          </table:table-cell>
          <table:table-cell table:formula="of:=AND([.E1001];[.F1001])" office:value-type="boolean" office:boolean-value="false" calcext:value-type="boolean">
            <text:p>FALSE</text:p>
          </table:table-cell>
          <table:table-cell table:formula="of:=OR([.E1001];[.F1001])" office:value-type="boolean" office:boolean-value="true" calcext:value-type="boolean">
            <text:p>TRUE</text:p>
          </table:table-cell>
          <table:table-cell table:number-columns-repeated="16375"/>
        </table:table-row>
      </table:table>
      <table:named-expressions/>
      <table:database-ranges>
        <table:database-range table:name="__Anonymous_Sheet_DB__0" table:target-range-address="day04.A1:day04.H100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5T14:42:24.141488869</dc:date>
    <meta:editing-duration>PT14M32S</meta:editing-duration>
    <meta:editing-cycles>1</meta:editing-cycles>
    <meta:document-statistic meta:table-count="1" meta:cell-count="8009" meta:object-count="0"/>
    <meta:generator>LibreOffice/7.4.3.2$Linux_X86_64 LibreOffice_project/40$Build-2</meta:generator>
  </office:meta>
</office:document-meta>
</file>